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19cm"/>
    </style:style>
    <style:style style:name="co2" style:family="table-column">
      <style:table-column-properties fo:break-before="auto" style:column-width="3.625cm"/>
    </style:style>
    <style:style style:name="co3" style:family="table-column">
      <style:table-column-properties fo:break-before="auto" style:column-width="3.678cm"/>
    </style:style>
    <style:style style:name="co4" style:family="table-column">
      <style:table-column-properties fo:break-before="auto" style:column-width="3.889cm"/>
    </style:style>
    <style:style style:name="co5" style:family="table-column">
      <style:table-column-properties fo:break-before="auto" style:column-width="4.233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2.117cm"/>
    </style:style>
    <style:style style:name="co42" style:family="table-column">
      <style:table-column-properties fo:break-before="auto" style:column-width="3.254cm"/>
    </style:style>
    <style:style style:name="co17" style:family="table-column">
      <style:table-column-properties fo:break-before="auto" style:column-width="4.313cm"/>
    </style:style>
    <style:style style:name="co16" style:family="table-column">
      <style:table-column-properties fo:break-before="auto" style:column-width="4.63cm"/>
    </style:style>
    <style:style style:name="co43" style:family="table-column">
      <style:table-column-properties fo:break-before="auto" style:column-width="5.318cm"/>
    </style:style>
    <style:style style:name="co55" style:family="table-column">
      <style:table-column-properties fo:break-before="auto" style:column-width="3.651cm"/>
    </style:style>
    <style:style style:name="co56" style:family="table-column">
      <style:table-column-properties fo:break-before="auto" style:column-width="3.704cm"/>
    </style:style>
    <style:style style:name="co57" style:family="table-column">
      <style:table-column-properties fo:break-before="auto" style:column-width="4.075cm"/>
    </style:style>
    <style:style style:name="co58" style:family="table-column">
      <style:table-column-properties fo:break-before="auto" style:column-width="2.09cm"/>
    </style:style>
    <style:style style:name="co59" style:family="table-column">
      <style:table-column-properties fo:break-before="auto" style:column-width="2.778cm"/>
    </style:style>
    <style:style style:name="co32" style:family="table-column">
      <style:table-column-properties fo:break-before="auto" style:column-width="1.217cm"/>
    </style:style>
    <style:style style:name="co60" style:family="table-column">
      <style:table-column-properties fo:break-before="auto" style:column-width="1.138cm"/>
    </style:style>
    <style:style style:name="co61" style:family="table-column">
      <style:table-column-properties fo:break-before="auto" style:column-width="5.477cm"/>
    </style:style>
    <style:style style:name="co62" style:family="table-column">
      <style:table-column-properties fo:break-before="auto" style:column-width="2.566cm"/>
    </style:style>
    <style:style style:name="co63" style:family="table-column">
      <style:table-column-properties fo:break-before="auto" style:column-width="4.445cm"/>
    </style:style>
    <style:style style:name="co64" style:family="table-column">
      <style:table-column-properties fo:break-before="auto" style:column-width="4.022cm"/>
    </style:style>
    <style:style style:name="co37" style:family="table-column">
      <style:table-column-properties fo:break-before="auto" style:column-width="4.736cm"/>
    </style:style>
    <style:style style:name="co65" style:family="table-column">
      <style:table-column-properties fo:break-before="auto" style:column-width="11.906cm"/>
    </style:style>
    <style:style style:name="co66" style:family="table-column">
      <style:table-column-properties fo:break-before="auto" style:column-width="2.355cm"/>
    </style:style>
    <style:style style:name="co50" style:family="table-column">
      <style:table-column-properties fo:break-before="auto" style:column-width="3.307cm"/>
    </style:style>
    <style:style style:name="co67" style:family="table-column">
      <style:table-column-properties fo:break-before="auto" style:column-width="3.995cm"/>
    </style:style>
    <style:style style:name="co30" style:family="table-column">
      <style:table-column-properties fo:break-before="auto" style:column-width="2.646cm"/>
    </style:style>
    <style:style style:name="co31" style:family="table-column">
      <style:table-column-properties fo:break-before="auto" style:column-width="4.18cm"/>
    </style:style>
    <style:style style:name="co33" style:family="table-column">
      <style:table-column-properties fo:break-before="auto" style:column-width="2.699cm"/>
    </style:style>
    <style:style style:name="co34" style:family="table-column">
      <style:table-column-properties fo:break-before="auto" style:column-width="2.858cm"/>
    </style:style>
    <style:style style:name="co35" style:family="table-column">
      <style:table-column-properties fo:break-before="auto" style:column-width="1.323cm"/>
    </style:style>
    <style:style style:name="co36" style:family="table-column">
      <style:table-column-properties fo:break-before="auto" style:column-width="2.011cm"/>
    </style:style>
    <style:style style:name="co38" style:family="table-column">
      <style:table-column-properties fo:break-before="auto" style:column-width="2.461cm"/>
    </style:style>
    <style:style style:name="co39" style:family="table-column">
      <style:table-column-properties fo:break-before="auto" style:column-width="4.26cm"/>
    </style:style>
    <style:style style:name="co40" style:family="table-column">
      <style:table-column-properties fo:break-before="auto" style:column-width="4.683cm"/>
    </style:style>
    <style:style style:name="co41" style:family="table-column">
      <style:table-column-properties fo:break-before="auto" style:column-width="3.069cm"/>
    </style:style>
    <style:style style:name="co44" style:family="table-column">
      <style:table-column-properties fo:break-before="auto" style:column-width="3.281cm"/>
    </style:style>
    <style:style style:name="co45" style:family="table-column">
      <style:table-column-properties fo:break-before="auto" style:column-width="2.275cm"/>
    </style:style>
    <style:style style:name="co46" style:family="table-column">
      <style:table-column-properties fo:break-before="auto" style:column-width="7.541cm"/>
    </style:style>
    <style:style style:name="co47" style:family="table-column">
      <style:table-column-properties fo:break-before="auto" style:column-width="9.366cm"/>
    </style:style>
    <style:style style:name="co48" style:family="table-column">
      <style:table-column-properties fo:break-before="auto" style:column-width="9.287cm"/>
    </style:style>
    <style:style style:name="co49" style:family="table-column">
      <style:table-column-properties fo:break-before="auto" style:column-width="1.244cm"/>
    </style:style>
    <style:style style:name="co51" style:family="table-column">
      <style:table-column-properties fo:break-before="auto" style:column-width="2.196cm"/>
    </style:style>
    <style:style style:name="co52" style:family="table-column">
      <style:table-column-properties fo:break-before="auto" style:column-width="2.434cm"/>
    </style:style>
    <style:style style:name="co53" style:family="table-column">
      <style:table-column-properties fo:break-before="auto" style:column-width="2.831cm"/>
    </style:style>
    <style:style style:name="co54" style:family="table-column">
      <style:table-column-properties fo:break-before="auto" style:column-width="1.64cm"/>
    </style:style>
    <style:style style:name="co68" style:family="table-column">
      <style:table-column-properties fo:break-before="auto" style:column-width="1.455cm"/>
    </style:style>
    <style:style style:name="co69" style:family="table-column">
      <style:table-column-properties fo:break-before="auto" style:column-width="1.931cm"/>
    </style:style>
    <style:style style:name="co70" style:family="table-column">
      <style:table-column-properties fo:break-before="auto" style:column-width="3.016cm"/>
    </style:style>
    <style:style style:name="co71" style:family="table-column">
      <style:table-column-properties fo:break-before="auto" style:column-width="2.249cm"/>
    </style:style>
    <style:style style:name="co72" style:family="table-column">
      <style:table-column-properties fo:break-before="auto" style:column-width="2.99cm"/>
    </style:style>
    <style:style style:name="co73" style:family="table-column">
      <style:table-column-properties fo:break-before="auto" style:column-width="2.963cm"/>
    </style:style>
    <style:style style:name="co74" style:family="table-column">
      <style:table-column-properties fo:break-before="auto" style:column-width="1.799cm"/>
    </style:style>
    <style:style style:name="co75" style:family="table-column">
      <style:table-column-properties fo:break-before="auto" style:column-width="6.879cm"/>
    </style:style>
    <style:style style:name="co76" style:family="table-column">
      <style:table-column-properties fo:break-before="auto" style:column-width="4.286cm"/>
    </style:style>
    <style:style style:name="co77" style:family="table-column">
      <style:table-column-properties fo:break-before="auto" style:column-width="24.818cm"/>
    </style:style>
    <style:style style:name="co78" style:family="table-column">
      <style:table-column-properties fo:break-before="auto" style:column-width="4.207cm"/>
    </style:style>
    <style:style style:name="co79" style:family="table-column">
      <style:table-column-properties fo:break-before="auto" style:column-width="1.429cm"/>
    </style:style>
    <style:style style:name="co80" style:family="table-column">
      <style:table-column-properties fo:break-before="auto" style:column-width="3.043cm"/>
    </style:style>
    <style:style style:name="co81" style:family="table-column">
      <style:table-column-properties fo:break-before="auto" style:column-width="2.91cm"/>
    </style:style>
    <style:style style:name="co82" style:family="table-column">
      <style:table-column-properties fo:break-before="auto" style:column-width="2.54cm"/>
    </style:style>
    <style:style style:name="co83" style:family="table-column">
      <style:table-column-properties fo:break-before="auto" style:column-width="2.884cm"/>
    </style:style>
    <style:style style:name="co84" style:family="table-column">
      <style:table-column-properties fo:break-before="auto" style:column-width="5.794cm"/>
    </style:style>
    <style:style style:name="co85" style:family="table-column">
      <style:table-column-properties fo:break-before="auto" style:column-width="4.551cm"/>
    </style:style>
    <style:style style:name="co86" style:family="table-column">
      <style:table-column-properties fo:break-before="auto" style:column-width="16.113cm"/>
    </style:style>
    <style:style style:name="co87" style:family="table-column">
      <style:table-column-properties fo:break-before="auto" style:column-width="5.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9cm" fo:break-before="auto" style:use-optimal-row-height="false"/>
    </style:style>
    <style:style style:name="ro6" style:family="table-row">
      <style:table-row-properties style:row-height="0.536cm" fo:break-before="auto" style:use-optimal-row-height="false"/>
    </style:style>
    <style:style style:name="ro8" style:family="table-row">
      <style:table-row-properties style:row-height="0.524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3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6" style:family="table-cell" style:parent-style-name="Default" style:data-style-name="N36"/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666666" fo:font-size="12pt" style:font-size-asian="12pt" style:font-size-complex="12pt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color="#666666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3" style:family="table-cell" style:parent-style-name="Default" style:data-style-name="N0">
      <style:text-properties fo:color="#666666"/>
    </style:style>
    <style:style style:name="ce38" style:family="table-cell" style:parent-style-name="Default" style:data-style-name="N0"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fo:wrap-option="wrap" style:vertical-align="automatic"/>
      <style:text-properties fo:color="#666666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666666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43" style:family="table-cell" style:parent-style-name="Default" style:data-style-name="N0">
      <style:table-cell-properties style:vertical-align="top"/>
      <style:text-properties fo:color="#666666"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666666" fo:font-weight="bold" style:font-weight-asian="bold" style:font-weight-complex="bold"/>
    </style:style>
    <style:style style:name="ce46" style:family="table-cell" style:parent-style-name="Default" style:data-style-name="N100">
      <style:table-cell-properties fo:border-bottom="none" fo:wrap-option="wrap" fo:border-left="none" fo:border-right="none" fo:border-top="0.06pt solid #000000" style:vertical-align="automatic"/>
      <style:text-properties fo:color="#666666"/>
    </style:style>
    <style:style style:name="ce47" style:family="table-cell" style:parent-style-name="Default" style:data-style-name="N0">
      <style:table-cell-properties fo:border-bottom="0.06pt solid #000000" fo:border-left="none" fo:border-right="none" fo:border-top="none"/>
      <style:text-properties fo:color="#666666"/>
    </style:style>
    <style:style style:name="ce4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start" fo:margin-left="0cm"/>
    </style:style>
    <style:style style:name="ce49" style:family="table-cell" style:parent-style-name="Default" style:data-style-name="N100">
      <style:table-cell-properties fo:border-bottom="0.06pt solid #000000" fo:wrap-option="wrap" fo:border-left="none" fo:border-right="none" fo:border-top="none" style:vertical-align="automatic"/>
      <style:text-properties fo:color="#666666"/>
    </style:style>
    <style:style style:name="ce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 style:data-style-name="N0">
      <style:table-cell-properties fo:border-bottom="none" fo:border-left="none" fo:border-right="none" fo:border-top="0.06pt solid #000000"/>
      <style:text-properties fo:color="#666666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cm"/>
    </style:style>
    <style:style style:name="ce5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fo:color="#666666"/>
    </style:style>
    <style:style style:name="ce6" style:family="table-cell" style:parent-style-name="Default" style:data-style-name="N0">
      <style:text-properties fo:color="#666666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wrap-option="wrap" style:vertical-align="automatic"/>
    </style:style>
    <style:style style:name="ce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53" style:family="table-cell" style:parent-style-name="Default" style:data-style-name="N100">
      <style:table-cell-properties fo:wrap-option="wrap" style:vertical-align="automatic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6" style:family="table-cell" style:parent-style-name="Default" style:data-style-name="N0"/>
    <style:style style:name="ce87" style:family="table-cell" style:parent-style-name="Default" style:data-style-name="N0">
      <style:text-properties fo:color="#666666" fo:font-weight="bold" style:font-weight-asian="bold" style:font-weight-complex="bold"/>
    </style:style>
    <style:style style:name="ce88" style:family="table-cell" style:parent-style-name="Default" style:data-style-name="N0">
      <style:text-properties fo:color="#666666"/>
    </style:style>
    <style:style style:name="ce89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666666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666666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666666"/>
    </style:style>
    <style:style style:name="ce9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666666" fo:font-size="12pt" style:font-size-asian="12pt" style:font-size-complex="12pt"/>
    </style:style>
    <style:style style:name="ce9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color="#666666"/>
    </style:style>
    <style:style style:name="ce9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666666" fo:font-style="italic" style:font-style-asian="italic" style:font-style-complex="italic"/>
    </style:style>
    <style:style style:name="ce9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color="#666666" fo:font-style="italic" style:font-style-asian="italic" style:font-style-complex="italic"/>
    </style:style>
    <style:style style:name="ce9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ce100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02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03" style:family="table-cell" style:parent-style-name="Default" style:data-style-name="N100">
      <style:table-cell-properties fo:wrap-option="wrap" style:vertical-align="automatic"/>
    </style:style>
    <style:style style:name="ce21" style:family="table-cell" style:parent-style-name="Default" style:data-style-name="N100">
      <style:table-cell-properties fo:border-bottom="0.06pt solid #000000" fo:wrap-option="wrap" fo:border-left="none" fo:border-right="none" fo:border-top="none" style:vertical-align="automatic"/>
    </style:style>
    <style:style style:name="ce12" style:family="table-cell" style:parent-style-name="Default" style:data-style-name="N1"/>
    <style:style style:name="ce22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3" style:family="table-cell" style:parent-style-name="Default" style:data-style-name="N100"/>
    <style:style style:name="ce23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24" style:family="table-cell" style:parent-style-name="Default" style:data-style-name="N0">
      <style:table-cell-properties fo:border-bottom="0.06pt solid #000000" fo:wrap-option="wrap" fo:border-left="none" fo:border-right="none" fo:border-top="none" style:vertical-align="automatic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</style:style>
    <style:style style:name="ce29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</style:style>
    <style:style style:name="ce3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top"/>
      <style:paragraph-properties fo:text-align="end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</style:style>
    <style:style style:name="ce31" style:family="table-cell" style:parent-style-name="Default" style:data-style-name="N100">
      <style:table-cell-properties fo:border-bottom="none" fo:wrap-option="wrap" fo:border-left="none" fo:border-right="none" fo:border-top="0.06pt solid #000000" style:vertical-align="automatic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19" style:family="table-cell" style:parent-style-name="Default" style:data-style-name="N36"/>
    <style:style style:name="ce120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21" style:family="table-cell" style:parent-style-name="Default" style:data-style-name="N0"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24" style:family="table-cell" style:parent-style-name="Default" style:data-style-name="N100">
      <style:table-cell-properties fo:wrap-option="wrap" style:vertical-align="automatic"/>
      <style:text-properties fo:color="#666666"/>
    </style:style>
    <style:style style:name="ce41" style:family="table-cell" style:parent-style-name="Default" style:data-style-name="N100">
      <style:table-cell-properties fo:border-bottom="none" fo:wrap-option="wrap" fo:border-left="none" fo:border-right="0.06pt solid #000000" fo:border-top="none" style:vertical-align="automatic"/>
    </style:style>
    <style:style style:name="ce126" style:family="table-cell" style:parent-style-name="Default" style:data-style-name="N0">
      <style:table-cell-properties style:vertical-align="top"/>
      <style:text-properties fo:color="#666666" fo:font-weight="bold" style:font-weight-asian="bold" style:font-weight-complex="bold"/>
    </style:style>
    <style:style style:name="ce127" style:family="table-cell" style:parent-style-name="Default" style:data-style-name="N0">
      <style:table-cell-properties fo:border-bottom="0.06pt solid #000000" fo:border-left="none" fo:border-right="none" fo:border-top="none"/>
      <style:text-properties fo:color="#666666"/>
    </style:style>
    <style:style style:name="ce128" style:family="table-cell" style:parent-style-name="Default" style:data-style-name="N0">
      <style:table-cell-properties fo:border-bottom="none" fo:border-left="none" fo:border-right="none" fo:border-top="0.06pt solid #000000"/>
      <style:text-properties fo:color="#666666"/>
    </style:style>
    <style:style style:name="ce129" style:family="table-cell" style:parent-style-name="Default" style:data-style-name="N100">
      <style:table-cell-properties fo:border-bottom="0.06pt solid #000000" fo:wrap-option="wrap" fo:border-left="none" fo:border-right="none" fo:border-top="none" style:vertical-align="automatic"/>
      <style:text-properties fo:color="#666666"/>
    </style:style>
    <style:style style:name="ce13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3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start" fo:margin-left="0cm"/>
    </style:style>
    <style:style style:name="ce133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cm"/>
    </style:style>
    <style:style style:name="ce13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666666" fo:font-weight="bold" style:font-weight-asian="bold" style:font-weight-complex="bold"/>
    </style:style>
    <style:style style:name="ce135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fo:color="#666666"/>
    </style:style>
    <style:style style:name="ce136" style:family="table-cell" style:parent-style-name="Default" style:data-style-name="N100">
      <style:table-cell-properties fo:border-bottom="none" fo:wrap-option="wrap" fo:border-left="none" fo:border-right="none" fo:border-top="0.06pt solid #000000" style:vertical-align="automatic"/>
      <style:text-properties fo:color="#666666"/>
    </style:style>
    <style:style style:name="ce1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8" style:family="table-cell" style:parent-style-name="Default" style:data-style-name="N100">
      <style:table-cell-properties fo:wrap-option="wrap" style:vertical-align="automatic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mbres" table:style-name="ta1">
        <table:table-column table:style-name="co1" table:number-columns-repeated="3" table:default-cell-style-name="ce86"/>
        <table:table-column table:style-name="co2" table:default-cell-style-name="ce86"/>
        <table:table-column table:style-name="co3" table:default-cell-style-name="ce86"/>
        <table:table-column table:style-name="co4" table:default-cell-style-name="ce86"/>
        <table:table-column table:style-name="co5" table:default-cell-style-name="ce86"/>
        <table:table-column table:style-name="co1" table:number-columns-repeated="4" table:default-cell-style-name="ce86"/>
        <table:table-column table:style-name="co6" table:default-cell-style-name="ce86"/>
        <table:table-column table:style-name="co1" table:number-columns-repeated="52" table:default-cell-style-name="ce86"/>
        <table:table-column table:style-name="co7" table:number-columns-repeated="960" table:default-cell-style-name="ce86"/>
        <table:table-row table:style-name="ro1">
          <table:table-cell table:number-columns-repeated="2"/>
          <table:table-cell office:value-type="string" calcext:value-type="string">
            <text:p>CEDULA</text:p>
          </table:table-cell>
          <table:table-cell office:value-type="string" calcext:value-type="string">
            <text:p>primer_nombre</text:p>
          </table:table-cell>
          <table:table-cell office:value-type="string" calcext:value-type="string">
            <text:p>segundo_nombre</text:p>
          </table:table-cell>
          <table:table-cell office:value-type="string" calcext:value-type="string">
            <text:p>primer_apellido</text:p>
          </table:table-cell>
          <table:table-cell office:value-type="string" calcext:value-type="string">
            <text:p>segundo_apellid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1184080" calcext:value-type="float">
            <text:p>31184080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Maximo'</text:p>
          </table:table-cell>
          <table:table-cell table:number-columns-repeated="2" office:value-type="string" calcext:value-type="string">
            <text:p>'Zuniga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99-8-25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3346416" calcext:value-type="float">
            <text:p>23346416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Soledad'</text:p>
          </table:table-cell>
          <table:table-cell table:number-columns-repeated="2" office:value-type="string" calcext:value-type="string">
            <text:p>'Zeped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2-10-25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6722685" calcext:value-type="float">
            <text:p>26722685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Zelaya'</text:p>
          </table:table-cell>
          <table:table-cell office:value-type="string" calcext:value-type="string">
            <text:p>'Zaya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71-1-20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2317873" calcext:value-type="float">
            <text:p>12317873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Zavala'</text:p>
          </table:table-cell>
          <table:table-cell office:value-type="string" calcext:value-type="string">
            <text:p>'Zarate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2002-10-9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7811618" calcext:value-type="float">
            <text:p>27811618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Tarsicio'</text:p>
          </table:table-cell>
          <table:table-cell table:number-columns-repeated="2" office:value-type="string" calcext:value-type="string">
            <text:p>'Zaragoz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5-3-25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5213954" calcext:value-type="float">
            <text:p>25213954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Berenice'</text:p>
          </table:table-cell>
          <table:table-cell office:value-type="string" calcext:value-type="string">
            <text:p>'Zacarias'</text:p>
          </table:table-cell>
          <table:table-cell office:value-type="string" calcext:value-type="string">
            <text:p>'Zaragoz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76-2-9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2829841" calcext:value-type="float">
            <text:p>12829841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Yepez'</text:p>
          </table:table-cell>
          <table:table-cell office:value-type="string" calcext:value-type="string">
            <text:p>'Zapat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91-4-2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9335721" calcext:value-type="float">
            <text:p>19335721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Wright'</text:p>
          </table:table-cell>
          <table:table-cell office:value-type="string" calcext:value-type="string">
            <text:p>'Zamor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8-1-14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5006652" calcext:value-type="float">
            <text:p>15006652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Wilson'</text:p>
          </table:table-cell>
          <table:table-cell office:value-type="string" calcext:value-type="string">
            <text:p>'Zamor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78-8-6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0833723" calcext:value-type="float">
            <text:p>10833723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Zambran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70-9-17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5213049" calcext:value-type="float">
            <text:p>25213049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Zambrano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85-6-11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3170301" calcext:value-type="float">
            <text:p>33170301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Walker'</text:p>
          </table:table-cell>
          <table:table-cell office:value-type="string" calcext:value-type="string">
            <text:p>'White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4-5-5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7348963" calcext:value-type="float">
            <text:p>17348963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Amilcar'</text:p>
          </table:table-cell>
          <table:table-cell office:value-type="string" calcext:value-type="string">
            <text:p>'Viramontes'</text:p>
          </table:table-cell>
          <table:table-cell office:value-type="string" calcext:value-type="string">
            <text:p>'Watson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95-1-23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3747185" calcext:value-type="float">
            <text:p>33747185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Ward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92-6-20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2827139" calcext:value-type="float">
            <text:p>12827139</text:p>
          </table:table-cell>
          <table:table-cell office:value-type="string" calcext:value-type="string">
            <text:p>'Agnes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Walker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1-8-20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2221490" calcext:value-type="float">
            <text:p>32221490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Juan'</text:p>
          </table:table-cell>
          <table:table-cell table:number-columns-repeated="2" office:value-type="string" calcext:value-type="string">
            <text:p>'Villed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93-4-27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4468040" calcext:value-type="float">
            <text:p>24468040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Myriam'</text:p>
          </table:table-cell>
          <table:table-cell office:value-type="string" calcext:value-type="string">
            <text:p>'Villareal'</text:p>
          </table:table-cell>
          <table:table-cell office:value-type="string" calcext:value-type="string">
            <text:p>'Villator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4-11-14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0711114" calcext:value-type="float">
            <text:p>10711114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Villanueva'</text:p>
          </table:table-cell>
          <table:table-cell office:value-type="string" calcext:value-type="string">
            <text:p>'Villarreal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75-9-2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8127994" calcext:value-type="float">
            <text:p>28127994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Judith'</text:p>
          </table:table-cell>
          <table:table-cell office:value-type="string" calcext:value-type="string">
            <text:p>'Villa'</text:p>
          </table:table-cell>
          <table:table-cell office:value-type="string" calcext:value-type="string">
            <text:p>'Villarreal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5-4-2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1311896" calcext:value-type="float">
            <text:p>21311896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Vigil'</text:p>
          </table:table-cell>
          <table:table-cell office:value-type="string" calcext:value-type="string">
            <text:p>'Villalpand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2-5-22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2803452" calcext:value-type="float">
            <text:p>12803452</text:p>
          </table:table-cell>
          <table:table-cell office:value-type="string" calcext:value-type="string">
            <text:p>'Alana'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lobos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2001-5-17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3077902" calcext:value-type="float">
            <text:p>33077902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90-5-12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1672063" calcext:value-type="float">
            <text:p>11672063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0-11-8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3061388" calcext:value-type="float">
            <text:p>23061388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Mabel'</text:p>
          </table:table-cell>
          <table:table-cell office:value-type="string" calcext:value-type="string">
            <text:p>'Verduzco'</text:p>
          </table:table-cell>
          <table:table-cell office:value-type="string" calcext:value-type="string">
            <text:p>'Vier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2001-4-8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6807743" calcext:value-type="float">
            <text:p>26807743</text:p>
          </table:table-cell>
          <table:table-cell office:value-type="string" calcext:value-type="string">
            <text:p>'Alejandro'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Verdugo'</text:p>
          </table:table-cell>
          <table:table-cell office:value-type="string" calcext:value-type="string">
            <text:p>'Vicente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71-5-6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2334071" calcext:value-type="float">
            <text:p>12334071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Ventura'</text:p>
          </table:table-cell>
          <table:table-cell office:value-type="string" calcext:value-type="string">
            <text:p>'Verduzc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79-1-25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1333191" calcext:value-type="float">
            <text:p>31333191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Verdug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9-3-23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1604710" calcext:value-type="float">
            <text:p>31604710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Ver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5-1-8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8872123" calcext:value-type="float">
            <text:p>18872123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Vargas'</text:p>
          </table:table-cell>
          <table:table-cell office:value-type="string" calcext:value-type="string">
            <text:p>'Ver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76-4-5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);</text:p>
          </table:table-cell>
          <table:table-cell office:value-type="string" calcext:value-type="string">
            <text:p>!!!! <text:s text:c="2"/>JEFES ¡¡¡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6391280" calcext:value-type="float">
            <text:p>26391280</text:p>
          </table:table-cell>
          <table:table-cell office:value-type="string" calcext:value-type="string">
            <text:p>'Alicia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Valverde'</text:p>
          </table:table-cell>
          <table:table-cell office:value-type="string" calcext:value-type="string">
            <text:p>'Veliz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8-6-2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0724796" calcext:value-type="float">
            <text:p>30724796</text:p>
          </table:table-cell>
          <table:table-cell office:value-type="string" calcext:value-type="string">
            <text:p>'Alma'</text:p>
          </table:table-cell>
          <table:table-cell office:value-type="string" calcext:value-type="string">
            <text:p>'Petronila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Velazquez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97-1-19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0622456" calcext:value-type="float">
            <text:p>10622456</text:p>
          </table:table-cell>
          <table:table-cell office:value-type="string" calcext:value-type="string">
            <text:p>'Altagracia'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Velazquez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8-6-13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1659494" calcext:value-type="float">
            <text:p>11659494</text:p>
          </table:table-cell>
          <table:table-cell office:value-type="string" calcext:value-type="string">
            <text:p>'Amada'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Velasquez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2-6-5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4406645" calcext:value-type="float">
            <text:p>34406645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Velasquez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4-5-24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0748893" calcext:value-type="float">
            <text:p>20748893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Velarde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4-11-6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9309298" calcext:value-type="float">
            <text:p>19309298</text:p>
          </table:table-cell>
          <table:table-cell office:value-type="string" calcext:value-type="string">
            <text:p>'Amara'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Velarde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0-8-5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0131782" calcext:value-type="float">
            <text:p>10131782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Diego'</text:p>
          </table:table-cell>
          <table:table-cell office:value-type="string" calcext:value-type="string">
            <text:p>'Valdivia'</text:p>
          </table:table-cell>
          <table:table-cell office:value-type="string" calcext:value-type="string">
            <text:p>'Valverde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7-5-3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4154712" calcext:value-type="float">
            <text:p>24154712</text:p>
          </table:table-cell>
          <table:table-cell office:value-type="string" calcext:value-type="string">
            <text:p>'America'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Valdez'</text:p>
          </table:table-cell>
          <table:table-cell office:value-type="string" calcext:value-type="string">
            <text:p>'Valles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4-8-19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6566914" calcext:value-type="float">
            <text:p>16566914</text:p>
          </table:table-cell>
          <table:table-cell office:value-type="string" calcext:value-type="string">
            <text:p>'Amparo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Valadez'</text:p>
          </table:table-cell>
          <table:table-cell office:value-type="string" calcext:value-type="string">
            <text:p>'Vallej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62-2-6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7843916" calcext:value-type="float">
            <text:p>17843916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Umana'</text:p>
          </table:table-cell>
          <table:table-cell office:value-type="string" calcext:value-type="string">
            <text:p>'Vallej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8-12-13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3814068" calcext:value-type="float">
            <text:p>23814068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Fulgencio'</text:p>
          </table:table-cell>
          <table:table-cell office:value-type="string" calcext:value-type="string">
            <text:p>'Ulloa'</text:p>
          </table:table-cell>
          <table:table-cell office:value-type="string" calcext:value-type="string">
            <text:p>'Valle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95-8-20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6447298" calcext:value-type="float">
            <text:p>26447298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Trejo'</text:p>
          </table:table-cell>
          <table:table-cell office:value-type="string" calcext:value-type="string">
            <text:p>'Valladare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2-7-23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8762066" calcext:value-type="float">
            <text:p>18762066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Torrez'</text:p>
          </table:table-cell>
          <table:table-cell office:value-type="string" calcext:value-type="string">
            <text:p>'Valeri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8-7-4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3817471" calcext:value-type="float">
            <text:p>23817471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Torres'</text:p>
          </table:table-cell>
          <table:table-cell office:value-type="string" calcext:value-type="string">
            <text:p>'Valeri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1-1-18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3665665" calcext:value-type="float">
            <text:p>23665665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Valentina'</text:p>
          </table:table-cell>
          <table:table-cell office:value-type="string" calcext:value-type="string">
            <text:p>'Toro'</text:p>
          </table:table-cell>
          <table:table-cell office:value-type="string" calcext:value-type="string">
            <text:p>'Valentin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0-3-17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8921390" calcext:value-type="float">
            <text:p>28921390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Toledo'</text:p>
          </table:table-cell>
          <table:table-cell office:value-type="string" calcext:value-type="string">
            <text:p>'Valdivi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80-11-20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2128003" calcext:value-type="float">
            <text:p>22128003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Terrazas'</text:p>
          </table:table-cell>
          <table:table-cell office:value-type="string" calcext:value-type="string">
            <text:p>'Valdivi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89-4-23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2117530" calcext:value-type="float">
            <text:p>12117530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Tenorio'</text:p>
          </table:table-cell>
          <table:table-cell office:value-type="string" calcext:value-type="string">
            <text:p>'Valdes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2-5-17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6912295" calcext:value-type="float">
            <text:p>16912295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Tello'</text:p>
          </table:table-cell>
          <table:table-cell office:value-type="string" calcext:value-type="string">
            <text:p>'Valadez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6-10-20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0401865" calcext:value-type="float">
            <text:p>20401865</text:p>
          </table:table-cell>
          <table:table-cell office:value-type="string" calcext:value-type="string">
            <text:p>'Angela'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Uribe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7-6-21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7448548" calcext:value-type="float">
            <text:p>27448548</text:p>
          </table:table-cell>
          <table:table-cell office:value-type="string" calcext:value-type="string">
            <text:p>'Anthony'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Uribe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66-2-6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0808840" calcext:value-type="float">
            <text:p>30808840</text:p>
          </table:table-cell>
          <table:table-cell office:value-type="string" calcext:value-type="string">
            <text:p>'Antonell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Tejeda'</text:p>
          </table:table-cell>
          <table:table-cell office:value-type="string" calcext:value-type="string">
            <text:p>'Uria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9-3-26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0621102" calcext:value-type="float">
            <text:p>20621102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Gregorio'</text:p>
          </table:table-cell>
          <table:table-cell office:value-type="string" calcext:value-type="string">
            <text:p>'Tavarez'</text:p>
          </table:table-cell>
          <table:table-cell office:value-type="string" calcext:value-type="string">
            <text:p>'Uren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96-11-25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2425219" calcext:value-type="float">
            <text:p>32425219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Uman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4-6-17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2990479" calcext:value-type="float">
            <text:p>32990479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Trej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87-7-19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3044472" calcext:value-type="float">
            <text:p>23044472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scan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76-1-23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6963152" calcext:value-type="float">
            <text:p>16963152</text:p>
          </table:table-cell>
          <table:table-cell office:value-type="string" calcext:value-type="string">
            <text:p>'Araceli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rrez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85-1-4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4217547" calcext:value-type="float">
            <text:p>14217547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lentin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63-4-18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2768366" calcext:value-type="float">
            <text:p>22768366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olentin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7-5-2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5928281" calcext:value-type="float">
            <text:p>25928281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obar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5-7-9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7311746" calcext:value-type="float">
            <text:p>27311746</text:p>
          </table:table-cell>
          <table:table-cell office:value-type="string" calcext:value-type="string">
            <text:p>'Ashley'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Thompson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2001-1-6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1895465" calcext:value-type="float">
            <text:p>11895465</text:p>
          </table:table-cell>
          <table:table-cell office:value-type="string" calcext:value-type="string">
            <text:p>'Atenea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Thoma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8-2-20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3254476" calcext:value-type="float">
            <text:p>23254476</text:p>
          </table:table-cell>
          <table:table-cell office:value-type="string" calcext:value-type="string">
            <text:p>'Atenea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Stevens'</text:p>
          </table:table-cell>
          <table:table-cell office:value-type="string" calcext:value-type="string">
            <text:p>'Teran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97-11-23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8784548" calcext:value-type="float">
            <text:p>18784548</text:p>
          </table:table-cell>
          <table:table-cell office:value-type="string" calcext:value-type="string">
            <text:p>'Aureli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Sorto'</text:p>
          </table:table-cell>
          <table:table-cell office:value-type="string" calcext:value-type="string">
            <text:p>'Tell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5-4-11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7477242" calcext:value-type="float">
            <text:p>27477242</text:p>
          </table:table-cell>
          <table:table-cell office:value-type="string" calcext:value-type="string">
            <text:p>'Aurelio'</text:p>
          </table:table-cell>
          <table:table-cell office:value-type="string" calcext:value-type="string">
            <text:p>'Amparo'</text:p>
          </table:table-cell>
          <table:table-cell office:value-type="string" calcext:value-type="string">
            <text:p>'Soriano'</text:p>
          </table:table-cell>
          <table:table-cell office:value-type="string" calcext:value-type="string">
            <text:p>'Tejed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1-4-8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0642552" calcext:value-type="float">
            <text:p>20642552</text:p>
          </table:table-cell>
          <table:table-cell office:value-type="string" calcext:value-type="string">
            <text:p>'Aurelio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Solorio'</text:p>
          </table:table-cell>
          <table:table-cell office:value-type="string" calcext:value-type="string">
            <text:p>'Tejed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97-7-6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0558051" calcext:value-type="float">
            <text:p>10558051</text:p>
          </table:table-cell>
          <table:table-cell office:value-type="string" calcext:value-type="string">
            <text:p>'Aurelio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Tejed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5-5-3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0180754" calcext:value-type="float">
            <text:p>30180754</text:p>
          </table:table-cell>
          <table:table-cell office:value-type="string" calcext:value-type="string">
            <text:p>'Ava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Taveras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4-2-28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5092674" calcext:value-type="float">
            <text:p>15092674</text:p>
          </table:table-cell>
          <table:table-cell office:value-type="string" calcext:value-type="string">
            <text:p>'Ava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varez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2001-12-25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4271029" calcext:value-type="float">
            <text:p>24271029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pi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72-7-6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3341777" calcext:value-type="float">
            <text:p>33341777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mez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85-7-19'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7389736" calcext:value-type="float">
            <text:p>27389736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Smith'</text:p>
          </table:table-cell>
          <table:table-cell office:value-type="string" calcext:value-type="string">
            <text:p>'Tafoy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95-2-7'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8621437" calcext:value-type="float">
            <text:p>18621437</text:p>
          </table:table-cell>
          <table:table-cell office:value-type="string" calcext:value-type="string">
            <text:p>'Bella'</text:p>
          </table:table-cell>
          <table:table-cell office:value-type="string" calcext:value-type="string">
            <text:p>'Margarita'</text:p>
          </table:table-cell>
          <table:table-cell office:value-type="string" calcext:value-type="string">
            <text:p>'Serrato'</text:p>
          </table:table-cell>
          <table:table-cell office:value-type="string" calcext:value-type="string">
            <text:p>'Sullivan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3-12-22'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1884070" calcext:value-type="float">
            <text:p>11884070</text:p>
          </table:table-cell>
          <table:table-cell office:value-type="string" calcext:value-type="string">
            <text:p>'Bella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Suarez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73-6-21'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5979989" calcext:value-type="float">
            <text:p>15979989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Stewart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74-4-18'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2185469" calcext:value-type="float">
            <text:p>32185469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os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78-8-17'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2422674" calcext:value-type="float">
            <text:p>12422674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ori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95-9-18'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2914812" calcext:value-type="float">
            <text:p>22914812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Solorzan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79-12-15'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6261569" calcext:value-type="float">
            <text:p>16261569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Solorzan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4-1-26'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5449309" calcext:value-type="float">
            <text:p>25449309</text:p>
          </table:table-cell>
          <table:table-cell office:value-type="string" calcext:value-type="string">
            <text:p>'Benicio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Solori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1-11-9'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5809065" calcext:value-type="float">
            <text:p>25809065</text:p>
          </table:table-cell>
          <table:table-cell office:value-type="string" calcext:value-type="string">
            <text:p>'Benigno'</text:p>
          </table:table-cell>
          <table:table-cell office:value-type="string" calcext:value-type="string">
            <text:p>'Carolina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Simon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89-7-7'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4956861" calcext:value-type="float">
            <text:p>34956861</text:p>
          </table:table-cell>
          <table:table-cell office:value-type="string" calcext:value-type="string">
            <text:p>'Benita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Santoyo'</text:p>
          </table:table-cell>
          <table:table-cell office:value-type="string" calcext:value-type="string">
            <text:p>'Silv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0-9-20'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0131306" calcext:value-type="float">
            <text:p>30131306</text:p>
          </table:table-cell>
          <table:table-cell table:number-columns-repeated="2" office:value-type="string" calcext:value-type="string">
            <text:p>'Benjamin'</text:p>
          </table:table-cell>
          <table:table-cell office:value-type="string" calcext:value-type="string">
            <text:p>'Santillan'</text:p>
          </table:table-cell>
          <table:table-cell office:value-type="string" calcext:value-type="string">
            <text:p>'Silv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1-6-25'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4131450" calcext:value-type="float">
            <text:p>24131450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Santillan'</text:p>
          </table:table-cell>
          <table:table-cell office:value-type="string" calcext:value-type="string">
            <text:p>'Sifuente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5-4-16'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4944452" calcext:value-type="float">
            <text:p>34944452</text:p>
          </table:table-cell>
          <table:table-cell office:value-type="string" calcext:value-type="string">
            <text:p>'Berenice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Sifuentes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98-1-13'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0949504" calcext:value-type="float">
            <text:p>20949504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Sifuentes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85-6-9'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2087043" calcext:value-type="float">
            <text:p>12087043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Sierr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3-6-6'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2242451" calcext:value-type="float">
            <text:p>32242451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Santamaria'</text:p>
          </table:table-cell>
          <table:table-cell office:value-type="string" calcext:value-type="string">
            <text:p>'Servin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66-10-11'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0152553" calcext:value-type="float">
            <text:p>30152553</text:p>
          </table:table-cell>
          <table:table-cell office:value-type="string" calcext:value-type="string">
            <text:p>'Berta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Sandoval'</text:p>
          </table:table-cell>
          <table:table-cell office:value-type="string" calcext:value-type="string">
            <text:p>'Serrat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69-12-11'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6043875" calcext:value-type="float">
            <text:p>26043875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Saida'</text:p>
          </table:table-cell>
          <table:table-cell office:value-type="string" calcext:value-type="string">
            <text:p>'Sandoval'</text:p>
          </table:table-cell>
          <table:table-cell office:value-type="string" calcext:value-type="string">
            <text:p>'Serrat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2-7-10'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0333629" calcext:value-type="float">
            <text:p>10333629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Serna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94-10-6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7025055" calcext:value-type="float">
            <text:p>17025055</text:p>
          </table:table-cell>
          <table:table-cell office:value-type="string" calcext:value-type="string">
            <text:p>'Betsabe'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Sanabria'</text:p>
          </table:table-cell>
          <table:table-cell office:value-type="string" calcext:value-type="string">
            <text:p>'Segovi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2-6-7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4220965" calcext:value-type="float">
            <text:p>34220965</text:p>
          </table:table-cell>
          <table:table-cell office:value-type="string" calcext:value-type="string">
            <text:p>'Bibiana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Samaniego'</text:p>
          </table:table-cell>
          <table:table-cell office:value-type="string" calcext:value-type="string">
            <text:p>'Scott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95-11-20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1090460" calcext:value-type="float">
            <text:p>11090460</text:p>
          </table:table-cell>
          <table:table-cell office:value-type="string" calcext:value-type="string">
            <text:p>'Bibiana'</text:p>
          </table:table-cell>
          <table:table-cell office:value-type="string" calcext:value-type="string">
            <text:p>'Celia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Sarmient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4-3-23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7162648" calcext:value-type="float">
            <text:p>17162648</text:p>
          </table:table-cell>
          <table:table-cell office:value-type="string" calcext:value-type="string">
            <text:p>'Bienvenido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Sarmient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83-9-18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3455030" calcext:value-type="float">
            <text:p>23455030</text:p>
          </table:table-cell>
          <table:table-cell office:value-type="string" calcext:value-type="string">
            <text:p>'Brandon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Salinas'</text:p>
          </table:table-cell>
          <table:table-cell office:value-type="string" calcext:value-type="string">
            <text:p>'Sarabi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72-11-3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7908425" calcext:value-type="float">
            <text:p>27908425</text:p>
          </table:table-cell>
          <table:table-cell office:value-type="string" calcext:value-type="string">
            <text:p>'Brandon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Salguero'</text:p>
          </table:table-cell>
          <table:table-cell office:value-type="string" calcext:value-type="string">
            <text:p>'Santiag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95-12-13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580375" calcext:value-type="float">
            <text:p>29580375</text:p>
          </table:table-cell>
          <table:table-cell office:value-type="string" calcext:value-type="string">
            <text:p>'Brenda'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Salgado'</text:p>
          </table:table-cell>
          <table:table-cell office:value-type="string" calcext:value-type="string">
            <text:p>'Santiag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4-8-11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4042680" calcext:value-type="float">
            <text:p>24042680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Saldana'</text:p>
          </table:table-cell>
          <table:table-cell office:value-type="string" calcext:value-type="string">
            <text:p>'Santiag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60-7-28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8899577" calcext:value-type="float">
            <text:p>18899577</text:p>
          </table:table-cell>
          <table:table-cell office:value-type="string" calcext:value-type="string">
            <text:p>'Brun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Salcedo'</text:p>
          </table:table-cell>
          <table:table-cell office:value-type="string" calcext:value-type="string">
            <text:p>'Santamari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62-10-25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7862911" calcext:value-type="float">
            <text:p>27862911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Fabiola'</text:p>
          </table:table-cell>
          <table:table-cell office:value-type="string" calcext:value-type="string">
            <text:p>'Saavedra'</text:p>
          </table:table-cell>
          <table:table-cell office:value-type="string" calcext:value-type="string">
            <text:p>'Santacruz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87-2-5'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4301399" calcext:value-type="float">
            <text:p>24301399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Saavedra'</text:p>
          </table:table-cell>
          <table:table-cell office:value-type="string" calcext:value-type="string">
            <text:p>'Santacruz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72-7-14'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7285916" calcext:value-type="float">
            <text:p>17285916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Santacruz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6-5-8'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8321779" calcext:value-type="float">
            <text:p>18321779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Rueda'</text:p>
          </table:table-cell>
          <table:table-cell office:value-type="string" calcext:value-type="string">
            <text:p>'Sanchez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3-12-10'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0070418" calcext:value-type="float">
            <text:p>30070418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Ruano'</text:p>
          </table:table-cell>
          <table:table-cell office:value-type="string" calcext:value-type="string">
            <text:p>'Sanabri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96-11-6'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2675201" calcext:value-type="float">
            <text:p>32675201</text:p>
          </table:table-cell>
          <table:table-cell office:value-type="string" calcext:value-type="string">
            <text:p>'Camila'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Roybal'</text:p>
          </table:table-cell>
          <table:table-cell office:value-type="string" calcext:value-type="string">
            <text:p>'Sanabri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4-5-8'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2209046" calcext:value-type="float">
            <text:p>22209046</text:p>
          </table:table-cell>
          <table:table-cell office:value-type="string" calcext:value-type="string">
            <text:p>'Camila'</text:p>
          </table:table-cell>
          <table:table-cell office:value-type="string" calcext:value-type="string">
            <text:p>'Dulce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Samanieg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95-12-5'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5519042" calcext:value-type="float">
            <text:p>25519042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Salmeron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4-12-1'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7338231" calcext:value-type="float">
            <text:p>17338231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Justo'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Salinas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62-10-6'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2049868" calcext:value-type="float">
            <text:p>12049868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Salguer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7-11-10'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1263120" calcext:value-type="float">
            <text:p>11263120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Ema'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Salgado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82-8-3'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1066957" calcext:value-type="float">
            <text:p>21066957</text:p>
          </table:table-cell>
          <table:table-cell office:value-type="string" calcext:value-type="string">
            <text:p>'Candelaria'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Saldan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94-5-5'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4834314" calcext:value-type="float">
            <text:p>24834314</text:p>
          </table:table-cell>
          <table:table-cell office:value-type="string" calcext:value-type="string">
            <text:p>'Carla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Roman'</text:p>
          </table:table-cell>
          <table:table-cell office:value-type="string" calcext:value-type="string">
            <text:p>'Saldan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7-6-21'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8702563" calcext:value-type="float">
            <text:p>18702563</text:p>
          </table:table-cell>
          <table:table-cell office:value-type="string" calcext:value-type="string">
            <text:p>'Carla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Saenz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76-6-16'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3921764" calcext:value-type="float">
            <text:p>33921764</text:p>
          </table:table-cell>
          <table:table-cell office:value-type="string" calcext:value-type="string">
            <text:p>'Carlos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Ruiz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7-8-20'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3008075" calcext:value-type="float">
            <text:p>13008075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Ruiz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1-3-4'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2508535" calcext:value-type="float">
            <text:p>22508535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Rogers'</text:p>
          </table:table-cell>
          <table:table-cell office:value-type="string" calcext:value-type="string">
            <text:p>'Rued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2000-10-27'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3712928" calcext:value-type="float">
            <text:p>13712928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Rodriquez'</text:p>
          </table:table-cell>
          <table:table-cell office:value-type="string" calcext:value-type="string">
            <text:p>'Rubi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69-8-20'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2056219" calcext:value-type="float">
            <text:p>12056219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'Christiane'</text:p>
          </table:table-cell>
          <table:table-cell office:value-type="string" calcext:value-type="string">
            <text:p>'Rodrigues'</text:p>
          </table:table-cell>
          <table:table-cell office:value-type="string" calcext:value-type="string">
            <text:p>'Ruan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2002-3-5'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1339595" calcext:value-type="float">
            <text:p>11339595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Robles'</text:p>
          </table:table-cell>
          <table:table-cell office:value-type="string" calcext:value-type="string">
            <text:p>'Ruan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2001-5-25'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2701027" calcext:value-type="float">
            <text:p>22701027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Roberts'</text:p>
          </table:table-cell>
          <table:table-cell office:value-type="string" calcext:value-type="string">
            <text:p>'Roybal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95-12-26'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9396371" calcext:value-type="float">
            <text:p>19396371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'Vanesa'</text:p>
          </table:table-cell>
          <table:table-cell office:value-type="string" calcext:value-type="string">
            <text:p>'Roa'</text:p>
          </table:table-cell>
          <table:table-cell office:value-type="string" calcext:value-type="string">
            <text:p>'Rosale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97-11-19'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3050918" calcext:value-type="float">
            <text:p>33050918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'Mariam'</text:p>
          </table:table-cell>
          <table:table-cell office:value-type="string" calcext:value-type="string">
            <text:p>'Rios'</text:p>
          </table:table-cell>
          <table:table-cell office:value-type="string" calcext:value-type="string">
            <text:p>'Rosad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90-2-4'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1300613" calcext:value-type="float">
            <text:p>31300613</text:p>
          </table:table-cell>
          <table:table-cell office:value-type="string" calcext:value-type="string">
            <text:p>'Ceferino'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Rios'</text:p>
          </table:table-cell>
          <table:table-cell office:value-type="string" calcext:value-type="string">
            <text:p>'Roque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71-1-20'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3273165" calcext:value-type="float">
            <text:p>23273165</text:p>
          </table:table-cell>
          <table:table-cell office:value-type="string" calcext:value-type="string">
            <text:p>'Ceferino'</text:p>
          </table:table-cell>
          <table:table-cell office:value-type="string" calcext:value-type="string">
            <text:p>'Isaac'</text:p>
          </table:table-cell>
          <table:table-cell office:value-type="string" calcext:value-type="string">
            <text:p>'Rincon'</text:p>
          </table:table-cell>
          <table:table-cell office:value-type="string" calcext:value-type="string">
            <text:p>'Roque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85-9-26'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4077127" calcext:value-type="float">
            <text:p>34077127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Reynoso'</text:p>
          </table:table-cell>
          <table:table-cell office:value-type="string" calcext:value-type="string">
            <text:p>'Roman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80-2-21'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7121958" calcext:value-type="float">
            <text:p>17121958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Inocencio'</text:p>
          </table:table-cell>
          <table:table-cell office:value-type="string" calcext:value-type="string">
            <text:p>'Reyna'</text:p>
          </table:table-cell>
          <table:table-cell office:value-type="string" calcext:value-type="string">
            <text:p>'Roman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5-1-12'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5909356" calcext:value-type="float">
            <text:p>15909356</text:p>
          </table:table-cell>
          <table:table-cell office:value-type="string" calcext:value-type="string">
            <text:p>'Celina'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Roman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5-9-27'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3572809" calcext:value-type="float">
            <text:p>33572809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Rolon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64-12-17'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5641306" calcext:value-type="float">
            <text:p>15641306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Amilcar'</text:p>
          </table:table-cell>
          <table:table-cell office:value-type="string" calcext:value-type="string">
            <text:p>'Resendez'</text:p>
          </table:table-cell>
          <table:table-cell office:value-type="string" calcext:value-type="string">
            <text:p>'Roldan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0-3-17'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3420630" calcext:value-type="float">
            <text:p>13420630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Renteria'</text:p>
          </table:table-cell>
          <table:table-cell office:value-type="string" calcext:value-type="string">
            <text:p>'Rojo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66-10-15'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966090" calcext:value-type="float">
            <text:p>29966090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Rendon'</text:p>
          </table:table-cell>
          <table:table-cell office:value-type="string" calcext:value-type="string">
            <text:p>'Roger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4-3-21'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1983172" calcext:value-type="float">
            <text:p>11983172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Regalado'</text:p>
          </table:table-cell>
          <table:table-cell office:value-type="string" calcext:value-type="string">
            <text:p>'Roger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5-12-16'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5832233" calcext:value-type="float">
            <text:p>15832233</text:p>
          </table:table-cell>
          <table:table-cell office:value-type="string" calcext:value-type="string">
            <text:p>'Christiane'</text:p>
          </table:table-cell>
          <table:table-cell office:value-type="string" calcext:value-type="string">
            <text:p>'Sheila'</text:p>
          </table:table-cell>
          <table:table-cell office:value-type="string" calcext:value-type="string">
            <text:p>'Recinos'</text:p>
          </table:table-cell>
          <table:table-cell office:value-type="string" calcext:value-type="string">
            <text:p>'Roger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3-6-15'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1003087" calcext:value-type="float">
            <text:p>31003087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Razo'</text:p>
          </table:table-cell>
          <table:table-cell office:value-type="string" calcext:value-type="string">
            <text:p>'Rodriguez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89-6-9'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7376601" calcext:value-type="float">
            <text:p>27376601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Olivia'</text:p>
          </table:table-cell>
          <table:table-cell office:value-type="string" calcext:value-type="string">
            <text:p>'Ramos'</text:p>
          </table:table-cell>
          <table:table-cell office:value-type="string" calcext:value-type="string">
            <text:p>'Rodrigues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9-8-28'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3986583" calcext:value-type="float">
            <text:p>33986583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Rodarte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2002-10-10'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0374120" calcext:value-type="float">
            <text:p>20374120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Quiroz'</text:p>
          </table:table-cell>
          <table:table-cell office:value-type="string" calcext:value-type="string">
            <text:p>'Robled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3-7-22'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4703003" calcext:value-type="float">
            <text:p>24703003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Quiroga'</text:p>
          </table:table-cell>
          <table:table-cell office:value-type="string" calcext:value-type="string">
            <text:p>'Roberts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1-5-25'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4901133" calcext:value-type="float">
            <text:p>34901133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Leonilda'</text:p>
          </table:table-cell>
          <table:table-cell office:value-type="string" calcext:value-type="string">
            <text:p>'Quiroga'</text:p>
          </table:table-cell>
          <table:table-cell office:value-type="string" calcext:value-type="string">
            <text:p>'Roberts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2000-9-5'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0639598" calcext:value-type="float">
            <text:p>30639598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Quintero'</text:p>
          </table:table-cell>
          <table:table-cell office:value-type="string" calcext:value-type="string">
            <text:p>'Roberts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96-11-25'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2219322" calcext:value-type="float">
            <text:p>12219322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Benito'</text:p>
          </table:table-cell>
          <table:table-cell office:value-type="string" calcext:value-type="string">
            <text:p>'Quintanilla'</text:p>
          </table:table-cell>
          <table:table-cell office:value-type="string" calcext:value-type="string">
            <text:p>'Robert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7-10-20'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4715272" calcext:value-type="float">
            <text:p>14715272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Nicole'</text:p>
          </table:table-cell>
          <table:table-cell office:value-type="string" calcext:value-type="string">
            <text:p>'Quintanilla'</text:p>
          </table:table-cell>
          <table:table-cell office:value-type="string" calcext:value-type="string">
            <text:p>'Robert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6-9-22'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2167868" calcext:value-type="float">
            <text:p>22167868</text:p>
          </table:table-cell>
          <table:table-cell office:value-type="string" calcext:value-type="string">
            <text:p>'Consolacion'</text:p>
          </table:table-cell>
          <table:table-cell office:value-type="string" calcext:value-type="string">
            <text:p>'Lili'</text:p>
          </table:table-cell>
          <table:table-cell office:value-type="string" calcext:value-type="string">
            <text:p>'Quinonez'</text:p>
          </table:table-cell>
          <table:table-cell office:value-type="string" calcext:value-type="string">
            <text:p>'Ro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79-5-20'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5398234" calcext:value-type="float">
            <text:p>25398234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Fabricia'</text:p>
          </table:table-cell>
          <table:table-cell office:value-type="string" calcext:value-type="string">
            <text:p>'Quinones'</text:p>
          </table:table-cell>
          <table:table-cell office:value-type="string" calcext:value-type="string">
            <text:p>'Riz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92-10-9'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3892281" calcext:value-type="float">
            <text:p>13892281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Rocky'</text:p>
          </table:table-cell>
          <table:table-cell office:value-type="string" calcext:value-type="string">
            <text:p>'Quinones'</text:p>
          </table:table-cell>
          <table:table-cell office:value-type="string" calcext:value-type="string">
            <text:p>'River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9-8-6'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1558051" calcext:value-type="float">
            <text:p>31558051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Quiles'</text:p>
          </table:table-cell>
          <table:table-cell office:value-type="string" calcext:value-type="string">
            <text:p>'Rivas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5-12-26'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4711229" calcext:value-type="float">
            <text:p>34711229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Romulo'</text:p>
          </table:table-cell>
          <table:table-cell office:value-type="string" calcext:value-type="string">
            <text:p>'Quezada'</text:p>
          </table:table-cell>
          <table:table-cell office:value-type="string" calcext:value-type="string">
            <text:p>'Rios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6-9-12'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0584572" calcext:value-type="float">
            <text:p>10584572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Lucia'</text:p>
          </table:table-cell>
          <table:table-cell office:value-type="string" calcext:value-type="string">
            <text:p>'Puentes'</text:p>
          </table:table-cell>
          <table:table-cell office:value-type="string" calcext:value-type="string">
            <text:p>'Riojas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0-8-9'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3580448" calcext:value-type="float">
            <text:p>23580448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Johanna'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Riojas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0-12-24'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2509244" calcext:value-type="float">
            <text:p>12509244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Oliver'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Rincon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56-12-20'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7249742" calcext:value-type="float">
            <text:p>17249742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Ric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3-2-17'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3220415" calcext:value-type="float">
            <text:p>33220415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Preciado'</text:p>
          </table:table-cell>
          <table:table-cell office:value-type="string" calcext:value-type="string">
            <text:p>'Richardson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3-10-11'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9881754" calcext:value-type="float">
            <text:p>19881754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Preciado'</text:p>
          </table:table-cell>
          <table:table-cell office:value-type="string" calcext:value-type="string">
            <text:p>'Rez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72-2-5'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5185434" calcext:value-type="float">
            <text:p>25185434</text:p>
          </table:table-cell>
          <table:table-cell office:value-type="string" calcext:value-type="string">
            <text:p>'Cristiano'</text:p>
          </table:table-cell>
          <table:table-cell office:value-type="string" calcext:value-type="string">
            <text:p>'Nina'</text:p>
          </table:table-cell>
          <table:table-cell office:value-type="string" calcext:value-type="string">
            <text:p>'Prado'</text:p>
          </table:table-cell>
          <table:table-cell office:value-type="string" calcext:value-type="string">
            <text:p>'Reyes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0-7-18'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0623829" calcext:value-type="float">
            <text:p>10623829</text:p>
          </table:table-cell>
          <table:table-cell office:value-type="string" calcext:value-type="string">
            <text:p>'Damaris'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Powell'</text:p>
          </table:table-cell>
          <table:table-cell office:value-type="string" calcext:value-type="string">
            <text:p>'Resendiz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86-5-14'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9301628" calcext:value-type="float">
            <text:p>19301628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Powell'</text:p>
          </table:table-cell>
          <table:table-cell office:value-type="string" calcext:value-type="string">
            <text:p>'Resendez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3-7-15'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3121640" calcext:value-type="float">
            <text:p>33121640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Powell'</text:p>
          </table:table-cell>
          <table:table-cell office:value-type="string" calcext:value-type="string">
            <text:p>'Resendez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3-12-3'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8620324" calcext:value-type="float">
            <text:p>28620324</text:p>
          </table:table-cell>
          <table:table-cell office:value-type="string" calcext:value-type="string">
            <text:p>'Daniela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Portillo'</text:p>
          </table:table-cell>
          <table:table-cell office:value-type="string" calcext:value-type="string">
            <text:p>'Renteri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2000-5-24'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8219653" calcext:value-type="float">
            <text:p>18219653</text:p>
          </table:table-cell>
          <table:table-cell office:value-type="string" calcext:value-type="string">
            <text:p>'Daniela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Polanco'</text:p>
          </table:table-cell>
          <table:table-cell office:value-type="string" calcext:value-type="string">
            <text:p>'Reed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6-9-22'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0365885" calcext:value-type="float">
            <text:p>30365885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Pizarro'</text:p>
          </table:table-cell>
          <table:table-cell office:value-type="string" calcext:value-type="string">
            <text:p>'Recinos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54-3-5'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4398167" calcext:value-type="float">
            <text:p>14398167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Pinto'</text:p>
          </table:table-cell>
          <table:table-cell office:value-type="string" calcext:value-type="string">
            <text:p>'Recino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73-3-19'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3325611" calcext:value-type="float">
            <text:p>33325611</text:p>
          </table:table-cell>
          <table:table-cell office:value-type="string" calcext:value-type="string">
            <text:p>'Delfina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Pino'</text:p>
          </table:table-cell>
          <table:table-cell office:value-type="string" calcext:value-type="string">
            <text:p>'Raz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98-3-12'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6985268" calcext:value-type="float">
            <text:p>16985268</text:p>
          </table:table-cell>
          <table:table-cell office:value-type="string" calcext:value-type="string">
            <text:p>'Diego'</text:p>
          </table:table-cell>
          <table:table-cell office:value-type="string" calcext:value-type="string">
            <text:p>'Carmen'</text:p>
          </table:table-cell>
          <table:table-cell office:value-type="string" calcext:value-type="string">
            <text:p>'Pina'</text:p>
          </table:table-cell>
          <table:table-cell office:value-type="string" calcext:value-type="string">
            <text:p>'Raz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3-5-10'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3638213" calcext:value-type="float">
            <text:p>13638213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Roxana'</text:p>
          </table:table-cell>
          <table:table-cell office:value-type="string" calcext:value-type="string">
            <text:p>'Pichardo'</text:p>
          </table:table-cell>
          <table:table-cell office:value-type="string" calcext:value-type="string">
            <text:p>'Ramos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85-9-4'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5090911" calcext:value-type="float">
            <text:p>15090911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Roxana'</text:p>
          </table:table-cell>
          <table:table-cell office:value-type="string" calcext:value-type="string">
            <text:p>'Pichardo'</text:p>
          </table:table-cell>
          <table:table-cell office:value-type="string" calcext:value-type="string">
            <text:p>'Ramirez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74-2-10'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1057273" calcext:value-type="float">
            <text:p>11057273</text:p>
          </table:table-cell>
          <table:table-cell office:value-type="string" calcext:value-type="string">
            <text:p>'Domenico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Phillips'</text:p>
          </table:table-cell>
          <table:table-cell office:value-type="string" calcext:value-type="string">
            <text:p>'Quiroz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2-10-18'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6622105" calcext:value-type="float">
            <text:p>26622105</text:p>
          </table:table-cell>
          <table:table-cell office:value-type="string" calcext:value-type="string">
            <text:p>'Domenico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Peterson'</text:p>
          </table:table-cell>
          <table:table-cell office:value-type="string" calcext:value-type="string">
            <text:p>'Quirog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67-2-1'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6667582" calcext:value-type="float">
            <text:p>26667582</text:p>
          </table:table-cell>
          <table:table-cell office:value-type="string" calcext:value-type="string">
            <text:p>'Domenico'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Person'</text:p>
          </table:table-cell>
          <table:table-cell office:value-type="string" calcext:value-type="string">
            <text:p>'Quirog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2-6-1'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6243162" calcext:value-type="float">
            <text:p>26243162</text:p>
          </table:table-cell>
          <table:table-cell office:value-type="string" calcext:value-type="string">
            <text:p>'Domenico'</text:p>
          </table:table-cell>
          <table:table-cell office:value-type="string" calcext:value-type="string">
            <text:p>'Fiona'</text:p>
          </table:table-cell>
          <table:table-cell office:value-type="string" calcext:value-type="string">
            <text:p>'Person'</text:p>
          </table:table-cell>
          <table:table-cell office:value-type="string" calcext:value-type="string">
            <text:p>'Quinter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8-12-17'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1560263" calcext:value-type="float">
            <text:p>21560263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Perez'</text:p>
          </table:table-cell>
          <table:table-cell office:value-type="string" calcext:value-type="string">
            <text:p>'Quintanilla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80-11-12'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1606320" calcext:value-type="float">
            <text:p>11606320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Ovidio'</text:p>
          </table:table-cell>
          <table:table-cell office:value-type="string" calcext:value-type="string">
            <text:p>'Perdomo'</text:p>
          </table:table-cell>
          <table:table-cell office:value-type="string" calcext:value-type="string">
            <text:p>'Quintan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1-9-14'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6376929" calcext:value-type="float">
            <text:p>16376929</text:p>
          </table:table-cell>
          <table:table-cell office:value-type="string" calcext:value-type="string">
            <text:p>'Dulce'</text:p>
          </table:table-cell>
          <table:table-cell office:value-type="string" calcext:value-type="string">
            <text:p>'Nicolas'</text:p>
          </table:table-cell>
          <table:table-cell office:value-type="string" calcext:value-type="string">
            <text:p>'Peralta'</text:p>
          </table:table-cell>
          <table:table-cell office:value-type="string" calcext:value-type="string">
            <text:p>'Quinone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0-11-17'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4573602" calcext:value-type="float">
            <text:p>14573602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Peralta'</text:p>
          </table:table-cell>
          <table:table-cell office:value-type="string" calcext:value-type="string">
            <text:p>'Quesad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94-12-20'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3272495" calcext:value-type="float">
            <text:p>13272495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Blanca'</text:p>
          </table:table-cell>
          <table:table-cell office:value-type="string" calcext:value-type="string">
            <text:p>'Pelayo'</text:p>
          </table:table-cell>
          <table:table-cell office:value-type="string" calcext:value-type="string">
            <text:p>'Pulid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3-10-17'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1458901" calcext:value-type="float">
            <text:p>31458901</text:p>
          </table:table-cell>
          <table:table-cell office:value-type="string" calcext:value-type="string">
            <text:p>'Edelberto'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Pedraza'</text:p>
          </table:table-cell>
          <table:table-cell office:value-type="string" calcext:value-type="string">
            <text:p>'Priet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89-12-27'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8800005" calcext:value-type="float">
            <text:p>28800005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Diego'</text:p>
          </table:table-cell>
          <table:table-cell office:value-type="string" calcext:value-type="string">
            <text:p>'Payan'</text:p>
          </table:table-cell>
          <table:table-cell office:value-type="string" calcext:value-type="string">
            <text:p>'Ponce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8-2-23'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2613470" calcext:value-type="float">
            <text:p>22613470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Emily'</text:p>
          </table:table-cell>
          <table:table-cell office:value-type="string" calcext:value-type="string">
            <text:p>'Payan'</text:p>
          </table:table-cell>
          <table:table-cell office:value-type="string" calcext:value-type="string">
            <text:p>'Pint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2-6-2'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4729411" calcext:value-type="float">
            <text:p>24729411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Castrense'</text:p>
          </table:table-cell>
          <table:table-cell office:value-type="string" calcext:value-type="string">
            <text:p>'Paulino'</text:p>
          </table:table-cell>
          <table:table-cell office:value-type="string" calcext:value-type="string">
            <text:p>'Pint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8-9-18'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5513605" calcext:value-type="float">
            <text:p>25513605</text:p>
          </table:table-cell>
          <table:table-cell office:value-type="string" calcext:value-type="string">
            <text:p>'Edwin'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Patino'</text:p>
          </table:table-cell>
          <table:table-cell office:value-type="string" calcext:value-type="string">
            <text:p>'Pinon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5-9-15'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0549119" calcext:value-type="float">
            <text:p>20549119</text:p>
          </table:table-cell>
          <table:table-cell office:value-type="string" calcext:value-type="string">
            <text:p>'Eladio'</text:p>
          </table:table-cell>
          <table:table-cell office:value-type="string" calcext:value-type="string">
            <text:p>'Faustino'</text:p>
          </table:table-cell>
          <table:table-cell office:value-type="string" calcext:value-type="string">
            <text:p>'Parker'</text:p>
          </table:table-cell>
          <table:table-cell office:value-type="string" calcext:value-type="string">
            <text:p>'Pinon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58-5-25'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5608001" calcext:value-type="float">
            <text:p>25608001</text:p>
          </table:table-cell>
          <table:table-cell office:value-type="string" calcext:value-type="string">
            <text:p>'Eladio'</text:p>
          </table:table-cell>
          <table:table-cell office:value-type="string" calcext:value-type="string">
            <text:p>'Jocelynne'</text:p>
          </table:table-cell>
          <table:table-cell office:value-type="string" calcext:value-type="string">
            <text:p>'Paredes'</text:p>
          </table:table-cell>
          <table:table-cell office:value-type="string" calcext:value-type="string">
            <text:p>'Pin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2001-10-6'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3388519" calcext:value-type="float">
            <text:p>23388519</text:p>
          </table:table-cell>
          <table:table-cell office:value-type="string" calcext:value-type="string">
            <text:p>'Elba'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Parada'</text:p>
          </table:table-cell>
          <table:table-cell office:value-type="string" calcext:value-type="string">
            <text:p>'Pichard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98-4-23'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8634235" calcext:value-type="float">
            <text:p>18634235</text:p>
          </table:table-cell>
          <table:table-cell office:value-type="string" calcext:value-type="string">
            <text:p>'Elba'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Parada'</text:p>
          </table:table-cell>
          <table:table-cell office:value-type="string" calcext:value-type="string">
            <text:p>'Peterson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1-6-9'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4875882" calcext:value-type="float">
            <text:p>14875882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Antonella'</text:p>
          </table:table-cell>
          <table:table-cell office:value-type="string" calcext:value-type="string">
            <text:p>'Palomino'</text:p>
          </table:table-cell>
          <table:table-cell office:value-type="string" calcext:value-type="string">
            <text:p>'Peralt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8-8-13'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8034017" calcext:value-type="float">
            <text:p>28034017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Nieves'</text:p>
          </table:table-cell>
          <table:table-cell office:value-type="string" calcext:value-type="string">
            <text:p>'Palomares'</text:p>
          </table:table-cell>
          <table:table-cell office:value-type="string" calcext:value-type="string">
            <text:p>'Perales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79-1-8'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4692845" calcext:value-type="float">
            <text:p>24692845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Palma'</text:p>
          </table:table-cell>
          <table:table-cell office:value-type="string" calcext:value-type="string">
            <text:p>'Pelay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4-2-1'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0189874" calcext:value-type="float">
            <text:p>10189874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Palacios'</text:p>
          </table:table-cell>
          <table:table-cell office:value-type="string" calcext:value-type="string">
            <text:p>'Pedraz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2-6-22'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9398248" calcext:value-type="float">
            <text:p>19398248</text:p>
          </table:table-cell>
          <table:table-cell office:value-type="string" calcext:value-type="string">
            <text:p>'Elian'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Paez'</text:p>
          </table:table-cell>
          <table:table-cell office:value-type="string" calcext:value-type="string">
            <text:p>'Payan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77-11-24'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9375883" calcext:value-type="float">
            <text:p>19375883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Pacheco'</text:p>
          </table:table-cell>
          <table:table-cell office:value-type="string" calcext:value-type="string">
            <text:p>'Paulin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63-1-13'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7887414" calcext:value-type="float">
            <text:p>17887414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Pabon'</text:p>
          </table:table-cell>
          <table:table-cell office:value-type="string" calcext:value-type="string">
            <text:p>'Patino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87-7-9'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6305612" calcext:value-type="float">
            <text:p>16305612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Oviedo'</text:p>
          </table:table-cell>
          <table:table-cell office:value-type="string" calcext:value-type="string">
            <text:p>'Pantoj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73-4-8'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0982362" calcext:value-type="float">
            <text:p>30982362</text:p>
          </table:table-cell>
          <table:table-cell office:value-type="string" calcext:value-type="string">
            <text:p>'Elizabeth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Osuna'</text:p>
          </table:table-cell>
          <table:table-cell office:value-type="string" calcext:value-type="string">
            <text:p>'Paniagu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8-7-21'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0498650" calcext:value-type="float">
            <text:p>10498650</text:p>
          </table:table-cell>
          <table:table-cell office:value-type="string" calcext:value-type="string">
            <text:p>'Eloisa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Ortiz'</text:p>
          </table:table-cell>
          <table:table-cell office:value-type="string" calcext:value-type="string">
            <text:p>'Paniagu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1-8-28'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9682637" calcext:value-type="float">
            <text:p>19682637</text:p>
          </table:table-cell>
          <table:table-cell office:value-type="string" calcext:value-type="string">
            <text:p>'Eloy'</text:p>
          </table:table-cell>
          <table:table-cell office:value-type="string" calcext:value-type="string">
            <text:p>'Belinda'</text:p>
          </table:table-cell>
          <table:table-cell office:value-type="string" calcext:value-type="string">
            <text:p>'Orosco'</text:p>
          </table:table-cell>
          <table:table-cell office:value-type="string" calcext:value-type="string">
            <text:p>'Palomin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6-3-13'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732393" calcext:value-type="float">
            <text:p>29732393</text:p>
          </table:table-cell>
          <table:table-cell office:value-type="string" calcext:value-type="string">
            <text:p>'Elvira'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Oropeza'</text:p>
          </table:table-cell>
          <table:table-cell office:value-type="string" calcext:value-type="string">
            <text:p>'Palafox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3-1-5'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021996" calcext:value-type="float">
            <text:p>29021996</text:p>
          </table:table-cell>
          <table:table-cell office:value-type="string" calcext:value-type="string">
            <text:p>'Ema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Orellana'</text:p>
          </table:table-cell>
          <table:table-cell office:value-type="string" calcext:value-type="string">
            <text:p>'Padill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6-8-5'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566114" calcext:value-type="float">
            <text:p>29566114</text:p>
          </table:table-cell>
          <table:table-cell office:value-type="string" calcext:value-type="string">
            <text:p>'Emilia'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Ordaz'</text:p>
          </table:table-cell>
          <table:table-cell office:value-type="string" calcext:value-type="string">
            <text:p>'Pabon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70-2-18'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2570465" calcext:value-type="float">
            <text:p>22570465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Gina'</text:p>
          </table:table-cell>
          <table:table-cell office:value-type="string" calcext:value-type="string">
            <text:p>'Olmos'</text:p>
          </table:table-cell>
          <table:table-cell office:value-type="string" calcext:value-type="string">
            <text:p>'Ozun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6-4-20'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8519306" calcext:value-type="float">
            <text:p>28519306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Olmos'</text:p>
          </table:table-cell>
          <table:table-cell office:value-type="string" calcext:value-type="string">
            <text:p>'Oter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64-4-18'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5037817" calcext:value-type="float">
            <text:p>15037817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Olmedo'</text:p>
          </table:table-cell>
          <table:table-cell office:value-type="string" calcext:value-type="string">
            <text:p>'Osuna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52-5-11'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6018036" calcext:value-type="float">
            <text:p>26018036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Lucas'</text:p>
          </table:table-cell>
          <table:table-cell office:value-type="string" calcext:value-type="string">
            <text:p>'Olivo'</text:p>
          </table:table-cell>
          <table:table-cell office:value-type="string" calcext:value-type="string">
            <text:p>'Osori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8-1-21'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2633177" calcext:value-type="float">
            <text:p>22633177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Debora'</text:p>
          </table:table-cell>
          <table:table-cell office:value-type="string" calcext:value-type="string">
            <text:p>'Oliver'</text:p>
          </table:table-cell>
          <table:table-cell office:value-type="string" calcext:value-type="string">
            <text:p>'Orozc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2002-4-5'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0167129" calcext:value-type="float">
            <text:p>10167129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Olivares'</text:p>
          </table:table-cell>
          <table:table-cell office:value-type="string" calcext:value-type="string">
            <text:p>'Orozc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73-4-4'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5687222" calcext:value-type="float">
            <text:p>25687222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Celso'</text:p>
          </table:table-cell>
          <table:table-cell office:value-type="string" calcext:value-type="string">
            <text:p>'Olivares'</text:p>
          </table:table-cell>
          <table:table-cell office:value-type="string" calcext:value-type="string">
            <text:p>'Orosc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74-8-4'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4743220" calcext:value-type="float">
            <text:p>24743220</text:p>
          </table:table-cell>
          <table:table-cell office:value-type="string" calcext:value-type="string">
            <text:p>'Emily'</text:p>
          </table:table-cell>
          <table:table-cell office:value-type="string" calcext:value-type="string">
            <text:p>'Nazaret'</text:p>
          </table:table-cell>
          <table:table-cell office:value-type="string" calcext:value-type="string">
            <text:p>'Oliva'</text:p>
          </table:table-cell>
          <table:table-cell office:value-type="string" calcext:value-type="string">
            <text:p>'Oropez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2000-9-1'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3330860" calcext:value-type="float">
            <text:p>23330860</text:p>
          </table:table-cell>
          <table:table-cell office:value-type="string" calcext:value-type="string">
            <text:p>'Emma'</text:p>
          </table:table-cell>
          <table:table-cell office:value-type="string" calcext:value-type="string">
            <text:p>'Mirella'</text:p>
          </table:table-cell>
          <table:table-cell office:value-type="string" calcext:value-type="string">
            <text:p>'Ocampo'</text:p>
          </table:table-cell>
          <table:table-cell office:value-type="string" calcext:value-type="string">
            <text:p>'Oron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91-7-2'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8715203" calcext:value-type="float">
            <text:p>28715203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Benita'</text:p>
          </table:table-cell>
          <table:table-cell office:value-type="string" calcext:value-type="string">
            <text:p>'Ocampo'</text:p>
          </table:table-cell>
          <table:table-cell office:value-type="string" calcext:value-type="string">
            <text:p>'Oron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2002-4-9'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2416861" calcext:value-type="float">
            <text:p>22416861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Jacob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Ornelas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4-12-9'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2053797" calcext:value-type="float">
            <text:p>12053797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Silvestre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Ornelas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69-5-20'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0809897" calcext:value-type="float">
            <text:p>20809897</text:p>
          </table:table-cell>
          <table:table-cell office:value-type="string" calcext:value-type="string">
            <text:p>'Encarnacion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Orellana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83-12-14'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8889779" calcext:value-type="float">
            <text:p>18889779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Lili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Ordonez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1-7-25'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4456443" calcext:value-type="float">
            <text:p>34456443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Oliver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9-6-18'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9882228" calcext:value-type="float">
            <text:p>19882228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Oliver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0-9-3'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5847497" calcext:value-type="float">
            <text:p>15847497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Olivarez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6-5-24'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4547646" calcext:value-type="float">
            <text:p>34547646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Moira'</text:p>
          </table:table-cell>
          <table:table-cell office:value-type="string" calcext:value-type="string">
            <text:p>'Nelson'</text:p>
          </table:table-cell>
          <table:table-cell office:value-type="string" calcext:value-type="string">
            <text:p>'Olivarez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81-9-5'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0063576" calcext:value-type="float">
            <text:p>10063576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Constanza'</text:p>
          </table:table-cell>
          <table:table-cell office:value-type="string" calcext:value-type="string">
            <text:p>'Nelson'</text:p>
          </table:table-cell>
          <table:table-cell office:value-type="string" calcext:value-type="string">
            <text:p>'Ojed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4-11-11'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0845169" calcext:value-type="float">
            <text:p>20845169</text:p>
          </table:table-cell>
          <table:table-cell office:value-type="string" calcext:value-type="string">
            <text:p>'Fabiana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Navarro'</text:p>
          </table:table-cell>
          <table:table-cell office:value-type="string" calcext:value-type="string">
            <text:p>'Ocho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3-6-22'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2675456" calcext:value-type="float">
            <text:p>12675456</text:p>
          </table:table-cell>
          <table:table-cell office:value-type="string" calcext:value-type="string">
            <text:p>'Fabiana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Narvaez'</text:p>
          </table:table-cell>
          <table:table-cell office:value-type="string" calcext:value-type="string">
            <text:p>'Ocho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71-3-22'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829740" calcext:value-type="float">
            <text:p>29829740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Najera'</text:p>
          </table:table-cell>
          <table:table-cell office:value-type="string" calcext:value-type="string">
            <text:p>'Ocho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78-12-1'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2613108" calcext:value-type="float">
            <text:p>32613108</text:p>
          </table:table-cell>
          <table:table-cell office:value-type="string" calcext:value-type="string">
            <text:p>'Fabiola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Muro'</text:p>
          </table:table-cell>
          <table:table-cell office:value-type="string" calcext:value-type="string">
            <text:p>'Nunez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75-1-2'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1817571" calcext:value-type="float">
            <text:p>31817571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Munguia'</text:p>
          </table:table-cell>
          <table:table-cell office:value-type="string" calcext:value-type="string">
            <text:p>'Nevarez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8-9-18'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7010003" calcext:value-type="float">
            <text:p>17010003</text:p>
          </table:table-cell>
          <table:table-cell office:value-type="string" calcext:value-type="string">
            <text:p>'Facundo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Munguia'</text:p>
          </table:table-cell>
          <table:table-cell office:value-type="string" calcext:value-type="string">
            <text:p>'Nevarez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77-10-21'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3049030" calcext:value-type="float">
            <text:p>23049030</text:p>
          </table:table-cell>
          <table:table-cell office:value-type="string" calcext:value-type="string">
            <text:p>'Facundo'</text:p>
          </table:table-cell>
          <table:table-cell office:value-type="string" calcext:value-type="string">
            <text:p>'Perla'</text:p>
          </table:table-cell>
          <table:table-cell office:value-type="string" calcext:value-type="string">
            <text:p>'Morris'</text:p>
          </table:table-cell>
          <table:table-cell office:value-type="string" calcext:value-type="string">
            <text:p>'Negron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98-2-15'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3939781" calcext:value-type="float">
            <text:p>13939781</text:p>
          </table:table-cell>
          <table:table-cell office:value-type="string" calcext:value-type="string">
            <text:p>'Fanny'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Morris'</text:p>
          </table:table-cell>
          <table:table-cell office:value-type="string" calcext:value-type="string">
            <text:p>'Negrete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2002-8-26'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2857577" calcext:value-type="float">
            <text:p>12857577</text:p>
          </table:table-cell>
          <table:table-cell office:value-type="string" calcext:value-type="string">
            <text:p>'Faustino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Nazari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78-1-25'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7810572" calcext:value-type="float">
            <text:p>27810572</text:p>
          </table:table-cell>
          <table:table-cell office:value-type="string" calcext:value-type="string">
            <text:p>'Faustino'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Narvaez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94-3-11'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1918329" calcext:value-type="float">
            <text:p>31918329</text:p>
          </table:table-cell>
          <table:table-cell office:value-type="string" calcext:value-type="string">
            <text:p>'Fausto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Najer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5-1-25'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3559365" calcext:value-type="float">
            <text:p>13559365</text:p>
          </table:table-cell>
          <table:table-cell office:value-type="string" calcext:value-type="string">
            <text:p>'Felicia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Munoz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1-10-22'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4356328" calcext:value-type="float">
            <text:p>14356328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David'</text:p>
          </table:table-cell>
          <table:table-cell office:value-type="string" calcext:value-type="string">
            <text:p>'Moore'</text:p>
          </table:table-cell>
          <table:table-cell office:value-type="string" calcext:value-type="string">
            <text:p>'Moy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0-7-20'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6058511" calcext:value-type="float">
            <text:p>26058511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Montiel'</text:p>
          </table:table-cell>
          <table:table-cell office:value-type="string" calcext:value-type="string">
            <text:p>'Moya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2001-6-24'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5665523" calcext:value-type="float">
            <text:p>25665523</text:p>
          </table:table-cell>
          <table:table-cell office:value-type="string" calcext:value-type="string">
            <text:p>'Felicio'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Montiel'</text:p>
          </table:table-cell>
          <table:table-cell office:value-type="string" calcext:value-type="string">
            <text:p>'Morri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9-6-1'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6746083" calcext:value-type="float">
            <text:p>26746083</text:p>
          </table:table-cell>
          <table:table-cell office:value-type="string" calcext:value-type="string">
            <text:p>'Felicio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Montez'</text:p>
          </table:table-cell>
          <table:table-cell office:value-type="string" calcext:value-type="string">
            <text:p>'Morri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2002-2-20'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7892450" calcext:value-type="float">
            <text:p>27892450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Audrey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Moren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8-9-15'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2447381" calcext:value-type="float">
            <text:p>32447381</text:p>
          </table:table-cell>
          <table:table-cell office:value-type="string" calcext:value-type="string">
            <text:p>'Fermin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Moreir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1-7-13'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657299" calcext:value-type="float">
            <text:p>29657299</text:p>
          </table:table-cell>
          <table:table-cell office:value-type="string" calcext:value-type="string">
            <text:p>'Fernanda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Mor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8-8-14'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4667094" calcext:value-type="float">
            <text:p>14667094</text:p>
          </table:table-cell>
          <table:table-cell office:value-type="string" calcext:value-type="string">
            <text:p>'Fernanda'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Mor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82-11-19'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8026438" calcext:value-type="float">
            <text:p>28026438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Montemayor'</text:p>
          </table:table-cell>
          <table:table-cell office:value-type="string" calcext:value-type="string">
            <text:p>'Mor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5-8-12'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1391539" calcext:value-type="float">
            <text:p>11391539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Monreal'</text:p>
          </table:table-cell>
          <table:table-cell office:value-type="string" calcext:value-type="string">
            <text:p>'Moore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79-5-2'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8645588" calcext:value-type="float">
            <text:p>18645588</text:p>
          </table:table-cell>
          <table:table-cell office:value-type="string" calcext:value-type="string">
            <text:p>'Fiona'</text:p>
          </table:table-cell>
          <table:table-cell office:value-type="string" calcext:value-type="string">
            <text:p>'Alejandro'</text:p>
          </table:table-cell>
          <table:table-cell office:value-type="string" calcext:value-type="string">
            <text:p>'Monreal'</text:p>
          </table:table-cell>
          <table:table-cell office:value-type="string" calcext:value-type="string">
            <text:p>'Monzon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77-9-16'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453958" calcext:value-type="float">
            <text:p>29453958</text:p>
          </table:table-cell>
          <table:table-cell office:value-type="string" calcext:value-type="string">
            <text:p>'Flor'</text:p>
          </table:table-cell>
          <table:table-cell office:value-type="string" calcext:value-type="string">
            <text:p>'Mafalda'</text:p>
          </table:table-cell>
          <table:table-cell office:value-type="string" calcext:value-type="string">
            <text:p>'Monreal'</text:p>
          </table:table-cell>
          <table:table-cell office:value-type="string" calcext:value-type="string">
            <text:p>'Montiel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72-3-7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9972790" calcext:value-type="float">
            <text:p>19972790</text:p>
          </table:table-cell>
          <table:table-cell office:value-type="string" calcext:value-type="string">
            <text:p>'Florentina'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'Monge'</text:p>
          </table:table-cell>
          <table:table-cell office:value-type="string" calcext:value-type="string">
            <text:p>'Montesdeoc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74-11-23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3146643" calcext:value-type="float">
            <text:p>23146643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'Monge'</text:p>
          </table:table-cell>
          <table:table-cell office:value-type="string" calcext:value-type="string">
            <text:p>'Monte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79-4-10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0167214" calcext:value-type="float">
            <text:p>30167214</text:p>
          </table:table-cell>
          <table:table-cell office:value-type="string" calcext:value-type="string">
            <text:p>'Franca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Moncada'</text:p>
          </table:table-cell>
          <table:table-cell office:value-type="string" calcext:value-type="string">
            <text:p>'Monter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7-10-19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1447048" calcext:value-type="float">
            <text:p>31447048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Moncada'</text:p>
          </table:table-cell>
          <table:table-cell office:value-type="string" calcext:value-type="string">
            <text:p>'Monter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6-3-21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0884309" calcext:value-type="float">
            <text:p>10884309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Paciano'</text:p>
          </table:table-cell>
          <table:table-cell office:value-type="string" calcext:value-type="string">
            <text:p>'Mojica'</text:p>
          </table:table-cell>
          <table:table-cell office:value-type="string" calcext:value-type="string">
            <text:p>'Montemayor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6-7-13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7721408" calcext:value-type="float">
            <text:p>17721408</text:p>
          </table:table-cell>
          <table:table-cell office:value-type="string" calcext:value-type="string">
            <text:p>'Fulgencio'</text:p>
          </table:table-cell>
          <table:table-cell office:value-type="string" calcext:value-type="string">
            <text:p>'Christian'</text:p>
          </table:table-cell>
          <table:table-cell office:value-type="string" calcext:value-type="string">
            <text:p>'Mojica'</text:p>
          </table:table-cell>
          <table:table-cell office:value-type="string" calcext:value-type="string">
            <text:p>'Montemayor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5-6-5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584464" calcext:value-type="float">
            <text:p>29584464</text:p>
          </table:table-cell>
          <table:table-cell office:value-type="string" calcext:value-type="string">
            <text:p>'Gabriel'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Mitchell'</text:p>
          </table:table-cell>
          <table:table-cell office:value-type="string" calcext:value-type="string">
            <text:p>'Montemayor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7-9-9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5257160" calcext:value-type="float">
            <text:p>25257160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Mitchell'</text:p>
          </table:table-cell>
          <table:table-cell office:value-type="string" calcext:value-type="string">
            <text:p>'Montanez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7-7-21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8307125" calcext:value-type="float">
            <text:p>28307125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Mireles'</text:p>
          </table:table-cell>
          <table:table-cell office:value-type="string" calcext:value-type="string">
            <text:p>'Monreal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3-12-26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4770696" calcext:value-type="float">
            <text:p>24770696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Miranda'</text:p>
          </table:table-cell>
          <table:table-cell office:value-type="string" calcext:value-type="string">
            <text:p>'Mojica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82-1-13'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2293995" calcext:value-type="float">
            <text:p>22293995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Miramontes'</text:p>
          </table:table-cell>
          <table:table-cell office:value-type="string" calcext:value-type="string">
            <text:p>'Mojic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3-8-5'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0756487" calcext:value-type="float">
            <text:p>30756487</text:p>
          </table:table-cell>
          <table:table-cell office:value-type="string" calcext:value-type="string">
            <text:p>'Georgina'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Miller'</text:p>
          </table:table-cell>
          <table:table-cell office:value-type="string" calcext:value-type="string">
            <text:p>'Mojic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3-6-15'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0141777" calcext:value-type="float">
            <text:p>20141777</text:p>
          </table:table-cell>
          <table:table-cell office:value-type="string" calcext:value-type="string">
            <text:p>'Georgina'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Michel'</text:p>
          </table:table-cell>
          <table:table-cell office:value-type="string" calcext:value-type="string">
            <text:p>'Mitchell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8-9-7'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7674562" calcext:value-type="float">
            <text:p>17674562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Brenda'</text:p>
          </table:table-cell>
          <table:table-cell office:value-type="string" calcext:value-type="string">
            <text:p>'Meza'</text:p>
          </table:table-cell>
          <table:table-cell office:value-type="string" calcext:value-type="string">
            <text:p>'Mireles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9-7-21'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5436624" calcext:value-type="float">
            <text:p>25436624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Mesa'</text:p>
          </table:table-cell>
          <table:table-cell office:value-type="string" calcext:value-type="string">
            <text:p>'Mirand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2002-1-19'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3541355" calcext:value-type="float">
            <text:p>13541355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Fermin'</text:p>
          </table:table-cell>
          <table:table-cell office:value-type="string" calcext:value-type="string">
            <text:p>'Meraz'</text:p>
          </table:table-cell>
          <table:table-cell office:value-type="string" calcext:value-type="string">
            <text:p>'Miramontes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72-5-26'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3416466" calcext:value-type="float">
            <text:p>13416466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Menjivar'</text:p>
          </table:table-cell>
          <table:table-cell office:value-type="string" calcext:value-type="string">
            <text:p>'Michel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6-1-24'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2036245" calcext:value-type="float">
            <text:p>32036245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Meneses'</text:p>
          </table:table-cell>
          <table:table-cell office:value-type="string" calcext:value-type="string">
            <text:p>'Merin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7-3-20'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2268371" calcext:value-type="float">
            <text:p>22268371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Belinda'</text:p>
          </table:table-cell>
          <table:table-cell office:value-type="string" calcext:value-type="string">
            <text:p>'Menendez'</text:p>
          </table:table-cell>
          <table:table-cell office:value-type="string" calcext:value-type="string">
            <text:p>'Mendiol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5-12-3'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9650388" calcext:value-type="float">
            <text:p>19650388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Florindo'</text:p>
          </table:table-cell>
          <table:table-cell office:value-type="string" calcext:value-type="string">
            <text:p>'Menendez'</text:p>
          </table:table-cell>
          <table:table-cell office:value-type="string" calcext:value-type="string">
            <text:p>'Mendez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51-3-6'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5993276" calcext:value-type="float">
            <text:p>25993276</text:p>
          </table:table-cell>
          <table:table-cell office:value-type="string" calcext:value-type="string">
            <text:p>'Greta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Mendiola'</text:p>
          </table:table-cell>
          <table:table-cell office:value-type="string" calcext:value-type="string">
            <text:p>'Men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8-7-1'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3433724" calcext:value-type="float">
            <text:p>13433724</text:p>
          </table:table-cell>
          <table:table-cell office:value-type="string" calcext:value-type="string">
            <text:p>'Greta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Mena'</text:p>
          </table:table-cell>
          <table:table-cell office:value-type="string" calcext:value-type="string">
            <text:p>'Mel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8-11-11'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0727279" calcext:value-type="float">
            <text:p>20727279</text:p>
          </table:table-cell>
          <table:table-cell office:value-type="string" calcext:value-type="string">
            <text:p>'Griselda'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Melgoza'</text:p>
          </table:table-cell>
          <table:table-cell office:value-type="string" calcext:value-type="string">
            <text:p>'Mel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2-1-23'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4223988" calcext:value-type="float">
            <text:p>24223988</text:p>
          </table:table-cell>
          <table:table-cell office:value-type="string" calcext:value-type="string">
            <text:p>'Griselda'</text:p>
          </table:table-cell>
          <table:table-cell office:value-type="string" calcext:value-type="string">
            <text:p>'Petronilo'</text:p>
          </table:table-cell>
          <table:table-cell office:value-type="string" calcext:value-type="string">
            <text:p>'Melgar'</text:p>
          </table:table-cell>
          <table:table-cell office:value-type="string" calcext:value-type="string">
            <text:p>'Melgoz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7-6-7'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6844008" calcext:value-type="float">
            <text:p>16844008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Mafalda'</text:p>
          </table:table-cell>
          <table:table-cell office:value-type="string" calcext:value-type="string">
            <text:p>'Melgar'</text:p>
          </table:table-cell>
          <table:table-cell office:value-type="string" calcext:value-type="string">
            <text:p>'Meji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99-9-1'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5567127" calcext:value-type="float">
            <text:p>15567127</text:p>
          </table:table-cell>
          <table:table-cell office:value-type="string" calcext:value-type="string">
            <text:p>'Gulliver'</text:p>
          </table:table-cell>
          <table:table-cell office:value-type="string" calcext:value-type="string">
            <text:p>'Juliano'</text:p>
          </table:table-cell>
          <table:table-cell office:value-type="string" calcext:value-type="string">
            <text:p>'Melendez'</text:p>
          </table:table-cell>
          <table:table-cell office:value-type="string" calcext:value-type="string">
            <text:p>'Mazariegos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80-6-23'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0812478" calcext:value-type="float">
            <text:p>30812478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Owen'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May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74-6-24'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4854337" calcext:value-type="float">
            <text:p>34854337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Maximina'</text:p>
          </table:table-cell>
          <table:table-cell office:value-type="string" calcext:value-type="string">
            <text:p>'Medina'</text:p>
          </table:table-cell>
          <table:table-cell office:value-type="string" calcext:value-type="string">
            <text:p>'Marte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0-9-23'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2731373" calcext:value-type="float">
            <text:p>12731373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Medellin'</text:p>
          </table:table-cell>
          <table:table-cell office:value-type="string" calcext:value-type="string">
            <text:p>'Marroquin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63-2-8'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6758456" calcext:value-type="float">
            <text:p>16758456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Medellin'</text:p>
          </table:table-cell>
          <table:table-cell office:value-type="string" calcext:value-type="string">
            <text:p>'Marin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70-4-15'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6863394" calcext:value-type="float">
            <text:p>26863394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Venancio'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Mare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78-9-18'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0668497" calcext:value-type="float">
            <text:p>10668497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Manzan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6-8-13'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1430622" calcext:value-type="float">
            <text:p>21430622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Martines'</text:p>
          </table:table-cell>
          <table:table-cell office:value-type="string" calcext:value-type="string">
            <text:p>'Manriquez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7-3-23'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2404009" calcext:value-type="float">
            <text:p>22404009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Marte'</text:p>
          </table:table-cell>
          <table:table-cell office:value-type="string" calcext:value-type="string">
            <text:p>'Maldonad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0-6-24'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4316589" calcext:value-type="float">
            <text:p>14316589</text:p>
          </table:table-cell>
          <table:table-cell office:value-type="string" calcext:value-type="string">
            <text:p>'Hermione'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Marrero'</text:p>
          </table:table-cell>
          <table:table-cell office:value-type="string" calcext:value-type="string">
            <text:p>'Magdalen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8-7-28'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8015576" calcext:value-type="float">
            <text:p>18015576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Marquez'</text:p>
          </table:table-cell>
          <table:table-cell office:value-type="string" calcext:value-type="string">
            <text:p>'Magallon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8-1-21'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5240913" calcext:value-type="float">
            <text:p>25240913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Mariscal'</text:p>
          </table:table-cell>
          <table:table-cell office:value-type="string" calcext:value-type="string">
            <text:p>'Magallon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7-7-23'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1241543" calcext:value-type="float">
            <text:p>11241543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Ludmila'</text:p>
          </table:table-cell>
          <table:table-cell office:value-type="string" calcext:value-type="string">
            <text:p>'Mares'</text:p>
          </table:table-cell>
          <table:table-cell office:value-type="string" calcext:value-type="string">
            <text:p>'Magallon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64-1-9'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7108998" calcext:value-type="float">
            <text:p>27108998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Imma'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Magallanes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3-7-12'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0383727" calcext:value-type="float">
            <text:p>30383727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Maximina'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Magallanes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66-4-26'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158490" calcext:value-type="float">
            <text:p>29158490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Maesta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6-1-24'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8850948" calcext:value-type="float">
            <text:p>18850948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Manzanares'</text:p>
          </table:table-cell>
          <table:table-cell office:value-type="string" calcext:value-type="string">
            <text:p>'Maciel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0-12-17'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5339381" calcext:value-type="float">
            <text:p>15339381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Pastor'</text:p>
          </table:table-cell>
          <table:table-cell office:value-type="string" calcext:value-type="string">
            <text:p>'Mandujano'</text:p>
          </table:table-cell>
          <table:table-cell office:value-type="string" calcext:value-type="string">
            <text:p>'Macia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2002-2-13'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0015545" calcext:value-type="float">
            <text:p>10015545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Mandujano'</text:p>
          </table:table-cell>
          <table:table-cell office:value-type="string" calcext:value-type="string">
            <text:p>'Machuc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9-11-13'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4431864" calcext:value-type="float">
            <text:p>24431864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Machad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8-5-16'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3616775" calcext:value-type="float">
            <text:p>33616775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Machad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93-6-21'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8085463" calcext:value-type="float">
            <text:p>18085463</text:p>
          </table:table-cell>
          <table:table-cell office:value-type="string" calcext:value-type="string">
            <text:p>'Imelda'</text:p>
          </table:table-cell>
          <table:table-cell office:value-type="string" calcext:value-type="string">
            <text:p>'Juliano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Luis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4-8-1'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0579192" calcext:value-type="float">
            <text:p>10579192</text:p>
          </table:table-cell>
          <table:table-cell office:value-type="string" calcext:value-type="string">
            <text:p>'Imelda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Lug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75-1-5'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6434257" calcext:value-type="float">
            <text:p>26434257</text:p>
          </table:table-cell>
          <table:table-cell office:value-type="string" calcext:value-type="string">
            <text:p>'Imma'</text:p>
          </table:table-cell>
          <table:table-cell office:value-type="string" calcext:value-type="string">
            <text:p>'Carola'</text:p>
          </table:table-cell>
          <table:table-cell office:value-type="string" calcext:value-type="string">
            <text:p>'Magallanes'</text:p>
          </table:table-cell>
          <table:table-cell office:value-type="string" calcext:value-type="string">
            <text:p>'Lucer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7-2-4'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3299964" calcext:value-type="float">
            <text:p>33299964</text:p>
          </table:table-cell>
          <table:table-cell office:value-type="string" calcext:value-type="string">
            <text:p>'Imma'</text:p>
          </table:table-cell>
          <table:table-cell office:value-type="string" calcext:value-type="string">
            <text:p>'Flor'</text:p>
          </table:table-cell>
          <table:table-cell office:value-type="string" calcext:value-type="string">
            <text:p>'Madrigal'</text:p>
          </table:table-cell>
          <table:table-cell office:value-type="string" calcext:value-type="string">
            <text:p>'Lozano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50-12-3'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7816487" calcext:value-type="float">
            <text:p>17816487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Ligia'</text:p>
          </table:table-cell>
          <table:table-cell office:value-type="string" calcext:value-type="string">
            <text:p>'Madrid'</text:p>
          </table:table-cell>
          <table:table-cell office:value-type="string" calcext:value-type="string">
            <text:p>'Loz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7-2-20'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5964851" calcext:value-type="float">
            <text:p>15964851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Madrid'</text:p>
          </table:table-cell>
          <table:table-cell office:value-type="string" calcext:value-type="string">
            <text:p>'Lovat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0-4-2'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819669" calcext:value-type="float">
            <text:p>29819669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Sebastian'</text:p>
          </table:table-cell>
          <table:table-cell office:value-type="string" calcext:value-type="string">
            <text:p>'Maciel'</text:p>
          </table:table-cell>
          <table:table-cell office:value-type="string" calcext:value-type="string">
            <text:p>'Lorenz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8-4-21'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3864366" calcext:value-type="float">
            <text:p>13864366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Macias'</text:p>
          </table:table-cell>
          <table:table-cell office:value-type="string" calcext:value-type="string">
            <text:p>'Lor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99-8-28'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1468933" calcext:value-type="float">
            <text:p>21468933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Machuca'</text:p>
          </table:table-cell>
          <table:table-cell office:value-type="string" calcext:value-type="string">
            <text:p>'Lor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88-10-3'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4530028" calcext:value-type="float">
            <text:p>14530028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Saida'</text:p>
          </table:table-cell>
          <table:table-cell office:value-type="string" calcext:value-type="string">
            <text:p>'Machuca'</text:p>
          </table:table-cell>
          <table:table-cell office:value-type="string" calcext:value-type="string">
            <text:p>'Lor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81-9-10'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4384704" calcext:value-type="float">
            <text:p>14384704</text:p>
          </table:table-cell>
          <table:table-cell office:value-type="string" calcext:value-type="string">
            <text:p>'Isabel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Machado'</text:p>
          </table:table-cell>
          <table:table-cell office:value-type="string" calcext:value-type="string">
            <text:p>'Lopez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8-1-17'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1762764" calcext:value-type="float">
            <text:p>31762764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Ceferino'</text:p>
          </table:table-cell>
          <table:table-cell office:value-type="string" calcext:value-type="string">
            <text:p>'Lugo'</text:p>
          </table:table-cell>
          <table:table-cell office:value-type="string" calcext:value-type="string">
            <text:p>'Lomeli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63-9-6'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7264614" calcext:value-type="float">
            <text:p>17264614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Dafne'</text:p>
          </table:table-cell>
          <table:table-cell office:value-type="string" calcext:value-type="string">
            <text:p>'Luevano'</text:p>
          </table:table-cell>
          <table:table-cell office:value-type="string" calcext:value-type="string">
            <text:p>'Lir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61-3-9'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6568254" calcext:value-type="float">
            <text:p>26568254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Luciano'</text:p>
          </table:table-cell>
          <table:table-cell office:value-type="string" calcext:value-type="string">
            <text:p>'Lima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93-1-16'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9053120" calcext:value-type="float">
            <text:p>19053120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Ascension'</text:p>
          </table:table-cell>
          <table:table-cell office:value-type="string" calcext:value-type="string">
            <text:p>'Lucero'</text:p>
          </table:table-cell>
          <table:table-cell office:value-type="string" calcext:value-type="string">
            <text:p>'Lim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6-12-21'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7713312" calcext:value-type="float">
            <text:p>17713312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Lozano'</text:p>
          </table:table-cell>
          <table:table-cell office:value-type="string" calcext:value-type="string">
            <text:p>'Lewi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5-7-17'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7565362" calcext:value-type="float">
            <text:p>27565362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Lozano'</text:p>
          </table:table-cell>
          <table:table-cell office:value-type="string" calcext:value-type="string">
            <text:p>'Lewi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0-12-24'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0664942" calcext:value-type="float">
            <text:p>30664942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Federico'</text:p>
          </table:table-cell>
          <table:table-cell office:value-type="string" calcext:value-type="string">
            <text:p>'Lozada'</text:p>
          </table:table-cell>
          <table:table-cell office:value-type="string" calcext:value-type="string">
            <text:p>'Ledesm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7-8-22'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0303150" calcext:value-type="float">
            <text:p>10303150</text:p>
          </table:table-cell>
          <table:table-cell office:value-type="string" calcext:value-type="string">
            <text:p>'Jacob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Loya'</text:p>
          </table:table-cell>
          <table:table-cell office:value-type="string" calcext:value-type="string">
            <text:p>'Lebron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80-7-26'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0754675" calcext:value-type="float">
            <text:p>10754675</text:p>
          </table:table-cell>
          <table:table-cell office:value-type="string" calcext:value-type="string">
            <text:p>'Jacob'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Lovato'</text:p>
          </table:table-cell>
          <table:table-cell office:value-type="string" calcext:value-type="string">
            <text:p>'Lazar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91-12-27'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4281891" calcext:value-type="float">
            <text:p>24281891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Lora'</text:p>
          </table:table-cell>
          <table:table-cell office:value-type="string" calcext:value-type="string">
            <text:p>'Larios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5-4-1'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7108929" calcext:value-type="float">
            <text:p>17108929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Long'</text:p>
          </table:table-cell>
          <table:table-cell office:value-type="string" calcext:value-type="string">
            <text:p>'Landeros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5-1-24'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9223991" calcext:value-type="float">
            <text:p>19223991</text:p>
          </table:table-cell>
          <table:table-cell office:value-type="string" calcext:value-type="string">
            <text:p>'Jacqueline'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Long'</text:p>
          </table:table-cell>
          <table:table-cell office:value-type="string" calcext:value-type="string">
            <text:p>'Land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5-1-7'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1909708" calcext:value-type="float">
            <text:p>21909708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Nancy'</text:p>
          </table:table-cell>
          <table:table-cell office:value-type="string" calcext:value-type="string">
            <text:p>'Loera'</text:p>
          </table:table-cell>
          <table:table-cell office:value-type="string" calcext:value-type="string">
            <text:p>'Kelly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95-6-1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2552693" calcext:value-type="float">
            <text:p>12552693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Renata'</text:p>
          </table:table-cell>
          <table:table-cell office:value-type="string" calcext:value-type="string">
            <text:p>'Lima'</text:p>
          </table:table-cell>
          <table:table-cell office:value-type="string" calcext:value-type="string">
            <text:p>'Jurad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8-2-22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2627436" calcext:value-type="float">
            <text:p>32627436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Lima'</text:p>
          </table:table-cell>
          <table:table-cell office:value-type="string" calcext:value-type="string">
            <text:p>'Johnson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6-8-6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7174271" calcext:value-type="float">
            <text:p>17174271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Leyva'</text:p>
          </table:table-cell>
          <table:table-cell office:value-type="string" calcext:value-type="string">
            <text:p>'Jimenez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6-3-3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6262528" calcext:value-type="float">
            <text:p>16262528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Federico'</text:p>
          </table:table-cell>
          <table:table-cell office:value-type="string" calcext:value-type="string">
            <text:p>'Lewis'</text:p>
          </table:table-cell>
          <table:table-cell office:value-type="string" calcext:value-type="string">
            <text:p>'Jauregui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7-4-4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490771" calcext:value-type="float">
            <text:p>29490771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Jass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74-4-2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3264999" calcext:value-type="float">
            <text:p>13264999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Leiva'</text:p>
          </table:table-cell>
          <table:table-cell office:value-type="string" calcext:value-type="string">
            <text:p>'Jass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84-6-28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8273906" calcext:value-type="float">
            <text:p>28273906</text:p>
          </table:table-cell>
          <table:table-cell office:value-type="string" calcext:value-type="string">
            <text:p>'Jayden'</text:p>
          </table:table-cell>
          <table:table-cell office:value-type="string" calcext:value-type="string">
            <text:p>'Agatha'</text:p>
          </table:table-cell>
          <table:table-cell office:value-type="string" calcext:value-type="string">
            <text:p>'Leija'</text:p>
          </table:table-cell>
          <table:table-cell office:value-type="string" calcext:value-type="string">
            <text:p>'Jaramill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4-4-22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1356031" calcext:value-type="float">
            <text:p>31356031</text:p>
          </table:table-cell>
          <table:table-cell office:value-type="string" calcext:value-type="string">
            <text:p>'Jennifer'</text:p>
          </table:table-cell>
          <table:table-cell office:value-type="string" calcext:value-type="string">
            <text:p>'Gregorio'</text:p>
          </table:table-cell>
          <table:table-cell office:value-type="string" calcext:value-type="string">
            <text:p>'Ledezma'</text:p>
          </table:table-cell>
          <table:table-cell office:value-type="string" calcext:value-type="string">
            <text:p>'Jaquez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9-2-16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0430704" calcext:value-type="float">
            <text:p>20430704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Leal'</text:p>
          </table:table-cell>
          <table:table-cell office:value-type="string" calcext:value-type="string">
            <text:p>'Jaimes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5-8-17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4668911" calcext:value-type="float">
            <text:p>14668911</text:p>
          </table:table-cell>
          <table:table-cell office:value-type="string" calcext:value-type="string">
            <text:p>'Jesus'</text:p>
          </table:table-cell>
          <table:table-cell office:value-type="string" calcext:value-type="string">
            <text:p>'Jacqueline'</text:p>
          </table:table-cell>
          <table:table-cell office:value-type="string" calcext:value-type="string">
            <text:p>'Lazo'</text:p>
          </table:table-cell>
          <table:table-cell office:value-type="string" calcext:value-type="string">
            <text:p>'Jackson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79-3-5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7539915" calcext:value-type="float">
            <text:p>27539915</text:p>
          </table:table-cell>
          <table:table-cell office:value-type="string" calcext:value-type="string">
            <text:p>'Jesus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Lazaro'</text:p>
          </table:table-cell>
          <table:table-cell office:value-type="string" calcext:value-type="string">
            <text:p>'Izquierd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6-1-18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1246464" calcext:value-type="float">
            <text:p>21246464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zaguirre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9-9-4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7095554" calcext:value-type="float">
            <text:p>17095554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rizarry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0-11-13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6910563" calcext:value-type="float">
            <text:p>26910563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Aurelia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nfante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80-2-5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7527406" calcext:value-type="float">
            <text:p>27527406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Mark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barr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78-7-12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5583431" calcext:value-type="float">
            <text:p>15583431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Lara'</text:p>
          </table:table-cell>
          <table:table-cell office:value-type="string" calcext:value-type="string">
            <text:p>'Hughes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99-9-11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0745053" calcext:value-type="float">
            <text:p>20745053</text:p>
          </table:table-cell>
          <table:table-cell office:value-type="string" calcext:value-type="string">
            <text:p>'Jocelynne'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Landeros'</text:p>
          </table:table-cell>
          <table:table-cell office:value-type="string" calcext:value-type="string">
            <text:p>'Hughes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8-10-18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9711286" calcext:value-type="float">
            <text:p>19711286</text:p>
          </table:table-cell>
          <table:table-cell office:value-type="string" calcext:value-type="string">
            <text:p>'Johanna'</text:p>
          </table:table-cell>
          <table:table-cell office:value-type="string" calcext:value-type="string">
            <text:p>'Magali'</text:p>
          </table:table-cell>
          <table:table-cell office:value-type="string" calcext:value-type="string">
            <text:p>'Landa'</text:p>
          </table:table-cell>
          <table:table-cell office:value-type="string" calcext:value-type="string">
            <text:p>'Hughes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2000-2-5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4220611" calcext:value-type="float">
            <text:p>24220611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Landa'</text:p>
          </table:table-cell>
          <table:table-cell office:value-type="string" calcext:value-type="string">
            <text:p>'Huert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2-6-7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0852919" calcext:value-type="float">
            <text:p>10852919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Kelly'</text:p>
          </table:table-cell>
          <table:table-cell office:value-type="string" calcext:value-type="string">
            <text:p>'Holguin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73-9-15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4752000" calcext:value-type="float">
            <text:p>34752000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Esmeralda'</text:p>
          </table:table-cell>
          <table:table-cell office:value-type="string" calcext:value-type="string">
            <text:p>'Kelly'</text:p>
          </table:table-cell>
          <table:table-cell office:value-type="string" calcext:value-type="string">
            <text:p>'Holguin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0-1-2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9035569" calcext:value-type="float">
            <text:p>19035569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Jordan'</text:p>
          </table:table-cell>
          <table:table-cell office:value-type="string" calcext:value-type="string">
            <text:p>'Hinojos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7-4-9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2378188" calcext:value-type="float">
            <text:p>22378188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Bibiana'</text:p>
          </table:table-cell>
          <table:table-cell office:value-type="string" calcext:value-type="string">
            <text:p>'Jordan'</text:p>
          </table:table-cell>
          <table:table-cell office:value-type="string" calcext:value-type="string">
            <text:p>'Hill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93-5-20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8329765" calcext:value-type="float">
            <text:p>28329765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Bienvenido'</text:p>
          </table:table-cell>
          <table:table-cell office:value-type="string" calcext:value-type="string">
            <text:p>'Johnson'</text:p>
          </table:table-cell>
          <table:table-cell office:value-type="string" calcext:value-type="string">
            <text:p>'Hill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70-5-2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608681" calcext:value-type="float">
            <text:p>29608681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Jauregui'</text:p>
          </table:table-cell>
          <table:table-cell office:value-type="string" calcext:value-type="string">
            <text:p>'Hidalg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75-3-19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0368038" calcext:value-type="float">
            <text:p>10368038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Jauregui'</text:p>
          </table:table-cell>
          <table:table-cell office:value-type="string" calcext:value-type="string">
            <text:p>'Hernandes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8-8-28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8702439" calcext:value-type="float">
            <text:p>18702439</text:p>
          </table:table-cell>
          <table:table-cell office:value-type="string" calcext:value-type="string">
            <text:p>'Judas'</text:p>
          </table:table-cell>
          <table:table-cell office:value-type="string" calcext:value-type="string">
            <text:p>'Maria'</text:p>
          </table:table-cell>
          <table:table-cell office:value-type="string" calcext:value-type="string">
            <text:p>'Jara'</text:p>
          </table:table-cell>
          <table:table-cell office:value-type="string" calcext:value-type="string">
            <text:p>'Hermosill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9-5-27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8420645" calcext:value-type="float">
            <text:p>28420645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Georgia'</text:p>
          </table:table-cell>
          <table:table-cell office:value-type="string" calcext:value-type="string">
            <text:p>'Jaquez'</text:p>
          </table:table-cell>
          <table:table-cell office:value-type="string" calcext:value-type="string">
            <text:p>'Heredi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62-9-18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2886259" calcext:value-type="float">
            <text:p>22886259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James'</text:p>
          </table:table-cell>
          <table:table-cell office:value-type="string" calcext:value-type="string">
            <text:p>'Heredi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7-9-13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1054675" calcext:value-type="float">
            <text:p>11054675</text:p>
          </table:table-cell>
          <table:table-cell office:value-type="string" calcext:value-type="string">
            <text:p>'Juliana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Henderson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63-12-8'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3511809" calcext:value-type="float">
            <text:p>23511809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Jackson'</text:p>
          </table:table-cell>
          <table:table-cell office:value-type="string" calcext:value-type="string">
            <text:p>'Hall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9-9-18'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8434897" calcext:value-type="float">
            <text:p>18434897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Florentina'</text:p>
          </table:table-cell>
          <table:table-cell office:value-type="string" calcext:value-type="string">
            <text:p>'Izaguirre'</text:p>
          </table:table-cell>
          <table:table-cell office:value-type="string" calcext:value-type="string">
            <text:p>'Gudin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76-5-18'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7954138" calcext:value-type="float">
            <text:p>27954138</text:p>
          </table:table-cell>
          <table:table-cell office:value-type="string" calcext:value-type="string">
            <text:p>'Justiniano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Iglesias'</text:p>
          </table:table-cell>
          <table:table-cell office:value-type="string" calcext:value-type="string">
            <text:p>'Guajard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74-8-19'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4974629" calcext:value-type="float">
            <text:p>24974629</text:p>
          </table:table-cell>
          <table:table-cell office:value-type="string" calcext:value-type="string">
            <text:p>'Justo'</text:p>
          </table:table-cell>
          <table:table-cell office:value-type="string" calcext:value-type="string">
            <text:p>'Toribio'</text:p>
          </table:table-cell>
          <table:table-cell office:value-type="string" calcext:value-type="string">
            <text:p>'Hurtado'</text:p>
          </table:table-cell>
          <table:table-cell office:value-type="string" calcext:value-type="string">
            <text:p>'Guadarram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79-8-3'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3835711" calcext:value-type="float">
            <text:p>33835711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Huerta'</text:p>
          </table:table-cell>
          <table:table-cell office:value-type="string" calcext:value-type="string">
            <text:p>'Grieg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86-8-13'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2445355" calcext:value-type="float">
            <text:p>32445355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Celso'</text:p>
          </table:table-cell>
          <table:table-cell office:value-type="string" calcext:value-type="string">
            <text:p>'Huerta'</text:p>
          </table:table-cell>
          <table:table-cell office:value-type="string" calcext:value-type="string">
            <text:p>'Gray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6-1-4'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1128155" calcext:value-type="float">
            <text:p>21128155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Howard'</text:p>
          </table:table-cell>
          <table:table-cell office:value-type="string" calcext:value-type="string">
            <text:p>'Gray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2001-2-25'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2205038" calcext:value-type="float">
            <text:p>22205038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Pastor'</text:p>
          </table:table-cell>
          <table:table-cell office:value-type="string" calcext:value-type="string">
            <text:p>'Hinojosa'</text:p>
          </table:table-cell>
          <table:table-cell office:value-type="string" calcext:value-type="string">
            <text:p>'Granados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0-3-10'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5145447" calcext:value-type="float">
            <text:p>15145447</text:p>
          </table:table-cell>
          <table:table-cell office:value-type="string" calcext:value-type="string">
            <text:p>'Laura'</text:p>
          </table:table-cell>
          <table:table-cell office:value-type="string" calcext:value-type="string">
            <text:p>'Hermione'</text:p>
          </table:table-cell>
          <table:table-cell office:value-type="string" calcext:value-type="string">
            <text:p>'Hidalgo'</text:p>
          </table:table-cell>
          <table:table-cell office:value-type="string" calcext:value-type="string">
            <text:p>'Granados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7-1-24'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0236793" calcext:value-type="float">
            <text:p>30236793</text:p>
          </table:table-cell>
          <table:table-cell office:value-type="string" calcext:value-type="string">
            <text:p>'Laura'</text:p>
          </table:table-cell>
          <table:table-cell office:value-type="string" calcext:value-type="string">
            <text:p>'Virgilio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Gracia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97-5-8'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1998813" calcext:value-type="float">
            <text:p>31998813</text:p>
          </table:table-cell>
          <table:table-cell office:value-type="string" calcext:value-type="string">
            <text:p>'Laureana'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Gonzalez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9-4-18'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2410249" calcext:value-type="float">
            <text:p>32410249</text:p>
          </table:table-cell>
          <table:table-cell office:value-type="string" calcext:value-type="string">
            <text:p>'Laureana'</text:p>
          </table:table-cell>
          <table:table-cell office:value-type="string" calcext:value-type="string">
            <text:p>'Oriana'</text:p>
          </table:table-cell>
          <table:table-cell office:value-type="string" calcext:value-type="string">
            <text:p>'Heredia'</text:p>
          </table:table-cell>
          <table:table-cell office:value-type="string" calcext:value-type="string">
            <text:p>'Gonzalez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79-7-15'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4565180" calcext:value-type="float">
            <text:p>14565180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Henriquez'</text:p>
          </table:table-cell>
          <table:table-cell office:value-type="string" calcext:value-type="string">
            <text:p>'Gonzalez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1-11-18'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1479748" calcext:value-type="float">
            <text:p>11479748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Guzman'</text:p>
          </table:table-cell>
          <table:table-cell office:value-type="string" calcext:value-type="string">
            <text:p>'Gonzales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1-11-6'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7146343" calcext:value-type="float">
            <text:p>17146343</text:p>
          </table:table-cell>
          <table:table-cell office:value-type="string" calcext:value-type="string">
            <text:p>'Leonel'</text:p>
          </table:table-cell>
          <table:table-cell office:value-type="string" calcext:value-type="string">
            <text:p>'Cristiano'</text:p>
          </table:table-cell>
          <table:table-cell office:value-type="string" calcext:value-type="string">
            <text:p>'Guillen'</text:p>
          </table:table-cell>
          <table:table-cell office:value-type="string" calcext:value-type="string">
            <text:p>'Gonzales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80-8-26'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0980573" calcext:value-type="float">
            <text:p>10980573</text:p>
          </table:table-cell>
          <table:table-cell office:value-type="string" calcext:value-type="string">
            <text:p>'Leticia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Guevara'</text:p>
          </table:table-cell>
          <table:table-cell office:value-type="string" calcext:value-type="string">
            <text:p>'Gomez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71-2-20'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2366841" calcext:value-type="float">
            <text:p>32366841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Petronilo'</text:p>
          </table:table-cell>
          <table:table-cell office:value-type="string" calcext:value-type="string">
            <text:p>'Guevara'</text:p>
          </table:table-cell>
          <table:table-cell office:value-type="string" calcext:value-type="string">
            <text:p>'Godinez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79-5-18'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2135826" calcext:value-type="float">
            <text:p>22135826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Guerrero'</text:p>
          </table:table-cell>
          <table:table-cell office:value-type="string" calcext:value-type="string">
            <text:p>'Godinez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3-11-15'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3124873" calcext:value-type="float">
            <text:p>23124873</text:p>
          </table:table-cell>
          <table:table-cell office:value-type="string" calcext:value-type="string">
            <text:p>'Ligia'</text:p>
          </table:table-cell>
          <table:table-cell office:value-type="string" calcext:value-type="string">
            <text:p>'Martina'</text:p>
          </table:table-cell>
          <table:table-cell office:value-type="string" calcext:value-type="string">
            <text:p>'Guerra'</text:p>
          </table:table-cell>
          <table:table-cell office:value-type="string" calcext:value-type="string">
            <text:p>'Giron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0-7-28'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3940953" calcext:value-type="float">
            <text:p>23940953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Isidro'</text:p>
          </table:table-cell>
          <table:table-cell office:value-type="string" calcext:value-type="string">
            <text:p>'Griego'</text:p>
          </table:table-cell>
          <table:table-cell office:value-type="string" calcext:value-type="string">
            <text:p>'Giraldo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2001-2-14'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3184954" calcext:value-type="float">
            <text:p>33184954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Gray'</text:p>
          </table:table-cell>
          <table:table-cell office:value-type="string" calcext:value-type="string">
            <text:p>'Gastelum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75-3-22'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9208636" calcext:value-type="float">
            <text:p>19208636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Granados'</text:p>
          </table:table-cell>
          <table:table-cell office:value-type="string" calcext:value-type="string">
            <text:p>'Garci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0-1-16'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2290327" calcext:value-type="float">
            <text:p>22290327</text:p>
          </table:table-cell>
          <table:table-cell office:value-type="string" calcext:value-type="string">
            <text:p>'Linda'</text:p>
          </table:table-cell>
          <table:table-cell office:value-type="string" calcext:value-type="string">
            <text:p>'Rosalia'</text:p>
          </table:table-cell>
          <table:table-cell office:value-type="string" calcext:value-type="string">
            <text:p>'Granados'</text:p>
          </table:table-cell>
          <table:table-cell office:value-type="string" calcext:value-type="string">
            <text:p>'Garci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98-8-9'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4142001" calcext:value-type="float">
            <text:p>14142001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Mia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Garces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7-12-22'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2519188" calcext:value-type="float">
            <text:p>22519188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Godinez'</text:p>
          </table:table-cell>
          <table:table-cell office:value-type="string" calcext:value-type="string">
            <text:p>'Garay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89-12-15'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6590747" calcext:value-type="float">
            <text:p>16590747</text:p>
          </table:table-cell>
          <table:table-cell office:value-type="string" calcext:value-type="string">
            <text:p>'Lucia'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Giron'</text:p>
          </table:table-cell>
          <table:table-cell office:value-type="string" calcext:value-type="string">
            <text:p>'Garay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7-8-13'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4472480" calcext:value-type="float">
            <text:p>14472480</text:p>
          </table:table-cell>
          <table:table-cell office:value-type="string" calcext:value-type="string">
            <text:p>'Luciana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Gastelum'</text:p>
          </table:table-cell>
          <table:table-cell office:value-type="string" calcext:value-type="string">
            <text:p>'Gamez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67-11-1'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2462877" calcext:value-type="float">
            <text:p>12462877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Garza'</text:p>
          </table:table-cell>
          <table:table-cell office:value-type="string" calcext:value-type="string">
            <text:p>'Gamez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1-6-14'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7225235" calcext:value-type="float">
            <text:p>27225235</text:p>
          </table:table-cell>
          <table:table-cell office:value-type="string" calcext:value-type="string">
            <text:p>'Ludmila'</text:p>
          </table:table-cell>
          <table:table-cell office:value-type="string" calcext:value-type="string">
            <text:p>'Justiniano'</text:p>
          </table:table-cell>
          <table:table-cell office:value-type="string" calcext:value-type="string">
            <text:p>'Garnica'</text:p>
          </table:table-cell>
          <table:table-cell office:value-type="string" calcext:value-type="string">
            <text:p>'Gambo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9-3-9'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4356379" calcext:value-type="float">
            <text:p>34356379</text:p>
          </table:table-cell>
          <table:table-cell office:value-type="string" calcext:value-type="string">
            <text:p>'Ludmila'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Garibay'</text:p>
          </table:table-cell>
          <table:table-cell office:value-type="string" calcext:value-type="string">
            <text:p>'Galvez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72-9-18'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1132665" calcext:value-type="float">
            <text:p>31132665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Garibay'</text:p>
          </table:table-cell>
          <table:table-cell office:value-type="string" calcext:value-type="string">
            <text:p>'Galvan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7-9-15'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5442439" calcext:value-type="float">
            <text:p>25442439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Garcia'</text:p>
          </table:table-cell>
          <table:table-cell office:value-type="string" calcext:value-type="string">
            <text:p>'Gallego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2001-8-22'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1873587" calcext:value-type="float">
            <text:p>31873587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Garces'</text:p>
          </table:table-cell>
          <table:table-cell office:value-type="string" calcext:value-type="string">
            <text:p>'Gallard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1-8-22'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6443290" calcext:value-type="float">
            <text:p>26443290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Emma'</text:p>
          </table:table-cell>
          <table:table-cell office:value-type="string" calcext:value-type="string">
            <text:p>'Gaona'</text:p>
          </table:table-cell>
          <table:table-cell office:value-type="string" calcext:value-type="string">
            <text:p>'Gallard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6-12-17'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003546" calcext:value-type="float">
            <text:p>29003546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Daniela'</text:p>
          </table:table-cell>
          <table:table-cell office:value-type="string" calcext:value-type="string">
            <text:p>'Galvez'</text:p>
          </table:table-cell>
          <table:table-cell office:value-type="string" calcext:value-type="string">
            <text:p>'Galaviz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4-1-3'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7980129" calcext:value-type="float">
            <text:p>27980129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Isaac'</text:p>
          </table:table-cell>
          <table:table-cell office:value-type="string" calcext:value-type="string">
            <text:p>'Galvan'</text:p>
          </table:table-cell>
          <table:table-cell office:value-type="string" calcext:value-type="string">
            <text:p>'Galarz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1-8-22'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9381689" calcext:value-type="float">
            <text:p>19381689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Gallo'</text:p>
          </table:table-cell>
          <table:table-cell office:value-type="string" calcext:value-type="string">
            <text:p>'Gaitan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1-11-7'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8570405" calcext:value-type="float">
            <text:p>28570405</text:p>
          </table:table-cell>
          <table:table-cell office:value-type="string" calcext:value-type="string">
            <text:p>'Magali'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Fuentes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73-1-8'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8791561" calcext:value-type="float">
            <text:p>18791561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Fatima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Frias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1-9-9'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8741728" calcext:value-type="float">
            <text:p>28741728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'Gallardo'</text:p>
          </table:table-cell>
          <table:table-cell office:value-type="string" calcext:value-type="string">
            <text:p>'Frias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93-2-20'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7016677" calcext:value-type="float">
            <text:p>17016677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Galdamez'</text:p>
          </table:table-cell>
          <table:table-cell office:value-type="string" calcext:value-type="string">
            <text:p>'Fria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7-5-12'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5946477" calcext:value-type="float">
            <text:p>15946477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Galdamez'</text:p>
          </table:table-cell>
          <table:table-cell office:value-type="string" calcext:value-type="string">
            <text:p>'Foster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73-11-26'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1794105" calcext:value-type="float">
            <text:p>11794105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Ligia'</text:p>
          </table:table-cell>
          <table:table-cell office:value-type="string" calcext:value-type="string">
            <text:p>'Galan'</text:p>
          </table:table-cell>
          <table:table-cell office:value-type="string" calcext:value-type="string">
            <text:p>'Fierr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2002-6-23'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0424470" calcext:value-type="float">
            <text:p>20424470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Funes'</text:p>
          </table:table-cell>
          <table:table-cell office:value-type="string" calcext:value-type="string">
            <text:p>'Ferrer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88-2-19'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0538427" calcext:value-type="float">
            <text:p>20538427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'Fuentes'</text:p>
          </table:table-cell>
          <table:table-cell office:value-type="string" calcext:value-type="string">
            <text:p>'Ferreir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2001-1-17'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3877354" calcext:value-type="float">
            <text:p>23877354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Faustiniano'</text:p>
          </table:table-cell>
          <table:table-cell office:value-type="string" calcext:value-type="string">
            <text:p>'Florez'</text:p>
          </table:table-cell>
          <table:table-cell office:value-type="string" calcext:value-type="string">
            <text:p>'Favel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73-12-10'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0515043" calcext:value-type="float">
            <text:p>20515043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Flores'</text:p>
          </table:table-cell>
          <table:table-cell office:value-type="string" calcext:value-type="string">
            <text:p>'Farias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9-11-13'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7511147" calcext:value-type="float">
            <text:p>27511147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Flores'</text:p>
          </table:table-cell>
          <table:table-cell office:value-type="string" calcext:value-type="string">
            <text:p>'Falcon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71-6-4'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5789798" calcext:value-type="float">
            <text:p>25789798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Justin'</text:p>
          </table:table-cell>
          <table:table-cell office:value-type="string" calcext:value-type="string">
            <text:p>'Figueroa'</text:p>
          </table:table-cell>
          <table:table-cell office:value-type="string" calcext:value-type="string">
            <text:p>'Fabian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4-5-23'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2302729" calcext:value-type="float">
            <text:p>22302729</text:p>
          </table:table-cell>
          <table:table-cell table:number-columns-repeated="2" office:value-type="string" calcext:value-type="string">
            <text:p>'Marcos'</text:p>
          </table:table-cell>
          <table:table-cell office:value-type="string" calcext:value-type="string">
            <text:p>'Figueroa'</text:p>
          </table:table-cell>
          <table:table-cell office:value-type="string" calcext:value-type="string">
            <text:p>'Estrella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80-1-20'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227682" calcext:value-type="float">
            <text:p>29227682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Fernandez'</text:p>
          </table:table-cell>
          <table:table-cell office:value-type="string" calcext:value-type="string">
            <text:p>'Estrad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8-2-13'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2077826" calcext:value-type="float">
            <text:p>22077826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Farias'</text:p>
          </table:table-cell>
          <table:table-cell office:value-type="string" calcext:value-type="string">
            <text:p>'Estrad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74-7-27'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2700831" calcext:value-type="float">
            <text:p>32700831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Farias'</text:p>
          </table:table-cell>
          <table:table-cell office:value-type="string" calcext:value-type="string">
            <text:p>'Estevez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91-3-17'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0249790" calcext:value-type="float">
            <text:p>20249790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Melania'</text:p>
          </table:table-cell>
          <table:table-cell office:value-type="string" calcext:value-type="string">
            <text:p>'Estrada'</text:p>
          </table:table-cell>
          <table:table-cell office:value-type="string" calcext:value-type="string">
            <text:p>'Esqued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79-4-19'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7289261" calcext:value-type="float">
            <text:p>17289261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Estevez'</text:p>
          </table:table-cell>
          <table:table-cell office:value-type="string" calcext:value-type="string">
            <text:p>'Espin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5-10-4'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566517" calcext:value-type="float">
            <text:p>29566517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Esqueda'</text:p>
          </table:table-cell>
          <table:table-cell office:value-type="string" calcext:value-type="string">
            <text:p>'Escobed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0-6-23'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2129217" calcext:value-type="float">
            <text:p>12129217</text:p>
          </table:table-cell>
          <table:table-cell office:value-type="string" calcext:value-type="string">
            <text:p>'Maria'</text:p>
          </table:table-cell>
          <table:table-cell office:value-type="string" calcext:value-type="string">
            <text:p>'Pastor'</text:p>
          </table:table-cell>
          <table:table-cell table:number-columns-repeated="2" office:value-type="string" calcext:value-type="string">
            <text:p>'Escobed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0-4-18'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8581453" calcext:value-type="float">
            <text:p>28581453</text:p>
          </table:table-cell>
          <table:table-cell office:value-type="string" calcext:value-type="string">
            <text:p>'Mariam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Escobedo'</text:p>
          </table:table-cell>
          <table:table-cell office:value-type="string" calcext:value-type="string">
            <text:p>'Escobar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68-11-27'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4141126" calcext:value-type="float">
            <text:p>14141126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Escalante'</text:p>
          </table:table-cell>
          <table:table-cell office:value-type="string" calcext:value-type="string">
            <text:p>'Escamill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8-8-7'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3094495" calcext:value-type="float">
            <text:p>13094495</text:p>
          </table:table-cell>
          <table:table-cell office:value-type="string" calcext:value-type="string">
            <text:p>'Maribel'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Encarnacion'</text:p>
          </table:table-cell>
          <table:table-cell office:value-type="string" calcext:value-type="string">
            <text:p>'Ellis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86-11-3'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848043" calcext:value-type="float">
            <text:p>29848043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Amanda'</text:p>
          </table:table-cell>
          <table:table-cell table:number-columns-repeated="2" office:value-type="string" calcext:value-type="string">
            <text:p>'Elli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4-6-25'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4546751" calcext:value-type="float">
            <text:p>34546751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Cristian'</text:p>
          </table:table-cell>
          <table:table-cell table:number-columns-repeated="2" office:value-type="string" calcext:value-type="string">
            <text:p>'Elizond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98-6-24'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023601" calcext:value-type="float">
            <text:p>29023601</text:p>
          </table:table-cell>
          <table:table-cell office:value-type="string" calcext:value-type="string">
            <text:p>'Marina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Edwards'</text:p>
          </table:table-cell>
          <table:table-cell office:value-type="string" calcext:value-type="string">
            <text:p>'Elia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79-9-26'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6620144" calcext:value-type="float">
            <text:p>16620144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Fabia'</text:p>
          </table:table-cell>
          <table:table-cell office:value-type="string" calcext:value-type="string">
            <text:p>'Edwards'</text:p>
          </table:table-cell>
          <table:table-cell office:value-type="string" calcext:value-type="string">
            <text:p>'Echevarri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95-3-7'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0202619" calcext:value-type="float">
            <text:p>20202619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Georgia'</text:p>
          </table:table-cell>
          <table:table-cell office:value-type="string" calcext:value-type="string">
            <text:p>'Echeverria'</text:p>
          </table:table-cell>
          <table:table-cell office:value-type="string" calcext:value-type="string">
            <text:p>'Duron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2-2-10'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5699022" calcext:value-type="float">
            <text:p>25699022</text:p>
          </table:table-cell>
          <table:table-cell office:value-type="string" calcext:value-type="string">
            <text:p>'Marisol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Duque'</text:p>
          </table:table-cell>
          <table:table-cell office:value-type="string" calcext:value-type="string">
            <text:p>'Duenas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90-5-24'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1970071" calcext:value-type="float">
            <text:p>31970071</text:p>
          </table:table-cell>
          <table:table-cell office:value-type="string" calcext:value-type="string">
            <text:p>'Mark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Duque'</text:p>
          </table:table-cell>
          <table:table-cell office:value-type="string" calcext:value-type="string">
            <text:p>'Dominguez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79-3-28'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2181471" calcext:value-type="float">
            <text:p>32181471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Cloe'</text:p>
          </table:table-cell>
          <table:table-cell office:value-type="string" calcext:value-type="string">
            <text:p>'Diaz'</text:p>
          </table:table-cell>
          <table:table-cell office:value-type="string" calcext:value-type="string">
            <text:p>'Dimas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5-5-15'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7125648" calcext:value-type="float">
            <text:p>17125648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Silvio'</text:p>
          </table:table-cell>
          <table:table-cell table:number-columns-repeated="2" office:value-type="string" calcext:value-type="string">
            <text:p>'Diaz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75-8-14'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6704705" calcext:value-type="float">
            <text:p>26704705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Deltoro'</text:p>
          </table:table-cell>
          <table:table-cell office:value-type="string" calcext:value-type="string">
            <text:p>'Delvalle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2001-2-4'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5020970" calcext:value-type="float">
            <text:p>15020970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'Jhoan'</text:p>
          </table:table-cell>
          <table:table-cell table:number-columns-repeated="2" office:value-type="string" calcext:value-type="string">
            <text:p>'Deltor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4-2-24'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2393291" calcext:value-type="float">
            <text:p>12393291</text:p>
          </table:table-cell>
          <table:table-cell office:value-type="string" calcext:value-type="string">
            <text:p>'Martin'</text:p>
          </table:table-cell>
          <table:table-cell office:value-type="string" calcext:value-type="string">
            <text:p>'Damaris'</text:p>
          </table:table-cell>
          <table:table-cell office:value-type="string" calcext:value-type="string">
            <text:p>'Delrio'</text:p>
          </table:table-cell>
          <table:table-cell office:value-type="string" calcext:value-type="string">
            <text:p>'Delossanto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95-4-10'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1843458" calcext:value-type="float">
            <text:p>11843458</text:p>
          </table:table-cell>
          <table:table-cell office:value-type="string" calcext:value-type="string">
            <text:p>'Martina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Delrio'</text:p>
          </table:table-cell>
          <table:table-cell office:value-type="string" calcext:value-type="string">
            <text:p>'Delgadill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72-8-26'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6096518" calcext:value-type="float">
            <text:p>16096518</text:p>
          </table:table-cell>
          <table:table-cell office:value-type="string" calcext:value-type="string">
            <text:p>'Martiniano'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Delgadillo'</text:p>
          </table:table-cell>
          <table:table-cell office:value-type="string" calcext:value-type="string">
            <text:p>'Delatorre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2001-10-19'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8865674" calcext:value-type="float">
            <text:p>28865674</text:p>
          </table:table-cell>
          <table:table-cell office:value-type="string" calcext:value-type="string">
            <text:p>'Martiniano'</text:p>
          </table:table-cell>
          <table:table-cell office:value-type="string" calcext:value-type="string">
            <text:p>'Sheila'</text:p>
          </table:table-cell>
          <table:table-cell office:value-type="string" calcext:value-type="string">
            <text:p>'Delcid'</text:p>
          </table:table-cell>
          <table:table-cell office:value-type="string" calcext:value-type="string">
            <text:p>'Dela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4-4-11'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132908" calcext:value-type="float">
            <text:p>29132908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Delarosa'</text:p>
          </table:table-cell>
          <table:table-cell office:value-type="string" calcext:value-type="string">
            <text:p>'Dela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84-9-20'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5632034" calcext:value-type="float">
            <text:p>15632034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Lucila'</text:p>
          </table:table-cell>
          <table:table-cell office:value-type="string" calcext:value-type="string">
            <text:p>'Delao'</text:p>
          </table:table-cell>
          <table:table-cell office:value-type="string" calcext:value-type="string">
            <text:p>'Deand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69-6-24'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5482382" calcext:value-type="float">
            <text:p>25482382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Delao'</text:p>
          </table:table-cell>
          <table:table-cell office:value-type="string" calcext:value-type="string">
            <text:p>'Davalos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78-6-9'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7337662" calcext:value-type="float">
            <text:p>17337662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Delacruz'</text:p>
          </table:table-cell>
          <table:table-cell office:value-type="string" calcext:value-type="string">
            <text:p>'Curiel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62-6-4'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8344063" calcext:value-type="float">
            <text:p>28344063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Dejesus'</text:p>
          </table:table-cell>
          <table:table-cell office:value-type="string" calcext:value-type="string">
            <text:p>'Cuellar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89-12-24'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2134197" calcext:value-type="float">
            <text:p>32134197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Sharon'</text:p>
          </table:table-cell>
          <table:table-cell office:value-type="string" calcext:value-type="string">
            <text:p>'Dejesus'</text:p>
          </table:table-cell>
          <table:table-cell office:value-type="string" calcext:value-type="string">
            <text:p>'Cruz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3-2-24'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9762373" calcext:value-type="float">
            <text:p>19762373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America'</text:p>
          </table:table-cell>
          <table:table-cell office:value-type="string" calcext:value-type="string">
            <text:p>'Davis'</text:p>
          </table:table-cell>
          <table:table-cell office:value-type="string" calcext:value-type="string">
            <text:p>'Covarrubia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0-5-16'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0843400" calcext:value-type="float">
            <text:p>20843400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Carlos'</text:p>
          </table:table-cell>
          <table:table-cell office:value-type="string" calcext:value-type="string">
            <text:p>'Damian'</text:p>
          </table:table-cell>
          <table:table-cell office:value-type="string" calcext:value-type="string">
            <text:p>'Cot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98-3-25'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2102900" calcext:value-type="float">
            <text:p>22102900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Silvestre'</text:p>
          </table:table-cell>
          <table:table-cell office:value-type="string" calcext:value-type="string">
            <text:p>'Curiel'</text:p>
          </table:table-cell>
          <table:table-cell office:value-type="string" calcext:value-type="string">
            <text:p>'Corre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92-7-3'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028323" calcext:value-type="float">
            <text:p>29028323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Cota'</text:p>
          </table:table-cell>
          <table:table-cell office:value-type="string" calcext:value-type="string">
            <text:p>'Corrales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0-6-19'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0106839" calcext:value-type="float">
            <text:p>20106839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Cloe'</text:p>
          </table:table-cell>
          <table:table-cell office:value-type="string" calcext:value-type="string">
            <text:p>'Cortez'</text:p>
          </table:table-cell>
          <table:table-cell office:value-type="string" calcext:value-type="string">
            <text:p>'Coronel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77-4-3'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2921825" calcext:value-type="float">
            <text:p>22921825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Corral'</text:p>
          </table:table-cell>
          <table:table-cell office:value-type="string" calcext:value-type="string">
            <text:p>'Coronad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8-10-26'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8786636" calcext:value-type="float">
            <text:p>28786636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Coronado'</text:p>
          </table:table-cell>
          <table:table-cell office:value-type="string" calcext:value-type="string">
            <text:p>'Coron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2001-4-7'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5144146" calcext:value-type="float">
            <text:p>25144146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Tiffany'</text:p>
          </table:table-cell>
          <table:table-cell office:value-type="string" calcext:value-type="string">
            <text:p>'Corona'</text:p>
          </table:table-cell>
          <table:table-cell office:value-type="string" calcext:value-type="string">
            <text:p>'Cornej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6-12-28'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837892" calcext:value-type="float">
            <text:p>29837892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Cornejo'</text:p>
          </table:table-cell>
          <table:table-cell office:value-type="string" calcext:value-type="string">
            <text:p>'Cordova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78-10-6'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8932094" calcext:value-type="float">
            <text:p>28932094</text:p>
          </table:table-cell>
          <table:table-cell office:value-type="string" calcext:value-type="string">
            <text:p>'Mia'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Coria'</text:p>
          </table:table-cell>
          <table:table-cell office:value-type="string" calcext:value-type="string">
            <text:p>'Cordov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5-10-3'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259206" calcext:value-type="float">
            <text:p>29259206</text:p>
          </table:table-cell>
          <table:table-cell office:value-type="string" calcext:value-type="string">
            <text:p>'Mia'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Coria'</text:p>
          </table:table-cell>
          <table:table-cell office:value-type="string" calcext:value-type="string">
            <text:p>'Corder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72-7-2'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1826849" calcext:value-type="float">
            <text:p>11826849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Cordova'</text:p>
          </table:table-cell>
          <table:table-cell office:value-type="string" calcext:value-type="string">
            <text:p>'Cook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98-11-9'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4736051" calcext:value-type="float">
            <text:p>14736051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Cooper'</text:p>
          </table:table-cell>
          <table:table-cell office:value-type="string" calcext:value-type="string">
            <text:p>'Cook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79-11-10'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7147518" calcext:value-type="float">
            <text:p>27147518</text:p>
          </table:table-cell>
          <table:table-cell office:value-type="string" calcext:value-type="string">
            <text:p>'Miguel'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Cook'</text:p>
          </table:table-cell>
          <table:table-cell office:value-type="string" calcext:value-type="string">
            <text:p>'Contreras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0-6-22'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1409077" calcext:value-type="float">
            <text:p>11409077</text:p>
          </table:table-cell>
          <table:table-cell office:value-type="string" calcext:value-type="string">
            <text:p>'Milena'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Cook'</text:p>
          </table:table-cell>
          <table:table-cell office:value-type="string" calcext:value-type="string">
            <text:p>'Contreras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3-10-8'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2026620" calcext:value-type="float">
            <text:p>22026620</text:p>
          </table:table-cell>
          <table:table-cell office:value-type="string" calcext:value-type="string">
            <text:p>'Milena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Concepcion'</text:p>
          </table:table-cell>
          <table:table-cell office:value-type="string" calcext:value-type="string">
            <text:p>'Conde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2000-3-26'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7091459" calcext:value-type="float">
            <text:p>27091459</text:p>
          </table:table-cell>
          <table:table-cell office:value-type="string" calcext:value-type="string">
            <text:p>'Miranda'</text:p>
          </table:table-cell>
          <table:table-cell office:value-type="string" calcext:value-type="string">
            <text:p>'Fabricia'</text:p>
          </table:table-cell>
          <table:table-cell office:value-type="string" calcext:value-type="string">
            <text:p>'Concepcion'</text:p>
          </table:table-cell>
          <table:table-cell office:value-type="string" calcext:value-type="string">
            <text:p>'Conde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3-12-2'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517215" calcext:value-type="float">
            <text:p>29517215</text:p>
          </table:table-cell>
          <table:table-cell office:value-type="string" calcext:value-type="string">
            <text:p>'Mirella'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Concepcion'</text:p>
          </table:table-cell>
          <table:table-cell office:value-type="string" calcext:value-type="string">
            <text:p>'Collaz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0-10-14'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8887688" calcext:value-type="float">
            <text:p>28887688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Florindo'</text:p>
          </table:table-cell>
          <table:table-cell table:number-columns-repeated="2" office:value-type="string" calcext:value-type="string">
            <text:p>'Collazo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91-9-27'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9068102" calcext:value-type="float">
            <text:p>19068102</text:p>
          </table:table-cell>
          <table:table-cell office:value-type="string" calcext:value-type="string">
            <text:p>'Moira'</text:p>
          </table:table-cell>
          <table:table-cell office:value-type="string" calcext:value-type="string">
            <text:p>'Rafael'</text:p>
          </table:table-cell>
          <table:table-cell table:number-columns-repeated="2" office:value-type="string" calcext:value-type="string">
            <text:p>'Claudi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7-10-3'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6558688" calcext:value-type="float">
            <text:p>26558688</text:p>
          </table:table-cell>
          <table:table-cell office:value-type="string" calcext:value-type="string">
            <text:p>'Myriam'</text:p>
          </table:table-cell>
          <table:table-cell office:value-type="string" calcext:value-type="string">
            <text:p>'Sylvia'</text:p>
          </table:table-cell>
          <table:table-cell office:value-type="string" calcext:value-type="string">
            <text:p>'Cisneros'</text:p>
          </table:table-cell>
          <table:table-cell office:value-type="string" calcext:value-type="string">
            <text:p>'Cifuente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4-9-27'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2780103" calcext:value-type="float">
            <text:p>32780103</text:p>
          </table:table-cell>
          <table:table-cell office:value-type="string" calcext:value-type="string">
            <text:p>'Myrta'</text:p>
          </table:table-cell>
          <table:table-cell office:value-type="string" calcext:value-type="string">
            <text:p>'Paz'</text:p>
          </table:table-cell>
          <table:table-cell table:number-columns-repeated="2" office:value-type="string" calcext:value-type="string">
            <text:p>'Cifuente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8-12-9'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2853270" calcext:value-type="float">
            <text:p>12853270</text:p>
          </table:table-cell>
          <table:table-cell office:value-type="string" calcext:value-type="string">
            <text:p>'Nadia'</text:p>
          </table:table-cell>
          <table:table-cell office:value-type="string" calcext:value-type="string">
            <text:p>'Federico'</text:p>
          </table:table-cell>
          <table:table-cell office:value-type="string" calcext:value-type="string">
            <text:p>'Chapa'</text:p>
          </table:table-cell>
          <table:table-cell office:value-type="string" calcext:value-type="string">
            <text:p>'Cifuentes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7-1-2'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8778807" calcext:value-type="float">
            <text:p>28778807</text:p>
          </table:table-cell>
          <table:table-cell office:value-type="string" calcext:value-type="string">
            <text:p>'Nancy'</text:p>
          </table:table-cell>
          <table:table-cell office:value-type="string" calcext:value-type="string">
            <text:p>'Alvaro'</text:p>
          </table:table-cell>
          <table:table-cell office:value-type="string" calcext:value-type="string">
            <text:p>'Chapa'</text:p>
          </table:table-cell>
          <table:table-cell office:value-type="string" calcext:value-type="string">
            <text:p>'Chavez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75-11-15'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283382" calcext:value-type="float">
            <text:p>29283382</text:p>
          </table:table-cell>
          <table:table-cell office:value-type="string" calcext:value-type="string">
            <text:p>'Naomi'</text:p>
          </table:table-cell>
          <table:table-cell office:value-type="string" calcext:value-type="string">
            <text:p>'Florentina'</text:p>
          </table:table-cell>
          <table:table-cell table:number-columns-repeated="2" office:value-type="string" calcext:value-type="string">
            <text:p>'Chacon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98-9-17'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746237" calcext:value-type="float">
            <text:p>29746237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Graciela'</text:p>
          </table:table-cell>
          <table:table-cell office:value-type="string" calcext:value-type="string">
            <text:p>'Cerda'</text:p>
          </table:table-cell>
          <table:table-cell office:value-type="string" calcext:value-type="string">
            <text:p>'Cervantes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4-5-25'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1849992" calcext:value-type="float">
            <text:p>31849992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Fernanda'</text:p>
          </table:table-cell>
          <table:table-cell table:number-columns-repeated="2" office:value-type="string" calcext:value-type="string">
            <text:p>'Ceped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75-8-20'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5670535" calcext:value-type="float">
            <text:p>25670535</text:p>
          </table:table-cell>
          <table:table-cell office:value-type="string" calcext:value-type="string">
            <text:p>'Nicolas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Ceja'</text:p>
          </table:table-cell>
          <table:table-cell office:value-type="string" calcext:value-type="string">
            <text:p>'Cedill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7-5-22'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6764493" calcext:value-type="float">
            <text:p>26764493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Ceja'</text:p>
          </table:table-cell>
          <table:table-cell office:value-type="string" calcext:value-type="string">
            <text:p>'Cedillo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90-9-1'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4715725" calcext:value-type="float">
            <text:p>34715725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Cavazos'</text:p>
          </table:table-cell>
          <table:table-cell office:value-type="string" calcext:value-type="string">
            <text:p>'Ceballo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92-6-16'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2061026" calcext:value-type="float">
            <text:p>22061026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Castrejon'</text:p>
          </table:table-cell>
          <table:table-cell office:value-type="string" calcext:value-type="string">
            <text:p>'Catalan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9-5-5'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0065058" calcext:value-type="float">
            <text:p>20065058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Romulo'</text:p>
          </table:table-cell>
          <table:table-cell office:value-type="string" calcext:value-type="string">
            <text:p>'Castellon'</text:p>
          </table:table-cell>
          <table:table-cell office:value-type="string" calcext:value-type="string">
            <text:p>'Castr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2-3-4'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1055073" calcext:value-type="float">
            <text:p>11055073</text:p>
          </table:table-cell>
          <table:table-cell office:value-type="string" calcext:value-type="string">
            <text:p>'Nina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Castanon'</text:p>
          </table:table-cell>
          <table:table-cell office:value-type="string" calcext:value-type="string">
            <text:p>'Castill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89-4-18'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9736552" calcext:value-type="float">
            <text:p>19736552</text:p>
          </table:table-cell>
          <table:table-cell office:value-type="string" calcext:value-type="string">
            <text:p>'Octavi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Casas'</text:p>
          </table:table-cell>
          <table:table-cell office:value-type="string" calcext:value-type="string">
            <text:p>'Castill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99-8-23'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8910940" calcext:value-type="float">
            <text:p>18910940</text:p>
          </table:table-cell>
          <table:table-cell office:value-type="string" calcext:value-type="string">
            <text:p>'Octavio'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Casarez'</text:p>
          </table:table-cell>
          <table:table-cell office:value-type="string" calcext:value-type="string">
            <text:p>'Castellanos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70-1-21'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6874382" calcext:value-type="float">
            <text:p>16874382</text:p>
          </table:table-cell>
          <table:table-cell office:value-type="string" calcext:value-type="string">
            <text:p>'Oliver'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Carter'</text:p>
          </table:table-cell>
          <table:table-cell office:value-type="string" calcext:value-type="string">
            <text:p>'Castanon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7-9-9'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3665583" calcext:value-type="float">
            <text:p>23665583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Cartagena'</text:p>
          </table:table-cell>
          <table:table-cell office:value-type="string" calcext:value-type="string">
            <text:p>'Castaned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3-4-3'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0000455" calcext:value-type="float">
            <text:p>10000455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Carrion'</text:p>
          </table:table-cell>
          <table:table-cell office:value-type="string" calcext:value-type="string">
            <text:p>'Castaned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70-11-10'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2238721" calcext:value-type="float">
            <text:p>32238721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Casillas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54-10-4'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4352338" calcext:value-type="float">
            <text:p>24352338</text:p>
          </table:table-cell>
          <table:table-cell office:value-type="string" calcext:value-type="string">
            <text:p>'Oriana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Casanov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4-1-12'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8041924" calcext:value-type="float">
            <text:p>28041924</text:p>
          </table:table-cell>
          <table:table-cell office:value-type="string" calcext:value-type="string">
            <text:p>'Orian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Carrera'</text:p>
          </table:table-cell>
          <table:table-cell office:value-type="string" calcext:value-type="string">
            <text:p>'Cartagen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5-2-5'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0882153" calcext:value-type="float">
            <text:p>20882153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Guadalupe'</text:p>
          </table:table-cell>
          <table:table-cell table:number-columns-repeated="2" office:value-type="string" calcext:value-type="string">
            <text:p>'Carren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92-12-15'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139104" calcext:value-type="float">
            <text:p>29139104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Jacqueline'</text:p>
          </table:table-cell>
          <table:table-cell office:value-type="string" calcext:value-type="string">
            <text:p>'Carreno'</text:p>
          </table:table-cell>
          <table:table-cell office:value-type="string" calcext:value-type="string">
            <text:p>'Carranz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7-2-26'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2154387" calcext:value-type="float">
            <text:p>32154387</text:p>
          </table:table-cell>
          <table:table-cell office:value-type="string" calcext:value-type="string">
            <text:p>'Ovidia'</text:p>
          </table:table-cell>
          <table:table-cell office:value-type="string" calcext:value-type="string">
            <text:p>'Justo'</text:p>
          </table:table-cell>
          <table:table-cell office:value-type="string" calcext:value-type="string">
            <text:p>'Carrasco'</text:p>
          </table:table-cell>
          <table:table-cell office:value-type="string" calcext:value-type="string">
            <text:p>'Carmon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93-3-1'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668232" calcext:value-type="float">
            <text:p>29668232</text:p>
          </table:table-cell>
          <table:table-cell office:value-type="string" calcext:value-type="string">
            <text:p>'Owen'</text:p>
          </table:table-cell>
          <table:table-cell office:value-type="string" calcext:value-type="string">
            <text:p>'Isidro'</text:p>
          </table:table-cell>
          <table:table-cell office:value-type="string" calcext:value-type="string">
            <text:p>'Carrasco'</text:p>
          </table:table-cell>
          <table:table-cell office:value-type="string" calcext:value-type="string">
            <text:p>'Carmon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88-11-18'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2573241" calcext:value-type="float">
            <text:p>22573241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Leticia'</text:p>
          </table:table-cell>
          <table:table-cell office:value-type="string" calcext:value-type="string">
            <text:p>'Carrasco'</text:p>
          </table:table-cell>
          <table:table-cell office:value-type="string" calcext:value-type="string">
            <text:p>'Carlos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7-8-7'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0975094" calcext:value-type="float">
            <text:p>30975094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Laila'</text:p>
          </table:table-cell>
          <table:table-cell office:value-type="string" calcext:value-type="string">
            <text:p>'Carpio'</text:p>
          </table:table-cell>
          <table:table-cell office:value-type="string" calcext:value-type="string">
            <text:p>'Cardon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4-6-1'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3526862" calcext:value-type="float">
            <text:p>13526862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Odilia'</text:p>
          </table:table-cell>
          <table:table-cell office:value-type="string" calcext:value-type="string">
            <text:p>'Carpio'</text:p>
          </table:table-cell>
          <table:table-cell office:value-type="string" calcext:value-type="string">
            <text:p>'Caraball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6-9-12'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4504761" calcext:value-type="float">
            <text:p>24504761</text:p>
          </table:table-cell>
          <table:table-cell office:value-type="string" calcext:value-type="string">
            <text:p>'Paciano'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Cantu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84-6-26'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4466052" calcext:value-type="float">
            <text:p>24466052</text:p>
          </table:table-cell>
          <table:table-cell office:value-type="string" calcext:value-type="string">
            <text:p>'Paciano'</text:p>
          </table:table-cell>
          <table:table-cell office:value-type="string" calcext:value-type="string">
            <text:p>'Thais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Candelari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7-5-18'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5312690" calcext:value-type="float">
            <text:p>15312690</text:p>
          </table:table-cell>
          <table:table-cell office:value-type="string" calcext:value-type="string">
            <text:p>'Paloma'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Carlos'</text:p>
          </table:table-cell>
          <table:table-cell office:value-type="string" calcext:value-type="string">
            <text:p>'Campo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92-4-13'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4943448" calcext:value-type="float">
            <text:p>14943448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'Octavio'</text:p>
          </table:table-cell>
          <table:table-cell office:value-type="string" calcext:value-type="string">
            <text:p>'Cardenas'</text:p>
          </table:table-cell>
          <table:table-cell office:value-type="string" calcext:value-type="string">
            <text:p>'Campbell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7-3-7'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2368221" calcext:value-type="float">
            <text:p>12368221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Caraballo'</text:p>
          </table:table-cell>
          <table:table-cell office:value-type="string" calcext:value-type="string">
            <text:p>'Camarill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2-7-5'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4382296" calcext:value-type="float">
            <text:p>34382296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Candelaria'</text:p>
          </table:table-cell>
          <table:table-cell office:value-type="string" calcext:value-type="string">
            <text:p>'Camaren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91-2-3'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6825187" calcext:value-type="float">
            <text:p>16825187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Campos'</text:p>
          </table:table-cell>
          <table:table-cell office:value-type="string" calcext:value-type="string">
            <text:p>'Camaren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71-5-13'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1091487" calcext:value-type="float">
            <text:p>21091487</text:p>
          </table:table-cell>
          <table:table-cell office:value-type="string" calcext:value-type="string">
            <text:p>'Paula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Camarillo'</text:p>
          </table:table-cell>
          <table:table-cell office:value-type="string" calcext:value-type="string">
            <text:p>'Camaren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3-10-23'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0167701" calcext:value-type="float">
            <text:p>20167701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Ada'</text:p>
          </table:table-cell>
          <table:table-cell table:number-columns-repeated="2" office:value-type="string" calcext:value-type="string">
            <text:p>'Calderon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66-4-9'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2022698" calcext:value-type="float">
            <text:p>12022698</text:p>
          </table:table-cell>
          <table:table-cell office:value-type="string" calcext:value-type="string">
            <text:p>'Pedro'</text:p>
          </table:table-cell>
          <table:table-cell office:value-type="string" calcext:value-type="string">
            <text:p>'Ashley'</text:p>
          </table:table-cell>
          <table:table-cell table:number-columns-repeated="2" office:value-type="string" calcext:value-type="string">
            <text:p>'Calder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1-7-9'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6301933" calcext:value-type="float">
            <text:p>16301933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Jennifer'</text:p>
          </table:table-cell>
          <table:table-cell office:value-type="string" calcext:value-type="string">
            <text:p>'Caldera'</text:p>
          </table:table-cell>
          <table:table-cell office:value-type="string" calcext:value-type="string">
            <text:p>'Cabrera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72-9-28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4634525" calcext:value-type="float">
            <text:p>14634525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'Cabrera'</text:p>
          </table:table-cell>
          <table:table-cell office:value-type="string" calcext:value-type="string">
            <text:p>'Cabral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98-10-17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3730110" calcext:value-type="float">
            <text:p>23730110</text:p>
          </table:table-cell>
          <table:table-cell office:value-type="string" calcext:value-type="string">
            <text:p>'Perla'</text:p>
          </table:table-cell>
          <table:table-cell office:value-type="string" calcext:value-type="string">
            <text:p>'Eladio'</text:p>
          </table:table-cell>
          <table:table-cell office:value-type="string" calcext:value-type="string">
            <text:p>'Cabral'</text:p>
          </table:table-cell>
          <table:table-cell office:value-type="string" calcext:value-type="string">
            <text:p>'Caballer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1-4-10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2069727" calcext:value-type="float">
            <text:p>32069727</text:p>
          </table:table-cell>
          <table:table-cell office:value-type="string" calcext:value-type="string">
            <text:p>'Petra'</text:p>
          </table:table-cell>
          <table:table-cell office:value-type="string" calcext:value-type="string">
            <text:p>'Yovanni'</text:p>
          </table:table-cell>
          <table:table-cell table:number-columns-repeated="2" office:value-type="string" calcext:value-type="string">
            <text:p>'Caballer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96-10-7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0217797" calcext:value-type="float">
            <text:p>20217797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Bustos'</text:p>
          </table:table-cell>
          <table:table-cell office:value-type="string" calcext:value-type="string">
            <text:p>'Caballer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85-6-5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5817862" calcext:value-type="float">
            <text:p>15817862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Nazaret'</text:p>
          </table:table-cell>
          <table:table-cell office:value-type="string" calcext:value-type="string">
            <text:p>'Bustos'</text:p>
          </table:table-cell>
          <table:table-cell office:value-type="string" calcext:value-type="string">
            <text:p>'Butler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0-4-1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4231944" calcext:value-type="float">
            <text:p>14231944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Bustamante'</text:p>
          </table:table-cell>
          <table:table-cell office:value-type="string" calcext:value-type="string">
            <text:p>'Butler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9-7-24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6945820" calcext:value-type="float">
            <text:p>16945820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Bustamante'</text:p>
          </table:table-cell>
          <table:table-cell office:value-type="string" calcext:value-type="string">
            <text:p>'Butler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75-9-24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8281917" calcext:value-type="float">
            <text:p>28281917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Burgos'</text:p>
          </table:table-cell>
          <table:table-cell office:value-type="string" calcext:value-type="string">
            <text:p>'Bustos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3-4-21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3068176" calcext:value-type="float">
            <text:p>33068176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Bueno'</text:p>
          </table:table-cell>
          <table:table-cell office:value-type="string" calcext:value-type="string">
            <text:p>'Burgos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68-4-21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5261994" calcext:value-type="float">
            <text:p>15261994</text:p>
          </table:table-cell>
          <table:table-cell office:value-type="string" calcext:value-type="string">
            <text:p>'Rafael'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Brito'</text:p>
          </table:table-cell>
          <table:table-cell office:value-type="string" calcext:value-type="string">
            <text:p>'Buenrostro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73-5-22'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2592619" calcext:value-type="float">
            <text:p>22592619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'Briones'</text:p>
          </table:table-cell>
          <table:table-cell office:value-type="string" calcext:value-type="string">
            <text:p>'Buenrostr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9-12-11'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7681788" calcext:value-type="float">
            <text:p>27681788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Bravo'</text:p>
          </table:table-cell>
          <table:table-cell office:value-type="string" calcext:value-type="string">
            <text:p>'Buenrostr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7-4-22'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5294917" calcext:value-type="float">
            <text:p>25294917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Miguel'</text:p>
          </table:table-cell>
          <table:table-cell office:value-type="string" calcext:value-type="string">
            <text:p>'Bravo'</text:p>
          </table:table-cell>
          <table:table-cell office:value-type="string" calcext:value-type="string">
            <text:p>'Botell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8-3-20'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6541180" calcext:value-type="float">
            <text:p>26541180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Bocanegra'</text:p>
          </table:table-cell>
          <table:table-cell office:value-type="string" calcext:value-type="string">
            <text:p>'Bojorquez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9-10-13'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1007371" calcext:value-type="float">
            <text:p>21007371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Blanco'</text:p>
          </table:table-cell>
          <table:table-cell office:value-type="string" calcext:value-type="string">
            <text:p>'Bocanegr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9-10-6'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6645172" calcext:value-type="float">
            <text:p>16645172</text:p>
          </table:table-cell>
          <table:table-cell office:value-type="string" calcext:value-type="string">
            <text:p>'Regie'</text:p>
          </table:table-cell>
          <table:table-cell office:value-type="string" calcext:value-type="string">
            <text:p>'Amara'</text:p>
          </table:table-cell>
          <table:table-cell office:value-type="string" calcext:value-type="string">
            <text:p>'Bianco'</text:p>
          </table:table-cell>
          <table:table-cell office:value-type="string" calcext:value-type="string">
            <text:p>'Bocanegr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2002-2-28'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2141701" calcext:value-type="float">
            <text:p>12141701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Bernal'</text:p>
          </table:table-cell>
          <table:table-cell office:value-type="string" calcext:value-type="string">
            <text:p>'Blanc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5-12-3'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1975162" calcext:value-type="float">
            <text:p>21975162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Bennett'</text:p>
          </table:table-cell>
          <table:table-cell office:value-type="string" calcext:value-type="string">
            <text:p>'Bianc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4-4-7'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4187814" calcext:value-type="float">
            <text:p>34187814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Bennett'</text:p>
          </table:table-cell>
          <table:table-cell office:value-type="string" calcext:value-type="string">
            <text:p>'Bermudez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7-3-7'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0923844" calcext:value-type="float">
            <text:p>10923844</text:p>
          </table:table-cell>
          <table:table-cell office:value-type="string" calcext:value-type="string">
            <text:p>'Rocio'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Benitez'</text:p>
          </table:table-cell>
          <table:table-cell office:value-type="string" calcext:value-type="string">
            <text:p>'Bermudez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2001-12-13'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2212942" calcext:value-type="float">
            <text:p>12212942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Elizabeth'</text:p>
          </table:table-cell>
          <table:table-cell office:value-type="string" calcext:value-type="string">
            <text:p>'Benavides'</text:p>
          </table:table-cell>
          <table:table-cell office:value-type="string" calcext:value-type="string">
            <text:p>'Beltran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91-2-12'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8048018" calcext:value-type="float">
            <text:p>18048018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Beltran'</text:p>
          </table:table-cell>
          <table:table-cell office:value-type="string" calcext:value-type="string">
            <text:p>'Becerr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3-3-26'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4715424" calcext:value-type="float">
            <text:p>24715424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Bello'</text:p>
          </table:table-cell>
          <table:table-cell office:value-type="string" calcext:value-type="string">
            <text:p>'Batist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73-5-23'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4023754" calcext:value-type="float">
            <text:p>24023754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Bejarano'</text:p>
          </table:table-cell>
          <table:table-cell office:value-type="string" calcext:value-type="string">
            <text:p>'Barrios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0-6-25'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0310481" calcext:value-type="float">
            <text:p>20310481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Nicole'</text:p>
          </table:table-cell>
          <table:table-cell office:value-type="string" calcext:value-type="string">
            <text:p>'Bedolla'</text:p>
          </table:table-cell>
          <table:table-cell office:value-type="string" calcext:value-type="string">
            <text:p>'Barci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76-11-3'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365782" calcext:value-type="float">
            <text:p>29365782</text:p>
          </table:table-cell>
          <table:table-cell office:value-type="string" calcext:value-type="string">
            <text:p>'Rosalia'</text:p>
          </table:table-cell>
          <table:table-cell office:value-type="string" calcext:value-type="string">
            <text:p>'Blanca'</text:p>
          </table:table-cell>
          <table:table-cell office:value-type="string" calcext:value-type="string">
            <text:p>'Becerra'</text:p>
          </table:table-cell>
          <table:table-cell office:value-type="string" calcext:value-type="string">
            <text:p>'Barcenas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71-11-17'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3900024" calcext:value-type="float">
            <text:p>13900024</text:p>
          </table:table-cell>
          <table:table-cell office:value-type="string" calcext:value-type="string">
            <text:p>'Rosalia'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'Becerra'</text:p>
          </table:table-cell>
          <table:table-cell office:value-type="string" calcext:value-type="string">
            <text:p>'Barcenas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61-9-21'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554486" calcext:value-type="float">
            <text:p>29554486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Bazan'</text:p>
          </table:table-cell>
          <table:table-cell office:value-type="string" calcext:value-type="string">
            <text:p>'Barboz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2002-6-17'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1215274" calcext:value-type="float">
            <text:p>21215274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Imelda'</text:p>
          </table:table-cell>
          <table:table-cell office:value-type="string" calcext:value-type="string">
            <text:p>'Bautista'</text:p>
          </table:table-cell>
          <table:table-cell office:value-type="string" calcext:value-type="string">
            <text:p>'Barboz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76-11-5'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9060593" calcext:value-type="float">
            <text:p>19060593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Juliana'</text:p>
          </table:table-cell>
          <table:table-cell office:value-type="string" calcext:value-type="string">
            <text:p>'Batista'</text:p>
          </table:table-cell>
          <table:table-cell office:value-type="string" calcext:value-type="string">
            <text:p>'Barajas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66-11-18'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4393162" calcext:value-type="float">
            <text:p>24393162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Blanca'</text:p>
          </table:table-cell>
          <table:table-cell office:value-type="string" calcext:value-type="string">
            <text:p>'Barrientos'</text:p>
          </table:table-cell>
          <table:table-cell office:value-type="string" calcext:value-type="string">
            <text:p>'Barahon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76-7-3'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3259435" calcext:value-type="float">
            <text:p>13259435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Barragan'</text:p>
          </table:table-cell>
          <table:table-cell office:value-type="string" calcext:value-type="string">
            <text:p>'Baldera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95-4-23'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2593772" calcext:value-type="float">
            <text:p>22593772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Barboza'</text:p>
          </table:table-cell>
          <table:table-cell office:value-type="string" calcext:value-type="string">
            <text:p>'Bailey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2000-11-13'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3610259" calcext:value-type="float">
            <text:p>33610259</text:p>
          </table:table-cell>
          <table:table-cell office:value-type="string" calcext:value-type="string">
            <text:p>'Sabrina'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Barbosa'</text:p>
          </table:table-cell>
          <table:table-cell office:value-type="string" calcext:value-type="string">
            <text:p>'Bahen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99-9-20'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0949536" calcext:value-type="float">
            <text:p>20949536</text:p>
          </table:table-cell>
          <table:table-cell office:value-type="string" calcext:value-type="string">
            <text:p>'Sabrin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Barbosa'</text:p>
          </table:table-cell>
          <table:table-cell office:value-type="string" calcext:value-type="string">
            <text:p>'Bahen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83-4-6'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9639390" calcext:value-type="float">
            <text:p>19639390</text:p>
          </table:table-cell>
          <table:table-cell office:value-type="string" calcext:value-type="string">
            <text:p>'Sabrina'</text:p>
          </table:table-cell>
          <table:table-cell office:value-type="string" calcext:value-type="string">
            <text:p>'Faustiniano'</text:p>
          </table:table-cell>
          <table:table-cell office:value-type="string" calcext:value-type="string">
            <text:p>'Barbosa'</text:p>
          </table:table-cell>
          <table:table-cell office:value-type="string" calcext:value-type="string">
            <text:p>'Bahen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2002-9-6'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6634882" calcext:value-type="float">
            <text:p>16634882</text:p>
          </table:table-cell>
          <table:table-cell office:value-type="string" calcext:value-type="string">
            <text:p>'Salvador'</text:p>
          </table:table-cell>
          <table:table-cell office:value-type="string" calcext:value-type="string">
            <text:p>'Dafne'</text:p>
          </table:table-cell>
          <table:table-cell office:value-type="string" calcext:value-type="string">
            <text:p>'Barba'</text:p>
          </table:table-cell>
          <table:table-cell office:value-type="string" calcext:value-type="string">
            <text:p>'Baez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5-5-12'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4067873" calcext:value-type="float">
            <text:p>24067873</text:p>
          </table:table-cell>
          <table:table-cell office:value-type="string" calcext:value-type="string">
            <text:p>'Salvador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Barahona'</text:p>
          </table:table-cell>
          <table:table-cell office:value-type="string" calcext:value-type="string">
            <text:p>'Badill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75-6-21'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0047085" calcext:value-type="float">
            <text:p>20047085</text:p>
          </table:table-cell>
          <table:table-cell office:value-type="string" calcext:value-type="string">
            <text:p>'Samanta'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Baltazar'</text:p>
          </table:table-cell>
          <table:table-cell office:value-type="string" calcext:value-type="string">
            <text:p>'Badill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7-5-26'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145439" calcext:value-type="float">
            <text:p>29145439</text:p>
          </table:table-cell>
          <table:table-cell office:value-type="string" calcext:value-type="string">
            <text:p>'Samuel'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Baker'</text:p>
          </table:table-cell>
          <table:table-cell office:value-type="string" calcext:value-type="string">
            <text:p>'Baca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99-8-12'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950938" calcext:value-type="float">
            <text:p>29950938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Fabricia'</text:p>
          </table:table-cell>
          <table:table-cell office:value-type="string" calcext:value-type="string">
            <text:p>'Bahena'</text:p>
          </table:table-cell>
          <table:table-cell office:value-type="string" calcext:value-type="string">
            <text:p>'Bac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5-5-28'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9512619" calcext:value-type="float">
            <text:p>19512619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Bahena'</text:p>
          </table:table-cell>
          <table:table-cell office:value-type="string" calcext:value-type="string">
            <text:p>'Bac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99-10-27'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2626184" calcext:value-type="float">
            <text:p>32626184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Ceciliano'</text:p>
          </table:table-cell>
          <table:table-cell office:value-type="string" calcext:value-type="string">
            <text:p>'Bahena'</text:p>
          </table:table-cell>
          <table:table-cell office:value-type="string" calcext:value-type="string">
            <text:p>'Avin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7-10-20'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4476710" calcext:value-type="float">
            <text:p>34476710</text:p>
          </table:table-cell>
          <table:table-cell office:value-type="string" calcext:value-type="string">
            <text:p>'Sebastian'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Avin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3-12-4'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5621293" calcext:value-type="float">
            <text:p>25621293</text:p>
          </table:table-cell>
          <table:table-cell office:value-type="string" calcext:value-type="string">
            <text:p>'Sebastian'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Avina'</text:p>
          </table:table-cell>
          <table:table-cell office:value-type="string" calcext:value-type="string">
            <text:p>'Aviles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71-9-1'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8172736" calcext:value-type="float">
            <text:p>18172736</text:p>
          </table:table-cell>
          <table:table-cell office:value-type="string" calcext:value-type="string">
            <text:p>'Sharon'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Avendano'</text:p>
          </table:table-cell>
          <table:table-cell office:value-type="string" calcext:value-type="string">
            <text:p>'Ascenci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99-5-20'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7955431" calcext:value-type="float">
            <text:p>17955431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'Elvira'</text:p>
          </table:table-cell>
          <table:table-cell office:value-type="string" calcext:value-type="string">
            <text:p>'Avendano'</text:p>
          </table:table-cell>
          <table:table-cell office:value-type="string" calcext:value-type="string">
            <text:p>'Arroy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0-1-11'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6102125" calcext:value-type="float">
            <text:p>16102125</text:p>
          </table:table-cell>
          <table:table-cell office:value-type="string" calcext:value-type="string">
            <text:p>'Silvestre'</text:p>
          </table:table-cell>
          <table:table-cell office:value-type="string" calcext:value-type="string">
            <text:p>'Tito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Arreguin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72-9-20'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5802154" calcext:value-type="float">
            <text:p>15802154</text:p>
          </table:table-cell>
          <table:table-cell office:value-type="string" calcext:value-type="string">
            <text:p>'Silvia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Arreguin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69-8-2'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3857935" calcext:value-type="float">
            <text:p>33857935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Arredondo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88-12-13'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0969127" calcext:value-type="float">
            <text:p>10969127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Avalos'</text:p>
          </table:table-cell>
          <table:table-cell office:value-type="string" calcext:value-type="string">
            <text:p>'Armendariz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72-9-2'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7072384" calcext:value-type="float">
            <text:p>27072384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Linda'</text:p>
          </table:table-cell>
          <table:table-cell office:value-type="string" calcext:value-type="string">
            <text:p>'Arteaga'</text:p>
          </table:table-cell>
          <table:table-cell office:value-type="string" calcext:value-type="string">
            <text:p>'Arias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9-8-5'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231871" calcext:value-type="float">
            <text:p>29231871</text:p>
          </table:table-cell>
          <table:table-cell office:value-type="string" calcext:value-type="string">
            <text:p>'Sofia'</text:p>
          </table:table-cell>
          <table:table-cell office:value-type="string" calcext:value-type="string">
            <text:p>'Patricio'</text:p>
          </table:table-cell>
          <table:table-cell office:value-type="string" calcext:value-type="string">
            <text:p>'Arriola'</text:p>
          </table:table-cell>
          <table:table-cell office:value-type="string" calcext:value-type="string">
            <text:p>'Arguet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6-9-17'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4226720" calcext:value-type="float">
            <text:p>24226720</text:p>
          </table:table-cell>
          <table:table-cell office:value-type="string" calcext:value-type="string">
            <text:p>'Sofia'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Arriola'</text:p>
          </table:table-cell>
          <table:table-cell office:value-type="string" calcext:value-type="string">
            <text:p>'Arguell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88-5-16'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4038628" calcext:value-type="float">
            <text:p>34038628</text:p>
          </table:table-cell>
          <table:table-cell office:value-type="string" calcext:value-type="string">
            <text:p>'Soledad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Arriaga'</text:p>
          </table:table-cell>
          <table:table-cell office:value-type="string" calcext:value-type="string">
            <text:p>'Arguell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96-9-25'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6839526" calcext:value-type="float">
            <text:p>16839526</text:p>
          </table:table-cell>
          <table:table-cell office:value-type="string" calcext:value-type="string">
            <text:p>'Sylvia'</text:p>
          </table:table-cell>
          <table:table-cell office:value-type="string" calcext:value-type="string">
            <text:p>'Benigno'</text:p>
          </table:table-cell>
          <table:table-cell office:value-type="string" calcext:value-type="string">
            <text:p>'Armijo'</text:p>
          </table:table-cell>
          <table:table-cell office:value-type="string" calcext:value-type="string">
            <text:p>'Areval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7-9-20'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0818668" calcext:value-type="float">
            <text:p>20818668</text:p>
          </table:table-cell>
          <table:table-cell office:value-type="string" calcext:value-type="string">
            <text:p>'Sylvia'</text:p>
          </table:table-cell>
          <table:table-cell office:value-type="string" calcext:value-type="string">
            <text:p>'Jayden'</text:p>
          </table:table-cell>
          <table:table-cell office:value-type="string" calcext:value-type="string">
            <text:p>'Armijo'</text:p>
          </table:table-cell>
          <table:table-cell office:value-type="string" calcext:value-type="string">
            <text:p>'Arce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2-2-28'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8829224" calcext:value-type="float">
            <text:p>18829224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Olivia'</text:p>
          </table:table-cell>
          <table:table-cell office:value-type="string" calcext:value-type="string">
            <text:p>'Armenta'</text:p>
          </table:table-cell>
          <table:table-cell office:value-type="string" calcext:value-type="string">
            <text:p>'Arauj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9-10-10'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7368228" calcext:value-type="float">
            <text:p>17368228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Ceferino'</text:p>
          </table:table-cell>
          <table:table-cell office:value-type="string" calcext:value-type="string">
            <text:p>'Armendariz'</text:p>
          </table:table-cell>
          <table:table-cell office:value-type="string" calcext:value-type="string">
            <text:p>'Arauj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70-8-27'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8737400" calcext:value-type="float">
            <text:p>28737400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Arenas'</text:p>
          </table:table-cell>
          <table:table-cell office:value-type="string" calcext:value-type="string">
            <text:p>'Arango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93-2-11'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7032735" calcext:value-type="float">
            <text:p>17032735</text:p>
          </table:table-cell>
          <table:table-cell office:value-type="string" calcext:value-type="string">
            <text:p>'Thais'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Archuleta'</text:p>
          </table:table-cell>
          <table:table-cell office:value-type="string" calcext:value-type="string">
            <text:p>'Araiz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76-12-23'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8672031" calcext:value-type="float">
            <text:p>28672031</text:p>
          </table:table-cell>
          <table:table-cell office:value-type="string" calcext:value-type="string">
            <text:p>'Tito'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Archuleta'</text:p>
          </table:table-cell>
          <table:table-cell office:value-type="string" calcext:value-type="string">
            <text:p>'Aparici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71-10-10'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3874751" calcext:value-type="float">
            <text:p>23874751</text:p>
          </table:table-cell>
          <table:table-cell office:value-type="string" calcext:value-type="string">
            <text:p>'Tito'</text:p>
          </table:table-cell>
          <table:table-cell office:value-type="string" calcext:value-type="string">
            <text:p>'Nadia'</text:p>
          </table:table-cell>
          <table:table-cell office:value-type="string" calcext:value-type="string">
            <text:p>'Araujo'</text:p>
          </table:table-cell>
          <table:table-cell office:value-type="string" calcext:value-type="string">
            <text:p>'Aparici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3-5-18'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4585802" calcext:value-type="float">
            <text:p>14585802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Rocky'</text:p>
          </table:table-cell>
          <table:table-cell office:value-type="string" calcext:value-type="string">
            <text:p>'Arango'</text:p>
          </table:table-cell>
          <table:table-cell office:value-type="string" calcext:value-type="string">
            <text:p>'Antoni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71-11-21'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7559174" calcext:value-type="float">
            <text:p>17559174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Arana'</text:p>
          </table:table-cell>
          <table:table-cell office:value-type="string" calcext:value-type="string">
            <text:p>'Antoni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88-1-22'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0733676" calcext:value-type="float">
            <text:p>20733676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Araiza'</text:p>
          </table:table-cell>
          <table:table-cell office:value-type="string" calcext:value-type="string">
            <text:p>'Anguian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95-10-11'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4656030" calcext:value-type="float">
            <text:p>14656030</text:p>
          </table:table-cell>
          <table:table-cell office:value-type="string" calcext:value-type="string">
            <text:p>'Ursula'</text:p>
          </table:table-cell>
          <table:table-cell office:value-type="string" calcext:value-type="string">
            <text:p>'Esmeralda'</text:p>
          </table:table-cell>
          <table:table-cell office:value-type="string" calcext:value-type="string">
            <text:p>'Aparicio'</text:p>
          </table:table-cell>
          <table:table-cell office:value-type="string" calcext:value-type="string">
            <text:p>'Angeles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63-6-2'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1759825" calcext:value-type="float">
            <text:p>21759825</text:p>
          </table:table-cell>
          <table:table-cell office:value-type="string" calcext:value-type="string">
            <text:p>'Ursula'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Aparicio'</text:p>
          </table:table-cell>
          <table:table-cell office:value-type="string" calcext:value-type="string">
            <text:p>'Andin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69-12-6'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4170015" calcext:value-type="float">
            <text:p>34170015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Aparicio'</text:p>
          </table:table-cell>
          <table:table-cell office:value-type="string" calcext:value-type="string">
            <text:p>'Anderson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2-10-27'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1178617" calcext:value-type="float">
            <text:p>31178617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Antunez'</text:p>
          </table:table-cell>
          <table:table-cell office:value-type="string" calcext:value-type="string">
            <text:p>'Anderson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72-9-5'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9944756" calcext:value-type="float">
            <text:p>29944756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Laila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Anderson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8-8-18'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0693974" calcext:value-type="float">
            <text:p>30693974</text:p>
          </table:table-cell>
          <table:table-cell office:value-type="string" calcext:value-type="string">
            <text:p>'Valeria'</text:p>
          </table:table-cell>
          <table:table-cell office:value-type="string" calcext:value-type="string">
            <text:p>'Bonita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Amezcu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95-1-7'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3105972" calcext:value-type="float">
            <text:p>23105972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Alvara'</text:p>
          </table:table-cell>
          <table:table-cell office:value-type="string" calcext:value-type="string">
            <text:p>'Angulo'</text:p>
          </table:table-cell>
          <table:table-cell office:value-type="string" calcext:value-type="string">
            <text:p>'Amezcu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68-12-26'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4572162" calcext:value-type="float">
            <text:p>34572162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Angulo'</text:p>
          </table:table-cell>
          <table:table-cell office:value-type="string" calcext:value-type="string">
            <text:p>'Amay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75-9-21'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5015159" calcext:value-type="float">
            <text:p>25015159</text:p>
          </table:table-cell>
          <table:table-cell office:value-type="string" calcext:value-type="string">
            <text:p>'Venancio'</text:p>
          </table:table-cell>
          <table:table-cell office:value-type="string" calcext:value-type="string">
            <text:p>'Ada'</text:p>
          </table:table-cell>
          <table:table-cell office:value-type="string" calcext:value-type="string">
            <text:p>'Angeles'</text:p>
          </table:table-cell>
          <table:table-cell office:value-type="string" calcext:value-type="string">
            <text:p>'Amay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4-2-18'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0544494" calcext:value-type="float">
            <text:p>30544494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Rafael'</text:p>
          </table:table-cell>
          <table:table-cell office:value-type="string" calcext:value-type="string">
            <text:p>'Angeles'</text:p>
          </table:table-cell>
          <table:table-cell office:value-type="string" calcext:value-type="string">
            <text:p>'Amar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7-9-16'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8929854" calcext:value-type="float">
            <text:p>18929854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Lorenz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Amador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9-1-5'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7959857" calcext:value-type="float">
            <text:p>27959857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Andrade'</text:p>
          </table:table-cell>
          <table:table-cell office:value-type="string" calcext:value-type="string">
            <text:p>'Amador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64-2-26'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9282082" calcext:value-type="float">
            <text:p>19282082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Alma'</text:p>
          </table:table-cell>
          <table:table-cell office:value-type="string" calcext:value-type="string">
            <text:p>'Anderson'</text:p>
          </table:table-cell>
          <table:table-cell office:value-type="string" calcext:value-type="string">
            <text:p>'Alvareng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3-12-6'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8470231" calcext:value-type="float">
            <text:p>28470231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Elian'</text:p>
          </table:table-cell>
          <table:table-cell office:value-type="string" calcext:value-type="string">
            <text:p>'Anaya'</text:p>
          </table:table-cell>
          <table:table-cell office:value-type="string" calcext:value-type="string">
            <text:p>'Alvarenga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92-10-22'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0306934" calcext:value-type="float">
            <text:p>30306934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Amezcua'</text:p>
          </table:table-cell>
          <table:table-cell office:value-type="string" calcext:value-type="string">
            <text:p>'Alonso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2001-5-3'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2245570" calcext:value-type="float">
            <text:p>12245570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Amaya'</text:p>
          </table:table-cell>
          <table:table-cell office:value-type="string" calcext:value-type="string">
            <text:p>'Almeid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96-11-9'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0824548" calcext:value-type="float">
            <text:p>30824548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Amaro'</text:p>
          </table:table-cell>
          <table:table-cell office:value-type="string" calcext:value-type="string">
            <text:p>'Almazan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8-6-16'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4747285" calcext:value-type="float">
            <text:p>34747285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Alvarenga'</text:p>
          </table:table-cell>
          <table:table-cell office:value-type="string" calcext:value-type="string">
            <text:p>'Almanz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51-2-9'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5170326" calcext:value-type="float">
            <text:p>15170326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Alvarado'</text:p>
          </table:table-cell>
          <table:table-cell office:value-type="string" calcext:value-type="string">
            <text:p>'Almaguer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92-2-4'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9960929" calcext:value-type="float">
            <text:p>19960929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Altamirano'</text:p>
          </table:table-cell>
          <table:table-cell office:value-type="string" calcext:value-type="string">
            <text:p>'Alfons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75-4-19'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6251331" calcext:value-type="float">
            <text:p>26251331</text:p>
          </table:table-cell>
          <table:table-cell office:value-type="string" calcext:value-type="string">
            <text:p>'Vilma'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'Alonzo'</text:p>
          </table:table-cell>
          <table:table-cell office:value-type="string" calcext:value-type="string">
            <text:p>'Alexander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5-12-7'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1036101" calcext:value-type="float">
            <text:p>21036101</text:p>
          </table:table-cell>
          <table:table-cell office:value-type="string" calcext:value-type="string">
            <text:p>'Vilma'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Alonzo'</text:p>
          </table:table-cell>
          <table:table-cell office:value-type="string" calcext:value-type="string">
            <text:p>'Aleman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7-12-5'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30159012" calcext:value-type="float">
            <text:p>30159012</text:p>
          </table:table-cell>
          <table:table-cell office:value-type="string" calcext:value-type="string">
            <text:p>'Virgilio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Alonso'</text:p>
          </table:table-cell>
          <table:table-cell office:value-type="string" calcext:value-type="string">
            <text:p>'Alej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6-6-28'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0040898" calcext:value-type="float">
            <text:p>20040898</text:p>
          </table:table-cell>
          <table:table-cell office:value-type="string" calcext:value-type="string">
            <text:p>'Virgilio'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Alonso'</text:p>
          </table:table-cell>
          <table:table-cell office:value-type="string" calcext:value-type="string">
            <text:p>'Alejandro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99-5-21'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7922535" calcext:value-type="float">
            <text:p>27922535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Almonte'</text:p>
          </table:table-cell>
          <table:table-cell office:value-type="string" calcext:value-type="string">
            <text:p>'Alegri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9-8-23'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5464273" calcext:value-type="float">
            <text:p>25464273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Matilde'</text:p>
          </table:table-cell>
          <table:table-cell office:value-type="string" calcext:value-type="string">
            <text:p>'Almonte'</text:p>
          </table:table-cell>
          <table:table-cell office:value-type="string" calcext:value-type="string">
            <text:p>'Alcantar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71-1-16'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0107204" calcext:value-type="float">
            <text:p>10107204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'Almaraz'</text:p>
          </table:table-cell>
          <table:table-cell office:value-type="string" calcext:value-type="string">
            <text:p>'Alcantar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76-2-8'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4882663" calcext:value-type="float">
            <text:p>14882663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Alicea'</text:p>
          </table:table-cell>
          <table:table-cell office:value-type="string" calcext:value-type="string">
            <text:p>'Alcantar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97-3-5'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4615328" calcext:value-type="float">
            <text:p>14615328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Martiniano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Alcantar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86-7-22'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1990234" calcext:value-type="float">
            <text:p>21990234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Alcala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9-5-7'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3451251" calcext:value-type="float">
            <text:p>23451251</text:p>
          </table:table-cell>
          <table:table-cell office:value-type="string" calcext:value-type="string">
            <text:p>'Waldetrudis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Alejo'</text:p>
          </table:table-cell>
          <table:table-cell office:value-type="string" calcext:value-type="string">
            <text:p>'Alb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6-10-27'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6480233" calcext:value-type="float">
            <text:p>16480233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Aldana'</text:p>
          </table:table-cell>
          <table:table-cell office:value-type="string" calcext:value-type="string">
            <text:p>'Alb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2001-8-10'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7784659" calcext:value-type="float">
            <text:p>27784659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Aurelio'</text:p>
          </table:table-cell>
          <table:table-cell office:value-type="string" calcext:value-type="string">
            <text:p>'Alcantara'</text:p>
          </table:table-cell>
          <table:table-cell office:value-type="string" calcext:value-type="string">
            <text:p>'Alb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80-11-17'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1886853" calcext:value-type="float">
            <text:p>21886853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Sara'</text:p>
          </table:table-cell>
          <table:table-cell office:value-type="string" calcext:value-type="string">
            <text:p>'Alcala'</text:p>
          </table:table-cell>
          <table:table-cell office:value-type="string" calcext:value-type="string">
            <text:p>'Alarcon'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'1958-7-24'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6116753" calcext:value-type="float">
            <text:p>16116753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Aguirre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9-10-8'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9781016" calcext:value-type="float">
            <text:p>19781016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Alanis'</text:p>
          </table:table-cell>
          <table:table-cell office:value-type="string" calcext:value-type="string">
            <text:p>'Aguiler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83-11-11'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6882097" calcext:value-type="float">
            <text:p>16882097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Africa'</text:p>
          </table:table-cell>
          <table:table-cell office:value-type="string" calcext:value-type="string">
            <text:p>'Aguirre'</text:p>
          </table:table-cell>
          <table:table-cell office:value-type="string" calcext:value-type="string">
            <text:p>'Aguilera'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'1950-3-1'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0650464" calcext:value-type="float">
            <text:p>10650464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Sol'</text:p>
          </table:table-cell>
          <table:table-cell office:value-type="string" calcext:value-type="string">
            <text:p>'Aguayo'</text:p>
          </table:table-cell>
          <table:table-cell office:value-type="string" calcext:value-type="string">
            <text:p>'Aguer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98-5-3'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0933638" calcext:value-type="float">
            <text:p>20933638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Amada'</text:p>
          </table:table-cell>
          <table:table-cell office:value-type="string" calcext:value-type="string">
            <text:p>'Acuna'</text:p>
          </table:table-cell>
          <table:table-cell office:value-type="string" calcext:value-type="string">
            <text:p>'Aguayo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3-12-4'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6856694" calcext:value-type="float">
            <text:p>16856694</text:p>
          </table:table-cell>
          <table:table-cell office:value-type="string" calcext:value-type="string">
            <text:p>'Yves'</text:p>
          </table:table-cell>
          <table:table-cell office:value-type="string" calcext:value-type="string">
            <text:p>'Gulliver'</text:p>
          </table:table-cell>
          <table:table-cell office:value-type="string" calcext:value-type="string">
            <text:p>'Aceves'</text:p>
          </table:table-cell>
          <table:table-cell office:value-type="string" calcext:value-type="string">
            <text:p>'Adams'</text:p>
          </table:table-cell>
          <table:table-cell office:value-type="float" office:value="190000000" calcext:value-type="float">
            <text:p>190000000</text:p>
          </table:table-cell>
          <table:table-cell office:value-type="string" calcext:value-type="string">
            <text:p>'1964-6-22'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9068914" calcext:value-type="float">
            <text:p>19068914</text:p>
          </table:table-cell>
          <table:table-cell office:value-type="string" calcext:value-type="string">
            <text:p>'Yves'</text:p>
          </table:table-cell>
          <table:table-cell office:value-type="string" calcext:value-type="string">
            <text:p>'Nicolas'</text:p>
          </table:table-cell>
          <table:table-cell office:value-type="string" calcext:value-type="string">
            <text:p>'Abreu'</text:p>
          </table:table-cell>
          <table:table-cell office:value-type="string" calcext:value-type="string">
            <text:p>'Acun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56-3-16'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23494243" calcext:value-type="float">
            <text:p>23494243</text:p>
          </table:table-cell>
          <table:table-cell office:value-type="string" calcext:value-type="string">
            <text:p>'Yves'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Abarca'</text:p>
          </table:table-cell>
          <table:table-cell office:value-type="string" calcext:value-type="string">
            <text:p>'Acevedo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64-1-26'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 INTO empleado</text:p>
          </table:table-cell>
          <table:table-cell office:value-type="string" calcext:value-type="string">
            <text:p>em_cedula, em_p_nombre, em_s_nombre, em_p_apellido, em_s_apellido, em_sueldo, em_fecha_nac ,fk_tienda, fk_empleado_sup) VALUES</text:p>
          </table:table-cell>
          <table:table-cell office:value-type="float" office:value="10550601" calcext:value-type="float">
            <text:p>10550601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Emilia'</text:p>
          </table:table-cell>
          <table:table-cell table:number-columns-repeated="2" office:value-type="string" calcext:value-type="string">
            <text:p>'Abarca'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'1997-10-9'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ULL);</text:p>
          </table:table-cell>
          <table:table-cell table:number-columns-repeated="1013"/>
        </table:table-row>
        <table:table-row table:style-name="ro1" table:number-rows-repeated="10479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AL_INTELIGENCIA" table:style-name="ta1">
        <table:table-column table:style-name="co30" table:default-cell-style-name="ce86"/>
        <table:table-column table:style-name="co31" table:default-cell-style-name="ce89"/>
        <table:table-column table:style-name="co4" table:default-cell-style-name="ce86"/>
        <table:table-column table:style-name="co33" table:default-cell-style-name="ce88"/>
        <table:table-column table:style-name="co31" table:default-cell-style-name="ce92"/>
        <table:table-column table:style-name="co34" table:default-cell-style-name="ce95"/>
        <table:table-column table:style-name="co35" table:default-cell-style-name="ce97"/>
        <table:table-column table:style-name="co36" table:default-cell-style-name="ce86"/>
        <table:table-column table:style-name="co38" table:default-cell-style-name="ce86"/>
        <table:table-column table:style-name="co39" table:default-cell-style-name="ce86"/>
        <table:table-column table:style-name="co16" table:default-cell-style-name="ce86"/>
        <table:table-column table:style-name="co17" table:default-cell-style-name="ce86"/>
        <table:table-column table:style-name="co40" table:number-columns-repeated="2" table:default-cell-style-name="ce86"/>
        <table:table-column table:style-name="co41" table:default-cell-style-name="ce86"/>
        <table:table-column table:style-name="co33" table:default-cell-style-name="ce86"/>
        <table:table-column table:style-name="co44" table:default-cell-style-name="ce86"/>
        <table:table-column table:style-name="co45" table:default-cell-style-name="ce86"/>
        <table:table-column table:style-name="co17" table:default-cell-style-name="ce86"/>
        <table:table-column table:style-name="co46" table:default-cell-style-name="ce86"/>
        <table:table-column table:style-name="co47" table:default-cell-style-name="ce86"/>
        <table:table-column table:style-name="co48" table:default-cell-style-name="ce86"/>
        <table:table-column table:style-name="co49" table:default-cell-style-name="ce86"/>
        <table:table-column table:style-name="co51" table:default-cell-style-name="ce89"/>
        <table:table-column table:style-name="co52" table:default-cell-style-name="ce89"/>
        <table:table-column table:style-name="co53" table:default-cell-style-name="ce86"/>
        <table:table-column table:style-name="co36" table:default-cell-style-name="ce86"/>
        <table:table-column table:style-name="co54" table:default-cell-style-name="ce86"/>
        <table:table-column table:style-name="co68" table:default-cell-style-name="ce86"/>
        <table:table-column table:style-name="co69" table:default-cell-style-name="ce86"/>
        <table:table-column table:style-name="co32" table:number-columns-repeated="2" table:default-cell-style-name="ce86"/>
        <table:table-column table:style-name="co41" table:default-cell-style-name="ce86"/>
        <table:table-column table:style-name="co70" table:default-cell-style-name="ce86"/>
        <table:table-column table:style-name="co53" table:default-cell-style-name="ce86"/>
        <table:table-column table:style-name="co44" table:default-cell-style-name="ce86"/>
        <table:table-column table:style-name="co38" table:default-cell-style-name="ce86"/>
        <table:table-column table:style-name="co71" table:default-cell-style-name="ce86"/>
        <table:table-column table:style-name="co49" table:default-cell-style-name="ce86"/>
        <table:table-column table:style-name="co51" table:default-cell-style-name="ce86"/>
        <table:table-column table:style-name="co72" table:default-cell-style-name="ce86"/>
        <table:table-column table:style-name="co70" table:default-cell-style-name="ce86"/>
        <table:table-column table:style-name="co72" table:default-cell-style-name="ce86"/>
        <table:table-column table:style-name="co73" table:default-cell-style-name="ce86"/>
        <table:table-column table:style-name="co38" table:default-cell-style-name="ce86"/>
        <table:table-column table:style-name="co71" table:default-cell-style-name="ce86"/>
        <table:table-column table:style-name="co49" table:default-cell-style-name="ce86"/>
        <table:table-column table:style-name="co51" table:default-cell-style-name="ce86"/>
        <table:table-column table:style-name="co52" table:default-cell-style-name="ce86"/>
        <table:table-column table:style-name="co53" table:default-cell-style-name="ce86"/>
        <table:table-column table:style-name="co52" table:default-cell-style-name="ce86"/>
        <table:table-column table:style-name="co53" table:default-cell-style-name="ce86"/>
        <table:table-column table:style-name="co37" table:default-cell-style-name="ce86"/>
        <table:table-column table:style-name="co74" table:default-cell-style-name="ce86"/>
        <table:table-column table:style-name="co75" table:default-cell-style-name="ce86"/>
        <table:table-column table:style-name="co37" table:default-cell-style-name="ce86"/>
        <table:table-column table:style-name="co74" table:default-cell-style-name="ce86"/>
        <table:table-column table:style-name="co75" table:default-cell-style-name="ce86"/>
        <table:table-column table:style-name="co76" table:default-cell-style-name="ce86"/>
        <table:table-column table:style-name="co38" table:default-cell-style-name="ce86"/>
        <table:table-column table:style-name="co77" table:default-cell-style-name="ce86"/>
        <table:table-column table:style-name="co38" table:number-columns-repeated="961" table:default-cell-style-name="ce86"/>
        <table:table-column table:style-name="co7" table:number-columns-repeated="2" table:default-cell-style-name="ce86"/>
        <table:table-row table:style-name="ro6" table:number-rows-repeated="2">
          <table:table-cell table:number-columns-repeated="5"/>
          <table:table-cell table:style-name="ce92"/>
          <table:table-cell table:number-columns-repeated="1018"/>
        </table:table-row>
        <table:table-row table:style-name="ro6">
          <table:table-cell table:style-name="ce87" office:value-type="string" calcext:value-type="string">
            <text:p>fk_estacion</text:p>
          </table:table-cell>
          <table:table-cell table:style-name="ce7" office:value-type="string" calcext:value-type="string">
            <text:p>fk_oficina_principal</text:p>
          </table:table-cell>
          <table:table-cell table:style-name="ce87" office:value-type="string" calcext:value-type="string">
            <text:p>fk_empleado_jefe</text:p>
          </table:table-cell>
          <table:table-cell table:style-name="ce87" office:value-type="string" calcext:value-type="string">
            <text:p>fk_lugar</text:p>
          </table:table-cell>
          <table:table-cell/>
          <table:table-cell table:style-name="ce92"/>
          <table:table-cell office:value-type="string" calcext:value-type="string">
            <text:p>id</text:p>
          </table:table-cell>
          <table:table-cell table:style-name="ce100"/>
          <table:table-cell/>
          <table:table-cell table:style-name="ce100" office:value-type="string" calcext:value-type="string">
            <text:p>primer_nombre</text:p>
          </table:table-cell>
          <table:table-cell table:style-name="ce100" office:value-type="string" calcext:value-type="string">
            <text:p>segundo_nombre</text:p>
          </table:table-cell>
          <table:table-cell table:style-name="ce100" office:value-type="string" calcext:value-type="string">
            <text:p>primer_apellido</text:p>
          </table:table-cell>
          <table:table-cell table:style-name="ce100" office:value-type="string" calcext:value-type="string">
            <text:p>segundo_apellido</text:p>
          </table:table-cell>
          <table:table-cell table:style-name="ce100" office:value-type="string" calcext:value-type="string">
            <text:p>fecha_nacimiento</text:p>
          </table:table-cell>
          <table:table-cell table:style-name="ce100" office:value-type="string" calcext:value-type="string">
            <text:p>altura_cm</text:p>
          </table:table-cell>
          <table:table-cell table:style-name="ce100" office:value-type="string" calcext:value-type="string">
            <text:p>peso_kg</text:p>
          </table:table-cell>
          <table:table-cell table:style-name="ce100" office:value-type="string" calcext:value-type="string">
            <text:p>color_ojos</text:p>
          </table:table-cell>
          <table:table-cell table:style-name="ce100" office:value-type="string" calcext:value-type="string">
            <text:p>vision</text:p>
          </table:table-cell>
          <table:table-cell table:style-name="ce100" office:value-type="string" calcext:value-type="string">
            <text:p>class_seguridad</text:p>
          </table:table-cell>
          <table:table-cell table:style-name="ce100" office:value-type="string" calcext:value-type="string">
            <text:p>foto</text:p>
          </table:table-cell>
          <table:table-cell table:style-name="ce100" office:value-type="string" calcext:value-type="string">
            <text:p>huella_digital</text:p>
          </table:table-cell>
          <table:table-cell table:style-name="ce100" office:value-type="string" calcext:value-type="string">
            <text:p>huella_retina</text:p>
          </table:table-cell>
          <table:table-cell table:style-name="ce100" office:value-type="string" calcext:value-type="string" table:number-columns-spanned="2" table:number-rows-spanned="1">
            <text:p>telefono</text:p>
          </table:table-cell>
          <table:covered-table-cell/>
          <table:table-cell table:style-name="ce34" office:value-type="string" calcext:value-type="string" table:number-columns-spanned="2" table:number-rows-spanned="1">
            <text:p>licencia_manejo</text:p>
          </table:table-cell>
          <table:covered-table-cell/>
          <table:table-cell table:style-name="ce100" office:value-type="string" calcext:value-type="string" table:number-columns-spanned="6" table:number-rows-spanned="1">
            <text:p>idiomas</text:p>
          </table:table-cell>
          <table:covered-table-cell table:number-columns-repeated="5"/>
          <table:table-cell table:style-name="ce100" office:value-type="string" calcext:value-type="string" table:number-columns-spanned="8" table:number-rows-spanned="1">
            <text:p>familiares</text:p>
          </table:table-cell>
          <table:covered-table-cell table:number-columns-repeated="7"/>
          <table:table-cell table:style-name="ce100" office:value-type="string" calcext:value-type="string" table:number-columns-spanned="8" table:number-rows-spanned="1">
            <text:p>Familiares 2</text:p>
          </table:table-cell>
          <table:covered-table-cell table:number-columns-repeated="7"/>
          <table:table-cell table:style-name="ce100" office:value-type="string" calcext:value-type="string" table:number-columns-spanned="2" table:number-rows-spanned="1">
            <text:p>identificaciones</text:p>
          </table:table-cell>
          <table:covered-table-cell/>
          <table:table-cell table:style-name="ce100" office:value-type="string" calcext:value-type="string" table:number-columns-spanned="2" table:number-rows-spanned="1">
            <text:p>Identificaciones 2</text:p>
          </table:table-cell>
          <table:covered-table-cell/>
          <table:table-cell table:style-name="ce100" office:value-type="string" calcext:value-type="string" table:number-columns-spanned="3" table:number-rows-spanned="1">
            <text:p>nivel_educativo</text:p>
          </table:table-cell>
          <table:covered-table-cell table:number-columns-repeated="2"/>
          <table:table-cell table:style-name="ce100" office:value-type="string" calcext:value-type="string" table:number-columns-spanned="3" table:number-rows-spanned="1">
            <text:p>nivel_educativo2</text:p>
          </table:table-cell>
          <table:covered-table-cell table:number-columns-repeated="2"/>
          <table:table-cell table:style-name="ce100" office:value-type="string" calcext:value-type="string">
            <text:p>fk_lugar_ciudad</text:p>
          </table:table-cell>
          <table:table-cell table:style-name="ce100"/>
          <table:table-cell table:style-name="ce100" office:value-type="string" calcext:value-type="string">
            <text:p>INSERT INTO personal_inteligencia (primer_nombre, segundo_nombre, primer_apellido, segundo_apellido, fecha_nacimiento, altura_cm, peso_kg, color_ojos, vision, class_seguridad, fotografia, huella_retina, huella_digital, telefono, licencia_manejo, idiomas, familiares, identificaciones, nivel_educativo, aliases, fk_lugar_ciudad) VALUES</text:p>
          </table:table-cell>
          <table:table-cell table:style-name="ce100" table:number-columns-repeated="951"/>
          <table:table-cell table:number-columns-repeated="12"/>
        </table:table-row>
        <table:table-row table:style-name="ro6">
          <table:table-cell table:style-name="ce88" table:formula="of:=[.D4]-9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88" table:formula="of:=[.A4]+10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la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Florentina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Landa'</text:p>
          </table:table-cell>
          <table:table-cell office:value-type="string" calcext:value-type="string">
            <text:p>'Heredia'</text:p>
          </table:table-cell>
          <table:table-cell table:style-name="ce103" office:value-type="string" calcext:value-type="string">
            <text:p>1993-03-05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74" calcext:value-type="float">
            <text:p>74</text:p>
          </table:table-cell>
          <table:table-cell office:value-type="string" calcext:value-type="string">
            <text:p>verde claro</text:p>
          </table:table-cell>
          <table:table-cell table:style-name="ce13" office:value-type="string" calcext:value-type="string">
            <text:p>20/25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2217499" calcext:value-type="float">
            <text:p>2217499</text:p>
          </table:table-cell>
          <table:table-cell table:formula="of:=RANDBETWEEN(10000000;99999999)" office:value-type="float" office:value="43379360" calcext:value-type="float">
            <text:p>43379360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raceli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lcantara'</text:p>
          </table:table-cell>
          <table:table-cell office:value-type="string" calcext:value-type="string">
            <text:p>'Candelaria'</text:p>
          </table:table-cell>
          <table:table-cell table:style-name="ce103" office:value-type="string" calcext:value-type="string">
            <text:p>1960-06-01</text:p>
          </table:table-cell>
          <table:table-cell office:value-type="string" calcext:value-type="string">
            <text:p>tío</text:p>
          </table:table-cell>
          <table:table-cell office:value-type="float" office:value="414" calcext:value-type="float">
            <text:p>414</text:p>
          </table:table-cell>
          <table:table-cell table:style-name="ce89" table:formula="of:=RANDBETWEEN(1000000;9999999)" office:value-type="float" office:value="7709732" calcext:value-type="float">
            <text:p>7709732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Quintanilla'</text:p>
          </table:table-cell>
          <table:table-cell office:value-type="string" calcext:value-type="string">
            <text:p>'Estrada'</text:p>
          </table:table-cell>
          <table:table-cell table:style-name="ce103" office:value-type="string" calcext:value-type="string">
            <text:p>1960-06-01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89" table:formula="of:=RANDBETWEEN(1000000;9999999)" office:value-type="float" office:value="3234015" calcext:value-type="float">
            <text:p>3234015</text:p>
          </table:table-cell>
          <table:table-cell table:style-name="ce89" table:formula="of:=RANDBETWEEN(10000000;100000000)" office:value-type="float" office:value="65127750" calcext:value-type="float">
            <text:p>65127750</text:p>
          </table:table-cell>
          <table:table-cell table:formula="of:=[.F4]" office:value-type="string" office:string-value="Irlanda" calcext:value-type="string">
            <text:p>Irland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Finanzas</text:p>
          </table:table-cell>
          <table:table-cell table:number-columns-repeated="3" table:style-name="ce89" office:value-type="string" calcext:value-type="string">
            <text:p>null</text:p>
          </table:table-cell>
          <table:table-cell table:formula="of:=[.D4]" office:value-type="float" office:value="10" calcext:value-type="float">
            <text:p>10</text:p>
          </table:table-cell>
          <table:table-cell/>
          <table:table-cell table:style-name="ce15" table:formula="of:=CONCATENATE(&quot;(&quot;;[.J4];&quot;,&quot;;[.K4];&quot;,&quot;;[.L4];&quot;,&quot;;[.M4];&quot;,'&quot;;[.N4];&quot;',&quot;;[.O4];&quot;,&quot;;[.P4];&quot;,'&quot;;[.Q4];&quot;','&quot;;[.R4];&quot;','&quot;;[.S4];&quot;',&quot;;[.T4];&quot;,&quot;;[.U4];&quot;,&quot;;[.V4];&quot;,ROW(58,&quot;;[.W4];[.X4];&quot;) ,ROW('&quot;;[.Y4];&quot;','&quot;;[.Z4];&quot;'),ARRAY['&quot;;[.AA4];&quot;','&quot;;[.AB4];&quot;','&quot;;[.AC4];&quot;','&quot;;[.AD4];&quot;','&quot;;[.AE4];&quot;','&quot;;[.AF4];&quot;']::varchar(50)[], ARRAY[ ROW(&quot;;[.AG4];&quot;,&quot;;[.AH4];&quot;,&quot;;[.AI4];&quot;,&quot;;[.AJ4];&quot;,'&quot;;[.AK4];&quot;','&quot;;[.AL4];&quot;',ROW(58,&quot;;[.AM4];[.AN4];&quot;) ), ROW(&quot;;[.AO4];&quot;,&quot;;[.AP4];&quot;,&quot;;[.AQ4];&quot;,&quot;;[.AR4];&quot;,'&quot;;[.AS4];&quot;','&quot;;[.AT4];&quot;',ROW(58,&quot;;[.AU4];[.AV4];&quot;) )]::familiar_ty[], ARRAY[ ROW('&quot;;[.AW4];&quot;','&quot;;[.AX4];&quot;'),row('&quot;;[.AY4];&quot;','&quot;;[.AZ4];&quot;') ]::identificacion_ty[], ARRAY[ ROW('&quot;;[.BA4];&quot;','&quot;;[.BB4];&quot;','&quot;;[.BC4];&quot;'), ROW('&quot;;[.BD4];&quot;','&quot;;[.BE4];&quot;','&quot;;[.BF4];&quot;') ]::nivel_educativo_ty[],null,'&quot;;[.BG4];&quot;'),&quot;)" office:value-type="string" office:string-value="('Florentina','Mariluz','Landa','Heredia','1993-03-05',175,74,'verde claro','20/25','top_secret','personal_inteligencia_data/foto.png','personal_inteligencia_data/huella_digital.png','personal_inteligencia_data/huella_retina.png',ROW(58,4142217499) ,ROW('43379360','Argentina'),ARRAY['inglés','árabe','portugués','francés','null','null']::varchar(50)[], ARRAY[ ROW('Araceli',null,'Alcantara','Candelaria','1960-06-01','tío',ROW(58,4147709732) ), ROW('Calixtrato','Vicente','Quintanilla','Estrada','1960-06-01','hermano',ROW(58,4143234015) )]::familiar_ty[], ARRAY[ ROW('65127750','Irlanda'),row('null','null') ]::identificacion_ty[], ARRAY[ ROW('Economía','Máster','Finanzas'), ROW('null','null','null') ]::nivel_educativo_ty[],null,'10')," calcext:value-type="string">
            <text:p>('Florentina','Mariluz','Landa','Heredia','1993-03-05',175,74,'verde claro','20/25','top_secret','personal_inteligencia_data/foto.png','personal_inteligencia_data/huella_digital.png','personal_inteligencia_data/huella_retina.png',ROW(58,4142217499) ,ROW('43379360','Argentina'),ARRAY['inglés','árabe','portugués','francés','null','null']::varchar(50)[], ARRAY[ ROW('Araceli',null,'Alcantara','Candelaria','1960-06-01','tío',ROW(58,4147709732) ), ROW('Calixtrato','Vicente','Quintanilla','Estrada','1960-06-01','hermano',ROW(58,4143234015) )]::familiar_ty[], ARRAY[ ROW('65127750','Irlanda'),row('null','null') ]::identificacion_ty[], ARRAY[ ROW('Economía','Máster','Finanzas'), ROW('null','null','null') ]::nivel_educativo_ty[],null,'10'),</text:p>
          </table:table-cell>
          <table:table-cell table:number-columns-repeated="963"/>
        </table:table-row>
        <table:table-row table:style-name="ro6">
          <table:table-cell table:style-name="ce88" table:formula="of:=[.D5]-9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88" table:formula="of:=[.A5]+10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lan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onstanci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Oviedo'</text:p>
          </table:table-cell>
          <table:table-cell office:value-type="string" calcext:value-type="string">
            <text:p>'Aguilera'</text:p>
          </table:table-cell>
          <table:table-cell table:style-name="ce103" office:value-type="string" calcext:value-type="string">
            <text:p>2000-10-30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82" calcext:value-type="float">
            <text:p>82</text:p>
          </table:table-cell>
          <table:table-cell office:value-type="string" calcext:value-type="string">
            <text:p>marrón oscuro</text:p>
          </table:table-cell>
          <table:table-cell table:style-name="ce13" office:value-type="string" calcext:value-type="string">
            <text:p>20/63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1582392" calcext:value-type="float">
            <text:p>1582392</text:p>
          </table:table-cell>
          <table:table-cell table:formula="of:=RANDBETWEEN(10000000;99999999)" office:value-type="float" office:value="19894849" calcext:value-type="float">
            <text:p>19894849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Soria'</text:p>
          </table:table-cell>
          <table:table-cell table:style-name="ce103" office:value-type="string" calcext:value-type="string">
            <text:p>1950-05-20</text:p>
          </table:table-cell>
          <table:table-cell office:value-type="string" calcext:value-type="string">
            <text:p>hermano</text:p>
          </table:table-cell>
          <table:table-cell table:style-name="ce14" office:value-type="float" office:value="234" calcext:value-type="float">
            <text:p>234</text:p>
          </table:table-cell>
          <table:table-cell table:style-name="ce89" table:formula="of:=RANDBETWEEN(1000000;9999999)" office:value-type="float" office:value="2330805" calcext:value-type="float">
            <text:p>2330805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Alvarenga'</text:p>
          </table:table-cell>
          <table:table-cell table:style-name="ce103" office:value-type="string" calcext:value-type="string">
            <text:p>1950-05-20</text:p>
          </table:table-cell>
          <table:table-cell office:value-type="string" calcext:value-type="string">
            <text:p>madre</text:p>
          </table:table-cell>
          <table:table-cell table:style-name="ce14" office:value-type="float" office:value="234" calcext:value-type="float">
            <text:p>234</text:p>
          </table:table-cell>
          <table:table-cell table:style-name="ce89" table:formula="of:=RANDBETWEEN(1000000;9999999)" office:value-type="float" office:value="3021946" calcext:value-type="float">
            <text:p>3021946</text:p>
          </table:table-cell>
          <table:table-cell table:style-name="ce89" table:formula="of:=RANDBETWEEN(10000000;100000000)" office:value-type="float" office:value="28455606" calcext:value-type="float">
            <text:p>28455606</text:p>
          </table:table-cell>
          <table:table-cell table:formula="of:=[.F5]" office:value-type="string" office:string-value="Irlanda" calcext:value-type="string">
            <text:p>Irland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style-name="ce14" office:value-type="string" calcext:value-type="string">
            <text:p>Enfermerí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5]" office:value-type="float" office:value="10" calcext:value-type="float">
            <text:p>10</text:p>
          </table:table-cell>
          <table:table-cell/>
          <table:table-cell table:style-name="ce15" table:formula="of:=CONCATENATE(&quot;(&quot;;[.J5];&quot;,&quot;;[.K5];&quot;,&quot;;[.L5];&quot;,&quot;;[.M5];&quot;,'&quot;;[.N5];&quot;',&quot;;[.O5];&quot;,&quot;;[.P5];&quot;,'&quot;;[.Q5];&quot;','&quot;;[.R5];&quot;','&quot;;[.S5];&quot;',&quot;;[.T5];&quot;,&quot;;[.U5];&quot;,&quot;;[.V5];&quot;,ROW(58,&quot;;[.W5];[.X5];&quot;) ,ROW('&quot;;[.Y5];&quot;','&quot;;[.Z5];&quot;'),ARRAY['&quot;;[.AA5];&quot;','&quot;;[.AB5];&quot;','&quot;;[.AC5];&quot;','&quot;;[.AD5];&quot;','&quot;;[.AE5];&quot;','&quot;;[.AF5];&quot;']::varchar(50)[], ARRAY[ ROW(&quot;;[.AG5];&quot;,&quot;;[.AH5];&quot;,&quot;;[.AI5];&quot;,&quot;;[.AJ5];&quot;,'&quot;;[.AK5];&quot;','&quot;;[.AL5];&quot;',ROW(58,&quot;;[.AM5];[.AN5];&quot;) ), ROW(&quot;;[.AO5];&quot;,&quot;;[.AP5];&quot;,&quot;;[.AQ5];&quot;,&quot;;[.AR5];&quot;,'&quot;;[.AS5];&quot;','&quot;;[.AT5];&quot;',ROW(58,&quot;;[.AU5];[.AV5];&quot;) )]::familiar_ty[], ARRAY[ ROW('&quot;;[.AW5];&quot;','&quot;;[.AX5];&quot;'),row('&quot;;[.AY5];&quot;','&quot;;[.AZ5];&quot;') ]::identificacion_ty[], ARRAY[ ROW('&quot;;[.BA5];&quot;','&quot;;[.BB5];&quot;','&quot;;[.BC5];&quot;'), ROW('&quot;;[.BD5];&quot;','&quot;;[.BE5];&quot;','&quot;;[.BF5];&quot;') ]::nivel_educativo_ty[],null,'&quot;;[.BG5];&quot;'),&quot;)" office:value-type="string" office:string-value="('Constancia',null,'Oviedo','Aguilera','2000-10-30',180,82,'marrón oscuro','20/63','no_clasificado','personal_inteligencia_data/foto.png','personal_inteligencia_data/huella_digital.png','personal_inteligencia_data/huella_retina.png',ROW(58,2121582392) ,ROW('19894849','Groenlandia'),ARRAY['inglés','árabe','portugués','francés','null','null']::varchar(50)[], ARRAY[ ROW('Cecilio',null,'Maravilla','Soria','1950-05-20','hermano',ROW(58,2342330805) ), ROW('Ramon','Cesar','Soliz','Alvarenga','1950-05-20','madre',ROW(58,2343021946) )]::familiar_ty[], ARRAY[ ROW('28455606','Irlanda'),row('null','null') ]::identificacion_ty[], ARRAY[ ROW('Ingeniería Informática','null','null'), ROW('Enfermería','null','null') ]::nivel_educativo_ty[],null,'10')," calcext:value-type="string">
            <text:p>('Constancia',null,'Oviedo','Aguilera','2000-10-30',180,82,'marrón oscuro','20/63','no_clasificado','personal_inteligencia_data/foto.png','personal_inteligencia_data/huella_digital.png','personal_inteligencia_data/huella_retina.png',ROW(58,2121582392) ,ROW('19894849','Groenlandia'),ARRAY['inglés','árabe','portugués','francés','null','null']::varchar(50)[], ARRAY[ ROW('Cecilio',null,'Maravilla','Soria','1950-05-20','hermano',ROW(58,2342330805) ), ROW('Ramon','Cesar','Soliz','Alvarenga','1950-05-20','madre',ROW(58,2343021946) )]::familiar_ty[], ARRAY[ ROW('28455606','Irlanda'),row('null','null') ]::identificacion_ty[], ARRAY[ ROW('Ingeniería Informática','null','null'), ROW('Enfermería','null','null') ]::nivel_educativo_ty[],null,'10'),</text:p>
          </table:table-cell>
          <table:table-cell table:number-columns-repeated="963"/>
        </table:table-row>
        <table:table-row table:style-name="ro6">
          <table:table-cell table:style-name="ce88" table:formula="of:=[.D6]-9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88" table:formula="of:=[.A6]+10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lan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Libertad'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Casas'</text:p>
          </table:table-cell>
          <table:table-cell office:value-type="string" calcext:value-type="string">
            <text:p>'Cornejo'</text:p>
          </table:table-cell>
          <table:table-cell table:style-name="ce103" office:value-type="string" calcext:value-type="string">
            <text:p>1998-11-21</text:p>
          </table:table-cell>
          <table:table-cell table:style-name="ce12" office:value-type="float" office:value="177" calcext:value-type="float">
            <text:p>177</text:p>
          </table:table-cell>
          <table:table-cell table:style-name="ce12" office:value-type="float" office:value="66" calcext:value-type="float">
            <text:p>66</text:p>
          </table:table-cell>
          <table:table-cell office:value-type="string" calcext:value-type="string">
            <text:p>verde oscuro</text:p>
          </table:table-cell>
          <table:table-cell table:style-name="ce13" office:value-type="string" calcext:value-type="string">
            <text:p>20/2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5774737" calcext:value-type="float">
            <text:p>5774737</text:p>
          </table:table-cell>
          <table:table-cell table:formula="of:=RANDBETWEEN(10000000;99999999)" office:value-type="float" office:value="94323593" calcext:value-type="float">
            <text:p>94323593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Jesus'</text:p>
          </table:table-cell>
          <table:table-cell office:value-type="string" calcext:value-type="string">
            <text:p>'Juliano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Curiel'</text:p>
          </table:table-cell>
          <table:table-cell table:style-name="ce103" office:value-type="string" calcext:value-type="string">
            <text:p>1949-10-23</text:p>
          </table:table-cell>
          <table:table-cell office:value-type="string" calcext:value-type="string">
            <text:p>padre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1357864" calcext:value-type="float">
            <text:p>1357864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Jara'</text:p>
          </table:table-cell>
          <table:table-cell office:value-type="string" calcext:value-type="string">
            <text:p>'Arguello'</text:p>
          </table:table-cell>
          <table:table-cell table:style-name="ce103" office:value-type="string" calcext:value-type="string">
            <text:p>1949-10-23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5399416" calcext:value-type="float">
            <text:p>5399416</text:p>
          </table:table-cell>
          <table:table-cell table:style-name="ce89" table:formula="of:=RANDBETWEEN(10000000;100000000)" office:value-type="float" office:value="72528537" calcext:value-type="float">
            <text:p>72528537</text:p>
          </table:table-cell>
          <table:table-cell table:formula="of:=[.F6]" office:value-type="string" office:string-value="Irlanda" calcext:value-type="string">
            <text:p>Irland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6]" office:value-type="float" office:value="10" calcext:value-type="float">
            <text:p>10</text:p>
          </table:table-cell>
          <table:table-cell/>
          <table:table-cell table:style-name="ce15" table:formula="of:=CONCATENATE(&quot;(&quot;;[.J6];&quot;,&quot;;[.K6];&quot;,&quot;;[.L6];&quot;,&quot;;[.M6];&quot;,'&quot;;[.N6];&quot;',&quot;;[.O6];&quot;,&quot;;[.P6];&quot;,'&quot;;[.Q6];&quot;','&quot;;[.R6];&quot;','&quot;;[.S7];&quot;',&quot;;[.T6];&quot;,&quot;;[.U6];&quot;,&quot;;[.V6];&quot;,ROW(58,&quot;;[.W6];[.X6];&quot;) ,ROW('&quot;;[.Y6];&quot;','&quot;;[.Z6];&quot;'),ARRAY['&quot;;[.AA6];&quot;','&quot;;[.AB6];&quot;','&quot;;[.AC6];&quot;','&quot;;[.AD6];&quot;','&quot;;[.AE6];&quot;','&quot;;[.AF6];&quot;']::varchar(50)[], ARRAY[ ROW(&quot;;[.AG6];&quot;,&quot;;[.AH6];&quot;,&quot;;[.AI6];&quot;,&quot;;[.AJ6];&quot;,'&quot;;[.AK6];&quot;','&quot;;[.AL6];&quot;',ROW(58,&quot;;[.AM6];[.AN6];&quot;) ), ROW(&quot;;[.AO6];&quot;,&quot;;[.AP6];&quot;,&quot;;[.AQ6];&quot;,&quot;;[.AR6];&quot;,'&quot;;[.AS6];&quot;','&quot;;[.AT6];&quot;',ROW(58,&quot;;[.AU6];[.AV6];&quot;) )]::familiar_ty[], ARRAY[ ROW('&quot;;[.AW6];&quot;','&quot;;[.AX6];&quot;'),row('&quot;;[.AY6];&quot;','&quot;;[.AZ6];&quot;') ]::identificacion_ty[], ARRAY[ ROW('&quot;;[.BA6];&quot;','&quot;;[.BB6];&quot;','&quot;;[.BC6];&quot;'), ROW('&quot;;[.BD6];&quot;','&quot;;[.BE6];&quot;','&quot;;[.BF6];&quot;') ]::nivel_educativo_ty[],null,'&quot;;[.BG6];&quot;'),&quot;)" office:value-type="string" office:string-value="('Libertad','Virginia','Casas','Cornejo','1998-11-21',177,66,'verde oscuro','20/25','confidencial','personal_inteligencia_data/foto.png','personal_inteligencia_data/huella_digital.png','personal_inteligencia_data/huella_retina.png',ROW(58,4145774737) ,ROW('94323593','Irlanda'),ARRAY['español','inglés','portugués','francés','null','null']::varchar(50)[], ARRAY[ ROW('Jesus','Juliano','Gallegos','Curiel','1949-10-23','padre',ROW(58,2121357864) ), ROW('Fabian','Benjamin','Jara','Arguello','1949-10-23','hermano',ROW(58,2125399416) )]::familiar_ty[], ARRAY[ ROW('72528537','Irlanda'),row('null','null') ]::identificacion_ty[], ARRAY[ ROW('Comunicación','null','null'), ROW('Ingeniería Informática','null','null') ]::nivel_educativo_ty[],null,'10')," calcext:value-type="string">
            <text:p>('Libertad','Virginia','Casas','Cornejo','1998-11-21',177,66,'verde oscuro','20/25','confidencial','personal_inteligencia_data/foto.png','personal_inteligencia_data/huella_digital.png','personal_inteligencia_data/huella_retina.png',ROW(58,4145774737) ,ROW('94323593','Irlanda'),ARRAY['español','inglés','portugués','francés','null','null']::varchar(50)[], ARRAY[ ROW('Jesus','Juliano','Gallegos','Curiel','1949-10-23','padre',ROW(58,2121357864) ), ROW('Fabian','Benjamin','Jara','Arguello','1949-10-23','hermano',ROW(58,2125399416) )]::familiar_ty[], ARRAY[ ROW('72528537','Irlanda'),row('null','null') ]::identificacion_ty[], ARRAY[ ROW('Comunicación','null','null'), ROW('Ingeniería Informática','null','null') ]::nivel_educativo_ty[],null,'10'),</text:p>
          </table:table-cell>
          <table:table-cell table:number-columns-repeated="963"/>
        </table:table-row>
        <table:table-row table:style-name="ro6">
          <table:table-cell table:style-name="ce88" table:formula="of:=[.D7]-9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88" table:formula="of:=[.A7]+10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lan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Teodora'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Armendariz'</text:p>
          </table:table-cell>
          <table:table-cell table:style-name="ce103" office:value-type="string" calcext:value-type="string">
            <text:p>1997-12-15</text:p>
          </table:table-cell>
          <table:table-cell table:style-name="ce12" office:value-type="float" office:value="185" calcext:value-type="float">
            <text:p>185</text:p>
          </table:table-cell>
          <table:table-cell table:style-name="ce12" office:value-type="float" office:value="78" calcext:value-type="float">
            <text:p>78</text:p>
          </table:table-cell>
          <table:table-cell office:value-type="string" calcext:value-type="string">
            <text:p>azul claro</text:p>
          </table:table-cell>
          <table:table-cell table:style-name="ce13" office:value-type="string" calcext:value-type="string">
            <text:p>20/2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81" calcext:value-type="float">
            <text:p>281</text:p>
          </table:table-cell>
          <table:table-cell table:formula="of:=RANDBETWEEN(1000000;9999999)" office:value-type="float" office:value="6657673" calcext:value-type="float">
            <text:p>6657673</text:p>
          </table:table-cell>
          <table:table-cell table:formula="of:=RANDBETWEEN(10000000;99999999)" office:value-type="float" office:value="81937501" calcext:value-type="float">
            <text:p>81937501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Fermi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Figueroa'</text:p>
          </table:table-cell>
          <table:table-cell office:value-type="string" calcext:value-type="string">
            <text:p>'Cordova'</text:p>
          </table:table-cell>
          <table:table-cell table:style-name="ce103" office:value-type="string" calcext:value-type="string">
            <text:p>1973-11-14</text:p>
          </table:table-cell>
          <table:table-cell office:value-type="string" calcext:value-type="string">
            <text:p>madre</text:p>
          </table:table-cell>
          <table:table-cell table:style-name="ce14" office:value-type="float" office:value="281" calcext:value-type="float">
            <text:p>281</text:p>
          </table:table-cell>
          <table:table-cell table:style-name="ce89" table:formula="of:=RANDBETWEEN(1000000;9999999)" office:value-type="float" office:value="3366408" calcext:value-type="float">
            <text:p>3366408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errato'</text:p>
          </table:table-cell>
          <table:table-cell office:value-type="string" calcext:value-type="string">
            <text:p>'Barrios'</text:p>
          </table:table-cell>
          <table:table-cell table:style-name="ce103" office:value-type="string" calcext:value-type="string">
            <text:p>1973-11-14</text:p>
          </table:table-cell>
          <table:table-cell office:value-type="string" calcext:value-type="string">
            <text:p>abuelo</text:p>
          </table:table-cell>
          <table:table-cell table:style-name="ce14" office:value-type="float" office:value="281" calcext:value-type="float">
            <text:p>281</text:p>
          </table:table-cell>
          <table:table-cell table:style-name="ce89" table:formula="of:=RANDBETWEEN(1000000;9999999)" office:value-type="float" office:value="9661464" calcext:value-type="float">
            <text:p>9661464</text:p>
          </table:table-cell>
          <table:table-cell table:style-name="ce89" table:formula="of:=RANDBETWEEN(10000000;100000000)" office:value-type="float" office:value="42893088" calcext:value-type="float">
            <text:p>42893088</text:p>
          </table:table-cell>
          <table:table-cell table:formula="of:=[.F7]" office:value-type="string" office:string-value="Irlanda" calcext:value-type="string">
            <text:p>Irland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7]" office:value-type="float" office:value="10" calcext:value-type="float">
            <text:p>10</text:p>
          </table:table-cell>
          <table:table-cell/>
          <table:table-cell table:style-name="ce15" table:formula="of:=CONCATENATE(&quot;(&quot;;[.J7];&quot;,&quot;;[.K7];&quot;,&quot;;[.L7];&quot;,&quot;;[.M7];&quot;,'&quot;;[.N7];&quot;',&quot;;[.O7];&quot;,&quot;;[.P7];&quot;,'&quot;;[.Q7];&quot;','&quot;;[.R7];&quot;','&quot;;[.S7];&quot;',&quot;;[.T7];&quot;,&quot;;[.U7];&quot;,&quot;;[.V7];&quot;,ROW(58,&quot;;[.W7];[.X7];&quot;) ,ROW('&quot;;[.Y7];&quot;','&quot;;[.Z7];&quot;'),ARRAY['&quot;;[.AA7];&quot;','&quot;;[.AB7];&quot;','&quot;;[.AC7];&quot;','&quot;;[.AD7];&quot;','&quot;;[.AE7];&quot;','&quot;;[.AF7];&quot;']::varchar(50)[], ARRAY[ ROW(&quot;;[.AG7];&quot;,&quot;;[.AH7];&quot;,&quot;;[.AI7];&quot;,&quot;;[.AJ7];&quot;,'&quot;;[.AK7];&quot;','&quot;;[.AL7];&quot;',ROW(58,&quot;;[.AM7];[.AN7];&quot;) ), ROW(&quot;;[.AO7];&quot;,&quot;;[.AP7];&quot;,&quot;;[.AQ7];&quot;,&quot;;[.AR7];&quot;,'&quot;;[.AS7];&quot;','&quot;;[.AT7];&quot;',ROW(58,&quot;;[.AU7];[.AV7];&quot;) )]::familiar_ty[], ARRAY[ ROW('&quot;;[.AW7];&quot;','&quot;;[.AX7];&quot;'),row('&quot;;[.AY7];&quot;','&quot;;[.AZ7];&quot;') ]::identificacion_ty[], ARRAY[ ROW('&quot;;[.BA7];&quot;','&quot;;[.BB7];&quot;','&quot;;[.BC7];&quot;'), ROW('&quot;;[.BD7];&quot;','&quot;;[.BE7];&quot;','&quot;;[.BF7];&quot;') ]::nivel_educativo_ty[],null,'&quot;;[.BG7];&quot;'),&quot;)" office:value-type="string" office:string-value="('Teodora','Abigail','Nolasco','Armendariz','1997-12-15',185,78,'azul claro','20/25','confidencial','personal_inteligencia_data/foto.png','personal_inteligencia_data/huella_digital.png','personal_inteligencia_data/huella_retina.png',ROW(58,2816657673) ,ROW('81937501','Uganda'),ARRAY['inglés','árabe','portugués','francés','null','null']::varchar(50)[], ARRAY[ ROW('Fermin',null,'Figueroa','Cordova','1973-11-14','madre',ROW(58,2813366408) ), ROW('Hugo',null,'Serrato','Barrios','1973-11-14','abuelo',ROW(58,2819661464) )]::familiar_ty[], ARRAY[ ROW('42893088','Irlanda'),row('null','null') ]::identificacion_ty[], ARRAY[ ROW('Criminología','null','null'), ROW('null','null','null') ]::nivel_educativo_ty[],null,'10')," calcext:value-type="string">
            <text:p>('Teodora','Abigail','Nolasco','Armendariz','1997-12-15',185,78,'azul claro','20/25','confidencial','personal_inteligencia_data/foto.png','personal_inteligencia_data/huella_digital.png','personal_inteligencia_data/huella_retina.png',ROW(58,2816657673) ,ROW('81937501','Uganda'),ARRAY['inglés','árabe','portugués','francés','null','null']::varchar(50)[], ARRAY[ ROW('Fermin',null,'Figueroa','Cordova','1973-11-14','madre',ROW(58,2813366408) ), ROW('Hugo',null,'Serrato','Barrios','1973-11-14','abuelo',ROW(58,2819661464) )]::familiar_ty[], ARRAY[ ROW('42893088','Irlanda'),row('null','null') ]::identificacion_ty[], ARRAY[ ROW('Criminología','null','null'), ROW('null','null','null') ]::nivel_educativo_ty[],null,'10'),</text:p>
          </table:table-cell>
          <table:table-cell table:number-columns-repeated="963"/>
        </table:table-row>
        <table:table-row table:style-name="ro6">
          <table:table-cell table:style-name="ce88" table:formula="of:=[.D8]-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88" table:formula="of:=[.A8]+10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Valentin'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Machuca'</text:p>
          </table:table-cell>
          <table:table-cell office:value-type="string" calcext:value-type="string">
            <text:p>'Tello'</text:p>
          </table:table-cell>
          <table:table-cell table:style-name="ce103" office:value-type="string" calcext:value-type="string">
            <text:p>1993-08-25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80" calcext:value-type="float">
            <text:p>80</text:p>
          </table:table-cell>
          <table:table-cell office:value-type="string" calcext:value-type="string">
            <text:p>verde oscuro</text:p>
          </table:table-cell>
          <table:table-cell table:style-name="ce13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4888098" calcext:value-type="float">
            <text:p>4888098</text:p>
          </table:table-cell>
          <table:table-cell table:formula="of:=RANDBETWEEN(10000000;99999999)" office:value-type="float" office:value="86670396" calcext:value-type="float">
            <text:p>86670396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Bibia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nge'</text:p>
          </table:table-cell>
          <table:table-cell office:value-type="string" calcext:value-type="string">
            <text:p>'Ruano'</text:p>
          </table:table-cell>
          <table:table-cell table:style-name="ce103" office:value-type="string" calcext:value-type="string">
            <text:p>1962-10-16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89" table:formula="of:=RANDBETWEEN(1000000;9999999)" office:value-type="float" office:value="8380707" calcext:value-type="float">
            <text:p>8380707</text:p>
          </table:table-cell>
          <table:table-cell office:value-type="string" calcext:value-type="string">
            <text:p>'Brandon'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Razo'</text:p>
          </table:table-cell>
          <table:table-cell office:value-type="string" calcext:value-type="string">
            <text:p>'Casillas'</text:p>
          </table:table-cell>
          <table:table-cell table:style-name="ce103" office:value-type="string" calcext:value-type="string">
            <text:p>1962-10-16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89" table:formula="of:=RANDBETWEEN(1000000;9999999)" office:value-type="float" office:value="5633550" calcext:value-type="float">
            <text:p>5633550</text:p>
          </table:table-cell>
          <table:table-cell table:style-name="ce89" table:formula="of:=RANDBETWEEN(10000000;100000000)" office:value-type="float" office:value="17903828" calcext:value-type="float">
            <text:p>17903828</text:p>
          </table:table-cell>
          <table:table-cell table:formula="of:=[.F8]" office:value-type="string" office:string-value="Irlanda" calcext:value-type="string">
            <text:p>Irland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geniería de Datos Masivos</text:p>
          </table:table-cell>
          <table:table-cell table:number-columns-repeated="3" table:style-name="ce89" office:value-type="string" calcext:value-type="string">
            <text:p>null</text:p>
          </table:table-cell>
          <table:table-cell table:formula="of:=[.D8]" office:value-type="float" office:value="11" calcext:value-type="float">
            <text:p>11</text:p>
          </table:table-cell>
          <table:table-cell/>
          <table:table-cell table:style-name="ce15" table:formula="of:=CONCATENATE(&quot;(&quot;;[.J8];&quot;,&quot;;[.K8];&quot;,&quot;;[.L8];&quot;,&quot;;[.M8];&quot;,'&quot;;[.N8];&quot;',&quot;;[.O8];&quot;,&quot;;[.P8];&quot;,'&quot;;[.Q8];&quot;','&quot;;[.R8];&quot;','&quot;;[.S5];&quot;',&quot;;[.T8];&quot;,&quot;;[.U8];&quot;,&quot;;[.V8];&quot;,ROW(58,&quot;;[.W8];[.X8];&quot;) ,ROW('&quot;;[.Y8];&quot;','&quot;;[.Z8];&quot;'),ARRAY['&quot;;[.AA8];&quot;','&quot;;[.AB8];&quot;','&quot;;[.AC8];&quot;','&quot;;[.AD8];&quot;','&quot;;[.AE8];&quot;','&quot;;[.AF8];&quot;']::varchar(50)[], ARRAY[ ROW(&quot;;[.AG8];&quot;,&quot;;[.AH8];&quot;,&quot;;[.AI8];&quot;,&quot;;[.AJ8];&quot;,'&quot;;[.AK8];&quot;','&quot;;[.AL8];&quot;',ROW(58,&quot;;[.AM8];[.AN8];&quot;) ), ROW(&quot;;[.AO8];&quot;,&quot;;[.AP8];&quot;,&quot;;[.AQ8];&quot;,&quot;;[.AR8];&quot;,'&quot;;[.AS8];&quot;','&quot;;[.AT8];&quot;',ROW(58,&quot;;[.AU8];[.AV8];&quot;) )]::familiar_ty[], ARRAY[ ROW('&quot;;[.AW8];&quot;','&quot;;[.AX8];&quot;'),row('&quot;;[.AY8];&quot;','&quot;;[.AZ8];&quot;') ]::identificacion_ty[], ARRAY[ ROW('&quot;;[.BA8];&quot;','&quot;;[.BB8];&quot;','&quot;;[.BC8];&quot;'), ROW('&quot;;[.BD8];&quot;','&quot;;[.BE8];&quot;','&quot;;[.BF8];&quot;') ]::nivel_educativo_ty[],null,'&quot;;[.BG8];&quot;'),&quot;)" office:value-type="string" office:string-value="('Valentin','Kevin','Machuca','Tello','1993-08-25',175,80,'verde oscuro','20/20','no_clasificado','personal_inteligencia_data/foto.png','personal_inteligencia_data/huella_digital.png','personal_inteligencia_data/huella_retina.png',ROW(58,4124888098) ,ROW('86670396','Argentina'),ARRAY['inglés','árabe','portugués','francés','null','null']::varchar(50)[], ARRAY[ ROW('Bibiana',null,'Monge','Ruano','1962-10-16','padre',ROW(58,4128380707) ), ROW('Brandon','Constantino','Razo','Casillas','1962-10-16','abuelo',ROW(58,4125633550) )]::familiar_ty[], ARRAY[ ROW('17903828','Irlanda'),row('null','null') ]::identificacion_ty[], ARRAY[ ROW('Ingeniería Informática','Máster','Ingeniería de Datos Masivos'), ROW('null','null','null') ]::nivel_educativo_ty[],null,'11')," calcext:value-type="string">
            <text:p>('Valentin','Kevin','Machuca','Tello','1993-08-25',175,80,'verde oscuro','20/20','no_clasificado','personal_inteligencia_data/foto.png','personal_inteligencia_data/huella_digital.png','personal_inteligencia_data/huella_retina.png',ROW(58,4124888098) ,ROW('86670396','Argentina'),ARRAY['inglés','árabe','portugués','francés','null','null']::varchar(50)[], ARRAY[ ROW('Bibiana',null,'Monge','Ruano','1962-10-16','padre',ROW(58,4128380707) ), ROW('Brandon','Constantino','Razo','Casillas','1962-10-16','abuelo',ROW(58,4125633550) )]::familiar_ty[], ARRAY[ ROW('17903828','Irlanda'),row('null','null') ]::identificacion_ty[], ARRAY[ ROW('Ingeniería Informática','Máster','Ingeniería de Datos Masivos'), ROW('null','null','null') ]::nivel_educativo_ty[],null,'11'),</text:p>
          </table:table-cell>
          <table:table-cell table:number-columns-repeated="963"/>
        </table:table-row>
        <table:table-row table:style-name="ro6">
          <table:table-cell table:style-name="ce88" table:formula="of:=[.D9]-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88" table:formula="of:=[.A9]+10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esari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Zuniga'</text:p>
          </table:table-cell>
          <table:table-cell office:value-type="string" calcext:value-type="string">
            <text:p>'Anderson'</text:p>
          </table:table-cell>
          <table:table-cell table:style-name="ce103" office:value-type="string" calcext:value-type="string">
            <text:p>1983-09-15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float" office:value="81" calcext:value-type="float">
            <text:p>81</text:p>
          </table:table-cell>
          <table:table-cell office:value-type="string" calcext:value-type="string">
            <text:p>verde claro</text:p>
          </table:table-cell>
          <table:table-cell table:style-name="ce13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7080009" calcext:value-type="float">
            <text:p>7080009</text:p>
          </table:table-cell>
          <table:table-cell table:formula="of:=RANDBETWEEN(10000000;99999999)" office:value-type="float" office:value="18221031" calcext:value-type="float">
            <text:p>18221031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Cedillo'</text:p>
          </table:table-cell>
          <table:table-cell table:style-name="ce103" office:value-type="string" calcext:value-type="string">
            <text:p>1953-04-17</text:p>
          </table:table-cell>
          <table:table-cell office:value-type="string" calcext:value-type="string">
            <text:p>abuelo</text:p>
          </table:table-cell>
          <table:table-cell table:style-name="ce14" office:value-type="float" office:value="261" calcext:value-type="float">
            <text:p>261</text:p>
          </table:table-cell>
          <table:table-cell table:style-name="ce89" table:formula="of:=RANDBETWEEN(1000000;9999999)" office:value-type="float" office:value="4944694" calcext:value-type="float">
            <text:p>4944694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Araujo'</text:p>
          </table:table-cell>
          <table:table-cell office:value-type="string" calcext:value-type="string">
            <text:p>'Villarreal'</text:p>
          </table:table-cell>
          <table:table-cell table:style-name="ce103" office:value-type="string" calcext:value-type="string">
            <text:p>1953-04-17</text:p>
          </table:table-cell>
          <table:table-cell office:value-type="string" calcext:value-type="string">
            <text:p>hermano</text:p>
          </table:table-cell>
          <table:table-cell table:style-name="ce14" office:value-type="float" office:value="261" calcext:value-type="float">
            <text:p>261</text:p>
          </table:table-cell>
          <table:table-cell table:style-name="ce89" table:formula="of:=RANDBETWEEN(1000000;9999999)" office:value-type="float" office:value="3706042" calcext:value-type="float">
            <text:p>3706042</text:p>
          </table:table-cell>
          <table:table-cell table:style-name="ce89" table:formula="of:=RANDBETWEEN(10000000;100000000)" office:value-type="float" office:value="21048603" calcext:value-type="float">
            <text:p>21048603</text:p>
          </table:table-cell>
          <table:table-cell table:formula="of:=[.F9]" office:value-type="string" office:string-value="Irlanda" calcext:value-type="string">
            <text:p>Irland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iencias Sociales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9]" office:value-type="float" office:value="11" calcext:value-type="float">
            <text:p>11</text:p>
          </table:table-cell>
          <table:table-cell/>
          <table:table-cell table:style-name="ce15" table:formula="of:=CONCATENATE(&quot;(&quot;;[.J9];&quot;,&quot;;[.K9];&quot;,&quot;;[.L9];&quot;,&quot;;[.M9];&quot;,'&quot;;[.N9];&quot;',&quot;;[.O9];&quot;,&quot;;[.P9];&quot;,'&quot;;[.Q9];&quot;','&quot;;[.R9];&quot;','&quot;;[.S9];&quot;',&quot;;[.T9];&quot;,&quot;;[.U9];&quot;,&quot;;[.V9];&quot;,ROW(58,&quot;;[.W9];[.X9];&quot;) ,ROW('&quot;;[.Y9];&quot;','&quot;;[.Z9];&quot;'),ARRAY['&quot;;[.AA9];&quot;','&quot;;[.AB9];&quot;','&quot;;[.AC9];&quot;','&quot;;[.AD9];&quot;','&quot;;[.AE9];&quot;','&quot;;[.AF9];&quot;']::varchar(50)[], ARRAY[ ROW(&quot;;[.AG9];&quot;,&quot;;[.AH9];&quot;,&quot;;[.AI9];&quot;,&quot;;[.AJ9];&quot;,'&quot;;[.AK9];&quot;','&quot;;[.AL9];&quot;',ROW(58,&quot;;[.AM9];[.AN9];&quot;) ), ROW(&quot;;[.AO9];&quot;,&quot;;[.AP9];&quot;,&quot;;[.AQ9];&quot;,&quot;;[.AR9];&quot;,'&quot;;[.AS9];&quot;','&quot;;[.AT9];&quot;',ROW(58,&quot;;[.AU9];[.AV9];&quot;) )]::familiar_ty[], ARRAY[ ROW('&quot;;[.AW9];&quot;','&quot;;[.AX9];&quot;'),row('&quot;;[.AY9];&quot;','&quot;;[.AZ9];&quot;') ]::identificacion_ty[], ARRAY[ ROW('&quot;;[.BA9];&quot;','&quot;;[.BB9];&quot;','&quot;;[.BC9];&quot;'), ROW('&quot;;[.BD9];&quot;','&quot;;[.BE9];&quot;','&quot;;[.BF9];&quot;') ]::nivel_educativo_ty[],null,'&quot;;[.BG9];&quot;'),&quot;)" office:value-type="string" office:string-value="('Cesarino',null,'Zuniga','Anderson','1983-09-15',176,81,'verde claro','20/50','no_clasificado','personal_inteligencia_data/foto.png','personal_inteligencia_data/huella_digital.png','personal_inteligencia_data/huella_retina.png',ROW(58,4247080009) ,ROW('18221031','Groenlandia'),ARRAY['inglés','árabe','portugués','francés','null','null']::varchar(50)[], ARRAY[ ROW('William',null,'Tellez','Cedillo','1953-04-17','abuelo',ROW(58,2614944694) ), ROW('Margarito','Leopoldo','Araujo','Villarreal','1953-04-17','hermano',ROW(58,2613706042) )]::familiar_ty[], ARRAY[ ROW('21048603','Irlanda'),row('null','null') ]::identificacion_ty[], ARRAY[ ROW('Comunicación','null','null'), ROW('Ciencias Sociales','null','null') ]::nivel_educativo_ty[],null,'11')," calcext:value-type="string">
            <text:p>('Cesarino',null,'Zuniga','Anderson','1983-09-15',176,81,'verde claro','20/50','no_clasificado','personal_inteligencia_data/foto.png','personal_inteligencia_data/huella_digital.png','personal_inteligencia_data/huella_retina.png',ROW(58,4247080009) ,ROW('18221031','Groenlandia'),ARRAY['inglés','árabe','portugués','francés','null','null']::varchar(50)[], ARRAY[ ROW('William',null,'Tellez','Cedillo','1953-04-17','abuelo',ROW(58,2614944694) ), ROW('Margarito','Leopoldo','Araujo','Villarreal','1953-04-17','hermano',ROW(58,2613706042) )]::familiar_ty[], ARRAY[ ROW('21048603','Irlanda'),row('null','null') ]::identificacion_ty[], ARRAY[ ROW('Comunicación','null','null'), ROW('Ciencias Sociales','null','null') ]::nivel_educativo_ty[],null,'11'),</text:p>
          </table:table-cell>
          <table:table-cell table:number-columns-repeated="963"/>
        </table:table-row>
        <table:table-row table:style-name="ro6">
          <table:table-cell table:style-name="ce88" table:formula="of:=[.D10]-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88" table:formula="of:=[.A10]+10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runo'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Quiroga'</text:p>
          </table:table-cell>
          <table:table-cell office:value-type="string" calcext:value-type="string">
            <text:p>'Ornelas'</text:p>
          </table:table-cell>
          <table:table-cell table:style-name="ce103" office:value-type="string" calcext:value-type="string">
            <text:p>1998-12-03</text:p>
          </table:table-cell>
          <table:table-cell table:style-name="ce12" office:value-type="float" office:value="177" calcext:value-type="float">
            <text:p>177</text:p>
          </table:table-cell>
          <table:table-cell table:style-name="ce12" office:value-type="float" office:value="68" calcext:value-type="float">
            <text:p>68</text:p>
          </table:table-cell>
          <table:table-cell office:value-type="string" calcext:value-type="string">
            <text:p>azul oscuro</text:p>
          </table:table-cell>
          <table:table-cell table:style-name="ce13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2928163" calcext:value-type="float">
            <text:p>2928163</text:p>
          </table:table-cell>
          <table:table-cell table:formula="of:=RANDBETWEEN(10000000;99999999)" office:value-type="float" office:value="62561512" calcext:value-type="float">
            <text:p>62561512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'Owen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Adams'</text:p>
          </table:table-cell>
          <table:table-cell table:style-name="ce103" office:value-type="string" calcext:value-type="string">
            <text:p>1950-10-03</text:p>
          </table:table-cell>
          <table:table-cell office:value-type="string" calcext:value-type="string">
            <text:p>madre</text:p>
          </table:table-cell>
          <table:table-cell office:value-type="float" office:value="412" calcext:value-type="float">
            <text:p>412</text:p>
          </table:table-cell>
          <table:table-cell table:style-name="ce89" table:formula="of:=RANDBETWEEN(1000000;9999999)" office:value-type="float" office:value="4949954" calcext:value-type="float">
            <text:p>4949954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Najera'</text:p>
          </table:table-cell>
          <table:table-cell office:value-type="string" calcext:value-type="string">
            <text:p>'Echevarria'</text:p>
          </table:table-cell>
          <table:table-cell table:style-name="ce103" office:value-type="string" calcext:value-type="string">
            <text:p>1950-10-03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89" table:formula="of:=RANDBETWEEN(1000000;9999999)" office:value-type="float" office:value="3631887" calcext:value-type="float">
            <text:p>3631887</text:p>
          </table:table-cell>
          <table:table-cell table:style-name="ce89" table:formula="of:=RANDBETWEEN(10000000;100000000)" office:value-type="float" office:value="38382664" calcext:value-type="float">
            <text:p>38382664</text:p>
          </table:table-cell>
          <table:table-cell table:formula="of:=[.F10]" office:value-type="string" office:string-value="Irlanda" calcext:value-type="string">
            <text:p>Irland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10]" office:value-type="float" office:value="11" calcext:value-type="float">
            <text:p>11</text:p>
          </table:table-cell>
          <table:table-cell/>
          <table:table-cell table:style-name="ce15" table:formula="of:=CONCATENATE(&quot;(&quot;;[.J10];&quot;,&quot;;[.K10];&quot;,&quot;;[.L10];&quot;,&quot;;[.M10];&quot;,'&quot;;[.N10];&quot;',&quot;;[.O10];&quot;,&quot;;[.P10];&quot;,'&quot;;[.Q10];&quot;','&quot;;[.R10];&quot;','&quot;;[.S10];&quot;',&quot;;[.T10];&quot;,&quot;;[.U10];&quot;,&quot;;[.V10];&quot;,ROW(58,&quot;;[.W10];[.X10];&quot;) ,ROW('&quot;;[.Y10];&quot;','&quot;;[.Z10];&quot;'),ARRAY['&quot;;[.AA10];&quot;','&quot;;[.AB10];&quot;','&quot;;[.AC10];&quot;','&quot;;[.AD10];&quot;','&quot;;[.AE10];&quot;','&quot;;[.AF10];&quot;']::varchar(50)[], ARRAY[ ROW(&quot;;[.AG10];&quot;,&quot;;[.AH10];&quot;,&quot;;[.AI10];&quot;,&quot;;[.AJ10];&quot;,'&quot;;[.AK10];&quot;','&quot;;[.AL10];&quot;',ROW(58,&quot;;[.AM10];[.AN10];&quot;) ), ROW(&quot;;[.AO10];&quot;,&quot;;[.AP10];&quot;,&quot;;[.AQ10];&quot;,&quot;;[.AR10];&quot;,'&quot;;[.AS10];&quot;','&quot;;[.AT10];&quot;',ROW(58,&quot;;[.AU10];[.AV10];&quot;) )]::familiar_ty[], ARRAY[ ROW('&quot;;[.AW10];&quot;','&quot;;[.AX10];&quot;'),row('&quot;;[.AY10];&quot;','&quot;;[.AZ10];&quot;') ]::identificacion_ty[], ARRAY[ ROW('&quot;;[.BA10];&quot;','&quot;;[.BB10];&quot;','&quot;;[.BC10];&quot;'), ROW('&quot;;[.BD10];&quot;','&quot;;[.BE10];&quot;','&quot;;[.BF10];&quot;') ]::nivel_educativo_ty[],null,'&quot;;[.BG10];&quot;'),&quot;)" office:value-type="string" office:string-value="('Bruno','Magnus','Quiroga','Ornelas','1998-12-03',177,68,'azul oscuro','20/20','no_clasificado','personal_inteligencia_data/foto.png','personal_inteligencia_data/huella_digital.png','personal_inteligencia_data/huella_retina.png',ROW(58,4122928163) ,ROW('62561512','Irlanda'),ARRAY['español','inglés','portugués','francés','null','null']::varchar(50)[], ARRAY[ ROW('Cecilio','Owen','Alexander','Adams','1950-10-03','madre',ROW(58,4124949954) ), ROW('Juan','Felix','Najera','Echevarria','1950-10-03','abuelo',ROW(58,4123631887) )]::familiar_ty[], ARRAY[ ROW('38382664','Irlanda'),row('null','null') ]::identificacion_ty[], ARRAY[ ROW('Ingeniería Industrial','null','null'), ROW('Comunicación','null','null') ]::nivel_educativo_ty[],null,'11')," calcext:value-type="string">
            <text:p>('Bruno','Magnus','Quiroga','Ornelas','1998-12-03',177,68,'azul oscuro','20/20','no_clasificado','personal_inteligencia_data/foto.png','personal_inteligencia_data/huella_digital.png','personal_inteligencia_data/huella_retina.png',ROW(58,4122928163) ,ROW('62561512','Irlanda'),ARRAY['español','inglés','portugués','francés','null','null']::varchar(50)[], ARRAY[ ROW('Cecilio','Owen','Alexander','Adams','1950-10-03','madre',ROW(58,4124949954) ), ROW('Juan','Felix','Najera','Echevarria','1950-10-03','abuelo',ROW(58,4123631887) )]::familiar_ty[], ARRAY[ ROW('38382664','Irlanda'),row('null','null') ]::identificacion_ty[], ARRAY[ ROW('Ingeniería Industrial','null','null'), ROW('Comunicación','null','null') ]::nivel_educativo_ty[],null,'11'),</text:p>
          </table:table-cell>
          <table:table-cell table:number-columns-repeated="963"/>
        </table:table-row>
        <table:table-row table:style-name="ro6">
          <table:table-cell table:style-name="ce88" table:formula="of:=[.D11]-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88" table:formula="of:=[.A11]+10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Jane'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Tenorio'</text:p>
          </table:table-cell>
          <table:table-cell office:value-type="string" calcext:value-type="string">
            <text:p>'Roberts'</text:p>
          </table:table-cell>
          <table:table-cell table:style-name="ce103" office:value-type="string" calcext:value-type="string">
            <text:p>1999-09-14</text:p>
          </table:table-cell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74" calcext:value-type="float">
            <text:p>74</text:p>
          </table:table-cell>
          <table:table-cell office:value-type="string" calcext:value-type="string">
            <text:p>azul claro</text:p>
          </table:table-cell>
          <table:table-cell table:style-name="ce13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34" calcext:value-type="float">
            <text:p>234</text:p>
          </table:table-cell>
          <table:table-cell table:formula="of:=RANDBETWEEN(1000000;9999999)" office:value-type="float" office:value="7831264" calcext:value-type="float">
            <text:p>7831264</text:p>
          </table:table-cell>
          <table:table-cell table:formula="of:=RANDBETWEEN(10000000;99999999)" office:value-type="float" office:value="22913782" calcext:value-type="float">
            <text:p>22913782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Felic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eneses'</text:p>
          </table:table-cell>
          <table:table-cell office:value-type="string" calcext:value-type="string">
            <text:p>'Ward'</text:p>
          </table:table-cell>
          <table:table-cell table:style-name="ce103" office:value-type="string" calcext:value-type="string">
            <text:p>1975-10-18</text:p>
          </table:table-cell>
          <table:table-cell office:value-type="string" calcext:value-type="string">
            <text:p>hermano</text:p>
          </table:table-cell>
          <table:table-cell table:style-name="ce14" office:value-type="float" office:value="234" calcext:value-type="float">
            <text:p>234</text:p>
          </table:table-cell>
          <table:table-cell table:style-name="ce89" table:formula="of:=RANDBETWEEN(1000000;9999999)" office:value-type="float" office:value="2960845" calcext:value-type="float">
            <text:p>2960845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Oliva'</text:p>
          </table:table-cell>
          <table:table-cell office:value-type="string" calcext:value-type="string">
            <text:p>'Arias'</text:p>
          </table:table-cell>
          <table:table-cell table:style-name="ce103" office:value-type="string" calcext:value-type="string">
            <text:p>1975-10-18</text:p>
          </table:table-cell>
          <table:table-cell office:value-type="string" calcext:value-type="string">
            <text:p>primo</text:p>
          </table:table-cell>
          <table:table-cell table:style-name="ce14" office:value-type="float" office:value="234" calcext:value-type="float">
            <text:p>234</text:p>
          </table:table-cell>
          <table:table-cell table:style-name="ce89" table:formula="of:=RANDBETWEEN(1000000;9999999)" office:value-type="float" office:value="4265409" calcext:value-type="float">
            <text:p>4265409</text:p>
          </table:table-cell>
          <table:table-cell table:style-name="ce89" table:formula="of:=RANDBETWEEN(10000000;100000000)" office:value-type="float" office:value="79227137" calcext:value-type="float">
            <text:p>79227137</text:p>
          </table:table-cell>
          <table:table-cell table:formula="of:=[.F11]" office:value-type="string" office:string-value="Irlanda" calcext:value-type="string">
            <text:p>Irland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11]" office:value-type="float" office:value="11" calcext:value-type="float">
            <text:p>11</text:p>
          </table:table-cell>
          <table:table-cell/>
          <table:table-cell table:style-name="ce15" table:formula="of:=CONCATENATE(&quot;(&quot;;[.J11];&quot;,&quot;;[.K11];&quot;,&quot;;[.L11];&quot;,&quot;;[.M11];&quot;,'&quot;;[.N11];&quot;',&quot;;[.O11];&quot;,&quot;;[.P11];&quot;,'&quot;;[.Q11];&quot;','&quot;;[.R11];&quot;','&quot;;[.S11];&quot;',&quot;;[.T11];&quot;,&quot;;[.U11];&quot;,&quot;;[.V11];&quot;,ROW(58,&quot;;[.W11];[.X11];&quot;) ,ROW('&quot;;[.Y11];&quot;','&quot;;[.Z11];&quot;'),ARRAY['&quot;;[.AA11];&quot;','&quot;;[.AB11];&quot;','&quot;;[.AC11];&quot;','&quot;;[.AD11];&quot;','&quot;;[.AE11];&quot;','&quot;;[.AF11];&quot;']::varchar(50)[], ARRAY[ ROW(&quot;;[.AG11];&quot;,&quot;;[.AH11];&quot;,&quot;;[.AI11];&quot;,&quot;;[.AJ11];&quot;,'&quot;;[.AK11];&quot;','&quot;;[.AL11];&quot;',ROW(58,&quot;;[.AM11];[.AN11];&quot;) ), ROW(&quot;;[.AO11];&quot;,&quot;;[.AP11];&quot;,&quot;;[.AQ11];&quot;,&quot;;[.AR11];&quot;,'&quot;;[.AS11];&quot;','&quot;;[.AT11];&quot;',ROW(58,&quot;;[.AU11];[.AV11];&quot;) )]::familiar_ty[], ARRAY[ ROW('&quot;;[.AW11];&quot;','&quot;;[.AX11];&quot;'),row('&quot;;[.AY11];&quot;','&quot;;[.AZ11];&quot;') ]::identificacion_ty[], ARRAY[ ROW('&quot;;[.BA11];&quot;','&quot;;[.BB11];&quot;','&quot;;[.BC11];&quot;'), ROW('&quot;;[.BD11];&quot;','&quot;;[.BE11];&quot;','&quot;;[.BF11];&quot;') ]::nivel_educativo_ty[],null,'&quot;;[.BG11];&quot;'),&quot;)" office:value-type="string" office:string-value="('Jane','Amanda','Tenorio','Roberts','1999-09-14',158,74,'azul claro','20/20','confidencial','personal_inteligencia_data/foto.png','personal_inteligencia_data/huella_digital.png','personal_inteligencia_data/huella_retina.png',ROW(58,2347831264) ,ROW('22913782','Uganda'),ARRAY['español','inglés','portugués','francés','null','null']::varchar(50)[], ARRAY[ ROW('Felicio',null,'Meneses','Ward','1975-10-18','hermano',ROW(58,2342960845) ), ROW('Luis',null,'Oliva','Arias','1975-10-18','primo',ROW(58,2344265409) )]::familiar_ty[], ARRAY[ ROW('79227137','Irlanda'),row('null','null') ]::identificacion_ty[], ARRAY[ ROW('Filosofía','null','null'), ROW('null','null','null') ]::nivel_educativo_ty[],null,'11')," calcext:value-type="string">
            <text:p>('Jane','Amanda','Tenorio','Roberts','1999-09-14',158,74,'azul claro','20/20','confidencial','personal_inteligencia_data/foto.png','personal_inteligencia_data/huella_digital.png','personal_inteligencia_data/huella_retina.png',ROW(58,2347831264) ,ROW('22913782','Uganda'),ARRAY['español','inglés','portugués','francés','null','null']::varchar(50)[], ARRAY[ ROW('Felicio',null,'Meneses','Ward','1975-10-18','hermano',ROW(58,2342960845) ), ROW('Luis',null,'Oliva','Arias','1975-10-18','primo',ROW(58,2344265409) )]::familiar_ty[], ARRAY[ ROW('79227137','Irlanda'),row('null','null') ]::identificacion_ty[], ARRAY[ ROW('Filosofía','null','null'), ROW('null','null','null') ]::nivel_educativo_ty[],null,'11'),</text:p>
          </table:table-cell>
          <table:table-cell table:number-columns-repeated="963"/>
        </table:table-row>
        <table:table-row table:style-name="ro6">
          <table:table-cell table:style-name="ce88" table:formula="of:=[.D12]-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88" table:formula="of:=[.A12]+10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lway</text:p>
          </table:table-cell>
          <table:table-cell office:value-type="string" calcext:value-type="string">
            <text:p>Irland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ienvenido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Martines'</text:p>
          </table:table-cell>
          <table:table-cell office:value-type="string" calcext:value-type="string">
            <text:p>'Luis'</text:p>
          </table:table-cell>
          <table:table-cell table:style-name="ce103" office:value-type="string" calcext:value-type="string">
            <text:p>1994-05-26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75" calcext:value-type="float">
            <text:p>75</text:p>
          </table:table-cell>
          <table:table-cell office:value-type="string" calcext:value-type="string">
            <text:p>azul oscuro</text:p>
          </table:table-cell>
          <table:table-cell table:style-name="ce13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6837589" calcext:value-type="float">
            <text:p>6837589</text:p>
          </table:table-cell>
          <table:table-cell table:formula="of:=RANDBETWEEN(10000000;99999999)" office:value-type="float" office:value="71561757" calcext:value-type="float">
            <text:p>71561757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Simon'</text:p>
          </table:table-cell>
          <table:table-cell table:style-name="ce103" office:value-type="string" calcext:value-type="string">
            <text:p>1963-06-08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8830157" calcext:value-type="float">
            <text:p>8830157</text:p>
          </table:table-cell>
          <table:table-cell office:value-type="string" calcext:value-type="string">
            <text:p>'Anthony'</text:p>
          </table:table-cell>
          <table:table-cell office:value-type="string" calcext:value-type="string">
            <text:p>'Amilcar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Buenrostro'</text:p>
          </table:table-cell>
          <table:table-cell table:style-name="ce103" office:value-type="string" calcext:value-type="string">
            <text:p>1963-06-08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6361877" calcext:value-type="float">
            <text:p>6361877</text:p>
          </table:table-cell>
          <table:table-cell table:style-name="ce89" table:formula="of:=RANDBETWEEN(10000000;100000000)" office:value-type="float" office:value="44726281" calcext:value-type="float">
            <text:p>44726281</text:p>
          </table:table-cell>
          <table:table-cell table:formula="of:=[.F12]" office:value-type="string" office:string-value="Irlanda" calcext:value-type="string">
            <text:p>Irland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omunicación Corporativa</text:p>
          </table:table-cell>
          <table:table-cell table:number-columns-repeated="3" table:style-name="ce89" office:value-type="string" calcext:value-type="string">
            <text:p>null</text:p>
          </table:table-cell>
          <table:table-cell table:formula="of:=[.D12]" office:value-type="float" office:value="12" calcext:value-type="float">
            <text:p>12</text:p>
          </table:table-cell>
          <table:table-cell/>
          <table:table-cell table:style-name="ce15" table:formula="of:=CONCATENATE(&quot;(&quot;;[.J12];&quot;,&quot;;[.K12];&quot;,&quot;;[.L12];&quot;,&quot;;[.M12];&quot;,'&quot;;[.N12];&quot;',&quot;;[.O12];&quot;,&quot;;[.P12];&quot;,'&quot;;[.Q12];&quot;','&quot;;[.R12];&quot;','&quot;;[.S7];&quot;',&quot;;[.T12];&quot;,&quot;;[.U12];&quot;,&quot;;[.V12];&quot;,ROW(58,&quot;;[.W12];[.X12];&quot;) ,ROW('&quot;;[.Y12];&quot;','&quot;;[.Z12];&quot;'),ARRAY['&quot;;[.AA12];&quot;','&quot;;[.AB12];&quot;','&quot;;[.AC12];&quot;','&quot;;[.AD12];&quot;','&quot;;[.AE12];&quot;','&quot;;[.AF12];&quot;']::varchar(50)[], ARRAY[ ROW(&quot;;[.AG12];&quot;,&quot;;[.AH12];&quot;,&quot;;[.AI12];&quot;,&quot;;[.AJ12];&quot;,'&quot;;[.AK12];&quot;','&quot;;[.AL12];&quot;',ROW(58,&quot;;[.AM12];[.AN12];&quot;) ), ROW(&quot;;[.AO12];&quot;,&quot;;[.AP12];&quot;,&quot;;[.AQ12];&quot;,&quot;;[.AR12];&quot;,'&quot;;[.AS12];&quot;','&quot;;[.AT12];&quot;',ROW(58,&quot;;[.AU12];[.AV12];&quot;) )]::familiar_ty[], ARRAY[ ROW('&quot;;[.AW12];&quot;','&quot;;[.AX12];&quot;'),row('&quot;;[.AY12];&quot;','&quot;;[.AZ12];&quot;') ]::identificacion_ty[], ARRAY[ ROW('&quot;;[.BA12];&quot;','&quot;;[.BB12];&quot;','&quot;;[.BC12];&quot;'), ROW('&quot;;[.BD12];&quot;','&quot;;[.BE12];&quot;','&quot;;[.BF12];&quot;') ]::nivel_educativo_ty[],null,'&quot;;[.BG12];&quot;'),&quot;)" office:value-type="string" office:string-value="('Bienvenido','Vivaldo','Martines','Luis','1994-05-26',178,75,'azul oscuro','20/20','confidencial','personal_inteligencia_data/foto.png','personal_inteligencia_data/huella_digital.png','personal_inteligencia_data/huella_retina.png',ROW(58,2126837589) ,ROW('71561757','Argentina'),ARRAY['inglés','árabe','portugués','francés','null','null']::varchar(50)[], ARRAY[ ROW('Gracia',null,'Sanchez','Simon','1963-06-08','madre',ROW(58,2128830157) ), ROW('Anthony','Amilcar','Tafoya','Buenrostro','1963-06-08','primo',ROW(58,2126361877) )]::familiar_ty[], ARRAY[ ROW('44726281','Irlanda'),row('null','null') ]::identificacion_ty[], ARRAY[ ROW('Comunicación','Máster','Comunicación Corporativa'), ROW('null','null','null') ]::nivel_educativo_ty[],null,'12')," calcext:value-type="string">
            <text:p>('Bienvenido','Vivaldo','Martines','Luis','1994-05-26',178,75,'azul oscuro','20/20','confidencial','personal_inteligencia_data/foto.png','personal_inteligencia_data/huella_digital.png','personal_inteligencia_data/huella_retina.png',ROW(58,2126837589) ,ROW('71561757','Argentina'),ARRAY['inglés','árabe','portugués','francés','null','null']::varchar(50)[], ARRAY[ ROW('Gracia',null,'Sanchez','Simon','1963-06-08','madre',ROW(58,2128830157) ), ROW('Anthony','Amilcar','Tafoya','Buenrostro','1963-06-08','primo',ROW(58,2126361877) )]::familiar_ty[], ARRAY[ ROW('44726281','Irlanda'),row('null','null') ]::identificacion_ty[], ARRAY[ ROW('Comunicación','Máster','Comunicación Corporativa'), ROW('null','null','null') ]::nivel_educativo_ty[],null,'12'),</text:p>
          </table:table-cell>
          <table:table-cell table:number-columns-repeated="963"/>
        </table:table-row>
        <table:table-row table:style-name="ro6">
          <table:table-cell table:style-name="ce88" table:formula="of:=[.D13]-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88" table:formula="of:=[.A13]+10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lway</text:p>
          </table:table-cell>
          <table:table-cell office:value-type="string" calcext:value-type="string">
            <text:p>Irlan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Valerio'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Bahena'</text:p>
          </table:table-cell>
          <table:table-cell office:value-type="string" calcext:value-type="string">
            <text:p>'Deltoro'</text:p>
          </table:table-cell>
          <table:table-cell table:style-name="ce103" office:value-type="string" calcext:value-type="string">
            <text:p>1984-05-22</text:p>
          </table:table-cell>
          <table:table-cell table:style-name="ce12" office:value-type="float" office:value="182" calcext:value-type="float">
            <text:p>182</text:p>
          </table:table-cell>
          <table:table-cell table:style-name="ce12" office:value-type="float" office:value="91" calcext:value-type="float">
            <text:p>91</text:p>
          </table:table-cell>
          <table:table-cell office:value-type="string" calcext:value-type="string">
            <text:p>verde oscuro</text:p>
          </table:table-cell>
          <table:table-cell table:style-name="ce13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87" calcext:value-type="float">
            <text:p>287</text:p>
          </table:table-cell>
          <table:table-cell table:formula="of:=RANDBETWEEN(1000000;9999999)" office:value-type="float" office:value="8617814" calcext:value-type="float">
            <text:p>8617814</text:p>
          </table:table-cell>
          <table:table-cell table:formula="of:=RANDBETWEEN(10000000;99999999)" office:value-type="float" office:value="81937919" calcext:value-type="float">
            <text:p>81937919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enjivar'</text:p>
          </table:table-cell>
          <table:table-cell office:value-type="string" calcext:value-type="string">
            <text:p>'Velasquez'</text:p>
          </table:table-cell>
          <table:table-cell table:style-name="ce103" office:value-type="string" calcext:value-type="string">
            <text:p>1955-08-29</text:p>
          </table:table-cell>
          <table:table-cell office:value-type="string" calcext:value-type="string">
            <text:p>primo</text:p>
          </table:table-cell>
          <table:table-cell table:style-name="ce14" office:value-type="float" office:value="244" calcext:value-type="float">
            <text:p>244</text:p>
          </table:table-cell>
          <table:table-cell table:style-name="ce89" table:formula="of:=RANDBETWEEN(1000000;9999999)" office:value-type="float" office:value="9444282" calcext:value-type="float">
            <text:p>9444282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Medina'</text:p>
          </table:table-cell>
          <table:table-cell office:value-type="string" calcext:value-type="string">
            <text:p>'Sanabria'</text:p>
          </table:table-cell>
          <table:table-cell table:style-name="ce103" office:value-type="string" calcext:value-type="string">
            <text:p>1955-08-29</text:p>
          </table:table-cell>
          <table:table-cell office:value-type="string" calcext:value-type="string">
            <text:p>hermano</text:p>
          </table:table-cell>
          <table:table-cell table:style-name="ce14" office:value-type="float" office:value="244" calcext:value-type="float">
            <text:p>244</text:p>
          </table:table-cell>
          <table:table-cell table:style-name="ce89" table:formula="of:=RANDBETWEEN(1000000;9999999)" office:value-type="float" office:value="1382674" calcext:value-type="float">
            <text:p>1382674</text:p>
          </table:table-cell>
          <table:table-cell table:style-name="ce89" table:formula="of:=RANDBETWEEN(10000000;100000000)" office:value-type="float" office:value="22624760" calcext:value-type="float">
            <text:p>22624760</text:p>
          </table:table-cell>
          <table:table-cell table:formula="of:=[.F13]" office:value-type="string" office:string-value="Irlanda" calcext:value-type="string">
            <text:p>Irland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13]" office:value-type="float" office:value="12" calcext:value-type="float">
            <text:p>12</text:p>
          </table:table-cell>
          <table:table-cell/>
          <table:table-cell table:style-name="ce15" table:formula="of:=CONCATENATE(&quot;(&quot;;[.J13];&quot;,&quot;;[.K13];&quot;,&quot;;[.L13];&quot;,&quot;;[.M13];&quot;,'&quot;;[.N13];&quot;',&quot;;[.O13];&quot;,&quot;;[.P13];&quot;,'&quot;;[.Q13];&quot;','&quot;;[.R13];&quot;','&quot;;[.S13];&quot;',&quot;;[.T13];&quot;,&quot;;[.U13];&quot;,&quot;;[.V13];&quot;,ROW(58,&quot;;[.W13];[.X13];&quot;) ,ROW('&quot;;[.Y13];&quot;','&quot;;[.Z13];&quot;'),ARRAY['&quot;;[.AA13];&quot;','&quot;;[.AB13];&quot;','&quot;;[.AC13];&quot;','&quot;;[.AD13];&quot;','&quot;;[.AE13];&quot;','&quot;;[.AF13];&quot;']::varchar(50)[], ARRAY[ ROW(&quot;;[.AG13];&quot;,&quot;;[.AH13];&quot;,&quot;;[.AI13];&quot;,&quot;;[.AJ13];&quot;,'&quot;;[.AK13];&quot;','&quot;;[.AL13];&quot;',ROW(58,&quot;;[.AM13];[.AN13];&quot;) ), ROW(&quot;;[.AO13];&quot;,&quot;;[.AP13];&quot;,&quot;;[.AQ13];&quot;,&quot;;[.AR13];&quot;,'&quot;;[.AS13];&quot;','&quot;;[.AT13];&quot;',ROW(58,&quot;;[.AU13];[.AV13];&quot;) )]::familiar_ty[], ARRAY[ ROW('&quot;;[.AW13];&quot;','&quot;;[.AX13];&quot;'),row('&quot;;[.AY13];&quot;','&quot;;[.AZ13];&quot;') ]::identificacion_ty[], ARRAY[ ROW('&quot;;[.BA13];&quot;','&quot;;[.BB13];&quot;','&quot;;[.BC13];&quot;'), ROW('&quot;;[.BD13];&quot;','&quot;;[.BE13];&quot;','&quot;;[.BF13];&quot;') ]::nivel_educativo_ty[],null,'&quot;;[.BG13];&quot;'),&quot;)" office:value-type="string" office:string-value="('Valerio','Adan','Bahena','Deltoro','1984-05-22',182,91,'verde oscuro','20/40','no_clasificado','personal_inteligencia_data/foto.png','personal_inteligencia_data/huella_digital.png','personal_inteligencia_data/huella_retina.png',ROW(58,2878617814) ,ROW('81937919','Groenlandia'),ARRAY['inglés','árabe','portugués','francés','null','null']::varchar(50)[], ARRAY[ ROW('Luisa',null,'Menjivar','Velasquez','1955-08-29','primo',ROW(58,2449444282) ), ROW('Vitalicio','Calixtrato','Medina','Sanabria','1955-08-29','hermano',ROW(58,2441382674) )]::familiar_ty[], ARRAY[ ROW('22624760','Irlanda'),row('null','null') ]::identificacion_ty[], ARRAY[ ROW('Ingeniería Industrial','null','null'), ROW('Economía','null','null') ]::nivel_educativo_ty[],null,'12')," calcext:value-type="string">
            <text:p>('Valerio','Adan','Bahena','Deltoro','1984-05-22',182,91,'verde oscuro','20/40','no_clasificado','personal_inteligencia_data/foto.png','personal_inteligencia_data/huella_digital.png','personal_inteligencia_data/huella_retina.png',ROW(58,2878617814) ,ROW('81937919','Groenlandia'),ARRAY['inglés','árabe','portugués','francés','null','null']::varchar(50)[], ARRAY[ ROW('Luisa',null,'Menjivar','Velasquez','1955-08-29','primo',ROW(58,2449444282) ), ROW('Vitalicio','Calixtrato','Medina','Sanabria','1955-08-29','hermano',ROW(58,2441382674) )]::familiar_ty[], ARRAY[ ROW('22624760','Irlanda'),row('null','null') ]::identificacion_ty[], ARRAY[ ROW('Ingeniería Industrial','null','null'), ROW('Economía','null','null') ]::nivel_educativo_ty[],null,'12'),</text:p>
          </table:table-cell>
          <table:table-cell table:number-columns-repeated="963"/>
        </table:table-row>
        <table:table-row table:style-name="ro6">
          <table:table-cell table:style-name="ce88" table:formula="of:=[.D14]-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88" table:formula="of:=[.A14]+10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lway</text:p>
          </table:table-cell>
          <table:table-cell office:value-type="string" calcext:value-type="string">
            <text:p>Irland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argarito'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Galarza'</text:p>
          </table:table-cell>
          <table:table-cell table:style-name="ce103" office:value-type="string" calcext:value-type="string">
            <text:p>2000-03-09</text:p>
          </table:table-cell>
          <table:table-cell table:style-name="ce12" office:value-type="float" office:value="184" calcext:value-type="float">
            <text:p>184</text:p>
          </table:table-cell>
          <table:table-cell table:style-name="ce12" office:value-type="float" office:value="71" calcext:value-type="float">
            <text:p>71</text:p>
          </table:table-cell>
          <table:table-cell office:value-type="string" calcext:value-type="string">
            <text:p>azul claro</text:p>
          </table:table-cell>
          <table:table-cell table:style-name="ce13" office:value-type="string" calcext:value-type="string">
            <text:p>20/16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3535425" calcext:value-type="float">
            <text:p>3535425</text:p>
          </table:table-cell>
          <table:table-cell table:formula="of:=RANDBETWEEN(10000000;99999999)" office:value-type="float" office:value="11284247" calcext:value-type="float">
            <text:p>11284247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onsolacion'</text:p>
          </table:table-cell>
          <table:table-cell office:value-type="string" calcext:value-type="string">
            <text:p>'Maximina'</text:p>
          </table:table-cell>
          <table:table-cell office:value-type="string" calcext:value-type="string">
            <text:p>'Maciel'</text:p>
          </table:table-cell>
          <table:table-cell office:value-type="string" calcext:value-type="string">
            <text:p>'Robledo'</text:p>
          </table:table-cell>
          <table:table-cell table:style-name="ce103" office:value-type="string" calcext:value-type="string">
            <text:p>1953-11-30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5786139" calcext:value-type="float">
            <text:p>5786139</text:p>
          </table:table-cell>
          <table:table-cell office:value-type="string" calcext:value-type="string">
            <text:p>'Tito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Pinon'</text:p>
          </table:table-cell>
          <table:table-cell table:style-name="ce103" office:value-type="string" calcext:value-type="string">
            <text:p>1953-11-30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5250855" calcext:value-type="float">
            <text:p>5250855</text:p>
          </table:table-cell>
          <table:table-cell table:style-name="ce89" table:formula="of:=RANDBETWEEN(10000000;100000000)" office:value-type="float" office:value="99697446" calcext:value-type="float">
            <text:p>99697446</text:p>
          </table:table-cell>
          <table:table-cell table:formula="of:=[.F14]" office:value-type="string" office:string-value="Irlanda" calcext:value-type="string">
            <text:p>Irland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style-name="ce14" office:value-type="string" calcext:value-type="string">
            <text:p>Enfermerí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14]" office:value-type="float" office:value="12" calcext:value-type="float">
            <text:p>12</text:p>
          </table:table-cell>
          <table:table-cell/>
          <table:table-cell table:style-name="ce15" table:formula="of:=CONCATENATE(&quot;(&quot;;[.J14];&quot;,&quot;;[.K14];&quot;,&quot;;[.L14];&quot;,&quot;;[.M14];&quot;,'&quot;;[.N14];&quot;',&quot;;[.O14];&quot;,&quot;;[.P14];&quot;,'&quot;;[.Q14];&quot;','&quot;;[.R14];&quot;','&quot;;[.S14];&quot;',&quot;;[.T14];&quot;,&quot;;[.U14];&quot;,&quot;;[.V14];&quot;,ROW(58,&quot;;[.W14];[.X14];&quot;) ,ROW('&quot;;[.Y14];&quot;','&quot;;[.Z14];&quot;'),ARRAY['&quot;;[.AA14];&quot;','&quot;;[.AB14];&quot;','&quot;;[.AC14];&quot;','&quot;;[.AD14];&quot;','&quot;;[.AE14];&quot;','&quot;;[.AF14];&quot;']::varchar(50)[], ARRAY[ ROW(&quot;;[.AG14];&quot;,&quot;;[.AH14];&quot;,&quot;;[.AI14];&quot;,&quot;;[.AJ14];&quot;,'&quot;;[.AK14];&quot;','&quot;;[.AL14];&quot;',ROW(58,&quot;;[.AM14];[.AN14];&quot;) ), ROW(&quot;;[.AO14];&quot;,&quot;;[.AP14];&quot;,&quot;;[.AQ14];&quot;,&quot;;[.AR14];&quot;,'&quot;;[.AS14];&quot;','&quot;;[.AT14];&quot;',ROW(58,&quot;;[.AU14];[.AV14];&quot;) )]::familiar_ty[], ARRAY[ ROW('&quot;;[.AW14];&quot;','&quot;;[.AX14];&quot;'),row('&quot;;[.AY14];&quot;','&quot;;[.AZ14];&quot;') ]::identificacion_ty[], ARRAY[ ROW('&quot;;[.BA14];&quot;','&quot;;[.BB14];&quot;','&quot;;[.BC14];&quot;'), ROW('&quot;;[.BD14];&quot;','&quot;;[.BE14];&quot;','&quot;;[.BF14];&quot;') ]::nivel_educativo_ty[],null,'&quot;;[.BG14];&quot;'),&quot;)" office:value-type="string" office:string-value="('Margarito','Juvenal','Nevarez','Galarza','2000-03-09',184,71,'azul claro','20/16','no_clasificado','personal_inteligencia_data/foto.png','personal_inteligencia_data/huella_digital.png','personal_inteligencia_data/huella_retina.png',ROW(58,2123535425) ,ROW('11284247','Irlanda'),ARRAY['español','inglés','portugués','francés','null','null']::varchar(50)[], ARRAY[ ROW('Consolacion','Maximina','Maciel','Robledo','1953-11-30','hermano',ROW(58,2125786139) ), ROW('Tito','Julian','Vallejo','Pinon','1953-11-30','primo',ROW(58,2125250855) )]::familiar_ty[], ARRAY[ ROW('99697446','Irlanda'),row('null','null') ]::identificacion_ty[], ARRAY[ ROW('Derecho','null','null'), ROW('Enfermería','null','null') ]::nivel_educativo_ty[],null,'12')," calcext:value-type="string">
            <text:p>('Margarito','Juvenal','Nevarez','Galarza','2000-03-09',184,71,'azul claro','20/16','no_clasificado','personal_inteligencia_data/foto.png','personal_inteligencia_data/huella_digital.png','personal_inteligencia_data/huella_retina.png',ROW(58,2123535425) ,ROW('11284247','Irlanda'),ARRAY['español','inglés','portugués','francés','null','null']::varchar(50)[], ARRAY[ ROW('Consolacion','Maximina','Maciel','Robledo','1953-11-30','hermano',ROW(58,2125786139) ), ROW('Tito','Julian','Vallejo','Pinon','1953-11-30','primo',ROW(58,2125250855) )]::familiar_ty[], ARRAY[ ROW('99697446','Irlanda'),row('null','null') ]::identificacion_ty[], ARRAY[ ROW('Derecho','null','null'), ROW('Enfermería','null','null') ]::nivel_educativo_ty[],null,'12'),</text:p>
          </table:table-cell>
          <table:table-cell table:number-columns-repeated="963"/>
        </table:table-row>
        <table:table-row table:style-name="ro6">
          <table:table-cell table:style-name="ce88" table:formula="of:=[.D15]-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88" table:formula="of:=[.A15]+10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lway</text:p>
          </table:table-cell>
          <table:table-cell office:value-type="string" calcext:value-type="string">
            <text:p>Irland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Feliciano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Guzman'</text:p>
          </table:table-cell>
          <table:table-cell office:value-type="string" calcext:value-type="string">
            <text:p>'Roman'</text:p>
          </table:table-cell>
          <table:table-cell table:style-name="ce103" office:value-type="string" calcext:value-type="string">
            <text:p>1999-09-20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float" office:value="80" calcext:value-type="float">
            <text:p>80</text:p>
          </table:table-cell>
          <table:table-cell office:value-type="string" calcext:value-type="string">
            <text:p>marrón claro</text:p>
          </table:table-cell>
          <table:table-cell table:style-name="ce13" office:value-type="string" calcext:value-type="string">
            <text:p>20/16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61" calcext:value-type="float">
            <text:p>261</text:p>
          </table:table-cell>
          <table:table-cell table:formula="of:=RANDBETWEEN(1000000;9999999)" office:value-type="float" office:value="9688130" calcext:value-type="float">
            <text:p>9688130</text:p>
          </table:table-cell>
          <table:table-cell table:formula="of:=RANDBETWEEN(10000000;99999999)" office:value-type="float" office:value="44842304" calcext:value-type="float">
            <text:p>44842304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Barahona'</text:p>
          </table:table-cell>
          <table:table-cell office:value-type="string" calcext:value-type="string">
            <text:p>'Maldonado'</text:p>
          </table:table-cell>
          <table:table-cell table:style-name="ce103" office:value-type="string" calcext:value-type="string">
            <text:p>1976-03-18</text:p>
          </table:table-cell>
          <table:table-cell office:value-type="string" calcext:value-type="string">
            <text:p>hermano</text:p>
          </table:table-cell>
          <table:table-cell table:style-name="ce14" office:value-type="float" office:value="261" calcext:value-type="float">
            <text:p>261</text:p>
          </table:table-cell>
          <table:table-cell table:style-name="ce89" table:formula="of:=RANDBETWEEN(1000000;9999999)" office:value-type="float" office:value="5145892" calcext:value-type="float">
            <text:p>5145892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ntiel'</text:p>
          </table:table-cell>
          <table:table-cell office:value-type="string" calcext:value-type="string">
            <text:p>'Salguero'</text:p>
          </table:table-cell>
          <table:table-cell table:style-name="ce103" office:value-type="string" calcext:value-type="string">
            <text:p>1976-03-18</text:p>
          </table:table-cell>
          <table:table-cell office:value-type="string" calcext:value-type="string">
            <text:p>hermano</text:p>
          </table:table-cell>
          <table:table-cell table:style-name="ce14" office:value-type="float" office:value="261" calcext:value-type="float">
            <text:p>261</text:p>
          </table:table-cell>
          <table:table-cell table:style-name="ce89" table:formula="of:=RANDBETWEEN(1000000;9999999)" office:value-type="float" office:value="3910319" calcext:value-type="float">
            <text:p>3910319</text:p>
          </table:table-cell>
          <table:table-cell table:style-name="ce89" table:formula="of:=RANDBETWEEN(10000000;100000000)" office:value-type="float" office:value="32128354" calcext:value-type="float">
            <text:p>32128354</text:p>
          </table:table-cell>
          <table:table-cell table:formula="of:=[.F15]" office:value-type="string" office:string-value="Irlanda" calcext:value-type="string">
            <text:p>Irland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15]" office:value-type="float" office:value="12" calcext:value-type="float">
            <text:p>12</text:p>
          </table:table-cell>
          <table:table-cell/>
          <table:table-cell table:style-name="ce15" table:formula="of:=CONCATENATE(&quot;(&quot;;[.J15];&quot;,&quot;;[.K15];&quot;,&quot;;[.L15];&quot;,&quot;;[.M15];&quot;,'&quot;;[.N15];&quot;',&quot;;[.O15];&quot;,&quot;;[.P15];&quot;,'&quot;;[.Q15];&quot;','&quot;;[.R15];&quot;','&quot;;[.S15];&quot;',&quot;;[.T15];&quot;,&quot;;[.U15];&quot;,&quot;;[.V15];&quot;,ROW(58,&quot;;[.W15];[.X15];&quot;) ,ROW('&quot;;[.Y15];&quot;','&quot;;[.Z15];&quot;'),ARRAY['&quot;;[.AA15];&quot;','&quot;;[.AB15];&quot;','&quot;;[.AC15];&quot;','&quot;;[.AD15];&quot;','&quot;;[.AE15];&quot;','&quot;;[.AF15];&quot;']::varchar(50)[], ARRAY[ ROW(&quot;;[.AG15];&quot;,&quot;;[.AH15];&quot;,&quot;;[.AI15];&quot;,&quot;;[.AJ15];&quot;,'&quot;;[.AK15];&quot;','&quot;;[.AL15];&quot;',ROW(58,&quot;;[.AM15];[.AN15];&quot;) ), ROW(&quot;;[.AO15];&quot;,&quot;;[.AP15];&quot;,&quot;;[.AQ15];&quot;,&quot;;[.AR15];&quot;,'&quot;;[.AS15];&quot;','&quot;;[.AT15];&quot;',ROW(58,&quot;;[.AU15];[.AV15];&quot;) )]::familiar_ty[], ARRAY[ ROW('&quot;;[.AW15];&quot;','&quot;;[.AX15];&quot;'),row('&quot;;[.AY15];&quot;','&quot;;[.AZ15];&quot;') ]::identificacion_ty[], ARRAY[ ROW('&quot;;[.BA15];&quot;','&quot;;[.BB15];&quot;','&quot;;[.BC15];&quot;'), ROW('&quot;;[.BD15];&quot;','&quot;;[.BE15];&quot;','&quot;;[.BF15];&quot;') ]::nivel_educativo_ty[],null,'&quot;;[.BG15];&quot;'),&quot;)" office:value-type="string" office:string-value="('Feliciano','Cristian','Guzman','Roman','1999-09-20',176,80,'marrón claro','20/16','confidencial','personal_inteligencia_data/foto.png','personal_inteligencia_data/huella_digital.png','personal_inteligencia_data/huella_retina.png',ROW(58,2619688130) ,ROW('44842304','Uganda'),ARRAY['español','inglés','portugués','francés','null','null']::varchar(50)[], ARRAY[ ROW('Irma',null,'Barahona','Maldonado','1976-03-18','hermano',ROW(58,2615145892) ), ROW('Klement',null,'Montiel','Salguero','1976-03-18','hermano',ROW(58,2613910319) )]::familiar_ty[], ARRAY[ ROW('32128354','Irlanda'),row('null','null') ]::identificacion_ty[], ARRAY[ ROW('Criminología','null','null'), ROW('null','null','null') ]::nivel_educativo_ty[],null,'12')," calcext:value-type="string">
            <text:p>('Feliciano','Cristian','Guzman','Roman','1999-09-20',176,80,'marrón claro','20/16','confidencial','personal_inteligencia_data/foto.png','personal_inteligencia_data/huella_digital.png','personal_inteligencia_data/huella_retina.png',ROW(58,2619688130) ,ROW('44842304','Uganda'),ARRAY['español','inglés','portugués','francés','null','null']::varchar(50)[], ARRAY[ ROW('Irma',null,'Barahona','Maldonado','1976-03-18','hermano',ROW(58,2615145892) ), ROW('Klement',null,'Montiel','Salguero','1976-03-18','hermano',ROW(58,2613910319) )]::familiar_ty[], ARRAY[ ROW('32128354','Irlanda'),row('null','null') ]::identificacion_ty[], ARRAY[ ROW('Criminología','null','null'), ROW('null','null','null') ]::nivel_educativo_ty[],null,'12'),</text:p>
          </table:table-cell>
          <table:table-cell table:number-columns-repeated="963"/>
        </table:table-row>
        <table:table-row table:style-name="ro6">
          <table:table-cell table:style-name="ce88" table:formula="of:=[.D16]-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88" table:formula="of:=[.A16]+10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Holand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Santiago'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Izaguirre'</text:p>
          </table:table-cell>
          <table:table-cell office:value-type="string" calcext:value-type="string">
            <text:p>'Giron'</text:p>
          </table:table-cell>
          <table:table-cell table:style-name="ce103" office:value-type="string" calcext:value-type="string">
            <text:p>1992-05-02</text:p>
          </table:table-cell>
          <table:table-cell table:style-name="ce12" office:value-type="float" office:value="187" calcext:value-type="float">
            <text:p>187</text:p>
          </table:table-cell>
          <table:table-cell table:style-name="ce12" office:value-type="float" office:value="85" calcext:value-type="float">
            <text:p>85</text:p>
          </table:table-cell>
          <table:table-cell office:value-type="string" calcext:value-type="string">
            <text:p>verde oscuro</text:p>
          </table:table-cell>
          <table:table-cell table:style-name="ce13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8499490" calcext:value-type="float">
            <text:p>8499490</text:p>
          </table:table-cell>
          <table:table-cell table:formula="of:=RANDBETWEEN(10000000;99999999)" office:value-type="float" office:value="43288681" calcext:value-type="float">
            <text:p>43288681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Almeida'</text:p>
          </table:table-cell>
          <table:table-cell table:style-name="ce103" office:value-type="string" calcext:value-type="string">
            <text:p>1956-04-21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89" table:formula="of:=RANDBETWEEN(1000000;9999999)" office:value-type="float" office:value="7874761" calcext:value-type="float">
            <text:p>7874761</text:p>
          </table:table-cell>
          <table:table-cell office:value-type="string" calcext:value-type="string">
            <text:p>'Gret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aldivia'</text:p>
          </table:table-cell>
          <table:table-cell office:value-type="string" calcext:value-type="string">
            <text:p>'Cruz'</text:p>
          </table:table-cell>
          <table:table-cell table:style-name="ce103" office:value-type="string" calcext:value-type="string">
            <text:p>1956-04-21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89" table:formula="of:=RANDBETWEEN(1000000;9999999)" office:value-type="float" office:value="1677512" calcext:value-type="float">
            <text:p>1677512</text:p>
          </table:table-cell>
          <table:table-cell table:style-name="ce89" table:formula="of:=RANDBETWEEN(10000000;100000000)" office:value-type="float" office:value="73594739" calcext:value-type="float">
            <text:p>73594739</text:p>
          </table:table-cell>
          <table:table-cell table:formula="of:=[.F16]" office:value-type="string" office:string-value="Holanda" calcext:value-type="string">
            <text:p>Holanda</text:p>
          </table:table-cell>
          <table:table-cell table:style-name="ce89" table:formula="of:=RANDBETWEEN(10000000;100000000)" office:value-type="float" office:value="50716234" calcext:value-type="float">
            <text:p>50716234</text:p>
          </table:table-cell>
          <table:table-cell office:value-type="string" calcext:value-type="string">
            <text:p>Zimbabue</text:p>
          </table:table-cell>
          <table:table-cell table:style-name="ce14" office:value-type="string" calcext:value-type="string">
            <text:p>Enfermerí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Dirección de Empresas</text:p>
          </table:table-cell>
          <table:table-cell table:formula="of:=[.D16]" office:value-type="float" office:value="13" calcext:value-type="float">
            <text:p>13</text:p>
          </table:table-cell>
          <table:table-cell/>
          <table:table-cell table:style-name="ce15" table:formula="of:=CONCATENATE(&quot;(&quot;;[.J16];&quot;,&quot;;[.K16];&quot;,&quot;;[.L16];&quot;,&quot;;[.M16];&quot;,'&quot;;[.N16];&quot;',&quot;;[.O16];&quot;,&quot;;[.P16];&quot;,'&quot;;[.Q16];&quot;','&quot;;[.R16];&quot;','&quot;;[.S16];&quot;',&quot;;[.T16];&quot;,&quot;;[.U16];&quot;,&quot;;[.V16];&quot;,ROW(58,&quot;;[.W16];[.X16];&quot;) ,ROW('&quot;;[.Y16];&quot;','&quot;;[.Z16];&quot;'),ARRAY['&quot;;[.AA16];&quot;','&quot;;[.AB16];&quot;','&quot;;[.AC16];&quot;','&quot;;[.AD16];&quot;','&quot;;[.AE16];&quot;','&quot;;[.AF16];&quot;']::varchar(50)[], ARRAY[ ROW(&quot;;[.AG16];&quot;,&quot;;[.AH16];&quot;,&quot;;[.AI16];&quot;,&quot;;[.AJ16];&quot;,'&quot;;[.AK16];&quot;','&quot;;[.AL16];&quot;',ROW(58,&quot;;[.AM16];[.AN16];&quot;) ), ROW(&quot;;[.AO16];&quot;,&quot;;[.AP16];&quot;,&quot;;[.AQ16];&quot;,&quot;;[.AR16];&quot;,'&quot;;[.AS16];&quot;','&quot;;[.AT16];&quot;',ROW(58,&quot;;[.AU16];[.AV16];&quot;) )]::familiar_ty[], ARRAY[ ROW('&quot;;[.AW16];&quot;','&quot;;[.AX16];&quot;'),row('&quot;;[.AY16];&quot;','&quot;;[.AZ16];&quot;') ]::identificacion_ty[], ARRAY[ ROW('&quot;;[.BA16];&quot;','&quot;;[.BB16];&quot;','&quot;;[.BC16];&quot;'), ROW('&quot;;[.BD16];&quot;','&quot;;[.BE16];&quot;','&quot;;[.BF16];&quot;') ]::nivel_educativo_ty[],null,'&quot;;[.BG16];&quot;'),&quot;)" office:value-type="string" office:string-value="('Santiago','Andres','Izaguirre','Giron','1992-05-02',187,85,'verde oscuro','20/20','top_secret','personal_inteligencia_data/foto.png','personal_inteligencia_data/huella_digital.png','personal_inteligencia_data/huella_retina.png',ROW(58,4128499490) ,ROW('43288681','Argentina'),ARRAY['español','inglés','hindi','ruso','mandarín','null']::varchar(50)[], ARRAY[ ROW('Pablo','Emiliano','Santana','Almeida','1956-04-21','hermano',ROW(58,4127874761) ), ROW('Greta',null,'Valdivia','Cruz','1956-04-21','hermano',ROW(58,4121677512) )]::familiar_ty[], ARRAY[ ROW('73594739','Holanda'),row('50716234','Zimbabue') ]::identificacion_ty[], ARRAY[ ROW('Enfermería','null','null'), ROW('Ingeniería Industrial','Máster','Dirección de Empresas') ]::nivel_educativo_ty[],null,'13')," calcext:value-type="string">
            <text:p>('Santiago','Andres','Izaguirre','Giron','1992-05-02',187,85,'verde oscuro','20/20','top_secret','personal_inteligencia_data/foto.png','personal_inteligencia_data/huella_digital.png','personal_inteligencia_data/huella_retina.png',ROW(58,4128499490) ,ROW('43288681','Argentina'),ARRAY['español','inglés','hindi','ruso','mandarín','null']::varchar(50)[], ARRAY[ ROW('Pablo','Emiliano','Santana','Almeida','1956-04-21','hermano',ROW(58,4127874761) ), ROW('Greta',null,'Valdivia','Cruz','1956-04-21','hermano',ROW(58,4121677512) )]::familiar_ty[], ARRAY[ ROW('73594739','Holanda'),row('50716234','Zimbabue') ]::identificacion_ty[], ARRAY[ ROW('Enfermería','null','null'), ROW('Ingeniería Industrial','Máster','Dirección de Empresas') ]::nivel_educativo_ty[],null,'13'),</text:p>
          </table:table-cell>
          <table:table-cell table:number-columns-repeated="963"/>
        </table:table-row>
        <table:table-row table:style-name="ro6">
          <table:table-cell table:style-name="ce88" table:formula="of:=[.D17]-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88" table:formula="of:=[.A17]+10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Holand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Elidio'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Carreno'</text:p>
          </table:table-cell>
          <table:table-cell office:value-type="string" calcext:value-type="string">
            <text:p>'Villarreal'</text:p>
          </table:table-cell>
          <table:table-cell table:style-name="ce103" office:value-type="string" calcext:value-type="string">
            <text:p>1996-11-17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77" calcext:value-type="float">
            <text:p>77</text:p>
          </table:table-cell>
          <table:table-cell office:value-type="string" calcext:value-type="string">
            <text:p>verde oscuro</text:p>
          </table:table-cell>
          <table:table-cell table:style-name="ce13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8353073" calcext:value-type="float">
            <text:p>8353073</text:p>
          </table:table-cell>
          <table:table-cell table:formula="of:=RANDBETWEEN(10000000;99999999)" office:value-type="float" office:value="98164248" calcext:value-type="float">
            <text:p>98164248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'Rodrigues'</text:p>
          </table:table-cell>
          <table:table-cell office:value-type="string" calcext:value-type="string">
            <text:p>'Baez'</text:p>
          </table:table-cell>
          <table:table-cell table:style-name="ce103" office:value-type="string" calcext:value-type="string">
            <text:p>1959-10-09</text:p>
          </table:table-cell>
          <table:table-cell office:value-type="string" calcext:value-type="string">
            <text:p>primo</text:p>
          </table:table-cell>
          <table:table-cell table:style-name="ce14" office:value-type="float" office:value="281" calcext:value-type="float">
            <text:p>281</text:p>
          </table:table-cell>
          <table:table-cell table:style-name="ce89" table:formula="of:=RANDBETWEEN(1000000;9999999)" office:value-type="float" office:value="4441846" calcext:value-type="float">
            <text:p>4441846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lvarenga'</text:p>
          </table:table-cell>
          <table:table-cell office:value-type="string" calcext:value-type="string">
            <text:p>'Elizondo'</text:p>
          </table:table-cell>
          <table:table-cell table:style-name="ce103" office:value-type="string" calcext:value-type="string">
            <text:p>1959-10-09</text:p>
          </table:table-cell>
          <table:table-cell office:value-type="string" calcext:value-type="string">
            <text:p>hermano</text:p>
          </table:table-cell>
          <table:table-cell table:style-name="ce14" office:value-type="float" office:value="281" calcext:value-type="float">
            <text:p>281</text:p>
          </table:table-cell>
          <table:table-cell table:style-name="ce89" table:formula="of:=RANDBETWEEN(1000000;9999999)" office:value-type="float" office:value="2675310" calcext:value-type="float">
            <text:p>2675310</text:p>
          </table:table-cell>
          <table:table-cell table:style-name="ce89" table:formula="of:=RANDBETWEEN(10000000;100000000)" office:value-type="float" office:value="83329893" calcext:value-type="float">
            <text:p>83329893</text:p>
          </table:table-cell>
          <table:table-cell table:formula="of:=[.F17]" office:value-type="string" office:string-value="Holanda" calcext:value-type="string">
            <text:p>Holand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iencias Sociales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17]" office:value-type="float" office:value="13" calcext:value-type="float">
            <text:p>13</text:p>
          </table:table-cell>
          <table:table-cell/>
          <table:table-cell table:style-name="ce15" table:formula="of:=CONCATENATE(&quot;(&quot;;[.J17];&quot;,&quot;;[.K17];&quot;,&quot;;[.L17];&quot;,&quot;;[.M17];&quot;,'&quot;;[.N17];&quot;',&quot;;[.O17];&quot;,&quot;;[.P17];&quot;,'&quot;;[.Q17];&quot;','&quot;;[.R17];&quot;','&quot;;[.S17];&quot;',&quot;;[.T17];&quot;,&quot;;[.U17];&quot;,&quot;;[.V17];&quot;,ROW(58,&quot;;[.W17];[.X17];&quot;) ,ROW('&quot;;[.Y17];&quot;','&quot;;[.Z17];&quot;'),ARRAY['&quot;;[.AA17];&quot;','&quot;;[.AB17];&quot;','&quot;;[.AC17];&quot;','&quot;;[.AD17];&quot;','&quot;;[.AE17];&quot;','&quot;;[.AF17];&quot;']::varchar(50)[], ARRAY[ ROW(&quot;;[.AG17];&quot;,&quot;;[.AH17];&quot;,&quot;;[.AI17];&quot;,&quot;;[.AJ17];&quot;,'&quot;;[.AK17];&quot;','&quot;;[.AL17];&quot;',ROW(58,&quot;;[.AM17];[.AN17];&quot;) ), ROW(&quot;;[.AO17];&quot;,&quot;;[.AP17];&quot;,&quot;;[.AQ17];&quot;,&quot;;[.AR17];&quot;,'&quot;;[.AS17];&quot;','&quot;;[.AT17];&quot;',ROW(58,&quot;;[.AU17];[.AV17];&quot;) )]::familiar_ty[], ARRAY[ ROW('&quot;;[.AW17];&quot;','&quot;;[.AX17];&quot;'),row('&quot;;[.AY17];&quot;','&quot;;[.AZ17];&quot;') ]::identificacion_ty[], ARRAY[ ROW('&quot;;[.BA17];&quot;','&quot;;[.BB17];&quot;','&quot;;[.BC17];&quot;'), ROW('&quot;;[.BD17];&quot;','&quot;;[.BE17];&quot;','&quot;;[.BF17];&quot;') ]::nivel_educativo_ty[],null,'&quot;;[.BG17];&quot;'),&quot;)" office:value-type="string" office:string-value="('Elidio','Pablo','Carreno','Villarreal','1996-11-17',160,77,'verde oscuro','20/20','no_clasificado','personal_inteligencia_data/foto.png','personal_inteligencia_data/huella_digital.png','personal_inteligencia_data/huella_retina.png',ROW(58,4248353073) ,ROW('98164248','Groenlandia'),ARRAY['español','inglés','hindi','ruso','null','null']::varchar(50)[], ARRAY[ ROW('Jorge','Silvester','Rodrigues','Baez','1959-10-09','primo',ROW(58,2814441846) ), ROW('Lincoln',null,'Alvarenga','Elizondo','1959-10-09','hermano',ROW(58,2812675310) )]::familiar_ty[], ARRAY[ ROW('83329893','Holanda'),row('null','null') ]::identificacion_ty[], ARRAY[ ROW('Ciencias Sociales','null','null'), ROW('null','null','null') ]::nivel_educativo_ty[],null,'13')," calcext:value-type="string">
            <text:p>('Elidio','Pablo','Carreno','Villarreal','1996-11-17',160,77,'verde oscuro','20/20','no_clasificado','personal_inteligencia_data/foto.png','personal_inteligencia_data/huella_digital.png','personal_inteligencia_data/huella_retina.png',ROW(58,4248353073) ,ROW('98164248','Groenlandia'),ARRAY['español','inglés','hindi','ruso','null','null']::varchar(50)[], ARRAY[ ROW('Jorge','Silvester','Rodrigues','Baez','1959-10-09','primo',ROW(58,2814441846) ), ROW('Lincoln',null,'Alvarenga','Elizondo','1959-10-09','hermano',ROW(58,2812675310) )]::familiar_ty[], ARRAY[ ROW('83329893','Holanda'),row('null','null') ]::identificacion_ty[], ARRAY[ ROW('Ciencias Sociales','null','null'), ROW('null','null','null') ]::nivel_educativo_ty[],null,'13'),</text:p>
          </table:table-cell>
          <table:table-cell table:number-columns-repeated="963"/>
        </table:table-row>
        <table:table-row table:style-name="ro6">
          <table:table-cell table:style-name="ce88" table:formula="of:=[.D18]-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88" table:formula="of:=[.A18]+10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Holand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Regulo'</text:p>
          </table:table-cell>
          <table:table-cell office:value-type="string" calcext:value-type="string">
            <text:p>'Pastor'</text:p>
          </table:table-cell>
          <table:table-cell office:value-type="string" calcext:value-type="string">
            <text:p>'Coria'</text:p>
          </table:table-cell>
          <table:table-cell office:value-type="string" calcext:value-type="string">
            <text:p>'Valverde'</text:p>
          </table:table-cell>
          <table:table-cell table:style-name="ce103" office:value-type="string" calcext:value-type="string">
            <text:p>1996-11-15</text:p>
          </table:table-cell>
          <table:table-cell table:style-name="ce12" office:value-type="float" office:value="168" calcext:value-type="float">
            <text:p>168</text:p>
          </table:table-cell>
          <table:table-cell table:style-name="ce12" office:value-type="float" office:value="77" calcext:value-type="float">
            <text:p>77</text:p>
          </table:table-cell>
          <table:table-cell office:value-type="string" calcext:value-type="string">
            <text:p>verde claro</text:p>
          </table:table-cell>
          <table:table-cell table:style-name="ce13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4992881" calcext:value-type="float">
            <text:p>4992881</text:p>
          </table:table-cell>
          <table:table-cell table:formula="of:=RANDBETWEEN(10000000;99999999)" office:value-type="float" office:value="86844997" calcext:value-type="float">
            <text:p>86844997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rmijo'</text:p>
          </table:table-cell>
          <table:table-cell office:value-type="string" calcext:value-type="string">
            <text:p>'Jimenez'</text:p>
          </table:table-cell>
          <table:table-cell table:style-name="ce103" office:value-type="string" calcext:value-type="string">
            <text:p>1970-12-22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89" table:formula="of:=RANDBETWEEN(1000000;9999999)" office:value-type="float" office:value="2640653" calcext:value-type="float">
            <text:p>2640653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ngulo'</text:p>
          </table:table-cell>
          <table:table-cell office:value-type="string" calcext:value-type="string">
            <text:p>'Valdivia'</text:p>
          </table:table-cell>
          <table:table-cell table:style-name="ce103" office:value-type="string" calcext:value-type="string">
            <text:p>1970-12-22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89" table:formula="of:=RANDBETWEEN(1000000;9999999)" office:value-type="float" office:value="8929726" calcext:value-type="float">
            <text:p>8929726</text:p>
          </table:table-cell>
          <table:table-cell table:style-name="ce89" table:formula="of:=RANDBETWEEN(10000000;100000000)" office:value-type="float" office:value="92292297" calcext:value-type="float">
            <text:p>92292297</text:p>
          </table:table-cell>
          <table:table-cell table:formula="of:=[.F18]" office:value-type="string" office:string-value="Holanda" calcext:value-type="string">
            <text:p>Holand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style-name="ce14" office:value-type="string" calcext:value-type="string">
            <text:p>Psicolog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teligencia Emocional</text:p>
          </table:table-cell>
          <table:table-cell table:number-columns-repeated="3" table:style-name="ce89" office:value-type="string" calcext:value-type="string">
            <text:p>null</text:p>
          </table:table-cell>
          <table:table-cell table:formula="of:=[.D18]" office:value-type="float" office:value="13" calcext:value-type="float">
            <text:p>13</text:p>
          </table:table-cell>
          <table:table-cell/>
          <table:table-cell table:style-name="ce15" table:formula="of:=CONCATENATE(&quot;(&quot;;[.J18];&quot;,&quot;;[.K18];&quot;,&quot;;[.L18];&quot;,&quot;;[.M18];&quot;,'&quot;;[.N18];&quot;',&quot;;[.O18];&quot;,&quot;;[.P18];&quot;,'&quot;;[.Q18];&quot;','&quot;;[.R18];&quot;','&quot;;[.S18];&quot;',&quot;;[.T18];&quot;,&quot;;[.U18];&quot;,&quot;;[.V18];&quot;,ROW(58,&quot;;[.W18];[.X18];&quot;) ,ROW('&quot;;[.Y18];&quot;','&quot;;[.Z18];&quot;'),ARRAY['&quot;;[.AA18];&quot;','&quot;;[.AB18];&quot;','&quot;;[.AC18];&quot;','&quot;;[.AD18];&quot;','&quot;;[.AE18];&quot;','&quot;;[.AF18];&quot;']::varchar(50)[], ARRAY[ ROW(&quot;;[.AG18];&quot;,&quot;;[.AH18];&quot;,&quot;;[.AI18];&quot;,&quot;;[.AJ18];&quot;,'&quot;;[.AK18];&quot;','&quot;;[.AL18];&quot;',ROW(58,&quot;;[.AM18];[.AN18];&quot;) ), ROW(&quot;;[.AO18];&quot;,&quot;;[.AP18];&quot;,&quot;;[.AQ18];&quot;,&quot;;[.AR18];&quot;,'&quot;;[.AS18];&quot;','&quot;;[.AT18];&quot;',ROW(58,&quot;;[.AU18];[.AV18];&quot;) )]::familiar_ty[], ARRAY[ ROW('&quot;;[.AW18];&quot;','&quot;;[.AX18];&quot;'),row('&quot;;[.AY18];&quot;','&quot;;[.AZ18];&quot;') ]::identificacion_ty[], ARRAY[ ROW('&quot;;[.BA18];&quot;','&quot;;[.BB18];&quot;','&quot;;[.BC18];&quot;'), ROW('&quot;;[.BD18];&quot;','&quot;;[.BE18];&quot;','&quot;;[.BF18];&quot;') ]::nivel_educativo_ty[],null,'&quot;;[.BG18];&quot;'),&quot;)" office:value-type="string" office:string-value="('Regulo','Pastor','Coria','Valverde','1996-11-15',168,77,'verde claro','20/50','no_clasificado','personal_inteligencia_data/foto.png','personal_inteligencia_data/huella_digital.png','personal_inteligencia_data/huella_retina.png',ROW(58,4244992881) ,ROW('86844997','Malasia'),ARRAY['inglés','árabe','portugués','francés','null','null']::varchar(50)[], ARRAY[ ROW('Marco',null,'Armijo','Jimenez','1970-12-22','primo',ROW(58,4242640653) ), ROW('Emperatriz',null,'Angulo','Valdivia','1970-12-22','hermano',ROW(58,4248929726) )]::familiar_ty[], ARRAY[ ROW('92292297','Holanda'),row('null','null') ]::identificacion_ty[], ARRAY[ ROW('Psicología','Máster','Inteligencia Emocional'), ROW('null','null','null') ]::nivel_educativo_ty[],null,'13')," calcext:value-type="string">
            <text:p>('Regulo','Pastor','Coria','Valverde','1996-11-15',168,77,'verde claro','20/50','no_clasificado','personal_inteligencia_data/foto.png','personal_inteligencia_data/huella_digital.png','personal_inteligencia_data/huella_retina.png',ROW(58,4244992881) ,ROW('86844997','Malasia'),ARRAY['inglés','árabe','portugués','francés','null','null']::varchar(50)[], ARRAY[ ROW('Marco',null,'Armijo','Jimenez','1970-12-22','primo',ROW(58,4242640653) ), ROW('Emperatriz',null,'Angulo','Valdivia','1970-12-22','hermano',ROW(58,4248929726) )]::familiar_ty[], ARRAY[ ROW('92292297','Holanda'),row('null','null') ]::identificacion_ty[], ARRAY[ ROW('Psicología','Máster','Inteligencia Emocional'), ROW('null','null','null') ]::nivel_educativo_ty[],null,'13'),</text:p>
          </table:table-cell>
          <table:table-cell table:number-columns-repeated="963"/>
        </table:table-row>
        <table:table-row table:style-name="ro6">
          <table:table-cell table:style-name="ce88" table:formula="of:=[.D19]-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88" table:formula="of:=[.A19]+10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Holand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Atene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Escalante'</text:p>
          </table:table-cell>
          <table:table-cell office:value-type="string" calcext:value-type="string">
            <text:p>'Garay'</text:p>
          </table:table-cell>
          <table:table-cell table:style-name="ce103" office:value-type="string" calcext:value-type="string">
            <text:p>1998-11-20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95" calcext:value-type="float">
            <text:p>95</text:p>
          </table:table-cell>
          <table:table-cell office:value-type="string" calcext:value-type="string">
            <text:p>marrón claro</text:p>
          </table:table-cell>
          <table:table-cell table:style-name="ce13" office:value-type="string" calcext:value-type="string">
            <text:p>20/16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34" calcext:value-type="float">
            <text:p>234</text:p>
          </table:table-cell>
          <table:table-cell table:formula="of:=RANDBETWEEN(1000000;9999999)" office:value-type="float" office:value="6417032" calcext:value-type="float">
            <text:p>6417032</text:p>
          </table:table-cell>
          <table:table-cell table:formula="of:=RANDBETWEEN(10000000;99999999)" office:value-type="float" office:value="69850716" calcext:value-type="float">
            <text:p>69850716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table:style-name="ce14" office:value-type="string" calcext:value-type="string">
            <text:p>bengalí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Aguayo'</text:p>
          </table:table-cell>
          <table:table-cell office:value-type="string" calcext:value-type="string">
            <text:p>'Giraldo'</text:p>
          </table:table-cell>
          <table:table-cell table:style-name="ce103" office:value-type="string" calcext:value-type="string">
            <text:p>1976-03-16</text:p>
          </table:table-cell>
          <table:table-cell office:value-type="string" calcext:value-type="string">
            <text:p>abuelo</text:p>
          </table:table-cell>
          <table:table-cell table:style-name="ce14" office:value-type="float" office:value="243" calcext:value-type="float">
            <text:p>243</text:p>
          </table:table-cell>
          <table:table-cell table:style-name="ce89" table:formula="of:=RANDBETWEEN(1000000;9999999)" office:value-type="float" office:value="4905521" calcext:value-type="float">
            <text:p>4905521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Deltoro'</text:p>
          </table:table-cell>
          <table:table-cell office:value-type="string" calcext:value-type="string">
            <text:p>'Lucero'</text:p>
          </table:table-cell>
          <table:table-cell table:style-name="ce103" office:value-type="string" calcext:value-type="string">
            <text:p>1976-03-16</text:p>
          </table:table-cell>
          <table:table-cell office:value-type="string" calcext:value-type="string">
            <text:p>primo</text:p>
          </table:table-cell>
          <table:table-cell table:style-name="ce14" office:value-type="float" office:value="243" calcext:value-type="float">
            <text:p>243</text:p>
          </table:table-cell>
          <table:table-cell table:style-name="ce89" table:formula="of:=RANDBETWEEN(1000000;9999999)" office:value-type="float" office:value="5212955" calcext:value-type="float">
            <text:p>5212955</text:p>
          </table:table-cell>
          <table:table-cell table:style-name="ce89" table:formula="of:=RANDBETWEEN(10000000;100000000)" office:value-type="float" office:value="85033486" calcext:value-type="float">
            <text:p>85033486</text:p>
          </table:table-cell>
          <table:table-cell table:formula="of:=[.F19]" office:value-type="string" office:string-value="Holanda" calcext:value-type="string">
            <text:p>Holanda</text:p>
          </table:table-cell>
          <table:table-cell table:style-name="ce89" table:formula="of:=RANDBETWEEN(10000000;100000000)" office:value-type="float" office:value="25234518" calcext:value-type="float">
            <text:p>25234518</text:p>
          </table:table-cell>
          <table:table-cell office:value-type="string" calcext:value-type="string">
            <text:p>Holanda</text:p>
          </table:table-cell>
          <table:table-cell table:style-name="ce14" office:value-type="string" calcext:value-type="string">
            <text:p>Psicologí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omunicación Corporativa</text:p>
          </table:table-cell>
          <table:table-cell table:formula="of:=[.D19]" office:value-type="float" office:value="13" calcext:value-type="float">
            <text:p>13</text:p>
          </table:table-cell>
          <table:table-cell/>
          <table:table-cell table:style-name="ce15" table:formula="of:=CONCATENATE(&quot;(&quot;;[.J19];&quot;,&quot;;[.K19];&quot;,&quot;;[.L19];&quot;,&quot;;[.M19];&quot;,'&quot;;[.N19];&quot;',&quot;;[.O19];&quot;,&quot;;[.P19];&quot;,'&quot;;[.Q19];&quot;','&quot;;[.R19];&quot;','&quot;;[.S19];&quot;',&quot;;[.T19];&quot;,&quot;;[.U19];&quot;,&quot;;[.V19];&quot;,ROW(58,&quot;;[.W19];[.X19];&quot;) ,ROW('&quot;;[.Y19];&quot;','&quot;;[.Z19];&quot;'),ARRAY['&quot;;[.AA19];&quot;','&quot;;[.AB19];&quot;','&quot;;[.AC19];&quot;','&quot;;[.AD19];&quot;','&quot;;[.AE19];&quot;','&quot;;[.AF19];&quot;']::varchar(50)[], ARRAY[ ROW(&quot;;[.AG19];&quot;,&quot;;[.AH19];&quot;,&quot;;[.AI19];&quot;,&quot;;[.AJ19];&quot;,'&quot;;[.AK19];&quot;','&quot;;[.AL19];&quot;',ROW(58,&quot;;[.AM19];[.AN19];&quot;) ), ROW(&quot;;[.AO19];&quot;,&quot;;[.AP19];&quot;,&quot;;[.AQ19];&quot;,&quot;;[.AR19];&quot;,'&quot;;[.AS19];&quot;','&quot;;[.AT19];&quot;',ROW(58,&quot;;[.AU19];[.AV19];&quot;) )]::familiar_ty[], ARRAY[ ROW('&quot;;[.AW19];&quot;','&quot;;[.AX19];&quot;'),row('&quot;;[.AY19];&quot;','&quot;;[.AZ19];&quot;') ]::identificacion_ty[], ARRAY[ ROW('&quot;;[.BA19];&quot;','&quot;;[.BB19];&quot;','&quot;;[.BC19];&quot;'), ROW('&quot;;[.BD19];&quot;','&quot;;[.BE19];&quot;','&quot;;[.BF19];&quot;') ]::nivel_educativo_ty[],null,'&quot;;[.BG19];&quot;'),&quot;)" office:value-type="string" office:string-value="('Atenea','Mariana','Escalante','Garay','1998-11-20',153,95,'marrón claro','20/160','confidencial','personal_inteligencia_data/foto.png','personal_inteligencia_data/huella_digital.png','personal_inteligencia_data/huella_retina.png',ROW(58,2346417032) ,ROW('69850716','Uganda'),ARRAY['español','inglés','hindi','ruso','mandarín','bengalí']::varchar(50)[], ARRAY[ ROW('Camilo','Margarito','Aguayo','Giraldo','1976-03-16','abuelo',ROW(58,2434905521) ), ROW('Fabian','Melchor','Deltoro','Lucero','1976-03-16','primo',ROW(58,2435212955) )]::familiar_ty[], ARRAY[ ROW('85033486','Holanda'),row('25234518','Holanda') ]::identificacion_ty[], ARRAY[ ROW('Psicología','null','null'), ROW('Comunicación','Máster','Comunicación Corporativa') ]::nivel_educativo_ty[],null,'13')," calcext:value-type="string">
            <text:p>('Atenea','Mariana','Escalante','Garay','1998-11-20',153,95,'marrón claro','20/160','confidencial','personal_inteligencia_data/foto.png','personal_inteligencia_data/huella_digital.png','personal_inteligencia_data/huella_retina.png',ROW(58,2346417032) ,ROW('69850716','Uganda'),ARRAY['español','inglés','hindi','ruso','mandarín','bengalí']::varchar(50)[], ARRAY[ ROW('Camilo','Margarito','Aguayo','Giraldo','1976-03-16','abuelo',ROW(58,2434905521) ), ROW('Fabian','Melchor','Deltoro','Lucero','1976-03-16','primo',ROW(58,2435212955) )]::familiar_ty[], ARRAY[ ROW('85033486','Holanda'),row('25234518','Holanda') ]::identificacion_ty[], ARRAY[ ROW('Psicología','null','null'), ROW('Comunicación','Máster','Comunicación Corporativa') ]::nivel_educativo_ty[],null,'13'),</text:p>
          </table:table-cell>
          <table:table-cell table:number-columns-repeated="963"/>
        </table:table-row>
        <table:table-row table:style-name="ro6">
          <table:table-cell table:style-name="ce88" table:formula="of:=[.D20]-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88" table:formula="of:=[.A20]+10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terdam</text:p>
          </table:table-cell>
          <table:table-cell office:value-type="string" calcext:value-type="string">
            <text:p>Holand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Silvio'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Mojica'</text:p>
          </table:table-cell>
          <table:table-cell table:style-name="ce103" office:value-type="string" calcext:value-type="string">
            <text:p>1992-05-29</text:p>
          </table:table-cell>
          <table:table-cell table:style-name="ce12" office:value-type="float" office:value="166" calcext:value-type="float">
            <text:p>166</text:p>
          </table:table-cell>
          <table:table-cell table:style-name="ce12" office:value-type="float" office:value="68" calcext:value-type="float">
            <text:p>68</text:p>
          </table:table-cell>
          <table:table-cell office:value-type="string" calcext:value-type="string">
            <text:p>azul oscuro</text:p>
          </table:table-cell>
          <table:table-cell table:style-name="ce13" office:value-type="string" calcext:value-type="string">
            <text:p>20/16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2506616" calcext:value-type="float">
            <text:p>2506616</text:p>
          </table:table-cell>
          <table:table-cell table:formula="of:=RANDBETWEEN(10000000;99999999)" office:value-type="float" office:value="39197048" calcext:value-type="float">
            <text:p>39197048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Ceja'</text:p>
          </table:table-cell>
          <table:table-cell office:value-type="string" calcext:value-type="string">
            <text:p>'Castro'</text:p>
          </table:table-cell>
          <table:table-cell table:style-name="ce103" office:value-type="string" calcext:value-type="string">
            <text:p>1957-07-10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3317843" calcext:value-type="float">
            <text:p>3317843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aldamez'</text:p>
          </table:table-cell>
          <table:table-cell office:value-type="string" calcext:value-type="string">
            <text:p>'Rogers'</text:p>
          </table:table-cell>
          <table:table-cell table:style-name="ce103" office:value-type="string" calcext:value-type="string">
            <text:p>1957-07-10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3848628" calcext:value-type="float">
            <text:p>3848628</text:p>
          </table:table-cell>
          <table:table-cell table:style-name="ce89" table:formula="of:=RANDBETWEEN(10000000;100000000)" office:value-type="float" office:value="15720658" calcext:value-type="float">
            <text:p>15720658</text:p>
          </table:table-cell>
          <table:table-cell table:formula="of:=[.F20]" office:value-type="string" office:string-value="Holanda" calcext:value-type="string">
            <text:p>Holanda</text:p>
          </table:table-cell>
          <table:table-cell table:style-name="ce89" table:formula="of:=RANDBETWEEN(10000000;100000000)" office:value-type="float" office:value="44074199" calcext:value-type="float">
            <text:p>44074199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Ciencias Sociales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bogacía</text:p>
          </table:table-cell>
          <table:table-cell table:formula="of:=[.D20]" office:value-type="float" office:value="14" calcext:value-type="float">
            <text:p>14</text:p>
          </table:table-cell>
          <table:table-cell/>
          <table:table-cell table:style-name="ce15" table:formula="of:=CONCATENATE(&quot;(&quot;;[.J20];&quot;,&quot;;[.K20];&quot;,&quot;;[.L20];&quot;,&quot;;[.M20];&quot;,'&quot;;[.N20];&quot;',&quot;;[.O20];&quot;,&quot;;[.P20];&quot;,'&quot;;[.Q20];&quot;','&quot;;[.R20];&quot;','&quot;;[.S20];&quot;',&quot;;[.T20];&quot;,&quot;;[.U20];&quot;,&quot;;[.V20];&quot;,ROW(58,&quot;;[.W20];[.X20];&quot;) ,ROW('&quot;;[.Y20];&quot;','&quot;;[.Z20];&quot;'),ARRAY['&quot;;[.AA20];&quot;','&quot;;[.AB20];&quot;','&quot;;[.AC20];&quot;','&quot;;[.AD20];&quot;','&quot;;[.AE20];&quot;','&quot;;[.AF20];&quot;']::varchar(50)[], ARRAY[ ROW(&quot;;[.AG20];&quot;,&quot;;[.AH20];&quot;,&quot;;[.AI20];&quot;,&quot;;[.AJ20];&quot;,'&quot;;[.AK20];&quot;','&quot;;[.AL20];&quot;',ROW(58,&quot;;[.AM20];[.AN20];&quot;) ), ROW(&quot;;[.AO20];&quot;,&quot;;[.AP20];&quot;,&quot;;[.AQ20];&quot;,&quot;;[.AR20];&quot;,'&quot;;[.AS20];&quot;','&quot;;[.AT20];&quot;',ROW(58,&quot;;[.AU20];[.AV20];&quot;) )]::familiar_ty[], ARRAY[ ROW('&quot;;[.AW20];&quot;','&quot;;[.AX20];&quot;'),row('&quot;;[.AY20];&quot;','&quot;;[.AZ20];&quot;') ]::identificacion_ty[], ARRAY[ ROW('&quot;;[.BA20];&quot;','&quot;;[.BB20];&quot;','&quot;;[.BC20];&quot;'), ROW('&quot;;[.BD20];&quot;','&quot;;[.BE20];&quot;','&quot;;[.BF20];&quot;') ]::nivel_educativo_ty[],null,'&quot;;[.BG20];&quot;'),&quot;)" office:value-type="string" office:string-value="('Silvio','Fidel','Avelar','Mojica','1992-05-29',166,68,'azul oscuro','20/16','top_secret','personal_inteligencia_data/foto.png','personal_inteligencia_data/huella_digital.png','personal_inteligencia_data/huella_retina.png',ROW(58,2122506616) ,ROW('39197048','Argentina'),ARRAY['español','inglés','hindi','ruso','mandarín','null']::varchar(50)[], ARRAY[ ROW('Julian','Cornelio','Ceja','Castro','1957-07-10','abuelo',ROW(58,2123317843) ), ROW('Marcela',null,'Galdamez','Rogers','1957-07-10','abuelo',ROW(58,2123848628) )]::familiar_ty[], ARRAY[ ROW('15720658','Holanda'),row('44074199','Zimbabue') ]::identificacion_ty[], ARRAY[ ROW('Ciencias Sociales','null','null'), ROW('Derecho','Máster','Abogacía') ]::nivel_educativo_ty[],null,'14')," calcext:value-type="string">
            <text:p>('Silvio','Fidel','Avelar','Mojica','1992-05-29',166,68,'azul oscuro','20/16','top_secret','personal_inteligencia_data/foto.png','personal_inteligencia_data/huella_digital.png','personal_inteligencia_data/huella_retina.png',ROW(58,2122506616) ,ROW('39197048','Argentina'),ARRAY['español','inglés','hindi','ruso','mandarín','null']::varchar(50)[], ARRAY[ ROW('Julian','Cornelio','Ceja','Castro','1957-07-10','abuelo',ROW(58,2123317843) ), ROW('Marcela',null,'Galdamez','Rogers','1957-07-10','abuelo',ROW(58,2123848628) )]::familiar_ty[], ARRAY[ ROW('15720658','Holanda'),row('44074199','Zimbabue') ]::identificacion_ty[], ARRAY[ ROW('Ciencias Sociales','null','null'), ROW('Derecho','Máster','Abogacía') ]::nivel_educativo_ty[],null,'14'),</text:p>
          </table:table-cell>
          <table:table-cell table:number-columns-repeated="963"/>
        </table:table-row>
        <table:table-row table:style-name="ro6">
          <table:table-cell table:style-name="ce88" table:formula="of:=[.D21]-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88" table:formula="of:=[.A21]+10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terdam</text:p>
          </table:table-cell>
          <table:table-cell office:value-type="string" calcext:value-type="string">
            <text:p>Holand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ristian'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Arango'</text:p>
          </table:table-cell>
          <table:table-cell table:style-name="ce103" office:value-type="string" calcext:value-type="string">
            <text:p>1999-09-22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94" calcext:value-type="float">
            <text:p>94</text:p>
          </table:table-cell>
          <table:table-cell office:value-type="string" calcext:value-type="string">
            <text:p>azul oscuro</text:p>
          </table:table-cell>
          <table:table-cell table:style-name="ce13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87" calcext:value-type="float">
            <text:p>287</text:p>
          </table:table-cell>
          <table:table-cell table:formula="of:=RANDBETWEEN(1000000;9999999)" office:value-type="float" office:value="1458081" calcext:value-type="float">
            <text:p>1458081</text:p>
          </table:table-cell>
          <table:table-cell table:formula="of:=RANDBETWEEN(10000000;99999999)" office:value-type="float" office:value="53594197" calcext:value-type="float">
            <text:p>53594197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Perez'</text:p>
          </table:table-cell>
          <table:table-cell office:value-type="string" calcext:value-type="string">
            <text:p>'Manriquez'</text:p>
          </table:table-cell>
          <table:table-cell table:style-name="ce103" office:value-type="string" calcext:value-type="string">
            <text:p>1960-08-31</text:p>
          </table:table-cell>
          <table:table-cell office:value-type="string" calcext:value-type="string">
            <text:p>tío</text:p>
          </table:table-cell>
          <table:table-cell table:style-name="ce14" office:value-type="float" office:value="234" calcext:value-type="float">
            <text:p>234</text:p>
          </table:table-cell>
          <table:table-cell table:style-name="ce89" table:formula="of:=RANDBETWEEN(1000000;9999999)" office:value-type="float" office:value="3305160" calcext:value-type="float">
            <text:p>3305160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rriola'</text:p>
          </table:table-cell>
          <table:table-cell office:value-type="string" calcext:value-type="string">
            <text:p>'Duenas'</text:p>
          </table:table-cell>
          <table:table-cell table:style-name="ce103" office:value-type="string" calcext:value-type="string">
            <text:p>1960-08-31</text:p>
          </table:table-cell>
          <table:table-cell office:value-type="string" calcext:value-type="string">
            <text:p>hermano</text:p>
          </table:table-cell>
          <table:table-cell table:style-name="ce14" office:value-type="float" office:value="234" calcext:value-type="float">
            <text:p>234</text:p>
          </table:table-cell>
          <table:table-cell table:style-name="ce89" table:formula="of:=RANDBETWEEN(1000000;9999999)" office:value-type="float" office:value="3211314" calcext:value-type="float">
            <text:p>3211314</text:p>
          </table:table-cell>
          <table:table-cell table:style-name="ce89" table:formula="of:=RANDBETWEEN(10000000;100000000)" office:value-type="float" office:value="62384968" calcext:value-type="float">
            <text:p>62384968</text:p>
          </table:table-cell>
          <table:table-cell table:formula="of:=[.F21]" office:value-type="string" office:string-value="Holanda" calcext:value-type="string">
            <text:p>Holand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21]" office:value-type="float" office:value="14" calcext:value-type="float">
            <text:p>14</text:p>
          </table:table-cell>
          <table:table-cell/>
          <table:table-cell table:style-name="ce15" table:formula="of:=CONCATENATE(&quot;(&quot;;[.J21];&quot;,&quot;;[.K21];&quot;,&quot;;[.L21];&quot;,&quot;;[.M21];&quot;,'&quot;;[.N21];&quot;',&quot;;[.O21];&quot;,&quot;;[.P21];&quot;,'&quot;;[.Q21];&quot;','&quot;;[.R21];&quot;','&quot;;[.S21];&quot;',&quot;;[.T21];&quot;,&quot;;[.U21];&quot;,&quot;;[.V21];&quot;,ROW(58,&quot;;[.W21];[.X21];&quot;) ,ROW('&quot;;[.Y21];&quot;','&quot;;[.Z21];&quot;'),ARRAY['&quot;;[.AA21];&quot;','&quot;;[.AB21];&quot;','&quot;;[.AC21];&quot;','&quot;;[.AD21];&quot;','&quot;;[.AE21];&quot;','&quot;;[.AF21];&quot;']::varchar(50)[], ARRAY[ ROW(&quot;;[.AG21];&quot;,&quot;;[.AH21];&quot;,&quot;;[.AI21];&quot;,&quot;;[.AJ21];&quot;,'&quot;;[.AK21];&quot;','&quot;;[.AL21];&quot;',ROW(58,&quot;;[.AM21];[.AN21];&quot;) ), ROW(&quot;;[.AO21];&quot;,&quot;;[.AP21];&quot;,&quot;;[.AQ21];&quot;,&quot;;[.AR21];&quot;,'&quot;;[.AS21];&quot;','&quot;;[.AT21];&quot;',ROW(58,&quot;;[.AU21];[.AV21];&quot;) )]::familiar_ty[], ARRAY[ ROW('&quot;;[.AW21];&quot;','&quot;;[.AX21];&quot;'),row('&quot;;[.AY21];&quot;','&quot;;[.AZ21];&quot;') ]::identificacion_ty[], ARRAY[ ROW('&quot;;[.BA21];&quot;','&quot;;[.BB21];&quot;','&quot;;[.BC21];&quot;'), ROW('&quot;;[.BD21];&quot;','&quot;;[.BE21];&quot;','&quot;;[.BF21];&quot;') ]::nivel_educativo_ty[],null,'&quot;;[.BG21];&quot;'),&quot;)" office:value-type="string" office:string-value="('Cristian','Feliciano','Montero','Arango','1999-09-22',153,94,'azul oscuro','20/20','no_clasificado','personal_inteligencia_data/foto.png','personal_inteligencia_data/huella_digital.png','personal_inteligencia_data/huella_retina.png',ROW(58,2871458081) ,ROW('53594197','Groenlandia'),ARRAY['español','inglés','hindi','ruso','mandarín','null']::varchar(50)[], ARRAY[ ROW('Constantino','Ciceron','Perez','Manriquez','1960-08-31','tío',ROW(58,2343305160) ), ROW('Alba',null,'Arriola','Duenas','1960-08-31','hermano',ROW(58,2343211314) )]::familiar_ty[], ARRAY[ ROW('62384968','Holanda'),row('null','null') ]::identificacion_ty[], ARRAY[ ROW('Economía','null','null'), ROW('null','null','null') ]::nivel_educativo_ty[],null,'14')," calcext:value-type="string">
            <text:p>('Cristian','Feliciano','Montero','Arango','1999-09-22',153,94,'azul oscuro','20/20','no_clasificado','personal_inteligencia_data/foto.png','personal_inteligencia_data/huella_digital.png','personal_inteligencia_data/huella_retina.png',ROW(58,2871458081) ,ROW('53594197','Groenlandia'),ARRAY['español','inglés','hindi','ruso','mandarín','null']::varchar(50)[], ARRAY[ ROW('Constantino','Ciceron','Perez','Manriquez','1960-08-31','tío',ROW(58,2343305160) ), ROW('Alba',null,'Arriola','Duenas','1960-08-31','hermano',ROW(58,2343211314) )]::familiar_ty[], ARRAY[ ROW('62384968','Holanda'),row('null','null') ]::identificacion_ty[], ARRAY[ ROW('Economía','null','null'), ROW('null','null','null') ]::nivel_educativo_ty[],null,'14'),</text:p>
          </table:table-cell>
          <table:table-cell table:number-columns-repeated="963"/>
        </table:table-row>
        <table:table-row table:style-name="ro6">
          <table:table-cell table:style-name="ce88" table:formula="of:=[.D22]-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88" table:formula="of:=[.A22]+10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terdam</text:p>
          </table:table-cell>
          <table:table-cell office:value-type="string" calcext:value-type="string">
            <text:p>Holand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Ives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Alejo'</text:p>
          </table:table-cell>
          <table:table-cell table:style-name="ce103" office:value-type="string" calcext:value-type="string">
            <text:p>1997-08-10</text:p>
          </table:table-cell>
          <table:table-cell table:style-name="ce12" office:value-type="float" office:value="186" calcext:value-type="float">
            <text:p>186</text:p>
          </table:table-cell>
          <table:table-cell table:style-name="ce12" office:value-type="float" office:value="70" calcext:value-type="float">
            <text:p>70</text:p>
          </table:table-cell>
          <table:table-cell office:value-type="string" calcext:value-type="string">
            <text:p>verde oscuro</text:p>
          </table:table-cell>
          <table:table-cell table:style-name="ce13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87" calcext:value-type="float">
            <text:p>287</text:p>
          </table:table-cell>
          <table:table-cell table:formula="of:=RANDBETWEEN(1000000;9999999)" office:value-type="float" office:value="4359884" calcext:value-type="float">
            <text:p>4359884</text:p>
          </table:table-cell>
          <table:table-cell table:formula="of:=RANDBETWEEN(10000000;99999999)" office:value-type="float" office:value="69241958" calcext:value-type="float">
            <text:p>69241958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Delrio'</text:p>
          </table:table-cell>
          <table:table-cell office:value-type="string" calcext:value-type="string">
            <text:p>'Caldera'</text:p>
          </table:table-cell>
          <table:table-cell table:style-name="ce103" office:value-type="string" calcext:value-type="string">
            <text:p>1971-06-23</text:p>
          </table:table-cell>
          <table:table-cell office:value-type="string" calcext:value-type="string">
            <text:p>tío</text:p>
          </table:table-cell>
          <table:table-cell table:style-name="ce14" office:value-type="float" office:value="287" calcext:value-type="float">
            <text:p>287</text:p>
          </table:table-cell>
          <table:table-cell table:style-name="ce89" table:formula="of:=RANDBETWEEN(1000000;9999999)" office:value-type="float" office:value="9037464" calcext:value-type="float">
            <text:p>9037464</text:p>
          </table:table-cell>
          <table:table-cell office:value-type="string" calcext:value-type="string">
            <text:p>'Vilm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nreal'</text:p>
          </table:table-cell>
          <table:table-cell office:value-type="string" calcext:value-type="string">
            <text:p>'Toscano'</text:p>
          </table:table-cell>
          <table:table-cell table:style-name="ce103" office:value-type="string" calcext:value-type="string">
            <text:p>1971-06-23</text:p>
          </table:table-cell>
          <table:table-cell office:value-type="string" calcext:value-type="string">
            <text:p>hermano</text:p>
          </table:table-cell>
          <table:table-cell table:style-name="ce14" office:value-type="float" office:value="287" calcext:value-type="float">
            <text:p>287</text:p>
          </table:table-cell>
          <table:table-cell table:style-name="ce89" table:formula="of:=RANDBETWEEN(1000000;9999999)" office:value-type="float" office:value="5724111" calcext:value-type="float">
            <text:p>5724111</text:p>
          </table:table-cell>
          <table:table-cell table:style-name="ce89" table:formula="of:=RANDBETWEEN(10000000;100000000)" office:value-type="float" office:value="54141077" calcext:value-type="float">
            <text:p>54141077</text:p>
          </table:table-cell>
          <table:table-cell table:formula="of:=[.F22]" office:value-type="string" office:string-value="Holanda" calcext:value-type="string">
            <text:p>Holand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style-name="ce14" office:value-type="string" calcext:value-type="string">
            <text:p>Enfermería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22]" office:value-type="float" office:value="14" calcext:value-type="float">
            <text:p>14</text:p>
          </table:table-cell>
          <table:table-cell/>
          <table:table-cell table:style-name="ce15" table:formula="of:=CONCATENATE(&quot;(&quot;;[.J22];&quot;,&quot;;[.K22];&quot;,&quot;;[.L22];&quot;,&quot;;[.M22];&quot;,'&quot;;[.N22];&quot;',&quot;;[.O22];&quot;,&quot;;[.P22];&quot;,'&quot;;[.Q22];&quot;','&quot;;[.R22];&quot;','&quot;;[.S22];&quot;',&quot;;[.T22];&quot;,&quot;;[.U22];&quot;,&quot;;[.V22];&quot;,ROW(58,&quot;;[.W22];[.X22];&quot;) ,ROW('&quot;;[.Y22];&quot;','&quot;;[.Z22];&quot;'),ARRAY['&quot;;[.AA22];&quot;','&quot;;[.AB22];&quot;','&quot;;[.AC22];&quot;','&quot;;[.AD22];&quot;','&quot;;[.AE22];&quot;','&quot;;[.AF22];&quot;']::varchar(50)[], ARRAY[ ROW(&quot;;[.AG22];&quot;,&quot;;[.AH22];&quot;,&quot;;[.AI22];&quot;,&quot;;[.AJ22];&quot;,'&quot;;[.AK22];&quot;','&quot;;[.AL22];&quot;',ROW(58,&quot;;[.AM22];[.AN22];&quot;) ), ROW(&quot;;[.AO22];&quot;,&quot;;[.AP22];&quot;,&quot;;[.AQ22];&quot;,&quot;;[.AR22];&quot;,'&quot;;[.AS22];&quot;','&quot;;[.AT22];&quot;',ROW(58,&quot;;[.AU22];[.AV22];&quot;) )]::familiar_ty[], ARRAY[ ROW('&quot;;[.AW22];&quot;','&quot;;[.AX22];&quot;'),row('&quot;;[.AY22];&quot;','&quot;;[.AZ22];&quot;') ]::identificacion_ty[], ARRAY[ ROW('&quot;;[.BA22];&quot;','&quot;;[.BB22];&quot;','&quot;;[.BC22];&quot;'), ROW('&quot;;[.BD22];&quot;','&quot;;[.BE22];&quot;','&quot;;[.BF22];&quot;') ]::nivel_educativo_ty[],null,'&quot;;[.BG22];&quot;'),&quot;)" office:value-type="string" office:string-value="('Ives','Victor','Valerio','Alejo','1997-08-10',186,70,'verde oscuro','20/40','no_clasificado','personal_inteligencia_data/foto.png','personal_inteligencia_data/huella_digital.png','personal_inteligencia_data/huella_retina.png',ROW(58,2874359884) ,ROW('69241958','Malasia'),ARRAY['inglés','árabe','portugués','francés','null','null']::varchar(50)[], ARRAY[ ROW('Cesarino',null,'Delrio','Caldera','1971-06-23','tío',ROW(58,2879037464) ), ROW('Vilma',null,'Monreal','Toscano','1971-06-23','hermano',ROW(58,2875724111) )]::familiar_ty[], ARRAY[ ROW('54141077','Holanda'),row('null','null') ]::identificacion_ty[], ARRAY[ ROW('Enfermería','null','null'), ROW('null','null','null') ]::nivel_educativo_ty[],null,'14')," calcext:value-type="string">
            <text:p>('Ives','Victor','Valerio','Alejo','1997-08-10',186,70,'verde oscuro','20/40','no_clasificado','personal_inteligencia_data/foto.png','personal_inteligencia_data/huella_digital.png','personal_inteligencia_data/huella_retina.png',ROW(58,2874359884) ,ROW('69241958','Malasia'),ARRAY['inglés','árabe','portugués','francés','null','null']::varchar(50)[], ARRAY[ ROW('Cesarino',null,'Delrio','Caldera','1971-06-23','tío',ROW(58,2879037464) ), ROW('Vilma',null,'Monreal','Toscano','1971-06-23','hermano',ROW(58,2875724111) )]::familiar_ty[], ARRAY[ ROW('54141077','Holanda'),row('null','null') ]::identificacion_ty[], ARRAY[ ROW('Enfermería','null','null'), ROW('null','null','null') ]::nivel_educativo_ty[],null,'14'),</text:p>
          </table:table-cell>
          <table:table-cell table:number-columns-repeated="963"/>
        </table:table-row>
        <table:table-row table:style-name="ro6">
          <table:table-cell table:style-name="ce88" table:formula="of:=[.D23]-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88" table:formula="of:=[.A23]+10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terdam</text:p>
          </table:table-cell>
          <table:table-cell office:value-type="string" calcext:value-type="string">
            <text:p>Holand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Ponc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arker'</text:p>
          </table:table-cell>
          <table:table-cell office:value-type="string" calcext:value-type="string">
            <text:p>'Palafox'</text:p>
          </table:table-cell>
          <table:table-cell table:style-name="ce103" office:value-type="string" calcext:value-type="string">
            <text:p>1998-12-0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94" calcext:value-type="float">
            <text:p>94</text:p>
          </table:table-cell>
          <table:table-cell office:value-type="string" calcext:value-type="string">
            <text:p>marrón claro</text:p>
          </table:table-cell>
          <table:table-cell table:style-name="ce13" office:value-type="string" calcext:value-type="string">
            <text:p>20/20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1405419" calcext:value-type="float">
            <text:p>1405419</text:p>
          </table:table-cell>
          <table:table-cell table:formula="of:=RANDBETWEEN(10000000;99999999)" office:value-type="float" office:value="47855113" calcext:value-type="float">
            <text:p>4785511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table:style-name="ce14" office:value-type="string" calcext:value-type="string">
            <text:p>bengalí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Ruiz'</text:p>
          </table:table-cell>
          <table:table-cell table:style-name="ce103" office:value-type="string" calcext:value-type="string">
            <text:p>1977-04-02</text:p>
          </table:table-cell>
          <table:table-cell office:value-type="string" calcext:value-type="string">
            <text:p>primo</text:p>
          </table:table-cell>
          <table:table-cell table:style-name="ce14" office:value-type="float" office:value="281" calcext:value-type="float">
            <text:p>281</text:p>
          </table:table-cell>
          <table:table-cell table:style-name="ce89" table:formula="of:=RANDBETWEEN(1000000;9999999)" office:value-type="float" office:value="5717864" calcext:value-type="float">
            <text:p>5717864</text:p>
          </table:table-cell>
          <table:table-cell office:value-type="string" calcext:value-type="string">
            <text:p>'Daniela'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Recinos'</text:p>
          </table:table-cell>
          <table:table-cell table:style-name="ce103" office:value-type="string" calcext:value-type="string">
            <text:p>1977-04-02</text:p>
          </table:table-cell>
          <table:table-cell office:value-type="string" calcext:value-type="string">
            <text:p>hermano</text:p>
          </table:table-cell>
          <table:table-cell table:style-name="ce14" office:value-type="float" office:value="281" calcext:value-type="float">
            <text:p>281</text:p>
          </table:table-cell>
          <table:table-cell table:style-name="ce89" table:formula="of:=RANDBETWEEN(1000000;9999999)" office:value-type="float" office:value="8294954" calcext:value-type="float">
            <text:p>8294954</text:p>
          </table:table-cell>
          <table:table-cell table:style-name="ce89" table:formula="of:=RANDBETWEEN(10000000;100000000)" office:value-type="float" office:value="87940089" calcext:value-type="float">
            <text:p>87940089</text:p>
          </table:table-cell>
          <table:table-cell table:formula="of:=[.F23]" office:value-type="string" office:string-value="Holanda" calcext:value-type="string">
            <text:p>Holanda</text:p>
          </table:table-cell>
          <table:table-cell table:style-name="ce89" table:formula="of:=RANDBETWEEN(10000000;100000000)" office:value-type="float" office:value="78119922" calcext:value-type="float">
            <text:p>78119922</text:p>
          </table:table-cell>
          <table:table-cell office:value-type="string" calcext:value-type="string">
            <text:p>Holanda</text:p>
          </table:table-cell>
          <table:table-cell table:style-name="ce14" office:value-type="string" calcext:value-type="string">
            <text:p>Enfermerí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iencias Sociales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cción Internacional Humanitaria</text:p>
          </table:table-cell>
          <table:table-cell table:formula="of:=[.D23]" office:value-type="float" office:value="14" calcext:value-type="float">
            <text:p>14</text:p>
          </table:table-cell>
          <table:table-cell/>
          <table:table-cell table:style-name="ce15" table:formula="of:=CONCATENATE(&quot;(&quot;;[.J23];&quot;,&quot;;[.K23];&quot;,&quot;;[.L23];&quot;,&quot;;[.M23];&quot;,'&quot;;[.N23];&quot;',&quot;;[.O23];&quot;,&quot;;[.P23];&quot;,'&quot;;[.Q23];&quot;','&quot;;[.R23];&quot;','&quot;;[.S23];&quot;',&quot;;[.T23];&quot;,&quot;;[.U23];&quot;,&quot;;[.V23];&quot;,ROW(58,&quot;;[.W23];[.X23];&quot;) ,ROW('&quot;;[.Y23];&quot;','&quot;;[.Z23];&quot;'),ARRAY['&quot;;[.AA23];&quot;','&quot;;[.AB23];&quot;','&quot;;[.AC23];&quot;','&quot;;[.AD23];&quot;','&quot;;[.AE23];&quot;','&quot;;[.AF23];&quot;']::varchar(50)[], ARRAY[ ROW(&quot;;[.AG23];&quot;,&quot;;[.AH23];&quot;,&quot;;[.AI23];&quot;,&quot;;[.AJ23];&quot;,'&quot;;[.AK23];&quot;','&quot;;[.AL23];&quot;',ROW(58,&quot;;[.AM23];[.AN23];&quot;) ), ROW(&quot;;[.AO23];&quot;,&quot;;[.AP23];&quot;,&quot;;[.AQ23];&quot;,&quot;;[.AR23];&quot;,'&quot;;[.AS23];&quot;','&quot;;[.AT23];&quot;',ROW(58,&quot;;[.AU23];[.AV23];&quot;) )]::familiar_ty[], ARRAY[ ROW('&quot;;[.AW23];&quot;','&quot;;[.AX23];&quot;'),row('&quot;;[.AY23];&quot;','&quot;;[.AZ23];&quot;') ]::identificacion_ty[], ARRAY[ ROW('&quot;;[.BA23];&quot;','&quot;;[.BB23];&quot;','&quot;;[.BC23];&quot;'), ROW('&quot;;[.BD23];&quot;','&quot;;[.BE23];&quot;','&quot;;[.BF23];&quot;') ]::nivel_educativo_ty[],null,'&quot;;[.BG23];&quot;'),&quot;)" office:value-type="string" office:string-value="('Poncio',null,'Parker','Palafox','1998-12-02',170,94,'marrón claro','20/200','confidencial','personal_inteligencia_data/foto.png','personal_inteligencia_data/huella_digital.png','personal_inteligencia_data/huella_retina.png',ROW(58,4121405419) ,ROW('47855113','Uganda'),ARRAY['español','inglés','hindi','ruso','mandarín','bengalí']::varchar(50)[], ARRAY[ ROW('Peregrino','William','Reyes','Ruiz','1977-04-02','primo',ROW(58,2815717864) ), ROW('Daniela','Aidana','Avelar','Recinos','1977-04-02','hermano',ROW(58,2818294954) )]::familiar_ty[], ARRAY[ ROW('87940089','Holanda'),row('78119922','Holanda') ]::identificacion_ty[], ARRAY[ ROW('Enfermería','null','null'), ROW('Ciencias Sociales','Máster','Acción Internacional Humanitaria') ]::nivel_educativo_ty[],null,'14')," calcext:value-type="string">
            <text:p>('Poncio',null,'Parker','Palafox','1998-12-02',170,94,'marrón claro','20/200','confidencial','personal_inteligencia_data/foto.png','personal_inteligencia_data/huella_digital.png','personal_inteligencia_data/huella_retina.png',ROW(58,4121405419) ,ROW('47855113','Uganda'),ARRAY['español','inglés','hindi','ruso','mandarín','bengalí']::varchar(50)[], ARRAY[ ROW('Peregrino','William','Reyes','Ruiz','1977-04-02','primo',ROW(58,2815717864) ), ROW('Daniela','Aidana','Avelar','Recinos','1977-04-02','hermano',ROW(58,2818294954) )]::familiar_ty[], ARRAY[ ROW('87940089','Holanda'),row('78119922','Holanda') ]::identificacion_ty[], ARRAY[ ROW('Enfermería','null','null'), ROW('Ciencias Sociales','Máster','Acción Internacional Humanitaria') ]::nivel_educativo_ty[],null,'14'),</text:p>
          </table:table-cell>
          <table:table-cell table:number-columns-repeated="963"/>
        </table:table-row>
        <table:table-row table:style-name="ro6">
          <table:table-cell table:style-name="ce88" table:formula="of:=[.D24]-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88" table:formula="of:=[.A24]+10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aarlam</text:p>
          </table:table-cell>
          <table:table-cell office:value-type="string" calcext:value-type="string">
            <text:p>Holand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reno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Acuna'</text:p>
          </table:table-cell>
          <table:table-cell office:value-type="string" calcext:value-type="string">
            <text:p>'Lewis'</text:p>
          </table:table-cell>
          <table:table-cell table:style-name="ce103" office:value-type="string" calcext:value-type="string">
            <text:p>1993-05-13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75" calcext:value-type="float">
            <text:p>75</text:p>
          </table:table-cell>
          <table:table-cell office:value-type="string" calcext:value-type="string">
            <text:p>azul claro</text:p>
          </table:table-cell>
          <table:table-cell table:style-name="ce13" office:value-type="string" calcext:value-type="string">
            <text:p>20/16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3221627" calcext:value-type="float">
            <text:p>3221627</text:p>
          </table:table-cell>
          <table:table-cell table:formula="of:=RANDBETWEEN(10000000;99999999)" office:value-type="float" office:value="25357611" calcext:value-type="float">
            <text:p>25357611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Perla'</text:p>
          </table:table-cell>
          <table:table-cell office:value-type="string" calcext:value-type="string">
            <text:p>'Guevara'</text:p>
          </table:table-cell>
          <table:table-cell office:value-type="string" calcext:value-type="string">
            <text:p>'Morris'</text:p>
          </table:table-cell>
          <table:table-cell table:style-name="ce103" office:value-type="string" calcext:value-type="string">
            <text:p>1959-09-04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89" table:formula="of:=RANDBETWEEN(1000000;9999999)" office:value-type="float" office:value="7876876" calcext:value-type="float">
            <text:p>7876876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Torres'</text:p>
          </table:table-cell>
          <table:table-cell office:value-type="string" calcext:value-type="string">
            <text:p>'Diaz'</text:p>
          </table:table-cell>
          <table:table-cell table:style-name="ce103" office:value-type="string" calcext:value-type="string">
            <text:p>1959-09-04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89" table:formula="of:=RANDBETWEEN(1000000;9999999)" office:value-type="float" office:value="9964230" calcext:value-type="float">
            <text:p>9964230</text:p>
          </table:table-cell>
          <table:table-cell table:style-name="ce89" table:formula="of:=RANDBETWEEN(10000000;100000000)" office:value-type="float" office:value="24203792" calcext:value-type="float">
            <text:p>24203792</text:p>
          </table:table-cell>
          <table:table-cell table:formula="of:=[.F24]" office:value-type="string" office:string-value="Holanda" calcext:value-type="string">
            <text:p>Holanda</text:p>
          </table:table-cell>
          <table:table-cell table:style-name="ce89" table:formula="of:=RANDBETWEEN(10000000;100000000)" office:value-type="float" office:value="24183018" calcext:value-type="float">
            <text:p>2418301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conomí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iberseguridad</text:p>
          </table:table-cell>
          <table:table-cell table:formula="of:=[.D24]" office:value-type="float" office:value="15" calcext:value-type="float">
            <text:p>15</text:p>
          </table:table-cell>
          <table:table-cell/>
          <table:table-cell table:style-name="ce15" table:formula="of:=CONCATENATE(&quot;(&quot;;[.J24];&quot;,&quot;;[.K24];&quot;,&quot;;[.L24];&quot;,&quot;;[.M24];&quot;,'&quot;;[.N24];&quot;',&quot;;[.O24];&quot;,&quot;;[.P24];&quot;,'&quot;;[.Q24];&quot;','&quot;;[.R24];&quot;','&quot;;[.S24];&quot;',&quot;;[.T24];&quot;,&quot;;[.U24];&quot;,&quot;;[.V24];&quot;,ROW(58,&quot;;[.W24];[.X24];&quot;) ,ROW('&quot;;[.Y24];&quot;','&quot;;[.Z24];&quot;'),ARRAY['&quot;;[.AA24];&quot;','&quot;;[.AB24];&quot;','&quot;;[.AC24];&quot;','&quot;;[.AD24];&quot;','&quot;;[.AE24];&quot;','&quot;;[.AF24];&quot;']::varchar(50)[], ARRAY[ ROW(&quot;;[.AG24];&quot;,&quot;;[.AH24];&quot;,&quot;;[.AI24];&quot;,&quot;;[.AJ24];&quot;,'&quot;;[.AK24];&quot;','&quot;;[.AL24];&quot;',ROW(58,&quot;;[.AM24];[.AN24];&quot;) ), ROW(&quot;;[.AO24];&quot;,&quot;;[.AP24];&quot;,&quot;;[.AQ24];&quot;,&quot;;[.AR24];&quot;,'&quot;;[.AS24];&quot;','&quot;;[.AT24];&quot;',ROW(58,&quot;;[.AU24];[.AV24];&quot;) )]::familiar_ty[], ARRAY[ ROW('&quot;;[.AW24];&quot;','&quot;;[.AX24];&quot;'),row('&quot;;[.AY24];&quot;','&quot;;[.AZ24];&quot;') ]::identificacion_ty[], ARRAY[ ROW('&quot;;[.BA24];&quot;','&quot;;[.BB24];&quot;','&quot;;[.BC24];&quot;'), ROW('&quot;;[.BD24];&quot;','&quot;;[.BE24];&quot;','&quot;;[.BF24];&quot;') ]::nivel_educativo_ty[],null,'&quot;;[.BG24];&quot;'),&quot;)" office:value-type="string" office:string-value="('Breno','Marcial','Acuna','Lewis','1993-05-13',175,75,'azul claro','20/160','top_secret','personal_inteligencia_data/foto.png','personal_inteligencia_data/huella_digital.png','personal_inteligencia_data/huella_retina.png',ROW(58,4243221627) ,ROW('25357611','Argentina'),ARRAY['español','inglés','hindi','ruso','mandarín','null']::varchar(50)[], ARRAY[ ROW('Sabina','Perla','Guevara','Morris','1959-09-04','abuelo',ROW(58,4247876876) ), ROW('Pamela','Veronica','Torres','Diaz','1959-09-04','abuelo',ROW(58,4249964230) )]::familiar_ty[], ARRAY[ ROW('24203792','Holanda'),row('24183018','Australia') ]::identificacion_ty[], ARRAY[ ROW('Economía','null','null'), ROW('Ingeniería Informática','Máster','Ciberseguridad') ]::nivel_educativo_ty[],null,'15')," calcext:value-type="string">
            <text:p>('Breno','Marcial','Acuna','Lewis','1993-05-13',175,75,'azul claro','20/160','top_secret','personal_inteligencia_data/foto.png','personal_inteligencia_data/huella_digital.png','personal_inteligencia_data/huella_retina.png',ROW(58,4243221627) ,ROW('25357611','Argentina'),ARRAY['español','inglés','hindi','ruso','mandarín','null']::varchar(50)[], ARRAY[ ROW('Sabina','Perla','Guevara','Morris','1959-09-04','abuelo',ROW(58,4247876876) ), ROW('Pamela','Veronica','Torres','Diaz','1959-09-04','abuelo',ROW(58,4249964230) )]::familiar_ty[], ARRAY[ ROW('24203792','Holanda'),row('24183018','Australia') ]::identificacion_ty[], ARRAY[ ROW('Economía','null','null'), ROW('Ingeniería Informática','Máster','Ciberseguridad') ]::nivel_educativo_ty[],null,'15'),</text:p>
          </table:table-cell>
          <table:table-cell table:number-columns-repeated="963"/>
        </table:table-row>
        <table:table-row table:style-name="ro6">
          <table:table-cell table:style-name="ce88" table:formula="of:=[.D25]-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88" table:formula="of:=[.A25]+10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aarlam</text:p>
          </table:table-cell>
          <table:table-cell office:value-type="string" calcext:value-type="string">
            <text:p>Holand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Eneida'</text:p>
          </table:table-cell>
          <table:table-cell office:value-type="string" calcext:value-type="string">
            <text:p>'Matilde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Estevez'</text:p>
          </table:table-cell>
          <table:table-cell table:style-name="ce103" office:value-type="string" calcext:value-type="string">
            <text:p>2000-04-20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77" calcext:value-type="float">
            <text:p>77</text:p>
          </table:table-cell>
          <table:table-cell office:value-type="string" calcext:value-type="string">
            <text:p>azul claro</text:p>
          </table:table-cell>
          <table:table-cell table:style-name="ce13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43" calcext:value-type="float">
            <text:p>243</text:p>
          </table:table-cell>
          <table:table-cell table:formula="of:=RANDBETWEEN(1000000;9999999)" office:value-type="float" office:value="7250482" calcext:value-type="float">
            <text:p>7250482</text:p>
          </table:table-cell>
          <table:table-cell table:formula="of:=RANDBETWEEN(10000000;99999999)" office:value-type="float" office:value="52461456" calcext:value-type="float">
            <text:p>52461456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iranda'</text:p>
          </table:table-cell>
          <table:table-cell office:value-type="string" calcext:value-type="string">
            <text:p>'Maximina'</text:p>
          </table:table-cell>
          <table:table-cell office:value-type="string" calcext:value-type="string">
            <text:p>'Alonso'</text:p>
          </table:table-cell>
          <table:table-cell office:value-type="string" calcext:value-type="string">
            <text:p>'Zamora'</text:p>
          </table:table-cell>
          <table:table-cell table:style-name="ce103" office:value-type="string" calcext:value-type="string">
            <text:p>1961-03-27</text:p>
          </table:table-cell>
          <table:table-cell office:value-type="string" calcext:value-type="string">
            <text:p>padre</text:p>
          </table:table-cell>
          <table:table-cell table:style-name="ce14" office:value-type="float" office:value="261" calcext:value-type="float">
            <text:p>261</text:p>
          </table:table-cell>
          <table:table-cell table:style-name="ce89" table:formula="of:=RANDBETWEEN(1000000;9999999)" office:value-type="float" office:value="9676370" calcext:value-type="float">
            <text:p>9676370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lvarado'</text:p>
          </table:table-cell>
          <table:table-cell office:value-type="string" calcext:value-type="string">
            <text:p>'Contreras'</text:p>
          </table:table-cell>
          <table:table-cell table:style-name="ce103" office:value-type="string" calcext:value-type="string">
            <text:p>1961-03-27</text:p>
          </table:table-cell>
          <table:table-cell office:value-type="string" calcext:value-type="string">
            <text:p>abuelo</text:p>
          </table:table-cell>
          <table:table-cell table:style-name="ce14" office:value-type="float" office:value="261" calcext:value-type="float">
            <text:p>261</text:p>
          </table:table-cell>
          <table:table-cell table:style-name="ce89" table:formula="of:=RANDBETWEEN(1000000;9999999)" office:value-type="float" office:value="2866812" calcext:value-type="float">
            <text:p>2866812</text:p>
          </table:table-cell>
          <table:table-cell table:style-name="ce89" table:formula="of:=RANDBETWEEN(10000000;100000000)" office:value-type="float" office:value="70435087" calcext:value-type="float">
            <text:p>70435087</text:p>
          </table:table-cell>
          <table:table-cell table:formula="of:=[.F25]" office:value-type="string" office:string-value="Holanda" calcext:value-type="string">
            <text:p>Holand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25]" office:value-type="float" office:value="15" calcext:value-type="float">
            <text:p>15</text:p>
          </table:table-cell>
          <table:table-cell/>
          <table:table-cell table:style-name="ce15" table:formula="of:=CONCATENATE(&quot;(&quot;;[.J25];&quot;,&quot;;[.K25];&quot;,&quot;;[.L25];&quot;,&quot;;[.M25];&quot;,'&quot;;[.N25];&quot;',&quot;;[.O25];&quot;,&quot;;[.P25];&quot;,'&quot;;[.Q25];&quot;','&quot;;[.R25];&quot;','&quot;;[.S25];&quot;',&quot;;[.T25];&quot;,&quot;;[.U25];&quot;,&quot;;[.V25];&quot;,ROW(58,&quot;;[.W25];[.X25];&quot;) ,ROW('&quot;;[.Y25];&quot;','&quot;;[.Z25];&quot;'),ARRAY['&quot;;[.AA25];&quot;','&quot;;[.AB25];&quot;','&quot;;[.AC25];&quot;','&quot;;[.AD25];&quot;','&quot;;[.AE25];&quot;','&quot;;[.AF25];&quot;']::varchar(50)[], ARRAY[ ROW(&quot;;[.AG25];&quot;,&quot;;[.AH25];&quot;,&quot;;[.AI25];&quot;,&quot;;[.AJ25];&quot;,'&quot;;[.AK25];&quot;','&quot;;[.AL25];&quot;',ROW(58,&quot;;[.AM25];[.AN25];&quot;) ), ROW(&quot;;[.AO25];&quot;,&quot;;[.AP25];&quot;,&quot;;[.AQ25];&quot;,&quot;;[.AR25];&quot;,'&quot;;[.AS25];&quot;','&quot;;[.AT25];&quot;',ROW(58,&quot;;[.AU25];[.AV25];&quot;) )]::familiar_ty[], ARRAY[ ROW('&quot;;[.AW25];&quot;','&quot;;[.AX25];&quot;'),row('&quot;;[.AY25];&quot;','&quot;;[.AZ25];&quot;') ]::identificacion_ty[], ARRAY[ ROW('&quot;;[.BA25];&quot;','&quot;;[.BB25];&quot;','&quot;;[.BC25];&quot;'), ROW('&quot;;[.BD25];&quot;','&quot;;[.BE25];&quot;','&quot;;[.BF25];&quot;') ]::nivel_educativo_ty[],null,'&quot;;[.BG25];&quot;'),&quot;)" office:value-type="string" office:string-value="('Eneida','Matilde','Velasco','Estevez','2000-04-20',153,77,'azul claro','20/50','no_clasificado','personal_inteligencia_data/foto.png','personal_inteligencia_data/huella_digital.png','personal_inteligencia_data/huella_retina.png',ROW(58,2437250482) ,ROW('52461456','Groenlandia'),ARRAY['español','inglés','hindi','ruso','mandarín','null']::varchar(50)[], ARRAY[ ROW('Miranda','Maximina','Alonso','Zamora','1961-03-27','padre',ROW(58,2619676370) ), ROW('Pilar',null,'Alvarado','Contreras','1961-03-27','abuelo',ROW(58,2612866812) )]::familiar_ty[], ARRAY[ ROW('70435087','Holanda'),row('null','null') ]::identificacion_ty[], ARRAY[ ROW('Filosofía','null','null'), ROW('null','null','null') ]::nivel_educativo_ty[],null,'15')," calcext:value-type="string">
            <text:p>('Eneida','Matilde','Velasco','Estevez','2000-04-20',153,77,'azul claro','20/50','no_clasificado','personal_inteligencia_data/foto.png','personal_inteligencia_data/huella_digital.png','personal_inteligencia_data/huella_retina.png',ROW(58,2437250482) ,ROW('52461456','Groenlandia'),ARRAY['español','inglés','hindi','ruso','mandarín','null']::varchar(50)[], ARRAY[ ROW('Miranda','Maximina','Alonso','Zamora','1961-03-27','padre',ROW(58,2619676370) ), ROW('Pilar',null,'Alvarado','Contreras','1961-03-27','abuelo',ROW(58,2612866812) )]::familiar_ty[], ARRAY[ ROW('70435087','Holanda'),row('null','null') ]::identificacion_ty[], ARRAY[ ROW('Filosofía','null','null'), ROW('null','null','null') ]::nivel_educativo_ty[],null,'15'),</text:p>
          </table:table-cell>
          <table:table-cell table:number-columns-repeated="963"/>
        </table:table-row>
        <table:table-row table:style-name="ro6">
          <table:table-cell table:style-name="ce88" table:formula="of:=[.D26]-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88" table:formula="of:=[.A26]+10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aarlam</text:p>
          </table:table-cell>
          <table:table-cell office:value-type="string" calcext:value-type="string">
            <text:p>Holand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Jayden'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Amezcua'</text:p>
          </table:table-cell>
          <table:table-cell office:value-type="string" calcext:value-type="string">
            <text:p>'Maya'</text:p>
          </table:table-cell>
          <table:table-cell table:style-name="ce103" office:value-type="string" calcext:value-type="string">
            <text:p>1997-10-10</text:p>
          </table:table-cell>
          <table:table-cell table:style-name="ce12" office:value-type="float" office:value="177" calcext:value-type="float">
            <text:p>177</text:p>
          </table:table-cell>
          <table:table-cell table:style-name="ce12" office:value-type="float" office:value="84" calcext:value-type="float">
            <text:p>84</text:p>
          </table:table-cell>
          <table:table-cell office:value-type="string" calcext:value-type="string">
            <text:p>azul oscuro</text:p>
          </table:table-cell>
          <table:table-cell table:style-name="ce13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43" calcext:value-type="float">
            <text:p>243</text:p>
          </table:table-cell>
          <table:table-cell table:formula="of:=RANDBETWEEN(1000000;9999999)" office:value-type="float" office:value="6305100" calcext:value-type="float">
            <text:p>6305100</text:p>
          </table:table-cell>
          <table:table-cell table:formula="of:=RANDBETWEEN(10000000;99999999)" office:value-type="float" office:value="46609132" calcext:value-type="float">
            <text:p>46609132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Lucia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aribay'</text:p>
          </table:table-cell>
          <table:table-cell office:value-type="string" calcext:value-type="string">
            <text:p>'Contreras'</text:p>
          </table:table-cell>
          <table:table-cell table:style-name="ce103" office:value-type="string" calcext:value-type="string">
            <text:p>1973-05-18</text:p>
          </table:table-cell>
          <table:table-cell office:value-type="string" calcext:value-type="string">
            <text:p>padre</text:p>
          </table:table-cell>
          <table:table-cell table:style-name="ce14" office:value-type="float" office:value="243" calcext:value-type="float">
            <text:p>243</text:p>
          </table:table-cell>
          <table:table-cell table:style-name="ce89" table:formula="of:=RANDBETWEEN(1000000;9999999)" office:value-type="float" office:value="5539597" calcext:value-type="float">
            <text:p>5539597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strejon'</text:p>
          </table:table-cell>
          <table:table-cell office:value-type="string" calcext:value-type="string">
            <text:p>'Narvaez'</text:p>
          </table:table-cell>
          <table:table-cell table:style-name="ce103" office:value-type="string" calcext:value-type="string">
            <text:p>1973-05-18</text:p>
          </table:table-cell>
          <table:table-cell office:value-type="string" calcext:value-type="string">
            <text:p>abuelo</text:p>
          </table:table-cell>
          <table:table-cell table:style-name="ce14" office:value-type="float" office:value="243" calcext:value-type="float">
            <text:p>243</text:p>
          </table:table-cell>
          <table:table-cell table:style-name="ce89" table:formula="of:=RANDBETWEEN(1000000;9999999)" office:value-type="float" office:value="2766359" calcext:value-type="float">
            <text:p>2766359</text:p>
          </table:table-cell>
          <table:table-cell table:style-name="ce89" table:formula="of:=RANDBETWEEN(10000000;100000000)" office:value-type="float" office:value="27681809" calcext:value-type="float">
            <text:p>27681809</text:p>
          </table:table-cell>
          <table:table-cell table:formula="of:=[.F26]" office:value-type="string" office:string-value="Holanda" calcext:value-type="string">
            <text:p>Holand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26]" office:value-type="float" office:value="15" calcext:value-type="float">
            <text:p>15</text:p>
          </table:table-cell>
          <table:table-cell/>
          <table:table-cell table:style-name="ce15" table:formula="of:=CONCATENATE(&quot;(&quot;;[.J26];&quot;,&quot;;[.K26];&quot;,&quot;;[.L26];&quot;,&quot;;[.M26];&quot;,'&quot;;[.N26];&quot;',&quot;;[.O26];&quot;,&quot;;[.P26];&quot;,'&quot;;[.Q26];&quot;','&quot;;[.R26];&quot;','&quot;;[.S26];&quot;',&quot;;[.T26];&quot;,&quot;;[.U26];&quot;,&quot;;[.V26];&quot;,ROW(58,&quot;;[.W26];[.X26];&quot;) ,ROW('&quot;;[.Y26];&quot;','&quot;;[.Z26];&quot;'),ARRAY['&quot;;[.AA26];&quot;','&quot;;[.AB26];&quot;','&quot;;[.AC26];&quot;','&quot;;[.AD26];&quot;','&quot;;[.AE26];&quot;','&quot;;[.AF26];&quot;']::varchar(50)[], ARRAY[ ROW(&quot;;[.AG26];&quot;,&quot;;[.AH26];&quot;,&quot;;[.AI26];&quot;,&quot;;[.AJ26];&quot;,'&quot;;[.AK26];&quot;','&quot;;[.AL26];&quot;',ROW(58,&quot;;[.AM26];[.AN26];&quot;) ), ROW(&quot;;[.AO26];&quot;,&quot;;[.AP26];&quot;,&quot;;[.AQ26];&quot;,&quot;;[.AR26];&quot;,'&quot;;[.AS26];&quot;','&quot;;[.AT26];&quot;',ROW(58,&quot;;[.AU26];[.AV26];&quot;) )]::familiar_ty[], ARRAY[ ROW('&quot;;[.AW26];&quot;','&quot;;[.AX26];&quot;'),row('&quot;;[.AY26];&quot;','&quot;;[.AZ26];&quot;') ]::identificacion_ty[], ARRAY[ ROW('&quot;;[.BA26];&quot;','&quot;;[.BB26];&quot;','&quot;;[.BC26];&quot;'), ROW('&quot;;[.BD26];&quot;','&quot;;[.BE26];&quot;','&quot;;[.BF26];&quot;') ]::nivel_educativo_ty[],null,'&quot;;[.BG26];&quot;'),&quot;)" office:value-type="string" office:string-value="('Jayden','Emilio','Amezcua','Maya','1997-10-10',177,84,'azul oscuro','20/32','no_clasificado','personal_inteligencia_data/foto.png','personal_inteligencia_data/huella_digital.png','personal_inteligencia_data/huella_retina.png',ROW(58,2436305100) ,ROW('46609132','Malasia'),ARRAY['inglés','árabe','portugués','francés','null','null']::varchar(50)[], ARRAY[ ROW('Luciana',null,'Garibay','Contreras','1973-05-18','padre',ROW(58,2435539597) ), ROW('Luna',null,'Castrejon','Narvaez','1973-05-18','abuelo',ROW(58,2432766359) )]::familiar_ty[], ARRAY[ ROW('27681809','Holanda'),row('null','null') ]::identificacion_ty[], ARRAY[ ROW('Criminología','null','null'), ROW('null','null','null') ]::nivel_educativo_ty[],null,'15')," calcext:value-type="string">
            <text:p>('Jayden','Emilio','Amezcua','Maya','1997-10-10',177,84,'azul oscuro','20/32','no_clasificado','personal_inteligencia_data/foto.png','personal_inteligencia_data/huella_digital.png','personal_inteligencia_data/huella_retina.png',ROW(58,2436305100) ,ROW('46609132','Malasia'),ARRAY['inglés','árabe','portugués','francés','null','null']::varchar(50)[], ARRAY[ ROW('Luciana',null,'Garibay','Contreras','1973-05-18','padre',ROW(58,2435539597) ), ROW('Luna',null,'Castrejon','Narvaez','1973-05-18','abuelo',ROW(58,2432766359) )]::familiar_ty[], ARRAY[ ROW('27681809','Holanda'),row('null','null') ]::identificacion_ty[], ARRAY[ ROW('Criminología','null','null'), ROW('null','null','null') ]::nivel_educativo_ty[],null,'15'),</text:p>
          </table:table-cell>
          <table:table-cell table:number-columns-repeated="963"/>
        </table:table-row>
        <table:table-row table:style-name="ro6">
          <table:table-cell table:style-name="ce88" table:formula="of:=[.D27]-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88" table:formula="of:=[.A27]+10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aarlam</text:p>
          </table:table-cell>
          <table:table-cell office:value-type="string" calcext:value-type="string">
            <text:p>Holand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Alb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ortez'</text:p>
          </table:table-cell>
          <table:table-cell office:value-type="string" calcext:value-type="string">
            <text:p>'Alegria'</text:p>
          </table:table-cell>
          <table:table-cell table:style-name="ce103" office:value-type="string" calcext:value-type="string">
            <text:p>2000-03-08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82" calcext:value-type="float">
            <text:p>82</text:p>
          </table:table-cell>
          <table:table-cell office:value-type="string" calcext:value-type="string">
            <text:p>marrón oscuro</text:p>
          </table:table-cell>
          <table:table-cell table:style-name="ce13" office:value-type="string" calcext:value-type="string">
            <text:p>20/16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6360558" calcext:value-type="float">
            <text:p>6360558</text:p>
          </table:table-cell>
          <table:table-cell table:formula="of:=RANDBETWEEN(10000000;99999999)" office:value-type="float" office:value="66432873" calcext:value-type="float">
            <text:p>6643287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table:style-name="ce14" office:value-type="string" calcext:value-type="string">
            <text:p>bengalí</text:p>
          </table:table-cell>
          <table:table-cell office:value-type="string" calcext:value-type="string">
            <text:p>'Georgina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Lazaro'</text:p>
          </table:table-cell>
          <table:table-cell office:value-type="string" calcext:value-type="string">
            <text:p>'Perales'</text:p>
          </table:table-cell>
          <table:table-cell table:style-name="ce103" office:value-type="string" calcext:value-type="string">
            <text:p>1979-02-20</text:p>
          </table:table-cell>
          <table:table-cell office:value-type="string" calcext:value-type="string">
            <text:p>primo</text:p>
          </table:table-cell>
          <table:table-cell table:style-name="ce14" office:value-type="float" office:value="234" calcext:value-type="float">
            <text:p>234</text:p>
          </table:table-cell>
          <table:table-cell table:style-name="ce89" table:formula="of:=RANDBETWEEN(1000000;9999999)" office:value-type="float" office:value="7579914" calcext:value-type="float">
            <text:p>7579914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Cepeda'</text:p>
          </table:table-cell>
          <table:table-cell table:style-name="ce103" office:value-type="string" calcext:value-type="string">
            <text:p>1979-02-20</text:p>
          </table:table-cell>
          <table:table-cell office:value-type="string" calcext:value-type="string">
            <text:p>hermano</text:p>
          </table:table-cell>
          <table:table-cell table:style-name="ce14" office:value-type="float" office:value="234" calcext:value-type="float">
            <text:p>234</text:p>
          </table:table-cell>
          <table:table-cell table:style-name="ce89" table:formula="of:=RANDBETWEEN(1000000;9999999)" office:value-type="float" office:value="2380233" calcext:value-type="float">
            <text:p>2380233</text:p>
          </table:table-cell>
          <table:table-cell table:style-name="ce89" table:formula="of:=RANDBETWEEN(10000000;100000000)" office:value-type="float" office:value="23436857" calcext:value-type="float">
            <text:p>23436857</text:p>
          </table:table-cell>
          <table:table-cell table:formula="of:=[.F27]" office:value-type="string" office:string-value="Holanda" calcext:value-type="string">
            <text:p>Holand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iencias Sociales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sesoría Fiscal</text:p>
          </table:table-cell>
          <table:table-cell table:formula="of:=[.D27]" office:value-type="float" office:value="15" calcext:value-type="float">
            <text:p>15</text:p>
          </table:table-cell>
          <table:table-cell/>
          <table:table-cell table:style-name="ce15" table:formula="of:=CONCATENATE(&quot;(&quot;;[.J27];&quot;,&quot;;[.K27];&quot;,&quot;;[.L27];&quot;,&quot;;[.M27];&quot;,'&quot;;[.N27];&quot;',&quot;;[.O27];&quot;,&quot;;[.P27];&quot;,'&quot;;[.Q27];&quot;','&quot;;[.R27];&quot;','&quot;;[.S27];&quot;',&quot;;[.T27];&quot;,&quot;;[.U27];&quot;,&quot;;[.V27];&quot;,ROW(58,&quot;;[.W27];[.X27];&quot;) ,ROW('&quot;;[.Y27];&quot;','&quot;;[.Z27];&quot;'),ARRAY['&quot;;[.AA27];&quot;','&quot;;[.AB27];&quot;','&quot;;[.AC27];&quot;','&quot;;[.AD27];&quot;','&quot;;[.AE27];&quot;','&quot;;[.AF27];&quot;']::varchar(50)[], ARRAY[ ROW(&quot;;[.AG27];&quot;,&quot;;[.AH27];&quot;,&quot;;[.AI27];&quot;,&quot;;[.AJ27];&quot;,'&quot;;[.AK27];&quot;','&quot;;[.AL27];&quot;',ROW(58,&quot;;[.AM27];[.AN27];&quot;) ), ROW(&quot;;[.AO27];&quot;,&quot;;[.AP27];&quot;,&quot;;[.AQ27];&quot;,&quot;;[.AR27];&quot;,'&quot;;[.AS27];&quot;','&quot;;[.AT27];&quot;',ROW(58,&quot;;[.AU27];[.AV27];&quot;) )]::familiar_ty[], ARRAY[ ROW('&quot;;[.AW27];&quot;','&quot;;[.AX27];&quot;'),row('&quot;;[.AY27];&quot;','&quot;;[.AZ27];&quot;') ]::identificacion_ty[], ARRAY[ ROW('&quot;;[.BA27];&quot;','&quot;;[.BB27];&quot;','&quot;;[.BC27];&quot;'), ROW('&quot;;[.BD27];&quot;','&quot;;[.BE27];&quot;','&quot;;[.BF27];&quot;') ]::nivel_educativo_ty[],null,'&quot;;[.BG27];&quot;'),&quot;)" office:value-type="string" office:string-value="('Alba',null,'Cortez','Alegria','2000-03-08',156,82,'marrón oscuro','20/160','confidencial','personal_inteligencia_data/foto.png','personal_inteligencia_data/huella_digital.png','personal_inteligencia_data/huella_retina.png',ROW(58,2126360558) ,ROW('66432873','Uganda'),ARRAY['español','inglés','hindi','ruso','mandarín','bengalí']::varchar(50)[], ARRAY[ ROW('Georgina','Julia','Lazaro','Perales','1979-02-20','primo',ROW(58,2347579914) ), ROW('Pilar','Inocencia','Antonio','Cepeda','1979-02-20','hermano',ROW(58,2342380233) )]::familiar_ty[], ARRAY[ ROW('23436857','Holanda'),row('null','null') ]::identificacion_ty[], ARRAY[ ROW('Ciencias Sociales','null','null'), ROW('Derecho','Máster','Asesoría Fiscal') ]::nivel_educativo_ty[],null,'15')," calcext:value-type="string">
            <text:p>('Alba',null,'Cortez','Alegria','2000-03-08',156,82,'marrón oscuro','20/160','confidencial','personal_inteligencia_data/foto.png','personal_inteligencia_data/huella_digital.png','personal_inteligencia_data/huella_retina.png',ROW(58,2126360558) ,ROW('66432873','Uganda'),ARRAY['español','inglés','hindi','ruso','mandarín','bengalí']::varchar(50)[], ARRAY[ ROW('Georgina','Julia','Lazaro','Perales','1979-02-20','primo',ROW(58,2347579914) ), ROW('Pilar','Inocencia','Antonio','Cepeda','1979-02-20','hermano',ROW(58,2342380233) )]::familiar_ty[], ARRAY[ ROW('23436857','Holanda'),row('null','null') ]::identificacion_ty[], ARRAY[ ROW('Ciencias Sociales','null','null'), ROW('Derecho','Máster','Asesoría Fiscal') ]::nivel_educativo_ty[],null,'15'),</text:p>
          </table:table-cell>
          <table:table-cell table:number-columns-repeated="963"/>
        </table:table-row>
        <table:table-row table:style-name="ro6">
          <table:table-cell table:style-name="ce88" table:formula="of:=[.D28]-9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style-name="ce88" table:formula="of:=[.A28]+10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uuk</text:p>
          </table:table-cell>
          <table:table-cell office:value-type="string" calcext:value-type="string">
            <text:p>Groenlandi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Kevin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Edwards'</text:p>
          </table:table-cell>
          <table:table-cell office:value-type="string" calcext:value-type="string">
            <text:p>'Peterson'</text:p>
          </table:table-cell>
          <table:table-cell table:style-name="ce103" office:value-type="string" calcext:value-type="string">
            <text:p>1984-12-23</text:p>
          </table:table-cell>
          <table:table-cell table:style-name="ce12" office:value-type="float" office:value="169" calcext:value-type="float">
            <text:p>169</text:p>
          </table:table-cell>
          <table:table-cell table:style-name="ce12" office:value-type="float" office:value="92" calcext:value-type="float">
            <text:p>92</text:p>
          </table:table-cell>
          <table:table-cell office:value-type="string" calcext:value-type="string">
            <text:p>azul oscuro</text:p>
          </table:table-cell>
          <table:table-cell table:style-name="ce13" office:value-type="string" calcext:value-type="string">
            <text:p>20/32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43" calcext:value-type="float">
            <text:p>243</text:p>
          </table:table-cell>
          <table:table-cell table:formula="of:=RANDBETWEEN(1000000;9999999)" office:value-type="float" office:value="1306685" calcext:value-type="float">
            <text:p>1306685</text:p>
          </table:table-cell>
          <table:table-cell table:formula="of:=RANDBETWEEN(10000000;99999999)" office:value-type="float" office:value="83357604" calcext:value-type="float">
            <text:p>83357604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Serna'</text:p>
          </table:table-cell>
          <table:table-cell table:style-name="ce103" office:value-type="string" calcext:value-type="string">
            <text:p>1960-06-20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89" table:formula="of:=RANDBETWEEN(1000000;9999999)" office:value-type="float" office:value="7664044" calcext:value-type="float">
            <text:p>7664044</text:p>
          </table:table-cell>
          <table:table-cell office:value-type="string" calcext:value-type="string">
            <text:p>'Elba'</text:p>
          </table:table-cell>
          <table:table-cell office:value-type="string" calcext:value-type="string">
            <text:p>'Amparo'</text:p>
          </table:table-cell>
          <table:table-cell office:value-type="string" calcext:value-type="string">
            <text:p>'Bejarano'</text:p>
          </table:table-cell>
          <table:table-cell office:value-type="string" calcext:value-type="string">
            <text:p>'Barboza'</text:p>
          </table:table-cell>
          <table:table-cell table:style-name="ce103" office:value-type="string" calcext:value-type="string">
            <text:p>1960-06-20</text:p>
          </table:table-cell>
          <table:table-cell office:value-type="string" calcext:value-type="string">
            <text:p>abuelo</text:p>
          </table:table-cell>
          <table:table-cell office:value-type="float" office:value="414" calcext:value-type="float">
            <text:p>414</text:p>
          </table:table-cell>
          <table:table-cell table:style-name="ce89" table:formula="of:=RANDBETWEEN(1000000;9999999)" office:value-type="float" office:value="2720978" calcext:value-type="float">
            <text:p>2720978</text:p>
          </table:table-cell>
          <table:table-cell table:style-name="ce89" table:formula="of:=RANDBETWEEN(10000000;100000000)" office:value-type="float" office:value="38060361" calcext:value-type="float">
            <text:p>38060361</text:p>
          </table:table-cell>
          <table:table-cell table:formula="of:=[.F28]" office:value-type="string" office:string-value="Groenlandia" calcext:value-type="string">
            <text:p>Groenlandi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28]" office:value-type="float" office:value="16" calcext:value-type="float">
            <text:p>16</text:p>
          </table:table-cell>
          <table:table-cell/>
          <table:table-cell table:style-name="ce15" table:formula="of:=CONCATENATE(&quot;(&quot;;[.J28];&quot;,&quot;;[.K28];&quot;,&quot;;[.L28];&quot;,&quot;;[.M28];&quot;,'&quot;;[.N28];&quot;',&quot;;[.O28];&quot;,&quot;;[.P28];&quot;,'&quot;;[.Q28];&quot;','&quot;;[.R28];&quot;','&quot;;[.S28];&quot;',&quot;;[.T28];&quot;,&quot;;[.U28];&quot;,&quot;;[.V28];&quot;,ROW(58,&quot;;[.W28];[.X28];&quot;) ,ROW('&quot;;[.Y28];&quot;','&quot;;[.Z28];&quot;'),ARRAY['&quot;;[.AA28];&quot;','&quot;;[.AB28];&quot;','&quot;;[.AC28];&quot;','&quot;;[.AD28];&quot;','&quot;;[.AE28];&quot;','&quot;;[.AF28];&quot;']::varchar(50)[], ARRAY[ ROW(&quot;;[.AG28];&quot;,&quot;;[.AH28];&quot;,&quot;;[.AI28];&quot;,&quot;;[.AJ28];&quot;,'&quot;;[.AK28];&quot;','&quot;;[.AL28];&quot;',ROW(58,&quot;;[.AM28];[.AN28];&quot;) ), ROW(&quot;;[.AO28];&quot;,&quot;;[.AP28];&quot;,&quot;;[.AQ28];&quot;,&quot;;[.AR28];&quot;,'&quot;;[.AS28];&quot;','&quot;;[.AT28];&quot;',ROW(58,&quot;;[.AU28];[.AV28];&quot;) )]::familiar_ty[], ARRAY[ ROW('&quot;;[.AW28];&quot;','&quot;;[.AX28];&quot;'),row('&quot;;[.AY28];&quot;','&quot;;[.AZ28];&quot;') ]::identificacion_ty[], ARRAY[ ROW('&quot;;[.BA28];&quot;','&quot;;[.BB28];&quot;','&quot;;[.BC28];&quot;'), ROW('&quot;;[.BD28];&quot;','&quot;;[.BE28];&quot;','&quot;;[.BF28];&quot;') ]::nivel_educativo_ty[],null,'&quot;;[.BG28];&quot;'),&quot;)" office:value-type="string" office:string-value="('Kevin','Matias','Edwards','Peterson','1984-12-23',169,92,'azul oscuro','20/32','top_secret','personal_inteligencia_data/foto.png','personal_inteligencia_data/huella_digital.png','personal_inteligencia_data/huella_retina.png',ROW(58,2431306685) ,ROW('83357604','Argentina'),ARRAY['inglés','árabe','portugués','francés','null','null']::varchar(50)[], ARRAY[ ROW('Bertrudis','Lorena','Valerio','Serna','1960-06-20','primo',ROW(58,4147664044) ), ROW('Elba','Amparo','Bejarano','Barboza','1960-06-20','abuelo',ROW(58,4142720978) )]::familiar_ty[], ARRAY[ ROW('38060361','Groenlandia'),row('null','null') ]::identificacion_ty[], ARRAY[ ROW('Derecho','null','null'), ROW('Economía','null','null') ]::nivel_educativo_ty[],null,'16')," calcext:value-type="string">
            <text:p>('Kevin','Matias','Edwards','Peterson','1984-12-23',169,92,'azul oscuro','20/32','top_secret','personal_inteligencia_data/foto.png','personal_inteligencia_data/huella_digital.png','personal_inteligencia_data/huella_retina.png',ROW(58,2431306685) ,ROW('83357604','Argentina'),ARRAY['inglés','árabe','portugués','francés','null','null']::varchar(50)[], ARRAY[ ROW('Bertrudis','Lorena','Valerio','Serna','1960-06-20','primo',ROW(58,4147664044) ), ROW('Elba','Amparo','Bejarano','Barboza','1960-06-20','abuelo',ROW(58,4142720978) )]::familiar_ty[], ARRAY[ ROW('38060361','Groenlandia'),row('null','null') ]::identificacion_ty[], ARRAY[ ROW('Derecho','null','null'), ROW('Economía','null','null') ]::nivel_educativo_ty[],null,'16'),</text:p>
          </table:table-cell>
          <table:table-cell table:number-columns-repeated="963"/>
        </table:table-row>
        <table:table-row table:style-name="ro6">
          <table:table-cell table:style-name="ce88" table:formula="of:=[.D29]-9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style-name="ce88" table:formula="of:=[.A29]+10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uuk</text:p>
          </table:table-cell>
          <table:table-cell office:value-type="string" calcext:value-type="string">
            <text:p>Groenlandi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Alana'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Deanda'</text:p>
          </table:table-cell>
          <table:table-cell table:style-name="ce103" office:value-type="string" calcext:value-type="string">
            <text:p>1988-02-06</text:p>
          </table:table-cell>
          <table:table-cell table:style-name="ce12" office:value-type="float" office:value="168" calcext:value-type="float">
            <text:p>168</text:p>
          </table:table-cell>
          <table:table-cell table:style-name="ce12" office:value-type="float" office:value="65" calcext:value-type="float">
            <text:p>65</text:p>
          </table:table-cell>
          <table:table-cell office:value-type="string" calcext:value-type="string">
            <text:p>verde claro</text:p>
          </table:table-cell>
          <table:table-cell table:style-name="ce13" office:value-type="string" calcext:value-type="string">
            <text:p>20/10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87" calcext:value-type="float">
            <text:p>287</text:p>
          </table:table-cell>
          <table:table-cell table:formula="of:=RANDBETWEEN(1000000;9999999)" office:value-type="float" office:value="8764007" calcext:value-type="float">
            <text:p>8764007</text:p>
          </table:table-cell>
          <table:table-cell table:formula="of:=RANDBETWEEN(10000000;99999999)" office:value-type="float" office:value="62761649" calcext:value-type="float">
            <text:p>62761649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Cartagena'</text:p>
          </table:table-cell>
          <table:table-cell office:value-type="string" calcext:value-type="string">
            <text:p>'Roman'</text:p>
          </table:table-cell>
          <table:table-cell table:style-name="ce103" office:value-type="string" calcext:value-type="string">
            <text:p>1944-01-18</text:p>
          </table:table-cell>
          <table:table-cell office:value-type="string" calcext:value-type="string">
            <text:p>madre</text:p>
          </table:table-cell>
          <table:table-cell table:style-name="ce14" office:value-type="float" office:value="287" calcext:value-type="float">
            <text:p>287</text:p>
          </table:table-cell>
          <table:table-cell table:style-name="ce89" table:formula="of:=RANDBETWEEN(1000000;9999999)" office:value-type="float" office:value="5345154" calcext:value-type="float">
            <text:p>5345154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Jackson'</text:p>
          </table:table-cell>
          <table:table-cell table:style-name="ce103" office:value-type="string" calcext:value-type="string">
            <text:p>1944-01-18</text:p>
          </table:table-cell>
          <table:table-cell office:value-type="string" calcext:value-type="string">
            <text:p>abuelo</text:p>
          </table:table-cell>
          <table:table-cell table:style-name="ce14" office:value-type="float" office:value="287" calcext:value-type="float">
            <text:p>287</text:p>
          </table:table-cell>
          <table:table-cell table:style-name="ce89" table:formula="of:=RANDBETWEEN(1000000;9999999)" office:value-type="float" office:value="7745430" calcext:value-type="float">
            <text:p>7745430</text:p>
          </table:table-cell>
          <table:table-cell table:style-name="ce89" table:formula="of:=RANDBETWEEN(10000000;100000000)" office:value-type="float" office:value="13430290" calcext:value-type="float">
            <text:p>13430290</text:p>
          </table:table-cell>
          <table:table-cell table:formula="of:=[.F29]" office:value-type="string" office:string-value="Groenlandia" calcext:value-type="string">
            <text:p>Groenlandi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bogacía</text:p>
          </table:table-cell>
          <table:table-cell table:number-columns-repeated="3" table:style-name="ce89" office:value-type="string" calcext:value-type="string">
            <text:p>null</text:p>
          </table:table-cell>
          <table:table-cell table:formula="of:=[.D29]" office:value-type="float" office:value="16" calcext:value-type="float">
            <text:p>16</text:p>
          </table:table-cell>
          <table:table-cell/>
          <table:table-cell table:style-name="ce15" table:formula="of:=CONCATENATE(&quot;(&quot;;[.J29];&quot;,&quot;;[.K29];&quot;,&quot;;[.L29];&quot;,&quot;;[.M29];&quot;,'&quot;;[.N29];&quot;',&quot;;[.O29];&quot;,&quot;;[.P29];&quot;,'&quot;;[.Q29];&quot;','&quot;;[.R29];&quot;','&quot;;[.S29];&quot;',&quot;;[.T29];&quot;,&quot;;[.U29];&quot;,&quot;;[.V29];&quot;,ROW(58,&quot;;[.W29];[.X29];&quot;) ,ROW('&quot;;[.Y29];&quot;','&quot;;[.Z29];&quot;'),ARRAY['&quot;;[.AA29];&quot;','&quot;;[.AB29];&quot;','&quot;;[.AC29];&quot;','&quot;;[.AD29];&quot;','&quot;;[.AE29];&quot;','&quot;;[.AF29];&quot;']::varchar(50)[], ARRAY[ ROW(&quot;;[.AG29];&quot;,&quot;;[.AH29];&quot;,&quot;;[.AI29];&quot;,&quot;;[.AJ29];&quot;,'&quot;;[.AK29];&quot;','&quot;;[.AL29];&quot;',ROW(58,&quot;;[.AM29];[.AN29];&quot;) ), ROW(&quot;;[.AO29];&quot;,&quot;;[.AP29];&quot;,&quot;;[.AQ29];&quot;,&quot;;[.AR29];&quot;,'&quot;;[.AS29];&quot;','&quot;;[.AT29];&quot;',ROW(58,&quot;;[.AU29];[.AV29];&quot;) )]::familiar_ty[], ARRAY[ ROW('&quot;;[.AW29];&quot;','&quot;;[.AX29];&quot;'),row('&quot;;[.AY29];&quot;','&quot;;[.AZ29];&quot;') ]::identificacion_ty[], ARRAY[ ROW('&quot;;[.BA29];&quot;','&quot;;[.BB29];&quot;','&quot;;[.BC29];&quot;'), ROW('&quot;;[.BD29];&quot;','&quot;;[.BE29];&quot;','&quot;;[.BF29];&quot;') ]::nivel_educativo_ty[],null,'&quot;;[.BG29];&quot;'),&quot;)" office:value-type="string" office:string-value="('Alana','Erika','Nevarez','Deanda','1988-02-06',168,65,'verde claro','20/100','no_clasificado','personal_inteligencia_data/foto.png','personal_inteligencia_data/huella_digital.png','personal_inteligencia_data/huella_retina.png',ROW(58,2878764007) ,ROW('62761649','Holanda'),ARRAY['inglés','árabe','portugués','francés','null','null']::varchar(50)[], ARRAY[ ROW('Ignacio','Ulises','Cartagena','Roman','1944-01-18','madre',ROW(58,2875345154) ), ROW('Vivaldo','Tarsicio','Rosas','Jackson','1944-01-18','abuelo',ROW(58,2877745430) )]::familiar_ty[], ARRAY[ ROW('13430290','Groenlandia'),row('null','null') ]::identificacion_ty[], ARRAY[ ROW('Derecho','Máster','Abogacía'), ROW('null','null','null') ]::nivel_educativo_ty[],null,'16')," calcext:value-type="string">
            <text:p>('Alana','Erika','Nevarez','Deanda','1988-02-06',168,65,'verde claro','20/100','no_clasificado','personal_inteligencia_data/foto.png','personal_inteligencia_data/huella_digital.png','personal_inteligencia_data/huella_retina.png',ROW(58,2878764007) ,ROW('62761649','Holanda'),ARRAY['inglés','árabe','portugués','francés','null','null']::varchar(50)[], ARRAY[ ROW('Ignacio','Ulises','Cartagena','Roman','1944-01-18','madre',ROW(58,2875345154) ), ROW('Vivaldo','Tarsicio','Rosas','Jackson','1944-01-18','abuelo',ROW(58,2877745430) )]::familiar_ty[], ARRAY[ ROW('13430290','Groenlandia'),row('null','null') ]::identificacion_ty[], ARRAY[ ROW('Derecho','Máster','Abogacía'), ROW('null','null','null') ]::nivel_educativo_ty[],null,'16'),</text:p>
          </table:table-cell>
          <table:table-cell table:number-columns-repeated="963"/>
        </table:table-row>
        <table:table-row table:style-name="ro6">
          <table:table-cell table:style-name="ce88" table:formula="of:=[.D30]-9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style-name="ce88" table:formula="of:=[.A30]+10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uuk</text:p>
          </table:table-cell>
          <table:table-cell office:value-type="string" calcext:value-type="string">
            <text:p>Groenlandi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Eladio'</text:p>
          </table:table-cell>
          <table:table-cell office:value-type="string" calcext:value-type="string">
            <text:p>'Silvestre'</text:p>
          </table:table-cell>
          <table:table-cell office:value-type="string" calcext:value-type="string">
            <text:p>'Arteaga'</text:p>
          </table:table-cell>
          <table:table-cell office:value-type="string" calcext:value-type="string">
            <text:p>'Camarena'</text:p>
          </table:table-cell>
          <table:table-cell table:style-name="ce103" office:value-type="string" calcext:value-type="string">
            <text:p>1998-03-19</text:p>
          </table:table-cell>
          <table:table-cell table:style-name="ce12" office:value-type="float" office:value="183" calcext:value-type="float">
            <text:p>183</text:p>
          </table:table-cell>
          <table:table-cell table:style-name="ce12" office:value-type="float" office:value="76" calcext:value-type="float">
            <text:p>76</text:p>
          </table:table-cell>
          <table:table-cell office:value-type="string" calcext:value-type="string">
            <text:p>verde oscuro</text:p>
          </table:table-cell>
          <table:table-cell table:style-name="ce13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87" calcext:value-type="float">
            <text:p>287</text:p>
          </table:table-cell>
          <table:table-cell table:formula="of:=RANDBETWEEN(1000000;9999999)" office:value-type="float" office:value="7522372" calcext:value-type="float">
            <text:p>7522372</text:p>
          </table:table-cell>
          <table:table-cell table:formula="of:=RANDBETWEEN(10000000;99999999)" office:value-type="float" office:value="46330333" calcext:value-type="float">
            <text:p>46330333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table:style-name="ce14" office:value-type="string" calcext:value-type="string">
            <text:p>bengalí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Pelayo'</text:p>
          </table:table-cell>
          <table:table-cell office:value-type="string" calcext:value-type="string">
            <text:p>'Veliz'</text:p>
          </table:table-cell>
          <table:table-cell table:style-name="ce103" office:value-type="string" calcext:value-type="string">
            <text:p>1967-09-23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2043253" calcext:value-type="float">
            <text:p>2043253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Duque'</text:p>
          </table:table-cell>
          <table:table-cell office:value-type="string" calcext:value-type="string">
            <text:p>'Uribe'</text:p>
          </table:table-cell>
          <table:table-cell table:style-name="ce103" office:value-type="string" calcext:value-type="string">
            <text:p>1967-09-23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5411154" calcext:value-type="float">
            <text:p>5411154</text:p>
          </table:table-cell>
          <table:table-cell table:style-name="ce89" table:formula="of:=RANDBETWEEN(10000000;100000000)" office:value-type="float" office:value="11604813" calcext:value-type="float">
            <text:p>11604813</text:p>
          </table:table-cell>
          <table:table-cell table:formula="of:=[.F30]" office:value-type="string" office:string-value="Groenlandia" calcext:value-type="string">
            <text:p>Groenlandia</text:p>
          </table:table-cell>
          <table:table-cell table:style-name="ce89" table:formula="of:=RANDBETWEEN(10000000;100000000)" office:value-type="float" office:value="95706462" calcext:value-type="float">
            <text:p>95706462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uditoria Financiera y Riegos</text:p>
          </table:table-cell>
          <table:table-cell table:formula="of:=[.D30]" office:value-type="float" office:value="16" calcext:value-type="float">
            <text:p>16</text:p>
          </table:table-cell>
          <table:table-cell/>
          <table:table-cell table:style-name="ce15" table:formula="of:=CONCATENATE(&quot;(&quot;;[.J30];&quot;,&quot;;[.K30];&quot;,&quot;;[.L30];&quot;,&quot;;[.M30];&quot;,'&quot;;[.N30];&quot;',&quot;;[.O30];&quot;,&quot;;[.P30];&quot;,'&quot;;[.Q30];&quot;','&quot;;[.R30];&quot;','&quot;;[.S30];&quot;',&quot;;[.T30];&quot;,&quot;;[.U30];&quot;,&quot;;[.V30];&quot;,ROW(58,&quot;;[.W30];[.X30];&quot;) ,ROW('&quot;;[.Y30];&quot;','&quot;;[.Z30];&quot;'),ARRAY['&quot;;[.AA30];&quot;','&quot;;[.AB30];&quot;','&quot;;[.AC30];&quot;','&quot;;[.AD30];&quot;','&quot;;[.AE30];&quot;','&quot;;[.AF30];&quot;']::varchar(50)[], ARRAY[ ROW(&quot;;[.AG30];&quot;,&quot;;[.AH30];&quot;,&quot;;[.AI30];&quot;,&quot;;[.AJ30];&quot;,'&quot;;[.AK30];&quot;','&quot;;[.AL30];&quot;',ROW(58,&quot;;[.AM30];[.AN30];&quot;) ), ROW(&quot;;[.AO30];&quot;,&quot;;[.AP30];&quot;,&quot;;[.AQ30];&quot;,&quot;;[.AR30];&quot;,'&quot;;[.AS30];&quot;','&quot;;[.AT30];&quot;',ROW(58,&quot;;[.AU30];[.AV30];&quot;) )]::familiar_ty[], ARRAY[ ROW('&quot;;[.AW30];&quot;','&quot;;[.AX30];&quot;'),row('&quot;;[.AY30];&quot;','&quot;;[.AZ30];&quot;') ]::identificacion_ty[], ARRAY[ ROW('&quot;;[.BA30];&quot;','&quot;;[.BB30];&quot;','&quot;;[.BC30];&quot;'), ROW('&quot;;[.BD30];&quot;','&quot;;[.BE30];&quot;','&quot;;[.BF30];&quot;') ]::nivel_educativo_ty[],null,'&quot;;[.BG30];&quot;'),&quot;)" office:value-type="string" office:string-value="('Eladio','Silvestre','Arteaga','Camarena','1998-03-19',183,76,'verde oscuro','20/20','no_clasificado','personal_inteligencia_data/foto.png','personal_inteligencia_data/huella_digital.png','personal_inteligencia_data/huella_retina.png',ROW(58,2877522372) ,ROW('46330333','Malasia'),ARRAY['español','inglés','hindi','ruso','mandarín','bengalí']::varchar(50)[], ARRAY[ ROW('Anastasia','Melina','Pelayo','Veliz','1967-09-23','madre',ROW(58,2122043253) ), ROW('Gloria','Eneida','Duque','Uribe','1967-09-23','hermano',ROW(58,2125411154) )]::familiar_ty[], ARRAY[ ROW('11604813','Groenlandia'),row('95706462','Irlanda') ]::identificacion_ty[], ARRAY[ ROW('Ingeniería Industrial','null','null'), ROW('Economía','Máster','Auditoria Financiera y Riegos') ]::nivel_educativo_ty[],null,'16')," calcext:value-type="string">
            <text:p>('Eladio','Silvestre','Arteaga','Camarena','1998-03-19',183,76,'verde oscuro','20/20','no_clasificado','personal_inteligencia_data/foto.png','personal_inteligencia_data/huella_digital.png','personal_inteligencia_data/huella_retina.png',ROW(58,2877522372) ,ROW('46330333','Malasia'),ARRAY['español','inglés','hindi','ruso','mandarín','bengalí']::varchar(50)[], ARRAY[ ROW('Anastasia','Melina','Pelayo','Veliz','1967-09-23','madre',ROW(58,2122043253) ), ROW('Gloria','Eneida','Duque','Uribe','1967-09-23','hermano',ROW(58,2125411154) )]::familiar_ty[], ARRAY[ ROW('11604813','Groenlandia'),row('95706462','Irlanda') ]::identificacion_ty[], ARRAY[ ROW('Ingeniería Industrial','null','null'), ROW('Economía','Máster','Auditoria Financiera y Riegos') ]::nivel_educativo_ty[],null,'16'),</text:p>
          </table:table-cell>
          <table:table-cell table:number-columns-repeated="963"/>
        </table:table-row>
        <table:table-row table:style-name="ro6">
          <table:table-cell table:style-name="ce88" table:formula="of:=[.D31]-9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style-name="ce88" table:formula="of:=[.A31]+10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uuk</text:p>
          </table:table-cell>
          <table:table-cell office:value-type="string" calcext:value-type="string">
            <text:p>Groenlandi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Sabina'</text:p>
          </table:table-cell>
          <table:table-cell office:value-type="string" calcext:value-type="string">
            <text:p>'Ada'</text:p>
          </table:table-cell>
          <table:table-cell office:value-type="string" calcext:value-type="string">
            <text:p>'Johnson'</text:p>
          </table:table-cell>
          <table:table-cell office:value-type="string" calcext:value-type="string">
            <text:p>'Caballero'</text:p>
          </table:table-cell>
          <table:table-cell table:style-name="ce103" office:value-type="string" calcext:value-type="string">
            <text:p>1992-05-03</text:p>
          </table:table-cell>
          <table:table-cell table:style-name="ce12" office:value-type="float" office:value="187" calcext:value-type="float">
            <text:p>187</text:p>
          </table:table-cell>
          <table:table-cell table:style-name="ce12" office:value-type="float" office:value="74" calcext:value-type="float">
            <text:p>74</text:p>
          </table:table-cell>
          <table:table-cell office:value-type="string" calcext:value-type="string">
            <text:p>marrón oscuro</text:p>
          </table:table-cell>
          <table:table-cell table:style-name="ce13" office:value-type="string" calcext:value-type="string">
            <text:p>20/12.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5025615" calcext:value-type="float">
            <text:p>5025615</text:p>
          </table:table-cell>
          <table:table-cell table:formula="of:=RANDBETWEEN(10000000;99999999)" office:value-type="float" office:value="41511708" calcext:value-type="float">
            <text:p>41511708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Munguia'</text:p>
          </table:table-cell>
          <table:table-cell office:value-type="string" calcext:value-type="string">
            <text:p>'Garcia'</text:p>
          </table:table-cell>
          <table:table-cell table:style-name="ce103" office:value-type="string" calcext:value-type="string">
            <text:p>1978-09-06</text:p>
          </table:table-cell>
          <table:table-cell office:value-type="string" calcext:value-type="string">
            <text:p>tío</text:p>
          </table:table-cell>
          <table:table-cell table:style-name="ce14" office:value-type="float" office:value="281" calcext:value-type="float">
            <text:p>281</text:p>
          </table:table-cell>
          <table:table-cell table:style-name="ce89" table:formula="of:=RANDBETWEEN(1000000;9999999)" office:value-type="float" office:value="8357336" calcext:value-type="float">
            <text:p>8357336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Avendano'</text:p>
          </table:table-cell>
          <table:table-cell office:value-type="string" calcext:value-type="string">
            <text:p>'Marroquin'</text:p>
          </table:table-cell>
          <table:table-cell table:style-name="ce103" office:value-type="string" calcext:value-type="string">
            <text:p>1978-09-06</text:p>
          </table:table-cell>
          <table:table-cell office:value-type="string" calcext:value-type="string">
            <text:p>hermano</text:p>
          </table:table-cell>
          <table:table-cell table:style-name="ce14" office:value-type="float" office:value="281" calcext:value-type="float">
            <text:p>281</text:p>
          </table:table-cell>
          <table:table-cell table:style-name="ce89" table:formula="of:=RANDBETWEEN(1000000;9999999)" office:value-type="float" office:value="8599611" calcext:value-type="float">
            <text:p>8599611</text:p>
          </table:table-cell>
          <table:table-cell table:style-name="ce89" table:formula="of:=RANDBETWEEN(10000000;100000000)" office:value-type="float" office:value="50040821" calcext:value-type="float">
            <text:p>50040821</text:p>
          </table:table-cell>
          <table:table-cell table:formula="of:=[.F31]" office:value-type="string" office:string-value="Groenlandia" calcext:value-type="string">
            <text:p>Groenlandi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31]" office:value-type="float" office:value="16" calcext:value-type="float">
            <text:p>16</text:p>
          </table:table-cell>
          <table:table-cell/>
          <table:table-cell table:style-name="ce15" table:formula="of:=CONCATENATE(&quot;(&quot;;[.J31];&quot;,&quot;;[.K31];&quot;,&quot;;[.L31];&quot;,&quot;;[.M31];&quot;,'&quot;;[.N31];&quot;',&quot;;[.O31];&quot;,&quot;;[.P31];&quot;,'&quot;;[.Q31];&quot;','&quot;;[.R31];&quot;','&quot;;[.S31];&quot;',&quot;;[.T31];&quot;,&quot;;[.U31];&quot;,&quot;;[.V31];&quot;,ROW(58,&quot;;[.W31];[.X31];&quot;) ,ROW('&quot;;[.Y31];&quot;','&quot;;[.Z31];&quot;'),ARRAY['&quot;;[.AA31];&quot;','&quot;;[.AB31];&quot;','&quot;;[.AC31];&quot;','&quot;;[.AD31];&quot;','&quot;;[.AE31];&quot;','&quot;;[.AF31];&quot;']::varchar(50)[], ARRAY[ ROW(&quot;;[.AG31];&quot;,&quot;;[.AH31];&quot;,&quot;;[.AI31];&quot;,&quot;;[.AJ31];&quot;,'&quot;;[.AK31];&quot;','&quot;;[.AL31];&quot;',ROW(58,&quot;;[.AM31];[.AN31];&quot;) ), ROW(&quot;;[.AO31];&quot;,&quot;;[.AP31];&quot;,&quot;;[.AQ31];&quot;,&quot;;[.AR31];&quot;,'&quot;;[.AS31];&quot;','&quot;;[.AT31];&quot;',ROW(58,&quot;;[.AU31];[.AV31];&quot;) )]::familiar_ty[], ARRAY[ ROW('&quot;;[.AW31];&quot;','&quot;;[.AX31];&quot;'),row('&quot;;[.AY31];&quot;','&quot;;[.AZ31];&quot;') ]::identificacion_ty[], ARRAY[ ROW('&quot;;[.BA31];&quot;','&quot;;[.BB31];&quot;','&quot;;[.BC31];&quot;'), ROW('&quot;;[.BD31];&quot;','&quot;;[.BE31];&quot;','&quot;;[.BF31];&quot;') ]::nivel_educativo_ty[],null,'&quot;;[.BG31];&quot;'),&quot;)" office:value-type="string" office:string-value="('Sabina','Ada','Johnson','Caballero','1992-05-03',187,74,'marrón oscuro','20/12.5','confidencial','personal_inteligencia_data/foto.png','personal_inteligencia_data/huella_digital.png','personal_inteligencia_data/huella_retina.png',ROW(58,4125025615) ,ROW('41511708','Uganda'),ARRAY['inglés','árabe','portugués','francés','null','null']::varchar(50)[], ARRAY[ ROW('Patricia','Victoria','Munguia','Garcia','1978-09-06','tío',ROW(58,2818357336) ), ROW('Pablo','Orosio','Avendano','Marroquin','1978-09-06','hermano',ROW(58,2818599611) )]::familiar_ty[], ARRAY[ ROW('50040821','Groenlandia'),row('null','null') ]::identificacion_ty[], ARRAY[ ROW('Ingeniería Industrial','null','null'), ROW('Ingeniería Industrial','null','null') ]::nivel_educativo_ty[],null,'16')," calcext:value-type="string">
            <text:p>('Sabina','Ada','Johnson','Caballero','1992-05-03',187,74,'marrón oscuro','20/12.5','confidencial','personal_inteligencia_data/foto.png','personal_inteligencia_data/huella_digital.png','personal_inteligencia_data/huella_retina.png',ROW(58,4125025615) ,ROW('41511708','Uganda'),ARRAY['inglés','árabe','portugués','francés','null','null']::varchar(50)[], ARRAY[ ROW('Patricia','Victoria','Munguia','Garcia','1978-09-06','tío',ROW(58,2818357336) ), ROW('Pablo','Orosio','Avendano','Marroquin','1978-09-06','hermano',ROW(58,2818599611) )]::familiar_ty[], ARRAY[ ROW('50040821','Groenlandia'),row('null','null') ]::identificacion_ty[], ARRAY[ ROW('Ingeniería Industrial','null','null'), ROW('Ingeniería Industrial','null','null') ]::nivel_educativo_ty[],null,'16'),</text:p>
          </table:table-cell>
          <table:table-cell table:number-columns-repeated="963"/>
        </table:table-row>
        <table:table-row table:style-name="ro6">
          <table:table-cell table:style-name="ce88" table:formula="of:=[.D32]-9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88" table:formula="of:=[.A32]+10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aqortoq</text:p>
          </table:table-cell>
          <table:table-cell office:value-type="string" calcext:value-type="string">
            <text:p>Groenlandi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Soledad'</text:p>
          </table:table-cell>
          <table:table-cell office:value-type="string" calcext:value-type="string">
            <text:p>'Esmeralda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Sullivan'</text:p>
          </table:table-cell>
          <table:table-cell table:style-name="ce103" office:value-type="string" calcext:value-type="string">
            <text:p>1986-05-03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68" calcext:value-type="float">
            <text:p>68</text:p>
          </table:table-cell>
          <table:table-cell office:value-type="string" calcext:value-type="string">
            <text:p>azul claro</text:p>
          </table:table-cell>
          <table:table-cell table:style-name="ce13" office:value-type="string" calcext:value-type="string">
            <text:p>20/25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81" calcext:value-type="float">
            <text:p>281</text:p>
          </table:table-cell>
          <table:table-cell table:formula="of:=RANDBETWEEN(1000000;9999999)" office:value-type="float" office:value="1416613" calcext:value-type="float">
            <text:p>1416613</text:p>
          </table:table-cell>
          <table:table-cell table:formula="of:=RANDBETWEEN(10000000;99999999)" office:value-type="float" office:value="47660727" calcext:value-type="float">
            <text:p>47660727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Ocampo'</text:p>
          </table:table-cell>
          <table:table-cell office:value-type="string" calcext:value-type="string">
            <text:p>'Mitchell'</text:p>
          </table:table-cell>
          <table:table-cell table:style-name="ce103" office:value-type="string" calcext:value-type="string">
            <text:p>1961-09-09</text:p>
          </table:table-cell>
          <table:table-cell office:value-type="string" calcext:value-type="string">
            <text:p>tío</text:p>
          </table:table-cell>
          <table:table-cell office:value-type="float" office:value="412" calcext:value-type="float">
            <text:p>412</text:p>
          </table:table-cell>
          <table:table-cell table:style-name="ce89" table:formula="of:=RANDBETWEEN(1000000;9999999)" office:value-type="float" office:value="9770052" calcext:value-type="float">
            <text:p>9770052</text:p>
          </table:table-cell>
          <table:table-cell office:value-type="string" calcext:value-type="string">
            <text:p>'Damaris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Benavides'</text:p>
          </table:table-cell>
          <table:table-cell office:value-type="string" calcext:value-type="string">
            <text:p>'Cook'</text:p>
          </table:table-cell>
          <table:table-cell table:style-name="ce103" office:value-type="string" calcext:value-type="string">
            <text:p>1961-09-09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89" table:formula="of:=RANDBETWEEN(1000000;9999999)" office:value-type="float" office:value="6552113" calcext:value-type="float">
            <text:p>6552113</text:p>
          </table:table-cell>
          <table:table-cell table:style-name="ce89" table:formula="of:=RANDBETWEEN(10000000;100000000)" office:value-type="float" office:value="14887746" calcext:value-type="float">
            <text:p>14887746</text:p>
          </table:table-cell>
          <table:table-cell table:formula="of:=[.F32]" office:value-type="string" office:string-value="Groenlandia" calcext:value-type="string">
            <text:p>Groenlandi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32]" office:value-type="float" office:value="17" calcext:value-type="float">
            <text:p>17</text:p>
          </table:table-cell>
          <table:table-cell/>
          <table:table-cell table:style-name="ce15" table:formula="of:=CONCATENATE(&quot;(&quot;;[.J32];&quot;,&quot;;[.K32];&quot;,&quot;;[.L32];&quot;,&quot;;[.M32];&quot;,'&quot;;[.N32];&quot;',&quot;;[.O32];&quot;,&quot;;[.P32];&quot;,'&quot;;[.Q32];&quot;','&quot;;[.R32];&quot;','&quot;;[.S32];&quot;',&quot;;[.T32];&quot;,&quot;;[.U32];&quot;,&quot;;[.V32];&quot;,ROW(58,&quot;;[.W32];[.X32];&quot;) ,ROW('&quot;;[.Y32];&quot;','&quot;;[.Z32];&quot;'),ARRAY['&quot;;[.AA32];&quot;','&quot;;[.AB32];&quot;','&quot;;[.AC32];&quot;','&quot;;[.AD32];&quot;','&quot;;[.AE32];&quot;','&quot;;[.AF32];&quot;']::varchar(50)[], ARRAY[ ROW(&quot;;[.AG32];&quot;,&quot;;[.AH32];&quot;,&quot;;[.AI32];&quot;,&quot;;[.AJ32];&quot;,'&quot;;[.AK32];&quot;','&quot;;[.AL32];&quot;',ROW(58,&quot;;[.AM32];[.AN32];&quot;) ), ROW(&quot;;[.AO32];&quot;,&quot;;[.AP32];&quot;,&quot;;[.AQ32];&quot;,&quot;;[.AR32];&quot;,'&quot;;[.AS32];&quot;','&quot;;[.AT32];&quot;',ROW(58,&quot;;[.AU32];[.AV32];&quot;) )]::familiar_ty[], ARRAY[ ROW('&quot;;[.AW32];&quot;','&quot;;[.AX32];&quot;'),row('&quot;;[.AY32];&quot;','&quot;;[.AZ32];&quot;') ]::identificacion_ty[], ARRAY[ ROW('&quot;;[.BA32];&quot;','&quot;;[.BB32];&quot;','&quot;;[.BC32];&quot;'), ROW('&quot;;[.BD32];&quot;','&quot;;[.BE32];&quot;','&quot;;[.BF32];&quot;') ]::nivel_educativo_ty[],null,'&quot;;[.BG32];&quot;'),&quot;)" office:value-type="string" office:string-value="('Soledad','Esmeralda','Moreno','Sullivan','1986-05-03',156,68,'azul claro','20/25','top_secret','personal_inteligencia_data/foto.png','personal_inteligencia_data/huella_digital.png','personal_inteligencia_data/huella_retina.png',ROW(58,2811416613) ,ROW('47660727','Argentina'),ARRAY['inglés','árabe','portugués','francés','null','null']::varchar(50)[], ARRAY[ ROW('Eliana','Dulcinea','Ocampo','Mitchell','1961-09-09','tío',ROW(58,4129770052) ), ROW('Damaris','Corania','Benavides','Cook','1961-09-09','abuelo',ROW(58,4126552113) )]::familiar_ty[], ARRAY[ ROW('14887746','Groenlandia'),row('null','null') ]::identificacion_ty[], ARRAY[ ROW('Criminología','null','null'), ROW('Ingeniería Informática','null','null') ]::nivel_educativo_ty[],null,'17')," calcext:value-type="string">
            <text:p>('Soledad','Esmeralda','Moreno','Sullivan','1986-05-03',156,68,'azul claro','20/25','top_secret','personal_inteligencia_data/foto.png','personal_inteligencia_data/huella_digital.png','personal_inteligencia_data/huella_retina.png',ROW(58,2811416613) ,ROW('47660727','Argentina'),ARRAY['inglés','árabe','portugués','francés','null','null']::varchar(50)[], ARRAY[ ROW('Eliana','Dulcinea','Ocampo','Mitchell','1961-09-09','tío',ROW(58,4129770052) ), ROW('Damaris','Corania','Benavides','Cook','1961-09-09','abuelo',ROW(58,4126552113) )]::familiar_ty[], ARRAY[ ROW('14887746','Groenlandia'),row('null','null') ]::identificacion_ty[], ARRAY[ ROW('Criminología','null','null'), ROW('Ingeniería Informática','null','null') ]::nivel_educativo_ty[],null,'17'),</text:p>
          </table:table-cell>
          <table:table-cell table:number-columns-repeated="963"/>
        </table:table-row>
        <table:table-row table:style-name="ro6">
          <table:table-cell table:style-name="ce88" table:formula="of:=[.D33]-9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88" table:formula="of:=[.A33]+10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aqortoq</text:p>
          </table:table-cell>
          <table:table-cell office:value-type="string" calcext:value-type="string">
            <text:p>Groenlandi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Judas'</text:p>
          </table:table-cell>
          <table:table-cell office:value-type="string" calcext:value-type="string">
            <text:p>'Faustiniano'</text:p>
          </table:table-cell>
          <table:table-cell office:value-type="string" calcext:value-type="string">
            <text:p>'Cerda'</text:p>
          </table:table-cell>
          <table:table-cell office:value-type="string" calcext:value-type="string">
            <text:p>'Villa'</text:p>
          </table:table-cell>
          <table:table-cell table:style-name="ce103" office:value-type="string" calcext:value-type="string">
            <text:p>1988-05-07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68" calcext:value-type="float">
            <text:p>68</text:p>
          </table:table-cell>
          <table:table-cell office:value-type="string" calcext:value-type="string">
            <text:p>verde oscuro</text:p>
          </table:table-cell>
          <table:table-cell table:style-name="ce13" office:value-type="string" calcext:value-type="string">
            <text:p>20/8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43" calcext:value-type="float">
            <text:p>243</text:p>
          </table:table-cell>
          <table:table-cell table:formula="of:=RANDBETWEEN(1000000;9999999)" office:value-type="float" office:value="1827028" calcext:value-type="float">
            <text:p>1827028</text:p>
          </table:table-cell>
          <table:table-cell table:formula="of:=RANDBETWEEN(10000000;99999999)" office:value-type="float" office:value="38552553" calcext:value-type="float">
            <text:p>38552553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Javier'</text:p>
          </table:table-cell>
          <table:table-cell table:number-columns-repeated="2" office:value-type="string" calcext:value-type="string">
            <text:p>'Delao'</text:p>
          </table:table-cell>
          <table:table-cell table:style-name="ce103" office:value-type="string" calcext:value-type="string">
            <text:p>1945-05-04</text:p>
          </table:table-cell>
          <table:table-cell office:value-type="string" calcext:value-type="string">
            <text:p>hermano</text:p>
          </table:table-cell>
          <table:table-cell table:style-name="ce14" office:value-type="float" office:value="243" calcext:value-type="float">
            <text:p>243</text:p>
          </table:table-cell>
          <table:table-cell table:style-name="ce89" table:formula="of:=RANDBETWEEN(1000000;9999999)" office:value-type="float" office:value="8946039" calcext:value-type="float">
            <text:p>8946039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Berenice'</text:p>
          </table:table-cell>
          <table:table-cell office:value-type="string" calcext:value-type="string">
            <text:p>'Bocanegra'</text:p>
          </table:table-cell>
          <table:table-cell office:value-type="string" calcext:value-type="string">
            <text:p>'Rizo'</text:p>
          </table:table-cell>
          <table:table-cell table:style-name="ce103" office:value-type="string" calcext:value-type="string">
            <text:p>1945-05-04</text:p>
          </table:table-cell>
          <table:table-cell office:value-type="string" calcext:value-type="string">
            <text:p>primo</text:p>
          </table:table-cell>
          <table:table-cell table:style-name="ce14" office:value-type="float" office:value="243" calcext:value-type="float">
            <text:p>243</text:p>
          </table:table-cell>
          <table:table-cell table:style-name="ce89" table:formula="of:=RANDBETWEEN(1000000;9999999)" office:value-type="float" office:value="6437123" calcext:value-type="float">
            <text:p>6437123</text:p>
          </table:table-cell>
          <table:table-cell table:style-name="ce89" table:formula="of:=RANDBETWEEN(10000000;100000000)" office:value-type="float" office:value="81041651" calcext:value-type="float">
            <text:p>81041651</text:p>
          </table:table-cell>
          <table:table-cell table:formula="of:=[.F33]" office:value-type="string" office:string-value="Groenlandia" calcext:value-type="string">
            <text:p>Groenlandi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iberseguridad</text:p>
          </table:table-cell>
          <table:table-cell table:number-columns-repeated="3" table:style-name="ce89" office:value-type="string" calcext:value-type="string">
            <text:p>null</text:p>
          </table:table-cell>
          <table:table-cell table:formula="of:=[.D33]" office:value-type="float" office:value="17" calcext:value-type="float">
            <text:p>17</text:p>
          </table:table-cell>
          <table:table-cell/>
          <table:table-cell table:style-name="ce15" table:formula="of:=CONCATENATE(&quot;(&quot;;[.J33];&quot;,&quot;;[.K33];&quot;,&quot;;[.L33];&quot;,&quot;;[.M33];&quot;,'&quot;;[.N33];&quot;',&quot;;[.O33];&quot;,&quot;;[.P33];&quot;,'&quot;;[.Q33];&quot;','&quot;;[.R33];&quot;','&quot;;[.S33];&quot;',&quot;;[.T33];&quot;,&quot;;[.U33];&quot;,&quot;;[.V33];&quot;,ROW(58,&quot;;[.W33];[.X33];&quot;) ,ROW('&quot;;[.Y33];&quot;','&quot;;[.Z33];&quot;'),ARRAY['&quot;;[.AA33];&quot;','&quot;;[.AB33];&quot;','&quot;;[.AC33];&quot;','&quot;;[.AD33];&quot;','&quot;;[.AE33];&quot;','&quot;;[.AF33];&quot;']::varchar(50)[], ARRAY[ ROW(&quot;;[.AG33];&quot;,&quot;;[.AH33];&quot;,&quot;;[.AI33];&quot;,&quot;;[.AJ33];&quot;,'&quot;;[.AK33];&quot;','&quot;;[.AL33];&quot;',ROW(58,&quot;;[.AM33];[.AN33];&quot;) ), ROW(&quot;;[.AO33];&quot;,&quot;;[.AP33];&quot;,&quot;;[.AQ33];&quot;,&quot;;[.AR33];&quot;,'&quot;;[.AS33];&quot;','&quot;;[.AT33];&quot;',ROW(58,&quot;;[.AU33];[.AV33];&quot;) )]::familiar_ty[], ARRAY[ ROW('&quot;;[.AW33];&quot;','&quot;;[.AX33];&quot;'),row('&quot;;[.AY33];&quot;','&quot;;[.AZ33];&quot;') ]::identificacion_ty[], ARRAY[ ROW('&quot;;[.BA33];&quot;','&quot;;[.BB33];&quot;','&quot;;[.BC33];&quot;'), ROW('&quot;;[.BD33];&quot;','&quot;;[.BE33];&quot;','&quot;;[.BF33];&quot;') ]::nivel_educativo_ty[],null,'&quot;;[.BG33];&quot;'),&quot;)" office:value-type="string" office:string-value="('Judas','Faustiniano','Cerda','Villa','1988-05-07',156,68,'verde oscuro','20/80','no_clasificado','personal_inteligencia_data/foto.png','personal_inteligencia_data/huella_digital.png','personal_inteligencia_data/huella_retina.png',ROW(58,2431827028) ,ROW('38552553','Holanda'),ARRAY['inglés','árabe','portugués','francés','null','null']::varchar(50)[], ARRAY[ ROW('Orosio','Javier','Delao','Delao','1945-05-04','hermano',ROW(58,2438946039) ), ROW('Gracia','Berenice','Bocanegra','Rizo','1945-05-04','primo',ROW(58,2436437123) )]::familiar_ty[], ARRAY[ ROW('81041651','Groenlandia'),row('null','null') ]::identificacion_ty[], ARRAY[ ROW('Ingeniería Informática','Máster','Ciberseguridad'), ROW('null','null','null') ]::nivel_educativo_ty[],null,'17')," calcext:value-type="string">
            <text:p>('Judas','Faustiniano','Cerda','Villa','1988-05-07',156,68,'verde oscuro','20/80','no_clasificado','personal_inteligencia_data/foto.png','personal_inteligencia_data/huella_digital.png','personal_inteligencia_data/huella_retina.png',ROW(58,2431827028) ,ROW('38552553','Holanda'),ARRAY['inglés','árabe','portugués','francés','null','null']::varchar(50)[], ARRAY[ ROW('Orosio','Javier','Delao','Delao','1945-05-04','hermano',ROW(58,2438946039) ), ROW('Gracia','Berenice','Bocanegra','Rizo','1945-05-04','primo',ROW(58,2436437123) )]::familiar_ty[], ARRAY[ ROW('81041651','Groenlandia'),row('null','null') ]::identificacion_ty[], ARRAY[ ROW('Ingeniería Informática','Máster','Ciberseguridad'), ROW('null','null','null') ]::nivel_educativo_ty[],null,'17'),</text:p>
          </table:table-cell>
          <table:table-cell table:number-columns-repeated="963"/>
        </table:table-row>
        <table:table-row table:style-name="ro6">
          <table:table-cell table:style-name="ce88" table:formula="of:=[.D34]-9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88" table:formula="of:=[.A34]+10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aqortoq</text:p>
          </table:table-cell>
          <table:table-cell office:value-type="string" calcext:value-type="string">
            <text:p>Groenlandi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ariam'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Orellana'</text:p>
          </table:table-cell>
          <table:table-cell office:value-type="string" calcext:value-type="string">
            <text:p>'Manzano'</text:p>
          </table:table-cell>
          <table:table-cell table:style-name="ce103" office:value-type="string" calcext:value-type="string">
            <text:p>1998-04-22</text:p>
          </table:table-cell>
          <table:table-cell table:style-name="ce12" office:value-type="float" office:value="186" calcext:value-type="float">
            <text:p>186</text:p>
          </table:table-cell>
          <table:table-cell table:style-name="ce12" office:value-type="float" office:value="83" calcext:value-type="float">
            <text:p>83</text:p>
          </table:table-cell>
          <table:table-cell office:value-type="string" calcext:value-type="string">
            <text:p>azul oscuro</text:p>
          </table:table-cell>
          <table:table-cell table:style-name="ce13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43" calcext:value-type="float">
            <text:p>243</text:p>
          </table:table-cell>
          <table:table-cell table:formula="of:=RANDBETWEEN(1000000;9999999)" office:value-type="float" office:value="5858162" calcext:value-type="float">
            <text:p>5858162</text:p>
          </table:table-cell>
          <table:table-cell table:formula="of:=RANDBETWEEN(10000000;99999999)" office:value-type="float" office:value="77974683" calcext:value-type="float">
            <text:p>77974683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table:style-name="ce14" office:value-type="string" calcext:value-type="string">
            <text:p>bengalí</text:p>
          </table:table-cell>
          <table:table-cell office:value-type="string" calcext:value-type="string">
            <text:p>'Marisol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Escobedo'</text:p>
          </table:table-cell>
          <table:table-cell office:value-type="string" calcext:value-type="string">
            <text:p>'Pinon'</text:p>
          </table:table-cell>
          <table:table-cell table:style-name="ce103" office:value-type="string" calcext:value-type="string">
            <text:p>1970-08-26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89" table:formula="of:=RANDBETWEEN(1000000;9999999)" office:value-type="float" office:value="7935248" calcext:value-type="float">
            <text:p>7935248</text:p>
          </table:table-cell>
          <table:table-cell office:value-type="string" calcext:value-type="string">
            <text:p>'Jennifer'</text:p>
          </table:table-cell>
          <table:table-cell office:value-type="string" calcext:value-type="string">
            <text:p>'Valentina'</text:p>
          </table:table-cell>
          <table:table-cell office:value-type="string" calcext:value-type="string">
            <text:p>'Vigil'</text:p>
          </table:table-cell>
          <table:table-cell office:value-type="string" calcext:value-type="string">
            <text:p>'Aviles'</text:p>
          </table:table-cell>
          <table:table-cell table:style-name="ce103" office:value-type="string" calcext:value-type="string">
            <text:p>1970-08-26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89" table:formula="of:=RANDBETWEEN(1000000;9999999)" office:value-type="float" office:value="6424605" calcext:value-type="float">
            <text:p>6424605</text:p>
          </table:table-cell>
          <table:table-cell table:style-name="ce89" table:formula="of:=RANDBETWEEN(10000000;100000000)" office:value-type="float" office:value="84438681" calcext:value-type="float">
            <text:p>84438681</text:p>
          </table:table-cell>
          <table:table-cell table:formula="of:=[.F34]" office:value-type="string" office:string-value="Groenlandia" calcext:value-type="string">
            <text:p>Groenlandia</text:p>
          </table:table-cell>
          <table:table-cell table:style-name="ce89" table:formula="of:=RANDBETWEEN(10000000;100000000)" office:value-type="float" office:value="35300006" calcext:value-type="float">
            <text:p>35300006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Derecho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Finanzas</text:p>
          </table:table-cell>
          <table:table-cell table:formula="of:=[.D34]" office:value-type="float" office:value="17" calcext:value-type="float">
            <text:p>17</text:p>
          </table:table-cell>
          <table:table-cell/>
          <table:table-cell table:style-name="ce15" table:formula="of:=CONCATENATE(&quot;(&quot;;[.J34];&quot;,&quot;;[.K34];&quot;,&quot;;[.L34];&quot;,&quot;;[.M34];&quot;,'&quot;;[.N34];&quot;',&quot;;[.O34];&quot;,&quot;;[.P34];&quot;,'&quot;;[.Q34];&quot;','&quot;;[.R34];&quot;','&quot;;[.S34];&quot;',&quot;;[.T34];&quot;,&quot;;[.U34];&quot;,&quot;;[.V34];&quot;,ROW(58,&quot;;[.W34];[.X34];&quot;) ,ROW('&quot;;[.Y34];&quot;','&quot;;[.Z34];&quot;'),ARRAY['&quot;;[.AA34];&quot;','&quot;;[.AB34];&quot;','&quot;;[.AC34];&quot;','&quot;;[.AD34];&quot;','&quot;;[.AE34];&quot;','&quot;;[.AF34];&quot;']::varchar(50)[], ARRAY[ ROW(&quot;;[.AG34];&quot;,&quot;;[.AH34];&quot;,&quot;;[.AI34];&quot;,&quot;;[.AJ34];&quot;,'&quot;;[.AK34];&quot;','&quot;;[.AL34];&quot;',ROW(58,&quot;;[.AM34];[.AN34];&quot;) ), ROW(&quot;;[.AO34];&quot;,&quot;;[.AP34];&quot;,&quot;;[.AQ34];&quot;,&quot;;[.AR34];&quot;,'&quot;;[.AS34];&quot;','&quot;;[.AT34];&quot;',ROW(58,&quot;;[.AU34];[.AV34];&quot;) )]::familiar_ty[], ARRAY[ ROW('&quot;;[.AW34];&quot;','&quot;;[.AX34];&quot;'),row('&quot;;[.AY34];&quot;','&quot;;[.AZ34];&quot;') ]::identificacion_ty[], ARRAY[ ROW('&quot;;[.BA34];&quot;','&quot;;[.BB34];&quot;','&quot;;[.BC34];&quot;'), ROW('&quot;;[.BD34];&quot;','&quot;;[.BE34];&quot;','&quot;;[.BF34];&quot;') ]::nivel_educativo_ty[],null,'&quot;;[.BG34];&quot;'),&quot;)" office:value-type="string" office:string-value="('Mariam','Mireya','Orellana','Manzano','1998-04-22',186,83,'azul oscuro','20/50','no_clasificado','personal_inteligencia_data/foto.png','personal_inteligencia_data/huella_digital.png','personal_inteligencia_data/huella_retina.png',ROW(58,2435858162) ,ROW('77974683','Malasia'),ARRAY['español','inglés','hindi','ruso','mandarín','bengalí']::varchar(50)[], ARRAY[ ROW('Marisol','Trinidad','Escobedo','Pinon','1970-08-26','hermano',ROW(58,4247935248) ), ROW('Jennifer','Valentina','Vigil','Aviles','1970-08-26','abuelo',ROW(58,4246424605) )]::familiar_ty[], ARRAY[ ROW('84438681','Groenlandia'),row('35300006','Irlanda') ]::identificacion_ty[], ARRAY[ ROW('Derecho','null','null'), ROW('Economía','Máster','Finanzas') ]::nivel_educativo_ty[],null,'17')," calcext:value-type="string">
            <text:p>('Mariam','Mireya','Orellana','Manzano','1998-04-22',186,83,'azul oscuro','20/50','no_clasificado','personal_inteligencia_data/foto.png','personal_inteligencia_data/huella_digital.png','personal_inteligencia_data/huella_retina.png',ROW(58,2435858162) ,ROW('77974683','Malasia'),ARRAY['español','inglés','hindi','ruso','mandarín','bengalí']::varchar(50)[], ARRAY[ ROW('Marisol','Trinidad','Escobedo','Pinon','1970-08-26','hermano',ROW(58,4247935248) ), ROW('Jennifer','Valentina','Vigil','Aviles','1970-08-26','abuelo',ROW(58,4246424605) )]::familiar_ty[], ARRAY[ ROW('84438681','Groenlandia'),row('35300006','Irlanda') ]::identificacion_ty[], ARRAY[ ROW('Derecho','null','null'), ROW('Economía','Máster','Finanzas') ]::nivel_educativo_ty[],null,'17'),</text:p>
          </table:table-cell>
          <table:table-cell table:number-columns-repeated="963"/>
        </table:table-row>
        <table:table-row table:style-name="ro6">
          <table:table-cell table:style-name="ce88" table:formula="of:=[.D35]-9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88" table:formula="of:=[.A35]+10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aqortoq</text:p>
          </table:table-cell>
          <table:table-cell office:value-type="string" calcext:value-type="string">
            <text:p>Groenlandi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Jorge'</text:p>
          </table:table-cell>
          <table:table-cell office:value-type="string" calcext:value-type="string">
            <text:p>'Rafael'</text:p>
          </table:table-cell>
          <table:table-cell office:value-type="string" calcext:value-type="string">
            <text:p>'Ocampo'</text:p>
          </table:table-cell>
          <table:table-cell office:value-type="string" calcext:value-type="string">
            <text:p>'Landeros'</text:p>
          </table:table-cell>
          <table:table-cell table:style-name="ce103" office:value-type="string" calcext:value-type="string">
            <text:p>1992-05-30</text:p>
          </table:table-cell>
          <table:table-cell table:style-name="ce12" office:value-type="float" office:value="182" calcext:value-type="float">
            <text:p>182</text:p>
          </table:table-cell>
          <table:table-cell table:style-name="ce12" office:value-type="float" office:value="67" calcext:value-type="float">
            <text:p>67</text:p>
          </table:table-cell>
          <table:table-cell office:value-type="string" calcext:value-type="string">
            <text:p>verde claro</text:p>
          </table:table-cell>
          <table:table-cell table:style-name="ce13" office:value-type="string" calcext:value-type="string">
            <text:p>20/1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6793251" calcext:value-type="float">
            <text:p>6793251</text:p>
          </table:table-cell>
          <table:table-cell table:formula="of:=RANDBETWEEN(10000000;99999999)" office:value-type="float" office:value="25796105" calcext:value-type="float">
            <text:p>25796105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Olmos'</text:p>
          </table:table-cell>
          <table:table-cell office:value-type="string" calcext:value-type="string">
            <text:p>'Melo'</text:p>
          </table:table-cell>
          <table:table-cell table:style-name="ce103" office:value-type="string" calcext:value-type="string">
            <text:p>1979-12-29</text:p>
          </table:table-cell>
          <table:table-cell office:value-type="string" calcext:value-type="string">
            <text:p>padre</text:p>
          </table:table-cell>
          <table:table-cell table:style-name="ce14" office:value-type="float" office:value="234" calcext:value-type="float">
            <text:p>234</text:p>
          </table:table-cell>
          <table:table-cell table:style-name="ce89" table:formula="of:=RANDBETWEEN(1000000;9999999)" office:value-type="float" office:value="1314804" calcext:value-type="float">
            <text:p>1314804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Pichardo'</text:p>
          </table:table-cell>
          <table:table-cell office:value-type="string" calcext:value-type="string">
            <text:p>'Castanon'</text:p>
          </table:table-cell>
          <table:table-cell table:style-name="ce103" office:value-type="string" calcext:value-type="string">
            <text:p>1979-12-29</text:p>
          </table:table-cell>
          <table:table-cell office:value-type="string" calcext:value-type="string">
            <text:p>hermano</text:p>
          </table:table-cell>
          <table:table-cell table:style-name="ce14" office:value-type="float" office:value="234" calcext:value-type="float">
            <text:p>234</text:p>
          </table:table-cell>
          <table:table-cell table:style-name="ce89" table:formula="of:=RANDBETWEEN(1000000;9999999)" office:value-type="float" office:value="9719842" calcext:value-type="float">
            <text:p>9719842</text:p>
          </table:table-cell>
          <table:table-cell table:style-name="ce89" table:formula="of:=RANDBETWEEN(10000000;100000000)" office:value-type="float" office:value="13381579" calcext:value-type="float">
            <text:p>13381579</text:p>
          </table:table-cell>
          <table:table-cell table:formula="of:=[.F35]" office:value-type="string" office:string-value="Groenlandia" calcext:value-type="string">
            <text:p>Groenlandi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iencias Sociales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35]" office:value-type="float" office:value="17" calcext:value-type="float">
            <text:p>17</text:p>
          </table:table-cell>
          <table:table-cell/>
          <table:table-cell table:style-name="ce15" table:formula="of:=CONCATENATE(&quot;(&quot;;[.J35];&quot;,&quot;;[.K35];&quot;,&quot;;[.L35];&quot;,&quot;;[.M35];&quot;,'&quot;;[.N35];&quot;',&quot;;[.O35];&quot;,&quot;;[.P35];&quot;,'&quot;;[.Q35];&quot;','&quot;;[.R35];&quot;','&quot;;[.S35];&quot;',&quot;;[.T35];&quot;,&quot;;[.U35];&quot;,&quot;;[.V35];&quot;,ROW(58,&quot;;[.W35];[.X35];&quot;) ,ROW('&quot;;[.Y35];&quot;','&quot;;[.Z35];&quot;'),ARRAY['&quot;;[.AA35];&quot;','&quot;;[.AB35];&quot;','&quot;;[.AC35];&quot;','&quot;;[.AD35];&quot;','&quot;;[.AE35];&quot;','&quot;;[.AF35];&quot;']::varchar(50)[], ARRAY[ ROW(&quot;;[.AG35];&quot;,&quot;;[.AH35];&quot;,&quot;;[.AI35];&quot;,&quot;;[.AJ35];&quot;,'&quot;;[.AK35];&quot;','&quot;;[.AL35];&quot;',ROW(58,&quot;;[.AM35];[.AN35];&quot;) ), ROW(&quot;;[.AO35];&quot;,&quot;;[.AP35];&quot;,&quot;;[.AQ35];&quot;,&quot;;[.AR35];&quot;,'&quot;;[.AS35];&quot;','&quot;;[.AT35];&quot;',ROW(58,&quot;;[.AU35];[.AV35];&quot;) )]::familiar_ty[], ARRAY[ ROW('&quot;;[.AW35];&quot;','&quot;;[.AX35];&quot;'),row('&quot;;[.AY35];&quot;','&quot;;[.AZ35];&quot;') ]::identificacion_ty[], ARRAY[ ROW('&quot;;[.BA35];&quot;','&quot;;[.BB35];&quot;','&quot;;[.BC35];&quot;'), ROW('&quot;;[.BD35];&quot;','&quot;;[.BE35];&quot;','&quot;;[.BF35];&quot;') ]::nivel_educativo_ty[],null,'&quot;;[.BG35];&quot;'),&quot;)" office:value-type="string" office:string-value="('Jorge','Rafael','Ocampo','Landeros','1992-05-30',182,67,'verde claro','20/10','confidencial','personal_inteligencia_data/foto.png','personal_inteligencia_data/huella_digital.png','personal_inteligencia_data/huella_retina.png',ROW(58,2126793251) ,ROW('25796105','Uganda'),ARRAY['inglés','árabe','portugués','francés','null','null']::varchar(50)[], ARRAY[ ROW('Pilar','Nathaly','Olmos','Melo','1979-12-29','padre',ROW(58,2341314804) ), ROW('Andres','Orosio','Pichardo','Castanon','1979-12-29','hermano',ROW(58,2349719842) )]::familiar_ty[], ARRAY[ ROW('13381579','Groenlandia'),row('null','null') ]::identificacion_ty[], ARRAY[ ROW('Derecho','null','null'), ROW('Ciencias Sociales','null','null') ]::nivel_educativo_ty[],null,'17')," calcext:value-type="string">
            <text:p>('Jorge','Rafael','Ocampo','Landeros','1992-05-30',182,67,'verde claro','20/10','confidencial','personal_inteligencia_data/foto.png','personal_inteligencia_data/huella_digital.png','personal_inteligencia_data/huella_retina.png',ROW(58,2126793251) ,ROW('25796105','Uganda'),ARRAY['inglés','árabe','portugués','francés','null','null']::varchar(50)[], ARRAY[ ROW('Pilar','Nathaly','Olmos','Melo','1979-12-29','padre',ROW(58,2341314804) ), ROW('Andres','Orosio','Pichardo','Castanon','1979-12-29','hermano',ROW(58,2349719842) )]::familiar_ty[], ARRAY[ ROW('13381579','Groenlandia'),row('null','null') ]::identificacion_ty[], ARRAY[ ROW('Derecho','null','null'), ROW('Ciencias Sociales','null','null') ]::nivel_educativo_ty[],null,'17'),</text:p>
          </table:table-cell>
          <table:table-cell table:number-columns-repeated="963"/>
        </table:table-row>
        <table:table-row table:style-name="ro6">
          <table:table-cell table:style-name="ce88" table:formula="of:=[.D36]-9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88" table:formula="of:=[.A36]+10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simiut</text:p>
          </table:table-cell>
          <table:table-cell office:value-type="string" calcext:value-type="string">
            <text:p>Groenlandi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Fiona'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Soriano'</text:p>
          </table:table-cell>
          <table:table-cell office:value-type="string" calcext:value-type="string">
            <text:p>'Pedraza'</text:p>
          </table:table-cell>
          <table:table-cell table:style-name="ce103" office:value-type="string" calcext:value-type="string">
            <text:p>1988-12-02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87" calcext:value-type="float">
            <text:p>87</text:p>
          </table:table-cell>
          <table:table-cell office:value-type="string" calcext:value-type="string">
            <text:p>marrón claro</text:p>
          </table:table-cell>
          <table:table-cell table:style-name="ce13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34" calcext:value-type="float">
            <text:p>234</text:p>
          </table:table-cell>
          <table:table-cell table:formula="of:=RANDBETWEEN(1000000;9999999)" office:value-type="float" office:value="1485719" calcext:value-type="float">
            <text:p>1485719</text:p>
          </table:table-cell>
          <table:table-cell table:formula="of:=RANDBETWEEN(10000000;99999999)" office:value-type="float" office:value="26409862" calcext:value-type="float">
            <text:p>26409862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Pedro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Paez'</text:p>
          </table:table-cell>
          <table:table-cell office:value-type="string" calcext:value-type="string">
            <text:p>'Ramos'</text:p>
          </table:table-cell>
          <table:table-cell table:style-name="ce103" office:value-type="string" calcext:value-type="string">
            <text:p>1963-10-06</text:p>
          </table:table-cell>
          <table:table-cell office:value-type="string" calcext:value-type="string">
            <text:p>padre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4666973" calcext:value-type="float">
            <text:p>4666973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Sorto'</text:p>
          </table:table-cell>
          <table:table-cell office:value-type="string" calcext:value-type="string">
            <text:p>'Velasquez'</text:p>
          </table:table-cell>
          <table:table-cell table:style-name="ce103" office:value-type="string" calcext:value-type="string">
            <text:p>1963-10-06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5815452" calcext:value-type="float">
            <text:p>5815452</text:p>
          </table:table-cell>
          <table:table-cell table:style-name="ce89" table:formula="of:=RANDBETWEEN(10000000;100000000)" office:value-type="float" office:value="47730533" calcext:value-type="float">
            <text:p>47730533</text:p>
          </table:table-cell>
          <table:table-cell table:formula="of:=[.F36]" office:value-type="string" office:string-value="Groenlandia" calcext:value-type="string">
            <text:p>Groenlandi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style-name="ce14" office:value-type="string" calcext:value-type="string">
            <text:p>Psicologí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36]" office:value-type="float" office:value="18" calcext:value-type="float">
            <text:p>18</text:p>
          </table:table-cell>
          <table:table-cell/>
          <table:table-cell table:style-name="ce15" table:formula="of:=CONCATENATE(&quot;(&quot;;[.J36];&quot;,&quot;;[.K36];&quot;,&quot;;[.L36];&quot;,&quot;;[.M36];&quot;,'&quot;;[.N36];&quot;',&quot;;[.O36];&quot;,&quot;;[.P36];&quot;,'&quot;;[.Q36];&quot;','&quot;;[.R36];&quot;','&quot;;[.S36];&quot;',&quot;;[.T36];&quot;,&quot;;[.U36];&quot;,&quot;;[.V36];&quot;,ROW(58,&quot;;[.W36];[.X36];&quot;) ,ROW('&quot;;[.Y36];&quot;','&quot;;[.Z36];&quot;'),ARRAY['&quot;;[.AA36];&quot;','&quot;;[.AB36];&quot;','&quot;;[.AC36];&quot;','&quot;;[.AD36];&quot;','&quot;;[.AE36];&quot;','&quot;;[.AF36];&quot;']::varchar(50)[], ARRAY[ ROW(&quot;;[.AG36];&quot;,&quot;;[.AH36];&quot;,&quot;;[.AI36];&quot;,&quot;;[.AJ36];&quot;,'&quot;;[.AK36];&quot;','&quot;;[.AL36];&quot;',ROW(58,&quot;;[.AM36];[.AN36];&quot;) ), ROW(&quot;;[.AO36];&quot;,&quot;;[.AP36];&quot;,&quot;;[.AQ36];&quot;,&quot;;[.AR36];&quot;,'&quot;;[.AS36];&quot;','&quot;;[.AT36];&quot;',ROW(58,&quot;;[.AU36];[.AV36];&quot;) )]::familiar_ty[], ARRAY[ ROW('&quot;;[.AW36];&quot;','&quot;;[.AX36];&quot;'),row('&quot;;[.AY36];&quot;','&quot;;[.AZ36];&quot;') ]::identificacion_ty[], ARRAY[ ROW('&quot;;[.BA36];&quot;','&quot;;[.BB36];&quot;','&quot;;[.BC36];&quot;'), ROW('&quot;;[.BD36];&quot;','&quot;;[.BE36];&quot;','&quot;;[.BF36];&quot;') ]::nivel_educativo_ty[],null,'&quot;;[.BG36];&quot;'),&quot;)" office:value-type="string" office:string-value="('Fiona','Adriana','Soriano','Pedraza','1988-12-02',165,87,'marrón claro','20/20','top_secret','personal_inteligencia_data/foto.png','personal_inteligencia_data/huella_digital.png','personal_inteligencia_data/huella_retina.png',ROW(58,2341485719) ,ROW('26409862','Argentina'),ARRAY['inglés','árabe','portugués','francés','null','null']::varchar(50)[], ARRAY[ ROW('Pedro','Dante','Paez','Ramos','1963-10-06','padre',ROW(58,2124666973) ), ROW('Victor','Leon','Sorto','Velasquez','1963-10-06','primo',ROW(58,2125815452) )]::familiar_ty[], ARRAY[ ROW('47730533','Groenlandia'),row('null','null') ]::identificacion_ty[], ARRAY[ ROW('Psicología','null','null'), ROW('Comunicación','null','null') ]::nivel_educativo_ty[],null,'18')," calcext:value-type="string">
            <text:p>('Fiona','Adriana','Soriano','Pedraza','1988-12-02',165,87,'marrón claro','20/20','top_secret','personal_inteligencia_data/foto.png','personal_inteligencia_data/huella_digital.png','personal_inteligencia_data/huella_retina.png',ROW(58,2341485719) ,ROW('26409862','Argentina'),ARRAY['inglés','árabe','portugués','francés','null','null']::varchar(50)[], ARRAY[ ROW('Pedro','Dante','Paez','Ramos','1963-10-06','padre',ROW(58,2124666973) ), ROW('Victor','Leon','Sorto','Velasquez','1963-10-06','primo',ROW(58,2125815452) )]::familiar_ty[], ARRAY[ ROW('47730533','Groenlandia'),row('null','null') ]::identificacion_ty[], ARRAY[ ROW('Psicología','null','null'), ROW('Comunicación','null','null') ]::nivel_educativo_ty[],null,'18'),</text:p>
          </table:table-cell>
          <table:table-cell table:number-columns-repeated="963"/>
        </table:table-row>
        <table:table-row table:style-name="ro6">
          <table:table-cell table:style-name="ce88" table:formula="of:=[.D37]-9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88" table:formula="of:=[.A37]+10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simiut</text:p>
          </table:table-cell>
          <table:table-cell office:value-type="string" calcext:value-type="string">
            <text:p>Groenlandi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Inocencia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Mojica'</text:p>
          </table:table-cell>
          <table:table-cell table:style-name="ce103" office:value-type="string" calcext:value-type="string">
            <text:p>1988-06-13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80" calcext:value-type="float">
            <text:p>80</text:p>
          </table:table-cell>
          <table:table-cell office:value-type="string" calcext:value-type="string">
            <text:p>azul oscuro</text:p>
          </table:table-cell>
          <table:table-cell table:style-name="ce13" office:value-type="string" calcext:value-type="string">
            <text:p>20/63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81" calcext:value-type="float">
            <text:p>281</text:p>
          </table:table-cell>
          <table:table-cell table:formula="of:=RANDBETWEEN(1000000;9999999)" office:value-type="float" office:value="4758284" calcext:value-type="float">
            <text:p>4758284</text:p>
          </table:table-cell>
          <table:table-cell table:formula="of:=RANDBETWEEN(10000000;99999999)" office:value-type="float" office:value="64287057" calcext:value-type="float">
            <text:p>64287057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Emily'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Cabrera'</text:p>
          </table:table-cell>
          <table:table-cell table:style-name="ce103" office:value-type="string" calcext:value-type="string">
            <text:p>1945-06-24</text:p>
          </table:table-cell>
          <table:table-cell office:value-type="string" calcext:value-type="string">
            <text:p>hermano</text:p>
          </table:table-cell>
          <table:table-cell table:style-name="ce14" office:value-type="float" office:value="281" calcext:value-type="float">
            <text:p>281</text:p>
          </table:table-cell>
          <table:table-cell table:style-name="ce89" table:formula="of:=RANDBETWEEN(1000000;9999999)" office:value-type="float" office:value="6810994" calcext:value-type="float">
            <text:p>6810994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Corona'</text:p>
          </table:table-cell>
          <table:table-cell office:value-type="string" calcext:value-type="string">
            <text:p>'Granados'</text:p>
          </table:table-cell>
          <table:table-cell table:style-name="ce103" office:value-type="string" calcext:value-type="string">
            <text:p>1945-06-24</text:p>
          </table:table-cell>
          <table:table-cell office:value-type="string" calcext:value-type="string">
            <text:p>tío</text:p>
          </table:table-cell>
          <table:table-cell table:style-name="ce14" office:value-type="float" office:value="281" calcext:value-type="float">
            <text:p>281</text:p>
          </table:table-cell>
          <table:table-cell table:style-name="ce89" table:formula="of:=RANDBETWEEN(1000000;9999999)" office:value-type="float" office:value="3959982" calcext:value-type="float">
            <text:p>3959982</text:p>
          </table:table-cell>
          <table:table-cell table:style-name="ce89" table:formula="of:=RANDBETWEEN(10000000;100000000)" office:value-type="float" office:value="96960472" calcext:value-type="float">
            <text:p>96960472</text:p>
          </table:table-cell>
          <table:table-cell table:formula="of:=[.F37]" office:value-type="string" office:string-value="Groenlandia" calcext:value-type="string">
            <text:p>Groenlandi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Lexicografía</text:p>
          </table:table-cell>
          <table:table-cell table:number-columns-repeated="3" table:style-name="ce89" office:value-type="string" calcext:value-type="string">
            <text:p>null</text:p>
          </table:table-cell>
          <table:table-cell table:formula="of:=[.D37]" office:value-type="float" office:value="18" calcext:value-type="float">
            <text:p>18</text:p>
          </table:table-cell>
          <table:table-cell/>
          <table:table-cell table:style-name="ce15" table:formula="of:=CONCATENATE(&quot;(&quot;;[.J37];&quot;,&quot;;[.K37];&quot;,&quot;;[.L37];&quot;,&quot;;[.M37];&quot;,'&quot;;[.N37];&quot;',&quot;;[.O37];&quot;,&quot;;[.P37];&quot;,'&quot;;[.Q37];&quot;','&quot;;[.R37];&quot;','&quot;;[.S37];&quot;',&quot;;[.T37];&quot;,&quot;;[.U37];&quot;,&quot;;[.V37];&quot;,ROW(58,&quot;;[.W37];[.X37];&quot;) ,ROW('&quot;;[.Y37];&quot;','&quot;;[.Z37];&quot;'),ARRAY['&quot;;[.AA37];&quot;','&quot;;[.AB37];&quot;','&quot;;[.AC37];&quot;','&quot;;[.AD37];&quot;','&quot;;[.AE37];&quot;','&quot;;[.AF37];&quot;']::varchar(50)[], ARRAY[ ROW(&quot;;[.AG37];&quot;,&quot;;[.AH37];&quot;,&quot;;[.AI37];&quot;,&quot;;[.AJ37];&quot;,'&quot;;[.AK37];&quot;','&quot;;[.AL37];&quot;',ROW(58,&quot;;[.AM37];[.AN37];&quot;) ), ROW(&quot;;[.AO37];&quot;,&quot;;[.AP37];&quot;,&quot;;[.AQ37];&quot;,&quot;;[.AR37];&quot;,'&quot;;[.AS37];&quot;','&quot;;[.AT37];&quot;',ROW(58,&quot;;[.AU37];[.AV37];&quot;) )]::familiar_ty[], ARRAY[ ROW('&quot;;[.AW37];&quot;','&quot;;[.AX37];&quot;'),row('&quot;;[.AY37];&quot;','&quot;;[.AZ37];&quot;') ]::identificacion_ty[], ARRAY[ ROW('&quot;;[.BA37];&quot;','&quot;;[.BB37];&quot;','&quot;;[.BC37];&quot;'), ROW('&quot;;[.BD37];&quot;','&quot;;[.BE37];&quot;','&quot;;[.BF37];&quot;') ]::nivel_educativo_ty[],null,'&quot;;[.BG37];&quot;'),&quot;)" office:value-type="string" office:string-value="('Inocencia','Adria','Maldonado','Mojica','1988-06-13',150,80,'azul oscuro','20/63','no_clasificado','personal_inteligencia_data/foto.png','personal_inteligencia_data/huella_digital.png','personal_inteligencia_data/huella_retina.png',ROW(58,2814758284) ,ROW('64287057','Holanda'),ARRAY['inglés','árabe','portugués','francés','null','null']::varchar(50)[], ARRAY[ ROW('Emily','Mireya','Tellez','Cabrera','1945-06-24','hermano',ROW(58,2816810994) ), ROW('Esperanza','Ana','Corona','Granados','1945-06-24','tío',ROW(58,2813959982) )]::familiar_ty[], ARRAY[ ROW('96960472','Groenlandia'),row('null','null') ]::identificacion_ty[], ARRAY[ ROW('Comunicación','Máster','Lexicografía'), ROW('null','null','null') ]::nivel_educativo_ty[],null,'18')," calcext:value-type="string">
            <text:p>('Inocencia','Adria','Maldonado','Mojica','1988-06-13',150,80,'azul oscuro','20/63','no_clasificado','personal_inteligencia_data/foto.png','personal_inteligencia_data/huella_digital.png','personal_inteligencia_data/huella_retina.png',ROW(58,2814758284) ,ROW('64287057','Holanda'),ARRAY['inglés','árabe','portugués','francés','null','null']::varchar(50)[], ARRAY[ ROW('Emily','Mireya','Tellez','Cabrera','1945-06-24','hermano',ROW(58,2816810994) ), ROW('Esperanza','Ana','Corona','Granados','1945-06-24','tío',ROW(58,2813959982) )]::familiar_ty[], ARRAY[ ROW('96960472','Groenlandia'),row('null','null') ]::identificacion_ty[], ARRAY[ ROW('Comunicación','Máster','Lexicografía'), ROW('null','null','null') ]::nivel_educativo_ty[],null,'18'),</text:p>
          </table:table-cell>
          <table:table-cell table:number-columns-repeated="963"/>
        </table:table-row>
        <table:table-row table:style-name="ro6">
          <table:table-cell table:style-name="ce88" table:formula="of:=[.D38]-9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88" table:formula="of:=[.A38]+10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simiut</text:p>
          </table:table-cell>
          <table:table-cell office:value-type="string" calcext:value-type="string">
            <text:p>Groenlandi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Thais'</text:p>
          </table:table-cell>
          <table:table-cell office:value-type="string" calcext:value-type="string">
            <text:p>'Cloe'</text:p>
          </table:table-cell>
          <table:table-cell office:value-type="string" calcext:value-type="string">
            <text:p>'Kelly'</text:p>
          </table:table-cell>
          <table:table-cell office:value-type="string" calcext:value-type="string">
            <text:p>'Santacruz'</text:p>
          </table:table-cell>
          <table:table-cell table:style-name="ce103" office:value-type="string" calcext:value-type="string">
            <text:p>1998-06-26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90" calcext:value-type="float">
            <text:p>90</text:p>
          </table:table-cell>
          <table:table-cell office:value-type="string" calcext:value-type="string">
            <text:p>azul claro</text:p>
          </table:table-cell>
          <table:table-cell table:style-name="ce13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81" calcext:value-type="float">
            <text:p>281</text:p>
          </table:table-cell>
          <table:table-cell table:formula="of:=RANDBETWEEN(1000000;9999999)" office:value-type="float" office:value="4378068" calcext:value-type="float">
            <text:p>4378068</text:p>
          </table:table-cell>
          <table:table-cell table:formula="of:=RANDBETWEEN(10000000;99999999)" office:value-type="float" office:value="66003323" calcext:value-type="float">
            <text:p>66003323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table:style-name="ce14" office:value-type="string" calcext:value-type="string">
            <text:p>bengalí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David'</text:p>
          </table:table-cell>
          <table:table-cell office:value-type="string" calcext:value-type="string">
            <text:p>'Barrientos'</text:p>
          </table:table-cell>
          <table:table-cell office:value-type="string" calcext:value-type="string">
            <text:p>'Montesdeoca'</text:p>
          </table:table-cell>
          <table:table-cell table:style-name="ce103" office:value-type="string" calcext:value-type="string">
            <text:p>1975-06-22</text:p>
          </table:table-cell>
          <table:table-cell office:value-type="string" calcext:value-type="string">
            <text:p>hermano</text:p>
          </table:table-cell>
          <table:table-cell table:style-name="ce14" office:value-type="float" office:value="287" calcext:value-type="float">
            <text:p>287</text:p>
          </table:table-cell>
          <table:table-cell table:style-name="ce89" table:formula="of:=RANDBETWEEN(1000000;9999999)" office:value-type="float" office:value="9502061" calcext:value-type="float">
            <text:p>9502061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afoya'</text:p>
          </table:table-cell>
          <table:table-cell table:style-name="ce103" office:value-type="string" calcext:value-type="string">
            <text:p>1975-06-22</text:p>
          </table:table-cell>
          <table:table-cell office:value-type="string" calcext:value-type="string">
            <text:p>abuelo</text:p>
          </table:table-cell>
          <table:table-cell table:style-name="ce14" office:value-type="float" office:value="287" calcext:value-type="float">
            <text:p>287</text:p>
          </table:table-cell>
          <table:table-cell table:style-name="ce89" table:formula="of:=RANDBETWEEN(1000000;9999999)" office:value-type="float" office:value="4097056" calcext:value-type="float">
            <text:p>4097056</text:p>
          </table:table-cell>
          <table:table-cell table:style-name="ce89" table:formula="of:=RANDBETWEEN(10000000;100000000)" office:value-type="float" office:value="79324243" calcext:value-type="float">
            <text:p>79324243</text:p>
          </table:table-cell>
          <table:table-cell table:formula="of:=[.F38]" office:value-type="string" office:string-value="Groenlandia" calcext:value-type="string">
            <text:p>Groenlandia</text:p>
          </table:table-cell>
          <table:table-cell table:style-name="ce89" table:formula="of:=RANDBETWEEN(10000000;100000000)" office:value-type="float" office:value="12940436" calcext:value-type="float">
            <text:p>12940436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Criminologí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geniería de Datos Masivos</text:p>
          </table:table-cell>
          <table:table-cell table:formula="of:=[.D38]" office:value-type="float" office:value="18" calcext:value-type="float">
            <text:p>18</text:p>
          </table:table-cell>
          <table:table-cell/>
          <table:table-cell table:style-name="ce15" table:formula="of:=CONCATENATE(&quot;(&quot;;[.J38];&quot;,&quot;;[.K38];&quot;,&quot;;[.L38];&quot;,&quot;;[.M38];&quot;,'&quot;;[.N38];&quot;',&quot;;[.O38];&quot;,&quot;;[.P38];&quot;,'&quot;;[.Q38];&quot;','&quot;;[.R38];&quot;','&quot;;[.S38];&quot;',&quot;;[.T38];&quot;,&quot;;[.U38];&quot;,&quot;;[.V38];&quot;,ROW(58,&quot;;[.W38];[.X38];&quot;) ,ROW('&quot;;[.Y38];&quot;','&quot;;[.Z38];&quot;'),ARRAY['&quot;;[.AA38];&quot;','&quot;;[.AB38];&quot;','&quot;;[.AC38];&quot;','&quot;;[.AD38];&quot;','&quot;;[.AE38];&quot;','&quot;;[.AF38];&quot;']::varchar(50)[], ARRAY[ ROW(&quot;;[.AG38];&quot;,&quot;;[.AH38];&quot;,&quot;;[.AI38];&quot;,&quot;;[.AJ38];&quot;,'&quot;;[.AK38];&quot;','&quot;;[.AL38];&quot;',ROW(58,&quot;;[.AM38];[.AN38];&quot;) ), ROW(&quot;;[.AO38];&quot;,&quot;;[.AP38];&quot;,&quot;;[.AQ38];&quot;,&quot;;[.AR38];&quot;,'&quot;;[.AS38];&quot;','&quot;;[.AT38];&quot;',ROW(58,&quot;;[.AU38];[.AV38];&quot;) )]::familiar_ty[], ARRAY[ ROW('&quot;;[.AW38];&quot;','&quot;;[.AX38];&quot;'),row('&quot;;[.AY38];&quot;','&quot;;[.AZ38];&quot;') ]::identificacion_ty[], ARRAY[ ROW('&quot;;[.BA38];&quot;','&quot;;[.BB38];&quot;','&quot;;[.BC38];&quot;'), ROW('&quot;;[.BD38];&quot;','&quot;;[.BE38];&quot;','&quot;;[.BF38];&quot;') ]::nivel_educativo_ty[],null,'&quot;;[.BG38];&quot;'),&quot;)" office:value-type="string" office:string-value="('Thais','Cloe','Kelly','Santacruz','1998-06-26',167,90,'azul claro','20/40','no_clasificado','personal_inteligencia_data/foto.png','personal_inteligencia_data/huella_digital.png','personal_inteligencia_data/huella_retina.png',ROW(58,2814378068) ,ROW('66003323','Malasia'),ARRAY['español','inglés','hindi','ruso','mandarín','bengalí']::varchar(50)[], ARRAY[ ROW('Mario','David','Barrientos','Montesdeoca','1975-06-22','hermano',ROW(58,2879502061) ), ROW('Claudio','Lincoln','Sullivan','Tafoya','1975-06-22','abuelo',ROW(58,2874097056) )]::familiar_ty[], ARRAY[ ROW('79324243','Groenlandia'),row('12940436','Holanda') ]::identificacion_ty[], ARRAY[ ROW('Criminología','null','null'), ROW('Ingeniería Informática','Máster','Ingeniería de Datos Masivos') ]::nivel_educativo_ty[],null,'18')," calcext:value-type="string">
            <text:p>('Thais','Cloe','Kelly','Santacruz','1998-06-26',167,90,'azul claro','20/40','no_clasificado','personal_inteligencia_data/foto.png','personal_inteligencia_data/huella_digital.png','personal_inteligencia_data/huella_retina.png',ROW(58,2814378068) ,ROW('66003323','Malasia'),ARRAY['español','inglés','hindi','ruso','mandarín','bengalí']::varchar(50)[], ARRAY[ ROW('Mario','David','Barrientos','Montesdeoca','1975-06-22','hermano',ROW(58,2879502061) ), ROW('Claudio','Lincoln','Sullivan','Tafoya','1975-06-22','abuelo',ROW(58,2874097056) )]::familiar_ty[], ARRAY[ ROW('79324243','Groenlandia'),row('12940436','Holanda') ]::identificacion_ty[], ARRAY[ ROW('Criminología','null','null'), ROW('Ingeniería Informática','Máster','Ingeniería de Datos Masivos') ]::nivel_educativo_ty[],null,'18'),</text:p>
          </table:table-cell>
          <table:table-cell table:number-columns-repeated="963"/>
        </table:table-row>
        <table:table-row table:style-name="ro6">
          <table:table-cell table:style-name="ce88" table:formula="of:=[.D39]-9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88" table:formula="of:=[.A39]+10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simiut</text:p>
          </table:table-cell>
          <table:table-cell office:value-type="string" calcext:value-type="string">
            <text:p>Groenlandi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William'</text:p>
          </table:table-cell>
          <table:table-cell office:value-type="string" calcext:value-type="string">
            <text:p>'Lorenzo'</text:p>
          </table:table-cell>
          <table:table-cell office:value-type="string" calcext:value-type="string">
            <text:p>'Miranda'</text:p>
          </table:table-cell>
          <table:table-cell office:value-type="string" calcext:value-type="string">
            <text:p>'Rueda'</text:p>
          </table:table-cell>
          <table:table-cell table:style-name="ce103" office:value-type="string" calcext:value-type="string">
            <text:p>1993-05-14</text:p>
          </table:table-cell>
          <table:table-cell table:style-name="ce12" office:value-type="float" office:value="173" calcext:value-type="float">
            <text:p>173</text:p>
          </table:table-cell>
          <table:table-cell table:style-name="ce12" office:value-type="float" office:value="76" calcext:value-type="float">
            <text:p>76</text:p>
          </table:table-cell>
          <table:table-cell office:value-type="string" calcext:value-type="string">
            <text:p>verde oscuro</text:p>
          </table:table-cell>
          <table:table-cell table:style-name="ce13" office:value-type="string" calcext:value-type="string">
            <text:p>20/12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7897737" calcext:value-type="float">
            <text:p>7897737</text:p>
          </table:table-cell>
          <table:table-cell table:formula="of:=RANDBETWEEN(10000000;99999999)" office:value-type="float" office:value="90687858" calcext:value-type="float">
            <text:p>90687858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ia'</text:p>
          </table:table-cell>
          <table:table-cell office:value-type="string" calcext:value-type="string">
            <text:p>'Belinda'</text:p>
          </table:table-cell>
          <table:table-cell office:value-type="string" calcext:value-type="string">
            <text:p>'Angeles'</text:p>
          </table:table-cell>
          <table:table-cell office:value-type="string" calcext:value-type="string">
            <text:p>'Paniagua'</text:p>
          </table:table-cell>
          <table:table-cell table:style-name="ce103" office:value-type="string" calcext:value-type="string">
            <text:p>1980-08-09</text:p>
          </table:table-cell>
          <table:table-cell office:value-type="string" calcext:value-type="string">
            <text:p>madre</text:p>
          </table:table-cell>
          <table:table-cell table:style-name="ce14" office:value-type="float" office:value="261" calcext:value-type="float">
            <text:p>261</text:p>
          </table:table-cell>
          <table:table-cell table:style-name="ce89" table:formula="of:=RANDBETWEEN(1000000;9999999)" office:value-type="float" office:value="8196193" calcext:value-type="float">
            <text:p>8196193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Bedolla'</text:p>
          </table:table-cell>
          <table:table-cell office:value-type="string" calcext:value-type="string">
            <text:p>'Bocanegra'</text:p>
          </table:table-cell>
          <table:table-cell table:style-name="ce103" office:value-type="string" calcext:value-type="string">
            <text:p>1980-08-09</text:p>
          </table:table-cell>
          <table:table-cell office:value-type="string" calcext:value-type="string">
            <text:p>abuelo</text:p>
          </table:table-cell>
          <table:table-cell table:style-name="ce14" office:value-type="float" office:value="261" calcext:value-type="float">
            <text:p>261</text:p>
          </table:table-cell>
          <table:table-cell table:style-name="ce89" table:formula="of:=RANDBETWEEN(1000000;9999999)" office:value-type="float" office:value="7961478" calcext:value-type="float">
            <text:p>7961478</text:p>
          </table:table-cell>
          <table:table-cell table:style-name="ce89" table:formula="of:=RANDBETWEEN(10000000;100000000)" office:value-type="float" office:value="80678087" calcext:value-type="float">
            <text:p>80678087</text:p>
          </table:table-cell>
          <table:table-cell table:formula="of:=[.F39]" office:value-type="string" office:string-value="Groenlandia" calcext:value-type="string">
            <text:p>Groenlandi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39]" office:value-type="float" office:value="18" calcext:value-type="float">
            <text:p>18</text:p>
          </table:table-cell>
          <table:table-cell/>
          <table:table-cell table:style-name="ce15" table:formula="of:=CONCATENATE(&quot;(&quot;;[.J39];&quot;,&quot;;[.K39];&quot;,&quot;;[.L39];&quot;,&quot;;[.M39];&quot;,'&quot;;[.N39];&quot;',&quot;;[.O39];&quot;,&quot;;[.P39];&quot;,'&quot;;[.Q39];&quot;','&quot;;[.R39];&quot;','&quot;;[.S39];&quot;',&quot;;[.T39];&quot;,&quot;;[.U39];&quot;,&quot;;[.V39];&quot;,ROW(58,&quot;;[.W39];[.X39];&quot;) ,ROW('&quot;;[.Y39];&quot;','&quot;;[.Z39];&quot;'),ARRAY['&quot;;[.AA39];&quot;','&quot;;[.AB39];&quot;','&quot;;[.AC39];&quot;','&quot;;[.AD39];&quot;','&quot;;[.AE39];&quot;','&quot;;[.AF39];&quot;']::varchar(50)[], ARRAY[ ROW(&quot;;[.AG39];&quot;,&quot;;[.AH39];&quot;,&quot;;[.AI39];&quot;,&quot;;[.AJ39];&quot;,'&quot;;[.AK39];&quot;','&quot;;[.AL39];&quot;',ROW(58,&quot;;[.AM39];[.AN39];&quot;) ), ROW(&quot;;[.AO39];&quot;,&quot;;[.AP39];&quot;,&quot;;[.AQ39];&quot;,&quot;;[.AR39];&quot;,'&quot;;[.AS39];&quot;','&quot;;[.AT39];&quot;',ROW(58,&quot;;[.AU39];[.AV39];&quot;) )]::familiar_ty[], ARRAY[ ROW('&quot;;[.AW39];&quot;','&quot;;[.AX39];&quot;'),row('&quot;;[.AY39];&quot;','&quot;;[.AZ39];&quot;') ]::identificacion_ty[], ARRAY[ ROW('&quot;;[.BA39];&quot;','&quot;;[.BB39];&quot;','&quot;;[.BC39];&quot;'), ROW('&quot;;[.BD39];&quot;','&quot;;[.BE39];&quot;','&quot;;[.BF39];&quot;') ]::nivel_educativo_ty[],null,'&quot;;[.BG39];&quot;'),&quot;)" office:value-type="string" office:string-value="('William','Lorenzo','Miranda','Rueda','1993-05-14',173,76,'verde oscuro','20/125','confidencial','personal_inteligencia_data/foto.png','personal_inteligencia_data/huella_digital.png','personal_inteligencia_data/huella_retina.png',ROW(58,4247897737) ,ROW('90687858','Uganda'),ARRAY['inglés','árabe','portugués','francés','null','null']::varchar(50)[], ARRAY[ ROW('Maria','Belinda','Angeles','Paniagua','1980-08-09','madre',ROW(58,2618196193) ), ROW('Leonardo','Klement','Bedolla','Bocanegra','1980-08-09','abuelo',ROW(58,2617961478) )]::familiar_ty[], ARRAY[ ROW('80678087','Groenlandia'),row('null','null') ]::identificacion_ty[], ARRAY[ ROW('Criminología','null','null'), ROW('Derecho','null','null') ]::nivel_educativo_ty[],null,'18')," calcext:value-type="string">
            <text:p>('William','Lorenzo','Miranda','Rueda','1993-05-14',173,76,'verde oscuro','20/125','confidencial','personal_inteligencia_data/foto.png','personal_inteligencia_data/huella_digital.png','personal_inteligencia_data/huella_retina.png',ROW(58,4247897737) ,ROW('90687858','Uganda'),ARRAY['inglés','árabe','portugués','francés','null','null']::varchar(50)[], ARRAY[ ROW('Maria','Belinda','Angeles','Paniagua','1980-08-09','madre',ROW(58,2618196193) ), ROW('Leonardo','Klement','Bedolla','Bocanegra','1980-08-09','abuelo',ROW(58,2617961478) )]::familiar_ty[], ARRAY[ ROW('80678087','Groenlandia'),row('null','null') ]::identificacion_ty[], ARRAY[ ROW('Criminología','null','null'), ROW('Derecho','null','null') ]::nivel_educativo_ty[],null,'18'),</text:p>
          </table:table-cell>
          <table:table-cell table:number-columns-repeated="963"/>
        </table:table-row>
        <table:table-row table:style-name="ro6">
          <table:table-cell table:style-name="ce88" table:formula="of:=[.D40]-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88" table:formula="of:=[.A40]+10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narda'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'Preciado'</text:p>
          </table:table-cell>
          <table:table-cell office:value-type="string" calcext:value-type="string">
            <text:p>'Botello'</text:p>
          </table:table-cell>
          <table:table-cell table:style-name="ce103" office:value-type="string" calcext:value-type="string">
            <text:p>2000-05-20</text:p>
          </table:table-cell>
          <table:table-cell table:style-name="ce12" office:value-type="float" office:value="155" calcext:value-type="float">
            <text:p>155</text:p>
          </table:table-cell>
          <table:table-cell table:style-name="ce12" office:value-type="float" office:value="86" calcext:value-type="float">
            <text:p>86</text:p>
          </table:table-cell>
          <table:table-cell office:value-type="string" calcext:value-type="string">
            <text:p>marrón claro</text:p>
          </table:table-cell>
          <table:table-cell table:style-name="ce13" office:value-type="string" calcext:value-type="string">
            <text:p>20/4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81" calcext:value-type="float">
            <text:p>281</text:p>
          </table:table-cell>
          <table:table-cell table:formula="of:=RANDBETWEEN(1000000;9999999)" office:value-type="float" office:value="3825282" calcext:value-type="float">
            <text:p>3825282</text:p>
          </table:table-cell>
          <table:table-cell table:formula="of:=RANDBETWEEN(10000000;99999999)" office:value-type="float" office:value="52082933" calcext:value-type="float">
            <text:p>52082933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'Damian'</text:p>
          </table:table-cell>
          <table:table-cell office:value-type="string" calcext:value-type="string">
            <text:p>'Vallejo'</text:p>
          </table:table-cell>
          <table:table-cell table:style-name="ce103" office:value-type="string" calcext:value-type="string">
            <text:p>1962-06-17</text:p>
          </table:table-cell>
          <table:table-cell office:value-type="string" calcext:value-type="string">
            <text:p>madre</text:p>
          </table:table-cell>
          <table:table-cell table:style-name="ce14" office:value-type="float" office:value="244" calcext:value-type="float">
            <text:p>244</text:p>
          </table:table-cell>
          <table:table-cell table:style-name="ce89" table:formula="of:=RANDBETWEEN(1000000;9999999)" office:value-type="float" office:value="9072631" calcext:value-type="float">
            <text:p>9072631</text:p>
          </table:table-cell>
          <table:table-cell office:value-type="string" calcext:value-type="string">
            <text:p>'Mari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Elizondo'</text:p>
          </table:table-cell>
          <table:table-cell office:value-type="string" calcext:value-type="string">
            <text:p>'Nunez'</text:p>
          </table:table-cell>
          <table:table-cell table:style-name="ce103" office:value-type="string" calcext:value-type="string">
            <text:p>1962-06-17</text:p>
          </table:table-cell>
          <table:table-cell office:value-type="string" calcext:value-type="string">
            <text:p>abuelo</text:p>
          </table:table-cell>
          <table:table-cell table:style-name="ce14" office:value-type="float" office:value="244" calcext:value-type="float">
            <text:p>244</text:p>
          </table:table-cell>
          <table:table-cell table:style-name="ce89" table:formula="of:=RANDBETWEEN(1000000;9999999)" office:value-type="float" office:value="7535330" calcext:value-type="float">
            <text:p>7535330</text:p>
          </table:table-cell>
          <table:table-cell table:style-name="ce89" table:formula="of:=RANDBETWEEN(10000000;100000000)" office:value-type="float" office:value="70719135" calcext:value-type="float">
            <text:p>70719135</text:p>
          </table:table-cell>
          <table:table-cell table:formula="of:=[.F40]" office:value-type="string" office:string-value="Argentina" calcext:value-type="string">
            <text:p>Argentin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40]" office:value-type="float" office:value="19" calcext:value-type="float">
            <text:p>19</text:p>
          </table:table-cell>
          <table:table-cell/>
          <table:table-cell table:style-name="ce15" table:formula="of:=CONCATENATE(&quot;(&quot;;[.J40];&quot;,&quot;;[.K40];&quot;,&quot;;[.L40];&quot;,&quot;;[.M40];&quot;,'&quot;;[.N40];&quot;',&quot;;[.O40];&quot;,&quot;;[.P40];&quot;,'&quot;;[.Q40];&quot;','&quot;;[.R40];&quot;','&quot;;[.S40];&quot;',&quot;;[.T40];&quot;,&quot;;[.U40];&quot;,&quot;;[.V40];&quot;,ROW(58,&quot;;[.W40];[.X40];&quot;) ,ROW('&quot;;[.Y40];&quot;','&quot;;[.Z40];&quot;'),ARRAY['&quot;;[.AA40];&quot;','&quot;;[.AB40];&quot;','&quot;;[.AC40];&quot;','&quot;;[.AD40];&quot;','&quot;;[.AE40];&quot;','&quot;;[.AF40];&quot;']::varchar(50)[], ARRAY[ ROW(&quot;;[.AG40];&quot;,&quot;;[.AH40];&quot;,&quot;;[.AI40];&quot;,&quot;;[.AJ40];&quot;,'&quot;;[.AK40];&quot;','&quot;;[.AL40];&quot;',ROW(58,&quot;;[.AM40];[.AN40];&quot;) ), ROW(&quot;;[.AO40];&quot;,&quot;;[.AP40];&quot;,&quot;;[.AQ40];&quot;,&quot;;[.AR40];&quot;,'&quot;;[.AS40];&quot;','&quot;;[.AT40];&quot;',ROW(58,&quot;;[.AU40];[.AV40];&quot;) )]::familiar_ty[], ARRAY[ ROW('&quot;;[.AW40];&quot;','&quot;;[.AX40];&quot;'),row('&quot;;[.AY40];&quot;','&quot;;[.AZ40];&quot;') ]::identificacion_ty[], ARRAY[ ROW('&quot;;[.BA40];&quot;','&quot;;[.BB40];&quot;','&quot;;[.BC40];&quot;'), ROW('&quot;;[.BD40];&quot;','&quot;;[.BE40];&quot;','&quot;;[.BF40];&quot;') ]::nivel_educativo_ty[],null,'&quot;;[.BG40];&quot;'),&quot;)" office:value-type="string" office:string-value="('Bernarda','Anunciacion','Preciado','Botello','2000-05-20',155,86,'marrón claro','20/40','top_secret','personal_inteligencia_data/foto.png','personal_inteligencia_data/huella_digital.png','personal_inteligencia_data/huella_retina.png',ROW(58,2813825282) ,ROW('52082933','Argentina'),ARRAY['español','inglés','hindi','ruso','mandarín','null']::varchar(50)[], ARRAY[ ROW('Romeo','Adrian','Damian','Vallejo','1962-06-17','madre',ROW(58,2449072631) ), ROW('Marina',null,'Elizondo','Nunez','1962-06-17','abuelo',ROW(58,2447535330) )]::familiar_ty[], ARRAY[ ROW('70719135','Argentina'),row('null','null') ]::identificacion_ty[], ARRAY[ ROW('Ingeniería Informática','null','null'), ROW('null','null','null') ]::nivel_educativo_ty[],null,'19')," calcext:value-type="string">
            <text:p>('Bernarda','Anunciacion','Preciado','Botello','2000-05-20',155,86,'marrón claro','20/40','top_secret','personal_inteligencia_data/foto.png','personal_inteligencia_data/huella_digital.png','personal_inteligencia_data/huella_retina.png',ROW(58,2813825282) ,ROW('52082933','Argentina'),ARRAY['español','inglés','hindi','ruso','mandarín','null']::varchar(50)[], ARRAY[ ROW('Romeo','Adrian','Damian','Vallejo','1962-06-17','madre',ROW(58,2449072631) ), ROW('Marina',null,'Elizondo','Nunez','1962-06-17','abuelo',ROW(58,2447535330) )]::familiar_ty[], ARRAY[ ROW('70719135','Argentina'),row('null','null') ]::identificacion_ty[], ARRAY[ ROW('Ingeniería Informática','null','null'), ROW('null','null','null') ]::nivel_educativo_ty[],null,'19'),</text:p>
          </table:table-cell>
          <table:table-cell table:number-columns-repeated="963"/>
        </table:table-row>
        <table:table-row table:style-name="ro6">
          <table:table-cell table:style-name="ce88" table:formula="of:=[.D41]-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88" table:formula="of:=[.A41]+10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Bertrudis'</text:p>
          </table:table-cell>
          <table:table-cell office:value-type="string" calcext:value-type="string">
            <text:p>'Damaris'</text:p>
          </table:table-cell>
          <table:table-cell office:value-type="string" calcext:value-type="string">
            <text:p>'Mandujano'</text:p>
          </table:table-cell>
          <table:table-cell office:value-type="string" calcext:value-type="string">
            <text:p>'Sosa'</text:p>
          </table:table-cell>
          <table:table-cell table:style-name="ce103" office:value-type="string" calcext:value-type="string">
            <text:p>1989-01-03</text:p>
          </table:table-cell>
          <table:table-cell table:style-name="ce12" office:value-type="float" office:value="184" calcext:value-type="float">
            <text:p>184</text:p>
          </table:table-cell>
          <table:table-cell table:style-name="ce12" office:value-type="float" office:value="85" calcext:value-type="float">
            <text:p>85</text:p>
          </table:table-cell>
          <table:table-cell office:value-type="string" calcext:value-type="string">
            <text:p>azul oscuro</text:p>
          </table:table-cell>
          <table:table-cell table:style-name="ce13" office:value-type="string" calcext:value-type="string">
            <text:p>20/8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43" calcext:value-type="float">
            <text:p>243</text:p>
          </table:table-cell>
          <table:table-cell table:formula="of:=RANDBETWEEN(1000000;9999999)" office:value-type="float" office:value="7480839" calcext:value-type="float">
            <text:p>7480839</text:p>
          </table:table-cell>
          <table:table-cell table:formula="of:=RANDBETWEEN(10000000;99999999)" office:value-type="float" office:value="66915162" calcext:value-type="float">
            <text:p>66915162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lma'</text:p>
          </table:table-cell>
          <table:table-cell office:value-type="string" calcext:value-type="string">
            <text:p>'Moira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Batista'</text:p>
          </table:table-cell>
          <table:table-cell table:style-name="ce103" office:value-type="string" calcext:value-type="string">
            <text:p>1944-06-08</text:p>
          </table:table-cell>
          <table:table-cell office:value-type="string" calcext:value-type="string">
            <text:p>primo</text:p>
          </table:table-cell>
          <table:table-cell table:style-name="ce14" office:value-type="float" office:value="243" calcext:value-type="float">
            <text:p>243</text:p>
          </table:table-cell>
          <table:table-cell table:style-name="ce89" table:formula="of:=RANDBETWEEN(1000000;9999999)" office:value-type="float" office:value="9247126" calcext:value-type="float">
            <text:p>9247126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uillen'</text:p>
          </table:table-cell>
          <table:table-cell office:value-type="string" calcext:value-type="string">
            <text:p>'Miramontes'</text:p>
          </table:table-cell>
          <table:table-cell table:style-name="ce103" office:value-type="string" calcext:value-type="string">
            <text:p>1944-06-08</text:p>
          </table:table-cell>
          <table:table-cell office:value-type="string" calcext:value-type="string">
            <text:p>abuelo</text:p>
          </table:table-cell>
          <table:table-cell table:style-name="ce14" office:value-type="float" office:value="243" calcext:value-type="float">
            <text:p>243</text:p>
          </table:table-cell>
          <table:table-cell table:style-name="ce89" table:formula="of:=RANDBETWEEN(1000000;9999999)" office:value-type="float" office:value="7787152" calcext:value-type="float">
            <text:p>7787152</text:p>
          </table:table-cell>
          <table:table-cell table:style-name="ce89" table:formula="of:=RANDBETWEEN(10000000;100000000)" office:value-type="float" office:value="94742756" calcext:value-type="float">
            <text:p>94742756</text:p>
          </table:table-cell>
          <table:table-cell table:formula="of:=[.F41]" office:value-type="string" office:string-value="Argentina" calcext:value-type="string">
            <text:p>Argentina</text:p>
          </table:table-cell>
          <table:table-cell table:style-name="ce89" table:formula="of:=RANDBETWEEN(10000000;100000000)" office:value-type="float" office:value="29502195" calcext:value-type="float">
            <text:p>29502195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eniería Informática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41]" office:value-type="float" office:value="19" calcext:value-type="float">
            <text:p>19</text:p>
          </table:table-cell>
          <table:table-cell/>
          <table:table-cell table:style-name="ce15" table:formula="of:=CONCATENATE(&quot;(&quot;;[.J41];&quot;,&quot;;[.K41];&quot;,&quot;;[.L41];&quot;,&quot;;[.M41];&quot;,'&quot;;[.N41];&quot;',&quot;;[.O41];&quot;,&quot;;[.P41];&quot;,'&quot;;[.Q41];&quot;','&quot;;[.R41];&quot;','&quot;;[.S41];&quot;',&quot;;[.T41];&quot;,&quot;;[.U41];&quot;,&quot;;[.V41];&quot;,ROW(58,&quot;;[.W41];[.X41];&quot;) ,ROW('&quot;;[.Y41];&quot;','&quot;;[.Z41];&quot;'),ARRAY['&quot;;[.AA41];&quot;','&quot;;[.AB41];&quot;','&quot;;[.AC41];&quot;','&quot;;[.AD41];&quot;','&quot;;[.AE41];&quot;','&quot;;[.AF41];&quot;']::varchar(50)[], ARRAY[ ROW(&quot;;[.AG41];&quot;,&quot;;[.AH41];&quot;,&quot;;[.AI41];&quot;,&quot;;[.AJ41];&quot;,'&quot;;[.AK41];&quot;','&quot;;[.AL41];&quot;',ROW(58,&quot;;[.AM41];[.AN41];&quot;) ), ROW(&quot;;[.AO41];&quot;,&quot;;[.AP41];&quot;,&quot;;[.AQ41];&quot;,&quot;;[.AR41];&quot;,'&quot;;[.AS41];&quot;','&quot;;[.AT41];&quot;',ROW(58,&quot;;[.AU41];[.AV41];&quot;) )]::familiar_ty[], ARRAY[ ROW('&quot;;[.AW41];&quot;','&quot;;[.AX41];&quot;'),row('&quot;;[.AY41];&quot;','&quot;;[.AZ41];&quot;') ]::identificacion_ty[], ARRAY[ ROW('&quot;;[.BA41];&quot;','&quot;;[.BB41];&quot;','&quot;;[.BC41];&quot;'), ROW('&quot;;[.BD41];&quot;','&quot;;[.BE41];&quot;','&quot;;[.BF41];&quot;') ]::nivel_educativo_ty[],null,'&quot;;[.BG41];&quot;'),&quot;)" office:value-type="string" office:string-value="('Bertrudis','Damaris','Mandujano','Sosa','1989-01-03',184,85,'azul oscuro','20/80','no_clasificado','personal_inteligencia_data/foto.png','personal_inteligencia_data/huella_digital.png','personal_inteligencia_data/huella_retina.png',ROW(58,2437480839) ,ROW('66915162','Holanda'),ARRAY['español','inglés','hindi','ruso','null','null']::varchar(50)[], ARRAY[ ROW('Alma','Moira','Moreno','Batista','1944-06-08','primo',ROW(58,2439247126) ), ROW('Cayetano',null,'Guillen','Miramontes','1944-06-08','abuelo',ROW(58,2437787152) )]::familiar_ty[], ARRAY[ ROW('94742756','Argentina'),row('29502195','Groenlandia') ]::identificacion_ty[], ARRAY[ ROW('Ingeniería Informática','null','null'), ROW('null','null','null') ]::nivel_educativo_ty[],null,'19')," calcext:value-type="string">
            <text:p>('Bertrudis','Damaris','Mandujano','Sosa','1989-01-03',184,85,'azul oscuro','20/80','no_clasificado','personal_inteligencia_data/foto.png','personal_inteligencia_data/huella_digital.png','personal_inteligencia_data/huella_retina.png',ROW(58,2437480839) ,ROW('66915162','Holanda'),ARRAY['español','inglés','hindi','ruso','null','null']::varchar(50)[], ARRAY[ ROW('Alma','Moira','Moreno','Batista','1944-06-08','primo',ROW(58,2439247126) ), ROW('Cayetano',null,'Guillen','Miramontes','1944-06-08','abuelo',ROW(58,2437787152) )]::familiar_ty[], ARRAY[ ROW('94742756','Argentina'),row('29502195','Groenlandia') ]::identificacion_ty[], ARRAY[ ROW('Ingeniería Informática','null','null'), ROW('null','null','null') ]::nivel_educativo_ty[],null,'19'),</text:p>
          </table:table-cell>
          <table:table-cell table:number-columns-repeated="963"/>
        </table:table-row>
        <table:table-row table:style-name="ro6">
          <table:table-cell table:style-name="ce88" table:formula="of:=[.D42]-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88" table:formula="of:=[.A42]+10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elina'</text:p>
          </table:table-cell>
          <table:table-cell office:value-type="string" calcext:value-type="string">
            <text:p>'Bonita'</text:p>
          </table:table-cell>
          <table:table-cell office:value-type="string" calcext:value-type="string">
            <text:p>'Cardenas'</text:p>
          </table:table-cell>
          <table:table-cell office:value-type="string" calcext:value-type="string">
            <text:p>'Hill'</text:p>
          </table:table-cell>
          <table:table-cell table:style-name="ce103" office:value-type="string" calcext:value-type="string">
            <text:p>1990-08-29</text:p>
          </table:table-cell>
          <table:table-cell table:style-name="ce12" office:value-type="float" office:value="163" calcext:value-type="float">
            <text:p>163</text:p>
          </table:table-cell>
          <table:table-cell table:style-name="ce12" office:value-type="float" office:value="86" calcext:value-type="float">
            <text:p>86</text:p>
          </table:table-cell>
          <table:table-cell office:value-type="string" calcext:value-type="string">
            <text:p>azul oscuro</text:p>
          </table:table-cell>
          <table:table-cell table:style-name="ce13" office:value-type="string" calcext:value-type="string">
            <text:p>20/2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9402974" calcext:value-type="float">
            <text:p>9402974</text:p>
          </table:table-cell>
          <table:table-cell table:formula="of:=RANDBETWEEN(10000000;99999999)" office:value-type="float" office:value="37787764" calcext:value-type="float">
            <text:p>37787764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Brenda'</text:p>
          </table:table-cell>
          <table:table-cell office:value-type="string" calcext:value-type="string">
            <text:p>'Garcia'</text:p>
          </table:table-cell>
          <table:table-cell office:value-type="string" calcext:value-type="string">
            <text:p>'Anguiano'</text:p>
          </table:table-cell>
          <table:table-cell table:style-name="ce103" office:value-type="string" calcext:value-type="string">
            <text:p>1970-11-02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89" table:formula="of:=RANDBETWEEN(1000000;9999999)" office:value-type="float" office:value="5455761" calcext:value-type="float">
            <text:p>5455761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Mares'</text:p>
          </table:table-cell>
          <table:table-cell table:style-name="ce103" office:value-type="string" calcext:value-type="string">
            <text:p>1970-11-02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89" table:formula="of:=RANDBETWEEN(1000000;9999999)" office:value-type="float" office:value="9841283" calcext:value-type="float">
            <text:p>9841283</text:p>
          </table:table-cell>
          <table:table-cell table:style-name="ce89" table:formula="of:=RANDBETWEEN(10000000;100000000)" office:value-type="float" office:value="77489281" calcext:value-type="float">
            <text:p>77489281</text:p>
          </table:table-cell>
          <table:table-cell table:formula="of:=[.F42]" office:value-type="string" office:string-value="Argentina" calcext:value-type="string">
            <text:p>Argentin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style-name="ce14" office:value-type="string" calcext:value-type="string">
            <text:p>Psicologí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42]" office:value-type="float" office:value="19" calcext:value-type="float">
            <text:p>19</text:p>
          </table:table-cell>
          <table:table-cell/>
          <table:table-cell table:style-name="ce15" table:formula="of:=CONCATENATE(&quot;(&quot;;[.J42];&quot;,&quot;;[.K42];&quot;,&quot;;[.L42];&quot;,&quot;;[.M42];&quot;,'&quot;;[.N42];&quot;',&quot;;[.O42];&quot;,&quot;;[.P42];&quot;,'&quot;;[.Q42];&quot;','&quot;;[.R42];&quot;','&quot;;[.S42];&quot;',&quot;;[.T42];&quot;,&quot;;[.U42];&quot;,&quot;;[.V42];&quot;,ROW(58,&quot;;[.W42];[.X42];&quot;) ,ROW('&quot;;[.Y42];&quot;','&quot;;[.Z42];&quot;'),ARRAY['&quot;;[.AA42];&quot;','&quot;;[.AB42];&quot;','&quot;;[.AC42];&quot;','&quot;;[.AD42];&quot;','&quot;;[.AE42];&quot;','&quot;;[.AF42];&quot;']::varchar(50)[], ARRAY[ ROW(&quot;;[.AG42];&quot;,&quot;;[.AH42];&quot;,&quot;;[.AI42];&quot;,&quot;;[.AJ42];&quot;,'&quot;;[.AK42];&quot;','&quot;;[.AL42];&quot;',ROW(58,&quot;;[.AM42];[.AN42];&quot;) ), ROW(&quot;;[.AO42];&quot;,&quot;;[.AP42];&quot;,&quot;;[.AQ42];&quot;,&quot;;[.AR42];&quot;,'&quot;;[.AS42];&quot;','&quot;;[.AT42];&quot;',ROW(58,&quot;;[.AU42];[.AV42];&quot;) )]::familiar_ty[], ARRAY[ ROW('&quot;;[.AW42];&quot;','&quot;;[.AX42];&quot;'),row('&quot;;[.AY42];&quot;','&quot;;[.AZ42];&quot;') ]::identificacion_ty[], ARRAY[ ROW('&quot;;[.BA42];&quot;','&quot;;[.BB42];&quot;','&quot;;[.BC42];&quot;'), ROW('&quot;;[.BD42];&quot;','&quot;;[.BE42];&quot;','&quot;;[.BF42];&quot;') ]::nivel_educativo_ty[],null,'&quot;;[.BG42];&quot;'),&quot;)" office:value-type="string" office:string-value="('Melina','Bonita','Cardenas','Hill','1990-08-29',163,86,'azul oscuro','20/25','no_clasificado','personal_inteligencia_data/foto.png','personal_inteligencia_data/huella_digital.png','personal_inteligencia_data/huella_retina.png',ROW(58,4129402974) ,ROW('37787764','Malasia'),ARRAY['inglés','árabe','portugués','francés','null','null']::varchar(50)[], ARRAY[ ROW('Jessica','Brenda','Garcia','Anguiano','1970-11-02','abuelo',ROW(58,4245455761) ), ROW('Ayala','Haydee','Sauceda','Mares','1970-11-02','abuelo',ROW(58,4249841283) )]::familiar_ty[], ARRAY[ ROW('77489281','Argentina'),row('null','null') ]::identificacion_ty[], ARRAY[ ROW('Filosofía','null','null'), ROW('Psicología','null','null') ]::nivel_educativo_ty[],null,'19')," calcext:value-type="string">
            <text:p>('Melina','Bonita','Cardenas','Hill','1990-08-29',163,86,'azul oscuro','20/25','no_clasificado','personal_inteligencia_data/foto.png','personal_inteligencia_data/huella_digital.png','personal_inteligencia_data/huella_retina.png',ROW(58,4129402974) ,ROW('37787764','Malasia'),ARRAY['inglés','árabe','portugués','francés','null','null']::varchar(50)[], ARRAY[ ROW('Jessica','Brenda','Garcia','Anguiano','1970-11-02','abuelo',ROW(58,4245455761) ), ROW('Ayala','Haydee','Sauceda','Mares','1970-11-02','abuelo',ROW(58,4249841283) )]::familiar_ty[], ARRAY[ ROW('77489281','Argentina'),row('null','null') ]::identificacion_ty[], ARRAY[ ROW('Filosofía','null','null'), ROW('Psicología','null','null') ]::nivel_educativo_ty[],null,'19'),</text:p>
          </table:table-cell>
          <table:table-cell table:number-columns-repeated="963"/>
        </table:table-row>
        <table:table-row table:style-name="ro6">
          <table:table-cell table:style-name="ce88" table:formula="of:=[.D43]-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88" table:formula="of:=[.A43]+10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Tit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uarez'</text:p>
          </table:table-cell>
          <table:table-cell table:style-name="ce103" office:value-type="string" calcext:value-type="string">
            <text:p>1989-12-18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float" office:value="88" calcext:value-type="float">
            <text:p>88</text:p>
          </table:table-cell>
          <table:table-cell office:value-type="string" calcext:value-type="string">
            <text:p>verde claro</text:p>
          </table:table-cell>
          <table:table-cell table:style-name="ce13" office:value-type="string" calcext:value-type="string">
            <text:p>20/4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61" calcext:value-type="float">
            <text:p>261</text:p>
          </table:table-cell>
          <table:table-cell table:formula="of:=RANDBETWEEN(1000000;9999999)" office:value-type="float" office:value="7908615" calcext:value-type="float">
            <text:p>7908615</text:p>
          </table:table-cell>
          <table:table-cell table:formula="of:=RANDBETWEEN(10000000;99999999)" office:value-type="float" office:value="45703129" calcext:value-type="float">
            <text:p>45703129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table:style-name="ce14" office:value-type="string" calcext:value-type="string">
            <text:p>bengalí</text:p>
          </table:table-cell>
          <table:table-cell office:value-type="string" calcext:value-type="string">
            <text:p>'Car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Mazariegos'</text:p>
          </table:table-cell>
          <table:table-cell table:style-name="ce103" office:value-type="string" calcext:value-type="string">
            <text:p>1980-12-04</text:p>
          </table:table-cell>
          <table:table-cell office:value-type="string" calcext:value-type="string">
            <text:p>hermano</text:p>
          </table:table-cell>
          <table:table-cell table:style-name="ce14" office:value-type="float" office:value="243" calcext:value-type="float">
            <text:p>243</text:p>
          </table:table-cell>
          <table:table-cell table:style-name="ce89" table:formula="of:=RANDBETWEEN(1000000;9999999)" office:value-type="float" office:value="3315696" calcext:value-type="float">
            <text:p>3315696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Fabiola'</text:p>
          </table:table-cell>
          <table:table-cell office:value-type="string" calcext:value-type="string">
            <text:p>'Samaniego'</text:p>
          </table:table-cell>
          <table:table-cell office:value-type="string" calcext:value-type="string">
            <text:p>'Castellanos'</text:p>
          </table:table-cell>
          <table:table-cell table:style-name="ce103" office:value-type="string" calcext:value-type="string">
            <text:p>1980-12-04</text:p>
          </table:table-cell>
          <table:table-cell office:value-type="string" calcext:value-type="string">
            <text:p>hermano</text:p>
          </table:table-cell>
          <table:table-cell table:style-name="ce14" office:value-type="float" office:value="243" calcext:value-type="float">
            <text:p>243</text:p>
          </table:table-cell>
          <table:table-cell table:style-name="ce89" table:formula="of:=RANDBETWEEN(1000000;9999999)" office:value-type="float" office:value="8749718" calcext:value-type="float">
            <text:p>8749718</text:p>
          </table:table-cell>
          <table:table-cell table:style-name="ce89" table:formula="of:=RANDBETWEEN(10000000;100000000)" office:value-type="float" office:value="42989936" calcext:value-type="float">
            <text:p>42989936</text:p>
          </table:table-cell>
          <table:table-cell table:formula="of:=[.F43]" office:value-type="string" office:string-value="Argentina" calcext:value-type="string">
            <text:p>Argentin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43]" office:value-type="float" office:value="19" calcext:value-type="float">
            <text:p>19</text:p>
          </table:table-cell>
          <table:table-cell/>
          <table:table-cell table:style-name="ce15" table:formula="of:=CONCATENATE(&quot;(&quot;;[.J43];&quot;,&quot;;[.K43];&quot;,&quot;;[.L43];&quot;,&quot;;[.M43];&quot;,'&quot;;[.N43];&quot;',&quot;;[.O43];&quot;,&quot;;[.P43];&quot;,'&quot;;[.Q43];&quot;','&quot;;[.R43];&quot;','&quot;;[.S43];&quot;',&quot;;[.T43];&quot;,&quot;;[.U43];&quot;,&quot;;[.V43];&quot;,ROW(58,&quot;;[.W43];[.X43];&quot;) ,ROW('&quot;;[.Y43];&quot;','&quot;;[.Z43];&quot;'),ARRAY['&quot;;[.AA43];&quot;','&quot;;[.AB43];&quot;','&quot;;[.AC43];&quot;','&quot;;[.AD43];&quot;','&quot;;[.AE43];&quot;','&quot;;[.AF43];&quot;']::varchar(50)[], ARRAY[ ROW(&quot;;[.AG43];&quot;,&quot;;[.AH43];&quot;,&quot;;[.AI43];&quot;,&quot;;[.AJ43];&quot;,'&quot;;[.AK43];&quot;','&quot;;[.AL43];&quot;',ROW(58,&quot;;[.AM43];[.AN43];&quot;) ), ROW(&quot;;[.AO43];&quot;,&quot;;[.AP43];&quot;,&quot;;[.AQ43];&quot;,&quot;;[.AR43];&quot;,'&quot;;[.AS43];&quot;','&quot;;[.AT43];&quot;',ROW(58,&quot;;[.AU43];[.AV43];&quot;) )]::familiar_ty[], ARRAY[ ROW('&quot;;[.AW43];&quot;','&quot;;[.AX43];&quot;'),row('&quot;;[.AY43];&quot;','&quot;;[.AZ43];&quot;') ]::identificacion_ty[], ARRAY[ ROW('&quot;;[.BA43];&quot;','&quot;;[.BB43];&quot;','&quot;;[.BC43];&quot;'), ROW('&quot;;[.BD43];&quot;','&quot;;[.BE43];&quot;','&quot;;[.BF43];&quot;') ]::nivel_educativo_ty[],null,'&quot;;[.BG43];&quot;'),&quot;)" office:value-type="string" office:string-value="('Tito',null,'Serna','Suarez','1989-12-18',162,88,'verde claro','20/40','confidencial','personal_inteligencia_data/foto.png','personal_inteligencia_data/huella_digital.png','personal_inteligencia_data/huella_retina.png',ROW(58,2617908615) ,ROW('45703129','Uganda'),ARRAY['español','inglés','hindi','ruso','mandarín','bengalí']::varchar(50)[], ARRAY[ ROW('Carla',null,'Larios','Mazariegos','1980-12-04','hermano',ROW(58,2433315696) ), ROW('Natividad','Fabiola','Samaniego','Castellanos','1980-12-04','hermano',ROW(58,2438749718) )]::familiar_ty[], ARRAY[ ROW('42989936','Argentina'),row('null','null') ]::identificacion_ty[], ARRAY[ ROW('Filosofía','null','null'), ROW('null','null','null') ]::nivel_educativo_ty[],null,'19')," calcext:value-type="string">
            <text:p>('Tito',null,'Serna','Suarez','1989-12-18',162,88,'verde claro','20/40','confidencial','personal_inteligencia_data/foto.png','personal_inteligencia_data/huella_digital.png','personal_inteligencia_data/huella_retina.png',ROW(58,2617908615) ,ROW('45703129','Uganda'),ARRAY['español','inglés','hindi','ruso','mandarín','bengalí']::varchar(50)[], ARRAY[ ROW('Carla',null,'Larios','Mazariegos','1980-12-04','hermano',ROW(58,2433315696) ), ROW('Natividad','Fabiola','Samaniego','Castellanos','1980-12-04','hermano',ROW(58,2438749718) )]::familiar_ty[], ARRAY[ ROW('42989936','Argentina'),row('null','null') ]::identificacion_ty[], ARRAY[ ROW('Filosofía','null','null'), ROW('null','null','null') ]::nivel_educativo_ty[],null,'19'),</text:p>
          </table:table-cell>
          <table:table-cell table:number-columns-repeated="963"/>
        </table:table-row>
        <table:table-row table:style-name="ro6">
          <table:table-cell table:style-name="ce88" table:formula="of:=[.D44]-9" office:value-type="float" office:value="11" calcext:value-type="float">
            <text:p>11</text:p>
          </table:table-cell>
          <table:table-cell table:style-name="ce9" office:value-type="float" office:value="4" calcext:value-type="float">
            <text:p>4</text:p>
          </table:table-cell>
          <table:table-cell table:style-name="ce88" table:formula="of:=[.A44]+10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iudad de Cordoba</text:p>
          </table:table-cell>
          <table:table-cell office:value-type="string" calcext:value-type="string">
            <text:p>Argentin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Emperatriz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Farias'</text:p>
          </table:table-cell>
          <table:table-cell office:value-type="string" calcext:value-type="string">
            <text:p>'Rincon'</text:p>
          </table:table-cell>
          <table:table-cell table:style-name="ce103" office:value-type="string" calcext:value-type="string">
            <text:p>2000-08-11</text:p>
          </table:table-cell>
          <table:table-cell table:style-name="ce12" office:value-type="float" office:value="151" calcext:value-type="float">
            <text:p>151</text:p>
          </table:table-cell>
          <table:table-cell table:style-name="ce12" office:value-type="float" office:value="71" calcext:value-type="float">
            <text:p>71</text:p>
          </table:table-cell>
          <table:table-cell office:value-type="string" calcext:value-type="string">
            <text:p>marrón claro</text:p>
          </table:table-cell>
          <table:table-cell table:style-name="ce13" office:value-type="string" calcext:value-type="string">
            <text:p>20/16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34" calcext:value-type="float">
            <text:p>234</text:p>
          </table:table-cell>
          <table:table-cell table:formula="of:=RANDBETWEEN(1000000;9999999)" office:value-type="float" office:value="5580461" calcext:value-type="float">
            <text:p>5580461</text:p>
          </table:table-cell>
          <table:table-cell table:formula="of:=RANDBETWEEN(10000000;99999999)" office:value-type="float" office:value="24551169" calcext:value-type="float">
            <text:p>24551169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Delrio'</text:p>
          </table:table-cell>
          <table:table-cell office:value-type="string" calcext:value-type="string">
            <text:p>'Solorzano'</text:p>
          </table:table-cell>
          <table:table-cell table:style-name="ce103" office:value-type="string" calcext:value-type="string">
            <text:p>1963-02-19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89" table:formula="of:=RANDBETWEEN(1000000;9999999)" office:value-type="float" office:value="6176662" calcext:value-type="float">
            <text:p>6176662</text:p>
          </table:table-cell>
          <table:table-cell office:value-type="string" calcext:value-type="string">
            <text:p>'Justiniano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Olivares'</text:p>
          </table:table-cell>
          <table:table-cell office:value-type="string" calcext:value-type="string">
            <text:p>'Ellis'</text:p>
          </table:table-cell>
          <table:table-cell table:style-name="ce103" office:value-type="string" calcext:value-type="string">
            <text:p>1963-02-19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89" table:formula="of:=RANDBETWEEN(1000000;9999999)" office:value-type="float" office:value="5859151" calcext:value-type="float">
            <text:p>5859151</text:p>
          </table:table-cell>
          <table:table-cell table:style-name="ce89" table:formula="of:=RANDBETWEEN(10000000;100000000)" office:value-type="float" office:value="45371051" calcext:value-type="float">
            <text:p>45371051</text:p>
          </table:table-cell>
          <table:table-cell table:formula="of:=[.F44]" office:value-type="string" office:string-value="Argentina" calcext:value-type="string">
            <text:p>Argentin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44]" office:value-type="float" office:value="20" calcext:value-type="float">
            <text:p>20</text:p>
          </table:table-cell>
          <table:table-cell/>
          <table:table-cell table:style-name="ce15" table:formula="of:=CONCATENATE(&quot;(&quot;;[.J44];&quot;,&quot;;[.K44];&quot;,&quot;;[.L44];&quot;,&quot;;[.M44];&quot;,'&quot;;[.N44];&quot;',&quot;;[.O44];&quot;,&quot;;[.P44];&quot;,'&quot;;[.Q44];&quot;','&quot;;[.R44];&quot;','&quot;;[.S44];&quot;',&quot;;[.T44];&quot;,&quot;;[.U44];&quot;,&quot;;[.V44];&quot;,ROW(58,&quot;;[.W44];[.X44];&quot;) ,ROW('&quot;;[.Y44];&quot;','&quot;;[.Z44];&quot;'),ARRAY['&quot;;[.AA44];&quot;','&quot;;[.AB44];&quot;','&quot;;[.AC44];&quot;','&quot;;[.AD44];&quot;','&quot;;[.AE44];&quot;','&quot;;[.AF44];&quot;']::varchar(50)[], ARRAY[ ROW(&quot;;[.AG44];&quot;,&quot;;[.AH44];&quot;,&quot;;[.AI44];&quot;,&quot;;[.AJ44];&quot;,'&quot;;[.AK44];&quot;','&quot;;[.AL44];&quot;',ROW(58,&quot;;[.AM44];[.AN44];&quot;) ), ROW(&quot;;[.AO44];&quot;,&quot;;[.AP44];&quot;,&quot;;[.AQ44];&quot;,&quot;;[.AR44];&quot;,'&quot;;[.AS44];&quot;','&quot;;[.AT44];&quot;',ROW(58,&quot;;[.AU44];[.AV44];&quot;) )]::familiar_ty[], ARRAY[ ROW('&quot;;[.AW44];&quot;','&quot;;[.AX44];&quot;'),row('&quot;;[.AY44];&quot;','&quot;;[.AZ44];&quot;') ]::identificacion_ty[], ARRAY[ ROW('&quot;;[.BA44];&quot;','&quot;;[.BB44];&quot;','&quot;;[.BC44];&quot;'), ROW('&quot;;[.BD44];&quot;','&quot;;[.BE44];&quot;','&quot;;[.BF44];&quot;') ]::nivel_educativo_ty[],null,'&quot;;[.BG44];&quot;'),&quot;)" office:value-type="string" office:string-value="('Emperatriz',null,'Farias','Rincon','2000-08-11',151,71,'marrón claro','20/160','top_secret','personal_inteligencia_data/foto.png','personal_inteligencia_data/huella_digital.png','personal_inteligencia_data/huella_retina.png',ROW(58,2345580461) ,ROW('24551169','Argentina'),ARRAY['español','inglés','hindi','ruso','mandarín','null']::varchar(50)[], ARRAY[ ROW('Amanda','Viviana','Delrio','Solorzano','1963-02-19','hermano',ROW(58,4146176662) ), ROW('Justiniano','Foster','Olivares','Ellis','1963-02-19','primo',ROW(58,4145859151) )]::familiar_ty[], ARRAY[ ROW('45371051','Argentina'),row('null','null') ]::identificacion_ty[], ARRAY[ ROW('Comunicación','null','null'), ROW('null','null','null') ]::nivel_educativo_ty[],null,'20')," calcext:value-type="string">
            <text:p>('Emperatriz',null,'Farias','Rincon','2000-08-11',151,71,'marrón claro','20/160','top_secret','personal_inteligencia_data/foto.png','personal_inteligencia_data/huella_digital.png','personal_inteligencia_data/huella_retina.png',ROW(58,2345580461) ,ROW('24551169','Argentina'),ARRAY['español','inglés','hindi','ruso','mandarín','null']::varchar(50)[], ARRAY[ ROW('Amanda','Viviana','Delrio','Solorzano','1963-02-19','hermano',ROW(58,4146176662) ), ROW('Justiniano','Foster','Olivares','Ellis','1963-02-19','primo',ROW(58,4145859151) )]::familiar_ty[], ARRAY[ ROW('45371051','Argentina'),row('null','null') ]::identificacion_ty[], ARRAY[ ROW('Comunicación','null','null'), ROW('null','null','null') ]::nivel_educativo_ty[],null,'20'),</text:p>
          </table:table-cell>
          <table:table-cell table:number-columns-repeated="963"/>
        </table:table-row>
        <table:table-row table:style-name="ro6">
          <table:table-cell table:style-name="ce88" table:formula="of:=[.D45]-9" office:value-type="float" office:value="11" calcext:value-type="float">
            <text:p>11</text:p>
          </table:table-cell>
          <table:table-cell table:style-name="ce9" office:value-type="float" office:value="4" calcext:value-type="float">
            <text:p>4</text:p>
          </table:table-cell>
          <table:table-cell table:style-name="ce88" table:formula="of:=[.A45]+10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iudad de Cordoba</text:p>
          </table:table-cell>
          <table:table-cell office:value-type="string" calcext:value-type="string">
            <text:p>Argentin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Faustino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Quinones'</text:p>
          </table:table-cell>
          <table:table-cell office:value-type="string" calcext:value-type="string">
            <text:p>'Mena'</text:p>
          </table:table-cell>
          <table:table-cell table:style-name="ce103" office:value-type="string" calcext:value-type="string">
            <text:p>1989-12-16</text:p>
          </table:table-cell>
          <table:table-cell table:style-name="ce12" office:value-type="float" office:value="188" calcext:value-type="float">
            <text:p>188</text:p>
          </table:table-cell>
          <table:table-cell table:style-name="ce12" office:value-type="float" office:value="85" calcext:value-type="float">
            <text:p>85</text:p>
          </table:table-cell>
          <table:table-cell office:value-type="string" calcext:value-type="string">
            <text:p>azul claro</text:p>
          </table:table-cell>
          <table:table-cell table:style-name="ce13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81" calcext:value-type="float">
            <text:p>281</text:p>
          </table:table-cell>
          <table:table-cell table:formula="of:=RANDBETWEEN(1000000;9999999)" office:value-type="float" office:value="7173629" calcext:value-type="float">
            <text:p>7173629</text:p>
          </table:table-cell>
          <table:table-cell table:formula="of:=RANDBETWEEN(10000000;99999999)" office:value-type="float" office:value="95450171" calcext:value-type="float">
            <text:p>95450171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Constanza'</text:p>
          </table:table-cell>
          <table:table-cell office:value-type="string" calcext:value-type="string">
            <text:p>'Renteria'</text:p>
          </table:table-cell>
          <table:table-cell office:value-type="string" calcext:value-type="string">
            <text:p>'Almaguer'</text:p>
          </table:table-cell>
          <table:table-cell table:style-name="ce103" office:value-type="string" calcext:value-type="string">
            <text:p>1944-12-12</text:p>
          </table:table-cell>
          <table:table-cell office:value-type="string" calcext:value-type="string">
            <text:p>primo</text:p>
          </table:table-cell>
          <table:table-cell table:style-name="ce14" office:value-type="float" office:value="281" calcext:value-type="float">
            <text:p>281</text:p>
          </table:table-cell>
          <table:table-cell table:style-name="ce89" table:formula="of:=RANDBETWEEN(1000000;9999999)" office:value-type="float" office:value="3287224" calcext:value-type="float">
            <text:p>3287224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Bustos'</text:p>
          </table:table-cell>
          <table:table-cell office:value-type="string" calcext:value-type="string">
            <text:p>'Lima'</text:p>
          </table:table-cell>
          <table:table-cell table:style-name="ce103" office:value-type="string" calcext:value-type="string">
            <text:p>1944-12-12</text:p>
          </table:table-cell>
          <table:table-cell office:value-type="string" calcext:value-type="string">
            <text:p>primo</text:p>
          </table:table-cell>
          <table:table-cell table:style-name="ce14" office:value-type="float" office:value="281" calcext:value-type="float">
            <text:p>281</text:p>
          </table:table-cell>
          <table:table-cell table:style-name="ce89" table:formula="of:=RANDBETWEEN(1000000;9999999)" office:value-type="float" office:value="9924534" calcext:value-type="float">
            <text:p>9924534</text:p>
          </table:table-cell>
          <table:table-cell table:style-name="ce89" table:formula="of:=RANDBETWEEN(10000000;100000000)" office:value-type="float" office:value="10948282" calcext:value-type="float">
            <text:p>10948282</text:p>
          </table:table-cell>
          <table:table-cell table:formula="of:=[.F45]" office:value-type="string" office:string-value="Argentina" calcext:value-type="string">
            <text:p>Argentina</text:p>
          </table:table-cell>
          <table:table-cell table:style-name="ce89" table:formula="of:=RANDBETWEEN(10000000;100000000)" office:value-type="float" office:value="70298206" calcext:value-type="float">
            <text:p>70298206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Comunicación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45]" office:value-type="float" office:value="20" calcext:value-type="float">
            <text:p>20</text:p>
          </table:table-cell>
          <table:table-cell/>
          <table:table-cell table:style-name="ce15" table:formula="of:=CONCATENATE(&quot;(&quot;;[.J45];&quot;,&quot;;[.K45];&quot;,&quot;;[.L45];&quot;,&quot;;[.M45];&quot;,'&quot;;[.N45];&quot;',&quot;;[.O45];&quot;,&quot;;[.P45];&quot;,'&quot;;[.Q45];&quot;','&quot;;[.R45];&quot;','&quot;;[.S45];&quot;',&quot;;[.T45];&quot;,&quot;;[.U45];&quot;,&quot;;[.V45];&quot;,ROW(58,&quot;;[.W45];[.X45];&quot;) ,ROW('&quot;;[.Y45];&quot;','&quot;;[.Z45];&quot;'),ARRAY['&quot;;[.AA45];&quot;','&quot;;[.AB45];&quot;','&quot;;[.AC45];&quot;','&quot;;[.AD45];&quot;','&quot;;[.AE45];&quot;','&quot;;[.AF45];&quot;']::varchar(50)[], ARRAY[ ROW(&quot;;[.AG45];&quot;,&quot;;[.AH45];&quot;,&quot;;[.AI45];&quot;,&quot;;[.AJ45];&quot;,'&quot;;[.AK45];&quot;','&quot;;[.AL45];&quot;',ROW(58,&quot;;[.AM45];[.AN45];&quot;) ), ROW(&quot;;[.AO45];&quot;,&quot;;[.AP45];&quot;,&quot;;[.AQ45];&quot;,&quot;;[.AR45];&quot;,'&quot;;[.AS45];&quot;','&quot;;[.AT45];&quot;',ROW(58,&quot;;[.AU45];[.AV45];&quot;) )]::familiar_ty[], ARRAY[ ROW('&quot;;[.AW45];&quot;','&quot;;[.AX45];&quot;'),row('&quot;;[.AY45];&quot;','&quot;;[.AZ45];&quot;') ]::identificacion_ty[], ARRAY[ ROW('&quot;;[.BA45];&quot;','&quot;;[.BB45];&quot;','&quot;;[.BC45];&quot;'), ROW('&quot;;[.BD45];&quot;','&quot;;[.BE45];&quot;','&quot;;[.BF45];&quot;') ]::nivel_educativo_ty[],null,'&quot;;[.BG45];&quot;'),&quot;)" office:value-type="string" office:string-value="('Faustino','Margarito','Quinones','Mena','1989-12-16',188,85,'azul claro','20/20','no_clasificado','personal_inteligencia_data/foto.png','personal_inteligencia_data/huella_digital.png','personal_inteligencia_data/huella_retina.png',ROW(58,2817173629) ,ROW('95450171','Holanda'),ARRAY['español','inglés','hindi','ruso','null','null']::varchar(50)[], ARRAY[ ROW('Emiliana','Constanza','Renteria','Almaguer','1944-12-12','primo',ROW(58,2813287224) ), ROW('Constantino',null,'Bustos','Lima','1944-12-12','primo',ROW(58,2819924534) )]::familiar_ty[], ARRAY[ ROW('10948282','Argentina'),row('70298206','Groenlandia') ]::identificacion_ty[], ARRAY[ ROW('Comunicación','null','null'), ROW('null','null','null') ]::nivel_educativo_ty[],null,'20')," calcext:value-type="string">
            <text:p>('Faustino','Margarito','Quinones','Mena','1989-12-16',188,85,'azul claro','20/20','no_clasificado','personal_inteligencia_data/foto.png','personal_inteligencia_data/huella_digital.png','personal_inteligencia_data/huella_retina.png',ROW(58,2817173629) ,ROW('95450171','Holanda'),ARRAY['español','inglés','hindi','ruso','null','null']::varchar(50)[], ARRAY[ ROW('Emiliana','Constanza','Renteria','Almaguer','1944-12-12','primo',ROW(58,2813287224) ), ROW('Constantino',null,'Bustos','Lima','1944-12-12','primo',ROW(58,2819924534) )]::familiar_ty[], ARRAY[ ROW('10948282','Argentina'),row('70298206','Groenlandia') ]::identificacion_ty[], ARRAY[ ROW('Comunicación','null','null'), ROW('null','null','null') ]::nivel_educativo_ty[],null,'20'),</text:p>
          </table:table-cell>
          <table:table-cell table:number-columns-repeated="963"/>
        </table:table-row>
        <table:table-row table:style-name="ro6">
          <table:table-cell table:style-name="ce88" table:formula="of:=[.D46]-9" office:value-type="float" office:value="11" calcext:value-type="float">
            <text:p>11</text:p>
          </table:table-cell>
          <table:table-cell table:style-name="ce9" office:value-type="float" office:value="4" calcext:value-type="float">
            <text:p>4</text:p>
          </table:table-cell>
          <table:table-cell table:style-name="ce88" table:formula="of:=[.A46]+10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iudad de Cordoba</text:p>
          </table:table-cell>
          <table:table-cell office:value-type="string" calcext:value-type="string">
            <text:p>Argentin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Facunda'</text:p>
          </table:table-cell>
          <table:table-cell office:value-type="string" calcext:value-type="string">
            <text:p>'Alvara'</text:p>
          </table:table-cell>
          <table:table-cell office:value-type="string" calcext:value-type="string">
            <text:p>'Prado'</text:p>
          </table:table-cell>
          <table:table-cell office:value-type="string" calcext:value-type="string">
            <text:p>'Sarmiento'</text:p>
          </table:table-cell>
          <table:table-cell table:style-name="ce103" office:value-type="string" calcext:value-type="string">
            <text:p>1991-01-29</text:p>
          </table:table-cell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73" calcext:value-type="float">
            <text:p>73</text:p>
          </table:table-cell>
          <table:table-cell office:value-type="string" calcext:value-type="string">
            <text:p>azul claro</text:p>
          </table:table-cell>
          <table:table-cell table:style-name="ce13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8375727" calcext:value-type="float">
            <text:p>8375727</text:p>
          </table:table-cell>
          <table:table-cell table:formula="of:=RANDBETWEEN(10000000;99999999)" office:value-type="float" office:value="42429081" calcext:value-type="float">
            <text:p>42429081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Marte'</text:p>
          </table:table-cell>
          <table:table-cell office:value-type="string" calcext:value-type="string">
            <text:p>'Recinos'</text:p>
          </table:table-cell>
          <table:table-cell table:style-name="ce103" office:value-type="string" calcext:value-type="string">
            <text:p>1973-02-13</text:p>
          </table:table-cell>
          <table:table-cell office:value-type="string" calcext:value-type="string">
            <text:p>abuelo</text:p>
          </table:table-cell>
          <table:table-cell table:style-name="ce14" office:value-type="float" office:value="287" calcext:value-type="float">
            <text:p>287</text:p>
          </table:table-cell>
          <table:table-cell table:style-name="ce89" table:formula="of:=RANDBETWEEN(1000000;9999999)" office:value-type="float" office:value="3219649" calcext:value-type="float">
            <text:p>3219649</text:p>
          </table:table-cell>
          <table:table-cell office:value-type="string" calcext:value-type="string">
            <text:p>'Salvador'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Madrid'</text:p>
          </table:table-cell>
          <table:table-cell office:value-type="string" calcext:value-type="string">
            <text:p>'Moore'</text:p>
          </table:table-cell>
          <table:table-cell table:style-name="ce103" office:value-type="string" calcext:value-type="string">
            <text:p>1973-02-13</text:p>
          </table:table-cell>
          <table:table-cell office:value-type="string" calcext:value-type="string">
            <text:p>abuelo</text:p>
          </table:table-cell>
          <table:table-cell table:style-name="ce14" office:value-type="float" office:value="287" calcext:value-type="float">
            <text:p>287</text:p>
          </table:table-cell>
          <table:table-cell table:style-name="ce89" table:formula="of:=RANDBETWEEN(1000000;9999999)" office:value-type="float" office:value="1336160" calcext:value-type="float">
            <text:p>1336160</text:p>
          </table:table-cell>
          <table:table-cell table:style-name="ce89" table:formula="of:=RANDBETWEEN(10000000;100000000)" office:value-type="float" office:value="77928796" calcext:value-type="float">
            <text:p>77928796</text:p>
          </table:table-cell>
          <table:table-cell table:formula="of:=[.F46]" office:value-type="string" office:string-value="Argentina" calcext:value-type="string">
            <text:p>Argentin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style-name="ce14" office:value-type="string" calcext:value-type="string">
            <text:p>Psicologí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46]" office:value-type="float" office:value="20" calcext:value-type="float">
            <text:p>20</text:p>
          </table:table-cell>
          <table:table-cell/>
          <table:table-cell table:style-name="ce15" table:formula="of:=CONCATENATE(&quot;(&quot;;[.J46];&quot;,&quot;;[.K46];&quot;,&quot;;[.L46];&quot;,&quot;;[.M46];&quot;,'&quot;;[.N46];&quot;',&quot;;[.O46];&quot;,&quot;;[.P46];&quot;,'&quot;;[.Q46];&quot;','&quot;;[.R46];&quot;','&quot;;[.S46];&quot;',&quot;;[.T46];&quot;,&quot;;[.U46];&quot;,&quot;;[.V46];&quot;,ROW(58,&quot;;[.W46];[.X46];&quot;) ,ROW('&quot;;[.Y46];&quot;','&quot;;[.Z46];&quot;'),ARRAY['&quot;;[.AA46];&quot;','&quot;;[.AB46];&quot;','&quot;;[.AC46];&quot;','&quot;;[.AD46];&quot;','&quot;;[.AE46];&quot;','&quot;;[.AF46];&quot;']::varchar(50)[], ARRAY[ ROW(&quot;;[.AG46];&quot;,&quot;;[.AH46];&quot;,&quot;;[.AI46];&quot;,&quot;;[.AJ46];&quot;,'&quot;;[.AK46];&quot;','&quot;;[.AL46];&quot;',ROW(58,&quot;;[.AM46];[.AN46];&quot;) ), ROW(&quot;;[.AO46];&quot;,&quot;;[.AP46];&quot;,&quot;;[.AQ46];&quot;,&quot;;[.AR46];&quot;,'&quot;;[.AS46];&quot;','&quot;;[.AT46];&quot;',ROW(58,&quot;;[.AU46];[.AV46];&quot;) )]::familiar_ty[], ARRAY[ ROW('&quot;;[.AW46];&quot;','&quot;;[.AX46];&quot;'),row('&quot;;[.AY46];&quot;','&quot;;[.AZ46];&quot;') ]::identificacion_ty[], ARRAY[ ROW('&quot;;[.BA46];&quot;','&quot;;[.BB46];&quot;','&quot;;[.BC46];&quot;'), ROW('&quot;;[.BD46];&quot;','&quot;;[.BE46];&quot;','&quot;;[.BF46];&quot;') ]::nivel_educativo_ty[],null,'&quot;;[.BG46];&quot;'),&quot;)" office:value-type="string" office:string-value="('Facunda','Alvara','Prado','Sarmiento','1991-01-29',179,73,'azul claro','20/20','no_clasificado','personal_inteligencia_data/foto.png','personal_inteligencia_data/huella_digital.png','personal_inteligencia_data/huella_retina.png',ROW(58,2128375727) ,ROW('42429081','Malasia'),ARRAY['inglés','árabe','portugués','francés','null','null']::varchar(50)[], ARRAY[ ROW('Constantino','Leon','Marte','Recinos','1973-02-13','abuelo',ROW(58,2873219649) ), ROW('Salvador','Eleazar','Madrid','Moore','1973-02-13','abuelo',ROW(58,2871336160) )]::familiar_ty[], ARRAY[ ROW('77928796','Argentina'),row('null','null') ]::identificacion_ty[], ARRAY[ ROW('Ingeniería Informática','null','null'), ROW('Psicología','null','null') ]::nivel_educativo_ty[],null,'20')," calcext:value-type="string">
            <text:p>('Facunda','Alvara','Prado','Sarmiento','1991-01-29',179,73,'azul claro','20/20','no_clasificado','personal_inteligencia_data/foto.png','personal_inteligencia_data/huella_digital.png','personal_inteligencia_data/huella_retina.png',ROW(58,2128375727) ,ROW('42429081','Malasia'),ARRAY['inglés','árabe','portugués','francés','null','null']::varchar(50)[], ARRAY[ ROW('Constantino','Leon','Marte','Recinos','1973-02-13','abuelo',ROW(58,2873219649) ), ROW('Salvador','Eleazar','Madrid','Moore','1973-02-13','abuelo',ROW(58,2871336160) )]::familiar_ty[], ARRAY[ ROW('77928796','Argentina'),row('null','null') ]::identificacion_ty[], ARRAY[ ROW('Ingeniería Informática','null','null'), ROW('Psicología','null','null') ]::nivel_educativo_ty[],null,'20'),</text:p>
          </table:table-cell>
          <table:table-cell table:number-columns-repeated="963"/>
        </table:table-row>
        <table:table-row table:style-name="ro6">
          <table:table-cell table:style-name="ce88" table:formula="of:=[.D47]-9" office:value-type="float" office:value="11" calcext:value-type="float">
            <text:p>11</text:p>
          </table:table-cell>
          <table:table-cell table:style-name="ce9" office:value-type="float" office:value="4" calcext:value-type="float">
            <text:p>4</text:p>
          </table:table-cell>
          <table:table-cell table:style-name="ce88" table:formula="of:=[.A47]+10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iudad de Cordoba</text:p>
          </table:table-cell>
          <table:table-cell office:value-type="string" calcext:value-type="string">
            <text:p>Argentin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Dulcine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ngeles'</text:p>
          </table:table-cell>
          <table:table-cell office:value-type="string" calcext:value-type="string">
            <text:p>'Ordonez'</text:p>
          </table:table-cell>
          <table:table-cell table:style-name="ce103" office:value-type="string" calcext:value-type="string">
            <text:p>1990-02-07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68" calcext:value-type="float">
            <text:p>68</text:p>
          </table:table-cell>
          <table:table-cell office:value-type="string" calcext:value-type="string">
            <text:p>verde oscuro</text:p>
          </table:table-cell>
          <table:table-cell table:style-name="ce13" office:value-type="string" calcext:value-type="string">
            <text:p>20/32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44" calcext:value-type="float">
            <text:p>244</text:p>
          </table:table-cell>
          <table:table-cell table:formula="of:=RANDBETWEEN(1000000;9999999)" office:value-type="float" office:value="2457241" calcext:value-type="float">
            <text:p>2457241</text:p>
          </table:table-cell>
          <table:table-cell table:formula="of:=RANDBETWEEN(10000000;99999999)" office:value-type="float" office:value="52144359" calcext:value-type="float">
            <text:p>52144359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table:style-name="ce14" office:value-type="string" calcext:value-type="string">
            <text:p>bengalí</text:p>
          </table:table-cell>
          <table:table-cell office:value-type="string" calcext:value-type="string">
            <text:p>'Cami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aribay'</text:p>
          </table:table-cell>
          <table:table-cell office:value-type="string" calcext:value-type="string">
            <text:p>'Valle'</text:p>
          </table:table-cell>
          <table:table-cell table:style-name="ce103" office:value-type="string" calcext:value-type="string">
            <text:p>1936-09-25</text:p>
          </table:table-cell>
          <table:table-cell office:value-type="string" calcext:value-type="string">
            <text:p>hermano</text:p>
          </table:table-cell>
          <table:table-cell table:style-name="ce14" office:value-type="float" office:value="281" calcext:value-type="float">
            <text:p>281</text:p>
          </table:table-cell>
          <table:table-cell table:style-name="ce89" table:formula="of:=RANDBETWEEN(1000000;9999999)" office:value-type="float" office:value="2114353" calcext:value-type="float">
            <text:p>2114353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Quiroz'</text:p>
          </table:table-cell>
          <table:table-cell office:value-type="string" calcext:value-type="string">
            <text:p>'Escobedo'</text:p>
          </table:table-cell>
          <table:table-cell table:style-name="ce103" office:value-type="string" calcext:value-type="string">
            <text:p>1936-09-25</text:p>
          </table:table-cell>
          <table:table-cell office:value-type="string" calcext:value-type="string">
            <text:p>abuelo</text:p>
          </table:table-cell>
          <table:table-cell table:style-name="ce14" office:value-type="float" office:value="281" calcext:value-type="float">
            <text:p>281</text:p>
          </table:table-cell>
          <table:table-cell table:style-name="ce89" table:formula="of:=RANDBETWEEN(1000000;9999999)" office:value-type="float" office:value="2940916" calcext:value-type="float">
            <text:p>2940916</text:p>
          </table:table-cell>
          <table:table-cell table:style-name="ce89" table:formula="of:=RANDBETWEEN(10000000;100000000)" office:value-type="float" office:value="72198062" calcext:value-type="float">
            <text:p>72198062</text:p>
          </table:table-cell>
          <table:table-cell table:formula="of:=[.F47]" office:value-type="string" office:string-value="Argentina" calcext:value-type="string">
            <text:p>Argentin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47]" office:value-type="float" office:value="20" calcext:value-type="float">
            <text:p>20</text:p>
          </table:table-cell>
          <table:table-cell/>
          <table:table-cell table:style-name="ce15" table:formula="of:=CONCATENATE(&quot;(&quot;;[.J47];&quot;,&quot;;[.K47];&quot;,&quot;;[.L47];&quot;,&quot;;[.M47];&quot;,'&quot;;[.N47];&quot;',&quot;;[.O47];&quot;,&quot;;[.P47];&quot;,'&quot;;[.Q47];&quot;','&quot;;[.R47];&quot;','&quot;;[.S47];&quot;',&quot;;[.T47];&quot;,&quot;;[.U47];&quot;,&quot;;[.V47];&quot;,ROW(58,&quot;;[.W47];[.X47];&quot;) ,ROW('&quot;;[.Y47];&quot;','&quot;;[.Z47];&quot;'),ARRAY['&quot;;[.AA47];&quot;','&quot;;[.AB47];&quot;','&quot;;[.AC47];&quot;','&quot;;[.AD47];&quot;','&quot;;[.AE47];&quot;','&quot;;[.AF47];&quot;']::varchar(50)[], ARRAY[ ROW(&quot;;[.AG47];&quot;,&quot;;[.AH47];&quot;,&quot;;[.AI47];&quot;,&quot;;[.AJ47];&quot;,'&quot;;[.AK47];&quot;','&quot;;[.AL47];&quot;',ROW(58,&quot;;[.AM47];[.AN47];&quot;) ), ROW(&quot;;[.AO47];&quot;,&quot;;[.AP47];&quot;,&quot;;[.AQ47];&quot;,&quot;;[.AR47];&quot;,'&quot;;[.AS47];&quot;','&quot;;[.AT47];&quot;',ROW(58,&quot;;[.AU47];[.AV47];&quot;) )]::familiar_ty[], ARRAY[ ROW('&quot;;[.AW47];&quot;','&quot;;[.AX47];&quot;'),row('&quot;;[.AY47];&quot;','&quot;;[.AZ47];&quot;') ]::identificacion_ty[], ARRAY[ ROW('&quot;;[.BA47];&quot;','&quot;;[.BB47];&quot;','&quot;;[.BC47];&quot;'), ROW('&quot;;[.BD47];&quot;','&quot;;[.BE47];&quot;','&quot;;[.BF47];&quot;') ]::nivel_educativo_ty[],null,'&quot;;[.BG47];&quot;'),&quot;)" office:value-type="string" office:string-value="('Dulcinea',null,'Angeles','Ordonez','1990-02-07',161,68,'verde oscuro','20/32','confidencial','personal_inteligencia_data/foto.png','personal_inteligencia_data/huella_digital.png','personal_inteligencia_data/huella_retina.png',ROW(58,2442457241) ,ROW('52144359','Uganda'),ARRAY['español','inglés','hindi','ruso','mandarín','bengalí']::varchar(50)[], ARRAY[ ROW('Camila',null,'Garibay','Valle','1936-09-25','hermano',ROW(58,2812114353) ), ROW('Rosa','Mariana','Quiroz','Escobedo','1936-09-25','abuelo',ROW(58,2812940916) )]::familiar_ty[], ARRAY[ ROW('72198062','Argentina'),row('null','null') ]::identificacion_ty[], ARRAY[ ROW('Ingeniería Informática','null','null'), ROW('null','null','null') ]::nivel_educativo_ty[],null,'20')," calcext:value-type="string">
            <text:p>('Dulcinea',null,'Angeles','Ordonez','1990-02-07',161,68,'verde oscuro','20/32','confidencial','personal_inteligencia_data/foto.png','personal_inteligencia_data/huella_digital.png','personal_inteligencia_data/huella_retina.png',ROW(58,2442457241) ,ROW('52144359','Uganda'),ARRAY['español','inglés','hindi','ruso','mandarín','bengalí']::varchar(50)[], ARRAY[ ROW('Camila',null,'Garibay','Valle','1936-09-25','hermano',ROW(58,2812114353) ), ROW('Rosa','Mariana','Quiroz','Escobedo','1936-09-25','abuelo',ROW(58,2812940916) )]::familiar_ty[], ARRAY[ ROW('72198062','Argentina'),row('null','null') ]::identificacion_ty[], ARRAY[ ROW('Ingeniería Informática','null','null'), ROW('null','null','null') ]::nivel_educativo_ty[],null,'20'),</text:p>
          </table:table-cell>
          <table:table-cell table:number-columns-repeated="963"/>
        </table:table-row>
        <table:table-row table:style-name="ro6">
          <table:table-cell table:style-name="ce88" table:formula="of:=[.D48]-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88" table:formula="of:=[.A48]+10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Argentin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ichael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Acuna'</text:p>
          </table:table-cell>
          <table:table-cell table:style-name="ce103" office:value-type="string" calcext:value-type="string">
            <text:p>2000-10-19</text:p>
          </table:table-cell>
          <table:table-cell table:style-name="ce12" office:value-type="float" office:value="154" calcext:value-type="float">
            <text:p>154</text:p>
          </table:table-cell>
          <table:table-cell table:style-name="ce12" office:value-type="float" office:value="77" calcext:value-type="float">
            <text:p>77</text:p>
          </table:table-cell>
          <table:table-cell office:value-type="string" calcext:value-type="string">
            <text:p>marrón oscuro</text:p>
          </table:table-cell>
          <table:table-cell table:style-name="ce13" office:value-type="string" calcext:value-type="string">
            <text:p>20/20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8657960" calcext:value-type="float">
            <text:p>8657960</text:p>
          </table:table-cell>
          <table:table-cell table:formula="of:=RANDBETWEEN(10000000;99999999)" office:value-type="float" office:value="16816821" calcext:value-type="float">
            <text:p>16816821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Pastor'</text:p>
          </table:table-cell>
          <table:table-cell office:value-type="string" calcext:value-type="string">
            <text:p>'Candelaria'</text:p>
          </table:table-cell>
          <table:table-cell office:value-type="string" calcext:value-type="string">
            <text:p>'Oropeza'</text:p>
          </table:table-cell>
          <table:table-cell table:style-name="ce103" office:value-type="string" calcext:value-type="string">
            <text:p>1966-10-10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89" table:formula="of:=RANDBETWEEN(1000000;9999999)" office:value-type="float" office:value="2211186" calcext:value-type="float">
            <text:p>2211186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Celia'</text:p>
          </table:table-cell>
          <table:table-cell office:value-type="string" calcext:value-type="string">
            <text:p>'Salcedo'</text:p>
          </table:table-cell>
          <table:table-cell office:value-type="string" calcext:value-type="string">
            <text:p>'Machado'</text:p>
          </table:table-cell>
          <table:table-cell table:style-name="ce103" office:value-type="string" calcext:value-type="string">
            <text:p>1966-10-10</text:p>
          </table:table-cell>
          <table:table-cell office:value-type="string" calcext:value-type="string">
            <text:p>madre</text:p>
          </table:table-cell>
          <table:table-cell office:value-type="float" office:value="412" calcext:value-type="float">
            <text:p>412</text:p>
          </table:table-cell>
          <table:table-cell table:style-name="ce89" table:formula="of:=RANDBETWEEN(1000000;9999999)" office:value-type="float" office:value="8263617" calcext:value-type="float">
            <text:p>8263617</text:p>
          </table:table-cell>
          <table:table-cell table:style-name="ce89" table:formula="of:=RANDBETWEEN(10000000;100000000)" office:value-type="float" office:value="25612325" calcext:value-type="float">
            <text:p>25612325</text:p>
          </table:table-cell>
          <table:table-cell table:formula="of:=[.F48]" office:value-type="string" office:string-value="Argentina" calcext:value-type="string">
            <text:p>Argentin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48]" office:value-type="float" office:value="21" calcext:value-type="float">
            <text:p>21</text:p>
          </table:table-cell>
          <table:table-cell/>
          <table:table-cell table:style-name="ce15" table:formula="of:=CONCATENATE(&quot;(&quot;;[.J48];&quot;,&quot;;[.K48];&quot;,&quot;;[.L48];&quot;,&quot;;[.M48];&quot;,'&quot;;[.N48];&quot;',&quot;;[.O48];&quot;,&quot;;[.P48];&quot;,'&quot;;[.Q48];&quot;','&quot;;[.R48];&quot;','&quot;;[.S48];&quot;',&quot;;[.T48];&quot;,&quot;;[.U48];&quot;,&quot;;[.V48];&quot;,ROW(58,&quot;;[.W48];[.X48];&quot;) ,ROW('&quot;;[.Y48];&quot;','&quot;;[.Z48];&quot;'),ARRAY['&quot;;[.AA48];&quot;','&quot;;[.AB48];&quot;','&quot;;[.AC48];&quot;','&quot;;[.AD48];&quot;','&quot;;[.AE48];&quot;','&quot;;[.AF48];&quot;']::varchar(50)[], ARRAY[ ROW(&quot;;[.AG48];&quot;,&quot;;[.AH48];&quot;,&quot;;[.AI48];&quot;,&quot;;[.AJ48];&quot;,'&quot;;[.AK48];&quot;','&quot;;[.AL48];&quot;',ROW(58,&quot;;[.AM48];[.AN48];&quot;) ), ROW(&quot;;[.AO48];&quot;,&quot;;[.AP48];&quot;,&quot;;[.AQ48];&quot;,&quot;;[.AR48];&quot;,'&quot;;[.AS48];&quot;','&quot;;[.AT48];&quot;',ROW(58,&quot;;[.AU48];[.AV48];&quot;) )]::familiar_ty[], ARRAY[ ROW('&quot;;[.AW48];&quot;','&quot;;[.AX48];&quot;'),row('&quot;;[.AY48];&quot;','&quot;;[.AZ48];&quot;') ]::identificacion_ty[], ARRAY[ ROW('&quot;;[.BA48];&quot;','&quot;;[.BB48];&quot;','&quot;;[.BC48];&quot;'), ROW('&quot;;[.BD48];&quot;','&quot;;[.BE48];&quot;','&quot;;[.BF48];&quot;') ]::nivel_educativo_ty[],null,'&quot;;[.BG48];&quot;'),&quot;)" office:value-type="string" office:string-value="('Michael',null,'Moreno','Acuna','2000-10-19',154,77,'marrón oscuro','20/200','top_secret','personal_inteligencia_data/foto.png','personal_inteligencia_data/huella_digital.png','personal_inteligencia_data/huella_retina.png',ROW(58,4128657960) ,ROW('16816821','Argentina'),ARRAY['español','inglés','hindi','ruso','mandarín','null']::varchar(50)[], ARRAY[ ROW('Maximiliano','Pastor','Candelaria','Oropeza','1966-10-10','hermano',ROW(58,4122211186) ), ROW('Alba','Celia','Salcedo','Machado','1966-10-10','madre',ROW(58,4128263617) )]::familiar_ty[], ARRAY[ ROW('25612325','Argentina'),row('null','null') ]::identificacion_ty[], ARRAY[ ROW('Ingeniería Industrial','null','null'), ROW('null','null','null') ]::nivel_educativo_ty[],null,'21')," calcext:value-type="string">
            <text:p>('Michael',null,'Moreno','Acuna','2000-10-19',154,77,'marrón oscuro','20/200','top_secret','personal_inteligencia_data/foto.png','personal_inteligencia_data/huella_digital.png','personal_inteligencia_data/huella_retina.png',ROW(58,4128657960) ,ROW('16816821','Argentina'),ARRAY['español','inglés','hindi','ruso','mandarín','null']::varchar(50)[], ARRAY[ ROW('Maximiliano','Pastor','Candelaria','Oropeza','1966-10-10','hermano',ROW(58,4122211186) ), ROW('Alba','Celia','Salcedo','Machado','1966-10-10','madre',ROW(58,4128263617) )]::familiar_ty[], ARRAY[ ROW('25612325','Argentina'),row('null','null') ]::identificacion_ty[], ARRAY[ ROW('Ingeniería Industrial','null','null'), ROW('null','null','null') ]::nivel_educativo_ty[],null,'21'),</text:p>
          </table:table-cell>
          <table:table-cell table:number-columns-repeated="963"/>
        </table:table-row>
        <table:table-row table:style-name="ro6">
          <table:table-cell table:style-name="ce88" table:formula="of:=[.D49]-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88" table:formula="of:=[.A49]+10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Argentin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Marcos'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Solorio'</text:p>
          </table:table-cell>
          <table:table-cell office:value-type="string" calcext:value-type="string">
            <text:p>'Roldan'</text:p>
          </table:table-cell>
          <table:table-cell table:style-name="ce103" office:value-type="string" calcext:value-type="string">
            <text:p>1990-02-05</text:p>
          </table:table-cell>
          <table:table-cell table:style-name="ce12" office:value-type="float" office:value="173" calcext:value-type="float">
            <text:p>173</text:p>
          </table:table-cell>
          <table:table-cell table:style-name="ce12" office:value-type="float" office:value="83" calcext:value-type="float">
            <text:p>83</text:p>
          </table:table-cell>
          <table:table-cell office:value-type="string" calcext:value-type="string">
            <text:p>marrón claro</text:p>
          </table:table-cell>
          <table:table-cell table:style-name="ce13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34" calcext:value-type="float">
            <text:p>234</text:p>
          </table:table-cell>
          <table:table-cell table:formula="of:=RANDBETWEEN(1000000;9999999)" office:value-type="float" office:value="4554668" calcext:value-type="float">
            <text:p>4554668</text:p>
          </table:table-cell>
          <table:table-cell table:formula="of:=RANDBETWEEN(10000000;99999999)" office:value-type="float" office:value="50630067" calcext:value-type="float">
            <text:p>50630067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Fernanda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Ruano'</text:p>
          </table:table-cell>
          <table:table-cell office:value-type="string" calcext:value-type="string">
            <text:p>'Quintanilla'</text:p>
          </table:table-cell>
          <table:table-cell table:style-name="ce103" office:value-type="string" calcext:value-type="string">
            <text:p>1946-12-07</text:p>
          </table:table-cell>
          <table:table-cell office:value-type="string" calcext:value-type="string">
            <text:p>tío</text:p>
          </table:table-cell>
          <table:table-cell table:style-name="ce14" office:value-type="float" office:value="234" calcext:value-type="float">
            <text:p>234</text:p>
          </table:table-cell>
          <table:table-cell table:style-name="ce89" table:formula="of:=RANDBETWEEN(1000000;9999999)" office:value-type="float" office:value="1107941" calcext:value-type="float">
            <text:p>1107941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into'</text:p>
          </table:table-cell>
          <table:table-cell office:value-type="string" calcext:value-type="string">
            <text:p>'Cordero'</text:p>
          </table:table-cell>
          <table:table-cell table:style-name="ce103" office:value-type="string" calcext:value-type="string">
            <text:p>1946-12-07</text:p>
          </table:table-cell>
          <table:table-cell office:value-type="string" calcext:value-type="string">
            <text:p>tío</text:p>
          </table:table-cell>
          <table:table-cell table:style-name="ce14" office:value-type="float" office:value="234" calcext:value-type="float">
            <text:p>234</text:p>
          </table:table-cell>
          <table:table-cell table:style-name="ce89" table:formula="of:=RANDBETWEEN(1000000;9999999)" office:value-type="float" office:value="7909479" calcext:value-type="float">
            <text:p>7909479</text:p>
          </table:table-cell>
          <table:table-cell table:style-name="ce89" table:formula="of:=RANDBETWEEN(10000000;100000000)" office:value-type="float" office:value="39529591" calcext:value-type="float">
            <text:p>39529591</text:p>
          </table:table-cell>
          <table:table-cell table:formula="of:=[.F49]" office:value-type="string" office:string-value="Argentina" calcext:value-type="string">
            <text:p>Argentina</text:p>
          </table:table-cell>
          <table:table-cell table:style-name="ce89" table:formula="of:=RANDBETWEEN(10000000;100000000)" office:value-type="float" office:value="50159063" calcext:value-type="float">
            <text:p>50159063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eniería Industrial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49]" office:value-type="float" office:value="21" calcext:value-type="float">
            <text:p>21</text:p>
          </table:table-cell>
          <table:table-cell/>
          <table:table-cell table:style-name="ce15" table:formula="of:=CONCATENATE(&quot;(&quot;;[.J49];&quot;,&quot;;[.K49];&quot;,&quot;;[.L49];&quot;,&quot;;[.M49];&quot;,'&quot;;[.N49];&quot;',&quot;;[.O49];&quot;,&quot;;[.P49];&quot;,'&quot;;[.Q49];&quot;','&quot;;[.R49];&quot;','&quot;;[.S49];&quot;',&quot;;[.T49];&quot;,&quot;;[.U49];&quot;,&quot;;[.V49];&quot;,ROW(58,&quot;;[.W49];[.X49];&quot;) ,ROW('&quot;;[.Y49];&quot;','&quot;;[.Z49];&quot;'),ARRAY['&quot;;[.AA49];&quot;','&quot;;[.AB49];&quot;','&quot;;[.AC49];&quot;','&quot;;[.AD49];&quot;','&quot;;[.AE49];&quot;','&quot;;[.AF49];&quot;']::varchar(50)[], ARRAY[ ROW(&quot;;[.AG49];&quot;,&quot;;[.AH49];&quot;,&quot;;[.AI49];&quot;,&quot;;[.AJ49];&quot;,'&quot;;[.AK49];&quot;','&quot;;[.AL49];&quot;',ROW(58,&quot;;[.AM49];[.AN49];&quot;) ), ROW(&quot;;[.AO49];&quot;,&quot;;[.AP49];&quot;,&quot;;[.AQ49];&quot;,&quot;;[.AR49];&quot;,'&quot;;[.AS49];&quot;','&quot;;[.AT49];&quot;',ROW(58,&quot;;[.AU49];[.AV49];&quot;) )]::familiar_ty[], ARRAY[ ROW('&quot;;[.AW49];&quot;','&quot;;[.AX49];&quot;'),row('&quot;;[.AY49];&quot;','&quot;;[.AZ49];&quot;') ]::identificacion_ty[], ARRAY[ ROW('&quot;;[.BA49];&quot;','&quot;;[.BB49];&quot;','&quot;;[.BC49];&quot;'), ROW('&quot;;[.BD49];&quot;','&quot;;[.BE49];&quot;','&quot;;[.BF49];&quot;') ]::nivel_educativo_ty[],null,'&quot;;[.BG49];&quot;'),&quot;)" office:value-type="string" office:string-value="('Marcos','Alfredo','Solorio','Roldan','1990-02-05',173,83,'marrón claro','20/20','no_clasificado','personal_inteligencia_data/foto.png','personal_inteligencia_data/huella_digital.png','personal_inteligencia_data/huella_retina.png',ROW(58,2344554668) ,ROW('50630067','Holanda'),ARRAY['español','inglés','hindi','ruso','mandarín','null']::varchar(50)[], ARRAY[ ROW('Fernanda','Amelia','Ruano','Quintanilla','1946-12-07','tío',ROW(58,2341107941) ), ROW('Antonio',null,'Pinto','Cordero','1946-12-07','tío',ROW(58,2347909479) )]::familiar_ty[], ARRAY[ ROW('39529591','Argentina'),row('50159063','Groenlandia') ]::identificacion_ty[], ARRAY[ ROW('Ingeniería Industrial','null','null'), ROW('null','null','null') ]::nivel_educativo_ty[],null,'21')," calcext:value-type="string">
            <text:p>('Marcos','Alfredo','Solorio','Roldan','1990-02-05',173,83,'marrón claro','20/20','no_clasificado','personal_inteligencia_data/foto.png','personal_inteligencia_data/huella_digital.png','personal_inteligencia_data/huella_retina.png',ROW(58,2344554668) ,ROW('50630067','Holanda'),ARRAY['español','inglés','hindi','ruso','mandarín','null']::varchar(50)[], ARRAY[ ROW('Fernanda','Amelia','Ruano','Quintanilla','1946-12-07','tío',ROW(58,2341107941) ), ROW('Antonio',null,'Pinto','Cordero','1946-12-07','tío',ROW(58,2347909479) )]::familiar_ty[], ARRAY[ ROW('39529591','Argentina'),row('50159063','Groenlandia') ]::identificacion_ty[], ARRAY[ ROW('Ingeniería Industrial','null','null'), ROW('null','null','null') ]::nivel_educativo_ty[],null,'21'),</text:p>
          </table:table-cell>
          <table:table-cell table:number-columns-repeated="963"/>
        </table:table-row>
        <table:table-row table:style-name="ro6">
          <table:table-cell table:style-name="ce88" table:formula="of:=[.D50]-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88" table:formula="of:=[.A50]+10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Argentin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atias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Alvarenga'</text:p>
          </table:table-cell>
          <table:table-cell table:style-name="ce103" office:value-type="string" calcext:value-type="string">
            <text:p>1991-05-26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71" calcext:value-type="float">
            <text:p>71</text:p>
          </table:table-cell>
          <table:table-cell office:value-type="string" calcext:value-type="string">
            <text:p>marrón claro</text:p>
          </table:table-cell>
          <table:table-cell table:style-name="ce13" office:value-type="string" calcext:value-type="string">
            <text:p>20/16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8629731" calcext:value-type="float">
            <text:p>8629731</text:p>
          </table:table-cell>
          <table:table-cell table:formula="of:=RANDBETWEEN(10000000;99999999)" office:value-type="float" office:value="55812623" calcext:value-type="float">
            <text:p>55812623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Fermin'</text:p>
          </table:table-cell>
          <table:table-cell office:value-type="string" calcext:value-type="string">
            <text:p>'Burgos'</text:p>
          </table:table-cell>
          <table:table-cell office:value-type="string" calcext:value-type="string">
            <text:p>'Caraballo'</text:p>
          </table:table-cell>
          <table:table-cell table:style-name="ce103" office:value-type="string" calcext:value-type="string">
            <text:p>1976-01-07</text:p>
          </table:table-cell>
          <table:table-cell office:value-type="string" calcext:value-type="string">
            <text:p>primo</text:p>
          </table:table-cell>
          <table:table-cell table:style-name="ce14" office:value-type="float" office:value="243" calcext:value-type="float">
            <text:p>243</text:p>
          </table:table-cell>
          <table:table-cell table:style-name="ce89" table:formula="of:=RANDBETWEEN(1000000;9999999)" office:value-type="float" office:value="9510518" calcext:value-type="float">
            <text:p>9510518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Margarita'</text:p>
          </table:table-cell>
          <table:table-cell office:value-type="string" calcext:value-type="string">
            <text:p>'Alonzo'</text:p>
          </table:table-cell>
          <table:table-cell office:value-type="string" calcext:value-type="string">
            <text:p>'Saenz'</text:p>
          </table:table-cell>
          <table:table-cell table:style-name="ce103" office:value-type="string" calcext:value-type="string">
            <text:p>1976-01-07</text:p>
          </table:table-cell>
          <table:table-cell office:value-type="string" calcext:value-type="string">
            <text:p>primo</text:p>
          </table:table-cell>
          <table:table-cell table:style-name="ce14" office:value-type="float" office:value="243" calcext:value-type="float">
            <text:p>243</text:p>
          </table:table-cell>
          <table:table-cell table:style-name="ce89" table:formula="of:=RANDBETWEEN(1000000;9999999)" office:value-type="float" office:value="3959492" calcext:value-type="float">
            <text:p>3959492</text:p>
          </table:table-cell>
          <table:table-cell table:style-name="ce89" table:formula="of:=RANDBETWEEN(10000000;100000000)" office:value-type="float" office:value="99988330" calcext:value-type="float">
            <text:p>99988330</text:p>
          </table:table-cell>
          <table:table-cell table:formula="of:=[.F50]" office:value-type="string" office:string-value="Argentina" calcext:value-type="string">
            <text:p>Argentin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50]" office:value-type="float" office:value="21" calcext:value-type="float">
            <text:p>21</text:p>
          </table:table-cell>
          <table:table-cell/>
          <table:table-cell table:style-name="ce15" table:formula="of:=CONCATENATE(&quot;(&quot;;[.J50];&quot;,&quot;;[.K50];&quot;,&quot;;[.L50];&quot;,&quot;;[.M50];&quot;,'&quot;;[.N50];&quot;',&quot;;[.O50];&quot;,&quot;;[.P50];&quot;,'&quot;;[.Q50];&quot;','&quot;;[.R50];&quot;','&quot;;[.S50];&quot;',&quot;;[.T50];&quot;,&quot;;[.U50];&quot;,&quot;;[.V50];&quot;,ROW(58,&quot;;[.W50];[.X50];&quot;) ,ROW('&quot;;[.Y50];&quot;','&quot;;[.Z50];&quot;'),ARRAY['&quot;;[.AA50];&quot;','&quot;;[.AB50];&quot;','&quot;;[.AC50];&quot;','&quot;;[.AD50];&quot;','&quot;;[.AE50];&quot;','&quot;;[.AF50];&quot;']::varchar(50)[], ARRAY[ ROW(&quot;;[.AG50];&quot;,&quot;;[.AH50];&quot;,&quot;;[.AI50];&quot;,&quot;;[.AJ50];&quot;,'&quot;;[.AK50];&quot;','&quot;;[.AL50];&quot;',ROW(58,&quot;;[.AM50];[.AN50];&quot;) ), ROW(&quot;;[.AO50];&quot;,&quot;;[.AP50];&quot;,&quot;;[.AQ50];&quot;,&quot;;[.AR50];&quot;,'&quot;;[.AS50];&quot;','&quot;;[.AT50];&quot;',ROW(58,&quot;;[.AU50];[.AV50];&quot;) )]::familiar_ty[], ARRAY[ ROW('&quot;;[.AW50];&quot;','&quot;;[.AX50];&quot;'),row('&quot;;[.AY50];&quot;','&quot;;[.AZ50];&quot;') ]::identificacion_ty[], ARRAY[ ROW('&quot;;[.BA50];&quot;','&quot;;[.BB50];&quot;','&quot;;[.BC50];&quot;'), ROW('&quot;;[.BD50];&quot;','&quot;;[.BE50];&quot;','&quot;;[.BF50];&quot;') ]::nivel_educativo_ty[],null,'&quot;;[.BG50];&quot;'),&quot;)" office:value-type="string" office:string-value="('Matias','Orosio','Segura','Alvarenga','1991-05-26',156,71,'marrón claro','20/16','no_clasificado','personal_inteligencia_data/foto.png','personal_inteligencia_data/huella_digital.png','personal_inteligencia_data/huella_retina.png',ROW(58,4248629731) ,ROW('55812623','Malasia'),ARRAY['inglés','árabe','portugués','francés','null','null']::varchar(50)[], ARRAY[ ROW('Valentin','Fermin','Burgos','Caraballo','1976-01-07','primo',ROW(58,2439510518) ), ROW('Lucrecia','Margarita','Alonzo','Saenz','1976-01-07','primo',ROW(58,2433959492) )]::familiar_ty[], ARRAY[ ROW('99988330','Argentina'),row('null','null') ]::identificacion_ty[], ARRAY[ ROW('Comunicación','null','null'), ROW('Comunicación','null','null') ]::nivel_educativo_ty[],null,'21')," calcext:value-type="string">
            <text:p>('Matias','Orosio','Segura','Alvarenga','1991-05-26',156,71,'marrón claro','20/16','no_clasificado','personal_inteligencia_data/foto.png','personal_inteligencia_data/huella_digital.png','personal_inteligencia_data/huella_retina.png',ROW(58,4248629731) ,ROW('55812623','Malasia'),ARRAY['inglés','árabe','portugués','francés','null','null']::varchar(50)[], ARRAY[ ROW('Valentin','Fermin','Burgos','Caraballo','1976-01-07','primo',ROW(58,2439510518) ), ROW('Lucrecia','Margarita','Alonzo','Saenz','1976-01-07','primo',ROW(58,2433959492) )]::familiar_ty[], ARRAY[ ROW('99988330','Argentina'),row('null','null') ]::identificacion_ty[], ARRAY[ ROW('Comunicación','null','null'), ROW('Comunicación','null','null') ]::nivel_educativo_ty[],null,'21'),</text:p>
          </table:table-cell>
          <table:table-cell table:number-columns-repeated="963"/>
        </table:table-row>
        <table:table-row table:style-name="ro6">
          <table:table-cell table:style-name="ce88" table:formula="of:=[.D51]-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88" table:formula="of:=[.A51]+10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Argentin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Amar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aldana'</text:p>
          </table:table-cell>
          <table:table-cell office:value-type="string" calcext:value-type="string">
            <text:p>'Delao'</text:p>
          </table:table-cell>
          <table:table-cell table:style-name="ce103" office:value-type="string" calcext:value-type="string">
            <text:p>1990-08-30</text:p>
          </table:table-cell>
          <table:table-cell table:style-name="ce12" office:value-type="float" office:value="188" calcext:value-type="float">
            <text:p>188</text:p>
          </table:table-cell>
          <table:table-cell table:style-name="ce12" office:value-type="float" office:value="82" calcext:value-type="float">
            <text:p>82</text:p>
          </table:table-cell>
          <table:table-cell office:value-type="string" calcext:value-type="string">
            <text:p>azul oscuro</text:p>
          </table:table-cell>
          <table:table-cell table:style-name="ce13" office:value-type="string" calcext:value-type="string">
            <text:p>20/2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5333514" calcext:value-type="float">
            <text:p>5333514</text:p>
          </table:table-cell>
          <table:table-cell table:formula="of:=RANDBETWEEN(10000000;99999999)" office:value-type="float" office:value="14633787" calcext:value-type="float">
            <text:p>14633787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table:style-name="ce14" office:value-type="string" calcext:value-type="string">
            <text:p>bengalí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James'</text:p>
          </table:table-cell>
          <table:table-cell office:value-type="string" calcext:value-type="string">
            <text:p>'Lopez'</text:p>
          </table:table-cell>
          <table:table-cell table:style-name="ce103" office:value-type="string" calcext:value-type="string">
            <text:p>1937-04-10</text:p>
          </table:table-cell>
          <table:table-cell office:value-type="string" calcext:value-type="string">
            <text:p>abuelo</text:p>
          </table:table-cell>
          <table:table-cell table:style-name="ce14" office:value-type="float" office:value="234" calcext:value-type="float">
            <text:p>234</text:p>
          </table:table-cell>
          <table:table-cell table:style-name="ce89" table:formula="of:=RANDBETWEEN(1000000;9999999)" office:value-type="float" office:value="7372186" calcext:value-type="float">
            <text:p>7372186</text:p>
          </table:table-cell>
          <table:table-cell office:value-type="string" calcext:value-type="string">
            <text:p>'Myriam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Ochoa'</text:p>
          </table:table-cell>
          <table:table-cell table:style-name="ce103" office:value-type="string" calcext:value-type="string">
            <text:p>1937-04-10</text:p>
          </table:table-cell>
          <table:table-cell office:value-type="string" calcext:value-type="string">
            <text:p>abuelo</text:p>
          </table:table-cell>
          <table:table-cell table:style-name="ce14" office:value-type="float" office:value="234" calcext:value-type="float">
            <text:p>234</text:p>
          </table:table-cell>
          <table:table-cell table:style-name="ce89" table:formula="of:=RANDBETWEEN(1000000;9999999)" office:value-type="float" office:value="2555942" calcext:value-type="float">
            <text:p>2555942</text:p>
          </table:table-cell>
          <table:table-cell table:style-name="ce89" table:formula="of:=RANDBETWEEN(10000000;100000000)" office:value-type="float" office:value="14000242" calcext:value-type="float">
            <text:p>14000242</text:p>
          </table:table-cell>
          <table:table-cell table:formula="of:=[.F51]" office:value-type="string" office:string-value="Argentina" calcext:value-type="string">
            <text:p>Argentin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51]" office:value-type="float" office:value="21" calcext:value-type="float">
            <text:p>21</text:p>
          </table:table-cell>
          <table:table-cell/>
          <table:table-cell table:style-name="ce15" table:formula="of:=CONCATENATE(&quot;(&quot;;[.J51];&quot;,&quot;;[.K51];&quot;,&quot;;[.L51];&quot;,&quot;;[.M51];&quot;,'&quot;;[.N51];&quot;',&quot;;[.O51];&quot;,&quot;;[.P51];&quot;,'&quot;;[.Q51];&quot;','&quot;;[.R51];&quot;','&quot;;[.S51];&quot;',&quot;;[.T51];&quot;,&quot;;[.U51];&quot;,&quot;;[.V51];&quot;,ROW(58,&quot;;[.W51];[.X51];&quot;) ,ROW('&quot;;[.Y51];&quot;','&quot;;[.Z51];&quot;'),ARRAY['&quot;;[.AA51];&quot;','&quot;;[.AB51];&quot;','&quot;;[.AC51];&quot;','&quot;;[.AD51];&quot;','&quot;;[.AE51];&quot;','&quot;;[.AF51];&quot;']::varchar(50)[], ARRAY[ ROW(&quot;;[.AG51];&quot;,&quot;;[.AH51];&quot;,&quot;;[.AI51];&quot;,&quot;;[.AJ51];&quot;,'&quot;;[.AK51];&quot;','&quot;;[.AL51];&quot;',ROW(58,&quot;;[.AM51];[.AN51];&quot;) ), ROW(&quot;;[.AO51];&quot;,&quot;;[.AP51];&quot;,&quot;;[.AQ51];&quot;,&quot;;[.AR51];&quot;,'&quot;;[.AS51];&quot;','&quot;;[.AT51];&quot;',ROW(58,&quot;;[.AU51];[.AV51];&quot;) )]::familiar_ty[], ARRAY[ ROW('&quot;;[.AW51];&quot;','&quot;;[.AX51];&quot;'),row('&quot;;[.AY51];&quot;','&quot;;[.AZ51];&quot;') ]::identificacion_ty[], ARRAY[ ROW('&quot;;[.BA51];&quot;','&quot;;[.BB51];&quot;','&quot;;[.BC51];&quot;'), ROW('&quot;;[.BD51];&quot;','&quot;;[.BE51];&quot;','&quot;;[.BF51];&quot;') ]::nivel_educativo_ty[],null,'&quot;;[.BG51];&quot;'),&quot;)" office:value-type="string" office:string-value="('Amara',null,'Saldana','Delao','1990-08-30',188,82,'azul oscuro','20/25','confidencial','personal_inteligencia_data/foto.png','personal_inteligencia_data/huella_digital.png','personal_inteligencia_data/huella_retina.png',ROW(58,4145333514) ,ROW('14633787','Uganda'),ARRAY['español','inglés','hindi','ruso','mandarín','bengalí']::varchar(50)[], ARRAY[ ROW('Jorge',null,'James','Lopez','1937-04-10','abuelo',ROW(58,2347372186) ), ROW('Myriam','Zoe','Serrano','Ochoa','1937-04-10','abuelo',ROW(58,2342555942) )]::familiar_ty[], ARRAY[ ROW('14000242','Argentina'),row('null','null') ]::identificacion_ty[], ARRAY[ ROW('Comunicación','null','null'), ROW('null','null','null') ]::nivel_educativo_ty[],null,'21')," calcext:value-type="string">
            <text:p>('Amara',null,'Saldana','Delao','1990-08-30',188,82,'azul oscuro','20/25','confidencial','personal_inteligencia_data/foto.png','personal_inteligencia_data/huella_digital.png','personal_inteligencia_data/huella_retina.png',ROW(58,4145333514) ,ROW('14633787','Uganda'),ARRAY['español','inglés','hindi','ruso','mandarín','bengalí']::varchar(50)[], ARRAY[ ROW('Jorge',null,'James','Lopez','1937-04-10','abuelo',ROW(58,2347372186) ), ROW('Myriam','Zoe','Serrano','Ochoa','1937-04-10','abuelo',ROW(58,2342555942) )]::familiar_ty[], ARRAY[ ROW('14000242','Argentina'),row('null','null') ]::identificacion_ty[], ARRAY[ ROW('Comunicación','null','null'), ROW('null','null','null') ]::nivel_educativo_ty[],null,'21'),</text:p>
          </table:table-cell>
          <table:table-cell table:number-columns-repeated="963"/>
        </table:table-row>
        <table:table-row table:style-name="ro6">
          <table:table-cell table:style-name="ce88" table:formula="of:=[.D52]-9" office:value-type="float" office:value="13" calcext:value-type="float">
            <text:p>13</text:p>
          </table:table-cell>
          <table:table-cell table:style-name="ce9" office:value-type="float" office:value="5" calcext:value-type="float">
            <text:p>5</text:p>
          </table:table-cell>
          <table:table-cell table:style-name="ce88" table:formula="of:=[.A52]+10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aipei</text:p>
          </table:table-cell>
          <table:table-cell office:value-type="string" calcext:value-type="string">
            <text:p>Taiwá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Nikita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Sanabria'</text:p>
          </table:table-cell>
          <table:table-cell office:value-type="string" calcext:value-type="string">
            <text:p>'Monreal'</text:p>
          </table:table-cell>
          <table:table-cell table:style-name="ce103" office:value-type="string" calcext:value-type="string">
            <text:p>2000-10-29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67" calcext:value-type="float">
            <text:p>67</text:p>
          </table:table-cell>
          <table:table-cell office:value-type="string" calcext:value-type="string">
            <text:p>azul oscuro</text:p>
          </table:table-cell>
          <table:table-cell table:style-name="ce13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8853525" calcext:value-type="float">
            <text:p>8853525</text:p>
          </table:table-cell>
          <table:table-cell table:formula="of:=RANDBETWEEN(10000000;99999999)" office:value-type="float" office:value="78124138" calcext:value-type="float">
            <text:p>7812413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lcala'</text:p>
          </table:table-cell>
          <table:table-cell office:value-type="string" calcext:value-type="string">
            <text:p>'Falcon'</text:p>
          </table:table-cell>
          <table:table-cell table:style-name="ce103" office:value-type="string" calcext:value-type="string">
            <text:p>1981-02-02</text:p>
          </table:table-cell>
          <table:table-cell office:value-type="string" calcext:value-type="string">
            <text:p>tío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8736482" calcext:value-type="float">
            <text:p>8736482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rris'</text:p>
          </table:table-cell>
          <table:table-cell office:value-type="string" calcext:value-type="string">
            <text:p>'Serrato'</text:p>
          </table:table-cell>
          <table:table-cell table:style-name="ce103" office:value-type="string" calcext:value-type="string">
            <text:p>1981-02-02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9819370" calcext:value-type="float">
            <text:p>9819370</text:p>
          </table:table-cell>
          <table:table-cell table:style-name="ce89" table:formula="of:=RANDBETWEEN(10000000;100000000)" office:value-type="float" office:value="27480450" calcext:value-type="float">
            <text:p>27480450</text:p>
          </table:table-cell>
          <table:table-cell table:formula="of:=[.F52]" office:value-type="string" office:string-value="Taiwán" calcext:value-type="string">
            <text:p>Taiwán</text:p>
          </table:table-cell>
          <table:table-cell table:style-name="ce89" table:formula="of:=RANDBETWEEN(10000000;100000000)" office:value-type="float" office:value="98178551" calcext:value-type="float">
            <text:p>98178551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Criminología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52]" office:value-type="float" office:value="22" calcext:value-type="float">
            <text:p>22</text:p>
          </table:table-cell>
          <table:table-cell/>
          <table:table-cell table:style-name="ce15" table:formula="of:=CONCATENATE(&quot;(&quot;;[.J52];&quot;,&quot;;[.K52];&quot;,&quot;;[.L52];&quot;,&quot;;[.M52];&quot;,'&quot;;[.N52];&quot;',&quot;;[.O52];&quot;,&quot;;[.P52];&quot;,'&quot;;[.Q52];&quot;','&quot;;[.R52];&quot;','&quot;;[.S52];&quot;',&quot;;[.T52];&quot;,&quot;;[.U52];&quot;,&quot;;[.V52];&quot;,ROW(58,&quot;;[.W52];[.X52];&quot;) ,ROW('&quot;;[.Y52];&quot;','&quot;;[.Z52];&quot;'),ARRAY['&quot;;[.AA52];&quot;','&quot;;[.AB52];&quot;','&quot;;[.AC52];&quot;','&quot;;[.AD52];&quot;','&quot;;[.AE52];&quot;','&quot;;[.AF52];&quot;']::varchar(50)[], ARRAY[ ROW(&quot;;[.AG52];&quot;,&quot;;[.AH52];&quot;,&quot;;[.AI52];&quot;,&quot;;[.AJ52];&quot;,'&quot;;[.AK52];&quot;','&quot;;[.AL52];&quot;',ROW(58,&quot;;[.AM52];[.AN52];&quot;) ), ROW(&quot;;[.AO52];&quot;,&quot;;[.AP52];&quot;,&quot;;[.AQ52];&quot;,&quot;;[.AR52];&quot;,'&quot;;[.AS52];&quot;','&quot;;[.AT52];&quot;',ROW(58,&quot;;[.AU52];[.AV52];&quot;) )]::familiar_ty[], ARRAY[ ROW('&quot;;[.AW52];&quot;','&quot;;[.AX52];&quot;'),row('&quot;;[.AY52];&quot;','&quot;;[.AZ52];&quot;') ]::identificacion_ty[], ARRAY[ ROW('&quot;;[.BA52];&quot;','&quot;;[.BB52];&quot;','&quot;;[.BC52];&quot;'), ROW('&quot;;[.BD52];&quot;','&quot;;[.BE52];&quot;','&quot;;[.BF52];&quot;') ]::nivel_educativo_ty[],null,'&quot;;[.BG52];&quot;'),&quot;)" office:value-type="string" office:string-value="('Nikita','Victoria','Sanabria','Monreal','2000-10-29',160,67,'azul oscuro','20/20','top_secret','personal_inteligencia_data/foto.png','personal_inteligencia_data/huella_digital.png','personal_inteligencia_data/huella_retina.png',ROW(58,2128853525) ,ROW('78124138','Australia'),ARRAY['español','inglés','portugués','francés','null','null']::varchar(50)[], ARRAY[ ROW('Poncio',null,'Alcala','Falcon','1981-02-02','tío',ROW(58,2128736482) ), ROW('Silvester',null,'Morris','Serrato','1981-02-02','primo',ROW(58,2129819370) )]::familiar_ty[], ARRAY[ ROW('27480450','Taiwán'),row('98178551','Irlanda') ]::identificacion_ty[], ARRAY[ ROW('Criminología','null','null'), ROW('null','null','null') ]::nivel_educativo_ty[],null,'22')," calcext:value-type="string">
            <text:p>('Nikita','Victoria','Sanabria','Monreal','2000-10-29',160,67,'azul oscuro','20/20','top_secret','personal_inteligencia_data/foto.png','personal_inteligencia_data/huella_digital.png','personal_inteligencia_data/huella_retina.png',ROW(58,2128853525) ,ROW('78124138','Australia'),ARRAY['español','inglés','portugués','francés','null','null']::varchar(50)[], ARRAY[ ROW('Poncio',null,'Alcala','Falcon','1981-02-02','tío',ROW(58,2128736482) ), ROW('Silvester',null,'Morris','Serrato','1981-02-02','primo',ROW(58,2129819370) )]::familiar_ty[], ARRAY[ ROW('27480450','Taiwán'),row('98178551','Irlanda') ]::identificacion_ty[], ARRAY[ ROW('Criminología','null','null'), ROW('null','null','null') ]::nivel_educativo_ty[],null,'22'),</text:p>
          </table:table-cell>
          <table:table-cell table:number-columns-repeated="963"/>
        </table:table-row>
        <table:table-row table:style-name="ro6">
          <table:table-cell table:style-name="ce88" table:formula="of:=[.D53]-9" office:value-type="float" office:value="13" calcext:value-type="float">
            <text:p>13</text:p>
          </table:table-cell>
          <table:table-cell table:style-name="ce9" office:value-type="float" office:value="5" calcext:value-type="float">
            <text:p>5</text:p>
          </table:table-cell>
          <table:table-cell table:style-name="ce88" table:formula="of:=[.A53]+10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aipei</text:p>
          </table:table-cell>
          <table:table-cell office:value-type="string" calcext:value-type="string">
            <text:p>Taiwá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Benig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ozano'</text:p>
          </table:table-cell>
          <table:table-cell office:value-type="string" calcext:value-type="string">
            <text:p>'Garay'</text:p>
          </table:table-cell>
          <table:table-cell table:style-name="ce103" office:value-type="string" calcext:value-type="string">
            <text:p>2000-04-30</text:p>
          </table:table-cell>
          <table:table-cell table:style-name="ce12" office:value-type="float" office:value="163" calcext:value-type="float">
            <text:p>163</text:p>
          </table:table-cell>
          <table:table-cell table:style-name="ce12" office:value-type="float" office:value="82" calcext:value-type="float">
            <text:p>82</text:p>
          </table:table-cell>
          <table:table-cell office:value-type="string" calcext:value-type="string">
            <text:p>azul claro</text:p>
          </table:table-cell>
          <table:table-cell table:style-name="ce13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3323328" calcext:value-type="float">
            <text:p>3323328</text:p>
          </table:table-cell>
          <table:table-cell table:formula="of:=RANDBETWEEN(10000000;99999999)" office:value-type="float" office:value="65616501" calcext:value-type="float">
            <text:p>65616501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Quezada'</text:p>
          </table:table-cell>
          <table:table-cell office:value-type="string" calcext:value-type="string">
            <text:p>'Badillo'</text:p>
          </table:table-cell>
          <table:table-cell table:style-name="ce103" office:value-type="string" calcext:value-type="string">
            <text:p>1948-11-18</text:p>
          </table:table-cell>
          <table:table-cell office:value-type="string" calcext:value-type="string">
            <text:p>padre</text:p>
          </table:table-cell>
          <table:table-cell table:style-name="ce14" office:value-type="float" office:value="287" calcext:value-type="float">
            <text:p>287</text:p>
          </table:table-cell>
          <table:table-cell table:style-name="ce89" table:formula="of:=RANDBETWEEN(1000000;9999999)" office:value-type="float" office:value="1953818" calcext:value-type="float">
            <text:p>1953818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Roman'</text:p>
          </table:table-cell>
          <table:table-cell office:value-type="string" calcext:value-type="string">
            <text:p>'Reza'</text:p>
          </table:table-cell>
          <table:table-cell table:style-name="ce103" office:value-type="string" calcext:value-type="string">
            <text:p>1948-11-18</text:p>
          </table:table-cell>
          <table:table-cell office:value-type="string" calcext:value-type="string">
            <text:p>primo</text:p>
          </table:table-cell>
          <table:table-cell table:style-name="ce14" office:value-type="float" office:value="287" calcext:value-type="float">
            <text:p>287</text:p>
          </table:table-cell>
          <table:table-cell table:style-name="ce89" table:formula="of:=RANDBETWEEN(1000000;9999999)" office:value-type="float" office:value="8033521" calcext:value-type="float">
            <text:p>8033521</text:p>
          </table:table-cell>
          <table:table-cell table:style-name="ce89" table:formula="of:=RANDBETWEEN(10000000;100000000)" office:value-type="float" office:value="60740803" calcext:value-type="float">
            <text:p>60740803</text:p>
          </table:table-cell>
          <table:table-cell table:formula="of:=[.F53]" office:value-type="string" office:string-value="Taiwán" calcext:value-type="string">
            <text:p>Taiwán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iencias Sociales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53]" office:value-type="float" office:value="22" calcext:value-type="float">
            <text:p>22</text:p>
          </table:table-cell>
          <table:table-cell/>
          <table:table-cell table:style-name="ce15" table:formula="of:=CONCATENATE(&quot;(&quot;;[.J53];&quot;,&quot;;[.K53];&quot;,&quot;;[.L53];&quot;,&quot;;[.M53];&quot;,'&quot;;[.N53];&quot;',&quot;;[.O53];&quot;,&quot;;[.P53];&quot;,'&quot;;[.Q53];&quot;','&quot;;[.R53];&quot;','&quot;;[.S53];&quot;',&quot;;[.T53];&quot;,&quot;;[.U53];&quot;,&quot;;[.V53];&quot;,ROW(58,&quot;;[.W53];[.X53];&quot;) ,ROW('&quot;;[.Y53];&quot;','&quot;;[.Z53];&quot;'),ARRAY['&quot;;[.AA53];&quot;','&quot;;[.AB53];&quot;','&quot;;[.AC53];&quot;','&quot;;[.AD53];&quot;','&quot;;[.AE53];&quot;','&quot;;[.AF53];&quot;']::varchar(50)[], ARRAY[ ROW(&quot;;[.AG53];&quot;,&quot;;[.AH53];&quot;,&quot;;[.AI53];&quot;,&quot;;[.AJ53];&quot;,'&quot;;[.AK53];&quot;','&quot;;[.AL53];&quot;',ROW(58,&quot;;[.AM53];[.AN53];&quot;) ), ROW(&quot;;[.AO53];&quot;,&quot;;[.AP53];&quot;,&quot;;[.AQ53];&quot;,&quot;;[.AR53];&quot;,'&quot;;[.AS53];&quot;','&quot;;[.AT53];&quot;',ROW(58,&quot;;[.AU53];[.AV53];&quot;) )]::familiar_ty[], ARRAY[ ROW('&quot;;[.AW53];&quot;','&quot;;[.AX53];&quot;'),row('&quot;;[.AY53];&quot;','&quot;;[.AZ53];&quot;') ]::identificacion_ty[], ARRAY[ ROW('&quot;;[.BA53];&quot;','&quot;;[.BB53];&quot;','&quot;;[.BC53];&quot;'), ROW('&quot;;[.BD53];&quot;','&quot;;[.BE53];&quot;','&quot;;[.BF53];&quot;') ]::nivel_educativo_ty[],null,'&quot;;[.BG53];&quot;'),&quot;)" office:value-type="string" office:string-value="('Benigno',null,'Lozano','Garay','2000-04-30',163,82,'azul claro','20/20','no_clasificado','personal_inteligencia_data/foto.png','personal_inteligencia_data/huella_digital.png','personal_inteligencia_data/huella_retina.png',ROW(58,2123323328) ,ROW('65616501','Holanda'),ARRAY['inglés','árabe','portugués','francés','null','null']::varchar(50)[], ARRAY[ ROW('Julian',null,'Quezada','Badillo','1948-11-18','padre',ROW(58,2871953818) ), ROW('Ophelia','Genesis','Roman','Reza','1948-11-18','primo',ROW(58,2878033521) )]::familiar_ty[], ARRAY[ ROW('60740803','Taiwán'),row('null','null') ]::identificacion_ty[], ARRAY[ ROW('Ciencias Sociales','null','null'), ROW('Derecho','null','null') ]::nivel_educativo_ty[],null,'22')," calcext:value-type="string">
            <text:p>('Benigno',null,'Lozano','Garay','2000-04-30',163,82,'azul claro','20/20','no_clasificado','personal_inteligencia_data/foto.png','personal_inteligencia_data/huella_digital.png','personal_inteligencia_data/huella_retina.png',ROW(58,2123323328) ,ROW('65616501','Holanda'),ARRAY['inglés','árabe','portugués','francés','null','null']::varchar(50)[], ARRAY[ ROW('Julian',null,'Quezada','Badillo','1948-11-18','padre',ROW(58,2871953818) ), ROW('Ophelia','Genesis','Roman','Reza','1948-11-18','primo',ROW(58,2878033521) )]::familiar_ty[], ARRAY[ ROW('60740803','Taiwán'),row('null','null') ]::identificacion_ty[], ARRAY[ ROW('Ciencias Sociales','null','null'), ROW('Derecho','null','null') ]::nivel_educativo_ty[],null,'22'),</text:p>
          </table:table-cell>
          <table:table-cell table:number-columns-repeated="963"/>
        </table:table-row>
        <table:table-row table:style-name="ro6">
          <table:table-cell table:style-name="ce88" table:formula="of:=[.D54]-9" office:value-type="float" office:value="13" calcext:value-type="float">
            <text:p>13</text:p>
          </table:table-cell>
          <table:table-cell table:style-name="ce9" office:value-type="float" office:value="5" calcext:value-type="float">
            <text:p>5</text:p>
          </table:table-cell>
          <table:table-cell table:style-name="ce88" table:formula="of:=[.A54]+10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aipei</text:p>
          </table:table-cell>
          <table:table-cell office:value-type="string" calcext:value-type="string">
            <text:p>Taiwá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Jonatha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ballero'</text:p>
          </table:table-cell>
          <table:table-cell office:value-type="string" calcext:value-type="string">
            <text:p>'Hidalgo'</text:p>
          </table:table-cell>
          <table:table-cell table:style-name="ce103" office:value-type="string" calcext:value-type="string">
            <text:p>1986-05-04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float" office:value="92" calcext:value-type="float">
            <text:p>92</text:p>
          </table:table-cell>
          <table:table-cell office:value-type="string" calcext:value-type="string">
            <text:p>azul claro</text:p>
          </table:table-cell>
          <table:table-cell table:style-name="ce13" office:value-type="string" calcext:value-type="string">
            <text:p>20/8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43" calcext:value-type="float">
            <text:p>243</text:p>
          </table:table-cell>
          <table:table-cell table:formula="of:=RANDBETWEEN(1000000;9999999)" office:value-type="float" office:value="1709705" calcext:value-type="float">
            <text:p>1709705</text:p>
          </table:table-cell>
          <table:table-cell table:formula="of:=RANDBETWEEN(10000000;99999999)" office:value-type="float" office:value="28591053" calcext:value-type="float">
            <text:p>28591053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Juliano'</text:p>
          </table:table-cell>
          <table:table-cell office:value-type="string" calcext:value-type="string">
            <text:p>'Bello'</text:p>
          </table:table-cell>
          <table:table-cell office:value-type="string" calcext:value-type="string">
            <text:p>'Osuna'</text:p>
          </table:table-cell>
          <table:table-cell table:style-name="ce103" office:value-type="string" calcext:value-type="string">
            <text:p>1978-12-06</text:p>
          </table:table-cell>
          <table:table-cell office:value-type="string" calcext:value-type="string">
            <text:p>tío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8042478" calcext:value-type="float">
            <text:p>8042478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Pabon'</text:p>
          </table:table-cell>
          <table:table-cell office:value-type="string" calcext:value-type="string">
            <text:p>'Zambrano'</text:p>
          </table:table-cell>
          <table:table-cell table:style-name="ce103" office:value-type="string" calcext:value-type="string">
            <text:p>1978-12-06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7607228" calcext:value-type="float">
            <text:p>7607228</text:p>
          </table:table-cell>
          <table:table-cell table:style-name="ce89" table:formula="of:=RANDBETWEEN(10000000;100000000)" office:value-type="float" office:value="90388000" calcext:value-type="float">
            <text:p>90388000</text:p>
          </table:table-cell>
          <table:table-cell table:formula="of:=[.F54]" office:value-type="string" office:string-value="Taiwán" calcext:value-type="string">
            <text:p>Taiwán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style-name="ce14" office:value-type="string" calcext:value-type="string">
            <text:p>Enfermería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54]" office:value-type="float" office:value="22" calcext:value-type="float">
            <text:p>22</text:p>
          </table:table-cell>
          <table:table-cell/>
          <table:table-cell table:style-name="ce15" table:formula="of:=CONCATENATE(&quot;(&quot;;[.J54];&quot;,&quot;;[.K54];&quot;,&quot;;[.L54];&quot;,&quot;;[.M54];&quot;,'&quot;;[.N54];&quot;',&quot;;[.O54];&quot;,&quot;;[.P54];&quot;,'&quot;;[.Q54];&quot;','&quot;;[.R54];&quot;','&quot;;[.S54];&quot;',&quot;;[.T54];&quot;,&quot;;[.U54];&quot;,&quot;;[.V54];&quot;,ROW(58,&quot;;[.W54];[.X54];&quot;) ,ROW('&quot;;[.Y54];&quot;','&quot;;[.Z54];&quot;'),ARRAY['&quot;;[.AA54];&quot;','&quot;;[.AB54];&quot;','&quot;;[.AC54];&quot;','&quot;;[.AD54];&quot;','&quot;;[.AE54];&quot;','&quot;;[.AF54];&quot;']::varchar(50)[], ARRAY[ ROW(&quot;;[.AG54];&quot;,&quot;;[.AH54];&quot;,&quot;;[.AI54];&quot;,&quot;;[.AJ54];&quot;,'&quot;;[.AK54];&quot;','&quot;;[.AL54];&quot;',ROW(58,&quot;;[.AM54];[.AN54];&quot;) ), ROW(&quot;;[.AO54];&quot;,&quot;;[.AP54];&quot;,&quot;;[.AQ54];&quot;,&quot;;[.AR54];&quot;,'&quot;;[.AS54];&quot;','&quot;;[.AT54];&quot;',ROW(58,&quot;;[.AU54];[.AV54];&quot;) )]::familiar_ty[], ARRAY[ ROW('&quot;;[.AW54];&quot;','&quot;;[.AX54];&quot;'),row('&quot;;[.AY54];&quot;','&quot;;[.AZ54];&quot;') ]::identificacion_ty[], ARRAY[ ROW('&quot;;[.BA54];&quot;','&quot;;[.BB54];&quot;','&quot;;[.BC54];&quot;'), ROW('&quot;;[.BD54];&quot;','&quot;;[.BE54];&quot;','&quot;;[.BF54];&quot;') ]::nivel_educativo_ty[],null,'&quot;;[.BG54];&quot;'),&quot;)" office:value-type="string" office:string-value="('Jonathan',null,'Caballero','Hidalgo','1986-05-04',162,92,'azul claro','20/80','no_clasificado','personal_inteligencia_data/foto.png','personal_inteligencia_data/huella_digital.png','personal_inteligencia_data/huella_retina.png',ROW(58,2431709705) ,ROW('28591053','Malasia'),ARRAY['español','inglés','hindi','ruso','mandarín','null']::varchar(50)[], ARRAY[ ROW('Vicente','Juliano','Bello','Osuna','1978-12-06','tío',ROW(58,2128042478) ), ROW('Ophelia','Isabella','Pabon','Zambrano','1978-12-06','abuelo',ROW(58,2127607228) )]::familiar_ty[], ARRAY[ ROW('90388000','Taiwán'),row('null','null') ]::identificacion_ty[], ARRAY[ ROW('Enfermería','null','null'), ROW('null','null','null') ]::nivel_educativo_ty[],null,'22')," calcext:value-type="string">
            <text:p>('Jonathan',null,'Caballero','Hidalgo','1986-05-04',162,92,'azul claro','20/80','no_clasificado','personal_inteligencia_data/foto.png','personal_inteligencia_data/huella_digital.png','personal_inteligencia_data/huella_retina.png',ROW(58,2431709705) ,ROW('28591053','Malasia'),ARRAY['español','inglés','hindi','ruso','mandarín','null']::varchar(50)[], ARRAY[ ROW('Vicente','Juliano','Bello','Osuna','1978-12-06','tío',ROW(58,2128042478) ), ROW('Ophelia','Isabella','Pabon','Zambrano','1978-12-06','abuelo',ROW(58,2127607228) )]::familiar_ty[], ARRAY[ ROW('90388000','Taiwán'),row('null','null') ]::identificacion_ty[], ARRAY[ ROW('Enfermería','null','null'), ROW('null','null','null') ]::nivel_educativo_ty[],null,'22'),</text:p>
          </table:table-cell>
          <table:table-cell table:number-columns-repeated="963"/>
        </table:table-row>
        <table:table-row table:style-name="ro6">
          <table:table-cell table:style-name="ce88" table:formula="of:=[.D55]-9" office:value-type="float" office:value="13" calcext:value-type="float">
            <text:p>13</text:p>
          </table:table-cell>
          <table:table-cell table:style-name="ce9" office:value-type="float" office:value="5" calcext:value-type="float">
            <text:p>5</text:p>
          </table:table-cell>
          <table:table-cell table:style-name="ce88" table:formula="of:=[.A55]+10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aipei</text:p>
          </table:table-cell>
          <table:table-cell office:value-type="string" calcext:value-type="string">
            <text:p>Taiwá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Jiovani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Barahona'</text:p>
          </table:table-cell>
          <table:table-cell table:style-name="ce103" office:value-type="string" calcext:value-type="string">
            <text:p>2000-04-29</text:p>
          </table:table-cell>
          <table:table-cell table:style-name="ce12" office:value-type="float" office:value="185" calcext:value-type="float">
            <text:p>185</text:p>
          </table:table-cell>
          <table:table-cell table:style-name="ce12" office:value-type="float" office:value="67" calcext:value-type="float">
            <text:p>67</text:p>
          </table:table-cell>
          <table:table-cell office:value-type="string" calcext:value-type="string">
            <text:p>marrón oscuro</text:p>
          </table:table-cell>
          <table:table-cell table:style-name="ce13" office:value-type="string" calcext:value-type="string">
            <text:p>20/12.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44" calcext:value-type="float">
            <text:p>244</text:p>
          </table:table-cell>
          <table:table-cell table:formula="of:=RANDBETWEEN(1000000;9999999)" office:value-type="float" office:value="1864000" calcext:value-type="float">
            <text:p>1864000</text:p>
          </table:table-cell>
          <table:table-cell table:formula="of:=RANDBETWEEN(10000000;99999999)" office:value-type="float" office:value="87010333" calcext:value-type="float">
            <text:p>87010333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mad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Rendon'</text:p>
          </table:table-cell>
          <table:table-cell office:value-type="string" calcext:value-type="string">
            <text:p>'Ochoa'</text:p>
          </table:table-cell>
          <table:table-cell table:style-name="ce103" office:value-type="string" calcext:value-type="string">
            <text:p>1976-07-16</text:p>
          </table:table-cell>
          <table:table-cell office:value-type="string" calcext:value-type="string">
            <text:p>abuelo</text:p>
          </table:table-cell>
          <table:table-cell table:style-name="ce14" office:value-type="float" office:value="244" calcext:value-type="float">
            <text:p>244</text:p>
          </table:table-cell>
          <table:table-cell table:style-name="ce89" table:formula="of:=RANDBETWEEN(1000000;9999999)" office:value-type="float" office:value="2984391" calcext:value-type="float">
            <text:p>2984391</text:p>
          </table:table-cell>
          <table:table-cell office:value-type="string" calcext:value-type="string">
            <text:p>'Rosali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Montes'</text:p>
          </table:table-cell>
          <table:table-cell table:style-name="ce103" office:value-type="string" calcext:value-type="string">
            <text:p>1976-07-16</text:p>
          </table:table-cell>
          <table:table-cell office:value-type="string" calcext:value-type="string">
            <text:p>hermano</text:p>
          </table:table-cell>
          <table:table-cell table:style-name="ce14" office:value-type="float" office:value="244" calcext:value-type="float">
            <text:p>244</text:p>
          </table:table-cell>
          <table:table-cell table:style-name="ce89" table:formula="of:=RANDBETWEEN(1000000;9999999)" office:value-type="float" office:value="1898069" calcext:value-type="float">
            <text:p>1898069</text:p>
          </table:table-cell>
          <table:table-cell table:style-name="ce89" table:formula="of:=RANDBETWEEN(10000000;100000000)" office:value-type="float" office:value="17889373" calcext:value-type="float">
            <text:p>17889373</text:p>
          </table:table-cell>
          <table:table-cell table:formula="of:=[.F55]" office:value-type="string" office:string-value="Taiwán" calcext:value-type="string">
            <text:p>Taiwán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55]" office:value-type="float" office:value="22" calcext:value-type="float">
            <text:p>22</text:p>
          </table:table-cell>
          <table:table-cell/>
          <table:table-cell table:style-name="ce15" table:formula="of:=CONCATENATE(&quot;(&quot;;[.J55];&quot;,&quot;;[.K55];&quot;,&quot;;[.L55];&quot;,&quot;;[.M55];&quot;,'&quot;;[.N55];&quot;',&quot;;[.O55];&quot;,&quot;;[.P55];&quot;,'&quot;;[.Q55];&quot;','&quot;;[.R55];&quot;','&quot;;[.S55];&quot;',&quot;;[.T55];&quot;,&quot;;[.U55];&quot;,&quot;;[.V55];&quot;,ROW(58,&quot;;[.W55];[.X55];&quot;) ,ROW('&quot;;[.Y55];&quot;','&quot;;[.Z55];&quot;'),ARRAY['&quot;;[.AA55];&quot;','&quot;;[.AB55];&quot;','&quot;;[.AC55];&quot;','&quot;;[.AD55];&quot;','&quot;;[.AE55];&quot;','&quot;;[.AF55];&quot;']::varchar(50)[], ARRAY[ ROW(&quot;;[.AG55];&quot;,&quot;;[.AH55];&quot;,&quot;;[.AI55];&quot;,&quot;;[.AJ55];&quot;,'&quot;;[.AK55];&quot;','&quot;;[.AL55];&quot;',ROW(58,&quot;;[.AM55];[.AN55];&quot;) ), ROW(&quot;;[.AO55];&quot;,&quot;;[.AP55];&quot;,&quot;;[.AQ55];&quot;,&quot;;[.AR55];&quot;,'&quot;;[.AS55];&quot;','&quot;;[.AT55];&quot;',ROW(58,&quot;;[.AU55];[.AV55];&quot;) )]::familiar_ty[], ARRAY[ ROW('&quot;;[.AW55];&quot;','&quot;;[.AX55];&quot;'),row('&quot;;[.AY55];&quot;','&quot;;[.AZ55];&quot;') ]::identificacion_ty[], ARRAY[ ROW('&quot;;[.BA55];&quot;','&quot;;[.BB55];&quot;','&quot;;[.BC55];&quot;'), ROW('&quot;;[.BD55];&quot;','&quot;;[.BE55];&quot;','&quot;;[.BF55];&quot;') ]::nivel_educativo_ty[],null,'&quot;;[.BG55];&quot;'),&quot;)" office:value-type="string" office:string-value="('Jiovani','Julian','Villeda','Barahona','2000-04-29',185,67,'marrón oscuro','20/12.5','confidencial','personal_inteligencia_data/foto.png','personal_inteligencia_data/huella_digital.png','personal_inteligencia_data/huella_retina.png',ROW(58,2441864000) ,ROW('87010333','Zimbabue'),ARRAY['español','inglés','portugués','francés','null','null']::varchar(50)[], ARRAY[ ROW('Amada',null,'Rendon','Ochoa','1976-07-16','abuelo',ROW(58,2442984391) ), ROW('Rosalia',null,'Valles','Montes','1976-07-16','hermano',ROW(58,2441898069) )]::familiar_ty[], ARRAY[ ROW('17889373','Taiwán'),row('null','null') ]::identificacion_ty[], ARRAY[ ROW('Criminología','null','null'), ROW('null','null','null') ]::nivel_educativo_ty[],null,'22')," calcext:value-type="string">
            <text:p>('Jiovani','Julian','Villeda','Barahona','2000-04-29',185,67,'marrón oscuro','20/12.5','confidencial','personal_inteligencia_data/foto.png','personal_inteligencia_data/huella_digital.png','personal_inteligencia_data/huella_retina.png',ROW(58,2441864000) ,ROW('87010333','Zimbabue'),ARRAY['español','inglés','portugués','francés','null','null']::varchar(50)[], ARRAY[ ROW('Amada',null,'Rendon','Ochoa','1976-07-16','abuelo',ROW(58,2442984391) ), ROW('Rosalia',null,'Valles','Montes','1976-07-16','hermano',ROW(58,2441898069) )]::familiar_ty[], ARRAY[ ROW('17889373','Taiwán'),row('null','null') ]::identificacion_ty[], ARRAY[ ROW('Criminología','null','null'), ROW('null','null','null') ]::nivel_educativo_ty[],null,'22'),</text:p>
          </table:table-cell>
          <table:table-cell table:number-columns-repeated="963"/>
        </table:table-row>
        <table:table-row table:style-name="ro6">
          <table:table-cell table:style-name="ce88" table:formula="of:=[.D56]-9" office:value-type="float" office:value="14" calcext:value-type="float">
            <text:p>14</text:p>
          </table:table-cell>
          <table:table-cell table:style-name="ce9" office:value-type="float" office:value="5" calcext:value-type="float">
            <text:p>5</text:p>
          </table:table-cell>
          <table:table-cell table:style-name="ce88" table:formula="of:=[.A56]+10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ainan</text:p>
          </table:table-cell>
          <table:table-cell office:value-type="string" calcext:value-type="string">
            <text:p>Taiwá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Yves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Avina'</text:p>
          </table:table-cell>
          <table:table-cell office:value-type="string" calcext:value-type="string">
            <text:p>'Camarena'</text:p>
          </table:table-cell>
          <table:table-cell table:style-name="ce103" office:value-type="string" calcext:value-type="string">
            <text:p>1983-09-14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84" calcext:value-type="float">
            <text:p>84</text:p>
          </table:table-cell>
          <table:table-cell office:value-type="string" calcext:value-type="string">
            <text:p>azul claro</text:p>
          </table:table-cell>
          <table:table-cell table:style-name="ce13" office:value-type="string" calcext:value-type="string">
            <text:p>20/16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4715525" calcext:value-type="float">
            <text:p>4715525</text:p>
          </table:table-cell>
          <table:table-cell table:formula="of:=RANDBETWEEN(10000000;99999999)" office:value-type="float" office:value="53590632" calcext:value-type="float">
            <text:p>53590632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Sebastia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bral'</text:p>
          </table:table-cell>
          <table:table-cell office:value-type="string" calcext:value-type="string">
            <text:p>'Cedillo'</text:p>
          </table:table-cell>
          <table:table-cell table:style-name="ce103" office:value-type="string" calcext:value-type="string">
            <text:p>1936-02-14</text:p>
          </table:table-cell>
          <table:table-cell office:value-type="string" calcext:value-type="string">
            <text:p>padre</text:p>
          </table:table-cell>
          <table:table-cell office:value-type="float" office:value="424" calcext:value-type="float">
            <text:p>424</text:p>
          </table:table-cell>
          <table:table-cell table:style-name="ce89" table:formula="of:=RANDBETWEEN(1000000;9999999)" office:value-type="float" office:value="9054168" calcext:value-type="float">
            <text:p>9054168</text:p>
          </table:table-cell>
          <table:table-cell office:value-type="string" calcext:value-type="string">
            <text:p>'Magali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Izquierdo'</text:p>
          </table:table-cell>
          <table:table-cell table:style-name="ce103" office:value-type="string" calcext:value-type="string">
            <text:p>1936-02-14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89" table:formula="of:=RANDBETWEEN(1000000;9999999)" office:value-type="float" office:value="5994444" calcext:value-type="float">
            <text:p>5994444</text:p>
          </table:table-cell>
          <table:table-cell table:style-name="ce89" table:formula="of:=RANDBETWEEN(10000000;100000000)" office:value-type="float" office:value="83112362" calcext:value-type="float">
            <text:p>83112362</text:p>
          </table:table-cell>
          <table:table-cell table:formula="of:=[.F56]" office:value-type="string" office:string-value="Taiwán" calcext:value-type="string">
            <text:p>Taiwán</text:p>
          </table:table-cell>
          <table:table-cell table:style-name="ce89" table:formula="of:=RANDBETWEEN(10000000;100000000)" office:value-type="float" office:value="26911612" calcext:value-type="float">
            <text:p>26911612</text:p>
          </table:table-cell>
          <table:table-cell office:value-type="string" calcext:value-type="string">
            <text:p>Irlanda</text:p>
          </table:table-cell>
          <table:table-cell table:style-name="ce14" office:value-type="string" calcext:value-type="string">
            <text:p>Psicología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56]" office:value-type="float" office:value="23" calcext:value-type="float">
            <text:p>23</text:p>
          </table:table-cell>
          <table:table-cell/>
          <table:table-cell table:style-name="ce15" table:formula="of:=CONCATENATE(&quot;(&quot;;[.J56];&quot;,&quot;;[.K56];&quot;,&quot;;[.L56];&quot;,&quot;;[.M56];&quot;,'&quot;;[.N56];&quot;',&quot;;[.O56];&quot;,&quot;;[.P56];&quot;,'&quot;;[.Q56];&quot;','&quot;;[.R56];&quot;','&quot;;[.S56];&quot;',&quot;;[.T56];&quot;,&quot;;[.U56];&quot;,&quot;;[.V56];&quot;,ROW(58,&quot;;[.W56];[.X56];&quot;) ,ROW('&quot;;[.Y56];&quot;','&quot;;[.Z56];&quot;'),ARRAY['&quot;;[.AA56];&quot;','&quot;;[.AB56];&quot;','&quot;;[.AC56];&quot;','&quot;;[.AD56];&quot;','&quot;;[.AE56];&quot;','&quot;;[.AF56];&quot;']::varchar(50)[], ARRAY[ ROW(&quot;;[.AG56];&quot;,&quot;;[.AH56];&quot;,&quot;;[.AI56];&quot;,&quot;;[.AJ56];&quot;,'&quot;;[.AK56];&quot;','&quot;;[.AL56];&quot;',ROW(58,&quot;;[.AM56];[.AN56];&quot;) ), ROW(&quot;;[.AO56];&quot;,&quot;;[.AP56];&quot;,&quot;;[.AQ56];&quot;,&quot;;[.AR56];&quot;,'&quot;;[.AS56];&quot;','&quot;;[.AT56];&quot;',ROW(58,&quot;;[.AU56];[.AV56];&quot;) )]::familiar_ty[], ARRAY[ ROW('&quot;;[.AW56];&quot;','&quot;;[.AX56];&quot;'),row('&quot;;[.AY56];&quot;','&quot;;[.AZ56];&quot;') ]::identificacion_ty[], ARRAY[ ROW('&quot;;[.BA56];&quot;','&quot;;[.BB56];&quot;','&quot;;[.BC56];&quot;'), ROW('&quot;;[.BD56];&quot;','&quot;;[.BE56];&quot;','&quot;;[.BF56];&quot;') ]::nivel_educativo_ty[],null,'&quot;;[.BG56];&quot;'),&quot;)" office:value-type="string" office:string-value="('Yves','Cornelio','Avina','Camarena','1983-09-14',175,84,'azul claro','20/16','top_secret','personal_inteligencia_data/foto.png','personal_inteligencia_data/huella_digital.png','personal_inteligencia_data/huella_retina.png',ROW(58,4244715525) ,ROW('53590632','Australia'),ARRAY['español','inglés','portugués','francés','null','null']::varchar(50)[], ARRAY[ ROW('Sebastian',null,'Cabral','Cedillo','1936-02-14','padre',ROW(58,4249054168) ), ROW('Magali',null,'Salmeron','Izquierdo','1936-02-14','tío',ROW(58,4245994444) )]::familiar_ty[], ARRAY[ ROW('83112362','Taiwán'),row('26911612','Irlanda') ]::identificacion_ty[], ARRAY[ ROW('Psicología','null','null'), ROW('null','null','null') ]::nivel_educativo_ty[],null,'23')," calcext:value-type="string">
            <text:p>('Yves','Cornelio','Avina','Camarena','1983-09-14',175,84,'azul claro','20/16','top_secret','personal_inteligencia_data/foto.png','personal_inteligencia_data/huella_digital.png','personal_inteligencia_data/huella_retina.png',ROW(58,4244715525) ,ROW('53590632','Australia'),ARRAY['español','inglés','portugués','francés','null','null']::varchar(50)[], ARRAY[ ROW('Sebastian',null,'Cabral','Cedillo','1936-02-14','padre',ROW(58,4249054168) ), ROW('Magali',null,'Salmeron','Izquierdo','1936-02-14','tío',ROW(58,4245994444) )]::familiar_ty[], ARRAY[ ROW('83112362','Taiwán'),row('26911612','Irlanda') ]::identificacion_ty[], ARRAY[ ROW('Psicología','null','null'), ROW('null','null','null') ]::nivel_educativo_ty[],null,'23'),</text:p>
          </table:table-cell>
          <table:table-cell table:number-columns-repeated="963"/>
        </table:table-row>
        <table:table-row table:style-name="ro6">
          <table:table-cell table:style-name="ce88" table:formula="of:=[.D57]-9" office:value-type="float" office:value="14" calcext:value-type="float">
            <text:p>14</text:p>
          </table:table-cell>
          <table:table-cell table:style-name="ce9" office:value-type="float" office:value="5" calcext:value-type="float">
            <text:p>5</text:p>
          </table:table-cell>
          <table:table-cell table:style-name="ce88" table:formula="of:=[.A57]+10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ainan</text:p>
          </table:table-cell>
          <table:table-cell office:value-type="string" calcext:value-type="string">
            <text:p>Taiwá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Isabel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Rueda'</text:p>
          </table:table-cell>
          <table:table-cell office:value-type="string" calcext:value-type="string">
            <text:p>'Carmona'</text:p>
          </table:table-cell>
          <table:table-cell table:style-name="ce103" office:value-type="string" calcext:value-type="string">
            <text:p>2000-05-30</text:p>
          </table:table-cell>
          <table:table-cell table:style-name="ce12" office:value-type="float" office:value="166" calcext:value-type="float">
            <text:p>166</text:p>
          </table:table-cell>
          <table:table-cell table:style-name="ce12" office:value-type="float" office:value="81" calcext:value-type="float">
            <text:p>81</text:p>
          </table:table-cell>
          <table:table-cell office:value-type="string" calcext:value-type="string">
            <text:p>marrón claro</text:p>
          </table:table-cell>
          <table:table-cell table:style-name="ce13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9726943" calcext:value-type="float">
            <text:p>9726943</text:p>
          </table:table-cell>
          <table:table-cell table:formula="of:=RANDBETWEEN(10000000;99999999)" office:value-type="float" office:value="31440730" calcext:value-type="float">
            <text:p>31440730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eja'</text:p>
          </table:table-cell>
          <table:table-cell office:value-type="string" calcext:value-type="string">
            <text:p>'Jaimes'</text:p>
          </table:table-cell>
          <table:table-cell table:style-name="ce103" office:value-type="string" calcext:value-type="string">
            <text:p>1949-10-09</text:p>
          </table:table-cell>
          <table:table-cell office:value-type="string" calcext:value-type="string">
            <text:p>madre</text:p>
          </table:table-cell>
          <table:table-cell table:style-name="ce14" office:value-type="float" office:value="243" calcext:value-type="float">
            <text:p>243</text:p>
          </table:table-cell>
          <table:table-cell table:style-name="ce89" table:formula="of:=RANDBETWEEN(1000000;9999999)" office:value-type="float" office:value="1213299" calcext:value-type="float">
            <text:p>1213299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Nelson'</text:p>
          </table:table-cell>
          <table:table-cell office:value-type="string" calcext:value-type="string">
            <text:p>'Collazo'</text:p>
          </table:table-cell>
          <table:table-cell table:style-name="ce103" office:value-type="string" calcext:value-type="string">
            <text:p>1949-10-09</text:p>
          </table:table-cell>
          <table:table-cell office:value-type="string" calcext:value-type="string">
            <text:p>tío</text:p>
          </table:table-cell>
          <table:table-cell table:style-name="ce14" office:value-type="float" office:value="243" calcext:value-type="float">
            <text:p>243</text:p>
          </table:table-cell>
          <table:table-cell table:style-name="ce89" table:formula="of:=RANDBETWEEN(1000000;9999999)" office:value-type="float" office:value="6996140" calcext:value-type="float">
            <text:p>6996140</text:p>
          </table:table-cell>
          <table:table-cell table:style-name="ce89" table:formula="of:=RANDBETWEEN(10000000;100000000)" office:value-type="float" office:value="35052826" calcext:value-type="float">
            <text:p>35052826</text:p>
          </table:table-cell>
          <table:table-cell table:formula="of:=[.F57]" office:value-type="string" office:string-value="Taiwán" calcext:value-type="string">
            <text:p>Taiwán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57]" office:value-type="float" office:value="23" calcext:value-type="float">
            <text:p>23</text:p>
          </table:table-cell>
          <table:table-cell/>
          <table:table-cell table:style-name="ce15" table:formula="of:=CONCATENATE(&quot;(&quot;;[.J57];&quot;,&quot;;[.K57];&quot;,&quot;;[.L57];&quot;,&quot;;[.M57];&quot;,'&quot;;[.N57];&quot;',&quot;;[.O57];&quot;,&quot;;[.P57];&quot;,'&quot;;[.Q57];&quot;','&quot;;[.R57];&quot;','&quot;;[.S57];&quot;',&quot;;[.T57];&quot;,&quot;;[.U57];&quot;,&quot;;[.V57];&quot;,ROW(58,&quot;;[.W57];[.X57];&quot;) ,ROW('&quot;;[.Y57];&quot;','&quot;;[.Z57];&quot;'),ARRAY['&quot;;[.AA57];&quot;','&quot;;[.AB57];&quot;','&quot;;[.AC57];&quot;','&quot;;[.AD57];&quot;','&quot;;[.AE57];&quot;','&quot;;[.AF57];&quot;']::varchar(50)[], ARRAY[ ROW(&quot;;[.AG57];&quot;,&quot;;[.AH57];&quot;,&quot;;[.AI57];&quot;,&quot;;[.AJ57];&quot;,'&quot;;[.AK57];&quot;','&quot;;[.AL57];&quot;',ROW(58,&quot;;[.AM57];[.AN57];&quot;) ), ROW(&quot;;[.AO57];&quot;,&quot;;[.AP57];&quot;,&quot;;[.AQ57];&quot;,&quot;;[.AR57];&quot;,'&quot;;[.AS57];&quot;','&quot;;[.AT57];&quot;',ROW(58,&quot;;[.AU57];[.AV57];&quot;) )]::familiar_ty[], ARRAY[ ROW('&quot;;[.AW57];&quot;','&quot;;[.AX57];&quot;'),row('&quot;;[.AY57];&quot;','&quot;;[.AZ57];&quot;') ]::identificacion_ty[], ARRAY[ ROW('&quot;;[.BA57];&quot;','&quot;;[.BB57];&quot;','&quot;;[.BC57];&quot;'), ROW('&quot;;[.BD57];&quot;','&quot;;[.BE57];&quot;','&quot;;[.BF57];&quot;') ]::nivel_educativo_ty[],null,'&quot;;[.BG57];&quot;'),&quot;)" office:value-type="string" office:string-value="('Isabel',null,'Rueda','Carmona','2000-05-30',166,81,'marrón claro','20/20','no_clasificado','personal_inteligencia_data/foto.png','personal_inteligencia_data/huella_digital.png','personal_inteligencia_data/huella_retina.png',ROW(58,4249726943) ,ROW('31440730','Holanda'),ARRAY['inglés','árabe','portugués','francés','null','null']::varchar(50)[], ARRAY[ ROW('Cornelio',null,'Ceja','Jaimes','1949-10-09','madre',ROW(58,2431213299) ), ROW('Gladys','Guadalupe','Nelson','Collazo','1949-10-09','tío',ROW(58,2436996140) )]::familiar_ty[], ARRAY[ ROW('35052826','Taiwán'),row('null','null') ]::identificacion_ty[], ARRAY[ ROW('Economía','null','null'), ROW('Ingeniería Informática','null','null') ]::nivel_educativo_ty[],null,'23')," calcext:value-type="string">
            <text:p>('Isabel',null,'Rueda','Carmona','2000-05-30',166,81,'marrón claro','20/20','no_clasificado','personal_inteligencia_data/foto.png','personal_inteligencia_data/huella_digital.png','personal_inteligencia_data/huella_retina.png',ROW(58,4249726943) ,ROW('31440730','Holanda'),ARRAY['inglés','árabe','portugués','francés','null','null']::varchar(50)[], ARRAY[ ROW('Cornelio',null,'Ceja','Jaimes','1949-10-09','madre',ROW(58,2431213299) ), ROW('Gladys','Guadalupe','Nelson','Collazo','1949-10-09','tío',ROW(58,2436996140) )]::familiar_ty[], ARRAY[ ROW('35052826','Taiwán'),row('null','null') ]::identificacion_ty[], ARRAY[ ROW('Economía','null','null'), ROW('Ingeniería Informática','null','null') ]::nivel_educativo_ty[],null,'23'),</text:p>
          </table:table-cell>
          <table:table-cell table:number-columns-repeated="963"/>
        </table:table-row>
        <table:table-row table:style-name="ro6">
          <table:table-cell table:style-name="ce88" table:formula="of:=[.D58]-9" office:value-type="float" office:value="14" calcext:value-type="float">
            <text:p>14</text:p>
          </table:table-cell>
          <table:table-cell table:style-name="ce9" office:value-type="float" office:value="5" calcext:value-type="float">
            <text:p>5</text:p>
          </table:table-cell>
          <table:table-cell table:style-name="ce88" table:formula="of:=[.A58]+10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ainan</text:p>
          </table:table-cell>
          <table:table-cell office:value-type="string" calcext:value-type="string">
            <text:p>Taiwá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Barboza'</text:p>
          </table:table-cell>
          <table:table-cell table:style-name="ce103" office:value-type="string" calcext:value-type="string">
            <text:p>1988-12-03</text:p>
          </table:table-cell>
          <table:table-cell table:style-name="ce12" office:value-type="float" office:value="188" calcext:value-type="float">
            <text:p>188</text:p>
          </table:table-cell>
          <table:table-cell table:style-name="ce12" office:value-type="float" office:value="88" calcext:value-type="float">
            <text:p>88</text:p>
          </table:table-cell>
          <table:table-cell office:value-type="string" calcext:value-type="string">
            <text:p>marrón claro</text:p>
          </table:table-cell>
          <table:table-cell table:style-name="ce13" office:value-type="string" calcext:value-type="string">
            <text:p>20/63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81" calcext:value-type="float">
            <text:p>281</text:p>
          </table:table-cell>
          <table:table-cell table:formula="of:=RANDBETWEEN(1000000;9999999)" office:value-type="float" office:value="4843221" calcext:value-type="float">
            <text:p>4843221</text:p>
          </table:table-cell>
          <table:table-cell table:formula="of:=RANDBETWEEN(10000000;99999999)" office:value-type="float" office:value="79968638" calcext:value-type="float">
            <text:p>79968638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Valadez'</text:p>
          </table:table-cell>
          <table:table-cell office:value-type="string" calcext:value-type="string">
            <text:p>'Thompson'</text:p>
          </table:table-cell>
          <table:table-cell table:style-name="ce103" office:value-type="string" calcext:value-type="string">
            <text:p>1979-04-04</text:p>
          </table:table-cell>
          <table:table-cell office:value-type="string" calcext:value-type="string">
            <text:p>padre</text:p>
          </table:table-cell>
          <table:table-cell office:value-type="float" office:value="424" calcext:value-type="float">
            <text:p>424</text:p>
          </table:table-cell>
          <table:table-cell table:style-name="ce89" table:formula="of:=RANDBETWEEN(1000000;9999999)" office:value-type="float" office:value="1522236" calcext:value-type="float">
            <text:p>1522236</text:p>
          </table:table-cell>
          <table:table-cell office:value-type="string" calcext:value-type="string">
            <text:p>'Paciano'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Lima'</text:p>
          </table:table-cell>
          <table:table-cell office:value-type="string" calcext:value-type="string">
            <text:p>'Beltran'</text:p>
          </table:table-cell>
          <table:table-cell table:style-name="ce103" office:value-type="string" calcext:value-type="string">
            <text:p>1979-04-04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89" table:formula="of:=RANDBETWEEN(1000000;9999999)" office:value-type="float" office:value="1289819" calcext:value-type="float">
            <text:p>1289819</text:p>
          </table:table-cell>
          <table:table-cell table:style-name="ce89" table:formula="of:=RANDBETWEEN(10000000;100000000)" office:value-type="float" office:value="42169100" calcext:value-type="float">
            <text:p>42169100</text:p>
          </table:table-cell>
          <table:table-cell table:formula="of:=[.F58]" office:value-type="string" office:string-value="Taiwán" calcext:value-type="string">
            <text:p>Taiwán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iencias Sociales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58]" office:value-type="float" office:value="23" calcext:value-type="float">
            <text:p>23</text:p>
          </table:table-cell>
          <table:table-cell/>
          <table:table-cell table:style-name="ce15" table:formula="of:=CONCATENATE(&quot;(&quot;;[.J58];&quot;,&quot;;[.K58];&quot;,&quot;;[.L58];&quot;,&quot;;[.M58];&quot;,'&quot;;[.N58];&quot;',&quot;;[.O58];&quot;,&quot;;[.P58];&quot;,'&quot;;[.Q58];&quot;','&quot;;[.R58];&quot;','&quot;;[.S58];&quot;',&quot;;[.T58];&quot;,&quot;;[.U58];&quot;,&quot;;[.V58];&quot;,ROW(58,&quot;;[.W58];[.X58];&quot;) ,ROW('&quot;;[.Y58];&quot;','&quot;;[.Z58];&quot;'),ARRAY['&quot;;[.AA58];&quot;','&quot;;[.AB58];&quot;','&quot;;[.AC58];&quot;','&quot;;[.AD58];&quot;','&quot;;[.AE58];&quot;','&quot;;[.AF58];&quot;']::varchar(50)[], ARRAY[ ROW(&quot;;[.AG58];&quot;,&quot;;[.AH58];&quot;,&quot;;[.AI58];&quot;,&quot;;[.AJ58];&quot;,'&quot;;[.AK58];&quot;','&quot;;[.AL58];&quot;',ROW(58,&quot;;[.AM58];[.AN58];&quot;) ), ROW(&quot;;[.AO58];&quot;,&quot;;[.AP58];&quot;,&quot;;[.AQ58];&quot;,&quot;;[.AR58];&quot;,'&quot;;[.AS58];&quot;','&quot;;[.AT58];&quot;',ROW(58,&quot;;[.AU58];[.AV58];&quot;) )]::familiar_ty[], ARRAY[ ROW('&quot;;[.AW58];&quot;','&quot;;[.AX58];&quot;'),row('&quot;;[.AY58];&quot;','&quot;;[.AZ58];&quot;') ]::identificacion_ty[], ARRAY[ ROW('&quot;;[.BA58];&quot;','&quot;;[.BB58];&quot;','&quot;;[.BC58];&quot;'), ROW('&quot;;[.BD58];&quot;','&quot;;[.BE58];&quot;','&quot;;[.BF58];&quot;') ]::nivel_educativo_ty[],null,'&quot;;[.BG58];&quot;'),&quot;)" office:value-type="string" office:string-value="('Adria',null,'Hermosillo','Barboza','1988-12-03',188,88,'marrón claro','20/63','no_clasificado','personal_inteligencia_data/foto.png','personal_inteligencia_data/huella_digital.png','personal_inteligencia_data/huella_retina.png',ROW(58,2814843221) ,ROW('79968638','Malasia'),ARRAY['español','inglés','hindi','ruso','mandarín','null']::varchar(50)[], ARRAY[ ROW('Marco','Maximiliano','Valadez','Thompson','1979-04-04','padre',ROW(58,4241522236) ), ROW('Paciano','Jose','Lima','Beltran','1979-04-04','primo',ROW(58,4241289819) )]::familiar_ty[], ARRAY[ ROW('42169100','Taiwán'),row('null','null') ]::identificacion_ty[], ARRAY[ ROW('Ciencias Sociales','null','null'), ROW('null','null','null') ]::nivel_educativo_ty[],null,'23')," calcext:value-type="string">
            <text:p>('Adria',null,'Hermosillo','Barboza','1988-12-03',188,88,'marrón claro','20/63','no_clasificado','personal_inteligencia_data/foto.png','personal_inteligencia_data/huella_digital.png','personal_inteligencia_data/huella_retina.png',ROW(58,2814843221) ,ROW('79968638','Malasia'),ARRAY['español','inglés','hindi','ruso','mandarín','null']::varchar(50)[], ARRAY[ ROW('Marco','Maximiliano','Valadez','Thompson','1979-04-04','padre',ROW(58,4241522236) ), ROW('Paciano','Jose','Lima','Beltran','1979-04-04','primo',ROW(58,4241289819) )]::familiar_ty[], ARRAY[ ROW('42169100','Taiwán'),row('null','null') ]::identificacion_ty[], ARRAY[ ROW('Ciencias Sociales','null','null'), ROW('null','null','null') ]::nivel_educativo_ty[],null,'23'),</text:p>
          </table:table-cell>
          <table:table-cell table:number-columns-repeated="963"/>
        </table:table-row>
        <table:table-row table:style-name="ro6">
          <table:table-cell table:style-name="ce88" table:formula="of:=[.D59]-9" office:value-type="float" office:value="14" calcext:value-type="float">
            <text:p>14</text:p>
          </table:table-cell>
          <table:table-cell table:style-name="ce9" office:value-type="float" office:value="5" calcext:value-type="float">
            <text:p>5</text:p>
          </table:table-cell>
          <table:table-cell table:style-name="ce88" table:formula="of:=[.A59]+10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ainan</text:p>
          </table:table-cell>
          <table:table-cell office:value-type="string" calcext:value-type="string">
            <text:p>Taiwá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Brenda'</text:p>
          </table:table-cell>
          <table:table-cell office:value-type="string" calcext:value-type="string">
            <text:p>'Fabia'</text:p>
          </table:table-cell>
          <table:table-cell office:value-type="string" calcext:value-type="string">
            <text:p>'Baltazar'</text:p>
          </table:table-cell>
          <table:table-cell office:value-type="string" calcext:value-type="string">
            <text:p>'Antonio'</text:p>
          </table:table-cell>
          <table:table-cell table:style-name="ce103" office:value-type="string" calcext:value-type="string">
            <text:p>2000-05-31</text:p>
          </table:table-cell>
          <table:table-cell table:style-name="ce12" office:value-type="float" office:value="151" calcext:value-type="float">
            <text:p>151</text:p>
          </table:table-cell>
          <table:table-cell table:style-name="ce12" office:value-type="float" office:value="72" calcext:value-type="float">
            <text:p>72</text:p>
          </table:table-cell>
          <table:table-cell office:value-type="string" calcext:value-type="string">
            <text:p>verde claro</text:p>
          </table:table-cell>
          <table:table-cell table:style-name="ce13" office:value-type="string" calcext:value-type="string">
            <text:p>20/32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3918566" calcext:value-type="float">
            <text:p>3918566</text:p>
          </table:table-cell>
          <table:table-cell table:formula="of:=RANDBETWEEN(10000000;99999999)" office:value-type="float" office:value="15335454" calcext:value-type="float">
            <text:p>15335454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Naomi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owell'</text:p>
          </table:table-cell>
          <table:table-cell office:value-type="string" calcext:value-type="string">
            <text:p>'Butler'</text:p>
          </table:table-cell>
          <table:table-cell table:style-name="ce103" office:value-type="string" calcext:value-type="string">
            <text:p>1979-05-22</text:p>
          </table:table-cell>
          <table:table-cell office:value-type="string" calcext:value-type="string">
            <text:p>abuelo</text:p>
          </table:table-cell>
          <table:table-cell office:value-type="float" office:value="414" calcext:value-type="float">
            <text:p>414</text:p>
          </table:table-cell>
          <table:table-cell table:style-name="ce89" table:formula="of:=RANDBETWEEN(1000000;9999999)" office:value-type="float" office:value="8920396" calcext:value-type="float">
            <text:p>8920396</text:p>
          </table:table-cell>
          <table:table-cell office:value-type="string" calcext:value-type="string">
            <text:p>'Griseld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edraza'</text:p>
          </table:table-cell>
          <table:table-cell office:value-type="string" calcext:value-type="string">
            <text:p>'Lozano'</text:p>
          </table:table-cell>
          <table:table-cell table:style-name="ce103" office:value-type="string" calcext:value-type="string">
            <text:p>1979-05-22</text:p>
          </table:table-cell>
          <table:table-cell office:value-type="string" calcext:value-type="string">
            <text:p>abuelo</text:p>
          </table:table-cell>
          <table:table-cell office:value-type="float" office:value="414" calcext:value-type="float">
            <text:p>414</text:p>
          </table:table-cell>
          <table:table-cell table:style-name="ce89" table:formula="of:=RANDBETWEEN(1000000;9999999)" office:value-type="float" office:value="6641653" calcext:value-type="float">
            <text:p>6641653</text:p>
          </table:table-cell>
          <table:table-cell table:style-name="ce89" table:formula="of:=RANDBETWEEN(10000000;100000000)" office:value-type="float" office:value="92496939" calcext:value-type="float">
            <text:p>92496939</text:p>
          </table:table-cell>
          <table:table-cell table:formula="of:=[.F59]" office:value-type="string" office:string-value="Taiwán" calcext:value-type="string">
            <text:p>Taiwán</text:p>
          </table:table-cell>
          <table:table-cell table:style-name="ce89" table:formula="of:=RANDBETWEEN(10000000;100000000)" office:value-type="float" office:value="59569970" calcext:value-type="float">
            <text:p>59569970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Ingeniería Industrial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59]" office:value-type="float" office:value="23" calcext:value-type="float">
            <text:p>23</text:p>
          </table:table-cell>
          <table:table-cell/>
          <table:table-cell table:style-name="ce15" table:formula="of:=CONCATENATE(&quot;(&quot;;[.J59];&quot;,&quot;;[.K59];&quot;,&quot;;[.L59];&quot;,&quot;;[.M59];&quot;,'&quot;;[.N59];&quot;',&quot;;[.O59];&quot;,&quot;;[.P59];&quot;,'&quot;;[.Q59];&quot;','&quot;;[.R59];&quot;','&quot;;[.S59];&quot;',&quot;;[.T59];&quot;,&quot;;[.U59];&quot;,&quot;;[.V59];&quot;,ROW(58,&quot;;[.W59];[.X59];&quot;) ,ROW('&quot;;[.Y59];&quot;','&quot;;[.Z59];&quot;'),ARRAY['&quot;;[.AA59];&quot;','&quot;;[.AB59];&quot;','&quot;;[.AC59];&quot;','&quot;;[.AD59];&quot;','&quot;;[.AE59];&quot;','&quot;;[.AF59];&quot;']::varchar(50)[], ARRAY[ ROW(&quot;;[.AG59];&quot;,&quot;;[.AH59];&quot;,&quot;;[.AI59];&quot;,&quot;;[.AJ59];&quot;,'&quot;;[.AK59];&quot;','&quot;;[.AL59];&quot;',ROW(58,&quot;;[.AM59];[.AN59];&quot;) ), ROW(&quot;;[.AO59];&quot;,&quot;;[.AP59];&quot;,&quot;;[.AQ59];&quot;,&quot;;[.AR59];&quot;,'&quot;;[.AS59];&quot;','&quot;;[.AT59];&quot;',ROW(58,&quot;;[.AU59];[.AV59];&quot;) )]::familiar_ty[], ARRAY[ ROW('&quot;;[.AW59];&quot;','&quot;;[.AX59];&quot;'),row('&quot;;[.AY59];&quot;','&quot;;[.AZ59];&quot;') ]::identificacion_ty[], ARRAY[ ROW('&quot;;[.BA59];&quot;','&quot;;[.BB59];&quot;','&quot;;[.BC59];&quot;'), ROW('&quot;;[.BD59];&quot;','&quot;;[.BE59];&quot;','&quot;;[.BF59];&quot;') ]::nivel_educativo_ty[],null,'&quot;;[.BG59];&quot;'),&quot;)" office:value-type="string" office:string-value="('Brenda','Fabia','Baltazar','Antonio','2000-05-31',151,72,'verde claro','20/32','confidencial','personal_inteligencia_data/foto.png','personal_inteligencia_data/huella_digital.png','personal_inteligencia_data/huella_retina.png',ROW(58,4143918566) ,ROW('15335454','Zimbabue'),ARRAY['español','inglés','portugués','francés','null','null']::varchar(50)[], ARRAY[ ROW('Naomi',null,'Powell','Butler','1979-05-22','abuelo',ROW(58,4148920396) ), ROW('Griselda',null,'Pedraza','Lozano','1979-05-22','abuelo',ROW(58,4146641653) )]::familiar_ty[], ARRAY[ ROW('92496939','Taiwán'),row('59569970','Australia') ]::identificacion_ty[], ARRAY[ ROW('Ingeniería Industrial','null','null'), ROW('null','null','null') ]::nivel_educativo_ty[],null,'23')," calcext:value-type="string">
            <text:p>('Brenda','Fabia','Baltazar','Antonio','2000-05-31',151,72,'verde claro','20/32','confidencial','personal_inteligencia_data/foto.png','personal_inteligencia_data/huella_digital.png','personal_inteligencia_data/huella_retina.png',ROW(58,4143918566) ,ROW('15335454','Zimbabue'),ARRAY['español','inglés','portugués','francés','null','null']::varchar(50)[], ARRAY[ ROW('Naomi',null,'Powell','Butler','1979-05-22','abuelo',ROW(58,4148920396) ), ROW('Griselda',null,'Pedraza','Lozano','1979-05-22','abuelo',ROW(58,4146641653) )]::familiar_ty[], ARRAY[ ROW('92496939','Taiwán'),row('59569970','Australia') ]::identificacion_ty[], ARRAY[ ROW('Ingeniería Industrial','null','null'), ROW('null','null','null') ]::nivel_educativo_ty[],null,'23'),</text:p>
          </table:table-cell>
          <table:table-cell table:number-columns-repeated="963"/>
        </table:table-row>
        <table:table-row table:style-name="ro6">
          <table:table-cell table:style-name="ce88" table:formula="of:=[.D60]-9" office:value-type="float" office:value="15" calcext:value-type="float">
            <text:p>15</text:p>
          </table:table-cell>
          <table:table-cell table:style-name="ce9" office:value-type="float" office:value="5" calcext:value-type="float">
            <text:p>5</text:p>
          </table:table-cell>
          <table:table-cell table:style-name="ce88" table:formula="of:=[.A60]+10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ce93" office:value-type="string" calcext:value-type="string">
            <text:p>Kaohsiung</text:p>
          </table:table-cell>
          <table:table-cell office:value-type="string" calcext:value-type="string">
            <text:p>Taiwá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'</text:p>
          </table:table-cell>
          <table:table-cell office:value-type="string" calcext:value-type="string">
            <text:p>'Cloe'</text:p>
          </table:table-cell>
          <table:table-cell office:value-type="string" calcext:value-type="string">
            <text:p>'Armijo'</text:p>
          </table:table-cell>
          <table:table-cell office:value-type="string" calcext:value-type="string">
            <text:p>'Hall'</text:p>
          </table:table-cell>
          <table:table-cell table:style-name="ce103" office:value-type="string" calcext:value-type="string">
            <text:p>1984-05-21</text:p>
          </table:table-cell>
          <table:table-cell table:style-name="ce12" office:value-type="float" office:value="173" calcext:value-type="float">
            <text:p>173</text:p>
          </table:table-cell>
          <table:table-cell table:style-name="ce12" office:value-type="float" office:value="68" calcext:value-type="float">
            <text:p>68</text:p>
          </table:table-cell>
          <table:table-cell office:value-type="string" calcext:value-type="string">
            <text:p>marrón claro</text:p>
          </table:table-cell>
          <table:table-cell table:style-name="ce13" office:value-type="string" calcext:value-type="string">
            <text:p>20/12.5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2648412" calcext:value-type="float">
            <text:p>2648412</text:p>
          </table:table-cell>
          <table:table-cell table:formula="of:=RANDBETWEEN(10000000;99999999)" office:value-type="float" office:value="81628675" calcext:value-type="float">
            <text:p>8162867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Merino'</text:p>
          </table:table-cell>
          <table:table-cell table:style-name="ce103" office:value-type="string" calcext:value-type="string">
            <text:p>1938-07-26</text:p>
          </table:table-cell>
          <table:table-cell office:value-type="string" calcext:value-type="string">
            <text:p>madre</text:p>
          </table:table-cell>
          <table:table-cell office:value-type="float" office:value="412" calcext:value-type="float">
            <text:p>412</text:p>
          </table:table-cell>
          <table:table-cell table:style-name="ce89" table:formula="of:=RANDBETWEEN(1000000;9999999)" office:value-type="float" office:value="5324547" calcext:value-type="float">
            <text:p>5324547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iscal'</text:p>
          </table:table-cell>
          <table:table-cell office:value-type="string" calcext:value-type="string">
            <text:p>'Lora'</text:p>
          </table:table-cell>
          <table:table-cell table:style-name="ce103" office:value-type="string" calcext:value-type="string">
            <text:p>1938-07-26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89" table:formula="of:=RANDBETWEEN(1000000;9999999)" office:value-type="float" office:value="3968877" calcext:value-type="float">
            <text:p>3968877</text:p>
          </table:table-cell>
          <table:table-cell table:style-name="ce89" table:formula="of:=RANDBETWEEN(10000000;100000000)" office:value-type="float" office:value="86382506" calcext:value-type="float">
            <text:p>86382506</text:p>
          </table:table-cell>
          <table:table-cell table:formula="of:=[.F60]" office:value-type="string" office:string-value="Taiwán" calcext:value-type="string">
            <text:p>Taiwán</text:p>
          </table:table-cell>
          <table:table-cell table:style-name="ce89" table:formula="of:=RANDBETWEEN(10000000;100000000)" office:value-type="float" office:value="50136048" calcext:value-type="float">
            <text:p>50136048</text:p>
          </table:table-cell>
          <table:table-cell office:value-type="string" calcext:value-type="string">
            <text:p>Irlanda</text:p>
          </table:table-cell>
          <table:table-cell table:style-name="ce14" office:value-type="string" calcext:value-type="string">
            <text:p>Enfermería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60]" office:value-type="float" office:value="24" calcext:value-type="float">
            <text:p>24</text:p>
          </table:table-cell>
          <table:table-cell/>
          <table:table-cell table:style-name="ce15" table:formula="of:=CONCATENATE(&quot;(&quot;;[.J60];&quot;,&quot;;[.K60];&quot;,&quot;;[.L60];&quot;,&quot;;[.M60];&quot;,'&quot;;[.N60];&quot;',&quot;;[.O60];&quot;,&quot;;[.P60];&quot;,'&quot;;[.Q60];&quot;','&quot;;[.R60];&quot;','&quot;;[.S60];&quot;',&quot;;[.T60];&quot;,&quot;;[.U60];&quot;,&quot;;[.V60];&quot;,ROW(58,&quot;;[.W60];[.X60];&quot;) ,ROW('&quot;;[.Y60];&quot;','&quot;;[.Z60];&quot;'),ARRAY['&quot;;[.AA60];&quot;','&quot;;[.AB60];&quot;','&quot;;[.AC60];&quot;','&quot;;[.AD60];&quot;','&quot;;[.AE60];&quot;','&quot;;[.AF60];&quot;']::varchar(50)[], ARRAY[ ROW(&quot;;[.AG60];&quot;,&quot;;[.AH60];&quot;,&quot;;[.AI60];&quot;,&quot;;[.AJ60];&quot;,'&quot;;[.AK60];&quot;','&quot;;[.AL60];&quot;',ROW(58,&quot;;[.AM60];[.AN60];&quot;) ), ROW(&quot;;[.AO60];&quot;,&quot;;[.AP60];&quot;,&quot;;[.AQ60];&quot;,&quot;;[.AR60];&quot;,'&quot;;[.AS60];&quot;','&quot;;[.AT60];&quot;',ROW(58,&quot;;[.AU60];[.AV60];&quot;) )]::familiar_ty[], ARRAY[ ROW('&quot;;[.AW60];&quot;','&quot;;[.AX60];&quot;'),row('&quot;;[.AY60];&quot;','&quot;;[.AZ60];&quot;') ]::identificacion_ty[], ARRAY[ ROW('&quot;;[.BA60];&quot;','&quot;;[.BB60];&quot;','&quot;;[.BC60];&quot;'), ROW('&quot;;[.BD60];&quot;','&quot;;[.BE60];&quot;','&quot;;[.BF60];&quot;') ]::nivel_educativo_ty[],null,'&quot;;[.BG60];&quot;'),&quot;)" office:value-type="string" office:string-value="('Adria','Cloe','Armijo','Hall','1984-05-21',173,68,'marrón claro','20/12.5','top_secret','personal_inteligencia_data/foto.png','personal_inteligencia_data/huella_digital.png','personal_inteligencia_data/huella_retina.png',ROW(58,4122648412) ,ROW('81628675','Australia'),ARRAY['español','inglés','portugués','francés','null','null']::varchar(50)[], ARRAY[ ROW('Marlene',null,'Maravilla','Merino','1938-07-26','madre',ROW(58,4125324547) ), ROW('Emiliana',null,'Mariscal','Lora','1938-07-26','padre',ROW(58,4123968877) )]::familiar_ty[], ARRAY[ ROW('86382506','Taiwán'),row('50136048','Irlanda') ]::identificacion_ty[], ARRAY[ ROW('Enfermería','null','null'), ROW('null','null','null') ]::nivel_educativo_ty[],null,'24')," calcext:value-type="string">
            <text:p>('Adria','Cloe','Armijo','Hall','1984-05-21',173,68,'marrón claro','20/12.5','top_secret','personal_inteligencia_data/foto.png','personal_inteligencia_data/huella_digital.png','personal_inteligencia_data/huella_retina.png',ROW(58,4122648412) ,ROW('81628675','Australia'),ARRAY['español','inglés','portugués','francés','null','null']::varchar(50)[], ARRAY[ ROW('Marlene',null,'Maravilla','Merino','1938-07-26','madre',ROW(58,4125324547) ), ROW('Emiliana',null,'Mariscal','Lora','1938-07-26','padre',ROW(58,4123968877) )]::familiar_ty[], ARRAY[ ROW('86382506','Taiwán'),row('50136048','Irlanda') ]::identificacion_ty[], ARRAY[ ROW('Enfermería','null','null'), ROW('null','null','null') ]::nivel_educativo_ty[],null,'24'),</text:p>
          </table:table-cell>
          <table:table-cell table:number-columns-repeated="963"/>
        </table:table-row>
        <table:table-row table:style-name="ro6">
          <table:table-cell table:style-name="ce88" table:formula="of:=[.D61]-9" office:value-type="float" office:value="15" calcext:value-type="float">
            <text:p>15</text:p>
          </table:table-cell>
          <table:table-cell table:style-name="ce9" office:value-type="float" office:value="5" calcext:value-type="float">
            <text:p>5</text:p>
          </table:table-cell>
          <table:table-cell table:style-name="ce88" table:formula="of:=[.A61]+10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ce93" office:value-type="string" calcext:value-type="string">
            <text:p>Kaohsiung</text:p>
          </table:table-cell>
          <table:table-cell office:value-type="string" calcext:value-type="string">
            <text:p>Taiwá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Sharo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Beltran'</text:p>
          </table:table-cell>
          <table:table-cell office:value-type="string" calcext:value-type="string">
            <text:p>'Gallardo'</text:p>
          </table:table-cell>
          <table:table-cell table:style-name="ce103" office:value-type="string" calcext:value-type="string">
            <text:p>2000-08-10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86" calcext:value-type="float">
            <text:p>86</text:p>
          </table:table-cell>
          <table:table-cell office:value-type="string" calcext:value-type="string">
            <text:p>marrón claro</text:p>
          </table:table-cell>
          <table:table-cell table:style-name="ce13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5576698" calcext:value-type="float">
            <text:p>5576698</text:p>
          </table:table-cell>
          <table:table-cell table:formula="of:=RANDBETWEEN(10000000;99999999)" office:value-type="float" office:value="74723261" calcext:value-type="float">
            <text:p>74723261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vazos'</text:p>
          </table:table-cell>
          <table:table-cell office:value-type="string" calcext:value-type="string">
            <text:p>'Coronado'</text:p>
          </table:table-cell>
          <table:table-cell table:style-name="ce103" office:value-type="string" calcext:value-type="string">
            <text:p>1949-10-16</text:p>
          </table:table-cell>
          <table:table-cell office:value-type="string" calcext:value-type="string">
            <text:p>hermano</text:p>
          </table:table-cell>
          <table:table-cell table:style-name="ce14" office:value-type="float" office:value="281" calcext:value-type="float">
            <text:p>281</text:p>
          </table:table-cell>
          <table:table-cell table:style-name="ce89" table:formula="of:=RANDBETWEEN(1000000;9999999)" office:value-type="float" office:value="5020930" calcext:value-type="float">
            <text:p>5020930</text:p>
          </table:table-cell>
          <table:table-cell office:value-type="string" calcext:value-type="string">
            <text:p>'Dulce'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Farias'</text:p>
          </table:table-cell>
          <table:table-cell table:style-name="ce103" office:value-type="string" calcext:value-type="string">
            <text:p>1949-10-16</text:p>
          </table:table-cell>
          <table:table-cell office:value-type="string" calcext:value-type="string">
            <text:p>padre</text:p>
          </table:table-cell>
          <table:table-cell table:style-name="ce14" office:value-type="float" office:value="281" calcext:value-type="float">
            <text:p>281</text:p>
          </table:table-cell>
          <table:table-cell table:style-name="ce89" table:formula="of:=RANDBETWEEN(1000000;9999999)" office:value-type="float" office:value="7515508" calcext:value-type="float">
            <text:p>7515508</text:p>
          </table:table-cell>
          <table:table-cell table:style-name="ce89" table:formula="of:=RANDBETWEEN(10000000;100000000)" office:value-type="float" office:value="37986983" calcext:value-type="float">
            <text:p>37986983</text:p>
          </table:table-cell>
          <table:table-cell table:formula="of:=[.F61]" office:value-type="string" office:string-value="Taiwán" calcext:value-type="string">
            <text:p>Taiwán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61]" office:value-type="float" office:value="24" calcext:value-type="float">
            <text:p>24</text:p>
          </table:table-cell>
          <table:table-cell/>
          <table:table-cell table:style-name="ce15" table:formula="of:=CONCATENATE(&quot;(&quot;;[.J61];&quot;,&quot;;[.K61];&quot;,&quot;;[.L61];&quot;,&quot;;[.M61];&quot;,'&quot;;[.N61];&quot;',&quot;;[.O61];&quot;,&quot;;[.P61];&quot;,'&quot;;[.Q61];&quot;','&quot;;[.R61];&quot;','&quot;;[.S61];&quot;',&quot;;[.T61];&quot;,&quot;;[.U61];&quot;,&quot;;[.V61];&quot;,ROW(58,&quot;;[.W61];[.X61];&quot;) ,ROW('&quot;;[.Y61];&quot;','&quot;;[.Z61];&quot;'),ARRAY['&quot;;[.AA61];&quot;','&quot;;[.AB61];&quot;','&quot;;[.AC61];&quot;','&quot;;[.AD61];&quot;','&quot;;[.AE61];&quot;','&quot;;[.AF61];&quot;']::varchar(50)[], ARRAY[ ROW(&quot;;[.AG61];&quot;,&quot;;[.AH61];&quot;,&quot;;[.AI61];&quot;,&quot;;[.AJ61];&quot;,'&quot;;[.AK61];&quot;','&quot;;[.AL61];&quot;',ROW(58,&quot;;[.AM61];[.AN61];&quot;) ), ROW(&quot;;[.AO61];&quot;,&quot;;[.AP61];&quot;,&quot;;[.AQ61];&quot;,&quot;;[.AR61];&quot;,'&quot;;[.AS61];&quot;','&quot;;[.AT61];&quot;',ROW(58,&quot;;[.AU61];[.AV61];&quot;) )]::familiar_ty[], ARRAY[ ROW('&quot;;[.AW61];&quot;','&quot;;[.AX61];&quot;'),row('&quot;;[.AY61];&quot;','&quot;;[.AZ61];&quot;') ]::identificacion_ty[], ARRAY[ ROW('&quot;;[.BA61];&quot;','&quot;;[.BB61];&quot;','&quot;;[.BC61];&quot;'), ROW('&quot;;[.BD61];&quot;','&quot;;[.BE61];&quot;','&quot;;[.BF61];&quot;') ]::nivel_educativo_ty[],null,'&quot;;[.BG61];&quot;'),&quot;)" office:value-type="string" office:string-value="('Sharon',null,'Beltran','Gallardo','2000-08-10',165,86,'marrón claro','20/20','no_clasificado','personal_inteligencia_data/foto.png','personal_inteligencia_data/huella_digital.png','personal_inteligencia_data/huella_retina.png',ROW(58,4125576698) ,ROW('74723261','Holanda'),ARRAY['inglés','árabe','portugués','francés','null','null']::varchar(50)[], ARRAY[ ROW('Liliana',null,'Cavazos','Coronado','1949-10-16','hermano',ROW(58,2815020930) ), ROW('Dulce','Aleyda','Jacobo','Farias','1949-10-16','padre',ROW(58,2817515508) )]::familiar_ty[], ARRAY[ ROW('37986983','Taiwán'),row('null','null') ]::identificacion_ty[], ARRAY[ ROW('Filosofía','null','null'), ROW('Comunicación','null','null') ]::nivel_educativo_ty[],null,'24')," calcext:value-type="string">
            <text:p>('Sharon',null,'Beltran','Gallardo','2000-08-10',165,86,'marrón claro','20/20','no_clasificado','personal_inteligencia_data/foto.png','personal_inteligencia_data/huella_digital.png','personal_inteligencia_data/huella_retina.png',ROW(58,4125576698) ,ROW('74723261','Holanda'),ARRAY['inglés','árabe','portugués','francés','null','null']::varchar(50)[], ARRAY[ ROW('Liliana',null,'Cavazos','Coronado','1949-10-16','hermano',ROW(58,2815020930) ), ROW('Dulce','Aleyda','Jacobo','Farias','1949-10-16','padre',ROW(58,2817515508) )]::familiar_ty[], ARRAY[ ROW('37986983','Taiwán'),row('null','null') ]::identificacion_ty[], ARRAY[ ROW('Filosofía','null','null'), ROW('Comunicación','null','null') ]::nivel_educativo_ty[],null,'24'),</text:p>
          </table:table-cell>
          <table:table-cell table:number-columns-repeated="963"/>
        </table:table-row>
        <table:table-row table:style-name="ro6">
          <table:table-cell table:style-name="ce88" table:formula="of:=[.D62]-9" office:value-type="float" office:value="15" calcext:value-type="float">
            <text:p>15</text:p>
          </table:table-cell>
          <table:table-cell table:style-name="ce9" office:value-type="float" office:value="5" calcext:value-type="float">
            <text:p>5</text:p>
          </table:table-cell>
          <table:table-cell table:style-name="ce88" table:formula="of:=[.A62]+10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ce93" office:value-type="string" calcext:value-type="string">
            <text:p>Kaohsiung</text:p>
          </table:table-cell>
          <table:table-cell office:value-type="string" calcext:value-type="string">
            <text:p>Taiwá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fred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Flores'</text:p>
          </table:table-cell>
          <table:table-cell office:value-type="string" calcext:value-type="string">
            <text:p>'Velazquez'</text:p>
          </table:table-cell>
          <table:table-cell table:style-name="ce103" office:value-type="string" calcext:value-type="string">
            <text:p>1989-01-05</text:p>
          </table:table-cell>
          <table:table-cell table:style-name="ce12" office:value-type="float" office:value="172" calcext:value-type="float">
            <text:p>172</text:p>
          </table:table-cell>
          <table:table-cell table:style-name="ce12" office:value-type="float" office:value="76" calcext:value-type="float">
            <text:p>76</text:p>
          </table:table-cell>
          <table:table-cell office:value-type="string" calcext:value-type="string">
            <text:p>marrón oscuro</text:p>
          </table:table-cell>
          <table:table-cell table:style-name="ce13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34" calcext:value-type="float">
            <text:p>234</text:p>
          </table:table-cell>
          <table:table-cell table:formula="of:=RANDBETWEEN(1000000;9999999)" office:value-type="float" office:value="2703479" calcext:value-type="float">
            <text:p>2703479</text:p>
          </table:table-cell>
          <table:table-cell table:formula="of:=RANDBETWEEN(10000000;99999999)" office:value-type="float" office:value="70361230" calcext:value-type="float">
            <text:p>70361230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table:style-name="ce14" office:value-type="string" calcext:value-type="string">
            <text:p>bengalí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Carola'</text:p>
          </table:table-cell>
          <table:table-cell office:value-type="string" calcext:value-type="string">
            <text:p>'Olivares'</text:p>
          </table:table-cell>
          <table:table-cell office:value-type="string" calcext:value-type="string">
            <text:p>'Rubio'</text:p>
          </table:table-cell>
          <table:table-cell table:style-name="ce103" office:value-type="string" calcext:value-type="string">
            <text:p>1979-08-01</text:p>
          </table:table-cell>
          <table:table-cell office:value-type="string" calcext:value-type="string">
            <text:p>madre</text:p>
          </table:table-cell>
          <table:table-cell table:style-name="ce14" office:value-type="float" office:value="287" calcext:value-type="float">
            <text:p>287</text:p>
          </table:table-cell>
          <table:table-cell table:style-name="ce89" table:formula="of:=RANDBETWEEN(1000000;9999999)" office:value-type="float" office:value="2759631" calcext:value-type="float">
            <text:p>2759631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Montez'</text:p>
          </table:table-cell>
          <table:table-cell office:value-type="string" calcext:value-type="string">
            <text:p>'Walker'</text:p>
          </table:table-cell>
          <table:table-cell table:style-name="ce103" office:value-type="string" calcext:value-type="string">
            <text:p>1979-08-01</text:p>
          </table:table-cell>
          <table:table-cell office:value-type="string" calcext:value-type="string">
            <text:p>hermano</text:p>
          </table:table-cell>
          <table:table-cell table:style-name="ce14" office:value-type="float" office:value="287" calcext:value-type="float">
            <text:p>287</text:p>
          </table:table-cell>
          <table:table-cell table:style-name="ce89" table:formula="of:=RANDBETWEEN(1000000;9999999)" office:value-type="float" office:value="3549142" calcext:value-type="float">
            <text:p>3549142</text:p>
          </table:table-cell>
          <table:table-cell table:style-name="ce89" table:formula="of:=RANDBETWEEN(10000000;100000000)" office:value-type="float" office:value="67635677" calcext:value-type="float">
            <text:p>67635677</text:p>
          </table:table-cell>
          <table:table-cell table:formula="of:=[.F62]" office:value-type="string" office:string-value="Taiwán" calcext:value-type="string">
            <text:p>Taiwán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62]" office:value-type="float" office:value="24" calcext:value-type="float">
            <text:p>24</text:p>
          </table:table-cell>
          <table:table-cell/>
          <table:table-cell table:style-name="ce15" table:formula="of:=CONCATENATE(&quot;(&quot;;[.J62];&quot;,&quot;;[.K62];&quot;,&quot;;[.L62];&quot;,&quot;;[.M62];&quot;,'&quot;;[.N62];&quot;',&quot;;[.O62];&quot;,&quot;;[.P62];&quot;,'&quot;;[.Q62];&quot;','&quot;;[.R62];&quot;','&quot;;[.S62];&quot;',&quot;;[.T62];&quot;,&quot;;[.U62];&quot;,&quot;;[.V62];&quot;,ROW(58,&quot;;[.W62];[.X62];&quot;) ,ROW('&quot;;[.Y62];&quot;','&quot;;[.Z62];&quot;'),ARRAY['&quot;;[.AA62];&quot;','&quot;;[.AB62];&quot;','&quot;;[.AC62];&quot;','&quot;;[.AD62];&quot;','&quot;;[.AE62];&quot;','&quot;;[.AF62];&quot;']::varchar(50)[], ARRAY[ ROW(&quot;;[.AG62];&quot;,&quot;;[.AH62];&quot;,&quot;;[.AI62];&quot;,&quot;;[.AJ62];&quot;,'&quot;;[.AK62];&quot;','&quot;;[.AL62];&quot;',ROW(58,&quot;;[.AM62];[.AN62];&quot;) ), ROW(&quot;;[.AO62];&quot;,&quot;;[.AP62];&quot;,&quot;;[.AQ62];&quot;,&quot;;[.AR62];&quot;,'&quot;;[.AS62];&quot;','&quot;;[.AT62];&quot;',ROW(58,&quot;;[.AU62];[.AV62];&quot;) )]::familiar_ty[], ARRAY[ ROW('&quot;;[.AW62];&quot;','&quot;;[.AX62];&quot;'),row('&quot;;[.AY62];&quot;','&quot;;[.AZ62];&quot;') ]::identificacion_ty[], ARRAY[ ROW('&quot;;[.BA62];&quot;','&quot;;[.BB62];&quot;','&quot;;[.BC62];&quot;'), ROW('&quot;;[.BD62];&quot;','&quot;;[.BE62];&quot;','&quot;;[.BF62];&quot;') ]::nivel_educativo_ty[],null,'&quot;;[.BG62];&quot;'),&quot;)" office:value-type="string" office:string-value="('Alfredo',null,'Flores','Velazquez','1989-01-05',172,76,'marrón oscuro','20/50','no_clasificado','personal_inteligencia_data/foto.png','personal_inteligencia_data/huella_digital.png','personal_inteligencia_data/huella_retina.png',ROW(58,2342703479) ,ROW('70361230','Malasia'),ARRAY['español','inglés','hindi','ruso','mandarín','bengalí']::varchar(50)[], ARRAY[ ROW('Ana','Carola','Olivares','Rubio','1979-08-01','madre',ROW(58,2872759631) ), ROW('Marcelo','Vicente','Montez','Walker','1979-08-01','hermano',ROW(58,2873549142) )]::familiar_ty[], ARRAY[ ROW('67635677','Taiwán'),row('null','null') ]::identificacion_ty[], ARRAY[ ROW('Economía','null','null'), ROW('null','null','null') ]::nivel_educativo_ty[],null,'24')," calcext:value-type="string">
            <text:p>('Alfredo',null,'Flores','Velazquez','1989-01-05',172,76,'marrón oscuro','20/50','no_clasificado','personal_inteligencia_data/foto.png','personal_inteligencia_data/huella_digital.png','personal_inteligencia_data/huella_retina.png',ROW(58,2342703479) ,ROW('70361230','Malasia'),ARRAY['español','inglés','hindi','ruso','mandarín','bengalí']::varchar(50)[], ARRAY[ ROW('Ana','Carola','Olivares','Rubio','1979-08-01','madre',ROW(58,2872759631) ), ROW('Marcelo','Vicente','Montez','Walker','1979-08-01','hermano',ROW(58,2873549142) )]::familiar_ty[], ARRAY[ ROW('67635677','Taiwán'),row('null','null') ]::identificacion_ty[], ARRAY[ ROW('Economía','null','null'), ROW('null','null','null') ]::nivel_educativo_ty[],null,'24'),</text:p>
          </table:table-cell>
          <table:table-cell table:number-columns-repeated="963"/>
        </table:table-row>
        <table:table-row table:style-name="ro6">
          <table:table-cell table:style-name="ce88" table:formula="of:=[.D63]-9" office:value-type="float" office:value="15" calcext:value-type="float">
            <text:p>15</text:p>
          </table:table-cell>
          <table:table-cell table:style-name="ce9" office:value-type="float" office:value="5" calcext:value-type="float">
            <text:p>5</text:p>
          </table:table-cell>
          <table:table-cell table:style-name="ce88" table:formula="of:=[.A63]+10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ce93" office:value-type="string" calcext:value-type="string">
            <text:p>Kaohsiung</text:p>
          </table:table-cell>
          <table:table-cell office:value-type="string" calcext:value-type="string">
            <text:p>Taiwá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Emperatriz'</text:p>
          </table:table-cell>
          <table:table-cell office:value-type="string" calcext:value-type="string">
            <text:p>'Georgia'</text:p>
          </table:table-cell>
          <table:table-cell office:value-type="string" calcext:value-type="string">
            <text:p>'Castanon'</text:p>
          </table:table-cell>
          <table:table-cell office:value-type="string" calcext:value-type="string">
            <text:p>'Castillo'</text:p>
          </table:table-cell>
          <table:table-cell table:style-name="ce103" office:value-type="string" calcext:value-type="string">
            <text:p>2000-08-09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float" office:value="66" calcext:value-type="float">
            <text:p>66</text:p>
          </table:table-cell>
          <table:table-cell office:value-type="string" calcext:value-type="string">
            <text:p>verde oscuro</text:p>
          </table:table-cell>
          <table:table-cell table:style-name="ce13" office:value-type="string" calcext:value-type="string">
            <text:p>20/2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4828027" calcext:value-type="float">
            <text:p>4828027</text:p>
          </table:table-cell>
          <table:table-cell table:formula="of:=RANDBETWEEN(10000000;99999999)" office:value-type="float" office:value="86071094" calcext:value-type="float">
            <text:p>86071094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Becerra'</text:p>
          </table:table-cell>
          <table:table-cell table:style-name="ce103" office:value-type="string" calcext:value-type="string">
            <text:p>1981-01-22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89" table:formula="of:=RANDBETWEEN(1000000;9999999)" office:value-type="float" office:value="3172347" calcext:value-type="float">
            <text:p>3172347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Gallardo'</text:p>
          </table:table-cell>
          <table:table-cell table:style-name="ce103" office:value-type="string" calcext:value-type="string">
            <text:p>1981-01-22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89" table:formula="of:=RANDBETWEEN(1000000;9999999)" office:value-type="float" office:value="9830678" calcext:value-type="float">
            <text:p>9830678</text:p>
          </table:table-cell>
          <table:table-cell table:style-name="ce89" table:formula="of:=RANDBETWEEN(10000000;100000000)" office:value-type="float" office:value="78298078" calcext:value-type="float">
            <text:p>78298078</text:p>
          </table:table-cell>
          <table:table-cell table:formula="of:=[.F63]" office:value-type="string" office:string-value="Taiwán" calcext:value-type="string">
            <text:p>Taiwán</text:p>
          </table:table-cell>
          <table:table-cell table:style-name="ce89" table:formula="of:=RANDBETWEEN(10000000;100000000)" office:value-type="float" office:value="66343781" calcext:value-type="float">
            <text:p>66343781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erecho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63]" office:value-type="float" office:value="24" calcext:value-type="float">
            <text:p>24</text:p>
          </table:table-cell>
          <table:table-cell/>
          <table:table-cell table:style-name="ce15" table:formula="of:=CONCATENATE(&quot;(&quot;;[.J63];&quot;,&quot;;[.K63];&quot;,&quot;;[.L63];&quot;,&quot;;[.M63];&quot;,'&quot;;[.N63];&quot;',&quot;;[.O63];&quot;,&quot;;[.P63];&quot;,'&quot;;[.Q63];&quot;','&quot;;[.R63];&quot;','&quot;;[.S63];&quot;',&quot;;[.T63];&quot;,&quot;;[.U63];&quot;,&quot;;[.V63];&quot;,ROW(58,&quot;;[.W63];[.X63];&quot;) ,ROW('&quot;;[.Y63];&quot;','&quot;;[.Z63];&quot;'),ARRAY['&quot;;[.AA63];&quot;','&quot;;[.AB63];&quot;','&quot;;[.AC63];&quot;','&quot;;[.AD63];&quot;','&quot;;[.AE63];&quot;','&quot;;[.AF63];&quot;']::varchar(50)[], ARRAY[ ROW(&quot;;[.AG63];&quot;,&quot;;[.AH63];&quot;,&quot;;[.AI63];&quot;,&quot;;[.AJ63];&quot;,'&quot;;[.AK63];&quot;','&quot;;[.AL63];&quot;',ROW(58,&quot;;[.AM63];[.AN63];&quot;) ), ROW(&quot;;[.AO63];&quot;,&quot;;[.AP63];&quot;,&quot;;[.AQ63];&quot;,&quot;;[.AR63];&quot;,'&quot;;[.AS63];&quot;','&quot;;[.AT63];&quot;',ROW(58,&quot;;[.AU63];[.AV63];&quot;) )]::familiar_ty[], ARRAY[ ROW('&quot;;[.AW63];&quot;','&quot;;[.AX63];&quot;'),row('&quot;;[.AY63];&quot;','&quot;;[.AZ63];&quot;') ]::identificacion_ty[], ARRAY[ ROW('&quot;;[.BA63];&quot;','&quot;;[.BB63];&quot;','&quot;;[.BC63];&quot;'), ROW('&quot;;[.BD63];&quot;','&quot;;[.BE63];&quot;','&quot;;[.BF63];&quot;') ]::nivel_educativo_ty[],null,'&quot;;[.BG63];&quot;'),&quot;)" office:value-type="string" office:string-value="('Emperatriz','Georgia','Castanon','Castillo','2000-08-09',176,66,'verde oscuro','20/25','confidencial','personal_inteligencia_data/foto.png','personal_inteligencia_data/huella_digital.png','personal_inteligencia_data/huella_retina.png',ROW(58,4124828027) ,ROW('86071094','Zimbabue'),ARRAY['español','inglés','portugués','francés','null','null']::varchar(50)[], ARRAY[ ROW('Adrian',null,'Price','Becerra','1981-01-22','primo',ROW(58,4123172347) ), ROW('Daniel',null,'Price','Gallardo','1981-01-22','abuelo',ROW(58,4129830678) )]::familiar_ty[], ARRAY[ ROW('78298078','Taiwán'),row('66343781','Australia') ]::identificacion_ty[], ARRAY[ ROW('Derecho','null','null'), ROW('null','null','null') ]::nivel_educativo_ty[],null,'24')," calcext:value-type="string">
            <text:p>('Emperatriz','Georgia','Castanon','Castillo','2000-08-09',176,66,'verde oscuro','20/25','confidencial','personal_inteligencia_data/foto.png','personal_inteligencia_data/huella_digital.png','personal_inteligencia_data/huella_retina.png',ROW(58,4124828027) ,ROW('86071094','Zimbabue'),ARRAY['español','inglés','portugués','francés','null','null']::varchar(50)[], ARRAY[ ROW('Adrian',null,'Price','Becerra','1981-01-22','primo',ROW(58,4123172347) ), ROW('Daniel',null,'Price','Gallardo','1981-01-22','abuelo',ROW(58,4129830678) )]::familiar_ty[], ARRAY[ ROW('78298078','Taiwán'),row('66343781','Australia') ]::identificacion_ty[], ARRAY[ ROW('Derecho','null','null'), ROW('null','null','null') ]::nivel_educativo_ty[],null,'24'),</text:p>
          </table:table-cell>
          <table:table-cell table:number-columns-repeated="963"/>
        </table:table-row>
        <table:table-row table:style-name="ro6">
          <table:table-cell table:style-name="ce88" table:formula="of:=[.D64]-9" office:value-type="float" office:value="16" calcext:value-type="float">
            <text:p>16</text:p>
          </table:table-cell>
          <table:table-cell table:style-name="ce9" office:value-type="float" office:value="6" calcext:value-type="float">
            <text:p>6</text:p>
          </table:table-cell>
          <table:table-cell table:style-name="ce88" table:formula="of:=[.A64]+10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style-name="ce93" office:value-type="string" calcext:value-type="string">
            <text:p>Kuala Lumpur</text:p>
          </table:table-cell>
          <table:table-cell office:value-type="string" calcext:value-type="string">
            <text:p>Malasi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Sylvi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raballo'</text:p>
          </table:table-cell>
          <table:table-cell office:value-type="string" calcext:value-type="string">
            <text:p>'Velarde'</text:p>
          </table:table-cell>
          <table:table-cell table:style-name="ce103" office:value-type="string" calcext:value-type="string">
            <text:p>1996-11-16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74" calcext:value-type="float">
            <text:p>74</text:p>
          </table:table-cell>
          <table:table-cell office:value-type="string" calcext:value-type="string">
            <text:p>azul claro</text:p>
          </table:table-cell>
          <table:table-cell table:style-name="ce13" office:value-type="string" calcext:value-type="string">
            <text:p>20/63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81" calcext:value-type="float">
            <text:p>281</text:p>
          </table:table-cell>
          <table:table-cell table:formula="of:=RANDBETWEEN(1000000;9999999)" office:value-type="float" office:value="3678835" calcext:value-type="float">
            <text:p>3678835</text:p>
          </table:table-cell>
          <table:table-cell table:formula="of:=RANDBETWEEN(10000000;99999999)" office:value-type="float" office:value="77353035" calcext:value-type="float">
            <text:p>7735303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table:style-name="ce14" office:value-type="string" calcext:value-type="string">
            <text:p>bengalí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Osuna'</text:p>
          </table:table-cell>
          <table:table-cell office:value-type="string" calcext:value-type="string">
            <text:p>'Barcenas'</text:p>
          </table:table-cell>
          <table:table-cell table:style-name="ce103" office:value-type="string" calcext:value-type="string">
            <text:p>1938-06-18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89" table:formula="of:=RANDBETWEEN(1000000;9999999)" office:value-type="float" office:value="7102032" calcext:value-type="float">
            <text:p>7102032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Gregorio'</text:p>
          </table:table-cell>
          <table:table-cell office:value-type="string" calcext:value-type="string">
            <text:p>'Madrid'</text:p>
          </table:table-cell>
          <table:table-cell office:value-type="string" calcext:value-type="string">
            <text:p>'Larios'</text:p>
          </table:table-cell>
          <table:table-cell table:style-name="ce103" office:value-type="string" calcext:value-type="string">
            <text:p>1938-06-18</text:p>
          </table:table-cell>
          <table:table-cell office:value-type="string" calcext:value-type="string">
            <text:p>tío</text:p>
          </table:table-cell>
          <table:table-cell office:value-type="float" office:value="412" calcext:value-type="float">
            <text:p>412</text:p>
          </table:table-cell>
          <table:table-cell table:style-name="ce89" table:formula="of:=RANDBETWEEN(1000000;9999999)" office:value-type="float" office:value="5293785" calcext:value-type="float">
            <text:p>5293785</text:p>
          </table:table-cell>
          <table:table-cell table:style-name="ce89" table:formula="of:=RANDBETWEEN(10000000;100000000)" office:value-type="float" office:value="99441322" calcext:value-type="float">
            <text:p>99441322</text:p>
          </table:table-cell>
          <table:table-cell table:formula="of:=[.F64]" office:value-type="string" office:string-value="Malasia" calcext:value-type="string">
            <text:p>Malasi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64]" office:value-type="float" office:value="25" calcext:value-type="float">
            <text:p>25</text:p>
          </table:table-cell>
          <table:table-cell/>
          <table:table-cell table:style-name="ce15" table:formula="of:=CONCATENATE(&quot;(&quot;;[.J64];&quot;,&quot;;[.K64];&quot;,&quot;;[.L64];&quot;,&quot;;[.M64];&quot;,'&quot;;[.N64];&quot;',&quot;;[.O64];&quot;,&quot;;[.P64];&quot;,'&quot;;[.Q64];&quot;','&quot;;[.R64];&quot;','&quot;;[.S64];&quot;',&quot;;[.T64];&quot;,&quot;;[.U64];&quot;,&quot;;[.V64];&quot;,ROW(58,&quot;;[.W64];[.X64];&quot;) ,ROW('&quot;;[.Y64];&quot;','&quot;;[.Z64];&quot;'),ARRAY['&quot;;[.AA64];&quot;','&quot;;[.AB64];&quot;','&quot;;[.AC64];&quot;','&quot;;[.AD64];&quot;','&quot;;[.AE64];&quot;','&quot;;[.AF64];&quot;']::varchar(50)[], ARRAY[ ROW(&quot;;[.AG64];&quot;,&quot;;[.AH64];&quot;,&quot;;[.AI64];&quot;,&quot;;[.AJ64];&quot;,'&quot;;[.AK64];&quot;','&quot;;[.AL64];&quot;',ROW(58,&quot;;[.AM64];[.AN64];&quot;) ), ROW(&quot;;[.AO64];&quot;,&quot;;[.AP64];&quot;,&quot;;[.AQ64];&quot;,&quot;;[.AR64];&quot;,'&quot;;[.AS64];&quot;','&quot;;[.AT64];&quot;',ROW(58,&quot;;[.AU64];[.AV64];&quot;) )]::familiar_ty[], ARRAY[ ROW('&quot;;[.AW64];&quot;','&quot;;[.AX64];&quot;'),row('&quot;;[.AY64];&quot;','&quot;;[.AZ64];&quot;') ]::identificacion_ty[], ARRAY[ ROW('&quot;;[.BA64];&quot;','&quot;;[.BB64];&quot;','&quot;;[.BC64];&quot;'), ROW('&quot;;[.BD64];&quot;','&quot;;[.BE64];&quot;','&quot;;[.BF64];&quot;') ]::nivel_educativo_ty[],null,'&quot;;[.BG64];&quot;'),&quot;)" office:value-type="string" office:string-value="('Sylvia',null,'Caraballo','Velarde','1996-11-16',161,74,'azul claro','20/63','top_secret','personal_inteligencia_data/foto.png','personal_inteligencia_data/huella_digital.png','personal_inteligencia_data/huella_retina.png',ROW(58,2813678835) ,ROW('77353035','Australia'),ARRAY['español','inglés','hindi','ruso','mandarín','bengalí']::varchar(50)[], ARRAY[ ROW('Anunciacion',null,'Osuna','Barcenas','1938-06-18','hermano',ROW(58,4127102032) ), ROW('Juan','Gregorio','Madrid','Larios','1938-06-18','tío',ROW(58,4125293785) )]::familiar_ty[], ARRAY[ ROW('99441322','Malasia'),row('null','null') ]::identificacion_ty[], ARRAY[ ROW('Comunicación','null','null'), ROW('Derecho','null','null') ]::nivel_educativo_ty[],null,'25')," calcext:value-type="string">
            <text:p>('Sylvia',null,'Caraballo','Velarde','1996-11-16',161,74,'azul claro','20/63','top_secret','personal_inteligencia_data/foto.png','personal_inteligencia_data/huella_digital.png','personal_inteligencia_data/huella_retina.png',ROW(58,2813678835) ,ROW('77353035','Australia'),ARRAY['español','inglés','hindi','ruso','mandarín','bengalí']::varchar(50)[], ARRAY[ ROW('Anunciacion',null,'Osuna','Barcenas','1938-06-18','hermano',ROW(58,4127102032) ), ROW('Juan','Gregorio','Madrid','Larios','1938-06-18','tío',ROW(58,4125293785) )]::familiar_ty[], ARRAY[ ROW('99441322','Malasia'),row('null','null') ]::identificacion_ty[], ARRAY[ ROW('Comunicación','null','null'), ROW('Derecho','null','null') ]::nivel_educativo_ty[],null,'25'),</text:p>
          </table:table-cell>
          <table:table-cell table:number-columns-repeated="963"/>
        </table:table-row>
        <table:table-row table:style-name="ro6">
          <table:table-cell table:style-name="ce88" table:formula="of:=[.D65]-9" office:value-type="float" office:value="16" calcext:value-type="float">
            <text:p>16</text:p>
          </table:table-cell>
          <table:table-cell table:style-name="ce9" office:value-type="float" office:value="6" calcext:value-type="float">
            <text:p>6</text:p>
          </table:table-cell>
          <table:table-cell table:style-name="ce88" table:formula="of:=[.A65]+10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style-name="ce93" office:value-type="string" calcext:value-type="string">
            <text:p>Kuala Lumpur</text:p>
          </table:table-cell>
          <table:table-cell office:value-type="string" calcext:value-type="string">
            <text:p>Malasi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larence'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Campos'</text:p>
          </table:table-cell>
          <table:table-cell table:style-name="ce103" office:value-type="string" calcext:value-type="string">
            <text:p>2000-07-23</text:p>
          </table:table-cell>
          <table:table-cell table:style-name="ce12" office:value-type="float" office:value="154" calcext:value-type="float">
            <text:p>154</text:p>
          </table:table-cell>
          <table:table-cell table:style-name="ce12" office:value-type="float" office:value="90" calcext:value-type="float">
            <text:p>90</text:p>
          </table:table-cell>
          <table:table-cell office:value-type="string" calcext:value-type="string">
            <text:p>marrón claro</text:p>
          </table:table-cell>
          <table:table-cell table:style-name="ce13" office:value-type="string" calcext:value-type="string">
            <text:p>20/16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7778172" calcext:value-type="float">
            <text:p>7778172</text:p>
          </table:table-cell>
          <table:table-cell table:formula="of:=RANDBETWEEN(10000000;99999999)" office:value-type="float" office:value="76429993" calcext:value-type="float">
            <text:p>76429993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Cartagena'</text:p>
          </table:table-cell>
          <table:table-cell table:style-name="ce103" office:value-type="string" calcext:value-type="string">
            <text:p>1956-12-09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89" table:formula="of:=RANDBETWEEN(1000000;9999999)" office:value-type="float" office:value="4174611" calcext:value-type="float">
            <text:p>4174611</text:p>
          </table:table-cell>
          <table:table-cell office:value-type="string" calcext:value-type="string">
            <text:p>'Ava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Caballero'</text:p>
          </table:table-cell>
          <table:table-cell table:style-name="ce103" office:value-type="string" calcext:value-type="string">
            <text:p>1956-12-09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89" table:formula="of:=RANDBETWEEN(1000000;9999999)" office:value-type="float" office:value="5359658" calcext:value-type="float">
            <text:p>5359658</text:p>
          </table:table-cell>
          <table:table-cell table:style-name="ce89" table:formula="of:=RANDBETWEEN(10000000;100000000)" office:value-type="float" office:value="43901095" calcext:value-type="float">
            <text:p>43901095</text:p>
          </table:table-cell>
          <table:table-cell table:formula="of:=[.F65]" office:value-type="string" office:string-value="Malasia" calcext:value-type="string">
            <text:p>Malasi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iencias Sociales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65]" office:value-type="float" office:value="25" calcext:value-type="float">
            <text:p>25</text:p>
          </table:table-cell>
          <table:table-cell/>
          <table:table-cell table:style-name="ce15" table:formula="of:=CONCATENATE(&quot;(&quot;;[.J65];&quot;,&quot;;[.K65];&quot;,&quot;;[.L65];&quot;,&quot;;[.M65];&quot;,'&quot;;[.N65];&quot;',&quot;;[.O65];&quot;,&quot;;[.P65];&quot;,'&quot;;[.Q65];&quot;','&quot;;[.R65];&quot;','&quot;;[.S65];&quot;',&quot;;[.T65];&quot;,&quot;;[.U65];&quot;,&quot;;[.V65];&quot;,ROW(58,&quot;;[.W65];[.X65];&quot;) ,ROW('&quot;;[.Y65];&quot;','&quot;;[.Z65];&quot;'),ARRAY['&quot;;[.AA65];&quot;','&quot;;[.AB65];&quot;','&quot;;[.AC65];&quot;','&quot;;[.AD65];&quot;','&quot;;[.AE65];&quot;','&quot;;[.AF65];&quot;']::varchar(50)[], ARRAY[ ROW(&quot;;[.AG65];&quot;,&quot;;[.AH65];&quot;,&quot;;[.AI65];&quot;,&quot;;[.AJ65];&quot;,'&quot;;[.AK65];&quot;','&quot;;[.AL65];&quot;',ROW(58,&quot;;[.AM65];[.AN65];&quot;) ), ROW(&quot;;[.AO65];&quot;,&quot;;[.AP65];&quot;,&quot;;[.AQ65];&quot;,&quot;;[.AR65];&quot;,'&quot;;[.AS65];&quot;','&quot;;[.AT65];&quot;',ROW(58,&quot;;[.AU65];[.AV65];&quot;) )]::familiar_ty[], ARRAY[ ROW('&quot;;[.AW65];&quot;','&quot;;[.AX65];&quot;'),row('&quot;;[.AY65];&quot;','&quot;;[.AZ65];&quot;') ]::identificacion_ty[], ARRAY[ ROW('&quot;;[.BA65];&quot;','&quot;;[.BB65];&quot;','&quot;;[.BC65];&quot;'), ROW('&quot;;[.BD65];&quot;','&quot;;[.BE65];&quot;','&quot;;[.BF65];&quot;') ]::nivel_educativo_ty[],null,'&quot;;[.BG65];&quot;'),&quot;)" office:value-type="string" office:string-value="('Clarence','Marsello','Angel','Campos','2000-07-23',154,90,'marrón claro','20/160','no_clasificado','personal_inteligencia_data/foto.png','personal_inteligencia_data/huella_digital.png','personal_inteligencia_data/huella_retina.png',ROW(58,4247778172) ,ROW('76429993','Holanda'),ARRAY['español','inglés','hindi','francés','null','null']::varchar(50)[], ARRAY[ ROW('Liliana','Luisa','Carrillo','Cartagena','1956-12-09','hermano',ROW(58,4244174611) ), ROW('Ava','Guadalupe','Suarez','Caballero','1956-12-09','tío',ROW(58,4245359658) )]::familiar_ty[], ARRAY[ ROW('43901095','Malasia'),row('null','null') ]::identificacion_ty[], ARRAY[ ROW('Criminología','null','null'), ROW('Ciencias Sociales','null','null') ]::nivel_educativo_ty[],null,'25')," calcext:value-type="string">
            <text:p>('Clarence','Marsello','Angel','Campos','2000-07-23',154,90,'marrón claro','20/160','no_clasificado','personal_inteligencia_data/foto.png','personal_inteligencia_data/huella_digital.png','personal_inteligencia_data/huella_retina.png',ROW(58,4247778172) ,ROW('76429993','Holanda'),ARRAY['español','inglés','hindi','francés','null','null']::varchar(50)[], ARRAY[ ROW('Liliana','Luisa','Carrillo','Cartagena','1956-12-09','hermano',ROW(58,4244174611) ), ROW('Ava','Guadalupe','Suarez','Caballero','1956-12-09','tío',ROW(58,4245359658) )]::familiar_ty[], ARRAY[ ROW('43901095','Malasia'),row('null','null') ]::identificacion_ty[], ARRAY[ ROW('Criminología','null','null'), ROW('Ciencias Sociales','null','null') ]::nivel_educativo_ty[],null,'25'),</text:p>
          </table:table-cell>
          <table:table-cell table:number-columns-repeated="963"/>
        </table:table-row>
        <table:table-row table:style-name="ro6">
          <table:table-cell table:style-name="ce88" table:formula="of:=[.D66]-9" office:value-type="float" office:value="16" calcext:value-type="float">
            <text:p>16</text:p>
          </table:table-cell>
          <table:table-cell table:style-name="ce9" office:value-type="float" office:value="6" calcext:value-type="float">
            <text:p>6</text:p>
          </table:table-cell>
          <table:table-cell table:style-name="ce88" table:formula="of:=[.A66]+10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style-name="ce93" office:value-type="string" calcext:value-type="string">
            <text:p>Kuala Lumpur</text:p>
          </table:table-cell>
          <table:table-cell office:value-type="string" calcext:value-type="string">
            <text:p>Malasi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Donatila'</text:p>
          </table:table-cell>
          <table:table-cell office:value-type="string" calcext:value-type="string">
            <text:p>'Melania'</text:p>
          </table:table-cell>
          <table:table-cell office:value-type="string" calcext:value-type="string">
            <text:p>'Michel'</text:p>
          </table:table-cell>
          <table:table-cell office:value-type="string" calcext:value-type="string">
            <text:p>'Zambrano'</text:p>
          </table:table-cell>
          <table:table-cell table:style-name="ce103" office:value-type="string" calcext:value-type="string">
            <text:p>1994-06-22</text:p>
          </table:table-cell>
          <table:table-cell table:style-name="ce12" office:value-type="float" office:value="185" calcext:value-type="float">
            <text:p>185</text:p>
          </table:table-cell>
          <table:table-cell table:style-name="ce12" office:value-type="float" office:value="74" calcext:value-type="float">
            <text:p>74</text:p>
          </table:table-cell>
          <table:table-cell office:value-type="string" calcext:value-type="string">
            <text:p>azul claro</text:p>
          </table:table-cell>
          <table:table-cell table:style-name="ce13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3873359" calcext:value-type="float">
            <text:p>3873359</text:p>
          </table:table-cell>
          <table:table-cell table:formula="of:=RANDBETWEEN(10000000;99999999)" office:value-type="float" office:value="85157079" calcext:value-type="float">
            <text:p>85157079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ozada'</text:p>
          </table:table-cell>
          <table:table-cell office:value-type="string" calcext:value-type="string">
            <text:p>'Ledesma'</text:p>
          </table:table-cell>
          <table:table-cell table:style-name="ce103" office:value-type="string" calcext:value-type="string">
            <text:p>1964-03-10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89" table:formula="of:=RANDBETWEEN(1000000;9999999)" office:value-type="float" office:value="6060323" calcext:value-type="float">
            <text:p>6060323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Garces'</text:p>
          </table:table-cell>
          <table:table-cell office:value-type="string" calcext:value-type="string">
            <text:p>'Casanova'</text:p>
          </table:table-cell>
          <table:table-cell table:style-name="ce103" office:value-type="string" calcext:value-type="string">
            <text:p>1964-03-10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89" table:formula="of:=RANDBETWEEN(1000000;9999999)" office:value-type="float" office:value="6727225" calcext:value-type="float">
            <text:p>6727225</text:p>
          </table:table-cell>
          <table:table-cell table:style-name="ce89" table:formula="of:=RANDBETWEEN(10000000;100000000)" office:value-type="float" office:value="63999719" calcext:value-type="float">
            <text:p>63999719</text:p>
          </table:table-cell>
          <table:table-cell table:formula="of:=[.F66]" office:value-type="string" office:string-value="Malasia" calcext:value-type="string">
            <text:p>Malasi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iencias Sociales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cción Internacional Humanitaria</text:p>
          </table:table-cell>
          <table:table-cell table:number-columns-repeated="3" table:style-name="ce89" office:value-type="string" calcext:value-type="string">
            <text:p>null</text:p>
          </table:table-cell>
          <table:table-cell table:formula="of:=[.D66]" office:value-type="float" office:value="25" calcext:value-type="float">
            <text:p>25</text:p>
          </table:table-cell>
          <table:table-cell/>
          <table:table-cell table:style-name="ce15" table:formula="of:=CONCATENATE(&quot;(&quot;;[.J66];&quot;,&quot;;[.K66];&quot;,&quot;;[.L66];&quot;,&quot;;[.M66];&quot;,'&quot;;[.N66];&quot;',&quot;;[.O66];&quot;,&quot;;[.P66];&quot;,'&quot;;[.Q66];&quot;','&quot;;[.R66];&quot;','&quot;;[.S66];&quot;',&quot;;[.T66];&quot;,&quot;;[.U66];&quot;,&quot;;[.V66];&quot;,ROW(58,&quot;;[.W66];[.X66];&quot;) ,ROW('&quot;;[.Y66];&quot;','&quot;;[.Z66];&quot;'),ARRAY['&quot;;[.AA66];&quot;','&quot;;[.AB66];&quot;','&quot;;[.AC66];&quot;','&quot;;[.AD66];&quot;','&quot;;[.AE66];&quot;','&quot;;[.AF66];&quot;']::varchar(50)[], ARRAY[ ROW(&quot;;[.AG66];&quot;,&quot;;[.AH66];&quot;,&quot;;[.AI66];&quot;,&quot;;[.AJ66];&quot;,'&quot;;[.AK66];&quot;','&quot;;[.AL66];&quot;',ROW(58,&quot;;[.AM66];[.AN66];&quot;) ), ROW(&quot;;[.AO66];&quot;,&quot;;[.AP66];&quot;,&quot;;[.AQ66];&quot;,&quot;;[.AR66];&quot;,'&quot;;[.AS66];&quot;','&quot;;[.AT66];&quot;',ROW(58,&quot;;[.AU66];[.AV66];&quot;) )]::familiar_ty[], ARRAY[ ROW('&quot;;[.AW66];&quot;','&quot;;[.AX66];&quot;'),row('&quot;;[.AY66];&quot;','&quot;;[.AZ66];&quot;') ]::identificacion_ty[], ARRAY[ ROW('&quot;;[.BA66];&quot;','&quot;;[.BB66];&quot;','&quot;;[.BC66];&quot;'), ROW('&quot;;[.BD66];&quot;','&quot;;[.BE66];&quot;','&quot;;[.BF66];&quot;') ]::nivel_educativo_ty[],null,'&quot;;[.BG66];&quot;'),&quot;)" office:value-type="string" office:string-value="('Donatila','Melania','Michel','Zambrano','1994-06-22',185,74,'azul claro','20/20','no_clasificado','personal_inteligencia_data/foto.png','personal_inteligencia_data/huella_digital.png','personal_inteligencia_data/huella_retina.png',ROW(58,4243873359) ,ROW('85157079','Taiwán'),ARRAY['inglés','árabe','portugués','francés','null','null']::varchar(50)[], ARRAY[ ROW('Santiago',null,'Lozada','Ledesma','1964-03-10','hermano',ROW(58,4246060323) ), ROW('Libertad','Eliana','Garces','Casanova','1964-03-10','tío',ROW(58,4246727225) )]::familiar_ty[], ARRAY[ ROW('63999719','Malasia'),row('null','null') ]::identificacion_ty[], ARRAY[ ROW('Ciencias Sociales','Máster','Acción Internacional Humanitaria'), ROW('null','null','null') ]::nivel_educativo_ty[],null,'25')," calcext:value-type="string">
            <text:p>('Donatila','Melania','Michel','Zambrano','1994-06-22',185,74,'azul claro','20/20','no_clasificado','personal_inteligencia_data/foto.png','personal_inteligencia_data/huella_digital.png','personal_inteligencia_data/huella_retina.png',ROW(58,4243873359) ,ROW('85157079','Taiwán'),ARRAY['inglés','árabe','portugués','francés','null','null']::varchar(50)[], ARRAY[ ROW('Santiago',null,'Lozada','Ledesma','1964-03-10','hermano',ROW(58,4246060323) ), ROW('Libertad','Eliana','Garces','Casanova','1964-03-10','tío',ROW(58,4246727225) )]::familiar_ty[], ARRAY[ ROW('63999719','Malasia'),row('null','null') ]::identificacion_ty[], ARRAY[ ROW('Ciencias Sociales','Máster','Acción Internacional Humanitaria'), ROW('null','null','null') ]::nivel_educativo_ty[],null,'25'),</text:p>
          </table:table-cell>
          <table:table-cell table:number-columns-repeated="963"/>
        </table:table-row>
        <table:table-row table:style-name="ro6">
          <table:table-cell table:style-name="ce88" table:formula="of:=[.D67]-9" office:value-type="float" office:value="16" calcext:value-type="float">
            <text:p>16</text:p>
          </table:table-cell>
          <table:table-cell table:style-name="ce9" office:value-type="float" office:value="6" calcext:value-type="float">
            <text:p>6</text:p>
          </table:table-cell>
          <table:table-cell table:style-name="ce88" table:formula="of:=[.A67]+10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style-name="ce93" office:value-type="string" calcext:value-type="string">
            <text:p>Kuala Lumpur</text:p>
          </table:table-cell>
          <table:table-cell office:value-type="string" calcext:value-type="string">
            <text:p>Malasi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Erik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Ordaz'</text:p>
          </table:table-cell>
          <table:table-cell office:value-type="string" calcext:value-type="string">
            <text:p>'Tolentino'</text:p>
          </table:table-cell>
          <table:table-cell table:style-name="ce103" office:value-type="string" calcext:value-type="string">
            <text:p>2000-07-22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float" office:value="67" calcext:value-type="float">
            <text:p>67</text:p>
          </table:table-cell>
          <table:table-cell office:value-type="string" calcext:value-type="string">
            <text:p>verde claro</text:p>
          </table:table-cell>
          <table:table-cell table:style-name="ce13" office:value-type="string" calcext:value-type="string">
            <text:p>20/12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1742654" calcext:value-type="float">
            <text:p>1742654</text:p>
          </table:table-cell>
          <table:table-cell table:formula="of:=RANDBETWEEN(10000000;99999999)" office:value-type="float" office:value="36354640" calcext:value-type="float">
            <text:p>36354640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table:style-name="ce14" office:value-type="string" calcext:value-type="string">
            <text:p>bengalí</text:p>
          </table:table-cell>
          <table:table-cell office:value-type="string" calcext:value-type="string">
            <text:p>'Emma'</text:p>
          </table:table-cell>
          <table:table-cell office:value-type="string" calcext:value-type="string">
            <text:p>'Audrey'</text:p>
          </table:table-cell>
          <table:table-cell office:value-type="string" calcext:value-type="string">
            <text:p>'Verduzco'</text:p>
          </table:table-cell>
          <table:table-cell office:value-type="string" calcext:value-type="string">
            <text:p>'Gallegos'</text:p>
          </table:table-cell>
          <table:table-cell table:style-name="ce103" office:value-type="string" calcext:value-type="string">
            <text:p>1980-07-05</text:p>
          </table:table-cell>
          <table:table-cell office:value-type="string" calcext:value-type="string">
            <text:p>tío</text:p>
          </table:table-cell>
          <table:table-cell table:style-name="ce14" office:value-type="float" office:value="261" calcext:value-type="float">
            <text:p>261</text:p>
          </table:table-cell>
          <table:table-cell table:style-name="ce89" table:formula="of:=RANDBETWEEN(1000000;9999999)" office:value-type="float" office:value="5262479" calcext:value-type="float">
            <text:p>5262479</text:p>
          </table:table-cell>
          <table:table-cell office:value-type="string" calcext:value-type="string">
            <text:p>'Flor'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Peterson'</text:p>
          </table:table-cell>
          <table:table-cell office:value-type="string" calcext:value-type="string">
            <text:p>'Sarmiento'</text:p>
          </table:table-cell>
          <table:table-cell table:style-name="ce103" office:value-type="string" calcext:value-type="string">
            <text:p>1980-07-05</text:p>
          </table:table-cell>
          <table:table-cell office:value-type="string" calcext:value-type="string">
            <text:p>abuelo</text:p>
          </table:table-cell>
          <table:table-cell table:style-name="ce14" office:value-type="float" office:value="261" calcext:value-type="float">
            <text:p>261</text:p>
          </table:table-cell>
          <table:table-cell table:style-name="ce89" table:formula="of:=RANDBETWEEN(1000000;9999999)" office:value-type="float" office:value="4948507" calcext:value-type="float">
            <text:p>4948507</text:p>
          </table:table-cell>
          <table:table-cell table:style-name="ce89" table:formula="of:=RANDBETWEEN(10000000;100000000)" office:value-type="float" office:value="51657951" calcext:value-type="float">
            <text:p>51657951</text:p>
          </table:table-cell>
          <table:table-cell table:formula="of:=[.F67]" office:value-type="string" office:string-value="Malasia" calcext:value-type="string">
            <text:p>Malasi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Química Orgánica</text:p>
          </table:table-cell>
          <table:table-cell table:formula="of:=[.D67]" office:value-type="float" office:value="25" calcext:value-type="float">
            <text:p>25</text:p>
          </table:table-cell>
          <table:table-cell/>
          <table:table-cell table:style-name="ce15" table:formula="of:=CONCATENATE(&quot;(&quot;;[.J67];&quot;,&quot;;[.K67];&quot;,&quot;;[.L67];&quot;,&quot;;[.M67];&quot;,'&quot;;[.N67];&quot;',&quot;;[.O67];&quot;,&quot;;[.P67];&quot;,'&quot;;[.Q67];&quot;','&quot;;[.R67];&quot;','&quot;;[.S67];&quot;',&quot;;[.T67];&quot;,&quot;;[.U67];&quot;,&quot;;[.V67];&quot;,ROW(58,&quot;;[.W67];[.X67];&quot;) ,ROW('&quot;;[.Y67];&quot;','&quot;;[.Z67];&quot;'),ARRAY['&quot;;[.AA67];&quot;','&quot;;[.AB67];&quot;','&quot;;[.AC67];&quot;','&quot;;[.AD67];&quot;','&quot;;[.AE67];&quot;','&quot;;[.AF67];&quot;']::varchar(50)[], ARRAY[ ROW(&quot;;[.AG67];&quot;,&quot;;[.AH67];&quot;,&quot;;[.AI67];&quot;,&quot;;[.AJ67];&quot;,'&quot;;[.AK67];&quot;','&quot;;[.AL67];&quot;',ROW(58,&quot;;[.AM67];[.AN67];&quot;) ), ROW(&quot;;[.AO67];&quot;,&quot;;[.AP67];&quot;,&quot;;[.AQ67];&quot;,&quot;;[.AR67];&quot;,'&quot;;[.AS67];&quot;','&quot;;[.AT67];&quot;',ROW(58,&quot;;[.AU67];[.AV67];&quot;) )]::familiar_ty[], ARRAY[ ROW('&quot;;[.AW67];&quot;','&quot;;[.AX67];&quot;'),row('&quot;;[.AY67];&quot;','&quot;;[.AZ67];&quot;') ]::identificacion_ty[], ARRAY[ ROW('&quot;;[.BA67];&quot;','&quot;;[.BB67];&quot;','&quot;;[.BC67];&quot;'), ROW('&quot;;[.BD67];&quot;','&quot;;[.BE67];&quot;','&quot;;[.BF67];&quot;') ]::nivel_educativo_ty[],null,'&quot;;[.BG67];&quot;'),&quot;)" office:value-type="string" office:string-value="('Erika',null,'Ordaz','Tolentino','2000-07-22',176,67,'verde claro','20/125','confidencial','personal_inteligencia_data/foto.png','personal_inteligencia_data/huella_digital.png','personal_inteligencia_data/huella_retina.png',ROW(58,4241742654) ,ROW('36354640','Zimbabue'),ARRAY['español','inglés','hindi','ruso','mandarín','bengalí']::varchar(50)[], ARRAY[ ROW('Emma','Audrey','Verduzco','Gallegos','1980-07-05','tío',ROW(58,2615262479) ), ROW('Flor','Esperanza','Peterson','Sarmiento','1980-07-05','abuelo',ROW(58,2614948507) )]::familiar_ty[], ARRAY[ ROW('51657951','Malasia'),row('null','null') ]::identificacion_ty[], ARRAY[ ROW('Economía','null','null'), ROW('Criminología','Máster','Química Orgánica') ]::nivel_educativo_ty[],null,'25')," calcext:value-type="string">
            <text:p>('Erika',null,'Ordaz','Tolentino','2000-07-22',176,67,'verde claro','20/125','confidencial','personal_inteligencia_data/foto.png','personal_inteligencia_data/huella_digital.png','personal_inteligencia_data/huella_retina.png',ROW(58,4241742654) ,ROW('36354640','Zimbabue'),ARRAY['español','inglés','hindi','ruso','mandarín','bengalí']::varchar(50)[], ARRAY[ ROW('Emma','Audrey','Verduzco','Gallegos','1980-07-05','tío',ROW(58,2615262479) ), ROW('Flor','Esperanza','Peterson','Sarmiento','1980-07-05','abuelo',ROW(58,2614948507) )]::familiar_ty[], ARRAY[ ROW('51657951','Malasia'),row('null','null') ]::identificacion_ty[], ARRAY[ ROW('Economía','null','null'), ROW('Criminología','Máster','Química Orgánica') ]::nivel_educativo_ty[],null,'25'),</text:p>
          </table:table-cell>
          <table:table-cell table:number-columns-repeated="963"/>
        </table:table-row>
        <table:table-row table:style-name="ro6">
          <table:table-cell table:style-name="ce88" table:formula="of:=[.D68]-9" office:value-type="float" office:value="17" calcext:value-type="float">
            <text:p>17</text:p>
          </table:table-cell>
          <table:table-cell table:style-name="ce9" office:value-type="float" office:value="6" calcext:value-type="float">
            <text:p>6</text:p>
          </table:table-cell>
          <table:table-cell table:style-name="ce88" table:formula="of:=[.A68]+10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style-name="ce93" office:value-type="string" calcext:value-type="string">
            <text:p>Malaca</text:p>
          </table:table-cell>
          <table:table-cell office:value-type="string" calcext:value-type="string">
            <text:p>Malasi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axim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ncada'</text:p>
          </table:table-cell>
          <table:table-cell office:value-type="string" calcext:value-type="string">
            <text:p>'Resendez'</text:p>
          </table:table-cell>
          <table:table-cell table:style-name="ce103" office:value-type="string" calcext:value-type="string">
            <text:p>1997-08-11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67" calcext:value-type="float">
            <text:p>67</text:p>
          </table:table-cell>
          <table:table-cell office:value-type="string" calcext:value-type="string">
            <text:p>marrón claro</text:p>
          </table:table-cell>
          <table:table-cell table:style-name="ce13" office:value-type="string" calcext:value-type="string">
            <text:p>20/5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34" calcext:value-type="float">
            <text:p>234</text:p>
          </table:table-cell>
          <table:table-cell table:formula="of:=RANDBETWEEN(1000000;9999999)" office:value-type="float" office:value="2758226" calcext:value-type="float">
            <text:p>2758226</text:p>
          </table:table-cell>
          <table:table-cell table:formula="of:=RANDBETWEEN(10000000;99999999)" office:value-type="float" office:value="44159389" calcext:value-type="float">
            <text:p>4415938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anda'</text:p>
          </table:table-cell>
          <table:table-cell office:value-type="string" calcext:value-type="string">
            <text:p>'Trejo'</text:p>
          </table:table-cell>
          <table:table-cell table:style-name="ce103" office:value-type="string" calcext:value-type="string">
            <text:p>1942-09-24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7362402" calcext:value-type="float">
            <text:p>7362402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Monge'</text:p>
          </table:table-cell>
          <table:table-cell office:value-type="string" calcext:value-type="string">
            <text:p>'Orozco'</text:p>
          </table:table-cell>
          <table:table-cell table:style-name="ce103" office:value-type="string" calcext:value-type="string">
            <text:p>1942-09-24</text:p>
          </table:table-cell>
          <table:table-cell office:value-type="string" calcext:value-type="string">
            <text:p>padre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7952683" calcext:value-type="float">
            <text:p>7952683</text:p>
          </table:table-cell>
          <table:table-cell table:style-name="ce89" table:formula="of:=RANDBETWEEN(10000000;100000000)" office:value-type="float" office:value="37030076" calcext:value-type="float">
            <text:p>37030076</text:p>
          </table:table-cell>
          <table:table-cell table:formula="of:=[.F68]" office:value-type="string" office:string-value="Malasia" calcext:value-type="string">
            <text:p>Malasi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68]" office:value-type="float" office:value="26" calcext:value-type="float">
            <text:p>26</text:p>
          </table:table-cell>
          <table:table-cell/>
          <table:table-cell table:style-name="ce15" table:formula="of:=CONCATENATE(&quot;(&quot;;[.J68];&quot;,&quot;;[.K68];&quot;,&quot;;[.L68];&quot;,&quot;;[.M68];&quot;,'&quot;;[.N68];&quot;',&quot;;[.O68];&quot;,&quot;;[.P68];&quot;,'&quot;;[.Q68];&quot;','&quot;;[.R68];&quot;','&quot;;[.S68];&quot;',&quot;;[.T68];&quot;,&quot;;[.U68];&quot;,&quot;;[.V68];&quot;,ROW(58,&quot;;[.W68];[.X68];&quot;) ,ROW('&quot;;[.Y68];&quot;','&quot;;[.Z68];&quot;'),ARRAY['&quot;;[.AA68];&quot;','&quot;;[.AB68];&quot;','&quot;;[.AC68];&quot;','&quot;;[.AD68];&quot;','&quot;;[.AE68];&quot;','&quot;;[.AF68];&quot;']::varchar(50)[], ARRAY[ ROW(&quot;;[.AG68];&quot;,&quot;;[.AH68];&quot;,&quot;;[.AI68];&quot;,&quot;;[.AJ68];&quot;,'&quot;;[.AK68];&quot;','&quot;;[.AL68];&quot;',ROW(58,&quot;;[.AM68];[.AN68];&quot;) ), ROW(&quot;;[.AO68];&quot;,&quot;;[.AP68];&quot;,&quot;;[.AQ68];&quot;,&quot;;[.AR68];&quot;,'&quot;;[.AS68];&quot;','&quot;;[.AT68];&quot;',ROW(58,&quot;;[.AU68];[.AV68];&quot;) )]::familiar_ty[], ARRAY[ ROW('&quot;;[.AW68];&quot;','&quot;;[.AX68];&quot;'),row('&quot;;[.AY68];&quot;','&quot;;[.AZ68];&quot;') ]::identificacion_ty[], ARRAY[ ROW('&quot;;[.BA68];&quot;','&quot;;[.BB68];&quot;','&quot;;[.BC68];&quot;'), ROW('&quot;;[.BD68];&quot;','&quot;;[.BE68];&quot;','&quot;;[.BF68];&quot;') ]::nivel_educativo_ty[],null,'&quot;;[.BG68];&quot;'),&quot;)" office:value-type="string" office:string-value="('Maximo',null,'Moncada','Resendez','1997-08-11',161,67,'marrón claro','20/50','top_secret','personal_inteligencia_data/foto.png','personal_inteligencia_data/huella_digital.png','personal_inteligencia_data/huella_retina.png',ROW(58,2342758226) ,ROW('44159389','Australia'),ARRAY['español','inglés','hindi','ruso','mandarín','null']::varchar(50)[], ARRAY[ ROW('Hilda',null,'Landa','Trejo','1942-09-24','hermano',ROW(58,2127362402) ), ROW('Ivan','Vivaldo','Monge','Orozco','1942-09-24','padre',ROW(58,2127952683) )]::familiar_ty[], ARRAY[ ROW('37030076','Malasia'),row('null','null') ]::identificacion_ty[], ARRAY[ ROW('Ingeniería Industrial','null','null'), ROW('Criminología','null','null') ]::nivel_educativo_ty[],null,'26')," calcext:value-type="string">
            <text:p>('Maximo',null,'Moncada','Resendez','1997-08-11',161,67,'marrón claro','20/50','top_secret','personal_inteligencia_data/foto.png','personal_inteligencia_data/huella_digital.png','personal_inteligencia_data/huella_retina.png',ROW(58,2342758226) ,ROW('44159389','Australia'),ARRAY['español','inglés','hindi','ruso','mandarín','null']::varchar(50)[], ARRAY[ ROW('Hilda',null,'Landa','Trejo','1942-09-24','hermano',ROW(58,2127362402) ), ROW('Ivan','Vivaldo','Monge','Orozco','1942-09-24','padre',ROW(58,2127952683) )]::familiar_ty[], ARRAY[ ROW('37030076','Malasia'),row('null','null') ]::identificacion_ty[], ARRAY[ ROW('Ingeniería Industrial','null','null'), ROW('Criminología','null','null') ]::nivel_educativo_ty[],null,'26'),</text:p>
          </table:table-cell>
          <table:table-cell table:number-columns-repeated="963"/>
        </table:table-row>
        <table:table-row table:style-name="ro6">
          <table:table-cell table:style-name="ce88" table:formula="of:=[.D69]-9" office:value-type="float" office:value="17" calcext:value-type="float">
            <text:p>17</text:p>
          </table:table-cell>
          <table:table-cell table:style-name="ce9" office:value-type="float" office:value="6" calcext:value-type="float">
            <text:p>6</text:p>
          </table:table-cell>
          <table:table-cell table:style-name="ce88" table:formula="of:=[.A69]+10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style-name="ce93" office:value-type="string" calcext:value-type="string">
            <text:p>Malaca</text:p>
          </table:table-cell>
          <table:table-cell office:value-type="string" calcext:value-type="string">
            <text:p>Malasi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Juliana'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Archuleta'</text:p>
          </table:table-cell>
          <table:table-cell office:value-type="string" calcext:value-type="string">
            <text:p>'Sanchez'</text:p>
          </table:table-cell>
          <table:table-cell table:style-name="ce103" office:value-type="string" calcext:value-type="string">
            <text:p>2000-08-28</text:p>
          </table:table-cell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90" calcext:value-type="float">
            <text:p>90</text:p>
          </table:table-cell>
          <table:table-cell office:value-type="string" calcext:value-type="string">
            <text:p>marrón oscuro</text:p>
          </table:table-cell>
          <table:table-cell table:style-name="ce13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8584964" calcext:value-type="float">
            <text:p>8584964</text:p>
          </table:table-cell>
          <table:table-cell table:formula="of:=RANDBETWEEN(10000000;99999999)" office:value-type="float" office:value="73288636" calcext:value-type="float">
            <text:p>73288636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Nadia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Flores'</text:p>
          </table:table-cell>
          <table:table-cell office:value-type="string" calcext:value-type="string">
            <text:p>'Correa'</text:p>
          </table:table-cell>
          <table:table-cell table:style-name="ce103" office:value-type="string" calcext:value-type="string">
            <text:p>1958-01-04</text:p>
          </table:table-cell>
          <table:table-cell office:value-type="string" calcext:value-type="string">
            <text:p>abuelo</text:p>
          </table:table-cell>
          <table:table-cell table:style-name="ce14" office:value-type="float" office:value="287" calcext:value-type="float">
            <text:p>287</text:p>
          </table:table-cell>
          <table:table-cell table:style-name="ce89" table:formula="of:=RANDBETWEEN(1000000;9999999)" office:value-type="float" office:value="7773559" calcext:value-type="float">
            <text:p>7773559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Gastelum'</text:p>
          </table:table-cell>
          <table:table-cell table:style-name="ce103" office:value-type="string" calcext:value-type="string">
            <text:p>1958-01-04</text:p>
          </table:table-cell>
          <table:table-cell office:value-type="string" calcext:value-type="string">
            <text:p>padre</text:p>
          </table:table-cell>
          <table:table-cell table:style-name="ce14" office:value-type="float" office:value="287" calcext:value-type="float">
            <text:p>287</text:p>
          </table:table-cell>
          <table:table-cell table:style-name="ce89" table:formula="of:=RANDBETWEEN(1000000;9999999)" office:value-type="float" office:value="5902423" calcext:value-type="float">
            <text:p>5902423</text:p>
          </table:table-cell>
          <table:table-cell table:style-name="ce89" table:formula="of:=RANDBETWEEN(10000000;100000000)" office:value-type="float" office:value="93052279" calcext:value-type="float">
            <text:p>93052279</text:p>
          </table:table-cell>
          <table:table-cell table:formula="of:=[.F69]" office:value-type="string" office:string-value="Malasia" calcext:value-type="string">
            <text:p>Malasi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style-name="ce14" office:value-type="string" calcext:value-type="string">
            <text:p>Psicologí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69]" office:value-type="float" office:value="26" calcext:value-type="float">
            <text:p>26</text:p>
          </table:table-cell>
          <table:table-cell/>
          <table:table-cell table:style-name="ce15" table:formula="of:=CONCATENATE(&quot;(&quot;;[.J69];&quot;,&quot;;[.K69];&quot;,&quot;;[.L69];&quot;,&quot;;[.M69];&quot;,'&quot;;[.N69];&quot;',&quot;;[.O69];&quot;,&quot;;[.P69];&quot;,'&quot;;[.Q69];&quot;','&quot;;[.R69];&quot;','&quot;;[.S69];&quot;',&quot;;[.T69];&quot;,&quot;;[.U69];&quot;,&quot;;[.V69];&quot;,ROW(58,&quot;;[.W69];[.X69];&quot;) ,ROW('&quot;;[.Y69];&quot;','&quot;;[.Z69];&quot;'),ARRAY['&quot;;[.AA69];&quot;','&quot;;[.AB69];&quot;','&quot;;[.AC69];&quot;','&quot;;[.AD69];&quot;','&quot;;[.AE69];&quot;','&quot;;[.AF69];&quot;']::varchar(50)[], ARRAY[ ROW(&quot;;[.AG69];&quot;,&quot;;[.AH69];&quot;,&quot;;[.AI69];&quot;,&quot;;[.AJ69];&quot;,'&quot;;[.AK69];&quot;','&quot;;[.AL69];&quot;',ROW(58,&quot;;[.AM69];[.AN69];&quot;) ), ROW(&quot;;[.AO69];&quot;,&quot;;[.AP69];&quot;,&quot;;[.AQ69];&quot;,&quot;;[.AR69];&quot;,'&quot;;[.AS69];&quot;','&quot;;[.AT69];&quot;',ROW(58,&quot;;[.AU69];[.AV69];&quot;) )]::familiar_ty[], ARRAY[ ROW('&quot;;[.AW69];&quot;','&quot;;[.AX69];&quot;'),row('&quot;;[.AY69];&quot;','&quot;;[.AZ69];&quot;') ]::identificacion_ty[], ARRAY[ ROW('&quot;;[.BA69];&quot;','&quot;;[.BB69];&quot;','&quot;;[.BC69];&quot;'), ROW('&quot;;[.BD69];&quot;','&quot;;[.BE69];&quot;','&quot;;[.BF69];&quot;') ]::nivel_educativo_ty[],null,'&quot;;[.BG69];&quot;'),&quot;)" office:value-type="string" office:string-value="('Juliana','Heidi','Archuleta','Sanchez','2000-08-28',158,90,'marrón oscuro','20/20','no_clasificado','personal_inteligencia_data/foto.png','personal_inteligencia_data/huella_digital.png','personal_inteligencia_data/huella_retina.png',ROW(58,4128584964) ,ROW('73288636','Holanda'),ARRAY['español','inglés','hindi','ruso','null','null']::varchar(50)[], ARRAY[ ROW('Nadia','Monica','Flores','Correa','1958-01-04','abuelo',ROW(58,2877773559) ), ROW('Victoria','Donatila','Vidal','Gastelum','1958-01-04','padre',ROW(58,2875902423) )]::familiar_ty[], ARRAY[ ROW('93052279','Malasia'),row('null','null') ]::identificacion_ty[], ARRAY[ ROW('Psicología','null','null'), ROW('Economía','null','null') ]::nivel_educativo_ty[],null,'26')," calcext:value-type="string">
            <text:p>('Juliana','Heidi','Archuleta','Sanchez','2000-08-28',158,90,'marrón oscuro','20/20','no_clasificado','personal_inteligencia_data/foto.png','personal_inteligencia_data/huella_digital.png','personal_inteligencia_data/huella_retina.png',ROW(58,4128584964) ,ROW('73288636','Holanda'),ARRAY['español','inglés','hindi','ruso','null','null']::varchar(50)[], ARRAY[ ROW('Nadia','Monica','Flores','Correa','1958-01-04','abuelo',ROW(58,2877773559) ), ROW('Victoria','Donatila','Vidal','Gastelum','1958-01-04','padre',ROW(58,2875902423) )]::familiar_ty[], ARRAY[ ROW('93052279','Malasia'),row('null','null') ]::identificacion_ty[], ARRAY[ ROW('Psicología','null','null'), ROW('Economía','null','null') ]::nivel_educativo_ty[],null,'26'),</text:p>
          </table:table-cell>
          <table:table-cell table:number-columns-repeated="963"/>
        </table:table-row>
        <table:table-row table:style-name="ro6">
          <table:table-cell table:style-name="ce88" table:formula="of:=[.D70]-9" office:value-type="float" office:value="17" calcext:value-type="float">
            <text:p>17</text:p>
          </table:table-cell>
          <table:table-cell table:style-name="ce9" office:value-type="float" office:value="6" calcext:value-type="float">
            <text:p>6</text:p>
          </table:table-cell>
          <table:table-cell table:style-name="ce88" table:formula="of:=[.A70]+10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style-name="ce93" office:value-type="string" calcext:value-type="string">
            <text:p>Malaca</text:p>
          </table:table-cell>
          <table:table-cell office:value-type="string" calcext:value-type="string">
            <text:p>Malasi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Haydee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Caldera'</text:p>
          </table:table-cell>
          <table:table-cell office:value-type="string" calcext:value-type="string">
            <text:p>'Fabian'</text:p>
          </table:table-cell>
          <table:table-cell table:style-name="ce103" office:value-type="string" calcext:value-type="string">
            <text:p>1995-07-22</text:p>
          </table:table-cell>
          <table:table-cell table:style-name="ce12" office:value-type="float" office:value="157" calcext:value-type="float">
            <text:p>157</text:p>
          </table:table-cell>
          <table:table-cell table:style-name="ce12" office:value-type="float" office:value="93" calcext:value-type="float">
            <text:p>93</text:p>
          </table:table-cell>
          <table:table-cell office:value-type="string" calcext:value-type="string">
            <text:p>marrón claro</text:p>
          </table:table-cell>
          <table:table-cell table:style-name="ce13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9510572" calcext:value-type="float">
            <text:p>9510572</text:p>
          </table:table-cell>
          <table:table-cell table:formula="of:=RANDBETWEEN(10000000;99999999)" office:value-type="float" office:value="31701439" calcext:value-type="float">
            <text:p>31701439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Villeda'</text:p>
          </table:table-cell>
          <table:table-cell table:style-name="ce103" office:value-type="string" calcext:value-type="string">
            <text:p>1965-12-24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89" table:formula="of:=RANDBETWEEN(1000000;9999999)" office:value-type="float" office:value="7589896" calcext:value-type="float">
            <text:p>7589896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Concepcion'</text:p>
          </table:table-cell>
          <table:table-cell office:value-type="string" calcext:value-type="string">
            <text:p>'Teran'</text:p>
          </table:table-cell>
          <table:table-cell table:style-name="ce103" office:value-type="string" calcext:value-type="string">
            <text:p>1965-12-24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89" table:formula="of:=RANDBETWEEN(1000000;9999999)" office:value-type="float" office:value="6661182" calcext:value-type="float">
            <text:p>6661182</text:p>
          </table:table-cell>
          <table:table-cell table:style-name="ce89" table:formula="of:=RANDBETWEEN(10000000;100000000)" office:value-type="float" office:value="69767770" calcext:value-type="float">
            <text:p>69767770</text:p>
          </table:table-cell>
          <table:table-cell table:formula="of:=[.F70]" office:value-type="string" office:string-value="Malasia" calcext:value-type="string">
            <text:p>Malasi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sesoría Fiscal</text:p>
          </table:table-cell>
          <table:table-cell table:number-columns-repeated="3" table:style-name="ce89" office:value-type="string" calcext:value-type="string">
            <text:p>null</text:p>
          </table:table-cell>
          <table:table-cell table:formula="of:=[.D70]" office:value-type="float" office:value="26" calcext:value-type="float">
            <text:p>26</text:p>
          </table:table-cell>
          <table:table-cell/>
          <table:table-cell table:style-name="ce15" table:formula="of:=CONCATENATE(&quot;(&quot;;[.J70];&quot;,&quot;;[.K70];&quot;,&quot;;[.L70];&quot;,&quot;;[.M70];&quot;,'&quot;;[.N70];&quot;',&quot;;[.O70];&quot;,&quot;;[.P70];&quot;,'&quot;;[.Q70];&quot;','&quot;;[.R70];&quot;','&quot;;[.S70];&quot;',&quot;;[.T70];&quot;,&quot;;[.U70];&quot;,&quot;;[.V70];&quot;,ROW(58,&quot;;[.W70];[.X70];&quot;) ,ROW('&quot;;[.Y70];&quot;','&quot;;[.Z70];&quot;'),ARRAY['&quot;;[.AA70];&quot;','&quot;;[.AB70];&quot;','&quot;;[.AC70];&quot;','&quot;;[.AD70];&quot;','&quot;;[.AE70];&quot;','&quot;;[.AF70];&quot;']::varchar(50)[], ARRAY[ ROW(&quot;;[.AG70];&quot;,&quot;;[.AH70];&quot;,&quot;;[.AI70];&quot;,&quot;;[.AJ70];&quot;,'&quot;;[.AK70];&quot;','&quot;;[.AL70];&quot;',ROW(58,&quot;;[.AM70];[.AN70];&quot;) ), ROW(&quot;;[.AO70];&quot;,&quot;;[.AP70];&quot;,&quot;;[.AQ70];&quot;,&quot;;[.AR70];&quot;,'&quot;;[.AS70];&quot;','&quot;;[.AT70];&quot;',ROW(58,&quot;;[.AU70];[.AV70];&quot;) )]::familiar_ty[], ARRAY[ ROW('&quot;;[.AW70];&quot;','&quot;;[.AX70];&quot;'),row('&quot;;[.AY70];&quot;','&quot;;[.AZ70];&quot;') ]::identificacion_ty[], ARRAY[ ROW('&quot;;[.BA70];&quot;','&quot;;[.BB70];&quot;','&quot;;[.BC70];&quot;'), ROW('&quot;;[.BD70];&quot;','&quot;;[.BE70];&quot;','&quot;;[.BF70];&quot;') ]::nivel_educativo_ty[],null,'&quot;;[.BG70];&quot;'),&quot;)" office:value-type="string" office:string-value="('Haydee','Gladys','Caldera','Fabian','1995-07-22',157,93,'marrón claro','20/20','no_clasificado','personal_inteligencia_data/foto.png','personal_inteligencia_data/huella_digital.png','personal_inteligencia_data/huella_retina.png',ROW(58,4129510572) ,ROW('31701439','Taiwán'),ARRAY['inglés','árabe','portugués','francés','null','null']::varchar(50)[], ARRAY[ ROW('Haydee',null,'Solis','Villeda','1965-12-24','hermano',ROW(58,4127589896) ), ROW('Ignacio','Chistopher','Concepcion','Teran','1965-12-24','padre',ROW(58,4126661182) )]::familiar_ty[], ARRAY[ ROW('69767770','Malasia'),row('null','null') ]::identificacion_ty[], ARRAY[ ROW('Derecho','Máster','Asesoría Fiscal'), ROW('null','null','null') ]::nivel_educativo_ty[],null,'26')," calcext:value-type="string">
            <text:p>('Haydee','Gladys','Caldera','Fabian','1995-07-22',157,93,'marrón claro','20/20','no_clasificado','personal_inteligencia_data/foto.png','personal_inteligencia_data/huella_digital.png','personal_inteligencia_data/huella_retina.png',ROW(58,4129510572) ,ROW('31701439','Taiwán'),ARRAY['inglés','árabe','portugués','francés','null','null']::varchar(50)[], ARRAY[ ROW('Haydee',null,'Solis','Villeda','1965-12-24','hermano',ROW(58,4127589896) ), ROW('Ignacio','Chistopher','Concepcion','Teran','1965-12-24','padre',ROW(58,4126661182) )]::familiar_ty[], ARRAY[ ROW('69767770','Malasia'),row('null','null') ]::identificacion_ty[], ARRAY[ ROW('Derecho','Máster','Asesoría Fiscal'), ROW('null','null','null') ]::nivel_educativo_ty[],null,'26'),</text:p>
          </table:table-cell>
          <table:table-cell table:number-columns-repeated="963"/>
        </table:table-row>
        <table:table-row table:style-name="ro6">
          <table:table-cell table:style-name="ce88" table:formula="of:=[.D71]-9" office:value-type="float" office:value="17" calcext:value-type="float">
            <text:p>17</text:p>
          </table:table-cell>
          <table:table-cell table:style-name="ce9" office:value-type="float" office:value="6" calcext:value-type="float">
            <text:p>6</text:p>
          </table:table-cell>
          <table:table-cell table:style-name="ce88" table:formula="of:=[.A71]+10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style-name="ce93" office:value-type="string" calcext:value-type="string">
            <text:p>Malaca</text:p>
          </table:table-cell>
          <table:table-cell office:value-type="string" calcext:value-type="string">
            <text:p>Malasi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ar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jica'</text:p>
          </table:table-cell>
          <table:table-cell office:value-type="string" calcext:value-type="string">
            <text:p>'Campbell'</text:p>
          </table:table-cell>
          <table:table-cell table:style-name="ce103" office:value-type="string" calcext:value-type="string">
            <text:p>2000-08-27</text:p>
          </table:table-cell>
          <table:table-cell table:style-name="ce12" office:value-type="float" office:value="163" calcext:value-type="float">
            <text:p>163</text:p>
          </table:table-cell>
          <table:table-cell table:style-name="ce12" office:value-type="float" office:value="74" calcext:value-type="float">
            <text:p>74</text:p>
          </table:table-cell>
          <table:table-cell office:value-type="string" calcext:value-type="string">
            <text:p>verde oscuro</text:p>
          </table:table-cell>
          <table:table-cell table:style-name="ce13" office:value-type="string" calcext:value-type="string">
            <text:p>20/10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87" calcext:value-type="float">
            <text:p>287</text:p>
          </table:table-cell>
          <table:table-cell table:formula="of:=RANDBETWEEN(1000000;9999999)" office:value-type="float" office:value="3029106" calcext:value-type="float">
            <text:p>3029106</text:p>
          </table:table-cell>
          <table:table-cell table:formula="of:=RANDBETWEEN(10000000;99999999)" office:value-type="float" office:value="68561742" calcext:value-type="float">
            <text:p>68561742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table:style-name="ce14" office:value-type="string" calcext:value-type="string">
            <text:p>bengalí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Narvaez'</text:p>
          </table:table-cell>
          <table:table-cell office:value-type="string" calcext:value-type="string">
            <text:p>'Tolentino'</text:p>
          </table:table-cell>
          <table:table-cell table:style-name="ce103" office:value-type="string" calcext:value-type="string">
            <text:p>1980-09-16</text:p>
          </table:table-cell>
          <table:table-cell office:value-type="string" calcext:value-type="string">
            <text:p>padre</text:p>
          </table:table-cell>
          <table:table-cell table:style-name="ce14" office:value-type="float" office:value="244" calcext:value-type="float">
            <text:p>244</text:p>
          </table:table-cell>
          <table:table-cell table:style-name="ce89" table:formula="of:=RANDBETWEEN(1000000;9999999)" office:value-type="float" office:value="2998921" calcext:value-type="float">
            <text:p>2998921</text:p>
          </table:table-cell>
          <table:table-cell office:value-type="string" calcext:value-type="string">
            <text:p>'Nicolas'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Peralta'</text:p>
          </table:table-cell>
          <table:table-cell table:style-name="ce103" office:value-type="string" calcext:value-type="string">
            <text:p>1980-09-16</text:p>
          </table:table-cell>
          <table:table-cell office:value-type="string" calcext:value-type="string">
            <text:p>abuelo</text:p>
          </table:table-cell>
          <table:table-cell table:style-name="ce14" office:value-type="float" office:value="244" calcext:value-type="float">
            <text:p>244</text:p>
          </table:table-cell>
          <table:table-cell table:style-name="ce89" table:formula="of:=RANDBETWEEN(1000000;9999999)" office:value-type="float" office:value="3017560" calcext:value-type="float">
            <text:p>3017560</text:p>
          </table:table-cell>
          <table:table-cell table:style-name="ce89" table:formula="of:=RANDBETWEEN(10000000;100000000)" office:value-type="float" office:value="59637614" calcext:value-type="float">
            <text:p>59637614</text:p>
          </table:table-cell>
          <table:table-cell table:formula="of:=[.F71]" office:value-type="string" office:string-value="Malasia" calcext:value-type="string">
            <text:p>Malasi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style-name="ce14" office:value-type="string" calcext:value-type="string">
            <text:p>Psicolog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teligencia Emocional</text:p>
          </table:table-cell>
          <table:table-cell table:formula="of:=[.D71]" office:value-type="float" office:value="26" calcext:value-type="float">
            <text:p>26</text:p>
          </table:table-cell>
          <table:table-cell/>
          <table:table-cell table:style-name="ce15" table:formula="of:=CONCATENATE(&quot;(&quot;;[.J71];&quot;,&quot;;[.K71];&quot;,&quot;;[.L71];&quot;,&quot;;[.M71];&quot;,'&quot;;[.N71];&quot;',&quot;;[.O71];&quot;,&quot;;[.P71];&quot;,'&quot;;[.Q71];&quot;','&quot;;[.R71];&quot;','&quot;;[.S71];&quot;',&quot;;[.T71];&quot;,&quot;;[.U71];&quot;,&quot;;[.V71];&quot;,ROW(58,&quot;;[.W71];[.X71];&quot;) ,ROW('&quot;;[.Y71];&quot;','&quot;;[.Z71];&quot;'),ARRAY['&quot;;[.AA71];&quot;','&quot;;[.AB71];&quot;','&quot;;[.AC71];&quot;','&quot;;[.AD71];&quot;','&quot;;[.AE71];&quot;','&quot;;[.AF71];&quot;']::varchar(50)[], ARRAY[ ROW(&quot;;[.AG71];&quot;,&quot;;[.AH71];&quot;,&quot;;[.AI71];&quot;,&quot;;[.AJ71];&quot;,'&quot;;[.AK71];&quot;','&quot;;[.AL71];&quot;',ROW(58,&quot;;[.AM71];[.AN71];&quot;) ), ROW(&quot;;[.AO71];&quot;,&quot;;[.AP71];&quot;,&quot;;[.AQ71];&quot;,&quot;;[.AR71];&quot;,'&quot;;[.AS71];&quot;','&quot;;[.AT71];&quot;',ROW(58,&quot;;[.AU71];[.AV71];&quot;) )]::familiar_ty[], ARRAY[ ROW('&quot;;[.AW71];&quot;','&quot;;[.AX71];&quot;'),row('&quot;;[.AY71];&quot;','&quot;;[.AZ71];&quot;') ]::identificacion_ty[], ARRAY[ ROW('&quot;;[.BA71];&quot;','&quot;;[.BB71];&quot;','&quot;;[.BC71];&quot;'), ROW('&quot;;[.BD71];&quot;','&quot;;[.BE71];&quot;','&quot;;[.BF71];&quot;') ]::nivel_educativo_ty[],null,'&quot;;[.BG71];&quot;'),&quot;)" office:value-type="string" office:string-value="('Carla',null,'Mojica','Campbell','2000-08-27',163,74,'verde oscuro','20/100','confidencial','personal_inteligencia_data/foto.png','personal_inteligencia_data/huella_digital.png','personal_inteligencia_data/huella_retina.png',ROW(58,2873029106) ,ROW('68561742','Zimbabue'),ARRAY['español','inglés','hindi','ruso','mandarín','bengalí']::varchar(50)[], ARRAY[ ROW('Ives','Jorge','Narvaez','Tolentino','1980-09-16','padre',ROW(58,2442998921) ), ROW('Nicolas','Abelardo','Tafoya','Peralta','1980-09-16','abuelo',ROW(58,2443017560) )]::familiar_ty[], ARRAY[ ROW('59637614','Malasia'),row('null','null') ]::identificacion_ty[], ARRAY[ ROW('Filosofía','null','null'), ROW('Psicología','Máster','Inteligencia Emocional') ]::nivel_educativo_ty[],null,'26')," calcext:value-type="string">
            <text:p>('Carla',null,'Mojica','Campbell','2000-08-27',163,74,'verde oscuro','20/100','confidencial','personal_inteligencia_data/foto.png','personal_inteligencia_data/huella_digital.png','personal_inteligencia_data/huella_retina.png',ROW(58,2873029106) ,ROW('68561742','Zimbabue'),ARRAY['español','inglés','hindi','ruso','mandarín','bengalí']::varchar(50)[], ARRAY[ ROW('Ives','Jorge','Narvaez','Tolentino','1980-09-16','padre',ROW(58,2442998921) ), ROW('Nicolas','Abelardo','Tafoya','Peralta','1980-09-16','abuelo',ROW(58,2443017560) )]::familiar_ty[], ARRAY[ ROW('59637614','Malasia'),row('null','null') ]::identificacion_ty[], ARRAY[ ROW('Filosofía','null','null'), ROW('Psicología','Máster','Inteligencia Emocional') ]::nivel_educativo_ty[],null,'26'),</text:p>
          </table:table-cell>
          <table:table-cell table:number-columns-repeated="963"/>
        </table:table-row>
        <table:table-row table:style-name="ro6">
          <table:table-cell table:style-name="ce88" table:formula="of:=[.D72]-9" office:value-type="float" office:value="18" calcext:value-type="float">
            <text:p>18</text:p>
          </table:table-cell>
          <table:table-cell table:style-name="ce9" office:value-type="float" office:value="6" calcext:value-type="float">
            <text:p>6</text:p>
          </table:table-cell>
          <table:table-cell table:style-name="ce88" table:formula="of:=[.A72]+10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style-name="ce93" office:value-type="string" calcext:value-type="string">
            <text:p>Pulau Pinang</text:p>
          </table:table-cell>
          <table:table-cell office:value-type="string" calcext:value-type="string">
            <text:p>Malasi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olf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Quinonez'</text:p>
          </table:table-cell>
          <table:table-cell office:value-type="string" calcext:value-type="string">
            <text:p>'Garces'</text:p>
          </table:table-cell>
          <table:table-cell table:style-name="ce103" office:value-type="string" calcext:value-type="string">
            <text:p>1997-10-11</text:p>
          </table:table-cell>
          <table:table-cell table:style-name="ce12" office:value-type="float" office:value="181" calcext:value-type="float">
            <text:p>181</text:p>
          </table:table-cell>
          <table:table-cell table:style-name="ce12" office:value-type="float" office:value="85" calcext:value-type="float">
            <text:p>85</text:p>
          </table:table-cell>
          <table:table-cell office:value-type="string" calcext:value-type="string">
            <text:p>marrón oscuro</text:p>
          </table:table-cell>
          <table:table-cell table:style-name="ce13" office:value-type="string" calcext:value-type="string">
            <text:p>20/4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61" calcext:value-type="float">
            <text:p>261</text:p>
          </table:table-cell>
          <table:table-cell table:formula="of:=RANDBETWEEN(1000000;9999999)" office:value-type="float" office:value="5826189" calcext:value-type="float">
            <text:p>5826189</text:p>
          </table:table-cell>
          <table:table-cell table:formula="of:=RANDBETWEEN(10000000;99999999)" office:value-type="float" office:value="18796089" calcext:value-type="float">
            <text:p>1879608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tene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maya'</text:p>
          </table:table-cell>
          <table:table-cell office:value-type="string" calcext:value-type="string">
            <text:p>'Patino'</text:p>
          </table:table-cell>
          <table:table-cell table:style-name="ce103" office:value-type="string" calcext:value-type="string">
            <text:p>1943-03-10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89" table:formula="of:=RANDBETWEEN(1000000;9999999)" office:value-type="float" office:value="3694048" calcext:value-type="float">
            <text:p>3694048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Salguero'</text:p>
          </table:table-cell>
          <table:table-cell office:value-type="string" calcext:value-type="string">
            <text:p>'Cantu'</text:p>
          </table:table-cell>
          <table:table-cell table:style-name="ce103" office:value-type="string" calcext:value-type="string">
            <text:p>1943-03-10</text:p>
          </table:table-cell>
          <table:table-cell office:value-type="string" calcext:value-type="string">
            <text:p>madre</text:p>
          </table:table-cell>
          <table:table-cell office:value-type="float" office:value="424" calcext:value-type="float">
            <text:p>424</text:p>
          </table:table-cell>
          <table:table-cell table:style-name="ce89" table:formula="of:=RANDBETWEEN(1000000;9999999)" office:value-type="float" office:value="9396690" calcext:value-type="float">
            <text:p>9396690</text:p>
          </table:table-cell>
          <table:table-cell table:style-name="ce89" table:formula="of:=RANDBETWEEN(10000000;100000000)" office:value-type="float" office:value="31718903" calcext:value-type="float">
            <text:p>31718903</text:p>
          </table:table-cell>
          <table:table-cell table:formula="of:=[.F72]" office:value-type="string" office:string-value="Malasia" calcext:value-type="string">
            <text:p>Malasi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style-name="ce14" office:value-type="string" calcext:value-type="string">
            <text:p>Psicologí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72]" office:value-type="float" office:value="27" calcext:value-type="float">
            <text:p>27</text:p>
          </table:table-cell>
          <table:table-cell/>
          <table:table-cell table:style-name="ce15" table:formula="of:=CONCATENATE(&quot;(&quot;;[.J72];&quot;,&quot;;[.K72];&quot;,&quot;;[.L72];&quot;,&quot;;[.M72];&quot;,'&quot;;[.N72];&quot;',&quot;;[.O72];&quot;,&quot;;[.P72];&quot;,'&quot;;[.Q72];&quot;','&quot;;[.R72];&quot;','&quot;;[.S72];&quot;',&quot;;[.T72];&quot;,&quot;;[.U72];&quot;,&quot;;[.V72];&quot;,ROW(58,&quot;;[.W72];[.X72];&quot;) ,ROW('&quot;;[.Y72];&quot;','&quot;;[.Z72];&quot;'),ARRAY['&quot;;[.AA72];&quot;','&quot;;[.AB72];&quot;','&quot;;[.AC72];&quot;','&quot;;[.AD72];&quot;','&quot;;[.AE72];&quot;','&quot;;[.AF72];&quot;']::varchar(50)[], ARRAY[ ROW(&quot;;[.AG72];&quot;,&quot;;[.AH72];&quot;,&quot;;[.AI72];&quot;,&quot;;[.AJ72];&quot;,'&quot;;[.AK72];&quot;','&quot;;[.AL72];&quot;',ROW(58,&quot;;[.AM72];[.AN72];&quot;) ), ROW(&quot;;[.AO72];&quot;,&quot;;[.AP72];&quot;,&quot;;[.AQ72];&quot;,&quot;;[.AR72];&quot;,'&quot;;[.AS72];&quot;','&quot;;[.AT72];&quot;',ROW(58,&quot;;[.AU72];[.AV72];&quot;) )]::familiar_ty[], ARRAY[ ROW('&quot;;[.AW72];&quot;','&quot;;[.AX72];&quot;'),row('&quot;;[.AY72];&quot;','&quot;;[.AZ72];&quot;') ]::identificacion_ty[], ARRAY[ ROW('&quot;;[.BA72];&quot;','&quot;;[.BB72];&quot;','&quot;;[.BC72];&quot;'), ROW('&quot;;[.BD72];&quot;','&quot;;[.BE72];&quot;','&quot;;[.BF72];&quot;') ]::nivel_educativo_ty[],null,'&quot;;[.BG72];&quot;'),&quot;)" office:value-type="string" office:string-value="('Adolfo',null,'Quinonez','Garces','1997-10-11',181,85,'marrón oscuro','20/40','top_secret','personal_inteligencia_data/foto.png','personal_inteligencia_data/huella_digital.png','personal_inteligencia_data/huella_retina.png',ROW(58,2615826189) ,ROW('18796089','Australia'),ARRAY['español','inglés','hindi','ruso','mandarín','null']::varchar(50)[], ARRAY[ ROW('Atenea',null,'Amaya','Patino','1943-03-10','abuelo',ROW(58,4243694048) ), ROW('Andres','Caligula','Salguero','Cantu','1943-03-10','madre',ROW(58,4249396690) )]::familiar_ty[], ARRAY[ ROW('31718903','Malasia'),row('null','null') ]::identificacion_ty[], ARRAY[ ROW('Derecho','null','null'), ROW('Psicología','null','null') ]::nivel_educativo_ty[],null,'27')," calcext:value-type="string">
            <text:p>('Adolfo',null,'Quinonez','Garces','1997-10-11',181,85,'marrón oscuro','20/40','top_secret','personal_inteligencia_data/foto.png','personal_inteligencia_data/huella_digital.png','personal_inteligencia_data/huella_retina.png',ROW(58,2615826189) ,ROW('18796089','Australia'),ARRAY['español','inglés','hindi','ruso','mandarín','null']::varchar(50)[], ARRAY[ ROW('Atenea',null,'Amaya','Patino','1943-03-10','abuelo',ROW(58,4243694048) ), ROW('Andres','Caligula','Salguero','Cantu','1943-03-10','madre',ROW(58,4249396690) )]::familiar_ty[], ARRAY[ ROW('31718903','Malasia'),row('null','null') ]::identificacion_ty[], ARRAY[ ROW('Derecho','null','null'), ROW('Psicología','null','null') ]::nivel_educativo_ty[],null,'27'),</text:p>
          </table:table-cell>
          <table:table-cell table:number-columns-repeated="963"/>
        </table:table-row>
        <table:table-row table:style-name="ro6">
          <table:table-cell table:style-name="ce88" table:formula="of:=[.D73]-9" office:value-type="float" office:value="18" calcext:value-type="float">
            <text:p>18</text:p>
          </table:table-cell>
          <table:table-cell table:style-name="ce9" office:value-type="float" office:value="6" calcext:value-type="float">
            <text:p>6</text:p>
          </table:table-cell>
          <table:table-cell table:style-name="ce88" table:formula="of:=[.A73]+10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style-name="ce93" office:value-type="string" calcext:value-type="string">
            <text:p>Pulau Pinang</text:p>
          </table:table-cell>
          <table:table-cell office:value-type="string" calcext:value-type="string">
            <text:p>Malasi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Ramona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Viramontes'</text:p>
          </table:table-cell>
          <table:table-cell office:value-type="string" calcext:value-type="string">
            <text:p>'Ascencio'</text:p>
          </table:table-cell>
          <table:table-cell table:style-name="ce103" office:value-type="string" calcext:value-type="string">
            <text:p>1996-09-22</text:p>
          </table:table-cell>
          <table:table-cell table:style-name="ce12" office:value-type="float" office:value="171" calcext:value-type="float">
            <text:p>171</text:p>
          </table:table-cell>
          <table:table-cell table:style-name="ce12" office:value-type="float" office:value="92" calcext:value-type="float">
            <text:p>92</text:p>
          </table:table-cell>
          <table:table-cell office:value-type="string" calcext:value-type="string">
            <text:p>verde claro</text:p>
          </table:table-cell>
          <table:table-cell table:style-name="ce13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1888330" calcext:value-type="float">
            <text:p>1888330</text:p>
          </table:table-cell>
          <table:table-cell table:formula="of:=RANDBETWEEN(10000000;99999999)" office:value-type="float" office:value="53105235" calcext:value-type="float">
            <text:p>53105235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Venancio'</text:p>
          </table:table-cell>
          <table:table-cell office:value-type="string" calcext:value-type="string">
            <text:p>'Caldera'</text:p>
          </table:table-cell>
          <table:table-cell office:value-type="string" calcext:value-type="string">
            <text:p>'Alcantara'</text:p>
          </table:table-cell>
          <table:table-cell table:style-name="ce103" office:value-type="string" calcext:value-type="string">
            <text:p>1959-04-26</text:p>
          </table:table-cell>
          <table:table-cell office:value-type="string" calcext:value-type="string">
            <text:p>abuelo</text:p>
          </table:table-cell>
          <table:table-cell table:style-name="ce14" office:value-type="float" office:value="243" calcext:value-type="float">
            <text:p>243</text:p>
          </table:table-cell>
          <table:table-cell table:style-name="ce89" table:formula="of:=RANDBETWEEN(1000000;9999999)" office:value-type="float" office:value="8903518" calcext:value-type="float">
            <text:p>8903518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Mora'</text:p>
          </table:table-cell>
          <table:table-cell table:style-name="ce103" office:value-type="string" calcext:value-type="string">
            <text:p>1959-04-26</text:p>
          </table:table-cell>
          <table:table-cell office:value-type="string" calcext:value-type="string">
            <text:p>madre</text:p>
          </table:table-cell>
          <table:table-cell table:style-name="ce14" office:value-type="float" office:value="243" calcext:value-type="float">
            <text:p>243</text:p>
          </table:table-cell>
          <table:table-cell table:style-name="ce89" table:formula="of:=RANDBETWEEN(1000000;9999999)" office:value-type="float" office:value="3717456" calcext:value-type="float">
            <text:p>3717456</text:p>
          </table:table-cell>
          <table:table-cell table:style-name="ce89" table:formula="of:=RANDBETWEEN(10000000;100000000)" office:value-type="float" office:value="30331415" calcext:value-type="float">
            <text:p>30331415</text:p>
          </table:table-cell>
          <table:table-cell table:formula="of:=[.F73]" office:value-type="string" office:string-value="Malasia" calcext:value-type="string">
            <text:p>Malasi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style-name="ce14" office:value-type="string" calcext:value-type="string">
            <text:p>Enfermería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73]" office:value-type="float" office:value="27" calcext:value-type="float">
            <text:p>27</text:p>
          </table:table-cell>
          <table:table-cell/>
          <table:table-cell table:style-name="ce15" table:formula="of:=CONCATENATE(&quot;(&quot;;[.J73];&quot;,&quot;;[.K73];&quot;,&quot;;[.L73];&quot;,&quot;;[.M73];&quot;,'&quot;;[.N73];&quot;',&quot;;[.O73];&quot;,&quot;;[.P73];&quot;,'&quot;;[.Q73];&quot;','&quot;;[.R73];&quot;','&quot;;[.S73];&quot;',&quot;;[.T73];&quot;,&quot;;[.U73];&quot;,&quot;;[.V73];&quot;,ROW(58,&quot;;[.W73];[.X73];&quot;) ,ROW('&quot;;[.Y73];&quot;','&quot;;[.Z73];&quot;'),ARRAY['&quot;;[.AA73];&quot;','&quot;;[.AB73];&quot;','&quot;;[.AC73];&quot;','&quot;;[.AD73];&quot;','&quot;;[.AE73];&quot;','&quot;;[.AF73];&quot;']::varchar(50)[], ARRAY[ ROW(&quot;;[.AG73];&quot;,&quot;;[.AH73];&quot;,&quot;;[.AI73];&quot;,&quot;;[.AJ73];&quot;,'&quot;;[.AK73];&quot;','&quot;;[.AL73];&quot;',ROW(58,&quot;;[.AM73];[.AN73];&quot;) ), ROW(&quot;;[.AO73];&quot;,&quot;;[.AP73];&quot;,&quot;;[.AQ73];&quot;,&quot;;[.AR73];&quot;,'&quot;;[.AS73];&quot;','&quot;;[.AT73];&quot;',ROW(58,&quot;;[.AU73];[.AV73];&quot;) )]::familiar_ty[], ARRAY[ ROW('&quot;;[.AW73];&quot;','&quot;;[.AX73];&quot;'),row('&quot;;[.AY73];&quot;','&quot;;[.AZ73];&quot;') ]::identificacion_ty[], ARRAY[ ROW('&quot;;[.BA73];&quot;','&quot;;[.BB73];&quot;','&quot;;[.BC73];&quot;'), ROW('&quot;;[.BD73];&quot;','&quot;;[.BE73];&quot;','&quot;;[.BF73];&quot;') ]::nivel_educativo_ty[],null,'&quot;;[.BG73];&quot;'),&quot;)" office:value-type="string" office:string-value="('Ramona','Amelia','Viramontes','Ascencio','1996-09-22',171,92,'verde claro','20/20','no_clasificado','personal_inteligencia_data/foto.png','personal_inteligencia_data/huella_digital.png','personal_inteligencia_data/huella_retina.png',ROW(58,2121888330) ,ROW('53105235','Holanda'),ARRAY['español','inglés','hindi','ruso','null','null']::varchar(50)[], ARRAY[ ROW('Marcos','Venancio','Caldera','Alcantara','1959-04-26','abuelo',ROW(58,2438903518) ), ROW('Michael',null,'Montero','Mora','1959-04-26','madre',ROW(58,2433717456) )]::familiar_ty[], ARRAY[ ROW('30331415','Malasia'),row('null','null') ]::identificacion_ty[], ARRAY[ ROW('Enfermería','null','null'), ROW('null','null','null') ]::nivel_educativo_ty[],null,'27')," calcext:value-type="string">
            <text:p>('Ramona','Amelia','Viramontes','Ascencio','1996-09-22',171,92,'verde claro','20/20','no_clasificado','personal_inteligencia_data/foto.png','personal_inteligencia_data/huella_digital.png','personal_inteligencia_data/huella_retina.png',ROW(58,2121888330) ,ROW('53105235','Holanda'),ARRAY['español','inglés','hindi','ruso','null','null']::varchar(50)[], ARRAY[ ROW('Marcos','Venancio','Caldera','Alcantara','1959-04-26','abuelo',ROW(58,2438903518) ), ROW('Michael',null,'Montero','Mora','1959-04-26','madre',ROW(58,2433717456) )]::familiar_ty[], ARRAY[ ROW('30331415','Malasia'),row('null','null') ]::identificacion_ty[], ARRAY[ ROW('Enfermería','null','null'), ROW('null','null','null') ]::nivel_educativo_ty[],null,'27'),</text:p>
          </table:table-cell>
          <table:table-cell table:number-columns-repeated="963"/>
        </table:table-row>
        <table:table-row table:style-name="ro6">
          <table:table-cell table:style-name="ce88" table:formula="of:=[.D74]-9" office:value-type="float" office:value="18" calcext:value-type="float">
            <text:p>18</text:p>
          </table:table-cell>
          <table:table-cell table:style-name="ce9" office:value-type="float" office:value="6" calcext:value-type="float">
            <text:p>6</text:p>
          </table:table-cell>
          <table:table-cell table:style-name="ce88" table:formula="of:=[.A74]+10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style-name="ce93" office:value-type="string" calcext:value-type="string">
            <text:p>Pulau Pinang</text:p>
          </table:table-cell>
          <table:table-cell office:value-type="string" calcext:value-type="string">
            <text:p>Malasi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Elizabeth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Henriquez'</text:p>
          </table:table-cell>
          <table:table-cell office:value-type="string" calcext:value-type="string">
            <text:p>'Hinojosa'</text:p>
          </table:table-cell>
          <table:table-cell table:style-name="ce103" office:value-type="string" calcext:value-type="string">
            <text:p>1996-09-20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92" calcext:value-type="float">
            <text:p>92</text:p>
          </table:table-cell>
          <table:table-cell office:value-type="string" calcext:value-type="string">
            <text:p>marrón oscuro</text:p>
          </table:table-cell>
          <table:table-cell table:style-name="ce13" office:value-type="string" calcext:value-type="string">
            <text:p>20/63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6779500" calcext:value-type="float">
            <text:p>6779500</text:p>
          </table:table-cell>
          <table:table-cell table:formula="of:=RANDBETWEEN(10000000;99999999)" office:value-type="float" office:value="23120337" calcext:value-type="float">
            <text:p>23120337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Estevez'</text:p>
          </table:table-cell>
          <table:table-cell office:value-type="string" calcext:value-type="string">
            <text:p>'Cifuentes'</text:p>
          </table:table-cell>
          <table:table-cell table:style-name="ce103" office:value-type="string" calcext:value-type="string">
            <text:p>1970-06-29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1757395" calcext:value-type="float">
            <text:p>1757395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Regalado'</text:p>
          </table:table-cell>
          <table:table-cell office:value-type="string" calcext:value-type="string">
            <text:p>'Machuca'</text:p>
          </table:table-cell>
          <table:table-cell table:style-name="ce103" office:value-type="string" calcext:value-type="string">
            <text:p>1970-06-29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9413541" calcext:value-type="float">
            <text:p>9413541</text:p>
          </table:table-cell>
          <table:table-cell table:style-name="ce89" table:formula="of:=RANDBETWEEN(10000000;100000000)" office:value-type="float" office:value="37400044" calcext:value-type="float">
            <text:p>37400044</text:p>
          </table:table-cell>
          <table:table-cell table:formula="of:=[.F74]" office:value-type="string" office:string-value="Malasia" calcext:value-type="string">
            <text:p>Malasi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Química Orgánica</text:p>
          </table:table-cell>
          <table:table-cell table:number-columns-repeated="3" table:style-name="ce89" office:value-type="string" calcext:value-type="string">
            <text:p>null</text:p>
          </table:table-cell>
          <table:table-cell table:formula="of:=[.D74]" office:value-type="float" office:value="27" calcext:value-type="float">
            <text:p>27</text:p>
          </table:table-cell>
          <table:table-cell/>
          <table:table-cell table:style-name="ce15" table:formula="of:=CONCATENATE(&quot;(&quot;;[.J74];&quot;,&quot;;[.K74];&quot;,&quot;;[.L74];&quot;,&quot;;[.M74];&quot;,'&quot;;[.N74];&quot;',&quot;;[.O74];&quot;,&quot;;[.P74];&quot;,'&quot;;[.Q74];&quot;','&quot;;[.R74];&quot;','&quot;;[.S74];&quot;',&quot;;[.T74];&quot;,&quot;;[.U74];&quot;,&quot;;[.V74];&quot;,ROW(58,&quot;;[.W74];[.X74];&quot;) ,ROW('&quot;;[.Y74];&quot;','&quot;;[.Z74];&quot;'),ARRAY['&quot;;[.AA74];&quot;','&quot;;[.AB74];&quot;','&quot;;[.AC74];&quot;','&quot;;[.AD74];&quot;','&quot;;[.AE74];&quot;','&quot;;[.AF74];&quot;']::varchar(50)[], ARRAY[ ROW(&quot;;[.AG74];&quot;,&quot;;[.AH74];&quot;,&quot;;[.AI74];&quot;,&quot;;[.AJ74];&quot;,'&quot;;[.AK74];&quot;','&quot;;[.AL74];&quot;',ROW(58,&quot;;[.AM74];[.AN74];&quot;) ), ROW(&quot;;[.AO74];&quot;,&quot;;[.AP74];&quot;,&quot;;[.AQ74];&quot;,&quot;;[.AR74];&quot;,'&quot;;[.AS74];&quot;','&quot;;[.AT74];&quot;',ROW(58,&quot;;[.AU74];[.AV74];&quot;) )]::familiar_ty[], ARRAY[ ROW('&quot;;[.AW74];&quot;','&quot;;[.AX74];&quot;'),row('&quot;;[.AY74];&quot;','&quot;;[.AZ74];&quot;') ]::identificacion_ty[], ARRAY[ ROW('&quot;;[.BA74];&quot;','&quot;;[.BB74];&quot;','&quot;;[.BC74];&quot;'), ROW('&quot;;[.BD74];&quot;','&quot;;[.BE74];&quot;','&quot;;[.BF74];&quot;') ]::nivel_educativo_ty[],null,'&quot;;[.BG74];&quot;'),&quot;)" office:value-type="string" office:string-value="('Elizabeth','Eduviges','Henriquez','Hinojosa','1996-09-20',180,92,'marrón oscuro','20/63','no_clasificado','personal_inteligencia_data/foto.png','personal_inteligencia_data/huella_digital.png','personal_inteligencia_data/huella_retina.png',ROW(58,2126779500) ,ROW('23120337','Taiwán'),ARRAY['inglés','árabe','portugués','francés','null','null']::varchar(50)[], ARRAY[ ROW('Caligula',null,'Estevez','Cifuentes','1970-06-29','abuelo',ROW(58,2121757395) ), ROW('Fidel','Juan','Regalado','Machuca','1970-06-29','madre',ROW(58,2129413541) )]::familiar_ty[], ARRAY[ ROW('37400044','Malasia'),row('null','null') ]::identificacion_ty[], ARRAY[ ROW('Criminología','Máster','Química Orgánica'), ROW('null','null','null') ]::nivel_educativo_ty[],null,'27')," calcext:value-type="string">
            <text:p>('Elizabeth','Eduviges','Henriquez','Hinojosa','1996-09-20',180,92,'marrón oscuro','20/63','no_clasificado','personal_inteligencia_data/foto.png','personal_inteligencia_data/huella_digital.png','personal_inteligencia_data/huella_retina.png',ROW(58,2126779500) ,ROW('23120337','Taiwán'),ARRAY['inglés','árabe','portugués','francés','null','null']::varchar(50)[], ARRAY[ ROW('Caligula',null,'Estevez','Cifuentes','1970-06-29','abuelo',ROW(58,2121757395) ), ROW('Fidel','Juan','Regalado','Machuca','1970-06-29','madre',ROW(58,2129413541) )]::familiar_ty[], ARRAY[ ROW('37400044','Malasia'),row('null','null') ]::identificacion_ty[], ARRAY[ ROW('Criminología','Máster','Química Orgánica'), ROW('null','null','null') ]::nivel_educativo_ty[],null,'27'),</text:p>
          </table:table-cell>
          <table:table-cell table:number-columns-repeated="963"/>
        </table:table-row>
        <table:table-row table:style-name="ro6">
          <table:table-cell table:style-name="ce88" table:formula="of:=[.D75]-9" office:value-type="float" office:value="18" calcext:value-type="float">
            <text:p>18</text:p>
          </table:table-cell>
          <table:table-cell table:style-name="ce9" office:value-type="float" office:value="6" calcext:value-type="float">
            <text:p>6</text:p>
          </table:table-cell>
          <table:table-cell table:style-name="ce88" table:formula="of:=[.A75]+10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style-name="ce93" office:value-type="string" calcext:value-type="string">
            <text:p>Pulau Pinang</text:p>
          </table:table-cell>
          <table:table-cell office:value-type="string" calcext:value-type="string">
            <text:p>Malasi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armo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Olivarez'</text:p>
          </table:table-cell>
          <table:table-cell table:style-name="ce103" office:value-type="string" calcext:value-type="string">
            <text:p>1996-09-21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float" office:value="68" calcext:value-type="float">
            <text:p>68</text:p>
          </table:table-cell>
          <table:table-cell office:value-type="string" calcext:value-type="string">
            <text:p>azul oscuro</text:p>
          </table:table-cell>
          <table:table-cell table:style-name="ce13" office:value-type="string" calcext:value-type="string">
            <text:p>20/8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43" calcext:value-type="float">
            <text:p>243</text:p>
          </table:table-cell>
          <table:table-cell table:formula="of:=RANDBETWEEN(1000000;9999999)" office:value-type="float" office:value="3488033" calcext:value-type="float">
            <text:p>3488033</text:p>
          </table:table-cell>
          <table:table-cell table:formula="of:=RANDBETWEEN(10000000;99999999)" office:value-type="float" office:value="59232614" calcext:value-type="float">
            <text:p>59232614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table:style-name="ce14" office:value-type="string" calcext:value-type="string">
            <text:p>bengalí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ovato'</text:p>
          </table:table-cell>
          <table:table-cell office:value-type="string" calcext:value-type="string">
            <text:p>'Hernandes'</text:p>
          </table:table-cell>
          <table:table-cell table:style-name="ce103" office:value-type="string" calcext:value-type="string">
            <text:p>1938-03-06</text:p>
          </table:table-cell>
          <table:table-cell office:value-type="string" calcext:value-type="string">
            <text:p>madre</text:p>
          </table:table-cell>
          <table:table-cell office:value-type="float" office:value="414" calcext:value-type="float">
            <text:p>414</text:p>
          </table:table-cell>
          <table:table-cell table:style-name="ce89" table:formula="of:=RANDBETWEEN(1000000;9999999)" office:value-type="float" office:value="2899461" calcext:value-type="float">
            <text:p>2899461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Hidalgo'</text:p>
          </table:table-cell>
          <table:table-cell office:value-type="string" calcext:value-type="string">
            <text:p>'Rodrigues'</text:p>
          </table:table-cell>
          <table:table-cell table:style-name="ce103" office:value-type="string" calcext:value-type="string">
            <text:p>1938-03-06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89" table:formula="of:=RANDBETWEEN(1000000;9999999)" office:value-type="float" office:value="1643516" calcext:value-type="float">
            <text:p>1643516</text:p>
          </table:table-cell>
          <table:table-cell table:style-name="ce89" table:formula="of:=RANDBETWEEN(10000000;100000000)" office:value-type="float" office:value="63139645" calcext:value-type="float">
            <text:p>63139645</text:p>
          </table:table-cell>
          <table:table-cell table:formula="of:=[.F75]" office:value-type="string" office:string-value="Malasia" calcext:value-type="string">
            <text:p>Malasi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75]" office:value-type="float" office:value="27" calcext:value-type="float">
            <text:p>27</text:p>
          </table:table-cell>
          <table:table-cell/>
          <table:table-cell table:style-name="ce15" table:formula="of:=CONCATENATE(&quot;(&quot;;[.J75];&quot;,&quot;;[.K75];&quot;,&quot;;[.L75];&quot;,&quot;;[.M75];&quot;,'&quot;;[.N75];&quot;',&quot;;[.O75];&quot;,&quot;;[.P75];&quot;,'&quot;;[.Q75];&quot;','&quot;;[.R75];&quot;','&quot;;[.S75];&quot;',&quot;;[.T75];&quot;,&quot;;[.U75];&quot;,&quot;;[.V75];&quot;,ROW(58,&quot;;[.W75];[.X75];&quot;) ,ROW('&quot;;[.Y75];&quot;','&quot;;[.Z75];&quot;'),ARRAY['&quot;;[.AA75];&quot;','&quot;;[.AB75];&quot;','&quot;;[.AC75];&quot;','&quot;;[.AD75];&quot;','&quot;;[.AE75];&quot;','&quot;;[.AF75];&quot;']::varchar(50)[], ARRAY[ ROW(&quot;;[.AG75];&quot;,&quot;;[.AH75];&quot;,&quot;;[.AI75];&quot;,&quot;;[.AJ75];&quot;,'&quot;;[.AK75];&quot;','&quot;;[.AL75];&quot;',ROW(58,&quot;;[.AM75];[.AN75];&quot;) ), ROW(&quot;;[.AO75];&quot;,&quot;;[.AP75];&quot;,&quot;;[.AQ75];&quot;,&quot;;[.AR75];&quot;,'&quot;;[.AS75];&quot;','&quot;;[.AT75];&quot;',ROW(58,&quot;;[.AU75];[.AV75];&quot;) )]::familiar_ty[], ARRAY[ ROW('&quot;;[.AW75];&quot;','&quot;;[.AX75];&quot;'),row('&quot;;[.AY75];&quot;','&quot;;[.AZ75];&quot;') ]::identificacion_ty[], ARRAY[ ROW('&quot;;[.BA75];&quot;','&quot;;[.BB75];&quot;','&quot;;[.BC75];&quot;'), ROW('&quot;;[.BD75];&quot;','&quot;;[.BE75];&quot;','&quot;;[.BF75];&quot;') ]::nivel_educativo_ty[],null,'&quot;;[.BG75];&quot;'),&quot;)" office:value-type="string" office:string-value="('Carmona',null,'Martinez','Olivarez','1996-09-21',176,68,'azul oscuro','20/80','confidencial','personal_inteligencia_data/foto.png','personal_inteligencia_data/huella_digital.png','personal_inteligencia_data/huella_retina.png',ROW(58,2433488033) ,ROW('59232614','Zimbabue'),ARRAY['español','inglés','hindi','ruso','mandarín','bengalí']::varchar(50)[], ARRAY[ ROW('Arturo',null,'Lovato','Hernandes','1938-03-06','madre',ROW(58,4142899461) ), ROW('Aidana','Consuelo','Hidalgo','Rodrigues','1938-03-06','primo',ROW(58,4141643516) )]::familiar_ty[], ARRAY[ ROW('63139645','Malasia'),row('null','null') ]::identificacion_ty[], ARRAY[ ROW('Ingeniería Informática','null','null'), ROW('Ingeniería Informática','null','null') ]::nivel_educativo_ty[],null,'27')," calcext:value-type="string">
            <text:p>('Carmona',null,'Martinez','Olivarez','1996-09-21',176,68,'azul oscuro','20/80','confidencial','personal_inteligencia_data/foto.png','personal_inteligencia_data/huella_digital.png','personal_inteligencia_data/huella_retina.png',ROW(58,2433488033) ,ROW('59232614','Zimbabue'),ARRAY['español','inglés','hindi','ruso','mandarín','bengalí']::varchar(50)[], ARRAY[ ROW('Arturo',null,'Lovato','Hernandes','1938-03-06','madre',ROW(58,4142899461) ), ROW('Aidana','Consuelo','Hidalgo','Rodrigues','1938-03-06','primo',ROW(58,4141643516) )]::familiar_ty[], ARRAY[ ROW('63139645','Malasia'),row('null','null') ]::identificacion_ty[], ARRAY[ ROW('Ingeniería Informática','null','null'), ROW('Ingeniería Informática','null','null') ]::nivel_educativo_ty[],null,'27'),</text:p>
          </table:table-cell>
          <table:table-cell table:number-columns-repeated="963"/>
        </table:table-row>
        <table:table-row table:style-name="ro6">
          <table:table-cell table:style-name="ce88" table:formula="of:=[.D76]-9" office:value-type="float" office:value="19" calcext:value-type="float">
            <text:p>19</text:p>
          </table:table-cell>
          <table:table-cell table:style-name="ce9" office:value-type="float" office:value="7" calcext:value-type="float">
            <text:p>7</text:p>
          </table:table-cell>
          <table:table-cell table:style-name="ce88" table:formula="of:=[.A76]+10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93" office:value-type="string" calcext:value-type="string">
            <text:p>Kampala</text:p>
          </table:table-cell>
          <table:table-cell office:value-type="string" calcext:value-type="string">
            <text:p>Ugand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Klement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Alonzo'</text:p>
          </table:table-cell>
          <table:table-cell office:value-type="string" calcext:value-type="string">
            <text:p>'Michel'</text:p>
          </table:table-cell>
          <table:table-cell table:style-name="ce103" office:value-type="string" calcext:value-type="string">
            <text:p>1998-03-20</text:p>
          </table:table-cell>
          <table:table-cell table:style-name="ce12" office:value-type="float" office:value="163" calcext:value-type="float">
            <text:p>163</text:p>
          </table:table-cell>
          <table:table-cell table:style-name="ce12" office:value-type="float" office:value="84" calcext:value-type="float">
            <text:p>84</text:p>
          </table:table-cell>
          <table:table-cell office:value-type="string" calcext:value-type="string">
            <text:p>marrón claro</text:p>
          </table:table-cell>
          <table:table-cell table:style-name="ce13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34" calcext:value-type="float">
            <text:p>234</text:p>
          </table:table-cell>
          <table:table-cell table:formula="of:=RANDBETWEEN(1000000;9999999)" office:value-type="float" office:value="7259428" calcext:value-type="float">
            <text:p>7259428</text:p>
          </table:table-cell>
          <table:table-cell table:formula="of:=RANDBETWEEN(10000000;99999999)" office:value-type="float" office:value="94014512" calcext:value-type="float">
            <text:p>94014512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Pina'</text:p>
          </table:table-cell>
          <table:table-cell office:value-type="string" calcext:value-type="string">
            <text:p>'Watson'</text:p>
          </table:table-cell>
          <table:table-cell table:style-name="ce103" office:value-type="string" calcext:value-type="string">
            <text:p>1946-02-25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2333294" calcext:value-type="float">
            <text:p>2333294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Valdez'</text:p>
          </table:table-cell>
          <table:table-cell office:value-type="string" calcext:value-type="string">
            <text:p>'Orozco'</text:p>
          </table:table-cell>
          <table:table-cell table:style-name="ce103" office:value-type="string" calcext:value-type="string">
            <text:p>1946-02-25</text:p>
          </table:table-cell>
          <table:table-cell office:value-type="string" calcext:value-type="string">
            <text:p>padre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2694934" calcext:value-type="float">
            <text:p>2694934</text:p>
          </table:table-cell>
          <table:table-cell table:style-name="ce89" table:formula="of:=RANDBETWEEN(10000000;100000000)" office:value-type="float" office:value="12323044" calcext:value-type="float">
            <text:p>12323044</text:p>
          </table:table-cell>
          <table:table-cell table:formula="of:=[.F76]" office:value-type="string" office:string-value="Uganda" calcext:value-type="string">
            <text:p>Ugand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76]" office:value-type="float" office:value="28" calcext:value-type="float">
            <text:p>28</text:p>
          </table:table-cell>
          <table:table-cell/>
          <table:table-cell table:style-name="ce15" table:formula="of:=CONCATENATE(&quot;(&quot;;[.J76];&quot;,&quot;;[.K76];&quot;,&quot;;[.L76];&quot;,&quot;;[.M76];&quot;,'&quot;;[.N76];&quot;',&quot;;[.O76];&quot;,&quot;;[.P76];&quot;,'&quot;;[.Q76];&quot;','&quot;;[.R76];&quot;','&quot;;[.S76];&quot;',&quot;;[.T76];&quot;,&quot;;[.U76];&quot;,&quot;;[.V76];&quot;,ROW(58,&quot;;[.W76];[.X76];&quot;) ,ROW('&quot;;[.Y76];&quot;','&quot;;[.Z76];&quot;'),ARRAY['&quot;;[.AA76];&quot;','&quot;;[.AB76];&quot;','&quot;;[.AC76];&quot;','&quot;;[.AD76];&quot;','&quot;;[.AE76];&quot;','&quot;;[.AF76];&quot;']::varchar(50)[], ARRAY[ ROW(&quot;;[.AG76];&quot;,&quot;;[.AH76];&quot;,&quot;;[.AI76];&quot;,&quot;;[.AJ76];&quot;,'&quot;;[.AK76];&quot;','&quot;;[.AL76];&quot;',ROW(58,&quot;;[.AM76];[.AN76];&quot;) ), ROW(&quot;;[.AO76];&quot;,&quot;;[.AP76];&quot;,&quot;;[.AQ76];&quot;,&quot;;[.AR76];&quot;,'&quot;;[.AS76];&quot;','&quot;;[.AT76];&quot;',ROW(58,&quot;;[.AU76];[.AV76];&quot;) )]::familiar_ty[], ARRAY[ ROW('&quot;;[.AW76];&quot;','&quot;;[.AX76];&quot;'),row('&quot;;[.AY76];&quot;','&quot;;[.AZ76];&quot;') ]::identificacion_ty[], ARRAY[ ROW('&quot;;[.BA76];&quot;','&quot;;[.BB76];&quot;','&quot;;[.BC76];&quot;'), ROW('&quot;;[.BD76];&quot;','&quot;;[.BE76];&quot;','&quot;;[.BF76];&quot;') ]::nivel_educativo_ty[],null,'&quot;;[.BG76];&quot;'),&quot;)" office:value-type="string" office:string-value="('Klement','Julian','Alonzo','Michel','1998-03-20',163,84,'marrón claro','20/20','top_secret','personal_inteligencia_data/foto.png','personal_inteligencia_data/huella_digital.png','personal_inteligencia_data/huella_retina.png',ROW(58,2347259428) ,ROW('94014512','Australia'),ARRAY['español','inglés','portugués','francés','null','null']::varchar(50)[], ARRAY[ ROW('Eleazar','Cesarino','Pina','Watson','1946-02-25','primo',ROW(58,2122333294) ), ROW('Gloria','Lorena','Valdez','Orozco','1946-02-25','padre',ROW(58,2122694934) )]::familiar_ty[], ARRAY[ ROW('12323044','Uganda'),row('null','null') ]::identificacion_ty[], ARRAY[ ROW('Economía','null','null'), ROW('Comunicación','null','null') ]::nivel_educativo_ty[],null,'28')," calcext:value-type="string">
            <text:p>('Klement','Julian','Alonzo','Michel','1998-03-20',163,84,'marrón claro','20/20','top_secret','personal_inteligencia_data/foto.png','personal_inteligencia_data/huella_digital.png','personal_inteligencia_data/huella_retina.png',ROW(58,2347259428) ,ROW('94014512','Australia'),ARRAY['español','inglés','portugués','francés','null','null']::varchar(50)[], ARRAY[ ROW('Eleazar','Cesarino','Pina','Watson','1946-02-25','primo',ROW(58,2122333294) ), ROW('Gloria','Lorena','Valdez','Orozco','1946-02-25','padre',ROW(58,2122694934) )]::familiar_ty[], ARRAY[ ROW('12323044','Uganda'),row('null','null') ]::identificacion_ty[], ARRAY[ ROW('Economía','null','null'), ROW('Comunicación','null','null') ]::nivel_educativo_ty[],null,'28'),</text:p>
          </table:table-cell>
          <table:table-cell table:number-columns-repeated="963"/>
        </table:table-row>
        <table:table-row table:style-name="ro6">
          <table:table-cell table:style-name="ce88" table:formula="of:=[.D77]-9" office:value-type="float" office:value="19" calcext:value-type="float">
            <text:p>19</text:p>
          </table:table-cell>
          <table:table-cell table:style-name="ce9" office:value-type="float" office:value="7" calcext:value-type="float">
            <text:p>7</text:p>
          </table:table-cell>
          <table:table-cell table:style-name="ce88" table:formula="of:=[.A77]+10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93" office:value-type="string" calcext:value-type="string">
            <text:p>Kampala</text:p>
          </table:table-cell>
          <table:table-cell office:value-type="string" calcext:value-type="string">
            <text:p>Ugand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Emilio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Quiles'</text:p>
          </table:table-cell>
          <table:table-cell office:value-type="string" calcext:value-type="string">
            <text:p>'Amezcua'</text:p>
          </table:table-cell>
          <table:table-cell table:style-name="ce103" office:value-type="string" calcext:value-type="string">
            <text:p>1983-03-26</text:p>
          </table:table-cell>
          <table:table-cell table:style-name="ce12" office:value-type="float" office:value="183" calcext:value-type="float">
            <text:p>183</text:p>
          </table:table-cell>
          <table:table-cell table:style-name="ce12" office:value-type="float" office:value="78" calcext:value-type="float">
            <text:p>78</text:p>
          </table:table-cell>
          <table:table-cell office:value-type="string" calcext:value-type="string">
            <text:p>azul claro</text:p>
          </table:table-cell>
          <table:table-cell table:style-name="ce13" office:value-type="string" calcext:value-type="string">
            <text:p>20/20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8469043" calcext:value-type="float">
            <text:p>8469043</text:p>
          </table:table-cell>
          <table:table-cell table:formula="of:=RANDBETWEEN(10000000;99999999)" office:value-type="float" office:value="28753084" calcext:value-type="float">
            <text:p>28753084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Nieves'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Urias'</text:p>
          </table:table-cell>
          <table:table-cell table:style-name="ce103" office:value-type="string" calcext:value-type="string">
            <text:p>1940-04-13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89" table:formula="of:=RANDBETWEEN(1000000;9999999)" office:value-type="float" office:value="5562568" calcext:value-type="float">
            <text:p>5562568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Soledad'</text:p>
          </table:table-cell>
          <table:table-cell office:value-type="string" calcext:value-type="string">
            <text:p>'Chacon'</text:p>
          </table:table-cell>
          <table:table-cell office:value-type="string" calcext:value-type="string">
            <text:p>'Machado'</text:p>
          </table:table-cell>
          <table:table-cell table:style-name="ce103" office:value-type="string" calcext:value-type="string">
            <text:p>1940-04-13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89" table:formula="of:=RANDBETWEEN(1000000;9999999)" office:value-type="float" office:value="9203591" calcext:value-type="float">
            <text:p>9203591</text:p>
          </table:table-cell>
          <table:table-cell table:style-name="ce89" table:formula="of:=RANDBETWEEN(10000000;100000000)" office:value-type="float" office:value="17947579" calcext:value-type="float">
            <text:p>17947579</text:p>
          </table:table-cell>
          <table:table-cell table:formula="of:=[.F77]" office:value-type="string" office:string-value="Uganda" calcext:value-type="string">
            <text:p>Ugand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teligencia Artificial</text:p>
          </table:table-cell>
          <table:table-cell table:number-columns-repeated="3" table:style-name="ce89" office:value-type="string" calcext:value-type="string">
            <text:p>null</text:p>
          </table:table-cell>
          <table:table-cell table:formula="of:=[.D77]" office:value-type="float" office:value="28" calcext:value-type="float">
            <text:p>28</text:p>
          </table:table-cell>
          <table:table-cell/>
          <table:table-cell table:style-name="ce15" table:formula="of:=CONCATENATE(&quot;(&quot;;[.J77];&quot;,&quot;;[.K77];&quot;,&quot;;[.L77];&quot;,&quot;;[.M77];&quot;,'&quot;;[.N77];&quot;',&quot;;[.O77];&quot;,&quot;;[.P77];&quot;,'&quot;;[.Q77];&quot;','&quot;;[.R77];&quot;','&quot;;[.S77];&quot;',&quot;;[.T77];&quot;,&quot;;[.U77];&quot;,&quot;;[.V77];&quot;,ROW(58,&quot;;[.W77];[.X77];&quot;) ,ROW('&quot;;[.Y77];&quot;','&quot;;[.Z77];&quot;'),ARRAY['&quot;;[.AA77];&quot;','&quot;;[.AB77];&quot;','&quot;;[.AC77];&quot;','&quot;;[.AD77];&quot;','&quot;;[.AE77];&quot;','&quot;;[.AF77];&quot;']::varchar(50)[], ARRAY[ ROW(&quot;;[.AG77];&quot;,&quot;;[.AH77];&quot;,&quot;;[.AI77];&quot;,&quot;;[.AJ77];&quot;,'&quot;;[.AK77];&quot;','&quot;;[.AL77];&quot;',ROW(58,&quot;;[.AM77];[.AN77];&quot;) ), ROW(&quot;;[.AO77];&quot;,&quot;;[.AP77];&quot;,&quot;;[.AQ77];&quot;,&quot;;[.AR77];&quot;,'&quot;;[.AS77];&quot;','&quot;;[.AT77];&quot;',ROW(58,&quot;;[.AU77];[.AV77];&quot;) )]::familiar_ty[], ARRAY[ ROW('&quot;;[.AW77];&quot;','&quot;;[.AX77];&quot;'),row('&quot;;[.AY77];&quot;','&quot;;[.AZ77];&quot;') ]::identificacion_ty[], ARRAY[ ROW('&quot;;[.BA77];&quot;','&quot;;[.BB77];&quot;','&quot;;[.BC77];&quot;'), ROW('&quot;;[.BD77];&quot;','&quot;;[.BE77];&quot;','&quot;;[.BF77];&quot;') ]::nivel_educativo_ty[],null,'&quot;;[.BG77];&quot;'),&quot;)" office:value-type="string" office:string-value="('Emilio','Jaime','Quiles','Amezcua','1983-03-26',183,78,'azul claro','20/200','no_clasificado','personal_inteligencia_data/foto.png','personal_inteligencia_data/huella_digital.png','personal_inteligencia_data/huella_retina.png',ROW(58,4128469043) ,ROW('28753084','Irlanda'),ARRAY['inglés','árabe','portugués','francés','null','null']::varchar(50)[], ARRAY[ ROW('Irma','Nieves','Roque','Urias','1940-04-13','primo',ROW(58,4125562568) ), ROW('Celeste','Soledad','Chacon','Machado','1940-04-13','hermano',ROW(58,4129203591) )]::familiar_ty[], ARRAY[ ROW('17947579','Uganda'),row('null','null') ]::identificacion_ty[], ARRAY[ ROW('Ingeniería Informática','Máster','Inteligencia Artificial'), ROW('null','null','null') ]::nivel_educativo_ty[],null,'28')," calcext:value-type="string">
            <text:p>('Emilio','Jaime','Quiles','Amezcua','1983-03-26',183,78,'azul claro','20/200','no_clasificado','personal_inteligencia_data/foto.png','personal_inteligencia_data/huella_digital.png','personal_inteligencia_data/huella_retina.png',ROW(58,4128469043) ,ROW('28753084','Irlanda'),ARRAY['inglés','árabe','portugués','francés','null','null']::varchar(50)[], ARRAY[ ROW('Irma','Nieves','Roque','Urias','1940-04-13','primo',ROW(58,4125562568) ), ROW('Celeste','Soledad','Chacon','Machado','1940-04-13','hermano',ROW(58,4129203591) )]::familiar_ty[], ARRAY[ ROW('17947579','Uganda'),row('null','null') ]::identificacion_ty[], ARRAY[ ROW('Ingeniería Informática','Máster','Inteligencia Artificial'), ROW('null','null','null') ]::nivel_educativo_ty[],null,'28'),</text:p>
          </table:table-cell>
          <table:table-cell table:number-columns-repeated="963"/>
        </table:table-row>
        <table:table-row table:style-name="ro6">
          <table:table-cell table:style-name="ce88" table:formula="of:=[.D78]-9" office:value-type="float" office:value="19" calcext:value-type="float">
            <text:p>19</text:p>
          </table:table-cell>
          <table:table-cell table:style-name="ce9" office:value-type="float" office:value="7" calcext:value-type="float">
            <text:p>7</text:p>
          </table:table-cell>
          <table:table-cell table:style-name="ce88" table:formula="of:=[.A78]+10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93" office:value-type="string" calcext:value-type="string">
            <text:p>Kampala</text:p>
          </table:table-cell>
          <table:table-cell office:value-type="string" calcext:value-type="string">
            <text:p>Ugand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Rosaura'</text:p>
          </table:table-cell>
          <table:table-cell office:value-type="string" calcext:value-type="string">
            <text:p>'Sharon'</text:p>
          </table:table-cell>
          <table:table-cell office:value-type="string" calcext:value-type="string">
            <text:p>'Zelaya'</text:p>
          </table:table-cell>
          <table:table-cell office:value-type="string" calcext:value-type="string">
            <text:p>'Rico'</text:p>
          </table:table-cell>
          <table:table-cell table:style-name="ce103" office:value-type="string" calcext:value-type="string">
            <text:p>1993-10-08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75" calcext:value-type="float">
            <text:p>75</text:p>
          </table:table-cell>
          <table:table-cell office:value-type="string" calcext:value-type="string">
            <text:p>marrón claro</text:p>
          </table:table-cell>
          <table:table-cell table:style-name="ce13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5343950" calcext:value-type="float">
            <text:p>5343950</text:p>
          </table:table-cell>
          <table:table-cell table:formula="of:=RANDBETWEEN(10000000;99999999)" office:value-type="float" office:value="25504411" calcext:value-type="float">
            <text:p>25504411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Roberts'</text:p>
          </table:table-cell>
          <table:table-cell table:style-name="ce103" office:value-type="string" calcext:value-type="string">
            <text:p>1960-08-26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89" table:formula="of:=RANDBETWEEN(1000000;9999999)" office:value-type="float" office:value="6848886" calcext:value-type="float">
            <text:p>6848886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'Fulgencio'</text:p>
          </table:table-cell>
          <table:table-cell office:value-type="string" calcext:value-type="string">
            <text:p>'Marquez'</text:p>
          </table:table-cell>
          <table:table-cell office:value-type="string" calcext:value-type="string">
            <text:p>'Infante'</text:p>
          </table:table-cell>
          <table:table-cell table:style-name="ce103" office:value-type="string" calcext:value-type="string">
            <text:p>1960-08-26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89" table:formula="of:=RANDBETWEEN(1000000;9999999)" office:value-type="float" office:value="7577449" calcext:value-type="float">
            <text:p>7577449</text:p>
          </table:table-cell>
          <table:table-cell table:style-name="ce89" table:formula="of:=RANDBETWEEN(10000000;100000000)" office:value-type="float" office:value="81452234" calcext:value-type="float">
            <text:p>81452234</text:p>
          </table:table-cell>
          <table:table-cell table:formula="of:=[.F78]" office:value-type="string" office:string-value="Uganda" calcext:value-type="string">
            <text:p>Uganda</text:p>
          </table:table-cell>
          <table:table-cell table:style-name="ce89" table:formula="of:=RANDBETWEEN(10000000;100000000)" office:value-type="float" office:value="12573430" calcext:value-type="float">
            <text:p>12573430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Filosofí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Lexicografía</text:p>
          </table:table-cell>
          <table:table-cell table:formula="of:=[.D78]" office:value-type="float" office:value="28" calcext:value-type="float">
            <text:p>28</text:p>
          </table:table-cell>
          <table:table-cell/>
          <table:table-cell table:style-name="ce15" table:formula="of:=CONCATENATE(&quot;(&quot;;[.J78];&quot;,&quot;;[.K78];&quot;,&quot;;[.L78];&quot;,&quot;;[.M78];&quot;,'&quot;;[.N78];&quot;',&quot;;[.O78];&quot;,&quot;;[.P78];&quot;,'&quot;;[.Q78];&quot;','&quot;;[.R78];&quot;','&quot;;[.S78];&quot;',&quot;;[.T78];&quot;,&quot;;[.U78];&quot;,&quot;;[.V78];&quot;,ROW(58,&quot;;[.W78];[.X78];&quot;) ,ROW('&quot;;[.Y78];&quot;','&quot;;[.Z78];&quot;'),ARRAY['&quot;;[.AA78];&quot;','&quot;;[.AB78];&quot;','&quot;;[.AC78];&quot;','&quot;;[.AD78];&quot;','&quot;;[.AE78];&quot;','&quot;;[.AF78];&quot;']::varchar(50)[], ARRAY[ ROW(&quot;;[.AG78];&quot;,&quot;;[.AH78];&quot;,&quot;;[.AI78];&quot;,&quot;;[.AJ78];&quot;,'&quot;;[.AK78];&quot;','&quot;;[.AL78];&quot;',ROW(58,&quot;;[.AM78];[.AN78];&quot;) ), ROW(&quot;;[.AO78];&quot;,&quot;;[.AP78];&quot;,&quot;;[.AQ78];&quot;,&quot;;[.AR78];&quot;,'&quot;;[.AS78];&quot;','&quot;;[.AT78];&quot;',ROW(58,&quot;;[.AU78];[.AV78];&quot;) )]::familiar_ty[], ARRAY[ ROW('&quot;;[.AW78];&quot;','&quot;;[.AX78];&quot;'),row('&quot;;[.AY78];&quot;','&quot;;[.AZ78];&quot;') ]::identificacion_ty[], ARRAY[ ROW('&quot;;[.BA78];&quot;','&quot;;[.BB78];&quot;','&quot;;[.BC78];&quot;'), ROW('&quot;;[.BD78];&quot;','&quot;;[.BE78];&quot;','&quot;;[.BF78];&quot;') ]::nivel_educativo_ty[],null,'&quot;;[.BG78];&quot;'),&quot;)" office:value-type="string" office:string-value="('Rosaura','Sharon','Zelaya','Rico','1993-10-08',156,75,'marrón claro','20/20','no_clasificado','personal_inteligencia_data/foto.png','personal_inteligencia_data/huella_digital.png','personal_inteligencia_data/huella_retina.png',ROW(58,4125343950) ,ROW('25504411','Taiwán'),ARRAY['español','inglés','hindi','ruso','mandarín','null']::varchar(50)[], ARRAY[ ROW('Mario','Marcelo','Alexander','Roberts','1960-08-26','primo',ROW(58,4126848886) ), ROW('Cayetano','Fulgencio','Marquez','Infante','1960-08-26','primo',ROW(58,4127577449) )]::familiar_ty[], ARRAY[ ROW('81452234','Uganda'),row('12573430','Australia') ]::identificacion_ty[], ARRAY[ ROW('Filosofía','null','null'), ROW('Comunicación','Máster','Lexicografía') ]::nivel_educativo_ty[],null,'28')," calcext:value-type="string">
            <text:p>('Rosaura','Sharon','Zelaya','Rico','1993-10-08',156,75,'marrón claro','20/20','no_clasificado','personal_inteligencia_data/foto.png','personal_inteligencia_data/huella_digital.png','personal_inteligencia_data/huella_retina.png',ROW(58,4125343950) ,ROW('25504411','Taiwán'),ARRAY['español','inglés','hindi','ruso','mandarín','null']::varchar(50)[], ARRAY[ ROW('Mario','Marcelo','Alexander','Roberts','1960-08-26','primo',ROW(58,4126848886) ), ROW('Cayetano','Fulgencio','Marquez','Infante','1960-08-26','primo',ROW(58,4127577449) )]::familiar_ty[], ARRAY[ ROW('81452234','Uganda'),row('12573430','Australia') ]::identificacion_ty[], ARRAY[ ROW('Filosofía','null','null'), ROW('Comunicación','Máster','Lexicografía') ]::nivel_educativo_ty[],null,'28'),</text:p>
          </table:table-cell>
          <table:table-cell table:number-columns-repeated="963"/>
        </table:table-row>
        <table:table-row table:style-name="ro6">
          <table:table-cell table:style-name="ce88" table:formula="of:=[.D79]-9" office:value-type="float" office:value="19" calcext:value-type="float">
            <text:p>19</text:p>
          </table:table-cell>
          <table:table-cell table:style-name="ce9" office:value-type="float" office:value="7" calcext:value-type="float">
            <text:p>7</text:p>
          </table:table-cell>
          <table:table-cell table:style-name="ce88" table:formula="of:=[.A79]+10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93" office:value-type="string" calcext:value-type="string">
            <text:p>Kampala</text:p>
          </table:table-cell>
          <table:table-cell office:value-type="string" calcext:value-type="string">
            <text:p>Ugand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Luis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Wilson'</text:p>
          </table:table-cell>
          <table:table-cell office:value-type="string" calcext:value-type="string">
            <text:p>'Tejeda'</text:p>
          </table:table-cell>
          <table:table-cell table:style-name="ce103" office:value-type="string" calcext:value-type="string">
            <text:p>1993-10-09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78" calcext:value-type="float">
            <text:p>78</text:p>
          </table:table-cell>
          <table:table-cell office:value-type="string" calcext:value-type="string">
            <text:p>azul oscuro</text:p>
          </table:table-cell>
          <table:table-cell table:style-name="ce13" office:value-type="string" calcext:value-type="string">
            <text:p>20/10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87" calcext:value-type="float">
            <text:p>287</text:p>
          </table:table-cell>
          <table:table-cell table:formula="of:=RANDBETWEEN(1000000;9999999)" office:value-type="float" office:value="8287900" calcext:value-type="float">
            <text:p>8287900</text:p>
          </table:table-cell>
          <table:table-cell table:formula="of:=RANDBETWEEN(10000000;99999999)" office:value-type="float" office:value="37472800" calcext:value-type="float">
            <text:p>37472800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Florindo'</text:p>
          </table:table-cell>
          <table:table-cell office:value-type="string" calcext:value-type="string">
            <text:p>'Barragan'</text:p>
          </table:table-cell>
          <table:table-cell office:value-type="string" calcext:value-type="string">
            <text:p>'Salinas'</text:p>
          </table:table-cell>
          <table:table-cell table:style-name="ce103" office:value-type="string" calcext:value-type="string">
            <text:p>1936-11-09</text:p>
          </table:table-cell>
          <table:table-cell office:value-type="string" calcext:value-type="string">
            <text:p>hermano</text:p>
          </table:table-cell>
          <table:table-cell table:style-name="ce14" office:value-type="float" office:value="244" calcext:value-type="float">
            <text:p>244</text:p>
          </table:table-cell>
          <table:table-cell table:style-name="ce89" table:formula="of:=RANDBETWEEN(1000000;9999999)" office:value-type="float" office:value="7413586" calcext:value-type="float">
            <text:p>7413586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Davis'</text:p>
          </table:table-cell>
          <table:table-cell office:value-type="string" calcext:value-type="string">
            <text:p>'Vicente'</text:p>
          </table:table-cell>
          <table:table-cell table:style-name="ce103" office:value-type="string" calcext:value-type="string">
            <text:p>1936-11-09</text:p>
          </table:table-cell>
          <table:table-cell office:value-type="string" calcext:value-type="string">
            <text:p>abuelo</text:p>
          </table:table-cell>
          <table:table-cell table:style-name="ce14" office:value-type="float" office:value="244" calcext:value-type="float">
            <text:p>244</text:p>
          </table:table-cell>
          <table:table-cell table:style-name="ce89" table:formula="of:=RANDBETWEEN(1000000;9999999)" office:value-type="float" office:value="7396281" calcext:value-type="float">
            <text:p>7396281</text:p>
          </table:table-cell>
          <table:table-cell table:style-name="ce89" table:formula="of:=RANDBETWEEN(10000000;100000000)" office:value-type="float" office:value="21464312" calcext:value-type="float">
            <text:p>21464312</text:p>
          </table:table-cell>
          <table:table-cell table:formula="of:=[.F79]" office:value-type="string" office:string-value="Uganda" calcext:value-type="string">
            <text:p>Ugand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style-name="ce14" office:value-type="string" calcext:value-type="string">
            <text:p>Psicologí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79]" office:value-type="float" office:value="28" calcext:value-type="float">
            <text:p>28</text:p>
          </table:table-cell>
          <table:table-cell/>
          <table:table-cell table:style-name="ce15" table:formula="of:=CONCATENATE(&quot;(&quot;;[.J79];&quot;,&quot;;[.K79];&quot;,&quot;;[.L79];&quot;,&quot;;[.M79];&quot;,'&quot;;[.N79];&quot;',&quot;;[.O79];&quot;,&quot;;[.P79];&quot;,'&quot;;[.Q79];&quot;','&quot;;[.R79];&quot;','&quot;;[.S79];&quot;',&quot;;[.T79];&quot;,&quot;;[.U79];&quot;,&quot;;[.V79];&quot;,ROW(58,&quot;;[.W79];[.X79];&quot;) ,ROW('&quot;;[.Y79];&quot;','&quot;;[.Z79];&quot;'),ARRAY['&quot;;[.AA79];&quot;','&quot;;[.AB79];&quot;','&quot;;[.AC79];&quot;','&quot;;[.AD79];&quot;','&quot;;[.AE79];&quot;','&quot;;[.AF79];&quot;']::varchar(50)[], ARRAY[ ROW(&quot;;[.AG79];&quot;,&quot;;[.AH79];&quot;,&quot;;[.AI79];&quot;,&quot;;[.AJ79];&quot;,'&quot;;[.AK79];&quot;','&quot;;[.AL79];&quot;',ROW(58,&quot;;[.AM79];[.AN79];&quot;) ), ROW(&quot;;[.AO79];&quot;,&quot;;[.AP79];&quot;,&quot;;[.AQ79];&quot;,&quot;;[.AR79];&quot;,'&quot;;[.AS79];&quot;','&quot;;[.AT79];&quot;',ROW(58,&quot;;[.AU79];[.AV79];&quot;) )]::familiar_ty[], ARRAY[ ROW('&quot;;[.AW79];&quot;','&quot;;[.AX79];&quot;'),row('&quot;;[.AY79];&quot;','&quot;;[.AZ79];&quot;') ]::identificacion_ty[], ARRAY[ ROW('&quot;;[.BA79];&quot;','&quot;;[.BB79];&quot;','&quot;;[.BC79];&quot;'), ROW('&quot;;[.BD79];&quot;','&quot;;[.BE79];&quot;','&quot;;[.BF79];&quot;') ]::nivel_educativo_ty[],null,'&quot;;[.BG79];&quot;'),&quot;)" office:value-type="string" office:string-value="('Luis','Marcus','Wilson','Tejeda','1993-10-09',180,78,'azul oscuro','20/100','confidencial','personal_inteligencia_data/foto.png','personal_inteligencia_data/huella_digital.png','personal_inteligencia_data/huella_retina.png',ROW(58,2878287900) ,ROW('37472800','Zimbabue'),ARRAY['español','inglés','portugués','francés','null','null']::varchar(50)[], ARRAY[ ROW('Italo','Florindo','Barragan','Salinas','1936-11-09','hermano',ROW(58,2447413586) ), ROW('Genesis','Ana','Davis','Vicente','1936-11-09','abuelo',ROW(58,2447396281) )]::familiar_ty[], ARRAY[ ROW('21464312','Uganda'),row('null','null') ]::identificacion_ty[], ARRAY[ ROW('Psicología','null','null'), ROW('Criminología','null','null') ]::nivel_educativo_ty[],null,'28')," calcext:value-type="string">
            <text:p>('Luis','Marcus','Wilson','Tejeda','1993-10-09',180,78,'azul oscuro','20/100','confidencial','personal_inteligencia_data/foto.png','personal_inteligencia_data/huella_digital.png','personal_inteligencia_data/huella_retina.png',ROW(58,2878287900) ,ROW('37472800','Zimbabue'),ARRAY['español','inglés','portugués','francés','null','null']::varchar(50)[], ARRAY[ ROW('Italo','Florindo','Barragan','Salinas','1936-11-09','hermano',ROW(58,2447413586) ), ROW('Genesis','Ana','Davis','Vicente','1936-11-09','abuelo',ROW(58,2447396281) )]::familiar_ty[], ARRAY[ ROW('21464312','Uganda'),row('null','null') ]::identificacion_ty[], ARRAY[ ROW('Psicología','null','null'), ROW('Criminología','null','null') ]::nivel_educativo_ty[],null,'28'),</text:p>
          </table:table-cell>
          <table:table-cell table:number-columns-repeated="963"/>
        </table:table-row>
        <table:table-row table:style-name="ro6">
          <table:table-cell table:style-name="ce88" table:formula="of:=[.D80]-9" office:value-type="float" office:value="20" calcext:value-type="float">
            <text:p>20</text:p>
          </table:table-cell>
          <table:table-cell table:style-name="ce9" office:value-type="float" office:value="7" calcext:value-type="float">
            <text:p>7</text:p>
          </table:table-cell>
          <table:table-cell table:style-name="ce88" table:formula="of:=[.A80]+10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ntebbe</text:p>
          </table:table-cell>
          <table:table-cell office:value-type="string" calcext:value-type="string">
            <text:p>Ugand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Ludmila'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Almonte'</text:p>
          </table:table-cell>
          <table:table-cell office:value-type="string" calcext:value-type="string">
            <text:p>'Frias'</text:p>
          </table:table-cell>
          <table:table-cell table:style-name="ce103" office:value-type="string" calcext:value-type="string">
            <text:p>1998-04-23</text:p>
          </table:table-cell>
          <table:table-cell table:style-name="ce12" office:value-type="float" office:value="166" calcext:value-type="float">
            <text:p>166</text:p>
          </table:table-cell>
          <table:table-cell table:style-name="ce12" office:value-type="float" office:value="83" calcext:value-type="float">
            <text:p>83</text:p>
          </table:table-cell>
          <table:table-cell office:value-type="string" calcext:value-type="string">
            <text:p>marrón oscuro</text:p>
          </table:table-cell>
          <table:table-cell table:style-name="ce13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61" calcext:value-type="float">
            <text:p>261</text:p>
          </table:table-cell>
          <table:table-cell table:formula="of:=RANDBETWEEN(1000000;9999999)" office:value-type="float" office:value="8835278" calcext:value-type="float">
            <text:p>8835278</text:p>
          </table:table-cell>
          <table:table-cell table:formula="of:=RANDBETWEEN(10000000;99999999)" office:value-type="float" office:value="11186337" calcext:value-type="float">
            <text:p>11186337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Petronilo'</text:p>
          </table:table-cell>
          <table:table-cell office:value-type="string" calcext:value-type="string">
            <text:p>'Abarca'</text:p>
          </table:table-cell>
          <table:table-cell office:value-type="string" calcext:value-type="string">
            <text:p>'Melo'</text:p>
          </table:table-cell>
          <table:table-cell table:style-name="ce103" office:value-type="string" calcext:value-type="string">
            <text:p>1946-05-22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89" table:formula="of:=RANDBETWEEN(1000000;9999999)" office:value-type="float" office:value="6710015" calcext:value-type="float">
            <text:p>6710015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Carolina'</text:p>
          </table:table-cell>
          <table:table-cell office:value-type="string" calcext:value-type="string">
            <text:p>'Menendez'</text:p>
          </table:table-cell>
          <table:table-cell office:value-type="string" calcext:value-type="string">
            <text:p>'Saldana'</text:p>
          </table:table-cell>
          <table:table-cell table:style-name="ce103" office:value-type="string" calcext:value-type="string">
            <text:p>1946-05-22</text:p>
          </table:table-cell>
          <table:table-cell office:value-type="string" calcext:value-type="string">
            <text:p>madre</text:p>
          </table:table-cell>
          <table:table-cell office:value-type="float" office:value="424" calcext:value-type="float">
            <text:p>424</text:p>
          </table:table-cell>
          <table:table-cell table:style-name="ce89" table:formula="of:=RANDBETWEEN(1000000;9999999)" office:value-type="float" office:value="4205597" calcext:value-type="float">
            <text:p>4205597</text:p>
          </table:table-cell>
          <table:table-cell table:style-name="ce89" table:formula="of:=RANDBETWEEN(10000000;100000000)" office:value-type="float" office:value="72148969" calcext:value-type="float">
            <text:p>72148969</text:p>
          </table:table-cell>
          <table:table-cell table:formula="of:=[.F80]" office:value-type="string" office:string-value="Uganda" calcext:value-type="string">
            <text:p>Ugand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80]" office:value-type="float" office:value="29" calcext:value-type="float">
            <text:p>29</text:p>
          </table:table-cell>
          <table:table-cell/>
          <table:table-cell table:style-name="ce15" table:formula="of:=CONCATENATE(&quot;(&quot;;[.J80];&quot;,&quot;;[.K80];&quot;,&quot;;[.L80];&quot;,&quot;;[.M80];&quot;,'&quot;;[.N80];&quot;',&quot;;[.O80];&quot;,&quot;;[.P80];&quot;,'&quot;;[.Q80];&quot;','&quot;;[.R80];&quot;','&quot;;[.S80];&quot;',&quot;;[.T80];&quot;,&quot;;[.U80];&quot;,&quot;;[.V80];&quot;,ROW(58,&quot;;[.W80];[.X80];&quot;) ,ROW('&quot;;[.Y80];&quot;','&quot;;[.Z80];&quot;'),ARRAY['&quot;;[.AA80];&quot;','&quot;;[.AB80];&quot;','&quot;;[.AC80];&quot;','&quot;;[.AD80];&quot;','&quot;;[.AE80];&quot;','&quot;;[.AF80];&quot;']::varchar(50)[], ARRAY[ ROW(&quot;;[.AG80];&quot;,&quot;;[.AH80];&quot;,&quot;;[.AI80];&quot;,&quot;;[.AJ80];&quot;,'&quot;;[.AK80];&quot;','&quot;;[.AL80];&quot;',ROW(58,&quot;;[.AM80];[.AN80];&quot;) ), ROW(&quot;;[.AO80];&quot;,&quot;;[.AP80];&quot;,&quot;;[.AQ80];&quot;,&quot;;[.AR80];&quot;,'&quot;;[.AS80];&quot;','&quot;;[.AT80];&quot;',ROW(58,&quot;;[.AU80];[.AV80];&quot;) )]::familiar_ty[], ARRAY[ ROW('&quot;;[.AW80];&quot;','&quot;;[.AX80];&quot;'),row('&quot;;[.AY80];&quot;','&quot;;[.AZ80];&quot;') ]::identificacion_ty[], ARRAY[ ROW('&quot;;[.BA80];&quot;','&quot;;[.BB80];&quot;','&quot;;[.BC80];&quot;'), ROW('&quot;;[.BD80];&quot;','&quot;;[.BE80];&quot;','&quot;;[.BF80];&quot;') ]::nivel_educativo_ty[],null,'&quot;;[.BG80];&quot;'),&quot;)" office:value-type="string" office:string-value="('Ludmila','Facunda','Almonte','Frias','1998-04-23',166,83,'marrón oscuro','20/20','top_secret','personal_inteligencia_data/foto.png','personal_inteligencia_data/huella_digital.png','personal_inteligencia_data/huella_retina.png',ROW(58,2618835278) ,ROW('11186337','Australia'),ARRAY['español','inglés','portugués','francés','null','null']::varchar(50)[], ARRAY[ ROW('Felix','Petronilo','Abarca','Melo','1946-05-22','primo',ROW(58,4246710015) ), ROW('Inocencia','Carolina','Menendez','Saldana','1946-05-22','madre',ROW(58,4244205597) )]::familiar_ty[], ARRAY[ ROW('72148969','Uganda'),row('null','null') ]::identificacion_ty[], ARRAY[ ROW('Filosofía','null','null'), ROW('Ingeniería Industrial','null','null') ]::nivel_educativo_ty[],null,'29')," calcext:value-type="string">
            <text:p>('Ludmila','Facunda','Almonte','Frias','1998-04-23',166,83,'marrón oscuro','20/20','top_secret','personal_inteligencia_data/foto.png','personal_inteligencia_data/huella_digital.png','personal_inteligencia_data/huella_retina.png',ROW(58,2618835278) ,ROW('11186337','Australia'),ARRAY['español','inglés','portugués','francés','null','null']::varchar(50)[], ARRAY[ ROW('Felix','Petronilo','Abarca','Melo','1946-05-22','primo',ROW(58,4246710015) ), ROW('Inocencia','Carolina','Menendez','Saldana','1946-05-22','madre',ROW(58,4244205597) )]::familiar_ty[], ARRAY[ ROW('72148969','Uganda'),row('null','null') ]::identificacion_ty[], ARRAY[ ROW('Filosofía','null','null'), ROW('Ingeniería Industrial','null','null') ]::nivel_educativo_ty[],null,'29'),</text:p>
          </table:table-cell>
          <table:table-cell table:number-columns-repeated="963"/>
        </table:table-row>
        <table:table-row table:style-name="ro6">
          <table:table-cell table:style-name="ce88" table:formula="of:=[.D81]-9" office:value-type="float" office:value="20" calcext:value-type="float">
            <text:p>20</text:p>
          </table:table-cell>
          <table:table-cell table:style-name="ce9" office:value-type="float" office:value="7" calcext:value-type="float">
            <text:p>7</text:p>
          </table:table-cell>
          <table:table-cell table:style-name="ce88" table:formula="of:=[.A81]+10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ntebbe</text:p>
          </table:table-cell>
          <table:table-cell office:value-type="string" calcext:value-type="string">
            <text:p>Ugand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Delfina'</text:p>
          </table:table-cell>
          <table:table-cell office:value-type="string" calcext:value-type="string">
            <text:p>'Ligia'</text:p>
          </table:table-cell>
          <table:table-cell office:value-type="string" calcext:value-type="string">
            <text:p>'Carpio'</text:p>
          </table:table-cell>
          <table:table-cell office:value-type="string" calcext:value-type="string">
            <text:p>'Buenrostro'</text:p>
          </table:table-cell>
          <table:table-cell table:style-name="ce103" office:value-type="string" calcext:value-type="string">
            <text:p>1984-01-23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float" office:value="68" calcext:value-type="float">
            <text:p>68</text:p>
          </table:table-cell>
          <table:table-cell office:value-type="string" calcext:value-type="string">
            <text:p>marrón claro</text:p>
          </table:table-cell>
          <table:table-cell table:style-name="ce13" office:value-type="string" calcext:value-type="string">
            <text:p>20/16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5250764" calcext:value-type="float">
            <text:p>5250764</text:p>
          </table:table-cell>
          <table:table-cell table:formula="of:=RANDBETWEEN(10000000;99999999)" office:value-type="float" office:value="57770471" calcext:value-type="float">
            <text:p>57770471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Aparicio'</text:p>
          </table:table-cell>
          <table:table-cell table:style-name="ce103" office:value-type="string" calcext:value-type="string">
            <text:p>1940-09-24</text:p>
          </table:table-cell>
          <table:table-cell office:value-type="string" calcext:value-type="string">
            <text:p>tío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3009457" calcext:value-type="float">
            <text:p>3009457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Almazan'</text:p>
          </table:table-cell>
          <table:table-cell table:style-name="ce103" office:value-type="string" calcext:value-type="string">
            <text:p>1940-09-24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3262180" calcext:value-type="float">
            <text:p>3262180</text:p>
          </table:table-cell>
          <table:table-cell table:style-name="ce89" table:formula="of:=RANDBETWEEN(10000000;100000000)" office:value-type="float" office:value="75067108" calcext:value-type="float">
            <text:p>75067108</text:p>
          </table:table-cell>
          <table:table-cell table:formula="of:=[.F81]" office:value-type="string" office:string-value="Uganda" calcext:value-type="string">
            <text:p>Ugand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omunicación Intercultural</text:p>
          </table:table-cell>
          <table:table-cell table:number-columns-repeated="3" table:style-name="ce89" office:value-type="string" calcext:value-type="string">
            <text:p>null</text:p>
          </table:table-cell>
          <table:table-cell table:formula="of:=[.D81]" office:value-type="float" office:value="29" calcext:value-type="float">
            <text:p>29</text:p>
          </table:table-cell>
          <table:table-cell/>
          <table:table-cell table:style-name="ce15" table:formula="of:=CONCATENATE(&quot;(&quot;;[.J81];&quot;,&quot;;[.K81];&quot;,&quot;;[.L81];&quot;,&quot;;[.M81];&quot;,'&quot;;[.N81];&quot;',&quot;;[.O81];&quot;,&quot;;[.P81];&quot;,'&quot;;[.Q81];&quot;','&quot;;[.R81];&quot;','&quot;;[.S81];&quot;',&quot;;[.T81];&quot;,&quot;;[.U81];&quot;,&quot;;[.V81];&quot;,ROW(58,&quot;;[.W81];[.X81];&quot;) ,ROW('&quot;;[.Y81];&quot;','&quot;;[.Z81];&quot;'),ARRAY['&quot;;[.AA81];&quot;','&quot;;[.AB81];&quot;','&quot;;[.AC81];&quot;','&quot;;[.AD81];&quot;','&quot;;[.AE81];&quot;','&quot;;[.AF81];&quot;']::varchar(50)[], ARRAY[ ROW(&quot;;[.AG81];&quot;,&quot;;[.AH81];&quot;,&quot;;[.AI81];&quot;,&quot;;[.AJ81];&quot;,'&quot;;[.AK81];&quot;','&quot;;[.AL81];&quot;',ROW(58,&quot;;[.AM81];[.AN81];&quot;) ), ROW(&quot;;[.AO81];&quot;,&quot;;[.AP81];&quot;,&quot;;[.AQ81];&quot;,&quot;;[.AR81];&quot;,'&quot;;[.AS81];&quot;','&quot;;[.AT81];&quot;',ROW(58,&quot;;[.AU81];[.AV81];&quot;) )]::familiar_ty[], ARRAY[ ROW('&quot;;[.AW81];&quot;','&quot;;[.AX81];&quot;'),row('&quot;;[.AY81];&quot;','&quot;;[.AZ81];&quot;') ]::identificacion_ty[], ARRAY[ ROW('&quot;;[.BA81];&quot;','&quot;;[.BB81];&quot;','&quot;;[.BC81];&quot;'), ROW('&quot;;[.BD81];&quot;','&quot;;[.BE81];&quot;','&quot;;[.BF81];&quot;') ]::nivel_educativo_ty[],null,'&quot;;[.BG81];&quot;'),&quot;)" office:value-type="string" office:string-value="('Delfina','Ligia','Carpio','Buenrostro','1984-01-23',162,68,'marrón claro','20/160','no_clasificado','personal_inteligencia_data/foto.png','personal_inteligencia_data/huella_digital.png','personal_inteligencia_data/huella_retina.png',ROW(58,2125250764) ,ROW('57770471','Irlanda'),ARRAY['inglés','árabe','portugués','francés','null','null']::varchar(50)[], ARRAY[ ROW('Teodora','Libertad','Montero','Aparicio','1940-09-24','tío',ROW(58,2123009457) ), ROW('Marlene','Donatila','Rosa','Almazan','1940-09-24','hermano',ROW(58,2123262180) )]::familiar_ty[], ARRAY[ ROW('75067108','Uganda'),row('null','null') ]::identificacion_ty[], ARRAY[ ROW('Comunicación','Máster','Comunicación Intercultural'), ROW('null','null','null') ]::nivel_educativo_ty[],null,'29')," calcext:value-type="string">
            <text:p>('Delfina','Ligia','Carpio','Buenrostro','1984-01-23',162,68,'marrón claro','20/160','no_clasificado','personal_inteligencia_data/foto.png','personal_inteligencia_data/huella_digital.png','personal_inteligencia_data/huella_retina.png',ROW(58,2125250764) ,ROW('57770471','Irlanda'),ARRAY['inglés','árabe','portugués','francés','null','null']::varchar(50)[], ARRAY[ ROW('Teodora','Libertad','Montero','Aparicio','1940-09-24','tío',ROW(58,2123009457) ), ROW('Marlene','Donatila','Rosa','Almazan','1940-09-24','hermano',ROW(58,2123262180) )]::familiar_ty[], ARRAY[ ROW('75067108','Uganda'),row('null','null') ]::identificacion_ty[], ARRAY[ ROW('Comunicación','Máster','Comunicación Intercultural'), ROW('null','null','null') ]::nivel_educativo_ty[],null,'29'),</text:p>
          </table:table-cell>
          <table:table-cell table:number-columns-repeated="963"/>
        </table:table-row>
        <table:table-row table:style-name="ro6">
          <table:table-cell table:style-name="ce88" table:formula="of:=[.D82]-9" office:value-type="float" office:value="20" calcext:value-type="float">
            <text:p>20</text:p>
          </table:table-cell>
          <table:table-cell table:style-name="ce9" office:value-type="float" office:value="7" calcext:value-type="float">
            <text:p>7</text:p>
          </table:table-cell>
          <table:table-cell table:style-name="ce88" table:formula="of:=[.A82]+10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ntebbe</text:p>
          </table:table-cell>
          <table:table-cell office:value-type="string" calcext:value-type="string">
            <text:p>Uganda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Eneida'</text:p>
          </table:table-cell>
          <table:table-cell office:value-type="string" calcext:value-type="string">
            <text:p>'America'</text:p>
          </table:table-cell>
          <table:table-cell office:value-type="string" calcext:value-type="string">
            <text:p>'Guerrero'</text:p>
          </table:table-cell>
          <table:table-cell office:value-type="string" calcext:value-type="string">
            <text:p>'Mireles'</text:p>
          </table:table-cell>
          <table:table-cell table:style-name="ce103" office:value-type="string" calcext:value-type="string">
            <text:p>1995-01-08</text:p>
          </table:table-cell>
          <table:table-cell table:style-name="ce12" office:value-type="float" office:value="177" calcext:value-type="float">
            <text:p>177</text:p>
          </table:table-cell>
          <table:table-cell table:style-name="ce12" office:value-type="float" office:value="88" calcext:value-type="float">
            <text:p>88</text:p>
          </table:table-cell>
          <table:table-cell office:value-type="string" calcext:value-type="string">
            <text:p>marrón oscuro</text:p>
          </table:table-cell>
          <table:table-cell table:style-name="ce13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7068483" calcext:value-type="float">
            <text:p>7068483</text:p>
          </table:table-cell>
          <table:table-cell table:formula="of:=RANDBETWEEN(10000000;99999999)" office:value-type="float" office:value="21711346" calcext:value-type="float">
            <text:p>21711346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Benitez'</text:p>
          </table:table-cell>
          <table:table-cell office:value-type="string" calcext:value-type="string">
            <text:p>'Zayas'</text:p>
          </table:table-cell>
          <table:table-cell table:style-name="ce103" office:value-type="string" calcext:value-type="string">
            <text:p>1963-01-23</text:p>
          </table:table-cell>
          <table:table-cell office:value-type="string" calcext:value-type="string">
            <text:p>tío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9337500" calcext:value-type="float">
            <text:p>9337500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Lucero'</text:p>
          </table:table-cell>
          <table:table-cell office:value-type="string" calcext:value-type="string">
            <text:p>'Orona'</text:p>
          </table:table-cell>
          <table:table-cell table:style-name="ce103" office:value-type="string" calcext:value-type="string">
            <text:p>1963-01-23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4597348" calcext:value-type="float">
            <text:p>4597348</text:p>
          </table:table-cell>
          <table:table-cell table:style-name="ce89" table:formula="of:=RANDBETWEEN(10000000;100000000)" office:value-type="float" office:value="92303957" calcext:value-type="float">
            <text:p>92303957</text:p>
          </table:table-cell>
          <table:table-cell table:formula="of:=[.F82]" office:value-type="string" office:string-value="Uganda" calcext:value-type="string">
            <text:p>Uganda</text:p>
          </table:table-cell>
          <table:table-cell table:style-name="ce89" table:formula="of:=RANDBETWEEN(10000000;100000000)" office:value-type="float" office:value="60938719" calcext:value-type="float">
            <text:p>6093871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style-name="ce14" office:value-type="string" calcext:value-type="string">
            <text:p>Enfermer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vestigación de Medicamentos</text:p>
          </table:table-cell>
          <table:table-cell table:formula="of:=[.D82]" office:value-type="float" office:value="29" calcext:value-type="float">
            <text:p>29</text:p>
          </table:table-cell>
          <table:table-cell/>
          <table:table-cell table:style-name="ce15" table:formula="of:=CONCATENATE(&quot;(&quot;;[.J82];&quot;,&quot;;[.K82];&quot;,&quot;;[.L82];&quot;,&quot;;[.M82];&quot;,'&quot;;[.N82];&quot;',&quot;;[.O82];&quot;,&quot;;[.P82];&quot;,'&quot;;[.Q82];&quot;','&quot;;[.R82];&quot;','&quot;;[.S82];&quot;',&quot;;[.T82];&quot;,&quot;;[.U82];&quot;,&quot;;[.V82];&quot;,ROW(58,&quot;;[.W82];[.X82];&quot;) ,ROW('&quot;;[.Y82];&quot;','&quot;;[.Z82];&quot;'),ARRAY['&quot;;[.AA82];&quot;','&quot;;[.AB82];&quot;','&quot;;[.AC82];&quot;','&quot;;[.AD82];&quot;','&quot;;[.AE82];&quot;','&quot;;[.AF82];&quot;']::varchar(50)[], ARRAY[ ROW(&quot;;[.AG82];&quot;,&quot;;[.AH82];&quot;,&quot;;[.AI82];&quot;,&quot;;[.AJ82];&quot;,'&quot;;[.AK82];&quot;','&quot;;[.AL82];&quot;',ROW(58,&quot;;[.AM82];[.AN82];&quot;) ), ROW(&quot;;[.AO82];&quot;,&quot;;[.AP82];&quot;,&quot;;[.AQ82];&quot;,&quot;;[.AR82];&quot;,'&quot;;[.AS82];&quot;','&quot;;[.AT82];&quot;',ROW(58,&quot;;[.AU82];[.AV82];&quot;) )]::familiar_ty[], ARRAY[ ROW('&quot;;[.AW82];&quot;','&quot;;[.AX82];&quot;'),row('&quot;;[.AY82];&quot;','&quot;;[.AZ82];&quot;') ]::identificacion_ty[], ARRAY[ ROW('&quot;;[.BA82];&quot;','&quot;;[.BB82];&quot;','&quot;;[.BC82];&quot;'), ROW('&quot;;[.BD82];&quot;','&quot;;[.BE82];&quot;','&quot;;[.BF82];&quot;') ]::nivel_educativo_ty[],null,'&quot;;[.BG82];&quot;'),&quot;)" office:value-type="string" office:string-value="('Eneida','America','Guerrero','Mireles','1995-01-08',177,88,'marrón oscuro','20/20','no_clasificado','personal_inteligencia_data/foto.png','personal_inteligencia_data/huella_digital.png','personal_inteligencia_data/huella_retina.png',ROW(58,2127068483) ,ROW('21711346','Taiwán'),ARRAY['español','inglés','hindi','ruso','mandarín','null']::varchar(50)[], ARRAY[ ROW('Javier','Breno','Benitez','Zayas','1963-01-23','tío',ROW(58,2129337500) ), ROW('Jhoan','Dante','Lucero','Orona','1963-01-23','madre',ROW(58,2124597348) )]::familiar_ty[], ARRAY[ ROW('92303957','Uganda'),row('60938719','Australia') ]::identificacion_ty[], ARRAY[ ROW('Ingeniería Informática','null','null'), ROW('Enfermería','Máster','Investigación de Medicamentos') ]::nivel_educativo_ty[],null,'29')," calcext:value-type="string">
            <text:p>('Eneida','America','Guerrero','Mireles','1995-01-08',177,88,'marrón oscuro','20/20','no_clasificado','personal_inteligencia_data/foto.png','personal_inteligencia_data/huella_digital.png','personal_inteligencia_data/huella_retina.png',ROW(58,2127068483) ,ROW('21711346','Taiwán'),ARRAY['español','inglés','hindi','ruso','mandarín','null']::varchar(50)[], ARRAY[ ROW('Javier','Breno','Benitez','Zayas','1963-01-23','tío',ROW(58,2129337500) ), ROW('Jhoan','Dante','Lucero','Orona','1963-01-23','madre',ROW(58,2124597348) )]::familiar_ty[], ARRAY[ ROW('92303957','Uganda'),row('60938719','Australia') ]::identificacion_ty[], ARRAY[ ROW('Ingeniería Informática','null','null'), ROW('Enfermería','Máster','Investigación de Medicamentos') ]::nivel_educativo_ty[],null,'29'),</text:p>
          </table:table-cell>
          <table:table-cell table:number-columns-repeated="963"/>
        </table:table-row>
        <table:table-row table:style-name="ro6">
          <table:table-cell table:style-name="ce88" table:formula="of:=[.D83]-9" office:value-type="float" office:value="20" calcext:value-type="float">
            <text:p>20</text:p>
          </table:table-cell>
          <table:table-cell table:style-name="ce9" office:value-type="float" office:value="7" calcext:value-type="float">
            <text:p>7</text:p>
          </table:table-cell>
          <table:table-cell table:style-name="ce88" table:formula="of:=[.A83]+10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ntebbe</text:p>
          </table:table-cell>
          <table:table-cell office:value-type="string" calcext:value-type="string">
            <text:p>Ugand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onstancia'</text:p>
          </table:table-cell>
          <table:table-cell office:value-type="string" calcext:value-type="string">
            <text:p>'Alma'</text:p>
          </table:table-cell>
          <table:table-cell office:value-type="string" calcext:value-type="string">
            <text:p>'Payan'</text:p>
          </table:table-cell>
          <table:table-cell office:value-type="string" calcext:value-type="string">
            <text:p>'Moya'</text:p>
          </table:table-cell>
          <table:table-cell table:style-name="ce103" office:value-type="string" calcext:value-type="string">
            <text:p>1995-01-09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88" calcext:value-type="float">
            <text:p>88</text:p>
          </table:table-cell>
          <table:table-cell office:value-type="string" calcext:value-type="string">
            <text:p>azul claro</text:p>
          </table:table-cell>
          <table:table-cell table:style-name="ce13" office:value-type="string" calcext:value-type="string">
            <text:p>20/8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43" calcext:value-type="float">
            <text:p>243</text:p>
          </table:table-cell>
          <table:table-cell table:formula="of:=RANDBETWEEN(1000000;9999999)" office:value-type="float" office:value="7382648" calcext:value-type="float">
            <text:p>7382648</text:p>
          </table:table-cell>
          <table:table-cell table:formula="of:=RANDBETWEEN(10000000;99999999)" office:value-type="float" office:value="43192713" calcext:value-type="float">
            <text:p>43192713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Moore'</text:p>
          </table:table-cell>
          <table:table-cell office:value-type="string" calcext:value-type="string">
            <text:p>'Zamora'</text:p>
          </table:table-cell>
          <table:table-cell table:style-name="ce103" office:value-type="string" calcext:value-type="string">
            <text:p>1936-12-24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89" table:formula="of:=RANDBETWEEN(1000000;9999999)" office:value-type="float" office:value="1893545" calcext:value-type="float">
            <text:p>1893545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Wright'</text:p>
          </table:table-cell>
          <table:table-cell office:value-type="string" calcext:value-type="string">
            <text:p>'Resendez'</text:p>
          </table:table-cell>
          <table:table-cell table:style-name="ce103" office:value-type="string" calcext:value-type="string">
            <text:p>1936-12-24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89" table:formula="of:=RANDBETWEEN(1000000;9999999)" office:value-type="float" office:value="4780714" calcext:value-type="float">
            <text:p>4780714</text:p>
          </table:table-cell>
          <table:table-cell table:style-name="ce89" table:formula="of:=RANDBETWEEN(10000000;100000000)" office:value-type="float" office:value="67606662" calcext:value-type="float">
            <text:p>67606662</text:p>
          </table:table-cell>
          <table:table-cell table:formula="of:=[.F83]" office:value-type="string" office:string-value="Uganda" calcext:value-type="string">
            <text:p>Ugand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style-name="ce14" office:value-type="string" calcext:value-type="string">
            <text:p>Enfermerí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style-name="ce14" office:value-type="string" calcext:value-type="string">
            <text:p>Psicologí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83]" office:value-type="float" office:value="29" calcext:value-type="float">
            <text:p>29</text:p>
          </table:table-cell>
          <table:table-cell/>
          <table:table-cell table:style-name="ce15" table:formula="of:=CONCATENATE(&quot;(&quot;;[.J83];&quot;,&quot;;[.K83];&quot;,&quot;;[.L83];&quot;,&quot;;[.M83];&quot;,'&quot;;[.N83];&quot;',&quot;;[.O83];&quot;,&quot;;[.P83];&quot;,'&quot;;[.Q83];&quot;','&quot;;[.R83];&quot;','&quot;;[.S83];&quot;',&quot;;[.T83];&quot;,&quot;;[.U83];&quot;,&quot;;[.V83];&quot;,ROW(58,&quot;;[.W83];[.X83];&quot;) ,ROW('&quot;;[.Y83];&quot;','&quot;;[.Z83];&quot;'),ARRAY['&quot;;[.AA83];&quot;','&quot;;[.AB83];&quot;','&quot;;[.AC83];&quot;','&quot;;[.AD83];&quot;','&quot;;[.AE83];&quot;','&quot;;[.AF83];&quot;']::varchar(50)[], ARRAY[ ROW(&quot;;[.AG83];&quot;,&quot;;[.AH83];&quot;,&quot;;[.AI83];&quot;,&quot;;[.AJ83];&quot;,'&quot;;[.AK83];&quot;','&quot;;[.AL83];&quot;',ROW(58,&quot;;[.AM83];[.AN83];&quot;) ), ROW(&quot;;[.AO83];&quot;,&quot;;[.AP83];&quot;,&quot;;[.AQ83];&quot;,&quot;;[.AR83];&quot;,'&quot;;[.AS83];&quot;','&quot;;[.AT83];&quot;',ROW(58,&quot;;[.AU83];[.AV83];&quot;) )]::familiar_ty[], ARRAY[ ROW('&quot;;[.AW83];&quot;','&quot;;[.AX83];&quot;'),row('&quot;;[.AY83];&quot;','&quot;;[.AZ83];&quot;') ]::identificacion_ty[], ARRAY[ ROW('&quot;;[.BA83];&quot;','&quot;;[.BB83];&quot;','&quot;;[.BC83];&quot;'), ROW('&quot;;[.BD83];&quot;','&quot;;[.BE83];&quot;','&quot;;[.BF83];&quot;') ]::nivel_educativo_ty[],null,'&quot;;[.BG83];&quot;'),&quot;)" office:value-type="string" office:string-value="('Constancia','Alma','Payan','Moya','1995-01-09',167,88,'azul claro','20/80','confidencial','personal_inteligencia_data/foto.png','personal_inteligencia_data/huella_digital.png','personal_inteligencia_data/huella_retina.png',ROW(58,2437382648) ,ROW('43192713','Zimbabue'),ARRAY['español','inglés','portugués','francés','null','null']::varchar(50)[], ARRAY[ ROW('Maricruz','Viviana','Moore','Zamora','1936-12-24','hermano',ROW(58,4141893545) ), ROW('Ignacio','Maximo','Wright','Resendez','1936-12-24','primo',ROW(58,4144780714) )]::familiar_ty[], ARRAY[ ROW('67606662','Uganda'),row('null','null') ]::identificacion_ty[], ARRAY[ ROW('Enfermería','null','null'), ROW('Psicología','null','null') ]::nivel_educativo_ty[],null,'29')," calcext:value-type="string">
            <text:p>('Constancia','Alma','Payan','Moya','1995-01-09',167,88,'azul claro','20/80','confidencial','personal_inteligencia_data/foto.png','personal_inteligencia_data/huella_digital.png','personal_inteligencia_data/huella_retina.png',ROW(58,2437382648) ,ROW('43192713','Zimbabue'),ARRAY['español','inglés','portugués','francés','null','null']::varchar(50)[], ARRAY[ ROW('Maricruz','Viviana','Moore','Zamora','1936-12-24','hermano',ROW(58,4141893545) ), ROW('Ignacio','Maximo','Wright','Resendez','1936-12-24','primo',ROW(58,4144780714) )]::familiar_ty[], ARRAY[ ROW('67606662','Uganda'),row('null','null') ]::identificacion_ty[], ARRAY[ ROW('Enfermería','null','null'), ROW('Psicología','null','null') ]::nivel_educativo_ty[],null,'29'),</text:p>
          </table:table-cell>
          <table:table-cell table:number-columns-repeated="963"/>
        </table:table-row>
        <table:table-row table:style-name="ro6">
          <table:table-cell table:style-name="ce88" table:formula="of:=[.D84]-9" office:value-type="float" office:value="21" calcext:value-type="float">
            <text:p>21</text:p>
          </table:table-cell>
          <table:table-cell table:style-name="ce9" office:value-type="float" office:value="7" calcext:value-type="float">
            <text:p>7</text:p>
          </table:table-cell>
          <table:table-cell table:style-name="ce88" table:formula="of:=[.A84]+10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style-name="ce93" office:value-type="string" calcext:value-type="string">
            <text:p>Kasese</text:p>
          </table:table-cell>
          <table:table-cell office:value-type="string" calcext:value-type="string">
            <text:p>Uganda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Imelda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Baca'</text:p>
          </table:table-cell>
          <table:table-cell table:style-name="ce103" office:value-type="string" calcext:value-type="string">
            <text:p>1998-06-27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81" calcext:value-type="float">
            <text:p>81</text:p>
          </table:table-cell>
          <table:table-cell office:value-type="string" calcext:value-type="string">
            <text:p>verde claro</text:p>
          </table:table-cell>
          <table:table-cell table:style-name="ce13" office:value-type="string" calcext:value-type="string">
            <text:p>20/32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44" calcext:value-type="float">
            <text:p>244</text:p>
          </table:table-cell>
          <table:table-cell table:formula="of:=RANDBETWEEN(1000000;9999999)" office:value-type="float" office:value="2729654" calcext:value-type="float">
            <text:p>2729654</text:p>
          </table:table-cell>
          <table:table-cell table:formula="of:=RANDBETWEEN(10000000;99999999)" office:value-type="float" office:value="54888836" calcext:value-type="float">
            <text:p>54888836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elina'</text:p>
          </table:table-cell>
          <table:table-cell office:value-type="string" calcext:value-type="string">
            <text:p>'Mafalda'</text:p>
          </table:table-cell>
          <table:table-cell office:value-type="string" calcext:value-type="string">
            <text:p>'Smith'</text:p>
          </table:table-cell>
          <table:table-cell office:value-type="string" calcext:value-type="string">
            <text:p>'Alcantar'</text:p>
          </table:table-cell>
          <table:table-cell table:style-name="ce103" office:value-type="string" calcext:value-type="string">
            <text:p>1948-02-28</text:p>
          </table:table-cell>
          <table:table-cell office:value-type="string" calcext:value-type="string">
            <text:p>tío</text:p>
          </table:table-cell>
          <table:table-cell office:value-type="float" office:value="412" calcext:value-type="float">
            <text:p>412</text:p>
          </table:table-cell>
          <table:table-cell table:style-name="ce89" table:formula="of:=RANDBETWEEN(1000000;9999999)" office:value-type="float" office:value="4299104" calcext:value-type="float">
            <text:p>4299104</text:p>
          </table:table-cell>
          <table:table-cell office:value-type="string" calcext:value-type="string">
            <text:p>'Hermione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Manzanares'</text:p>
          </table:table-cell>
          <table:table-cell office:value-type="string" calcext:value-type="string">
            <text:p>'Chavez'</text:p>
          </table:table-cell>
          <table:table-cell table:style-name="ce103" office:value-type="string" calcext:value-type="string">
            <text:p>1948-02-28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89" table:formula="of:=RANDBETWEEN(1000000;9999999)" office:value-type="float" office:value="1238340" calcext:value-type="float">
            <text:p>1238340</text:p>
          </table:table-cell>
          <table:table-cell table:style-name="ce89" table:formula="of:=RANDBETWEEN(10000000;100000000)" office:value-type="float" office:value="77491542" calcext:value-type="float">
            <text:p>77491542</text:p>
          </table:table-cell>
          <table:table-cell table:formula="of:=[.F84]" office:value-type="string" office:string-value="Uganda" calcext:value-type="string">
            <text:p>Ugand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84]" office:value-type="float" office:value="30" calcext:value-type="float">
            <text:p>30</text:p>
          </table:table-cell>
          <table:table-cell/>
          <table:table-cell table:style-name="ce15" table:formula="of:=CONCATENATE(&quot;(&quot;;[.J84];&quot;,&quot;;[.K84];&quot;,&quot;;[.L84];&quot;,&quot;;[.M84];&quot;,'&quot;;[.N84];&quot;',&quot;;[.O84];&quot;,&quot;;[.P84];&quot;,'&quot;;[.Q84];&quot;','&quot;;[.R84];&quot;','&quot;;[.S84];&quot;',&quot;;[.T84];&quot;,&quot;;[.U84];&quot;,&quot;;[.V84];&quot;,ROW(58,&quot;;[.W84];[.X84];&quot;) ,ROW('&quot;;[.Y84];&quot;','&quot;;[.Z84];&quot;'),ARRAY['&quot;;[.AA84];&quot;','&quot;;[.AB84];&quot;','&quot;;[.AC84];&quot;','&quot;;[.AD84];&quot;','&quot;;[.AE84];&quot;','&quot;;[.AF84];&quot;']::varchar(50)[], ARRAY[ ROW(&quot;;[.AG84];&quot;,&quot;;[.AH84];&quot;,&quot;;[.AI84];&quot;,&quot;;[.AJ84];&quot;,'&quot;;[.AK84];&quot;','&quot;;[.AL84];&quot;',ROW(58,&quot;;[.AM84];[.AN84];&quot;) ), ROW(&quot;;[.AO84];&quot;,&quot;;[.AP84];&quot;,&quot;;[.AQ84];&quot;,&quot;;[.AR84];&quot;,'&quot;;[.AS84];&quot;','&quot;;[.AT84];&quot;',ROW(58,&quot;;[.AU84];[.AV84];&quot;) )]::familiar_ty[], ARRAY[ ROW('&quot;;[.AW84];&quot;','&quot;;[.AX84];&quot;'),row('&quot;;[.AY84];&quot;','&quot;;[.AZ84];&quot;') ]::identificacion_ty[], ARRAY[ ROW('&quot;;[.BA84];&quot;','&quot;;[.BB84];&quot;','&quot;;[.BC84];&quot;'), ROW('&quot;;[.BD84];&quot;','&quot;;[.BE84];&quot;','&quot;;[.BF84];&quot;') ]::nivel_educativo_ty[],null,'&quot;;[.BG84];&quot;'),&quot;)" office:value-type="string" office:string-value="('Imelda','Genesis','Salmeron','Baca','1998-06-27',178,81,'verde claro','20/32','top_secret','personal_inteligencia_data/foto.png','personal_inteligencia_data/huella_digital.png','personal_inteligencia_data/huella_retina.png',ROW(58,2442729654) ,ROW('54888836','Australia'),ARRAY['español','inglés','portugués','francés','null','null']::varchar(50)[], ARRAY[ ROW('Celina','Mafalda','Smith','Alcantar','1948-02-28','tío',ROW(58,4124299104) ), ROW('Hermione','Mariluz','Manzanares','Chavez','1948-02-28','hermano',ROW(58,4121238340) )]::familiar_ty[], ARRAY[ ROW('77491542','Uganda'),row('null','null') ]::identificacion_ty[], ARRAY[ ROW('Ingeniería Informática','null','null'), ROW('Derecho','null','null') ]::nivel_educativo_ty[],null,'30')," calcext:value-type="string">
            <text:p>('Imelda','Genesis','Salmeron','Baca','1998-06-27',178,81,'verde claro','20/32','top_secret','personal_inteligencia_data/foto.png','personal_inteligencia_data/huella_digital.png','personal_inteligencia_data/huella_retina.png',ROW(58,2442729654) ,ROW('54888836','Australia'),ARRAY['español','inglés','portugués','francés','null','null']::varchar(50)[], ARRAY[ ROW('Celina','Mafalda','Smith','Alcantar','1948-02-28','tío',ROW(58,4124299104) ), ROW('Hermione','Mariluz','Manzanares','Chavez','1948-02-28','hermano',ROW(58,4121238340) )]::familiar_ty[], ARRAY[ ROW('77491542','Uganda'),row('null','null') ]::identificacion_ty[], ARRAY[ ROW('Ingeniería Informática','null','null'), ROW('Derecho','null','null') ]::nivel_educativo_ty[],null,'30'),</text:p>
          </table:table-cell>
          <table:table-cell table:number-columns-repeated="963"/>
        </table:table-row>
        <table:table-row table:style-name="ro6">
          <table:table-cell table:style-name="ce88" table:formula="of:=[.D85]-9" office:value-type="float" office:value="21" calcext:value-type="float">
            <text:p>21</text:p>
          </table:table-cell>
          <table:table-cell table:style-name="ce9" office:value-type="float" office:value="7" calcext:value-type="float">
            <text:p>7</text:p>
          </table:table-cell>
          <table:table-cell table:style-name="ce88" table:formula="of:=[.A85]+10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style-name="ce93" office:value-type="string" calcext:value-type="string">
            <text:p>Kasese</text:p>
          </table:table-cell>
          <table:table-cell office:value-type="string" calcext:value-type="string">
            <text:p>Ugand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Felicia'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Pacheco'</text:p>
          </table:table-cell>
          <table:table-cell office:value-type="string" calcext:value-type="string">
            <text:p>'Munoz'</text:p>
          </table:table-cell>
          <table:table-cell table:style-name="ce103" office:value-type="string" calcext:value-type="string">
            <text:p>1986-03-28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71" calcext:value-type="float">
            <text:p>71</text:p>
          </table:table-cell>
          <table:table-cell office:value-type="string" calcext:value-type="string">
            <text:p>marrón oscuro</text:p>
          </table:table-cell>
          <table:table-cell table:style-name="ce13" office:value-type="string" calcext:value-type="string">
            <text:p>20/12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1437342" calcext:value-type="float">
            <text:p>1437342</text:p>
          </table:table-cell>
          <table:table-cell table:formula="of:=RANDBETWEEN(10000000;99999999)" office:value-type="float" office:value="21715337" calcext:value-type="float">
            <text:p>21715337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Paredes'</text:p>
          </table:table-cell>
          <table:table-cell office:value-type="string" calcext:value-type="string">
            <text:p>'Heredia'</text:p>
          </table:table-cell>
          <table:table-cell table:style-name="ce103" office:value-type="string" calcext:value-type="string">
            <text:p>1943-12-14</text:p>
          </table:table-cell>
          <table:table-cell office:value-type="string" calcext:value-type="string">
            <text:p>padre</text:p>
          </table:table-cell>
          <table:table-cell office:value-type="float" office:value="424" calcext:value-type="float">
            <text:p>424</text:p>
          </table:table-cell>
          <table:table-cell table:style-name="ce89" table:formula="of:=RANDBETWEEN(1000000;9999999)" office:value-type="float" office:value="3437596" calcext:value-type="float">
            <text:p>3437596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Santamaria'</text:p>
          </table:table-cell>
          <table:table-cell office:value-type="string" calcext:value-type="string">
            <text:p>'Jaquez'</text:p>
          </table:table-cell>
          <table:table-cell table:style-name="ce103" office:value-type="string" calcext:value-type="string">
            <text:p>1943-12-14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89" table:formula="of:=RANDBETWEEN(1000000;9999999)" office:value-type="float" office:value="5677687" calcext:value-type="float">
            <text:p>5677687</text:p>
          </table:table-cell>
          <table:table-cell table:style-name="ce89" table:formula="of:=RANDBETWEEN(10000000;100000000)" office:value-type="float" office:value="96154242" calcext:value-type="float">
            <text:p>96154242</text:p>
          </table:table-cell>
          <table:table-cell table:formula="of:=[.F85]" office:value-type="string" office:string-value="Uganda" calcext:value-type="string">
            <text:p>Ugand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Dirección de Empresas</text:p>
          </table:table-cell>
          <table:table-cell table:number-columns-repeated="3" table:style-name="ce89" office:value-type="string" calcext:value-type="string">
            <text:p>null</text:p>
          </table:table-cell>
          <table:table-cell table:formula="of:=[.D85]" office:value-type="float" office:value="30" calcext:value-type="float">
            <text:p>30</text:p>
          </table:table-cell>
          <table:table-cell/>
          <table:table-cell table:style-name="ce15" table:formula="of:=CONCATENATE(&quot;(&quot;;[.J85];&quot;,&quot;;[.K85];&quot;,&quot;;[.L85];&quot;,&quot;;[.M85];&quot;,'&quot;;[.N85];&quot;',&quot;;[.O85];&quot;,&quot;;[.P85];&quot;,'&quot;;[.Q85];&quot;','&quot;;[.R85];&quot;','&quot;;[.S85];&quot;',&quot;;[.T85];&quot;,&quot;;[.U85];&quot;,&quot;;[.V85];&quot;,ROW(58,&quot;;[.W85];[.X85];&quot;) ,ROW('&quot;;[.Y85];&quot;','&quot;;[.Z85];&quot;'),ARRAY['&quot;;[.AA85];&quot;','&quot;;[.AB85];&quot;','&quot;;[.AC85];&quot;','&quot;;[.AD85];&quot;','&quot;;[.AE85];&quot;','&quot;;[.AF85];&quot;']::varchar(50)[], ARRAY[ ROW(&quot;;[.AG85];&quot;,&quot;;[.AH85];&quot;,&quot;;[.AI85];&quot;,&quot;;[.AJ85];&quot;,'&quot;;[.AK85];&quot;','&quot;;[.AL85];&quot;',ROW(58,&quot;;[.AM85];[.AN85];&quot;) ), ROW(&quot;;[.AO85];&quot;,&quot;;[.AP85];&quot;,&quot;;[.AQ85];&quot;,&quot;;[.AR85];&quot;,'&quot;;[.AS85];&quot;','&quot;;[.AT85];&quot;',ROW(58,&quot;;[.AU85];[.AV85];&quot;) )]::familiar_ty[], ARRAY[ ROW('&quot;;[.AW85];&quot;','&quot;;[.AX85];&quot;'),row('&quot;;[.AY85];&quot;','&quot;;[.AZ85];&quot;') ]::identificacion_ty[], ARRAY[ ROW('&quot;;[.BA85];&quot;','&quot;;[.BB85];&quot;','&quot;;[.BC85];&quot;'), ROW('&quot;;[.BD85];&quot;','&quot;;[.BE85];&quot;','&quot;;[.BF85];&quot;') ]::nivel_educativo_ty[],null,'&quot;;[.BG85];&quot;'),&quot;)" office:value-type="string" office:string-value="('Felicia','Emiliana','Pacheco','Munoz','1986-03-28',165,71,'marrón oscuro','20/125','no_clasificado','personal_inteligencia_data/foto.png','personal_inteligencia_data/huella_digital.png','personal_inteligencia_data/huella_retina.png',ROW(58,4241437342) ,ROW('21715337','Irlanda'),ARRAY['inglés','árabe','portugués','francés','null','null']::varchar(50)[], ARRAY[ ROW('Marcelo','Tulio','Paredes','Heredia','1943-12-14','padre',ROW(58,4243437596) ), ROW('Fabiano','Tarsicio','Santamaria','Jaquez','1943-12-14','abuelo',ROW(58,4245677687) )]::familiar_ty[], ARRAY[ ROW('96154242','Uganda'),row('null','null') ]::identificacion_ty[], ARRAY[ ROW('Ingeniería Industrial','Máster','Dirección de Empresas'), ROW('null','null','null') ]::nivel_educativo_ty[],null,'30')," calcext:value-type="string">
            <text:p>('Felicia','Emiliana','Pacheco','Munoz','1986-03-28',165,71,'marrón oscuro','20/125','no_clasificado','personal_inteligencia_data/foto.png','personal_inteligencia_data/huella_digital.png','personal_inteligencia_data/huella_retina.png',ROW(58,4241437342) ,ROW('21715337','Irlanda'),ARRAY['inglés','árabe','portugués','francés','null','null']::varchar(50)[], ARRAY[ ROW('Marcelo','Tulio','Paredes','Heredia','1943-12-14','padre',ROW(58,4243437596) ), ROW('Fabiano','Tarsicio','Santamaria','Jaquez','1943-12-14','abuelo',ROW(58,4245677687) )]::familiar_ty[], ARRAY[ ROW('96154242','Uganda'),row('null','null') ]::identificacion_ty[], ARRAY[ ROW('Ingeniería Industrial','Máster','Dirección de Empresas'), ROW('null','null','null') ]::nivel_educativo_ty[],null,'30'),</text:p>
          </table:table-cell>
          <table:table-cell table:number-columns-repeated="963"/>
        </table:table-row>
        <table:table-row table:style-name="ro6">
          <table:table-cell table:style-name="ce88" table:formula="of:=[.D86]-9" office:value-type="float" office:value="21" calcext:value-type="float">
            <text:p>21</text:p>
          </table:table-cell>
          <table:table-cell table:style-name="ce9" office:value-type="float" office:value="7" calcext:value-type="float">
            <text:p>7</text:p>
          </table:table-cell>
          <table:table-cell table:style-name="ce88" table:formula="of:=[.A86]+10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style-name="ce93" office:value-type="string" calcext:value-type="string">
            <text:p>Kasese</text:p>
          </table:table-cell>
          <table:table-cell office:value-type="string" calcext:value-type="string">
            <text:p>Ugand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Tarsicio'</text:p>
          </table:table-cell>
          <table:table-cell office:value-type="string" calcext:value-type="string">
            <text:p>'Carlos'</text:p>
          </table:table-cell>
          <table:table-cell office:value-type="string" calcext:value-type="string">
            <text:p>'Garza'</text:p>
          </table:table-cell>
          <table:table-cell office:value-type="string" calcext:value-type="string">
            <text:p>'Ochoa'</text:p>
          </table:table-cell>
          <table:table-cell table:style-name="ce103" office:value-type="string" calcext:value-type="string">
            <text:p>1995-07-24</text:p>
          </table:table-cell>
          <table:table-cell table:style-name="ce12" office:value-type="float" office:value="174" calcext:value-type="float">
            <text:p>174</text:p>
          </table:table-cell>
          <table:table-cell table:style-name="ce12" office:value-type="float" office:value="95" calcext:value-type="float">
            <text:p>95</text:p>
          </table:table-cell>
          <table:table-cell office:value-type="string" calcext:value-type="string">
            <text:p>verde claro</text:p>
          </table:table-cell>
          <table:table-cell table:style-name="ce13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5482320" calcext:value-type="float">
            <text:p>5482320</text:p>
          </table:table-cell>
          <table:table-cell table:formula="of:=RANDBETWEEN(10000000;99999999)" office:value-type="float" office:value="57489410" calcext:value-type="float">
            <text:p>57489410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Miller'</text:p>
          </table:table-cell>
          <table:table-cell office:value-type="string" calcext:value-type="string">
            <text:p>'Amador'</text:p>
          </table:table-cell>
          <table:table-cell table:style-name="ce103" office:value-type="string" calcext:value-type="string">
            <text:p>1965-03-19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89" table:formula="of:=RANDBETWEEN(1000000;9999999)" office:value-type="float" office:value="5653432" calcext:value-type="float">
            <text:p>5653432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Puentes'</text:p>
          </table:table-cell>
          <table:table-cell office:value-type="string" calcext:value-type="string">
            <text:p>'Ozuna'</text:p>
          </table:table-cell>
          <table:table-cell table:style-name="ce103" office:value-type="string" calcext:value-type="string">
            <text:p>1965-03-19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89" table:formula="of:=RANDBETWEEN(1000000;9999999)" office:value-type="float" office:value="9459399" calcext:value-type="float">
            <text:p>9459399</text:p>
          </table:table-cell>
          <table:table-cell table:style-name="ce89" table:formula="of:=RANDBETWEEN(10000000;100000000)" office:value-type="float" office:value="37897426" calcext:value-type="float">
            <text:p>37897426</text:p>
          </table:table-cell>
          <table:table-cell table:formula="of:=[.F86]" office:value-type="string" office:string-value="Uganda" calcext:value-type="string">
            <text:p>Uganda</text:p>
          </table:table-cell>
          <table:table-cell table:style-name="ce89" table:formula="of:=RANDBETWEEN(10000000;100000000)" office:value-type="float" office:value="25161473" calcext:value-type="float">
            <text:p>25161473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Comunicación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iencias Sociales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Relaciones Internacionales</text:p>
          </table:table-cell>
          <table:table-cell table:formula="of:=[.D86]" office:value-type="float" office:value="30" calcext:value-type="float">
            <text:p>30</text:p>
          </table:table-cell>
          <table:table-cell/>
          <table:table-cell table:style-name="ce15" table:formula="of:=CONCATENATE(&quot;(&quot;;[.J86];&quot;,&quot;;[.K86];&quot;,&quot;;[.L86];&quot;,&quot;;[.M86];&quot;,'&quot;;[.N86];&quot;',&quot;;[.O86];&quot;,&quot;;[.P86];&quot;,'&quot;;[.Q86];&quot;','&quot;;[.R86];&quot;','&quot;;[.S86];&quot;',&quot;;[.T86];&quot;,&quot;;[.U86];&quot;,&quot;;[.V86];&quot;,ROW(58,&quot;;[.W86];[.X86];&quot;) ,ROW('&quot;;[.Y86];&quot;','&quot;;[.Z86];&quot;'),ARRAY['&quot;;[.AA86];&quot;','&quot;;[.AB86];&quot;','&quot;;[.AC86];&quot;','&quot;;[.AD86];&quot;','&quot;;[.AE86];&quot;','&quot;;[.AF86];&quot;']::varchar(50)[], ARRAY[ ROW(&quot;;[.AG86];&quot;,&quot;;[.AH86];&quot;,&quot;;[.AI86];&quot;,&quot;;[.AJ86];&quot;,'&quot;;[.AK86];&quot;','&quot;;[.AL86];&quot;',ROW(58,&quot;;[.AM86];[.AN86];&quot;) ), ROW(&quot;;[.AO86];&quot;,&quot;;[.AP86];&quot;,&quot;;[.AQ86];&quot;,&quot;;[.AR86];&quot;,'&quot;;[.AS86];&quot;','&quot;;[.AT86];&quot;',ROW(58,&quot;;[.AU86];[.AV86];&quot;) )]::familiar_ty[], ARRAY[ ROW('&quot;;[.AW86];&quot;','&quot;;[.AX86];&quot;'),row('&quot;;[.AY86];&quot;','&quot;;[.AZ86];&quot;') ]::identificacion_ty[], ARRAY[ ROW('&quot;;[.BA86];&quot;','&quot;;[.BB86];&quot;','&quot;;[.BC86];&quot;'), ROW('&quot;;[.BD86];&quot;','&quot;;[.BE86];&quot;','&quot;;[.BF86];&quot;') ]::nivel_educativo_ty[],null,'&quot;;[.BG86];&quot;'),&quot;)" office:value-type="string" office:string-value="('Tarsicio','Carlos','Garza','Ochoa','1995-07-24',174,95,'verde claro','20/20','no_clasificado','personal_inteligencia_data/foto.png','personal_inteligencia_data/huella_digital.png','personal_inteligencia_data/huella_retina.png',ROW(58,4245482320) ,ROW('57489410','Taiwán'),ARRAY['español','inglés','hindi','ruso','mandarín','null']::varchar(50)[], ARRAY[ ROW('Patricia','Maricruz','Miller','Amador','1965-03-19','padre',ROW(58,4125653432) ), ROW('Elidio','Jonathan','Puentes','Ozuna','1965-03-19','hermano',ROW(58,4129459399) )]::familiar_ty[], ARRAY[ ROW('37897426','Uganda'),row('25161473','Irlanda') ]::identificacion_ty[], ARRAY[ ROW('Comunicación','null','null'), ROW('Ciencias Sociales','Máster','Relaciones Internacionales') ]::nivel_educativo_ty[],null,'30')," calcext:value-type="string">
            <text:p>('Tarsicio','Carlos','Garza','Ochoa','1995-07-24',174,95,'verde claro','20/20','no_clasificado','personal_inteligencia_data/foto.png','personal_inteligencia_data/huella_digital.png','personal_inteligencia_data/huella_retina.png',ROW(58,4245482320) ,ROW('57489410','Taiwán'),ARRAY['español','inglés','hindi','ruso','mandarín','null']::varchar(50)[], ARRAY[ ROW('Patricia','Maricruz','Miller','Amador','1965-03-19','padre',ROW(58,4125653432) ), ROW('Elidio','Jonathan','Puentes','Ozuna','1965-03-19','hermano',ROW(58,4129459399) )]::familiar_ty[], ARRAY[ ROW('37897426','Uganda'),row('25161473','Irlanda') ]::identificacion_ty[], ARRAY[ ROW('Comunicación','null','null'), ROW('Ciencias Sociales','Máster','Relaciones Internacionales') ]::nivel_educativo_ty[],null,'30'),</text:p>
          </table:table-cell>
          <table:table-cell table:number-columns-repeated="963"/>
        </table:table-row>
        <table:table-row table:style-name="ro6">
          <table:table-cell table:style-name="ce88" table:formula="of:=[.D87]-9" office:value-type="float" office:value="21" calcext:value-type="float">
            <text:p>21</text:p>
          </table:table-cell>
          <table:table-cell table:style-name="ce9" office:value-type="float" office:value="7" calcext:value-type="float">
            <text:p>7</text:p>
          </table:table-cell>
          <table:table-cell table:style-name="ce88" table:formula="of:=[.A87]+10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style-name="ce93" office:value-type="string" calcext:value-type="string">
            <text:p>Kasese</text:p>
          </table:table-cell>
          <table:table-cell office:value-type="string" calcext:value-type="string">
            <text:p>Ugand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Jacobo'</text:p>
          </table:table-cell>
          <table:table-cell office:value-type="string" calcext:value-type="string">
            <text:p>'Elian'</text:p>
          </table:table-cell>
          <table:table-cell office:value-type="string" calcext:value-type="string">
            <text:p>'Person'</text:p>
          </table:table-cell>
          <table:table-cell office:value-type="string" calcext:value-type="string">
            <text:p>'Bianco'</text:p>
          </table:table-cell>
          <table:table-cell table:style-name="ce103" office:value-type="string" calcext:value-type="string">
            <text:p>1995-07-25</text:p>
          </table:table-cell>
          <table:table-cell table:style-name="ce12" office:value-type="float" office:value="169" calcext:value-type="float">
            <text:p>169</text:p>
          </table:table-cell>
          <table:table-cell table:style-name="ce12" office:value-type="float" office:value="71" calcext:value-type="float">
            <text:p>71</text:p>
          </table:table-cell>
          <table:table-cell office:value-type="string" calcext:value-type="string">
            <text:p>marrón claro</text:p>
          </table:table-cell>
          <table:table-cell table:style-name="ce13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81" calcext:value-type="float">
            <text:p>281</text:p>
          </table:table-cell>
          <table:table-cell table:formula="of:=RANDBETWEEN(1000000;9999999)" office:value-type="float" office:value="6469511" calcext:value-type="float">
            <text:p>6469511</text:p>
          </table:table-cell>
          <table:table-cell table:formula="of:=RANDBETWEEN(10000000;99999999)" office:value-type="float" office:value="12694949" calcext:value-type="float">
            <text:p>12694949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ristiano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Toledo'</text:p>
          </table:table-cell>
          <table:table-cell office:value-type="string" calcext:value-type="string">
            <text:p>'Bustos'</text:p>
          </table:table-cell>
          <table:table-cell table:style-name="ce103" office:value-type="string" calcext:value-type="string">
            <text:p>1941-01-27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89" table:formula="of:=RANDBETWEEN(1000000;9999999)" office:value-type="float" office:value="8549853" calcext:value-type="float">
            <text:p>8549853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Roybal'</text:p>
          </table:table-cell>
          <table:table-cell office:value-type="string" calcext:value-type="string">
            <text:p>'Escamilla'</text:p>
          </table:table-cell>
          <table:table-cell table:style-name="ce103" office:value-type="string" calcext:value-type="string">
            <text:p>1941-01-27</text:p>
          </table:table-cell>
          <table:table-cell office:value-type="string" calcext:value-type="string">
            <text:p>tío</text:p>
          </table:table-cell>
          <table:table-cell office:value-type="float" office:value="412" calcext:value-type="float">
            <text:p>412</text:p>
          </table:table-cell>
          <table:table-cell table:style-name="ce89" table:formula="of:=RANDBETWEEN(1000000;9999999)" office:value-type="float" office:value="5630526" calcext:value-type="float">
            <text:p>5630526</text:p>
          </table:table-cell>
          <table:table-cell table:style-name="ce89" table:formula="of:=RANDBETWEEN(10000000;100000000)" office:value-type="float" office:value="10249893" calcext:value-type="float">
            <text:p>10249893</text:p>
          </table:table-cell>
          <table:table-cell table:formula="of:=[.F87]" office:value-type="string" office:string-value="Uganda" calcext:value-type="string">
            <text:p>Ugand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iencias Sociales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87]" office:value-type="float" office:value="30" calcext:value-type="float">
            <text:p>30</text:p>
          </table:table-cell>
          <table:table-cell/>
          <table:table-cell table:style-name="ce15" table:formula="of:=CONCATENATE(&quot;(&quot;;[.J87];&quot;,&quot;;[.K87];&quot;,&quot;;[.L87];&quot;,&quot;;[.M87];&quot;,'&quot;;[.N87];&quot;',&quot;;[.O87];&quot;,&quot;;[.P87];&quot;,'&quot;;[.Q87];&quot;','&quot;;[.R87];&quot;','&quot;;[.S87];&quot;',&quot;;[.T87];&quot;,&quot;;[.U87];&quot;,&quot;;[.V87];&quot;,ROW(58,&quot;;[.W87];[.X87];&quot;) ,ROW('&quot;;[.Y87];&quot;','&quot;;[.Z87];&quot;'),ARRAY['&quot;;[.AA87];&quot;','&quot;;[.AB87];&quot;','&quot;;[.AC87];&quot;','&quot;;[.AD87];&quot;','&quot;;[.AE87];&quot;','&quot;;[.AF87];&quot;']::varchar(50)[], ARRAY[ ROW(&quot;;[.AG87];&quot;,&quot;;[.AH87];&quot;,&quot;;[.AI87];&quot;,&quot;;[.AJ87];&quot;,'&quot;;[.AK87];&quot;','&quot;;[.AL87];&quot;',ROW(58,&quot;;[.AM87];[.AN87];&quot;) ), ROW(&quot;;[.AO87];&quot;,&quot;;[.AP87];&quot;,&quot;;[.AQ87];&quot;,&quot;;[.AR87];&quot;,'&quot;;[.AS87];&quot;','&quot;;[.AT87];&quot;',ROW(58,&quot;;[.AU87];[.AV87];&quot;) )]::familiar_ty[], ARRAY[ ROW('&quot;;[.AW87];&quot;','&quot;;[.AX87];&quot;'),row('&quot;;[.AY87];&quot;','&quot;;[.AZ87];&quot;') ]::identificacion_ty[], ARRAY[ ROW('&quot;;[.BA87];&quot;','&quot;;[.BB87];&quot;','&quot;;[.BC87];&quot;'), ROW('&quot;;[.BD87];&quot;','&quot;;[.BE87];&quot;','&quot;;[.BF87];&quot;') ]::nivel_educativo_ty[],null,'&quot;;[.BG87];&quot;'),&quot;)" office:value-type="string" office:string-value="('Jacobo','Elian','Person','Bianco','1995-07-25',169,71,'marrón claro','20/20','confidencial','personal_inteligencia_data/foto.png','personal_inteligencia_data/huella_digital.png','personal_inteligencia_data/huella_retina.png',ROW(58,2816469511) ,ROW('12694949','Zimbabue'),ARRAY['español','inglés','portugués','francés','null','null']::varchar(50)[], ARRAY[ ROW('Cristiano','Fabiano','Toledo','Bustos','1941-01-27','abuelo',ROW(58,4128549853) ), ROW('Eduardo','Juan','Roybal','Escamilla','1941-01-27','tío',ROW(58,4125630526) )]::familiar_ty[], ARRAY[ ROW('10249893','Uganda'),row('null','null') ]::identificacion_ty[], ARRAY[ ROW('Ciencias Sociales','null','null'), ROW('Ingeniería Informática','null','null') ]::nivel_educativo_ty[],null,'30')," calcext:value-type="string">
            <text:p>('Jacobo','Elian','Person','Bianco','1995-07-25',169,71,'marrón claro','20/20','confidencial','personal_inteligencia_data/foto.png','personal_inteligencia_data/huella_digital.png','personal_inteligencia_data/huella_retina.png',ROW(58,2816469511) ,ROW('12694949','Zimbabue'),ARRAY['español','inglés','portugués','francés','null','null']::varchar(50)[], ARRAY[ ROW('Cristiano','Fabiano','Toledo','Bustos','1941-01-27','abuelo',ROW(58,4128549853) ), ROW('Eduardo','Juan','Roybal','Escamilla','1941-01-27','tío',ROW(58,4125630526) )]::familiar_ty[], ARRAY[ ROW('10249893','Uganda'),row('null','null') ]::identificacion_ty[], ARRAY[ ROW('Ciencias Sociales','null','null'), ROW('Ingeniería Informática','null','null') ]::nivel_educativo_ty[],null,'30'),</text:p>
          </table:table-cell>
          <table:table-cell table:number-columns-repeated="963"/>
        </table:table-row>
        <table:table-row table:style-name="ro6">
          <table:table-cell table:style-name="ce88" table:formula="of:=[.D88]-9" office:value-type="float" office:value="22" calcext:value-type="float">
            <text:p>22</text:p>
          </table:table-cell>
          <table:table-cell table:style-name="ce9" office:value-type="float" office:value="8" calcext:value-type="float">
            <text:p>8</text:p>
          </table:table-cell>
          <table:table-cell table:style-name="ce88" table:formula="of:=[.A88]+10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93" office:value-type="string" calcext:value-type="string">
            <text:p>Harare</text:p>
          </table:table-cell>
          <table:table-cell office:value-type="string" calcext:value-type="string">
            <text:p>Zimbabu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Diego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Bueno'</text:p>
          </table:table-cell>
          <table:table-cell office:value-type="string" calcext:value-type="string">
            <text:p>'Conde'</text:p>
          </table:table-cell>
          <table:table-cell table:style-name="ce103" office:value-type="string" calcext:value-type="string">
            <text:p>1989-02-08</text:p>
          </table:table-cell>
          <table:table-cell table:style-name="ce12" office:value-type="float" office:value="189" calcext:value-type="float">
            <text:p>189</text:p>
          </table:table-cell>
          <table:table-cell table:style-name="ce12" office:value-type="float" office:value="89" calcext:value-type="float">
            <text:p>89</text:p>
          </table:table-cell>
          <table:table-cell office:value-type="string" calcext:value-type="string">
            <text:p>azul claro</text:p>
          </table:table-cell>
          <table:table-cell table:style-name="ce13" office:value-type="string" calcext:value-type="string">
            <text:p>20/5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34" calcext:value-type="float">
            <text:p>234</text:p>
          </table:table-cell>
          <table:table-cell table:formula="of:=RANDBETWEEN(1000000;9999999)" office:value-type="float" office:value="4216927" calcext:value-type="float">
            <text:p>4216927</text:p>
          </table:table-cell>
          <table:table-cell table:formula="of:=RANDBETWEEN(10000000;99999999)" office:value-type="float" office:value="32500644" calcext:value-type="float">
            <text:p>32500644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Cuellar'</text:p>
          </table:table-cell>
          <table:table-cell table:style-name="ce103" office:value-type="string" calcext:value-type="string">
            <text:p>1954-08-20</text:p>
          </table:table-cell>
          <table:table-cell office:value-type="string" calcext:value-type="string">
            <text:p>abuelo</text:p>
          </table:table-cell>
          <table:table-cell table:style-name="ce14" office:value-type="float" office:value="234" calcext:value-type="float">
            <text:p>234</text:p>
          </table:table-cell>
          <table:table-cell table:style-name="ce89" table:formula="of:=RANDBETWEEN(1000000;9999999)" office:value-type="float" office:value="8675972" calcext:value-type="float">
            <text:p>8675972</text:p>
          </table:table-cell>
          <table:table-cell office:value-type="string" calcext:value-type="string">
            <text:p>'Mirella'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Machuca'</text:p>
          </table:table-cell>
          <table:table-cell office:value-type="string" calcext:value-type="string">
            <text:p>'Magallon'</text:p>
          </table:table-cell>
          <table:table-cell table:style-name="ce103" office:value-type="string" calcext:value-type="string">
            <text:p>1954-08-20</text:p>
          </table:table-cell>
          <table:table-cell office:value-type="string" calcext:value-type="string">
            <text:p>padre</text:p>
          </table:table-cell>
          <table:table-cell table:style-name="ce14" office:value-type="float" office:value="234" calcext:value-type="float">
            <text:p>234</text:p>
          </table:table-cell>
          <table:table-cell table:style-name="ce89" table:formula="of:=RANDBETWEEN(1000000;9999999)" office:value-type="float" office:value="1005594" calcext:value-type="float">
            <text:p>1005594</text:p>
          </table:table-cell>
          <table:table-cell table:style-name="ce89" table:formula="of:=RANDBETWEEN(10000000;100000000)" office:value-type="float" office:value="85111561" calcext:value-type="float">
            <text:p>85111561</text:p>
          </table:table-cell>
          <table:table-cell table:formula="of:=[.F88]" office:value-type="string" office:string-value="Zimbabue" calcext:value-type="string">
            <text:p>Zimbabue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style-name="ce14" office:value-type="string" calcext:value-type="string">
            <text:p>Enfermer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vestigación de Medicamentos</text:p>
          </table:table-cell>
          <table:table-cell table:number-columns-repeated="3" table:style-name="ce89" office:value-type="string" calcext:value-type="string">
            <text:p>null</text:p>
          </table:table-cell>
          <table:table-cell table:formula="of:=[.D88]" office:value-type="float" office:value="31" calcext:value-type="float">
            <text:p>31</text:p>
          </table:table-cell>
          <table:table-cell/>
          <table:table-cell table:style-name="ce15" table:formula="of:=CONCATENATE(&quot;(&quot;;[.J88];&quot;,&quot;;[.K88];&quot;,&quot;;[.L88];&quot;,&quot;;[.M88];&quot;,'&quot;;[.N88];&quot;',&quot;;[.O88];&quot;,&quot;;[.P88];&quot;,'&quot;;[.Q88];&quot;','&quot;;[.R88];&quot;','&quot;;[.S88];&quot;',&quot;;[.T88];&quot;,&quot;;[.U88];&quot;,&quot;;[.V88];&quot;,ROW(58,&quot;;[.W88];[.X88];&quot;) ,ROW('&quot;;[.Y88];&quot;','&quot;;[.Z88];&quot;'),ARRAY['&quot;;[.AA88];&quot;','&quot;;[.AB88];&quot;','&quot;;[.AC88];&quot;','&quot;;[.AD88];&quot;','&quot;;[.AE88];&quot;','&quot;;[.AF88];&quot;']::varchar(50)[], ARRAY[ ROW(&quot;;[.AG88];&quot;,&quot;;[.AH88];&quot;,&quot;;[.AI88];&quot;,&quot;;[.AJ88];&quot;,'&quot;;[.AK88];&quot;','&quot;;[.AL88];&quot;',ROW(58,&quot;;[.AM88];[.AN88];&quot;) ), ROW(&quot;;[.AO88];&quot;,&quot;;[.AP88];&quot;,&quot;;[.AQ88];&quot;,&quot;;[.AR88];&quot;,'&quot;;[.AS88];&quot;','&quot;;[.AT88];&quot;',ROW(58,&quot;;[.AU88];[.AV88];&quot;) )]::familiar_ty[], ARRAY[ ROW('&quot;;[.AW88];&quot;','&quot;;[.AX88];&quot;'),row('&quot;;[.AY88];&quot;','&quot;;[.AZ88];&quot;') ]::identificacion_ty[], ARRAY[ ROW('&quot;;[.BA88];&quot;','&quot;;[.BB88];&quot;','&quot;;[.BC88];&quot;'), ROW('&quot;;[.BD88];&quot;','&quot;;[.BE88];&quot;','&quot;;[.BF88];&quot;') ]::nivel_educativo_ty[],null,'&quot;;[.BG88];&quot;'),&quot;)" office:value-type="string" office:string-value="('Diego','Cesar','Bueno','Conde','1989-02-08',189,89,'azul claro','20/50','top_secret','personal_inteligencia_data/foto.png','personal_inteligencia_data/huella_digital.png','personal_inteligencia_data/huella_retina.png',ROW(58,2344216927) ,ROW('32500644','Groenlandia'),ARRAY['inglés','árabe','portugués','francés','null','null']::varchar(50)[], ARRAY[ ROW('Hilda','Bernarda','Tamez','Cuellar','1954-08-20','abuelo',ROW(58,2348675972) ), ROW('Mirella','Zamira','Machuca','Magallon','1954-08-20','padre',ROW(58,2341005594) )]::familiar_ty[], ARRAY[ ROW('85111561','Zimbabue'),row('null','null') ]::identificacion_ty[], ARRAY[ ROW('Enfermería','Máster','Investigación de Medicamentos'), ROW('null','null','null') ]::nivel_educativo_ty[],null,'31')," calcext:value-type="string">
            <text:p>('Diego','Cesar','Bueno','Conde','1989-02-08',189,89,'azul claro','20/50','top_secret','personal_inteligencia_data/foto.png','personal_inteligencia_data/huella_digital.png','personal_inteligencia_data/huella_retina.png',ROW(58,2344216927) ,ROW('32500644','Groenlandia'),ARRAY['inglés','árabe','portugués','francés','null','null']::varchar(50)[], ARRAY[ ROW('Hilda','Bernarda','Tamez','Cuellar','1954-08-20','abuelo',ROW(58,2348675972) ), ROW('Mirella','Zamira','Machuca','Magallon','1954-08-20','padre',ROW(58,2341005594) )]::familiar_ty[], ARRAY[ ROW('85111561','Zimbabue'),row('null','null') ]::identificacion_ty[], ARRAY[ ROW('Enfermería','Máster','Investigación de Medicamentos'), ROW('null','null','null') ]::nivel_educativo_ty[],null,'31'),</text:p>
          </table:table-cell>
          <table:table-cell table:number-columns-repeated="963"/>
        </table:table-row>
        <table:table-row table:style-name="ro6">
          <table:table-cell table:style-name="ce88" table:formula="of:=[.D89]-9" office:value-type="float" office:value="22" calcext:value-type="float">
            <text:p>22</text:p>
          </table:table-cell>
          <table:table-cell table:style-name="ce9" office:value-type="float" office:value="8" calcext:value-type="float">
            <text:p>8</text:p>
          </table:table-cell>
          <table:table-cell table:style-name="ce88" table:formula="of:=[.A89]+10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93" office:value-type="string" calcext:value-type="string">
            <text:p>Harare</text:p>
          </table:table-cell>
          <table:table-cell office:value-type="string" calcext:value-type="string">
            <text:p>Zimbabu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Eleazar'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Calderon'</text:p>
          </table:table-cell>
          <table:table-cell office:value-type="string" calcext:value-type="string">
            <text:p>'Maciel'</text:p>
          </table:table-cell>
          <table:table-cell table:style-name="ce103" office:value-type="string" calcext:value-type="string">
            <text:p>1984-12-22</text:p>
          </table:table-cell>
          <table:table-cell table:style-name="ce12" office:value-type="float" office:value="188" calcext:value-type="float">
            <text:p>188</text:p>
          </table:table-cell>
          <table:table-cell table:style-name="ce12" office:value-type="float" office:value="72" calcext:value-type="float">
            <text:p>72</text:p>
          </table:table-cell>
          <table:table-cell office:value-type="string" calcext:value-type="string">
            <text:p>marrón oscuro</text:p>
          </table:table-cell>
          <table:table-cell table:style-name="ce13" office:value-type="string" calcext:value-type="string">
            <text:p>20/1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6786656" calcext:value-type="float">
            <text:p>6786656</text:p>
          </table:table-cell>
          <table:table-cell table:formula="of:=RANDBETWEEN(10000000;99999999)" office:value-type="float" office:value="40028728" calcext:value-type="float">
            <text:p>40028728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Salgado'</text:p>
          </table:table-cell>
          <table:table-cell table:style-name="ce103" office:value-type="string" calcext:value-type="string">
            <text:p>1938-11-18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6748789" calcext:value-type="float">
            <text:p>6748789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uevara'</text:p>
          </table:table-cell>
          <table:table-cell office:value-type="string" calcext:value-type="string">
            <text:p>'Zapata'</text:p>
          </table:table-cell>
          <table:table-cell table:style-name="ce103" office:value-type="string" calcext:value-type="string">
            <text:p>1938-11-18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9126492" calcext:value-type="float">
            <text:p>9126492</text:p>
          </table:table-cell>
          <table:table-cell table:style-name="ce89" table:formula="of:=RANDBETWEEN(10000000;100000000)" office:value-type="float" office:value="47086515" calcext:value-type="float">
            <text:p>47086515</text:p>
          </table:table-cell>
          <table:table-cell table:formula="of:=[.F89]" office:value-type="string" office:string-value="Zimbabue" calcext:value-type="string">
            <text:p>Zimbabue</text:p>
          </table:table-cell>
          <table:table-cell table:style-name="ce89" table:formula="of:=RANDBETWEEN(10000000;100000000)" office:value-type="float" office:value="53369505" calcext:value-type="float">
            <text:p>53369505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Ciencias Sociales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89]" office:value-type="float" office:value="31" calcext:value-type="float">
            <text:p>31</text:p>
          </table:table-cell>
          <table:table-cell/>
          <table:table-cell table:style-name="ce15" table:formula="of:=CONCATENATE(&quot;(&quot;;[.J89];&quot;,&quot;;[.K89];&quot;,&quot;;[.L89];&quot;,&quot;;[.M89];&quot;,'&quot;;[.N89];&quot;',&quot;;[.O89];&quot;,&quot;;[.P89];&quot;,'&quot;;[.Q89];&quot;','&quot;;[.R89];&quot;','&quot;;[.S89];&quot;',&quot;;[.T89];&quot;,&quot;;[.U89];&quot;,&quot;;[.V89];&quot;,ROW(58,&quot;;[.W89];[.X89];&quot;) ,ROW('&quot;;[.Y89];&quot;','&quot;;[.Z89];&quot;'),ARRAY['&quot;;[.AA89];&quot;','&quot;;[.AB89];&quot;','&quot;;[.AC89];&quot;','&quot;;[.AD89];&quot;','&quot;;[.AE89];&quot;','&quot;;[.AF89];&quot;']::varchar(50)[], ARRAY[ ROW(&quot;;[.AG89];&quot;,&quot;;[.AH89];&quot;,&quot;;[.AI89];&quot;,&quot;;[.AJ89];&quot;,'&quot;;[.AK89];&quot;','&quot;;[.AL89];&quot;',ROW(58,&quot;;[.AM89];[.AN89];&quot;) ), ROW(&quot;;[.AO89];&quot;,&quot;;[.AP89];&quot;,&quot;;[.AQ89];&quot;,&quot;;[.AR89];&quot;,'&quot;;[.AS89];&quot;','&quot;;[.AT89];&quot;',ROW(58,&quot;;[.AU89];[.AV89];&quot;) )]::familiar_ty[], ARRAY[ ROW('&quot;;[.AW89];&quot;','&quot;;[.AX89];&quot;'),row('&quot;;[.AY89];&quot;','&quot;;[.AZ89];&quot;') ]::identificacion_ty[], ARRAY[ ROW('&quot;;[.BA89];&quot;','&quot;;[.BB89];&quot;','&quot;;[.BC89];&quot;'), ROW('&quot;;[.BD89];&quot;','&quot;;[.BE89];&quot;','&quot;;[.BF89];&quot;') ]::nivel_educativo_ty[],null,'&quot;;[.BG89];&quot;'),&quot;)" office:value-type="string" office:string-value="('Eleazar','Silvio','Calderon','Maciel','1984-12-22',188,72,'marrón oscuro','20/10','no_clasificado','personal_inteligencia_data/foto.png','personal_inteligencia_data/huella_digital.png','personal_inteligencia_data/huella_retina.png',ROW(58,2126786656) ,ROW('40028728','Irlanda'),ARRAY['español','inglés','portugués','francés','null','null']::varchar(50)[], ARRAY[ ROW('Aleyda','Donatila','Nolasco','Salgado','1938-11-18','hermano',ROW(58,2126748789) ), ROW('Pamela',null,'Guevara','Zapata','1938-11-18','madre',ROW(58,2129126492) )]::familiar_ty[], ARRAY[ ROW('47086515','Zimbabue'),row('53369505','Holanda') ]::identificacion_ty[], ARRAY[ ROW('Ciencias Sociales','null','null'), ROW('null','null','null') ]::nivel_educativo_ty[],null,'31')," calcext:value-type="string">
            <text:p>('Eleazar','Silvio','Calderon','Maciel','1984-12-22',188,72,'marrón oscuro','20/10','no_clasificado','personal_inteligencia_data/foto.png','personal_inteligencia_data/huella_digital.png','personal_inteligencia_data/huella_retina.png',ROW(58,2126786656) ,ROW('40028728','Irlanda'),ARRAY['español','inglés','portugués','francés','null','null']::varchar(50)[], ARRAY[ ROW('Aleyda','Donatila','Nolasco','Salgado','1938-11-18','hermano',ROW(58,2126748789) ), ROW('Pamela',null,'Guevara','Zapata','1938-11-18','madre',ROW(58,2129126492) )]::familiar_ty[], ARRAY[ ROW('47086515','Zimbabue'),row('53369505','Holanda') ]::identificacion_ty[], ARRAY[ ROW('Ciencias Sociales','null','null'), ROW('null','null','null') ]::nivel_educativo_ty[],null,'31'),</text:p>
          </table:table-cell>
          <table:table-cell table:number-columns-repeated="963"/>
        </table:table-row>
        <table:table-row table:style-name="ro6">
          <table:table-cell table:style-name="ce88" table:formula="of:=[.D90]-9" office:value-type="float" office:value="22" calcext:value-type="float">
            <text:p>22</text:p>
          </table:table-cell>
          <table:table-cell table:style-name="ce9" office:value-type="float" office:value="8" calcext:value-type="float">
            <text:p>8</text:p>
          </table:table-cell>
          <table:table-cell table:style-name="ce88" table:formula="of:=[.A90]+10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93" office:value-type="string" calcext:value-type="string">
            <text:p>Harare</text:p>
          </table:table-cell>
          <table:table-cell office:value-type="string" calcext:value-type="string">
            <text:p>Zimbabu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Facundo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Ventura'</text:p>
          </table:table-cell>
          <table:table-cell office:value-type="string" calcext:value-type="string">
            <text:p>'Valladares'</text:p>
          </table:table-cell>
          <table:table-cell table:style-name="ce103" office:value-type="string" calcext:value-type="string">
            <text:p>1989-01-04</text:p>
          </table:table-cell>
          <table:table-cell table:style-name="ce12" office:value-type="float" office:value="168" calcext:value-type="float">
            <text:p>168</text:p>
          </table:table-cell>
          <table:table-cell table:style-name="ce12" office:value-type="float" office:value="84" calcext:value-type="float">
            <text:p>84</text:p>
          </table:table-cell>
          <table:table-cell office:value-type="string" calcext:value-type="string">
            <text:p>marrón oscuro</text:p>
          </table:table-cell>
          <table:table-cell table:style-name="ce13" office:value-type="string" calcext:value-type="string">
            <text:p>20/16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61" calcext:value-type="float">
            <text:p>261</text:p>
          </table:table-cell>
          <table:table-cell table:formula="of:=RANDBETWEEN(1000000;9999999)" office:value-type="float" office:value="2063950" calcext:value-type="float">
            <text:p>2063950</text:p>
          </table:table-cell>
          <table:table-cell table:formula="of:=RANDBETWEEN(10000000;99999999)" office:value-type="float" office:value="42993703" calcext:value-type="float">
            <text:p>42993703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Estrella'</text:p>
          </table:table-cell>
          <table:table-cell table:style-name="ce103" office:value-type="string" calcext:value-type="string">
            <text:p>1965-09-12</text:p>
          </table:table-cell>
          <table:table-cell office:value-type="string" calcext:value-type="string">
            <text:p>madre</text:p>
          </table:table-cell>
          <table:table-cell office:value-type="float" office:value="424" calcext:value-type="float">
            <text:p>424</text:p>
          </table:table-cell>
          <table:table-cell table:style-name="ce89" table:formula="of:=RANDBETWEEN(1000000;9999999)" office:value-type="float" office:value="7546912" calcext:value-type="float">
            <text:p>7546912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Granados'</text:p>
          </table:table-cell>
          <table:table-cell office:value-type="string" calcext:value-type="string">
            <text:p>'Cordova'</text:p>
          </table:table-cell>
          <table:table-cell table:style-name="ce103" office:value-type="string" calcext:value-type="string">
            <text:p>1965-09-12</text:p>
          </table:table-cell>
          <table:table-cell office:value-type="string" calcext:value-type="string">
            <text:p>madre</text:p>
          </table:table-cell>
          <table:table-cell office:value-type="float" office:value="424" calcext:value-type="float">
            <text:p>424</text:p>
          </table:table-cell>
          <table:table-cell table:style-name="ce89" table:formula="of:=RANDBETWEEN(1000000;9999999)" office:value-type="float" office:value="1595696" calcext:value-type="float">
            <text:p>1595696</text:p>
          </table:table-cell>
          <table:table-cell table:style-name="ce89" table:formula="of:=RANDBETWEEN(10000000;100000000)" office:value-type="float" office:value="97704015" calcext:value-type="float">
            <text:p>97704015</text:p>
          </table:table-cell>
          <table:table-cell table:formula="of:=[.F90]" office:value-type="string" office:string-value="Zimbabue" calcext:value-type="string">
            <text:p>Zimbabue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style-name="ce14" office:value-type="string" calcext:value-type="string">
            <text:p>Enfermerí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iencias Sociales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90]" office:value-type="float" office:value="31" calcext:value-type="float">
            <text:p>31</text:p>
          </table:table-cell>
          <table:table-cell/>
          <table:table-cell table:style-name="ce15" table:formula="of:=CONCATENATE(&quot;(&quot;;[.J90];&quot;,&quot;;[.K90];&quot;,&quot;;[.L90];&quot;,&quot;;[.M90];&quot;,'&quot;;[.N90];&quot;',&quot;;[.O90];&quot;,&quot;;[.P90];&quot;,'&quot;;[.Q90];&quot;','&quot;;[.R90];&quot;','&quot;;[.S90];&quot;',&quot;;[.T90];&quot;,&quot;;[.U90];&quot;,&quot;;[.V90];&quot;,ROW(58,&quot;;[.W90];[.X90];&quot;) ,ROW('&quot;;[.Y90];&quot;','&quot;;[.Z90];&quot;'),ARRAY['&quot;;[.AA90];&quot;','&quot;;[.AB90];&quot;','&quot;;[.AC90];&quot;','&quot;;[.AD90];&quot;','&quot;;[.AE90];&quot;','&quot;;[.AF90];&quot;']::varchar(50)[], ARRAY[ ROW(&quot;;[.AG90];&quot;,&quot;;[.AH90];&quot;,&quot;;[.AI90];&quot;,&quot;;[.AJ90];&quot;,'&quot;;[.AK90];&quot;','&quot;;[.AL90];&quot;',ROW(58,&quot;;[.AM90];[.AN90];&quot;) ), ROW(&quot;;[.AO90];&quot;,&quot;;[.AP90];&quot;,&quot;;[.AQ90];&quot;,&quot;;[.AR90];&quot;,'&quot;;[.AS90];&quot;','&quot;;[.AT90];&quot;',ROW(58,&quot;;[.AU90];[.AV90];&quot;) )]::familiar_ty[], ARRAY[ ROW('&quot;;[.AW90];&quot;','&quot;;[.AX90];&quot;'),row('&quot;;[.AY90];&quot;','&quot;;[.AZ90];&quot;') ]::identificacion_ty[], ARRAY[ ROW('&quot;;[.BA90];&quot;','&quot;;[.BB90];&quot;','&quot;;[.BC90];&quot;'), ROW('&quot;;[.BD90];&quot;','&quot;;[.BE90];&quot;','&quot;;[.BF90];&quot;') ]::nivel_educativo_ty[],null,'&quot;;[.BG90];&quot;'),&quot;)" office:value-type="string" office:string-value="('Facundo','Cristian','Ventura','Valladares','1989-01-04',168,84,'marrón oscuro','20/16','no_clasificado','personal_inteligencia_data/foto.png','personal_inteligencia_data/huella_digital.png','personal_inteligencia_data/huella_retina.png',ROW(58,2612063950) ,ROW('42993703','Taiwán'),ARRAY['inglés','árabe','portugués','francés','null','null']::varchar(50)[], ARRAY[ ROW('Agustin','Hugo','Maldonado','Estrella','1965-09-12','madre',ROW(58,4247546912) ), ROW('Silvio','Maximiliano','Granados','Cordova','1965-09-12','madre',ROW(58,4241595696) )]::familiar_ty[], ARRAY[ ROW('97704015','Zimbabue'),row('null','null') ]::identificacion_ty[], ARRAY[ ROW('Enfermería','null','null'), ROW('Ciencias Sociales','null','null') ]::nivel_educativo_ty[],null,'31')," calcext:value-type="string">
            <text:p>('Facundo','Cristian','Ventura','Valladares','1989-01-04',168,84,'marrón oscuro','20/16','no_clasificado','personal_inteligencia_data/foto.png','personal_inteligencia_data/huella_digital.png','personal_inteligencia_data/huella_retina.png',ROW(58,2612063950) ,ROW('42993703','Taiwán'),ARRAY['inglés','árabe','portugués','francés','null','null']::varchar(50)[], ARRAY[ ROW('Agustin','Hugo','Maldonado','Estrella','1965-09-12','madre',ROW(58,4247546912) ), ROW('Silvio','Maximiliano','Granados','Cordova','1965-09-12','madre',ROW(58,4241595696) )]::familiar_ty[], ARRAY[ ROW('97704015','Zimbabue'),row('null','null') ]::identificacion_ty[], ARRAY[ ROW('Enfermería','null','null'), ROW('Ciencias Sociales','null','null') ]::nivel_educativo_ty[],null,'31'),</text:p>
          </table:table-cell>
          <table:table-cell table:number-columns-repeated="963"/>
        </table:table-row>
        <table:table-row table:style-name="ro6">
          <table:table-cell table:style-name="ce88" table:formula="of:=[.D91]-9" office:value-type="float" office:value="23" calcext:value-type="float">
            <text:p>23</text:p>
          </table:table-cell>
          <table:table-cell table:style-name="ce9" office:value-type="float" office:value="8" calcext:value-type="float">
            <text:p>8</text:p>
          </table:table-cell>
          <table:table-cell table:style-name="ce88" table:formula="of:=[.A91]+10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ulawayo</text:p>
          </table:table-cell>
          <table:table-cell office:value-type="string" calcext:value-type="string">
            <text:p>Zimbabu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Venancio'</text:p>
          </table:table-cell>
          <table:table-cell office:value-type="string" calcext:value-type="string">
            <text:p>'Justin'</text:p>
          </table:table-cell>
          <table:table-cell office:value-type="string" calcext:value-type="string">
            <text:p>'Miramontes'</text:p>
          </table:table-cell>
          <table:table-cell office:value-type="string" calcext:value-type="string">
            <text:p>'Verduzco'</text:p>
          </table:table-cell>
          <table:table-cell table:style-name="ce103" office:value-type="string" calcext:value-type="string">
            <text:p>1989-04-24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float" office:value="90" calcext:value-type="float">
            <text:p>90</text:p>
          </table:table-cell>
          <table:table-cell office:value-type="string" calcext:value-type="string">
            <text:p>marrón claro</text:p>
          </table:table-cell>
          <table:table-cell table:style-name="ce13" office:value-type="string" calcext:value-type="string">
            <text:p>20/4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61" calcext:value-type="float">
            <text:p>261</text:p>
          </table:table-cell>
          <table:table-cell table:formula="of:=RANDBETWEEN(1000000;9999999)" office:value-type="float" office:value="7153767" calcext:value-type="float">
            <text:p>7153767</text:p>
          </table:table-cell>
          <table:table-cell table:formula="of:=RANDBETWEEN(10000000;99999999)" office:value-type="float" office:value="71793607" calcext:value-type="float">
            <text:p>71793607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Octav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illanueva'</text:p>
          </table:table-cell>
          <table:table-cell office:value-type="string" calcext:value-type="string">
            <text:p>'Valles'</text:p>
          </table:table-cell>
          <table:table-cell table:style-name="ce103" office:value-type="string" calcext:value-type="string">
            <text:p>1955-07-02</text:p>
          </table:table-cell>
          <table:table-cell office:value-type="string" calcext:value-type="string">
            <text:p>abuelo</text:p>
          </table:table-cell>
          <table:table-cell table:style-name="ce14" office:value-type="float" office:value="261" calcext:value-type="float">
            <text:p>261</text:p>
          </table:table-cell>
          <table:table-cell table:style-name="ce89" table:formula="of:=RANDBETWEEN(1000000;9999999)" office:value-type="float" office:value="6781842" calcext:value-type="float">
            <text:p>6781842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Arguello'</text:p>
          </table:table-cell>
          <table:table-cell table:style-name="ce103" office:value-type="string" calcext:value-type="string">
            <text:p>1955-07-02</text:p>
          </table:table-cell>
          <table:table-cell office:value-type="string" calcext:value-type="string">
            <text:p>madre</text:p>
          </table:table-cell>
          <table:table-cell table:style-name="ce14" office:value-type="float" office:value="261" calcext:value-type="float">
            <text:p>261</text:p>
          </table:table-cell>
          <table:table-cell table:style-name="ce89" table:formula="of:=RANDBETWEEN(1000000;9999999)" office:value-type="float" office:value="4572105" calcext:value-type="float">
            <text:p>4572105</text:p>
          </table:table-cell>
          <table:table-cell table:style-name="ce89" table:formula="of:=RANDBETWEEN(10000000;100000000)" office:value-type="float" office:value="18538672" calcext:value-type="float">
            <text:p>18538672</text:p>
          </table:table-cell>
          <table:table-cell table:formula="of:=[.F91]" office:value-type="string" office:string-value="Zimbabue" calcext:value-type="string">
            <text:p>Zimbabue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iencias Sociales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Relaciones Internacionales</text:p>
          </table:table-cell>
          <table:table-cell table:number-columns-repeated="3" table:style-name="ce89" office:value-type="string" calcext:value-type="string">
            <text:p>null</text:p>
          </table:table-cell>
          <table:table-cell table:formula="of:=[.D91]" office:value-type="float" office:value="32" calcext:value-type="float">
            <text:p>32</text:p>
          </table:table-cell>
          <table:table-cell/>
          <table:table-cell table:style-name="ce15" table:formula="of:=CONCATENATE(&quot;(&quot;;[.J91];&quot;,&quot;;[.K91];&quot;,&quot;;[.L91];&quot;,&quot;;[.M91];&quot;,'&quot;;[.N91];&quot;',&quot;;[.O91];&quot;,&quot;;[.P91];&quot;,'&quot;;[.Q91];&quot;','&quot;;[.R91];&quot;','&quot;;[.S91];&quot;',&quot;;[.T91];&quot;,&quot;;[.U91];&quot;,&quot;;[.V91];&quot;,ROW(58,&quot;;[.W91];[.X91];&quot;) ,ROW('&quot;;[.Y91];&quot;','&quot;;[.Z91];&quot;'),ARRAY['&quot;;[.AA91];&quot;','&quot;;[.AB91];&quot;','&quot;;[.AC91];&quot;','&quot;;[.AD91];&quot;','&quot;;[.AE91];&quot;','&quot;;[.AF91];&quot;']::varchar(50)[], ARRAY[ ROW(&quot;;[.AG91];&quot;,&quot;;[.AH91];&quot;,&quot;;[.AI91];&quot;,&quot;;[.AJ91];&quot;,'&quot;;[.AK91];&quot;','&quot;;[.AL91];&quot;',ROW(58,&quot;;[.AM91];[.AN91];&quot;) ), ROW(&quot;;[.AO91];&quot;,&quot;;[.AP91];&quot;,&quot;;[.AQ91];&quot;,&quot;;[.AR91];&quot;,'&quot;;[.AS91];&quot;','&quot;;[.AT91];&quot;',ROW(58,&quot;;[.AU91];[.AV91];&quot;) )]::familiar_ty[], ARRAY[ ROW('&quot;;[.AW91];&quot;','&quot;;[.AX91];&quot;'),row('&quot;;[.AY91];&quot;','&quot;;[.AZ91];&quot;') ]::identificacion_ty[], ARRAY[ ROW('&quot;;[.BA91];&quot;','&quot;;[.BB91];&quot;','&quot;;[.BC91];&quot;'), ROW('&quot;;[.BD91];&quot;','&quot;;[.BE91];&quot;','&quot;;[.BF91];&quot;') ]::nivel_educativo_ty[],null,'&quot;;[.BG91];&quot;'),&quot;)" office:value-type="string" office:string-value="('Venancio','Justin','Miramontes','Verduzco','1989-04-24',162,90,'marrón claro','20/40','confidencial','personal_inteligencia_data/foto.png','personal_inteligencia_data/huella_digital.png','personal_inteligencia_data/huella_retina.png',ROW(58,2617153767) ,ROW('71793607','Groenlandia'),ARRAY['inglés','árabe','portugués','francés','null','null']::varchar(50)[], ARRAY[ ROW('Octavio',null,'Villanueva','Valles','1955-07-02','abuelo',ROW(58,2616781842) ), ROW('Vicente','Agustin','Rosas','Arguello','1955-07-02','madre',ROW(58,2614572105) )]::familiar_ty[], ARRAY[ ROW('18538672','Zimbabue'),row('null','null') ]::identificacion_ty[], ARRAY[ ROW('Ciencias Sociales','Máster','Relaciones Internacionales'), ROW('null','null','null') ]::nivel_educativo_ty[],null,'32')," calcext:value-type="string">
            <text:p>('Venancio','Justin','Miramontes','Verduzco','1989-04-24',162,90,'marrón claro','20/40','confidencial','personal_inteligencia_data/foto.png','personal_inteligencia_data/huella_digital.png','personal_inteligencia_data/huella_retina.png',ROW(58,2617153767) ,ROW('71793607','Groenlandia'),ARRAY['inglés','árabe','portugués','francés','null','null']::varchar(50)[], ARRAY[ ROW('Octavio',null,'Villanueva','Valles','1955-07-02','abuelo',ROW(58,2616781842) ), ROW('Vicente','Agustin','Rosas','Arguello','1955-07-02','madre',ROW(58,2614572105) )]::familiar_ty[], ARRAY[ ROW('18538672','Zimbabue'),row('null','null') ]::identificacion_ty[], ARRAY[ ROW('Ciencias Sociales','Máster','Relaciones Internacionales'), ROW('null','null','null') ]::nivel_educativo_ty[],null,'32'),</text:p>
          </table:table-cell>
          <table:table-cell table:number-columns-repeated="963"/>
        </table:table-row>
        <table:table-row table:style-name="ro6">
          <table:table-cell table:style-name="ce88" table:formula="of:=[.D92]-9" office:value-type="float" office:value="23" calcext:value-type="float">
            <text:p>23</text:p>
          </table:table-cell>
          <table:table-cell table:style-name="ce9" office:value-type="float" office:value="8" calcext:value-type="float">
            <text:p>8</text:p>
          </table:table-cell>
          <table:table-cell table:style-name="ce88" table:formula="of:=[.A92]+10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ulawayo</text:p>
          </table:table-cell>
          <table:table-cell office:value-type="string" calcext:value-type="string">
            <text:p>Zimbabu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Eleazar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Abreu'</text:p>
          </table:table-cell>
          <table:table-cell office:value-type="string" calcext:value-type="string">
            <text:p>'Alba'</text:p>
          </table:table-cell>
          <table:table-cell table:style-name="ce103" office:value-type="string" calcext:value-type="string">
            <text:p>1986-05-02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float" office:value="70" calcext:value-type="float">
            <text:p>70</text:p>
          </table:table-cell>
          <table:table-cell office:value-type="string" calcext:value-type="string">
            <text:p>verde claro</text:p>
          </table:table-cell>
          <table:table-cell table:style-name="ce13" office:value-type="string" calcext:value-type="string">
            <text:p>20/125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4396154" calcext:value-type="float">
            <text:p>4396154</text:p>
          </table:table-cell>
          <table:table-cell table:formula="of:=RANDBETWEEN(10000000;99999999)" office:value-type="float" office:value="56850234" calcext:value-type="float">
            <text:p>56850234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Elias'</text:p>
          </table:table-cell>
          <table:table-cell table:style-name="ce103" office:value-type="string" calcext:value-type="string">
            <text:p>1940-07-21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89" table:formula="of:=RANDBETWEEN(1000000;9999999)" office:value-type="float" office:value="1732369" calcext:value-type="float">
            <text:p>1732369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Hurtado'</text:p>
          </table:table-cell>
          <table:table-cell office:value-type="string" calcext:value-type="string">
            <text:p>'Baca'</text:p>
          </table:table-cell>
          <table:table-cell table:style-name="ce103" office:value-type="string" calcext:value-type="string">
            <text:p>1940-07-21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89" table:formula="of:=RANDBETWEEN(1000000;9999999)" office:value-type="float" office:value="4079231" calcext:value-type="float">
            <text:p>4079231</text:p>
          </table:table-cell>
          <table:table-cell table:style-name="ce89" table:formula="of:=RANDBETWEEN(10000000;100000000)" office:value-type="float" office:value="53859606" calcext:value-type="float">
            <text:p>53859606</text:p>
          </table:table-cell>
          <table:table-cell table:formula="of:=[.F92]" office:value-type="string" office:string-value="Zimbabue" calcext:value-type="string">
            <text:p>Zimbabue</text:p>
          </table:table-cell>
          <table:table-cell table:style-name="ce89" table:formula="of:=RANDBETWEEN(10000000;100000000)" office:value-type="float" office:value="37933813" calcext:value-type="float">
            <text:p>37933813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conomía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92]" office:value-type="float" office:value="32" calcext:value-type="float">
            <text:p>32</text:p>
          </table:table-cell>
          <table:table-cell/>
          <table:table-cell table:style-name="ce15" table:formula="of:=CONCATENATE(&quot;(&quot;;[.J92];&quot;,&quot;;[.K92];&quot;,&quot;;[.L92];&quot;,&quot;;[.M92];&quot;,'&quot;;[.N92];&quot;',&quot;;[.O92];&quot;,&quot;;[.P92];&quot;,'&quot;;[.Q92];&quot;','&quot;;[.R92];&quot;','&quot;;[.S92];&quot;',&quot;;[.T92];&quot;,&quot;;[.U92];&quot;,&quot;;[.V92];&quot;,ROW(58,&quot;;[.W92];[.X92];&quot;) ,ROW('&quot;;[.Y92];&quot;','&quot;;[.Z92];&quot;'),ARRAY['&quot;;[.AA92];&quot;','&quot;;[.AB92];&quot;','&quot;;[.AC92];&quot;','&quot;;[.AD92];&quot;','&quot;;[.AE92];&quot;','&quot;;[.AF92];&quot;']::varchar(50)[], ARRAY[ ROW(&quot;;[.AG92];&quot;,&quot;;[.AH92];&quot;,&quot;;[.AI92];&quot;,&quot;;[.AJ92];&quot;,'&quot;;[.AK92];&quot;','&quot;;[.AL92];&quot;',ROW(58,&quot;;[.AM92];[.AN92];&quot;) ), ROW(&quot;;[.AO92];&quot;,&quot;;[.AP92];&quot;,&quot;;[.AQ92];&quot;,&quot;;[.AR92];&quot;,'&quot;;[.AS92];&quot;','&quot;;[.AT92];&quot;',ROW(58,&quot;;[.AU92];[.AV92];&quot;) )]::familiar_ty[], ARRAY[ ROW('&quot;;[.AW92];&quot;','&quot;;[.AX92];&quot;'),row('&quot;;[.AY92];&quot;','&quot;;[.AZ92];&quot;') ]::identificacion_ty[], ARRAY[ ROW('&quot;;[.BA92];&quot;','&quot;;[.BB92];&quot;','&quot;;[.BC92];&quot;'), ROW('&quot;;[.BD92];&quot;','&quot;;[.BE92];&quot;','&quot;;[.BF92];&quot;') ]::nivel_educativo_ty[],null,'&quot;;[.BG92];&quot;'),&quot;)" office:value-type="string" office:string-value="('Eleazar','Francisco','Abreu','Alba','1986-05-02',162,70,'verde claro','20/125','top_secret','personal_inteligencia_data/foto.png','personal_inteligencia_data/huella_digital.png','personal_inteligencia_data/huella_retina.png',ROW(58,4244396154) ,ROW('56850234','Irlanda'),ARRAY['español','inglés','hindi','francés','null','null']::varchar(50)[], ARRAY[ ROW('Lionel','Vivaldo','Martinez','Elias','1940-07-21','hermano',ROW(58,4241732369) ), ROW('Feliciano',null,'Hurtado','Baca','1940-07-21','hermano',ROW(58,4244079231) )]::familiar_ty[], ARRAY[ ROW('53859606','Zimbabue'),row('37933813','Holanda') ]::identificacion_ty[], ARRAY[ ROW('Economía','null','null'), ROW('null','null','null') ]::nivel_educativo_ty[],null,'32')," calcext:value-type="string">
            <text:p>('Eleazar','Francisco','Abreu','Alba','1986-05-02',162,70,'verde claro','20/125','top_secret','personal_inteligencia_data/foto.png','personal_inteligencia_data/huella_digital.png','personal_inteligencia_data/huella_retina.png',ROW(58,4244396154) ,ROW('56850234','Irlanda'),ARRAY['español','inglés','hindi','francés','null','null']::varchar(50)[], ARRAY[ ROW('Lionel','Vivaldo','Martinez','Elias','1940-07-21','hermano',ROW(58,4241732369) ), ROW('Feliciano',null,'Hurtado','Baca','1940-07-21','hermano',ROW(58,4244079231) )]::familiar_ty[], ARRAY[ ROW('53859606','Zimbabue'),row('37933813','Holanda') ]::identificacion_ty[], ARRAY[ ROW('Economía','null','null'), ROW('null','null','null') ]::nivel_educativo_ty[],null,'32'),</text:p>
          </table:table-cell>
          <table:table-cell table:number-columns-repeated="963"/>
        </table:table-row>
        <table:table-row table:style-name="ro6">
          <table:table-cell table:style-name="ce88" table:formula="of:=[.D93]-9" office:value-type="float" office:value="23" calcext:value-type="float">
            <text:p>23</text:p>
          </table:table-cell>
          <table:table-cell table:style-name="ce9" office:value-type="float" office:value="8" calcext:value-type="float">
            <text:p>8</text:p>
          </table:table-cell>
          <table:table-cell table:style-name="ce88" table:formula="of:=[.A93]+10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ulawayo</text:p>
          </table:table-cell>
          <table:table-cell office:value-type="string" calcext:value-type="string">
            <text:p>Zimbabu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Vitalicio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Bennett'</text:p>
          </table:table-cell>
          <table:table-cell office:value-type="string" calcext:value-type="string">
            <text:p>'Rios'</text:p>
          </table:table-cell>
          <table:table-cell table:style-name="ce103" office:value-type="string" calcext:value-type="string">
            <text:p>1989-12-17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float" office:value="85" calcext:value-type="float">
            <text:p>85</text:p>
          </table:table-cell>
          <table:table-cell office:value-type="string" calcext:value-type="string">
            <text:p>verde claro</text:p>
          </table:table-cell>
          <table:table-cell table:style-name="ce13" office:value-type="string" calcext:value-type="string">
            <text:p>20/12.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44" calcext:value-type="float">
            <text:p>244</text:p>
          </table:table-cell>
          <table:table-cell table:formula="of:=RANDBETWEEN(1000000;9999999)" office:value-type="float" office:value="7057956" calcext:value-type="float">
            <text:p>7057956</text:p>
          </table:table-cell>
          <table:table-cell table:formula="of:=RANDBETWEEN(10000000;99999999)" office:value-type="float" office:value="38948933" calcext:value-type="float">
            <text:p>38948933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Barbosa'</text:p>
          </table:table-cell>
          <table:table-cell office:value-type="string" calcext:value-type="string">
            <text:p>'Orosco'</text:p>
          </table:table-cell>
          <table:table-cell table:style-name="ce103" office:value-type="string" calcext:value-type="string">
            <text:p>1965-11-26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89" table:formula="of:=RANDBETWEEN(1000000;9999999)" office:value-type="float" office:value="6832020" calcext:value-type="float">
            <text:p>6832020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Arriaga'</text:p>
          </table:table-cell>
          <table:table-cell office:value-type="string" calcext:value-type="string">
            <text:p>'Cota'</text:p>
          </table:table-cell>
          <table:table-cell table:style-name="ce103" office:value-type="string" calcext:value-type="string">
            <text:p>1965-11-26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89" table:formula="of:=RANDBETWEEN(1000000;9999999)" office:value-type="float" office:value="9112505" calcext:value-type="float">
            <text:p>9112505</text:p>
          </table:table-cell>
          <table:table-cell table:style-name="ce89" table:formula="of:=RANDBETWEEN(10000000;100000000)" office:value-type="float" office:value="28133728" calcext:value-type="float">
            <text:p>28133728</text:p>
          </table:table-cell>
          <table:table-cell table:formula="of:=[.F93]" office:value-type="string" office:string-value="Zimbabue" calcext:value-type="string">
            <text:p>Zimbabue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iencias Sociales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93]" office:value-type="float" office:value="32" calcext:value-type="float">
            <text:p>32</text:p>
          </table:table-cell>
          <table:table-cell/>
          <table:table-cell table:style-name="ce15" table:formula="of:=CONCATENATE(&quot;(&quot;;[.J93];&quot;,&quot;;[.K93];&quot;,&quot;;[.L93];&quot;,&quot;;[.M93];&quot;,'&quot;;[.N93];&quot;',&quot;;[.O93];&quot;,&quot;;[.P93];&quot;,'&quot;;[.Q93];&quot;','&quot;;[.R93];&quot;','&quot;;[.S93];&quot;',&quot;;[.T93];&quot;,&quot;;[.U93];&quot;,&quot;;[.V93];&quot;,ROW(58,&quot;;[.W93];[.X93];&quot;) ,ROW('&quot;;[.Y93];&quot;','&quot;;[.Z93];&quot;'),ARRAY['&quot;;[.AA93];&quot;','&quot;;[.AB93];&quot;','&quot;;[.AC93];&quot;','&quot;;[.AD93];&quot;','&quot;;[.AE93];&quot;','&quot;;[.AF93];&quot;']::varchar(50)[], ARRAY[ ROW(&quot;;[.AG93];&quot;,&quot;;[.AH93];&quot;,&quot;;[.AI93];&quot;,&quot;;[.AJ93];&quot;,'&quot;;[.AK93];&quot;','&quot;;[.AL93];&quot;',ROW(58,&quot;;[.AM93];[.AN93];&quot;) ), ROW(&quot;;[.AO93];&quot;,&quot;;[.AP93];&quot;,&quot;;[.AQ93];&quot;,&quot;;[.AR93];&quot;,'&quot;;[.AS93];&quot;','&quot;;[.AT93];&quot;',ROW(58,&quot;;[.AU93];[.AV93];&quot;) )]::familiar_ty[], ARRAY[ ROW('&quot;;[.AW93];&quot;','&quot;;[.AX93];&quot;'),row('&quot;;[.AY93];&quot;','&quot;;[.AZ93];&quot;') ]::identificacion_ty[], ARRAY[ ROW('&quot;;[.BA93];&quot;','&quot;;[.BB93];&quot;','&quot;;[.BC93];&quot;'), ROW('&quot;;[.BD93];&quot;','&quot;;[.BE93];&quot;','&quot;;[.BF93];&quot;') ]::nivel_educativo_ty[],null,'&quot;;[.BG93];&quot;'),&quot;)" office:value-type="string" office:string-value="('Vitalicio','Benjamin','Bennett','Rios','1989-12-17',176,85,'verde claro','20/12.5','no_clasificado','personal_inteligencia_data/foto.png','personal_inteligencia_data/huella_digital.png','personal_inteligencia_data/huella_retina.png',ROW(58,2447057956) ,ROW('38948933','Taiwán'),ARRAY['inglés','árabe','portugués','francés','null','null']::varchar(50)[], ARRAY[ ROW('Yovanni','Ivan','Barbosa','Orosco','1965-11-26','hermano',ROW(58,4126832020) ), ROW('Ayala','Adria','Arriaga','Cota','1965-11-26','hermano',ROW(58,4129112505) )]::familiar_ty[], ARRAY[ ROW('28133728','Zimbabue'),row('null','null') ]::identificacion_ty[], ARRAY[ ROW('Ciencias Sociales','null','null'), ROW('Derecho','null','null') ]::nivel_educativo_ty[],null,'32')," calcext:value-type="string">
            <text:p>('Vitalicio','Benjamin','Bennett','Rios','1989-12-17',176,85,'verde claro','20/12.5','no_clasificado','personal_inteligencia_data/foto.png','personal_inteligencia_data/huella_digital.png','personal_inteligencia_data/huella_retina.png',ROW(58,2447057956) ,ROW('38948933','Taiwán'),ARRAY['inglés','árabe','portugués','francés','null','null']::varchar(50)[], ARRAY[ ROW('Yovanni','Ivan','Barbosa','Orosco','1965-11-26','hermano',ROW(58,4126832020) ), ROW('Ayala','Adria','Arriaga','Cota','1965-11-26','hermano',ROW(58,4129112505) )]::familiar_ty[], ARRAY[ ROW('28133728','Zimbabue'),row('null','null') ]::identificacion_ty[], ARRAY[ ROW('Ciencias Sociales','null','null'), ROW('Derecho','null','null') ]::nivel_educativo_ty[],null,'32'),</text:p>
          </table:table-cell>
          <table:table-cell table:number-columns-repeated="963"/>
        </table:table-row>
        <table:table-row table:style-name="ro6">
          <table:table-cell table:style-name="ce88" table:formula="of:=[.D94]-9" office:value-type="float" office:value="24" calcext:value-type="float">
            <text:p>24</text:p>
          </table:table-cell>
          <table:table-cell table:style-name="ce9" office:value-type="float" office:value="8" calcext:value-type="float">
            <text:p>8</text:p>
          </table:table-cell>
          <table:table-cell table:style-name="ce88" table:formula="of:=[.A94]+10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hitungwiza</text:p>
          </table:table-cell>
          <table:table-cell office:value-type="string" calcext:value-type="string">
            <text:p>Zimbabu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Camilo'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Melgoza'</text:p>
          </table:table-cell>
          <table:table-cell office:value-type="string" calcext:value-type="string">
            <text:p>'Roa'</text:p>
          </table:table-cell>
          <table:table-cell table:style-name="ce103" office:value-type="string" calcext:value-type="string">
            <text:p>1990-09-14</text:p>
          </table:table-cell>
          <table:table-cell table:style-name="ce12" office:value-type="float" office:value="188" calcext:value-type="float">
            <text:p>188</text:p>
          </table:table-cell>
          <table:table-cell table:style-name="ce12" office:value-type="float" office:value="87" calcext:value-type="float">
            <text:p>87</text:p>
          </table:table-cell>
          <table:table-cell office:value-type="string" calcext:value-type="string">
            <text:p>marrón oscuro</text:p>
          </table:table-cell>
          <table:table-cell table:style-name="ce13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44" calcext:value-type="float">
            <text:p>244</text:p>
          </table:table-cell>
          <table:table-cell table:formula="of:=RANDBETWEEN(1000000;9999999)" office:value-type="float" office:value="5816187" calcext:value-type="float">
            <text:p>5816187</text:p>
          </table:table-cell>
          <table:table-cell table:formula="of:=RANDBETWEEN(10000000;99999999)" office:value-type="float" office:value="70810677" calcext:value-type="float">
            <text:p>70810677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Conde'</text:p>
          </table:table-cell>
          <table:table-cell table:style-name="ce103" office:value-type="string" calcext:value-type="string">
            <text:p>1955-12-31</text:p>
          </table:table-cell>
          <table:table-cell office:value-type="string" calcext:value-type="string">
            <text:p>primo</text:p>
          </table:table-cell>
          <table:table-cell table:style-name="ce14" office:value-type="float" office:value="244" calcext:value-type="float">
            <text:p>244</text:p>
          </table:table-cell>
          <table:table-cell table:style-name="ce89" table:formula="of:=RANDBETWEEN(1000000;9999999)" office:value-type="float" office:value="3661980" calcext:value-type="float">
            <text:p>3661980</text:p>
          </table:table-cell>
          <table:table-cell office:value-type="string" calcext:value-type="string">
            <text:p>'Octavia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Mena'</text:p>
          </table:table-cell>
          <table:table-cell office:value-type="string" calcext:value-type="string">
            <text:p>'Alcantara'</text:p>
          </table:table-cell>
          <table:table-cell table:style-name="ce103" office:value-type="string" calcext:value-type="string">
            <text:p>1955-12-31</text:p>
          </table:table-cell>
          <table:table-cell office:value-type="string" calcext:value-type="string">
            <text:p>hermano</text:p>
          </table:table-cell>
          <table:table-cell table:style-name="ce14" office:value-type="float" office:value="244" calcext:value-type="float">
            <text:p>244</text:p>
          </table:table-cell>
          <table:table-cell table:style-name="ce89" table:formula="of:=RANDBETWEEN(1000000;9999999)" office:value-type="float" office:value="6175180" calcext:value-type="float">
            <text:p>6175180</text:p>
          </table:table-cell>
          <table:table-cell table:style-name="ce89" table:formula="of:=RANDBETWEEN(10000000;100000000)" office:value-type="float" office:value="11279067" calcext:value-type="float">
            <text:p>11279067</text:p>
          </table:table-cell>
          <table:table-cell table:formula="of:=[.F94]" office:value-type="string" office:string-value="Zimbabue" calcext:value-type="string">
            <text:p>Zimbabue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uditoria Financiera y Riegos</text:p>
          </table:table-cell>
          <table:table-cell table:number-columns-repeated="3" table:style-name="ce89" office:value-type="string" calcext:value-type="string">
            <text:p>null</text:p>
          </table:table-cell>
          <table:table-cell table:formula="of:=[.D94]" office:value-type="float" office:value="33" calcext:value-type="float">
            <text:p>33</text:p>
          </table:table-cell>
          <table:table-cell/>
          <table:table-cell table:style-name="ce15" table:formula="of:=CONCATENATE(&quot;(&quot;;[.J94];&quot;,&quot;;[.K94];&quot;,&quot;;[.L94];&quot;,&quot;;[.M94];&quot;,'&quot;;[.N94];&quot;',&quot;;[.O94];&quot;,&quot;;[.P94];&quot;,'&quot;;[.Q94];&quot;','&quot;;[.R94];&quot;','&quot;;[.S94];&quot;',&quot;;[.T94];&quot;,&quot;;[.U94];&quot;,&quot;;[.V94];&quot;,ROW(58,&quot;;[.W94];[.X94];&quot;) ,ROW('&quot;;[.Y94];&quot;','&quot;;[.Z94];&quot;'),ARRAY['&quot;;[.AA94];&quot;','&quot;;[.AB94];&quot;','&quot;;[.AC94];&quot;','&quot;;[.AD94];&quot;','&quot;;[.AE94];&quot;','&quot;;[.AF94];&quot;']::varchar(50)[], ARRAY[ ROW(&quot;;[.AG94];&quot;,&quot;;[.AH94];&quot;,&quot;;[.AI94];&quot;,&quot;;[.AJ94];&quot;,'&quot;;[.AK94];&quot;','&quot;;[.AL94];&quot;',ROW(58,&quot;;[.AM94];[.AN94];&quot;) ), ROW(&quot;;[.AO94];&quot;,&quot;;[.AP94];&quot;,&quot;;[.AQ94];&quot;,&quot;;[.AR94];&quot;,'&quot;;[.AS94];&quot;','&quot;;[.AT94];&quot;',ROW(58,&quot;;[.AU94];[.AV94];&quot;) )]::familiar_ty[], ARRAY[ ROW('&quot;;[.AW94];&quot;','&quot;;[.AX94];&quot;'),row('&quot;;[.AY94];&quot;','&quot;;[.AZ94];&quot;') ]::identificacion_ty[], ARRAY[ ROW('&quot;;[.BA94];&quot;','&quot;;[.BB94];&quot;','&quot;;[.BC94];&quot;'), ROW('&quot;;[.BD94];&quot;','&quot;;[.BE94];&quot;','&quot;;[.BF94];&quot;') ]::nivel_educativo_ty[],null,'&quot;;[.BG94];&quot;'),&quot;)" office:value-type="string" office:string-value="('Camilo','Marcos','Melgoza','Roa','1990-09-14',188,87,'marrón oscuro','20/32','no_clasificado','personal_inteligencia_data/foto.png','personal_inteligencia_data/huella_digital.png','personal_inteligencia_data/huella_retina.png',ROW(58,2445816187) ,ROW('70810677','Groenlandia'),ARRAY['inglés','árabe','portugués','francés','null','null']::varchar(50)[], ARRAY[ ROW('Julio',null,'Avelar','Conde','1955-12-31','primo',ROW(58,2443661980) ), ROW('Octavia','Eduviges','Mena','Alcantara','1955-12-31','hermano',ROW(58,2446175180) )]::familiar_ty[], ARRAY[ ROW('11279067','Zimbabue'),row('null','null') ]::identificacion_ty[], ARRAY[ ROW('Economía','Máster','Auditoria Financiera y Riegos'), ROW('null','null','null') ]::nivel_educativo_ty[],null,'33')," calcext:value-type="string">
            <text:p>('Camilo','Marcos','Melgoza','Roa','1990-09-14',188,87,'marrón oscuro','20/32','no_clasificado','personal_inteligencia_data/foto.png','personal_inteligencia_data/huella_digital.png','personal_inteligencia_data/huella_retina.png',ROW(58,2445816187) ,ROW('70810677','Groenlandia'),ARRAY['inglés','árabe','portugués','francés','null','null']::varchar(50)[], ARRAY[ ROW('Julio',null,'Avelar','Conde','1955-12-31','primo',ROW(58,2443661980) ), ROW('Octavia','Eduviges','Mena','Alcantara','1955-12-31','hermano',ROW(58,2446175180) )]::familiar_ty[], ARRAY[ ROW('11279067','Zimbabue'),row('null','null') ]::identificacion_ty[], ARRAY[ ROW('Economía','Máster','Auditoria Financiera y Riegos'), ROW('null','null','null') ]::nivel_educativo_ty[],null,'33'),</text:p>
          </table:table-cell>
          <table:table-cell table:number-columns-repeated="963"/>
        </table:table-row>
        <table:table-row table:style-name="ro6">
          <table:table-cell table:style-name="ce88" table:formula="of:=[.D95]-9" office:value-type="float" office:value="24" calcext:value-type="float">
            <text:p>24</text:p>
          </table:table-cell>
          <table:table-cell table:style-name="ce9" office:value-type="float" office:value="8" calcext:value-type="float">
            <text:p>8</text:p>
          </table:table-cell>
          <table:table-cell table:style-name="ce88" table:formula="of:=[.A95]+10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hitungwiza</text:p>
          </table:table-cell>
          <table:table-cell office:value-type="string" calcext:value-type="string">
            <text:p>Zimbabu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Ulises'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Delgadillo'</text:p>
          </table:table-cell>
          <table:table-cell office:value-type="string" calcext:value-type="string">
            <text:p>'Vera'</text:p>
          </table:table-cell>
          <table:table-cell table:style-name="ce103" office:value-type="string" calcext:value-type="string">
            <text:p>1988-12-01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75" calcext:value-type="float">
            <text:p>75</text:p>
          </table:table-cell>
          <table:table-cell office:value-type="string" calcext:value-type="string">
            <text:p>verde oscuro</text:p>
          </table:table-cell>
          <table:table-cell table:style-name="ce13" office:value-type="string" calcext:value-type="string">
            <text:p>20/10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87" calcext:value-type="float">
            <text:p>287</text:p>
          </table:table-cell>
          <table:table-cell table:formula="of:=RANDBETWEEN(1000000;9999999)" office:value-type="float" office:value="1764938" calcext:value-type="float">
            <text:p>1764938</text:p>
          </table:table-cell>
          <table:table-cell table:formula="of:=RANDBETWEEN(10000000;99999999)" office:value-type="float" office:value="94755970" calcext:value-type="float">
            <text:p>94755970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Sarabia'</text:p>
          </table:table-cell>
          <table:table-cell table:style-name="ce103" office:value-type="string" calcext:value-type="string">
            <text:p>1942-07-22</text:p>
          </table:table-cell>
          <table:table-cell office:value-type="string" calcext:value-type="string">
            <text:p>abuelo</text:p>
          </table:table-cell>
          <table:table-cell table:style-name="ce14" office:value-type="float" office:value="287" calcext:value-type="float">
            <text:p>287</text:p>
          </table:table-cell>
          <table:table-cell table:style-name="ce89" table:formula="of:=RANDBETWEEN(1000000;9999999)" office:value-type="float" office:value="2460388" calcext:value-type="float">
            <text:p>2460388</text:p>
          </table:table-cell>
          <table:table-cell office:value-type="string" calcext:value-type="string">
            <text:p>'Elois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White'</text:p>
          </table:table-cell>
          <table:table-cell table:style-name="ce103" office:value-type="string" calcext:value-type="string">
            <text:p>1942-07-22</text:p>
          </table:table-cell>
          <table:table-cell office:value-type="string" calcext:value-type="string">
            <text:p>hermano</text:p>
          </table:table-cell>
          <table:table-cell table:style-name="ce14" office:value-type="float" office:value="287" calcext:value-type="float">
            <text:p>287</text:p>
          </table:table-cell>
          <table:table-cell table:style-name="ce89" table:formula="of:=RANDBETWEEN(1000000;9999999)" office:value-type="float" office:value="8276873" calcext:value-type="float">
            <text:p>8276873</text:p>
          </table:table-cell>
          <table:table-cell table:style-name="ce89" table:formula="of:=RANDBETWEEN(10000000;100000000)" office:value-type="float" office:value="20457895" calcext:value-type="float">
            <text:p>20457895</text:p>
          </table:table-cell>
          <table:table-cell table:formula="of:=[.F95]" office:value-type="string" office:string-value="Zimbabue" calcext:value-type="string">
            <text:p>Zimbabue</text:p>
          </table:table-cell>
          <table:table-cell table:style-name="ce89" table:formula="of:=RANDBETWEEN(10000000;100000000)" office:value-type="float" office:value="46712291" calcext:value-type="float">
            <text:p>46712291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Filosofía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95]" office:value-type="float" office:value="33" calcext:value-type="float">
            <text:p>33</text:p>
          </table:table-cell>
          <table:table-cell/>
          <table:table-cell table:style-name="ce15" table:formula="of:=CONCATENATE(&quot;(&quot;;[.J95];&quot;,&quot;;[.K95];&quot;,&quot;;[.L95];&quot;,&quot;;[.M95];&quot;,'&quot;;[.N95];&quot;',&quot;;[.O95];&quot;,&quot;;[.P95];&quot;,'&quot;;[.Q95];&quot;','&quot;;[.R95];&quot;','&quot;;[.S95];&quot;',&quot;;[.T95];&quot;,&quot;;[.U95];&quot;,&quot;;[.V95];&quot;,ROW(58,&quot;;[.W95];[.X95];&quot;) ,ROW('&quot;;[.Y95];&quot;','&quot;;[.Z95];&quot;'),ARRAY['&quot;;[.AA95];&quot;','&quot;;[.AB95];&quot;','&quot;;[.AC95];&quot;','&quot;;[.AD95];&quot;','&quot;;[.AE95];&quot;','&quot;;[.AF95];&quot;']::varchar(50)[], ARRAY[ ROW(&quot;;[.AG95];&quot;,&quot;;[.AH95];&quot;,&quot;;[.AI95];&quot;,&quot;;[.AJ95];&quot;,'&quot;;[.AK95];&quot;','&quot;;[.AL95];&quot;',ROW(58,&quot;;[.AM95];[.AN95];&quot;) ), ROW(&quot;;[.AO95];&quot;,&quot;;[.AP95];&quot;,&quot;;[.AQ95];&quot;,&quot;;[.AR95];&quot;,'&quot;;[.AS95];&quot;','&quot;;[.AT95];&quot;',ROW(58,&quot;;[.AU95];[.AV95];&quot;) )]::familiar_ty[], ARRAY[ ROW('&quot;;[.AW95];&quot;','&quot;;[.AX95];&quot;'),row('&quot;;[.AY95];&quot;','&quot;;[.AZ95];&quot;') ]::identificacion_ty[], ARRAY[ ROW('&quot;;[.BA95];&quot;','&quot;;[.BB95];&quot;','&quot;;[.BC95];&quot;'), ROW('&quot;;[.BD95];&quot;','&quot;;[.BE95];&quot;','&quot;;[.BF95];&quot;') ]::nivel_educativo_ty[],null,'&quot;;[.BG95];&quot;'),&quot;)" office:value-type="string" office:string-value="('Ulises','Jhoan','Delgadillo','Vera','1988-12-01',161,75,'verde oscuro','20/100','confidencial','personal_inteligencia_data/foto.png','personal_inteligencia_data/huella_digital.png','personal_inteligencia_data/huella_retina.png',ROW(58,2871764938) ,ROW('94755970','Irlanda'),ARRAY['español','inglés','hindi','ruso','null','null']::varchar(50)[], ARRAY[ ROW('Valerio','Carmona','Solis','Sarabia','1942-07-22','abuelo',ROW(58,2872460388) ), ROW('Eloisa',null,'Nolasco','White','1942-07-22','hermano',ROW(58,2878276873) )]::familiar_ty[], ARRAY[ ROW('20457895','Zimbabue'),row('46712291','Holanda') ]::identificacion_ty[], ARRAY[ ROW('Filosofía','null','null'), ROW('null','null','null') ]::nivel_educativo_ty[],null,'33')," calcext:value-type="string">
            <text:p>('Ulises','Jhoan','Delgadillo','Vera','1988-12-01',161,75,'verde oscuro','20/100','confidencial','personal_inteligencia_data/foto.png','personal_inteligencia_data/huella_digital.png','personal_inteligencia_data/huella_retina.png',ROW(58,2871764938) ,ROW('94755970','Irlanda'),ARRAY['español','inglés','hindi','ruso','null','null']::varchar(50)[], ARRAY[ ROW('Valerio','Carmona','Solis','Sarabia','1942-07-22','abuelo',ROW(58,2872460388) ), ROW('Eloisa',null,'Nolasco','White','1942-07-22','hermano',ROW(58,2878276873) )]::familiar_ty[], ARRAY[ ROW('20457895','Zimbabue'),row('46712291','Holanda') ]::identificacion_ty[], ARRAY[ ROW('Filosofía','null','null'), ROW('null','null','null') ]::nivel_educativo_ty[],null,'33'),</text:p>
          </table:table-cell>
          <table:table-cell table:number-columns-repeated="963"/>
        </table:table-row>
        <table:table-row table:style-name="ro6">
          <table:table-cell table:style-name="ce88" table:formula="of:=[.D96]-9" office:value-type="float" office:value="24" calcext:value-type="float">
            <text:p>24</text:p>
          </table:table-cell>
          <table:table-cell table:style-name="ce9" office:value-type="float" office:value="8" calcext:value-type="float">
            <text:p>8</text:p>
          </table:table-cell>
          <table:table-cell table:style-name="ce88" table:formula="of:=[.A96]+10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hitungwiza</text:p>
          </table:table-cell>
          <table:table-cell office:value-type="string" calcext:value-type="string">
            <text:p>Zimbabu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Paula'</text:p>
          </table:table-cell>
          <table:table-cell office:value-type="string" calcext:value-type="string">
            <text:p>'Laila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Mora'</text:p>
          </table:table-cell>
          <table:table-cell table:style-name="ce103" office:value-type="string" calcext:value-type="string">
            <text:p>1990-02-06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float" office:value="77" calcext:value-type="float">
            <text:p>77</text:p>
          </table:table-cell>
          <table:table-cell office:value-type="string" calcext:value-type="string">
            <text:p>verde oscuro</text:p>
          </table:table-cell>
          <table:table-cell table:style-name="ce13" office:value-type="string" calcext:value-type="string">
            <text:p>20/32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4979564" calcext:value-type="float">
            <text:p>4979564</text:p>
          </table:table-cell>
          <table:table-cell table:formula="of:=RANDBETWEEN(10000000;99999999)" office:value-type="float" office:value="19822750" calcext:value-type="float">
            <text:p>19822750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Quiroga'</text:p>
          </table:table-cell>
          <table:table-cell table:style-name="ce103" office:value-type="string" calcext:value-type="string">
            <text:p>1969-05-14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2765059" calcext:value-type="float">
            <text:p>2765059</text:p>
          </table:table-cell>
          <table:table-cell office:value-type="string" calcext:value-type="string">
            <text:p>'Perla'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Lima'</text:p>
          </table:table-cell>
          <table:table-cell office:value-type="string" calcext:value-type="string">
            <text:p>'Valentin'</text:p>
          </table:table-cell>
          <table:table-cell table:style-name="ce103" office:value-type="string" calcext:value-type="string">
            <text:p>1969-05-14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2650317" calcext:value-type="float">
            <text:p>2650317</text:p>
          </table:table-cell>
          <table:table-cell table:style-name="ce89" table:formula="of:=RANDBETWEEN(10000000;100000000)" office:value-type="float" office:value="98914632" calcext:value-type="float">
            <text:p>98914632</text:p>
          </table:table-cell>
          <table:table-cell table:formula="of:=[.F96]" office:value-type="string" office:string-value="Zimbabue" calcext:value-type="string">
            <text:p>Zimbabue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96]" office:value-type="float" office:value="33" calcext:value-type="float">
            <text:p>33</text:p>
          </table:table-cell>
          <table:table-cell/>
          <table:table-cell table:style-name="ce15" table:formula="of:=CONCATENATE(&quot;(&quot;;[.J96];&quot;,&quot;;[.K96];&quot;,&quot;;[.L96];&quot;,&quot;;[.M96];&quot;,'&quot;;[.N96];&quot;',&quot;;[.O96];&quot;,&quot;;[.P96];&quot;,'&quot;;[.Q96];&quot;','&quot;;[.R96];&quot;','&quot;;[.S96];&quot;',&quot;;[.T96];&quot;,&quot;;[.U96];&quot;,&quot;;[.V96];&quot;,ROW(58,&quot;;[.W96];[.X96];&quot;) ,ROW('&quot;;[.Y96];&quot;','&quot;;[.Z96];&quot;'),ARRAY['&quot;;[.AA96];&quot;','&quot;;[.AB96];&quot;','&quot;;[.AC96];&quot;','&quot;;[.AD96];&quot;','&quot;;[.AE96];&quot;','&quot;;[.AF96];&quot;']::varchar(50)[], ARRAY[ ROW(&quot;;[.AG96];&quot;,&quot;;[.AH96];&quot;,&quot;;[.AI96];&quot;,&quot;;[.AJ96];&quot;,'&quot;;[.AK96];&quot;','&quot;;[.AL96];&quot;',ROW(58,&quot;;[.AM96];[.AN96];&quot;) ), ROW(&quot;;[.AO96];&quot;,&quot;;[.AP96];&quot;,&quot;;[.AQ96];&quot;,&quot;;[.AR96];&quot;,'&quot;;[.AS96];&quot;','&quot;;[.AT96];&quot;',ROW(58,&quot;;[.AU96];[.AV96];&quot;) )]::familiar_ty[], ARRAY[ ROW('&quot;;[.AW96];&quot;','&quot;;[.AX96];&quot;'),row('&quot;;[.AY96];&quot;','&quot;;[.AZ96];&quot;') ]::identificacion_ty[], ARRAY[ ROW('&quot;;[.BA96];&quot;','&quot;;[.BB96];&quot;','&quot;;[.BC96];&quot;'), ROW('&quot;;[.BD96];&quot;','&quot;;[.BE96];&quot;','&quot;;[.BF96];&quot;') ]::nivel_educativo_ty[],null,'&quot;;[.BG96];&quot;'),&quot;)" office:value-type="string" office:string-value="('Paula','Laila','Serna','Mora','1990-02-06',176,77,'verde oscuro','20/32','top_secret','personal_inteligencia_data/foto.png','personal_inteligencia_data/huella_digital.png','personal_inteligencia_data/huella_retina.png',ROW(58,4144979564) ,ROW('19822750','Taiwán'),ARRAY['inglés','árabe','portugués','francés','null','null']::varchar(50)[], ARRAY[ ROW('Celeste','Jessica','Maravilla','Quiroga','1969-05-14','hermano',ROW(58,2122765059) ), ROW('Perla','Gloria','Lima','Valentin','1969-05-14','hermano',ROW(58,2122650317) )]::familiar_ty[], ARRAY[ ROW('98914632','Zimbabue'),row('null','null') ]::identificacion_ty[], ARRAY[ ROW('Economía','null','null'), ROW('Criminología','null','null') ]::nivel_educativo_ty[],null,'33')," calcext:value-type="string">
            <text:p>('Paula','Laila','Serna','Mora','1990-02-06',176,77,'verde oscuro','20/32','top_secret','personal_inteligencia_data/foto.png','personal_inteligencia_data/huella_digital.png','personal_inteligencia_data/huella_retina.png',ROW(58,4144979564) ,ROW('19822750','Taiwán'),ARRAY['inglés','árabe','portugués','francés','null','null']::varchar(50)[], ARRAY[ ROW('Celeste','Jessica','Maravilla','Quiroga','1969-05-14','hermano',ROW(58,2122765059) ), ROW('Perla','Gloria','Lima','Valentin','1969-05-14','hermano',ROW(58,2122650317) )]::familiar_ty[], ARRAY[ ROW('98914632','Zimbabue'),row('null','null') ]::identificacion_ty[], ARRAY[ ROW('Economía','null','null'), ROW('Criminología','null','null') ]::nivel_educativo_ty[],null,'33'),</text:p>
          </table:table-cell>
          <table:table-cell table:number-columns-repeated="963"/>
        </table:table-row>
        <table:table-row table:style-name="ro6">
          <table:table-cell table:style-name="ce88" table:formula="of:=[.D97]-9" office:value-type="float" office:value="25" calcext:value-type="float">
            <text:p>25</text:p>
          </table:table-cell>
          <table:table-cell table:style-name="ce9" office:value-type="float" office:value="9" calcext:value-type="float">
            <text:p>9</text:p>
          </table:table-cell>
          <table:table-cell table:style-name="ce88" table:formula="of:=[.A97]+10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Australia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onstancia'</text:p>
          </table:table-cell>
          <table:table-cell office:value-type="string" calcext:value-type="string">
            <text:p>'Sheila'</text:p>
          </table:table-cell>
          <table:table-cell office:value-type="string" calcext:value-type="string">
            <text:p>'Olivo'</text:p>
          </table:table-cell>
          <table:table-cell office:value-type="string" calcext:value-type="string">
            <text:p>'Cifuentes'</text:p>
          </table:table-cell>
          <table:table-cell table:style-name="ce103" office:value-type="string" calcext:value-type="string">
            <text:p>1990-08-28</text:p>
          </table:table-cell>
          <table:table-cell table:style-name="ce12" office:value-type="float" office:value="166" calcext:value-type="float">
            <text:p>166</text:p>
          </table:table-cell>
          <table:table-cell table:style-name="ce12" office:value-type="float" office:value="85" calcext:value-type="float">
            <text:p>85</text:p>
          </table:table-cell>
          <table:table-cell office:value-type="string" calcext:value-type="string">
            <text:p>marrón claro</text:p>
          </table:table-cell>
          <table:table-cell table:style-name="ce13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61" calcext:value-type="float">
            <text:p>261</text:p>
          </table:table-cell>
          <table:table-cell table:formula="of:=RANDBETWEEN(1000000;9999999)" office:value-type="float" office:value="6188683" calcext:value-type="float">
            <text:p>6188683</text:p>
          </table:table-cell>
          <table:table-cell table:formula="of:=RANDBETWEEN(10000000;99999999)" office:value-type="float" office:value="22865341" calcext:value-type="float">
            <text:p>22865341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Aguirre'</text:p>
          </table:table-cell>
          <table:table-cell office:value-type="string" calcext:value-type="string">
            <text:p>'Covarrubias'</text:p>
          </table:table-cell>
          <table:table-cell table:style-name="ce103" office:value-type="string" calcext:value-type="string">
            <text:p>1954-01-12</text:p>
          </table:table-cell>
          <table:table-cell office:value-type="string" calcext:value-type="string">
            <text:p>padre</text:p>
          </table:table-cell>
          <table:table-cell table:style-name="ce14" office:value-type="float" office:value="261" calcext:value-type="float">
            <text:p>261</text:p>
          </table:table-cell>
          <table:table-cell table:style-name="ce89" table:formula="of:=RANDBETWEEN(1000000;9999999)" office:value-type="float" office:value="5983204" calcext:value-type="float">
            <text:p>5983204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izarro'</text:p>
          </table:table-cell>
          <table:table-cell office:value-type="string" calcext:value-type="string">
            <text:p>'Santiago'</text:p>
          </table:table-cell>
          <table:table-cell table:style-name="ce103" office:value-type="string" calcext:value-type="string">
            <text:p>1954-01-12</text:p>
          </table:table-cell>
          <table:table-cell office:value-type="string" calcext:value-type="string">
            <text:p>padre</text:p>
          </table:table-cell>
          <table:table-cell table:style-name="ce14" office:value-type="float" office:value="261" calcext:value-type="float">
            <text:p>261</text:p>
          </table:table-cell>
          <table:table-cell table:style-name="ce89" table:formula="of:=RANDBETWEEN(1000000;9999999)" office:value-type="float" office:value="7572408" calcext:value-type="float">
            <text:p>7572408</text:p>
          </table:table-cell>
          <table:table-cell table:style-name="ce89" table:formula="of:=RANDBETWEEN(10000000;100000000)" office:value-type="float" office:value="20873835" calcext:value-type="float">
            <text:p>20873835</text:p>
          </table:table-cell>
          <table:table-cell table:formula="of:=[.F97]" office:value-type="string" office:string-value="Australia" calcext:value-type="string">
            <text:p>Australia</text:p>
          </table:table-cell>
          <table:table-cell table:style-name="ce89" table:formula="of:=RANDBETWEEN(10000000;100000000)" office:value-type="float" office:value="90853713" calcext:value-type="float">
            <text:p>9085371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Derecho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97]" office:value-type="float" office:value="34" calcext:value-type="float">
            <text:p>34</text:p>
          </table:table-cell>
          <table:table-cell/>
          <table:table-cell table:style-name="ce15" table:formula="of:=CONCATENATE(&quot;(&quot;;[.J97];&quot;,&quot;;[.K97];&quot;,&quot;;[.L97];&quot;,&quot;;[.M97];&quot;,'&quot;;[.N97];&quot;',&quot;;[.O97];&quot;,&quot;;[.P97];&quot;,'&quot;;[.Q97];&quot;','&quot;;[.R97];&quot;','&quot;;[.S97];&quot;',&quot;;[.T97];&quot;,&quot;;[.U97];&quot;,&quot;;[.V97];&quot;,ROW(58,&quot;;[.W97];[.X97];&quot;) ,ROW('&quot;;[.Y97];&quot;','&quot;;[.Z97];&quot;'),ARRAY['&quot;;[.AA97];&quot;','&quot;;[.AB97];&quot;','&quot;;[.AC97];&quot;','&quot;;[.AD97];&quot;','&quot;;[.AE97];&quot;','&quot;;[.AF97];&quot;']::varchar(50)[], ARRAY[ ROW(&quot;;[.AG97];&quot;,&quot;;[.AH97];&quot;,&quot;;[.AI97];&quot;,&quot;;[.AJ97];&quot;,'&quot;;[.AK97];&quot;','&quot;;[.AL97];&quot;',ROW(58,&quot;;[.AM97];[.AN97];&quot;) ), ROW(&quot;;[.AO97];&quot;,&quot;;[.AP97];&quot;,&quot;;[.AQ97];&quot;,&quot;;[.AR97];&quot;,'&quot;;[.AS97];&quot;','&quot;;[.AT97];&quot;',ROW(58,&quot;;[.AU97];[.AV97];&quot;) )]::familiar_ty[], ARRAY[ ROW('&quot;;[.AW97];&quot;','&quot;;[.AX97];&quot;'),row('&quot;;[.AY97];&quot;','&quot;;[.AZ97];&quot;') ]::identificacion_ty[], ARRAY[ ROW('&quot;;[.BA97];&quot;','&quot;;[.BB97];&quot;','&quot;;[.BC97];&quot;'), ROW('&quot;;[.BD97];&quot;','&quot;;[.BE97];&quot;','&quot;;[.BF97];&quot;') ]::nivel_educativo_ty[],null,'&quot;;[.BG97];&quot;'),&quot;)" office:value-type="string" office:string-value="('Constancia','Sheila','Olivo','Cifuentes','1990-08-28',166,85,'marrón claro','20/20','no_clasificado','personal_inteligencia_data/foto.png','personal_inteligencia_data/huella_digital.png','personal_inteligencia_data/huella_retina.png',ROW(58,2616188683) ,ROW('22865341','Groenlandia'),ARRAY['español','inglés','hindi','ruso','mandarín','null']::varchar(50)[], ARRAY[ ROW('Javier','Valentin','Aguirre','Covarrubias','1954-01-12','padre',ROW(58,2615983204) ), ROW('Dulcinea',null,'Pizarro','Santiago','1954-01-12','padre',ROW(58,2617572408) )]::familiar_ty[], ARRAY[ ROW('20873835','Australia'),row('90853713','Uganda') ]::identificacion_ty[], ARRAY[ ROW('Derecho','null','null'), ROW('null','null','null') ]::nivel_educativo_ty[],null,'34')," calcext:value-type="string">
            <text:p>('Constancia','Sheila','Olivo','Cifuentes','1990-08-28',166,85,'marrón claro','20/20','no_clasificado','personal_inteligencia_data/foto.png','personal_inteligencia_data/huella_digital.png','personal_inteligencia_data/huella_retina.png',ROW(58,2616188683) ,ROW('22865341','Groenlandia'),ARRAY['español','inglés','hindi','ruso','mandarín','null']::varchar(50)[], ARRAY[ ROW('Javier','Valentin','Aguirre','Covarrubias','1954-01-12','padre',ROW(58,2615983204) ), ROW('Dulcinea',null,'Pizarro','Santiago','1954-01-12','padre',ROW(58,2617572408) )]::familiar_ty[], ARRAY[ ROW('20873835','Australia'),row('90853713','Uganda') ]::identificacion_ty[], ARRAY[ ROW('Derecho','null','null'), ROW('null','null','null') ]::nivel_educativo_ty[],null,'34'),</text:p>
          </table:table-cell>
          <table:table-cell table:number-columns-repeated="963"/>
        </table:table-row>
        <table:table-row table:style-name="ro6">
          <table:table-cell table:style-name="ce88" table:formula="of:=[.D98]-9" office:value-type="float" office:value="25" calcext:value-type="float">
            <text:p>25</text:p>
          </table:table-cell>
          <table:table-cell table:style-name="ce9" office:value-type="float" office:value="9" calcext:value-type="float">
            <text:p>9</text:p>
          </table:table-cell>
          <table:table-cell table:style-name="ce88" table:formula="of:=[.A98]+10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Australi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Sebastia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itchell'</text:p>
          </table:table-cell>
          <table:table-cell office:value-type="string" calcext:value-type="string">
            <text:p>'Hill'</text:p>
          </table:table-cell>
          <table:table-cell table:style-name="ce103" office:value-type="string" calcext:value-type="string">
            <text:p>1997-12-16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86" calcext:value-type="float">
            <text:p>86</text:p>
          </table:table-cell>
          <table:table-cell office:value-type="string" calcext:value-type="string">
            <text:p>verde claro</text:p>
          </table:table-cell>
          <table:table-cell table:style-name="ce13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44" calcext:value-type="float">
            <text:p>244</text:p>
          </table:table-cell>
          <table:table-cell table:formula="of:=RANDBETWEEN(1000000;9999999)" office:value-type="float" office:value="1715237" calcext:value-type="float">
            <text:p>1715237</text:p>
          </table:table-cell>
          <table:table-cell table:formula="of:=RANDBETWEEN(10000000;99999999)" office:value-type="float" office:value="11550822" calcext:value-type="float">
            <text:p>11550822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illa'</text:p>
          </table:table-cell>
          <table:table-cell office:value-type="string" calcext:value-type="string">
            <text:p>'Tejeda'</text:p>
          </table:table-cell>
          <table:table-cell table:style-name="ce103" office:value-type="string" calcext:value-type="string">
            <text:p>1945-07-24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89" table:formula="of:=RANDBETWEEN(1000000;9999999)" office:value-type="float" office:value="6667665" calcext:value-type="float">
            <text:p>6667665</text:p>
          </table:table-cell>
          <table:table-cell office:value-type="string" calcext:value-type="string">
            <text:p>'Mia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Avalos'</text:p>
          </table:table-cell>
          <table:table-cell office:value-type="string" calcext:value-type="string">
            <text:p>'Castaneda'</text:p>
          </table:table-cell>
          <table:table-cell table:style-name="ce103" office:value-type="string" calcext:value-type="string">
            <text:p>1945-07-24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89" table:formula="of:=RANDBETWEEN(1000000;9999999)" office:value-type="float" office:value="9637420" calcext:value-type="float">
            <text:p>9637420</text:p>
          </table:table-cell>
          <table:table-cell table:style-name="ce89" table:formula="of:=RANDBETWEEN(10000000;100000000)" office:value-type="float" office:value="67417412" calcext:value-type="float">
            <text:p>67417412</text:p>
          </table:table-cell>
          <table:table-cell table:formula="of:=[.F98]" office:value-type="string" office:string-value="Australia" calcext:value-type="string">
            <text:p>Australi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98]" office:value-type="float" office:value="34" calcext:value-type="float">
            <text:p>34</text:p>
          </table:table-cell>
          <table:table-cell/>
          <table:table-cell table:style-name="ce15" table:formula="of:=CONCATENATE(&quot;(&quot;;[.J98];&quot;,&quot;;[.K98];&quot;,&quot;;[.L98];&quot;,&quot;;[.M98];&quot;,'&quot;;[.N98];&quot;',&quot;;[.O98];&quot;,&quot;;[.P98];&quot;,'&quot;;[.Q98];&quot;','&quot;;[.R98];&quot;','&quot;;[.S98];&quot;',&quot;;[.T98];&quot;,&quot;;[.U98];&quot;,&quot;;[.V98];&quot;,ROW(58,&quot;;[.W98];[.X98];&quot;) ,ROW('&quot;;[.Y98];&quot;','&quot;;[.Z98];&quot;'),ARRAY['&quot;;[.AA98];&quot;','&quot;;[.AB98];&quot;','&quot;;[.AC98];&quot;','&quot;;[.AD98];&quot;','&quot;;[.AE98];&quot;','&quot;;[.AF98];&quot;']::varchar(50)[], ARRAY[ ROW(&quot;;[.AG98];&quot;,&quot;;[.AH98];&quot;,&quot;;[.AI98];&quot;,&quot;;[.AJ98];&quot;,'&quot;;[.AK98];&quot;','&quot;;[.AL98];&quot;',ROW(58,&quot;;[.AM98];[.AN98];&quot;) ), ROW(&quot;;[.AO98];&quot;,&quot;;[.AP98];&quot;,&quot;;[.AQ98];&quot;,&quot;;[.AR98];&quot;,'&quot;;[.AS98];&quot;','&quot;;[.AT98];&quot;',ROW(58,&quot;;[.AU98];[.AV98];&quot;) )]::familiar_ty[], ARRAY[ ROW('&quot;;[.AW98];&quot;','&quot;;[.AX98];&quot;'),row('&quot;;[.AY98];&quot;','&quot;;[.AZ98];&quot;') ]::identificacion_ty[], ARRAY[ ROW('&quot;;[.BA98];&quot;','&quot;;[.BB98];&quot;','&quot;;[.BC98];&quot;'), ROW('&quot;;[.BD98];&quot;','&quot;;[.BE98];&quot;','&quot;;[.BF98];&quot;') ]::nivel_educativo_ty[],null,'&quot;;[.BG98];&quot;'),&quot;)" office:value-type="string" office:string-value="('Sebastian',null,'Mitchell','Hill','1997-12-16',167,86,'verde claro','20/32','no_clasificado','personal_inteligencia_data/foto.png','personal_inteligencia_data/huella_digital.png','personal_inteligencia_data/huella_retina.png',ROW(58,2441715237) ,ROW('11550822','Irlanda'),ARRAY['español','inglés','hindi','ruso','mandarín','null']::varchar(50)[], ARRAY[ ROW('Arturo',null,'Villa','Tejeda','1945-07-24','abuelo',ROW(58,4126667665) ), ROW('Mia','Caridad','Avalos','Castaneda','1945-07-24','hermano',ROW(58,4129637420) )]::familiar_ty[], ARRAY[ ROW('67417412','Australia'),row('null','null') ]::identificacion_ty[], ARRAY[ ROW('Criminología','null','null'), ROW('Ingeniería Informática','null','null') ]::nivel_educativo_ty[],null,'34')," calcext:value-type="string">
            <text:p>('Sebastian',null,'Mitchell','Hill','1997-12-16',167,86,'verde claro','20/32','no_clasificado','personal_inteligencia_data/foto.png','personal_inteligencia_data/huella_digital.png','personal_inteligencia_data/huella_retina.png',ROW(58,2441715237) ,ROW('11550822','Irlanda'),ARRAY['español','inglés','hindi','ruso','mandarín','null']::varchar(50)[], ARRAY[ ROW('Arturo',null,'Villa','Tejeda','1945-07-24','abuelo',ROW(58,4126667665) ), ROW('Mia','Caridad','Avalos','Castaneda','1945-07-24','hermano',ROW(58,4129637420) )]::familiar_ty[], ARRAY[ ROW('67417412','Australia'),row('null','null') ]::identificacion_ty[], ARRAY[ ROW('Criminología','null','null'), ROW('Ingeniería Informática','null','null') ]::nivel_educativo_ty[],null,'34'),</text:p>
          </table:table-cell>
          <table:table-cell table:number-columns-repeated="963"/>
        </table:table-row>
        <table:table-row table:style-name="ro6">
          <table:table-cell table:style-name="ce88" table:formula="of:=[.D99]-9" office:value-type="float" office:value="25" calcext:value-type="float">
            <text:p>25</text:p>
          </table:table-cell>
          <table:table-cell table:style-name="ce9" office:value-type="float" office:value="9" calcext:value-type="float">
            <text:p>9</text:p>
          </table:table-cell>
          <table:table-cell table:style-name="ce88" table:formula="of:=[.A99]+10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Australia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Gabrie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Holguin'</text:p>
          </table:table-cell>
          <table:table-cell table:style-name="ce103" office:value-type="string" calcext:value-type="string">
            <text:p>1983-09-16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93" calcext:value-type="float">
            <text:p>93</text:p>
          </table:table-cell>
          <table:table-cell office:value-type="string" calcext:value-type="string">
            <text:p>verde claro</text:p>
          </table:table-cell>
          <table:table-cell table:style-name="ce13" office:value-type="string" calcext:value-type="string">
            <text:p>20/16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2081603" calcext:value-type="float">
            <text:p>2081603</text:p>
          </table:table-cell>
          <table:table-cell table:formula="of:=RANDBETWEEN(10000000;99999999)" office:value-type="float" office:value="41531022" calcext:value-type="float">
            <text:p>41531022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abriel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Batista'</text:p>
          </table:table-cell>
          <table:table-cell office:value-type="string" calcext:value-type="string">
            <text:p>'Moreno'</text:p>
          </table:table-cell>
          <table:table-cell table:style-name="ce103" office:value-type="string" calcext:value-type="string">
            <text:p>1967-09-29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1853209" calcext:value-type="float">
            <text:p>1853209</text:p>
          </table:table-cell>
          <table:table-cell office:value-type="string" calcext:value-type="string">
            <text:p>'Benicio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Morris'</text:p>
          </table:table-cell>
          <table:table-cell office:value-type="string" calcext:value-type="string">
            <text:p>'Gray'</text:p>
          </table:table-cell>
          <table:table-cell table:style-name="ce103" office:value-type="string" calcext:value-type="string">
            <text:p>1967-09-29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2468066" calcext:value-type="float">
            <text:p>2468066</text:p>
          </table:table-cell>
          <table:table-cell table:style-name="ce89" table:formula="of:=RANDBETWEEN(10000000;100000000)" office:value-type="float" office:value="35504966" calcext:value-type="float">
            <text:p>35504966</text:p>
          </table:table-cell>
          <table:table-cell table:formula="of:=[.F99]" office:value-type="string" office:string-value="Australia" calcext:value-type="string">
            <text:p>Australi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99]" office:value-type="float" office:value="34" calcext:value-type="float">
            <text:p>34</text:p>
          </table:table-cell>
          <table:table-cell/>
          <table:table-cell table:style-name="ce15" table:formula="of:=CONCATENATE(&quot;(&quot;;[.J99];&quot;,&quot;;[.K99];&quot;,&quot;;[.L99];&quot;,&quot;;[.M99];&quot;,'&quot;;[.N99];&quot;',&quot;;[.O99];&quot;,&quot;;[.P99];&quot;,'&quot;;[.Q99];&quot;','&quot;;[.R99];&quot;','&quot;;[.S99];&quot;',&quot;;[.T99];&quot;,&quot;;[.U99];&quot;,&quot;;[.V99];&quot;,ROW(58,&quot;;[.W99];[.X99];&quot;) ,ROW('&quot;;[.Y99];&quot;','&quot;;[.Z99];&quot;'),ARRAY['&quot;;[.AA99];&quot;','&quot;;[.AB99];&quot;','&quot;;[.AC99];&quot;','&quot;;[.AD99];&quot;','&quot;;[.AE99];&quot;','&quot;;[.AF99];&quot;']::varchar(50)[], ARRAY[ ROW(&quot;;[.AG99];&quot;,&quot;;[.AH99];&quot;,&quot;;[.AI99];&quot;,&quot;;[.AJ99];&quot;,'&quot;;[.AK99];&quot;','&quot;;[.AL99];&quot;',ROW(58,&quot;;[.AM99];[.AN99];&quot;) ), ROW(&quot;;[.AO99];&quot;,&quot;;[.AP99];&quot;,&quot;;[.AQ99];&quot;,&quot;;[.AR99];&quot;,'&quot;;[.AS99];&quot;','&quot;;[.AT99];&quot;',ROW(58,&quot;;[.AU99];[.AV99];&quot;) )]::familiar_ty[], ARRAY[ ROW('&quot;;[.AW99];&quot;','&quot;;[.AX99];&quot;'),row('&quot;;[.AY99];&quot;','&quot;;[.AZ99];&quot;') ]::identificacion_ty[], ARRAY[ ROW('&quot;;[.BA99];&quot;','&quot;;[.BB99];&quot;','&quot;;[.BC99];&quot;'), ROW('&quot;;[.BD99];&quot;','&quot;;[.BE99];&quot;','&quot;;[.BF99];&quot;') ]::nivel_educativo_ty[],null,'&quot;;[.BG99];&quot;'),&quot;)" office:value-type="string" office:string-value="('Gabriela',null,'Vallejo','Holguin','1983-09-16',180,93,'verde claro','20/160','confidencial','personal_inteligencia_data/foto.png','personal_inteligencia_data/huella_digital.png','personal_inteligencia_data/huella_retina.png',ROW(58,2122081603) ,ROW('41531022','Taiwán'),ARRAY['español','inglés','hindi','ruso','mandarín','null']::varchar(50)[], ARRAY[ ROW('Gabriel','Caligula','Batista','Moreno','1967-09-29','abuelo',ROW(58,2121853209) ), ROW('Benicio','Victor','Morris','Gray','1967-09-29','hermano',ROW(58,2122468066) )]::familiar_ty[], ARRAY[ ROW('35504966','Australia'),row('null','null') ]::identificacion_ty[], ARRAY[ ROW('Derecho','null','null'), ROW('null','null','null') ]::nivel_educativo_ty[],null,'34')," calcext:value-type="string">
            <text:p>('Gabriela',null,'Vallejo','Holguin','1983-09-16',180,93,'verde claro','20/160','confidencial','personal_inteligencia_data/foto.png','personal_inteligencia_data/huella_digital.png','personal_inteligencia_data/huella_retina.png',ROW(58,2122081603) ,ROW('41531022','Taiwán'),ARRAY['español','inglés','hindi','ruso','mandarín','null']::varchar(50)[], ARRAY[ ROW('Gabriel','Caligula','Batista','Moreno','1967-09-29','abuelo',ROW(58,2121853209) ), ROW('Benicio','Victor','Morris','Gray','1967-09-29','hermano',ROW(58,2122468066) )]::familiar_ty[], ARRAY[ ROW('35504966','Australia'),row('null','null') ]::identificacion_ty[], ARRAY[ ROW('Derecho','null','null'), ROW('null','null','null') ]::nivel_educativo_ty[],null,'34'),</text:p>
          </table:table-cell>
          <table:table-cell table:number-columns-repeated="963"/>
        </table:table-row>
        <table:table-row table:style-name="ro6">
          <table:table-cell table:style-name="ce88" table:formula="of:=[.D100]-9" office:value-type="float" office:value="26" calcext:value-type="float">
            <text:p>26</text:p>
          </table:table-cell>
          <table:table-cell table:style-name="ce9" office:value-type="float" office:value="9" calcext:value-type="float">
            <text:p>9</text:p>
          </table:table-cell>
          <table:table-cell table:style-name="ce88" table:formula="of:=[.A100]+10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Australi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Ema'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Mendez'</text:p>
          </table:table-cell>
          <table:table-cell table:style-name="ce103" office:value-type="string" calcext:value-type="string">
            <text:p>1991-01-31</text:p>
          </table:table-cell>
          <table:table-cell table:style-name="ce12" office:value-type="float" office:value="177" calcext:value-type="float">
            <text:p>177</text:p>
          </table:table-cell>
          <table:table-cell table:style-name="ce12" office:value-type="float" office:value="76" calcext:value-type="float">
            <text:p>76</text:p>
          </table:table-cell>
          <table:table-cell office:value-type="string" calcext:value-type="string">
            <text:p>marrón oscuro</text:p>
          </table:table-cell>
          <table:table-cell table:style-name="ce13" office:value-type="string" calcext:value-type="string">
            <text:p>20/32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4" office:value-type="float" office:value="244" calcext:value-type="float">
            <text:p>244</text:p>
          </table:table-cell>
          <table:table-cell table:formula="of:=RANDBETWEEN(1000000;9999999)" office:value-type="float" office:value="9323587" calcext:value-type="float">
            <text:p>9323587</text:p>
          </table:table-cell>
          <table:table-cell table:formula="of:=RANDBETWEEN(10000000;99999999)" office:value-type="float" office:value="77566610" calcext:value-type="float">
            <text:p>77566610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Huerta'</text:p>
          </table:table-cell>
          <table:table-cell office:value-type="string" calcext:value-type="string">
            <text:p>'Quesada'</text:p>
          </table:table-cell>
          <table:table-cell table:style-name="ce103" office:value-type="string" calcext:value-type="string">
            <text:p>1955-01-04</text:p>
          </table:table-cell>
          <table:table-cell office:value-type="string" calcext:value-type="string">
            <text:p>madre</text:p>
          </table:table-cell>
          <table:table-cell table:style-name="ce14" office:value-type="float" office:value="244" calcext:value-type="float">
            <text:p>244</text:p>
          </table:table-cell>
          <table:table-cell table:style-name="ce89" table:formula="of:=RANDBETWEEN(1000000;9999999)" office:value-type="float" office:value="3481217" calcext:value-type="float">
            <text:p>3481217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rpio'</text:p>
          </table:table-cell>
          <table:table-cell office:value-type="string" calcext:value-type="string">
            <text:p>'Thomas'</text:p>
          </table:table-cell>
          <table:table-cell table:style-name="ce103" office:value-type="string" calcext:value-type="string">
            <text:p>1955-01-04</text:p>
          </table:table-cell>
          <table:table-cell office:value-type="string" calcext:value-type="string">
            <text:p>madre</text:p>
          </table:table-cell>
          <table:table-cell table:style-name="ce14" office:value-type="float" office:value="244" calcext:value-type="float">
            <text:p>244</text:p>
          </table:table-cell>
          <table:table-cell table:style-name="ce89" table:formula="of:=RANDBETWEEN(1000000;9999999)" office:value-type="float" office:value="7406675" calcext:value-type="float">
            <text:p>7406675</text:p>
          </table:table-cell>
          <table:table-cell table:style-name="ce89" table:formula="of:=RANDBETWEEN(10000000;100000000)" office:value-type="float" office:value="11114299" calcext:value-type="float">
            <text:p>11114299</text:p>
          </table:table-cell>
          <table:table-cell table:formula="of:=[.F100]" office:value-type="string" office:string-value="Australia" calcext:value-type="string">
            <text:p>Australia</text:p>
          </table:table-cell>
          <table:table-cell table:style-name="ce89" table:formula="of:=RANDBETWEEN(10000000;100000000)" office:value-type="float" office:value="34368052" calcext:value-type="float">
            <text:p>34368052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Criminologí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teligencia Artificial</text:p>
          </table:table-cell>
          <table:table-cell table:formula="of:=[.D100]" office:value-type="float" office:value="35" calcext:value-type="float">
            <text:p>35</text:p>
          </table:table-cell>
          <table:table-cell/>
          <table:table-cell table:style-name="ce15" table:formula="of:=CONCATENATE(&quot;(&quot;;[.J100];&quot;,&quot;;[.K100];&quot;,&quot;;[.L100];&quot;,&quot;;[.M100];&quot;,'&quot;;[.N100];&quot;',&quot;;[.O100];&quot;,&quot;;[.P100];&quot;,'&quot;;[.Q100];&quot;','&quot;;[.R100];&quot;','&quot;;[.S100];&quot;',&quot;;[.T100];&quot;,&quot;;[.U100];&quot;,&quot;;[.V100];&quot;,ROW(58,&quot;;[.W100];[.X100];&quot;) ,ROW('&quot;;[.Y100];&quot;','&quot;;[.Z100];&quot;'),ARRAY['&quot;;[.AA100];&quot;','&quot;;[.AB100];&quot;','&quot;;[.AC100];&quot;','&quot;;[.AD100];&quot;','&quot;;[.AE100];&quot;','&quot;;[.AF100];&quot;']::varchar(50)[], ARRAY[ ROW(&quot;;[.AG100];&quot;,&quot;;[.AH100];&quot;,&quot;;[.AI100];&quot;,&quot;;[.AJ100];&quot;,'&quot;;[.AK100];&quot;','&quot;;[.AL100];&quot;',ROW(58,&quot;;[.AM100];[.AN100];&quot;) ), ROW(&quot;;[.AO100];&quot;,&quot;;[.AP100];&quot;,&quot;;[.AQ100];&quot;,&quot;;[.AR100];&quot;,'&quot;;[.AS100];&quot;','&quot;;[.AT100];&quot;',ROW(58,&quot;;[.AU100];[.AV100];&quot;) )]::familiar_ty[], ARRAY[ ROW('&quot;;[.AW100];&quot;','&quot;;[.AX100];&quot;'),row('&quot;;[.AY100];&quot;','&quot;;[.AZ100];&quot;') ]::identificacion_ty[], ARRAY[ ROW('&quot;;[.BA100];&quot;','&quot;;[.BB100];&quot;','&quot;;[.BC100];&quot;'), ROW('&quot;;[.BD100];&quot;','&quot;;[.BE100];&quot;','&quot;;[.BF100];&quot;') ]::nivel_educativo_ty[],null,'&quot;;[.BG100];&quot;'),&quot;)" office:value-type="string" office:string-value="('Ema','Chantal','Ramirez','Mendez','1991-01-31',177,76,'marrón oscuro','20/32','top_secret','personal_inteligencia_data/foto.png','personal_inteligencia_data/huella_digital.png','personal_inteligencia_data/huella_retina.png',ROW(58,2449323587) ,ROW('77566610','Groenlandia'),ARRAY['español','inglés','hindi','ruso','mandarín','null']::varchar(50)[], ARRAY[ ROW('Amelia','Veronica','Huerta','Quesada','1955-01-04','madre',ROW(58,2443481217) ), ROW('Marsello',null,'Carpio','Thomas','1955-01-04','madre',ROW(58,2447406675) )]::familiar_ty[], ARRAY[ ROW('11114299','Australia'),row('34368052','Uganda') ]::identificacion_ty[], ARRAY[ ROW('Criminología','null','null'), ROW('Ingeniería Informática','Máster','Inteligencia Artificial') ]::nivel_educativo_ty[],null,'35')," calcext:value-type="string">
            <text:p>('Ema','Chantal','Ramirez','Mendez','1991-01-31',177,76,'marrón oscuro','20/32','top_secret','personal_inteligencia_data/foto.png','personal_inteligencia_data/huella_digital.png','personal_inteligencia_data/huella_retina.png',ROW(58,2449323587) ,ROW('77566610','Groenlandia'),ARRAY['español','inglés','hindi','ruso','mandarín','null']::varchar(50)[], ARRAY[ ROW('Amelia','Veronica','Huerta','Quesada','1955-01-04','madre',ROW(58,2443481217) ), ROW('Marsello',null,'Carpio','Thomas','1955-01-04','madre',ROW(58,2447406675) )]::familiar_ty[], ARRAY[ ROW('11114299','Australia'),row('34368052','Uganda') ]::identificacion_ty[], ARRAY[ ROW('Criminología','null','null'), ROW('Ingeniería Informática','Máster','Inteligencia Artificial') ]::nivel_educativo_ty[],null,'35'),</text:p>
          </table:table-cell>
          <table:table-cell table:number-columns-repeated="963"/>
        </table:table-row>
        <table:table-row table:style-name="ro6">
          <table:table-cell table:style-name="ce88" table:formula="of:=[.D101]-9" office:value-type="float" office:value="26" calcext:value-type="float">
            <text:p>26</text:p>
          </table:table-cell>
          <table:table-cell table:style-name="ce9" office:value-type="float" office:value="9" calcext:value-type="float">
            <text:p>9</text:p>
          </table:table-cell>
          <table:table-cell table:style-name="ce88" table:formula="of:=[.A101]+10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Australi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Heidi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uciano'</text:p>
          </table:table-cell>
          <table:table-cell office:value-type="string" calcext:value-type="string">
            <text:p>'Aguayo'</text:p>
          </table:table-cell>
          <table:table-cell table:style-name="ce103" office:value-type="string" calcext:value-type="string">
            <text:p>1999-09-15</text:p>
          </table:table-cell>
          <table:table-cell table:style-name="ce12" office:value-type="float" office:value="188" calcext:value-type="float">
            <text:p>188</text:p>
          </table:table-cell>
          <table:table-cell table:style-name="ce12" office:value-type="float" office:value="93" calcext:value-type="float">
            <text:p>93</text:p>
          </table:table-cell>
          <table:table-cell office:value-type="string" calcext:value-type="string">
            <text:p>verde oscuro</text:p>
          </table:table-cell>
          <table:table-cell table:style-name="ce13" office:value-type="string" calcext:value-type="string">
            <text:p>20/2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5787857" calcext:value-type="float">
            <text:p>5787857</text:p>
          </table:table-cell>
          <table:table-cell table:formula="of:=RANDBETWEEN(10000000;99999999)" office:value-type="float" office:value="27191320" calcext:value-type="float">
            <text:p>27191320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Johan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Bocanegra'</text:p>
          </table:table-cell>
          <table:table-cell table:style-name="ce103" office:value-type="string" calcext:value-type="string">
            <text:p>1946-05-25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9208492" calcext:value-type="float">
            <text:p>9208492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rizarry'</text:p>
          </table:table-cell>
          <table:table-cell table:style-name="ce103" office:value-type="string" calcext:value-type="string">
            <text:p>1946-05-25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89" table:formula="of:=RANDBETWEEN(1000000;9999999)" office:value-type="float" office:value="9319994" calcext:value-type="float">
            <text:p>9319994</text:p>
          </table:table-cell>
          <table:table-cell table:style-name="ce89" table:formula="of:=RANDBETWEEN(10000000;100000000)" office:value-type="float" office:value="74064840" calcext:value-type="float">
            <text:p>74064840</text:p>
          </table:table-cell>
          <table:table-cell table:formula="of:=[.F101]" office:value-type="string" office:string-value="Australia" calcext:value-type="string">
            <text:p>Australi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style-name="ce14" office:value-type="string" calcext:value-type="string">
            <text:p>Psicologí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101]" office:value-type="float" office:value="35" calcext:value-type="float">
            <text:p>35</text:p>
          </table:table-cell>
          <table:table-cell/>
          <table:table-cell table:style-name="ce15" table:formula="of:=CONCATENATE(&quot;(&quot;;[.J101];&quot;,&quot;;[.K101];&quot;,&quot;;[.L101];&quot;,&quot;;[.M101];&quot;,'&quot;;[.N101];&quot;',&quot;;[.O101];&quot;,&quot;;[.P101];&quot;,'&quot;;[.Q101];&quot;','&quot;;[.R101];&quot;','&quot;;[.S101];&quot;',&quot;;[.T101];&quot;,&quot;;[.U101];&quot;,&quot;;[.V101];&quot;,ROW(58,&quot;;[.W101];[.X101];&quot;) ,ROW('&quot;;[.Y101];&quot;','&quot;;[.Z101];&quot;'),ARRAY['&quot;;[.AA101];&quot;','&quot;;[.AB101];&quot;','&quot;;[.AC101];&quot;','&quot;;[.AD101];&quot;','&quot;;[.AE101];&quot;','&quot;;[.AF101];&quot;']::varchar(50)[], ARRAY[ ROW(&quot;;[.AG101];&quot;,&quot;;[.AH101];&quot;,&quot;;[.AI101];&quot;,&quot;;[.AJ101];&quot;,'&quot;;[.AK101];&quot;','&quot;;[.AL101];&quot;',ROW(58,&quot;;[.AM101];[.AN101];&quot;) ), ROW(&quot;;[.AO101];&quot;,&quot;;[.AP101];&quot;,&quot;;[.AQ101];&quot;,&quot;;[.AR101];&quot;,'&quot;;[.AS101];&quot;','&quot;;[.AT101];&quot;',ROW(58,&quot;;[.AU101];[.AV101];&quot;) )]::familiar_ty[], ARRAY[ ROW('&quot;;[.AW101];&quot;','&quot;;[.AX101];&quot;'),row('&quot;;[.AY101];&quot;','&quot;;[.AZ101];&quot;') ]::identificacion_ty[], ARRAY[ ROW('&quot;;[.BA101];&quot;','&quot;;[.BB101];&quot;','&quot;;[.BC101];&quot;'), ROW('&quot;;[.BD101];&quot;','&quot;;[.BE101];&quot;','&quot;;[.BF101];&quot;') ]::nivel_educativo_ty[],null,'&quot;;[.BG101];&quot;'),&quot;)" office:value-type="string" office:string-value="('Heidi',null,'Luciano','Aguayo','1999-09-15',188,93,'verde oscuro','20/25','no_clasificado','personal_inteligencia_data/foto.png','personal_inteligencia_data/huella_digital.png','personal_inteligencia_data/huella_retina.png',ROW(58,4145787857) ,ROW('27191320','Irlanda'),ARRAY['español','inglés','hindi','ruso','mandarín','null']::varchar(50)[], ARRAY[ ROW('Johanna',null,'Ayala','Bocanegra','1946-05-25','primo',ROW(58,2129208492) ), ROW('Camilo','Breno','Larios','Irizarry','1946-05-25','hermano',ROW(58,2129319994) )]::familiar_ty[], ARRAY[ ROW('74064840','Australia'),row('null','null') ]::identificacion_ty[], ARRAY[ ROW('Psicología','null','null'), ROW('Comunicación','null','null') ]::nivel_educativo_ty[],null,'35')," calcext:value-type="string">
            <text:p>('Heidi',null,'Luciano','Aguayo','1999-09-15',188,93,'verde oscuro','20/25','no_clasificado','personal_inteligencia_data/foto.png','personal_inteligencia_data/huella_digital.png','personal_inteligencia_data/huella_retina.png',ROW(58,4145787857) ,ROW('27191320','Irlanda'),ARRAY['español','inglés','hindi','ruso','mandarín','null']::varchar(50)[], ARRAY[ ROW('Johanna',null,'Ayala','Bocanegra','1946-05-25','primo',ROW(58,2129208492) ), ROW('Camilo','Breno','Larios','Irizarry','1946-05-25','hermano',ROW(58,2129319994) )]::familiar_ty[], ARRAY[ ROW('74064840','Australia'),row('null','null') ]::identificacion_ty[], ARRAY[ ROW('Psicología','null','null'), ROW('Comunicación','null','null') ]::nivel_educativo_ty[],null,'35'),</text:p>
          </table:table-cell>
          <table:table-cell table:number-columns-repeated="963"/>
        </table:table-row>
        <table:table-row table:style-name="ro6">
          <table:table-cell table:style-name="ce88" table:formula="of:=[.D102]-9" office:value-type="float" office:value="26" calcext:value-type="float">
            <text:p>26</text:p>
          </table:table-cell>
          <table:table-cell table:style-name="ce9" office:value-type="float" office:value="9" calcext:value-type="float">
            <text:p>9</text:p>
          </table:table-cell>
          <table:table-cell table:style-name="ce88" table:formula="of:=[.A102]+10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Australi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edict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elgar'</text:p>
          </table:table-cell>
          <table:table-cell office:value-type="string" calcext:value-type="string">
            <text:p>'Arevalo'</text:p>
          </table:table-cell>
          <table:table-cell table:style-name="ce103" office:value-type="string" calcext:value-type="string">
            <text:p>1984-05-23</text:p>
          </table:table-cell>
          <table:table-cell table:style-name="ce12" office:value-type="float" office:value="188" calcext:value-type="float">
            <text:p>188</text:p>
          </table:table-cell>
          <table:table-cell table:style-name="ce12" office:value-type="float" office:value="79" calcext:value-type="float">
            <text:p>79</text:p>
          </table:table-cell>
          <table:table-cell office:value-type="string" calcext:value-type="string">
            <text:p>verde oscuro</text:p>
          </table:table-cell>
          <table:table-cell table:style-name="ce13" office:value-type="string" calcext:value-type="string">
            <text:p>20/12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7476625" calcext:value-type="float">
            <text:p>7476625</text:p>
          </table:table-cell>
          <table:table-cell table:formula="of:=RANDBETWEEN(10000000;99999999)" office:value-type="float" office:value="85047821" calcext:value-type="float">
            <text:p>85047821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Luevano'</text:p>
          </table:table-cell>
          <table:table-cell office:value-type="string" calcext:value-type="string">
            <text:p>'Samaniego'</text:p>
          </table:table-cell>
          <table:table-cell table:style-name="ce103" office:value-type="string" calcext:value-type="string">
            <text:p>1967-10-01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89" table:formula="of:=RANDBETWEEN(1000000;9999999)" office:value-type="float" office:value="5351641" calcext:value-type="float">
            <text:p>5351641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Magallanes'</text:p>
          </table:table-cell>
          <table:table-cell office:value-type="string" calcext:value-type="string">
            <text:p>'Catalan'</text:p>
          </table:table-cell>
          <table:table-cell table:style-name="ce103" office:value-type="string" calcext:value-type="string">
            <text:p>1967-10-01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89" table:formula="of:=RANDBETWEEN(1000000;9999999)" office:value-type="float" office:value="3521378" calcext:value-type="float">
            <text:p>3521378</text:p>
          </table:table-cell>
          <table:table-cell table:style-name="ce89" table:formula="of:=RANDBETWEEN(10000000;100000000)" office:value-type="float" office:value="98367944" calcext:value-type="float">
            <text:p>98367944</text:p>
          </table:table-cell>
          <table:table-cell table:formula="of:=[.F102]" office:value-type="string" office:string-value="Australia" calcext:value-type="string">
            <text:p>Australi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5" table:style-name="ce89" office:value-type="string" calcext:value-type="string">
            <text:p>null</text:p>
          </table:table-cell>
          <table:table-cell table:formula="of:=[.D102]" office:value-type="float" office:value="35" calcext:value-type="float">
            <text:p>35</text:p>
          </table:table-cell>
          <table:table-cell/>
          <table:table-cell table:style-name="ce15" table:formula="of:=CONCATENATE(&quot;(&quot;;[.J102];&quot;,&quot;;[.K102];&quot;,&quot;;[.L102];&quot;,&quot;;[.M102];&quot;,'&quot;;[.N102];&quot;',&quot;;[.O102];&quot;,&quot;;[.P102];&quot;,'&quot;;[.Q102];&quot;','&quot;;[.R102];&quot;','&quot;;[.S102];&quot;',&quot;;[.T102];&quot;,&quot;;[.U102];&quot;,&quot;;[.V102];&quot;,ROW(58,&quot;;[.W102];[.X102];&quot;) ,ROW('&quot;;[.Y102];&quot;','&quot;;[.Z102];&quot;'),ARRAY['&quot;;[.AA102];&quot;','&quot;;[.AB102];&quot;','&quot;;[.AC102];&quot;','&quot;;[.AD102];&quot;','&quot;;[.AE102];&quot;','&quot;;[.AF102];&quot;']::varchar(50)[], ARRAY[ ROW(&quot;;[.AG102];&quot;,&quot;;[.AH102];&quot;,&quot;;[.AI102];&quot;,&quot;;[.AJ102];&quot;,'&quot;;[.AK102];&quot;','&quot;;[.AL102];&quot;',ROW(58,&quot;;[.AM102];[.AN102];&quot;) ), ROW(&quot;;[.AO102];&quot;,&quot;;[.AP102];&quot;,&quot;;[.AQ102];&quot;,&quot;;[.AR102];&quot;,'&quot;;[.AS102];&quot;','&quot;;[.AT102];&quot;',ROW(58,&quot;;[.AU102];[.AV102];&quot;) )]::familiar_ty[], ARRAY[ ROW('&quot;;[.AW102];&quot;','&quot;;[.AX102];&quot;'),row('&quot;;[.AY102];&quot;','&quot;;[.AZ102];&quot;') ]::identificacion_ty[], ARRAY[ ROW('&quot;;[.BA102];&quot;','&quot;;[.BB102];&quot;','&quot;;[.BC102];&quot;'), ROW('&quot;;[.BD102];&quot;','&quot;;[.BE102];&quot;','&quot;;[.BF102];&quot;') ]::nivel_educativo_ty[],null,'&quot;;[.BG102];&quot;'),&quot;)" office:value-type="string" office:string-value="('Benedicto',null,'Melgar','Arevalo','1984-05-23',188,79,'verde oscuro','20/125','no_clasificado','personal_inteligencia_data/foto.png','personal_inteligencia_data/huella_digital.png','personal_inteligencia_data/huella_retina.png',ROW(58,4247476625) ,ROW('85047821','Taiwán'),ARRAY['español','inglés','hindi','ruso','mandarín','null']::varchar(50)[], ARRAY[ ROW('Ciceron','Regulo','Luevano','Samaniego','1967-10-01','primo',ROW(58,4245351641) ), ROW('Santiago','Angel','Magallanes','Catalan','1967-10-01','hermano',ROW(58,4243521378) )]::familiar_ty[], ARRAY[ ROW('98367944','Australia'),row('null','null') ]::identificacion_ty[], ARRAY[ ROW('Criminología','null','null'), ROW('null','null','null') ]::nivel_educativo_ty[],null,'35')," calcext:value-type="string">
            <text:p>('Benedicto',null,'Melgar','Arevalo','1984-05-23',188,79,'verde oscuro','20/125','no_clasificado','personal_inteligencia_data/foto.png','personal_inteligencia_data/huella_digital.png','personal_inteligencia_data/huella_retina.png',ROW(58,4247476625) ,ROW('85047821','Taiwán'),ARRAY['español','inglés','hindi','ruso','mandarín','null']::varchar(50)[], ARRAY[ ROW('Ciceron','Regulo','Luevano','Samaniego','1967-10-01','primo',ROW(58,4245351641) ), ROW('Santiago','Angel','Magallanes','Catalan','1967-10-01','hermano',ROW(58,4243521378) )]::familiar_ty[], ARRAY[ ROW('98367944','Australia'),row('null','null') ]::identificacion_ty[], ARRAY[ ROW('Criminología','null','null'), ROW('null','null','null') ]::nivel_educativo_ty[],null,'35'),</text:p>
          </table:table-cell>
          <table:table-cell table:number-columns-repeated="963"/>
        </table:table-row>
        <table:table-row table:style-name="ro6">
          <table:table-cell table:style-name="ce88" table:formula="of:=[.D103]-9" office:value-type="float" office:value="27" calcext:value-type="float">
            <text:p>27</text:p>
          </table:table-cell>
          <table:table-cell table:style-name="ce9" office:value-type="float" office:value="9" calcext:value-type="float">
            <text:p>9</text:p>
          </table:table-cell>
          <table:table-cell table:style-name="ce88" table:formula="of:=[.A103]+10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old Coast</text:p>
          </table:table-cell>
          <table:table-cell office:value-type="string" calcext:value-type="string">
            <text:p>Australi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Waldetrudis'</text:p>
          </table:table-cell>
          <table:table-cell office:value-type="string" calcext:value-type="string">
            <text:p>'Lucila'</text:p>
          </table:table-cell>
          <table:table-cell office:value-type="string" calcext:value-type="string">
            <text:p>'Angulo'</text:p>
          </table:table-cell>
          <table:table-cell office:value-type="string" calcext:value-type="string">
            <text:p>'Barajas'</text:p>
          </table:table-cell>
          <table:table-cell table:style-name="ce103" office:value-type="string" calcext:value-type="string">
            <text:p>1991-05-25</text:p>
          </table:table-cell>
          <table:table-cell table:style-name="ce12" office:value-type="float" office:value="186" calcext:value-type="float">
            <text:p>186</text:p>
          </table:table-cell>
          <table:table-cell table:style-name="ce12" office:value-type="float" office:value="71" calcext:value-type="float">
            <text:p>71</text:p>
          </table:table-cell>
          <table:table-cell office:value-type="string" calcext:value-type="string">
            <text:p>verde claro</text:p>
          </table:table-cell>
          <table:table-cell table:style-name="ce13" office:value-type="string" calcext:value-type="string">
            <text:p>20/2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7281231" calcext:value-type="float">
            <text:p>7281231</text:p>
          </table:table-cell>
          <table:table-cell table:formula="of:=RANDBETWEEN(10000000;99999999)" office:value-type="float" office:value="85457016" calcext:value-type="float">
            <text:p>85457016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4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Rafael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Garcia'</text:p>
          </table:table-cell>
          <table:table-cell table:style-name="ce103" office:value-type="string" calcext:value-type="string">
            <text:p>1955-09-08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89" table:formula="of:=RANDBETWEEN(1000000;9999999)" office:value-type="float" office:value="6248233" calcext:value-type="float">
            <text:p>6248233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Recinos'</text:p>
          </table:table-cell>
          <table:table-cell office:value-type="string" calcext:value-type="string">
            <text:p>'Santacruz'</text:p>
          </table:table-cell>
          <table:table-cell table:style-name="ce103" office:value-type="string" calcext:value-type="string">
            <text:p>1955-09-08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89" table:formula="of:=RANDBETWEEN(1000000;9999999)" office:value-type="float" office:value="2066147" calcext:value-type="float">
            <text:p>2066147</text:p>
          </table:table-cell>
          <table:table-cell table:style-name="ce89" table:formula="of:=RANDBETWEEN(10000000;100000000)" office:value-type="float" office:value="59640314" calcext:value-type="float">
            <text:p>59640314</text:p>
          </table:table-cell>
          <table:table-cell table:formula="of:=[.F103]" office:value-type="string" office:string-value="Australia" calcext:value-type="string">
            <text:p>Australia</text:p>
          </table:table-cell>
          <table:table-cell table:style-name="ce89" table:formula="of:=RANDBETWEEN(10000000;100000000)" office:value-type="float" office:value="91145106" calcext:value-type="float">
            <text:p>91145106</text:p>
          </table:table-cell>
          <table:table-cell office:value-type="string" calcext:value-type="string">
            <text:p>Zimbabue</text:p>
          </table:table-cell>
          <table:table-cell table:style-name="ce14" office:value-type="string" calcext:value-type="string">
            <text:p>Psicologí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omunicación Intercultural</text:p>
          </table:table-cell>
          <table:table-cell table:formula="of:=[.D103]" office:value-type="float" office:value="36" calcext:value-type="float">
            <text:p>36</text:p>
          </table:table-cell>
          <table:table-cell/>
          <table:table-cell table:style-name="ce15" table:formula="of:=CONCATENATE(&quot;(&quot;;[.J103];&quot;,&quot;;[.K103];&quot;,&quot;;[.L103];&quot;,&quot;;[.M103];&quot;,'&quot;;[.N103];&quot;',&quot;;[.O103];&quot;,&quot;;[.P103];&quot;,'&quot;;[.Q103];&quot;','&quot;;[.R103];&quot;','&quot;;[.S103];&quot;',&quot;;[.T103];&quot;,&quot;;[.U103];&quot;,&quot;;[.V103];&quot;,ROW(58,&quot;;[.W103];[.X103];&quot;) ,ROW('&quot;;[.Y103];&quot;','&quot;;[.Z103];&quot;'),ARRAY['&quot;;[.AA103];&quot;','&quot;;[.AB103];&quot;','&quot;;[.AC103];&quot;','&quot;;[.AD103];&quot;','&quot;;[.AE103];&quot;','&quot;;[.AF103];&quot;']::varchar(50)[], ARRAY[ ROW(&quot;;[.AG103];&quot;,&quot;;[.AH103];&quot;,&quot;;[.AI103];&quot;,&quot;;[.AJ103];&quot;,'&quot;;[.AK103];&quot;','&quot;;[.AL103];&quot;',ROW(58,&quot;;[.AM103];[.AN103];&quot;) ), ROW(&quot;;[.AO103];&quot;,&quot;;[.AP103];&quot;,&quot;;[.AQ103];&quot;,&quot;;[.AR103];&quot;,'&quot;;[.AS103];&quot;','&quot;;[.AT103];&quot;',ROW(58,&quot;;[.AU103];[.AV103];&quot;) )]::familiar_ty[], ARRAY[ ROW('&quot;;[.AW103];&quot;','&quot;;[.AX103];&quot;'),row('&quot;;[.AY103];&quot;','&quot;;[.AZ103];&quot;') ]::identificacion_ty[], ARRAY[ ROW('&quot;;[.BA103];&quot;','&quot;;[.BB103];&quot;','&quot;;[.BC103];&quot;'), ROW('&quot;;[.BD103];&quot;','&quot;;[.BE103];&quot;','&quot;;[.BF103];&quot;') ]::nivel_educativo_ty[],null,'&quot;;[.BG103];&quot;'),&quot;)" office:value-type="string" office:string-value="('Waldetrudis','Lucila','Angulo','Barajas','1991-05-25',186,71,'verde claro','20/25','confidencial','personal_inteligencia_data/foto.png','personal_inteligencia_data/huella_digital.png','personal_inteligencia_data/huella_retina.png',ROW(58,4147281231) ,ROW('85457016','Groenlandia'),ARRAY['español','inglés','hindi','ruso','mandarín','null']::varchar(50)[], ARRAY[ ROW('Rafael','Amador','Solis','Garcia','1955-09-08','hermano',ROW(58,4146248233) ), ROW('Antonio',null,'Recinos','Santacruz','1955-09-08','hermano',ROW(58,4142066147) )]::familiar_ty[], ARRAY[ ROW('59640314','Australia'),row('91145106','Zimbabue') ]::identificacion_ty[], ARRAY[ ROW('Psicología','null','null'), ROW('Comunicación','Máster','Comunicación Intercultural') ]::nivel_educativo_ty[],null,'36')," calcext:value-type="string">
            <text:p>('Waldetrudis','Lucila','Angulo','Barajas','1991-05-25',186,71,'verde claro','20/25','confidencial','personal_inteligencia_data/foto.png','personal_inteligencia_data/huella_digital.png','personal_inteligencia_data/huella_retina.png',ROW(58,4147281231) ,ROW('85457016','Groenlandia'),ARRAY['español','inglés','hindi','ruso','mandarín','null']::varchar(50)[], ARRAY[ ROW('Rafael','Amador','Solis','Garcia','1955-09-08','hermano',ROW(58,4146248233) ), ROW('Antonio',null,'Recinos','Santacruz','1955-09-08','hermano',ROW(58,4142066147) )]::familiar_ty[], ARRAY[ ROW('59640314','Australia'),row('91145106','Zimbabue') ]::identificacion_ty[], ARRAY[ ROW('Psicología','null','null'), ROW('Comunicación','Máster','Comunicación Intercultural') ]::nivel_educativo_ty[],null,'36'),</text:p>
          </table:table-cell>
          <table:table-cell table:number-columns-repeated="963"/>
        </table:table-row>
        <table:table-row table:style-name="ro6">
          <table:table-cell table:style-name="ce88" table:formula="of:=[.D104]-9" office:value-type="float" office:value="27" calcext:value-type="float">
            <text:p>27</text:p>
          </table:table-cell>
          <table:table-cell table:style-name="ce9" office:value-type="float" office:value="9" calcext:value-type="float">
            <text:p>9</text:p>
          </table:table-cell>
          <table:table-cell table:style-name="ce88" table:formula="of:=[.A104]+10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old Coast</text:p>
          </table:table-cell>
          <table:table-cell office:value-type="string" calcext:value-type="string">
            <text:p>Australia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Fausti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marillo'</text:p>
          </table:table-cell>
          <table:table-cell office:value-type="string" calcext:value-type="string">
            <text:p>'Carreno'</text:p>
          </table:table-cell>
          <table:table-cell table:style-name="ce103" office:value-type="string" calcext:value-type="string">
            <text:p>1999-09-21</text:p>
          </table:table-cell>
          <table:table-cell table:style-name="ce12" office:value-type="float" office:value="184" calcext:value-type="float">
            <text:p>184</text:p>
          </table:table-cell>
          <table:table-cell table:style-name="ce12" office:value-type="float" office:value="73" calcext:value-type="float">
            <text:p>73</text:p>
          </table:table-cell>
          <table:table-cell office:value-type="string" calcext:value-type="string">
            <text:p>azul oscuro</text:p>
          </table:table-cell>
          <table:table-cell table:style-name="ce13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2497279" calcext:value-type="float">
            <text:p>2497279</text:p>
          </table:table-cell>
          <table:table-cell table:formula="of:=RANDBETWEEN(10000000;99999999)" office:value-type="float" office:value="68528284" calcext:value-type="float">
            <text:p>68528284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4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allardo'</text:p>
          </table:table-cell>
          <table:table-cell office:value-type="string" calcext:value-type="string">
            <text:p>'Corrales'</text:p>
          </table:table-cell>
          <table:table-cell table:style-name="ce103" office:value-type="string" calcext:value-type="string">
            <text:p>1947-09-12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89" table:formula="of:=RANDBETWEEN(1000000;9999999)" office:value-type="float" office:value="6407820" calcext:value-type="float">
            <text:p>6407820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Palma'</text:p>
          </table:table-cell>
          <table:table-cell office:value-type="string" calcext:value-type="string">
            <text:p>'Palomino'</text:p>
          </table:table-cell>
          <table:table-cell table:style-name="ce103" office:value-type="string" calcext:value-type="string">
            <text:p>1947-09-12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89" table:formula="of:=RANDBETWEEN(1000000;9999999)" office:value-type="float" office:value="8172718" calcext:value-type="float">
            <text:p>8172718</text:p>
          </table:table-cell>
          <table:table-cell table:style-name="ce89" table:formula="of:=RANDBETWEEN(10000000;100000000)" office:value-type="float" office:value="87919624" calcext:value-type="float">
            <text:p>87919624</text:p>
          </table:table-cell>
          <table:table-cell table:formula="of:=[.F104]" office:value-type="string" office:string-value="Australia" calcext:value-type="string">
            <text:p>Australia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style-name="ce14" office:value-type="string" calcext:value-type="string">
            <text:p>Enfermería</text:p>
          </table:table-cell>
          <table:table-cell table:number-columns-repeated="2" table:style-name="ce89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89" office:value-type="string" calcext:value-type="string">
            <text:p>null</text:p>
          </table:table-cell>
          <table:table-cell table:formula="of:=[.D104]" office:value-type="float" office:value="36" calcext:value-type="float">
            <text:p>36</text:p>
          </table:table-cell>
          <table:table-cell/>
          <table:table-cell table:style-name="ce15" table:formula="of:=CONCATENATE(&quot;(&quot;;[.J104];&quot;,&quot;;[.K104];&quot;,&quot;;[.L104];&quot;,&quot;;[.M104];&quot;,'&quot;;[.N104];&quot;',&quot;;[.O104];&quot;,&quot;;[.P104];&quot;,'&quot;;[.Q104];&quot;','&quot;;[.R104];&quot;','&quot;;[.S104];&quot;',&quot;;[.T104];&quot;,&quot;;[.U104];&quot;,&quot;;[.V104];&quot;,ROW(58,&quot;;[.W104];[.X104];&quot;) ,ROW('&quot;;[.Y104];&quot;','&quot;;[.Z104];&quot;'),ARRAY['&quot;;[.AA104];&quot;','&quot;;[.AB104];&quot;','&quot;;[.AC104];&quot;','&quot;;[.AD104];&quot;','&quot;;[.AE104];&quot;','&quot;;[.AF104];&quot;']::varchar(50)[], ARRAY[ ROW(&quot;;[.AG104];&quot;,&quot;;[.AH104];&quot;,&quot;;[.AI104];&quot;,&quot;;[.AJ104];&quot;,'&quot;;[.AK104];&quot;','&quot;;[.AL104];&quot;',ROW(58,&quot;;[.AM104];[.AN104];&quot;) ), ROW(&quot;;[.AO104];&quot;,&quot;;[.AP104];&quot;,&quot;;[.AQ104];&quot;,&quot;;[.AR104];&quot;,'&quot;;[.AS104];&quot;','&quot;;[.AT104];&quot;',ROW(58,&quot;;[.AU104];[.AV104];&quot;) )]::familiar_ty[], ARRAY[ ROW('&quot;;[.AW104];&quot;','&quot;;[.AX104];&quot;'),row('&quot;;[.AY104];&quot;','&quot;;[.AZ104];&quot;') ]::identificacion_ty[], ARRAY[ ROW('&quot;;[.BA104];&quot;','&quot;;[.BB104];&quot;','&quot;;[.BC104];&quot;'), ROW('&quot;;[.BD104];&quot;','&quot;;[.BE104];&quot;','&quot;;[.BF104];&quot;') ]::nivel_educativo_ty[],null,'&quot;;[.BG104];&quot;'),&quot;)" office:value-type="string" office:string-value="('Faustino',null,'Camarillo','Carreno','1999-09-21',184,73,'azul oscuro','20/20','top_secret','personal_inteligencia_data/foto.png','personal_inteligencia_data/huella_digital.png','personal_inteligencia_data/huella_retina.png',ROW(58,4122497279) ,ROW('68528284','Irlanda'),ARRAY['inglés','árabe','portugués','francés','null','null']::varchar(50)[], ARRAY[ ROW('Ignacio',null,'Gallardo','Corrales','1947-09-12','tío',ROW(58,4246407820) ), ROW('Foster','Hercules','Palma','Palomino','1947-09-12','abuelo',ROW(58,4248172718) )]::familiar_ty[], ARRAY[ ROW('87919624','Australia'),row('null','null') ]::identificacion_ty[], ARRAY[ ROW('Enfermería','null','null'), ROW('Ingeniería Industrial','null','null') ]::nivel_educativo_ty[],null,'36')," calcext:value-type="string">
            <text:p>('Faustino',null,'Camarillo','Carreno','1999-09-21',184,73,'azul oscuro','20/20','top_secret','personal_inteligencia_data/foto.png','personal_inteligencia_data/huella_digital.png','personal_inteligencia_data/huella_retina.png',ROW(58,4122497279) ,ROW('68528284','Irlanda'),ARRAY['inglés','árabe','portugués','francés','null','null']::varchar(50)[], ARRAY[ ROW('Ignacio',null,'Gallardo','Corrales','1947-09-12','tío',ROW(58,4246407820) ), ROW('Foster','Hercules','Palma','Palomino','1947-09-12','abuelo',ROW(58,4248172718) )]::familiar_ty[], ARRAY[ ROW('87919624','Australia'),row('null','null') ]::identificacion_ty[], ARRAY[ ROW('Enfermería','null','null'), ROW('Ingeniería Industrial','null','null') ]::nivel_educativo_ty[],null,'36'),</text:p>
          </table:table-cell>
          <table:table-cell table:number-columns-repeated="963"/>
        </table:table-row>
        <table:table-row table:style-name="ro6">
          <table:table-cell table:style-name="ce88" table:formula="of:=[.D105]-9" office:value-type="float" office:value="27" calcext:value-type="float">
            <text:p>27</text:p>
          </table:table-cell>
          <table:table-cell table:style-name="ce9" office:value-type="float" office:value="9" calcext:value-type="float">
            <text:p>9</text:p>
          </table:table-cell>
          <table:table-cell table:style-name="ce88" table:formula="of:=[.A105]+10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style-name="ce94" office:value-type="string" calcext:value-type="string">
            <text:p>Gold Coast</text:p>
          </table:table-cell>
          <table:table-cell table:style-name="ce96" office:value-type="string" calcext:value-type="string">
            <text:p>Australia</text:p>
          </table:table-cell>
          <table:table-cell table:style-name="ce98" office:value-type="float" office:value="102" calcext:value-type="float">
            <text:p>102</text:p>
          </table:table-cell>
          <table:table-cell table:style-name="ce101" office:value-type="string" calcext:value-type="string">
            <text:p>analista</text:p>
          </table:table-cell>
          <table:table-cell table:style-name="ce101"/>
          <table:table-cell table:style-name="ce101" office:value-type="string" calcext:value-type="string">
            <text:p>'Marcelo'</text:p>
          </table:table-cell>
          <table:table-cell table:style-name="ce101" office:value-type="string" calcext:value-type="string">
            <text:p>null</text:p>
          </table:table-cell>
          <table:table-cell table:style-name="ce101" office:value-type="string" calcext:value-type="string">
            <text:p>'Parada'</text:p>
          </table:table-cell>
          <table:table-cell table:style-name="ce101" office:value-type="string" calcext:value-type="string">
            <text:p>'Alcantar'</text:p>
          </table:table-cell>
          <table:table-cell table:style-name="ce21" office:value-type="string" calcext:value-type="string">
            <text:p>1984-12-24</text:p>
          </table:table-cell>
          <table:table-cell table:style-name="ce22" office:value-type="float" office:value="163" calcext:value-type="float">
            <text:p>163</text:p>
          </table:table-cell>
          <table:table-cell table:style-name="ce22" office:value-type="float" office:value="83" calcext:value-type="float">
            <text:p>83</text:p>
          </table:table-cell>
          <table:table-cell table:style-name="ce101" office:value-type="string" calcext:value-type="string">
            <text:p>azul oscuro</text:p>
          </table:table-cell>
          <table:table-cell table:style-name="ce23" office:value-type="string" calcext:value-type="string">
            <text:p>20/100</text:p>
          </table:table-cell>
          <table:table-cell table:style-name="ce101" office:value-type="string" calcext:value-type="string">
            <text:p>no_clasificado</text:p>
          </table:table-cell>
          <table:table-cell table:style-name="ce101" office:value-type="string" calcext:value-type="string">
            <text:p>'personal_inteligencia_data/foto.png'</text:p>
          </table:table-cell>
          <table:table-cell table:style-name="ce101" office:value-type="string" calcext:value-type="string">
            <text:p>'personal_inteligencia_data/huella_digital.png'</text:p>
          </table:table-cell>
          <table:table-cell table:style-name="ce101" office:value-type="string" calcext:value-type="string">
            <text:p>'personal_inteligencia_data/huella_retina.png'</text:p>
          </table:table-cell>
          <table:table-cell table:style-name="ce24" office:value-type="float" office:value="287" calcext:value-type="float">
            <text:p>287</text:p>
          </table:table-cell>
          <table:table-cell table:style-name="ce25" table:formula="of:=RANDBETWEEN(1000000;9999999)" office:value-type="float" office:value="5649537" calcext:value-type="float">
            <text:p>5649537</text:p>
          </table:table-cell>
          <table:table-cell table:style-name="ce25" table:formula="of:=RANDBETWEEN(10000000;99999999)" office:value-type="float" office:value="26499491" calcext:value-type="float">
            <text:p>26499491</text:p>
          </table:table-cell>
          <table:table-cell table:style-name="ce101" office:value-type="string" calcext:value-type="string">
            <text:p>Taiwán</text:p>
          </table:table-cell>
          <table:table-cell table:style-name="ce101" office:value-type="string" calcext:value-type="string">
            <text:p>español</text:p>
          </table:table-cell>
          <table:table-cell table:style-name="ce101" office:value-type="string" calcext:value-type="string">
            <text:p>inglés</text:p>
          </table:table-cell>
          <table:table-cell table:style-name="ce101" office:value-type="string" calcext:value-type="string">
            <text:p>hindi</text:p>
          </table:table-cell>
          <table:table-cell table:style-name="ce101" office:value-type="string" calcext:value-type="string">
            <text:p>ruso</text:p>
          </table:table-cell>
          <table:table-cell table:style-name="ce24" office:value-type="string" calcext:value-type="string">
            <text:p>mandarín</text:p>
          </table:table-cell>
          <table:table-cell table:style-name="ce101" office:value-type="string" calcext:value-type="string">
            <text:p>null</text:p>
          </table:table-cell>
          <table:table-cell table:style-name="ce101" office:value-type="string" calcext:value-type="string">
            <text:p>'Irma'</text:p>
          </table:table-cell>
          <table:table-cell table:style-name="ce101" office:value-type="string" calcext:value-type="string">
            <text:p>'Natividad'</text:p>
          </table:table-cell>
          <table:table-cell table:style-name="ce101" office:value-type="string" calcext:value-type="string">
            <text:p>'Cordova'</text:p>
          </table:table-cell>
          <table:table-cell table:style-name="ce101" office:value-type="string" calcext:value-type="string">
            <text:p>'Torrez'</text:p>
          </table:table-cell>
          <table:table-cell table:style-name="ce21" office:value-type="string" calcext:value-type="string">
            <text:p>1971-01-05</text:p>
          </table:table-cell>
          <table:table-cell table:style-name="ce101" office:value-type="string" calcext:value-type="string">
            <text:p>primo</text:p>
          </table:table-cell>
          <table:table-cell table:style-name="ce101" office:value-type="float" office:value="412" calcext:value-type="float">
            <text:p>412</text:p>
          </table:table-cell>
          <table:table-cell table:style-name="ce25" table:formula="of:=RANDBETWEEN(1000000;9999999)" office:value-type="float" office:value="9716513" calcext:value-type="float">
            <text:p>9716513</text:p>
          </table:table-cell>
          <table:table-cell table:style-name="ce101" office:value-type="string" calcext:value-type="string">
            <text:p>'Samuel'</text:p>
          </table:table-cell>
          <table:table-cell table:style-name="ce101" office:value-type="string" calcext:value-type="string">
            <text:p>'Tulio'</text:p>
          </table:table-cell>
          <table:table-cell table:style-name="ce101" office:value-type="string" calcext:value-type="string">
            <text:p>'Rolon'</text:p>
          </table:table-cell>
          <table:table-cell table:style-name="ce101" office:value-type="string" calcext:value-type="string">
            <text:p>'Henderson'</text:p>
          </table:table-cell>
          <table:table-cell table:style-name="ce21" office:value-type="string" calcext:value-type="string">
            <text:p>1971-01-05</text:p>
          </table:table-cell>
          <table:table-cell table:style-name="ce101" office:value-type="string" calcext:value-type="string">
            <text:p>abuelo</text:p>
          </table:table-cell>
          <table:table-cell table:style-name="ce101" office:value-type="float" office:value="412" calcext:value-type="float">
            <text:p>412</text:p>
          </table:table-cell>
          <table:table-cell table:style-name="ce25" table:formula="of:=RANDBETWEEN(1000000;9999999)" office:value-type="float" office:value="4758259" calcext:value-type="float">
            <text:p>4758259</text:p>
          </table:table-cell>
          <table:table-cell table:style-name="ce25" table:formula="of:=RANDBETWEEN(10000000;100000000)" office:value-type="float" office:value="29332376" calcext:value-type="float">
            <text:p>29332376</text:p>
          </table:table-cell>
          <table:table-cell table:formula="of:=[.F105]" office:value-type="string" office:string-value="Australia" calcext:value-type="string">
            <text:p>Australia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4" office:value-type="string" calcext:value-type="string">
            <text:p>Psicología</text:p>
          </table:table-cell>
          <table:table-cell table:number-columns-repeated="5" table:style-name="ce25" office:value-type="string" calcext:value-type="string">
            <text:p>null</text:p>
          </table:table-cell>
          <table:table-cell table:style-name="ce101" table:formula="of:=[.D105]" office:value-type="float" office:value="36" calcext:value-type="float">
            <text:p>36</text:p>
          </table:table-cell>
          <table:table-cell table:style-name="ce101"/>
          <table:table-cell table:style-name="ce26" table:formula="of:=CONCATENATE(&quot;(&quot;;[.J105];&quot;,&quot;;[.K105];&quot;,&quot;;[.L105];&quot;,&quot;;[.M105];&quot;,'&quot;;[.N105];&quot;',&quot;;[.O105];&quot;,&quot;;[.P105];&quot;,'&quot;;[.Q105];&quot;','&quot;;[.R105];&quot;','&quot;;[.S105];&quot;',&quot;;[.T105];&quot;,&quot;;[.U105];&quot;,&quot;;[.V105];&quot;,ROW(58,&quot;;[.W105];[.X105];&quot;) ,ROW('&quot;;[.Y105];&quot;','&quot;;[.Z105];&quot;'),ARRAY['&quot;;[.AA105];&quot;','&quot;;[.AB105];&quot;','&quot;;[.AC105];&quot;','&quot;;[.AD105];&quot;','&quot;;[.AE105];&quot;','&quot;;[.AF105];&quot;']::varchar(50)[], ARRAY[ ROW(&quot;;[.AG105];&quot;,&quot;;[.AH105];&quot;,&quot;;[.AI105];&quot;,&quot;;[.AJ105];&quot;,'&quot;;[.AK105];&quot;','&quot;;[.AL105];&quot;',ROW(58,&quot;;[.AM105];[.AN105];&quot;) ), ROW(&quot;;[.AO105];&quot;,&quot;;[.AP105];&quot;,&quot;;[.AQ105];&quot;,&quot;;[.AR105];&quot;,'&quot;;[.AS105];&quot;','&quot;;[.AT105];&quot;',ROW(58,&quot;;[.AU105];[.AV105];&quot;) )]::familiar_ty[], ARRAY[ ROW('&quot;;[.AW105];&quot;','&quot;;[.AX105];&quot;'),row('&quot;;[.AY105];&quot;','&quot;;[.AZ105];&quot;') ]::identificacion_ty[], ARRAY[ ROW('&quot;;[.BA105];&quot;','&quot;;[.BB105];&quot;','&quot;;[.BC105];&quot;'), ROW('&quot;;[.BD105];&quot;','&quot;;[.BE105];&quot;','&quot;;[.BF105];&quot;') ]::nivel_educativo_ty[],null,'&quot;;[.BG105];&quot;'),&quot;)" office:value-type="string" office:string-value="('Marcelo',null,'Parada','Alcantar','1984-12-24',163,83,'azul oscuro','20/100','no_clasificado','personal_inteligencia_data/foto.png','personal_inteligencia_data/huella_digital.png','personal_inteligencia_data/huella_retina.png',ROW(58,2875649537) ,ROW('26499491','Taiwán'),ARRAY['español','inglés','hindi','ruso','mandarín','null']::varchar(50)[], ARRAY[ ROW('Irma','Natividad','Cordova','Torrez','1971-01-05','primo',ROW(58,4129716513) ), ROW('Samuel','Tulio','Rolon','Henderson','1971-01-05','abuelo',ROW(58,4124758259) )]::familiar_ty[], ARRAY[ ROW('29332376','Australia'),row('null','null') ]::identificacion_ty[], ARRAY[ ROW('Psicología','null','null'), ROW('null','null','null') ]::nivel_educativo_ty[],null,'36')," calcext:value-type="string">
            <text:p>('Marcelo',null,'Parada','Alcantar','1984-12-24',163,83,'azul oscuro','20/100','no_clasificado','personal_inteligencia_data/foto.png','personal_inteligencia_data/huella_digital.png','personal_inteligencia_data/huella_retina.png',ROW(58,2875649537) ,ROW('26499491','Taiwán'),ARRAY['español','inglés','hindi','ruso','mandarín','null']::varchar(50)[], ARRAY[ ROW('Irma','Natividad','Cordova','Torrez','1971-01-05','primo',ROW(58,4129716513) ), ROW('Samuel','Tulio','Rolon','Henderson','1971-01-05','abuelo',ROW(58,4124758259) )]::familiar_ty[], ARRAY[ ROW('29332376','Australia'),row('null','null') ]::identificacion_ty[], ARRAY[ ROW('Psicología','null','null'), ROW('null','null','null') ]::nivel_educativo_ty[],null,'36'),</text:p>
          </table:table-cell>
          <table:table-cell table:style-name="ce101" table:number-columns-repeated="963"/>
        </table:table-row>
        <table:table-row table:style-name="ro6">
          <table:table-cell table:number-columns-repeated="4"/>
          <table:table-cell table:style-name="ce93"/>
          <table:table-cell/>
          <table:table-cell table:style-name="ce27"/>
          <table:table-cell table:style-name="ce102"/>
          <table:table-cell/>
          <table:table-cell table:style-name="ce102" table:number-columns-repeated="14"/>
          <table:table-cell table:style-name="ce29" table:number-columns-repeated="2"/>
          <table:table-cell table:style-name="ce102" table:number-columns-repeated="5"/>
          <table:table-cell table:style-name="ce30" table:number-columns-repeated="2"/>
          <table:table-cell table:style-name="ce102" table:number-columns-repeated="4"/>
          <table:table-cell table:style-name="ce31"/>
          <table:table-cell table:style-name="ce102"/>
          <table:table-cell table:style-name="ce30"/>
          <table:table-cell table:style-name="ce29"/>
          <table:table-cell table:style-name="ce102" table:number-columns-repeated="4"/>
          <table:table-cell table:style-name="ce31"/>
          <table:table-cell table:style-name="ce102"/>
          <table:table-cell table:style-name="ce30"/>
          <table:table-cell table:style-name="ce29" table:number-columns-repeated="2"/>
          <table:table-cell table:style-name="ce102"/>
          <table:table-cell table:style-name="ce29" table:number-columns-repeated="2"/>
          <table:table-cell table:style-name="ce102"/>
          <table:table-cell table:style-name="ce29" table:number-columns-repeated="5"/>
          <table:table-cell table:style-name="ce102" table:number-columns-repeated="2"/>
          <table:table-cell table:style-name="ce32"/>
          <table:table-cell table:style-name="ce102" table:number-columns-repeated="956"/>
          <table:table-cell table:number-columns-repeated="7"/>
        </table:table-row>
        <table:table-row table:style-name="ro6">
          <table:table-cell table:number-columns-repeated="30"/>
          <table:table-cell table:style-name="ce14" table:number-columns-repeated="2"/>
          <table:table-cell table:number-columns-repeated="4"/>
          <table:table-cell table:style-name="ce103"/>
          <table:table-cell/>
          <table:table-cell table:style-name="ce14"/>
          <table:table-cell table:style-name="ce89"/>
          <table:table-cell table:number-columns-repeated="4"/>
          <table:table-cell table:style-name="ce103"/>
          <table:table-cell/>
          <table:table-cell table:style-name="ce14"/>
          <table:table-cell table:style-name="ce89" table:number-columns-repeated="2"/>
          <table:table-cell/>
          <table:table-cell table:style-name="ce89" table:number-columns-repeated="2"/>
          <table:table-cell/>
          <table:table-cell table:style-name="ce89" table:number-columns-repeated="5"/>
          <table:table-cell table:number-columns-repeated="2"/>
          <table:table-cell table:style-name="ce15"/>
          <table:table-cell table:number-columns-repeated="963"/>
        </table:table-row>
        <table:table-row table:style-name="ro6">
          <table:table-cell table:number-columns-repeated="30"/>
          <table:table-cell table:style-name="ce14" table:number-columns-repeated="2"/>
          <table:table-cell table:number-columns-repeated="4"/>
          <table:table-cell table:style-name="ce103"/>
          <table:table-cell table:number-columns-repeated="2"/>
          <table:table-cell table:style-name="ce89"/>
          <table:table-cell table:number-columns-repeated="4"/>
          <table:table-cell table:style-name="ce103"/>
          <table:table-cell table:number-columns-repeated="2"/>
          <table:table-cell table:style-name="ce89" table:number-columns-repeated="2"/>
          <table:table-cell/>
          <table:table-cell table:style-name="ce89" table:number-columns-repeated="2"/>
          <table:table-cell table:style-name="ce14"/>
          <table:table-cell table:style-name="ce89" table:number-columns-repeated="5"/>
          <table:table-cell table:number-columns-repeated="2"/>
          <table:table-cell table:style-name="ce15"/>
          <table:table-cell table:number-columns-repeated="963"/>
        </table:table-row>
        <table:table-row table:style-name="ro6">
          <table:table-cell table:number-columns-repeated="5"/>
          <table:table-cell table:style-name="ce92"/>
          <table:table-cell table:number-columns-repeated="24"/>
          <table:table-cell table:style-name="ce14" table:number-columns-repeated="2"/>
          <table:table-cell table:number-columns-repeated="4"/>
          <table:table-cell table:style-name="ce103"/>
          <table:table-cell table:number-columns-repeated="2"/>
          <table:table-cell table:style-name="ce89"/>
          <table:table-cell table:number-columns-repeated="4"/>
          <table:table-cell table:style-name="ce103"/>
          <table:table-cell table:number-columns-repeated="2"/>
          <table:table-cell table:style-name="ce89" table:number-columns-repeated="2"/>
          <table:table-cell/>
          <table:table-cell table:style-name="ce89" table:number-columns-repeated="2"/>
          <table:table-cell table:style-name="ce14"/>
          <table:table-cell table:style-name="ce89" table:number-columns-repeated="5"/>
          <table:table-cell table:number-columns-repeated="2"/>
          <table:table-cell table:style-name="ce15"/>
          <table:table-cell table:number-columns-repeated="963"/>
        </table:table-row>
        <table:table-row table:style-name="ro6">
          <table:table-cell table:number-columns-repeated="5"/>
          <table:table-cell table:style-name="ce92"/>
          <table:table-cell table:number-columns-repeated="24"/>
          <table:table-cell table:style-name="ce14"/>
          <table:table-cell table:number-columns-repeated="5"/>
          <table:table-cell table:style-name="ce103"/>
          <table:table-cell table:number-columns-repeated="2"/>
          <table:table-cell table:style-name="ce89"/>
          <table:table-cell table:number-columns-repeated="4"/>
          <table:table-cell table:style-name="ce103"/>
          <table:table-cell table:number-columns-repeated="2"/>
          <table:table-cell table:style-name="ce89" table:number-columns-repeated="2"/>
          <table:table-cell/>
          <table:table-cell table:style-name="ce89"/>
          <table:table-cell table:number-columns-repeated="2"/>
          <table:table-cell table:style-name="ce89" table:number-columns-repeated="5"/>
          <table:table-cell table:number-columns-repeated="2"/>
          <table:table-cell table:style-name="ce15"/>
          <table:table-cell table:number-columns-repeated="963"/>
        </table:table-row>
        <table:table-row table:style-name="ro6">
          <table:table-cell table:number-columns-repeated="5"/>
          <table:table-cell table:style-name="ce92"/>
          <table:table-cell table:number-columns-repeated="30"/>
          <table:table-cell table:style-name="ce103"/>
          <table:table-cell/>
          <table:table-cell table:style-name="ce14"/>
          <table:table-cell table:style-name="ce89"/>
          <table:table-cell table:number-columns-repeated="4"/>
          <table:table-cell table:style-name="ce103"/>
          <table:table-cell/>
          <table:table-cell table:style-name="ce14"/>
          <table:table-cell table:style-name="ce89" table:number-columns-repeated="2"/>
          <table:table-cell/>
          <table:table-cell table:style-name="ce89"/>
          <table:table-cell/>
          <table:table-cell table:style-name="ce14"/>
          <table:table-cell table:style-name="ce89" table:number-columns-repeated="5"/>
          <table:table-cell table:number-columns-repeated="2"/>
          <table:table-cell table:style-name="ce15"/>
          <table:table-cell table:number-columns-repeated="963"/>
        </table:table-row>
        <table:table-row table:style-name="ro6">
          <table:table-cell table:number-columns-repeated="36"/>
          <table:table-cell table:style-name="ce103"/>
          <table:table-cell/>
          <table:table-cell table:style-name="ce14"/>
          <table:table-cell table:style-name="ce89"/>
          <table:table-cell table:number-columns-repeated="4"/>
          <table:table-cell table:style-name="ce103"/>
          <table:table-cell/>
          <table:table-cell table:style-name="ce14"/>
          <table:table-cell table:style-name="ce89" table:number-columns-repeated="2"/>
          <table:table-cell/>
          <table:table-cell table:style-name="ce89"/>
          <table:table-cell/>
          <table:table-cell table:style-name="ce14"/>
          <table:table-cell table:style-name="ce89" table:number-columns-repeated="5"/>
          <table:table-cell table:number-columns-repeated="2"/>
          <table:table-cell table:style-name="ce15"/>
          <table:table-cell table:number-columns-repeated="963"/>
        </table:table-row>
        <table:table-row table:style-name="ro6">
          <table:table-cell table:number-columns-repeated="36"/>
          <table:table-cell table:style-name="ce103"/>
          <table:table-cell/>
          <table:table-cell table:style-name="ce14"/>
          <table:table-cell table:style-name="ce89"/>
          <table:table-cell table:number-columns-repeated="4"/>
          <table:table-cell table:style-name="ce103"/>
          <table:table-cell/>
          <table:table-cell table:style-name="ce14"/>
          <table:table-cell table:style-name="ce89" table:number-columns-repeated="2"/>
          <table:table-cell/>
          <table:table-cell table:style-name="ce89"/>
          <table:table-cell table:number-columns-repeated="2"/>
          <table:table-cell table:style-name="ce89" table:number-columns-repeated="5"/>
          <table:table-cell table:number-columns-repeated="2"/>
          <table:table-cell table:style-name="ce15"/>
          <table:table-cell table:number-columns-repeated="963"/>
        </table:table-row>
        <table:table-row table:style-name="ro6" table:number-rows-repeated="2">
          <table:table-cell table:number-columns-repeated="36"/>
          <table:table-cell table:style-name="ce103"/>
          <table:table-cell table:number-columns-repeated="2"/>
          <table:table-cell table:style-name="ce89"/>
          <table:table-cell table:number-columns-repeated="4"/>
          <table:table-cell table:style-name="ce103"/>
          <table:table-cell table:number-columns-repeated="2"/>
          <table:table-cell table:style-name="ce89" table:number-columns-repeated="2"/>
          <table:table-cell/>
          <table:table-cell table:style-name="ce89"/>
          <table:table-cell table:number-columns-repeated="2"/>
          <table:table-cell table:style-name="ce89" table:number-columns-repeated="5"/>
          <table:table-cell table:number-columns-repeated="2"/>
          <table:table-cell table:style-name="ce15"/>
          <table:table-cell table:number-columns-repeated="963"/>
        </table:table-row>
        <table:table-row table:style-name="ro6" table:number-rows-repeated="2">
          <table:table-cell table:number-columns-repeated="30"/>
          <table:table-cell table:style-name="ce14" table:number-columns-repeated="2"/>
          <table:table-cell table:number-columns-repeated="4"/>
          <table:table-cell table:style-name="ce103"/>
          <table:table-cell table:number-columns-repeated="2"/>
          <table:table-cell table:style-name="ce89"/>
          <table:table-cell table:number-columns-repeated="4"/>
          <table:table-cell table:style-name="ce103"/>
          <table:table-cell table:number-columns-repeated="2"/>
          <table:table-cell table:style-name="ce89" table:number-columns-repeated="2"/>
          <table:table-cell/>
          <table:table-cell table:style-name="ce89" table:number-columns-repeated="2"/>
          <table:table-cell/>
          <table:table-cell table:style-name="ce89" table:number-columns-repeated="5"/>
          <table:table-cell table:number-columns-repeated="2"/>
          <table:table-cell table:style-name="ce15"/>
          <table:table-cell table:number-columns-repeated="963"/>
        </table:table-row>
        <table:table-row table:style-name="ro6" table:number-rows-repeated="2">
          <table:table-cell table:number-columns-repeated="30"/>
          <table:table-cell table:style-name="ce14"/>
          <table:table-cell table:number-columns-repeated="5"/>
          <table:table-cell table:style-name="ce103"/>
          <table:table-cell table:number-columns-repeated="2"/>
          <table:table-cell table:style-name="ce89"/>
          <table:table-cell table:number-columns-repeated="4"/>
          <table:table-cell table:style-name="ce103"/>
          <table:table-cell table:number-columns-repeated="2"/>
          <table:table-cell table:style-name="ce89" table:number-columns-repeated="2"/>
          <table:table-cell/>
          <table:table-cell table:style-name="ce89"/>
          <table:table-cell table:number-columns-repeated="2"/>
          <table:table-cell table:style-name="ce89" table:number-columns-repeated="5"/>
          <table:table-cell table:number-columns-repeated="2"/>
          <table:table-cell table:style-name="ce15"/>
          <table:table-cell table:number-columns-repeated="963"/>
        </table:table-row>
        <table:table-row table:style-name="ro6">
          <table:table-cell table:number-columns-repeated="30"/>
          <table:table-cell table:style-name="ce14"/>
          <table:table-cell table:number-columns-repeated="5"/>
          <table:table-cell table:style-name="ce103"/>
          <table:table-cell/>
          <table:table-cell table:style-name="ce14"/>
          <table:table-cell table:style-name="ce89"/>
          <table:table-cell table:number-columns-repeated="4"/>
          <table:table-cell table:style-name="ce103"/>
          <table:table-cell/>
          <table:table-cell table:style-name="ce14"/>
          <table:table-cell table:style-name="ce89" table:number-columns-repeated="2"/>
          <table:table-cell/>
          <table:table-cell table:style-name="ce89"/>
          <table:table-cell table:number-columns-repeated="2"/>
          <table:table-cell table:style-name="ce89" table:number-columns-repeated="5"/>
          <table:table-cell table:number-columns-repeated="2"/>
          <table:table-cell table:style-name="ce15"/>
          <table:table-cell table:number-columns-repeated="963"/>
        </table:table-row>
        <table:table-row table:style-name="ro6" table:number-rows-repeated="2">
          <table:table-cell table:number-columns-repeated="36"/>
          <table:table-cell table:style-name="ce103"/>
          <table:table-cell/>
          <table:table-cell table:style-name="ce14"/>
          <table:table-cell table:style-name="ce89"/>
          <table:table-cell table:number-columns-repeated="4"/>
          <table:table-cell table:style-name="ce103"/>
          <table:table-cell/>
          <table:table-cell table:style-name="ce14"/>
          <table:table-cell table:style-name="ce89" table:number-columns-repeated="2"/>
          <table:table-cell/>
          <table:table-cell table:style-name="ce89"/>
          <table:table-cell table:number-columns-repeated="2"/>
          <table:table-cell table:style-name="ce89" table:number-columns-repeated="5"/>
          <table:table-cell table:number-columns-repeated="2"/>
          <table:table-cell table:style-name="ce15"/>
          <table:table-cell table:number-columns-repeated="963"/>
        </table:table-row>
        <table:table-row table:style-name="ro6" table:number-rows-repeated="4">
          <table:table-cell table:number-columns-repeated="36"/>
          <table:table-cell table:style-name="ce103"/>
          <table:table-cell table:number-columns-repeated="2"/>
          <table:table-cell table:style-name="ce89"/>
          <table:table-cell table:number-columns-repeated="4"/>
          <table:table-cell table:style-name="ce103"/>
          <table:table-cell table:number-columns-repeated="2"/>
          <table:table-cell table:style-name="ce89" table:number-columns-repeated="2"/>
          <table:table-cell/>
          <table:table-cell table:style-name="ce89"/>
          <table:table-cell table:number-columns-repeated="2"/>
          <table:table-cell table:style-name="ce89" table:number-columns-repeated="5"/>
          <table:table-cell table:number-columns-repeated="2"/>
          <table:table-cell table:style-name="ce15"/>
          <table:table-cell table:number-columns-repeated="963"/>
        </table:table-row>
        <table:table-row table:style-name="ro6">
          <table:table-cell table:number-columns-repeated="36"/>
          <table:table-cell table:style-name="ce103"/>
          <table:table-cell table:number-columns-repeated="2"/>
          <table:table-cell table:style-name="ce89"/>
          <table:table-cell table:number-columns-repeated="4"/>
          <table:table-cell table:style-name="ce103"/>
          <table:table-cell table:number-columns-repeated="2"/>
          <table:table-cell table:style-name="ce89" table:number-columns-repeated="2"/>
          <table:table-cell/>
          <table:table-cell table:style-name="ce89"/>
          <table:table-cell table:number-columns-repeated="9"/>
          <table:table-cell table:style-name="ce15"/>
          <table:table-cell table:number-columns-repeated="963"/>
        </table:table-row>
        <table:table-row table:style-name="ro6">
          <table:table-cell table:number-columns-repeated="36"/>
          <table:table-cell table:style-name="ce103"/>
          <table:table-cell table:number-columns-repeated="7"/>
          <table:table-cell table:style-name="ce103"/>
          <table:table-cell table:number-columns-repeated="15"/>
          <table:table-cell table:style-name="ce15"/>
          <table:table-cell table:number-columns-repeated="963"/>
        </table:table-row>
        <table:table-row table:style-name="ro6" table:number-rows-repeated="95">
          <table:table-cell table:number-columns-repeated="60"/>
          <table:table-cell table:style-name="ce15"/>
          <table:table-cell table:number-columns-repeated="963"/>
        </table:table-row>
        <table:table-row table:style-name="ro6" table:number-rows-repeated="104835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uentas" table:style-name="ta2">
        <table:table-column table:style-name="co1" table:default-cell-style-name="ce86"/>
        <table:table-column table:style-name="co42" table:default-cell-style-name="ce86"/>
        <table:table-column table:style-name="co1" table:default-cell-style-name="ce86"/>
        <table:table-column table:style-name="co17" table:default-cell-style-name="ce86"/>
        <table:table-column table:style-name="co1" table:default-cell-style-name="ce86"/>
        <table:table-column table:style-name="co16" table:number-columns-repeated="2" table:default-cell-style-name="ce86"/>
        <table:table-column table:style-name="co6" table:default-cell-style-name="ce86"/>
        <table:table-column table:style-name="co1" table:number-columns-repeated="2" table:default-cell-style-name="ce86"/>
        <table:table-column table:style-name="co43" table:default-cell-style-name="ce86"/>
        <table:table-column table:style-name="co1" table:number-columns-repeated="53" table:default-cell-style-name="ce86"/>
        <table:table-column table:style-name="co7" table:number-columns-repeated="960" table:default-cell-style-name="ce86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Presupuesto</text:p>
          </table:table-cell>
          <table:table-cell office:value-type="string" calcext:value-type="string">
            <text:p>fk_estacion</text:p>
          </table:table-cell>
          <table:table-cell table:number-columns-repeated="2"/>
          <table:table-cell office:value-type="string" calcext:value-type="string">
            <text:p>fk_oficina_principal</text:p>
          </table:table-cell>
          <table:table-cell/>
          <table:table-cell office:value-type="string" calcext:value-type="string">
            <text:p>INSERT INTO cuenta (año, presupuesto, fk_estacion, fk_oficina_principal) VALU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4];&quot;',  &quot;;[.B4];&quot;, &quot;;[.C4];&quot;, &quot;;[.F4];&quot;),&quot;)" office:value-type="string" office:string-value="('2034/01/01',  10000, 1, 1)," calcext:value-type="string">
            <text:p>('2034/01/01', <text:s/>10000, 1, 1)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5];&quot;',  &quot;;[.B5];&quot;, &quot;;[.C5];&quot;, &quot;;[.F5];&quot;),&quot;)" office:value-type="string" office:string-value="('2035/01/01',  10500, 1, 1)," calcext:value-type="string">
            <text:p>('2035/01/01', <text:s/>10500, 1, 1)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6];&quot;',  &quot;;[.B6];&quot;, &quot;;[.C6];&quot;, &quot;;[.F6];&quot;),&quot;)" office:value-type="string" office:string-value="('2036/01/01',  11000, 1, 1)," calcext:value-type="string">
            <text:p>('2036/01/01', <text:s/>11000, 1, 1),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formula="of:=[.C4]+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7];&quot;',  &quot;;[.B7];&quot;, &quot;;[.C7];&quot;, &quot;;[.F7];&quot;),&quot;)" office:value-type="string" office:string-value="('2034/01/01',  12000, 2, 1)," calcext:value-type="string">
            <text:p>('2034/01/01', <text:s/>12000, 2, 1),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formula="of:=[.C5]+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8];&quot;',  &quot;;[.B8];&quot;, &quot;;[.C8];&quot;, &quot;;[.F8];&quot;),&quot;)" office:value-type="string" office:string-value="('2035/01/01',  13000, 2, 1)," calcext:value-type="string">
            <text:p>('2035/01/01', <text:s/>13000, 2, 1),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formula="of:=[.C6]+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9];&quot;',  &quot;;[.B9];&quot;, &quot;;[.C9];&quot;, &quot;;[.F9];&quot;),&quot;)" office:value-type="string" office:string-value="('2036/01/01',  10000, 2, 1)," calcext:value-type="string">
            <text:p>('2036/01/01', <text:s/>10000, 2, 1),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formula="of:=[.C7]+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10];&quot;',  &quot;;[.B10];&quot;, &quot;;[.C10];&quot;, &quot;;[.F10];&quot;),&quot;)" office:value-type="string" office:string-value="('2034/01/01',  10500, 3, 1)," calcext:value-type="string">
            <text:p>('2034/01/01', <text:s/>10500, 3, 1),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formula="of:=[.C8]+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11];&quot;',  &quot;;[.B11];&quot;, &quot;;[.C11];&quot;, &quot;;[.F11];&quot;),&quot;)" office:value-type="string" office:string-value="('2035/01/01',  11000, 3, 1)," calcext:value-type="string">
            <text:p>('2035/01/01', <text:s/>11000, 3, 1),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formula="of:=[.C9]+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12];&quot;',  &quot;;[.B12];&quot;, &quot;;[.C12];&quot;, &quot;;[.F12];&quot;),&quot;)" office:value-type="string" office:string-value="('2036/01/01',  11500, 3, 1)," calcext:value-type="string">
            <text:p>('2036/01/01', <text:s/>11500, 3, 1),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formula="of:=[.C10]+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/>
          <table:table-cell table:formula="of:=[.F4]+1" office:value-type="float" office:value="2" calcext:value-type="float">
            <text:p>2</text:p>
          </table:table-cell>
          <table:table-cell/>
          <table:table-cell table:formula="of:=CONCATENATE(&quot;('&quot;; [.A13];&quot;',  &quot;;[.B13];&quot;, &quot;;[.C13];&quot;, &quot;;[.F13];&quot;),&quot;)" office:value-type="string" office:string-value="('2034/01/01',  10000, 4, 2)," calcext:value-type="string">
            <text:p>('2034/01/01', <text:s/>10000, 4, 2),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formula="of:=[.C11]+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/>
          <table:table-cell table:formula="of:=[.F5]+1" office:value-type="float" office:value="2" calcext:value-type="float">
            <text:p>2</text:p>
          </table:table-cell>
          <table:table-cell/>
          <table:table-cell table:formula="of:=CONCATENATE(&quot;('&quot;; [.A14];&quot;',  &quot;;[.B14];&quot;, &quot;;[.C14];&quot;, &quot;;[.F14];&quot;),&quot;)" office:value-type="string" office:string-value="('2035/01/01',  10500, 4, 2)," calcext:value-type="string">
            <text:p>('2035/01/01', <text:s/>10500, 4, 2),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Sisimiu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formula="of:=[.C12]+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/>
          <table:table-cell table:formula="of:=[.F6]+1" office:value-type="float" office:value="2" calcext:value-type="float">
            <text:p>2</text:p>
          </table:table-cell>
          <table:table-cell/>
          <table:table-cell table:formula="of:=CONCATENATE(&quot;('&quot;; [.A15];&quot;',  &quot;;[.B15];&quot;, &quot;;[.C15];&quot;, &quot;;[.F15];&quot;),&quot;)" office:value-type="string" office:string-value="('2036/01/01',  11000, 4, 2)," calcext:value-type="string">
            <text:p>('2036/01/01', <text:s/>11000, 4, 2),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formula="of:=[.C13]+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/>
          <table:table-cell table:formula="of:=[.F7]+1" office:value-type="float" office:value="2" calcext:value-type="float">
            <text:p>2</text:p>
          </table:table-cell>
          <table:table-cell/>
          <table:table-cell table:formula="of:=CONCATENATE(&quot;('&quot;; [.A16];&quot;',  &quot;;[.B16];&quot;, &quot;;[.C16];&quot;, &quot;;[.F16];&quot;),&quot;)" office:value-type="string" office:string-value="('2034/01/01',  10000, 5, 2)," calcext:value-type="string">
            <text:p>('2034/01/01', <text:s/>10000, 5, 2),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formula="of:=[.C14]+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/>
          <table:table-cell table:formula="of:=[.F8]+1" office:value-type="float" office:value="2" calcext:value-type="float">
            <text:p>2</text:p>
          </table:table-cell>
          <table:table-cell/>
          <table:table-cell table:formula="of:=CONCATENATE(&quot;('&quot;; [.A17];&quot;',  &quot;;[.B17];&quot;, &quot;;[.C17];&quot;, &quot;;[.F17];&quot;),&quot;)" office:value-type="string" office:string-value="('2035/01/01',  10500, 5, 2)," calcext:value-type="string">
            <text:p>('2035/01/01', <text:s/>10500, 5, 2),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formula="of:=[.C15]+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/>
          <table:table-cell table:formula="of:=[.F9]+1" office:value-type="float" office:value="2" calcext:value-type="float">
            <text:p>2</text:p>
          </table:table-cell>
          <table:table-cell/>
          <table:table-cell table:formula="of:=CONCATENATE(&quot;('&quot;; [.A18];&quot;',  &quot;;[.B18];&quot;, &quot;;[.C18];&quot;, &quot;;[.F18];&quot;),&quot;)" office:value-type="string" office:string-value="('2036/01/01',  11000, 5, 2)," calcext:value-type="string">
            <text:p>('2036/01/01', <text:s/>11000, 5, 2),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formula="of:=[.C16]+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/>
          <table:table-cell table:formula="of:=[.F10]+1" office:value-type="float" office:value="2" calcext:value-type="float">
            <text:p>2</text:p>
          </table:table-cell>
          <table:table-cell/>
          <table:table-cell table:formula="of:=CONCATENATE(&quot;('&quot;; [.A19];&quot;',  &quot;;[.B19];&quot;, &quot;;[.C19];&quot;, &quot;;[.F19];&quot;),&quot;)" office:value-type="string" office:string-value="('2034/01/01',  12000, 6, 2)," calcext:value-type="string">
            <text:p>('2034/01/01', <text:s/>12000, 6, 2),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formula="of:=[.C17]+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/>
          <table:table-cell table:formula="of:=[.F11]+1" office:value-type="float" office:value="2" calcext:value-type="float">
            <text:p>2</text:p>
          </table:table-cell>
          <table:table-cell/>
          <table:table-cell table:formula="of:=CONCATENATE(&quot;('&quot;; [.A20];&quot;',  &quot;;[.B20];&quot;, &quot;;[.C20];&quot;, &quot;;[.F20];&quot;),&quot;)" office:value-type="string" office:string-value="('2035/01/01',  13000, 6, 2)," calcext:value-type="string">
            <text:p>('2035/01/01', <text:s/>13000, 6, 2),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20" office:value-type="string" calcext:value-type="string">
            <text:p>Kaohsiung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formula="of:=[.C18]+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/>
          <table:table-cell table:formula="of:=[.F12]+1" office:value-type="float" office:value="2" calcext:value-type="float">
            <text:p>2</text:p>
          </table:table-cell>
          <table:table-cell/>
          <table:table-cell table:formula="of:=CONCATENATE(&quot;('&quot;; [.A21];&quot;',  &quot;;[.B21];&quot;, &quot;;[.C21];&quot;, &quot;;[.F21];&quot;),&quot;)" office:value-type="string" office:string-value="('2036/01/01',  10000, 6, 2)," calcext:value-type="string">
            <text:p>('2036/01/01', <text:s/>10000, 6, 2),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20" office:value-type="string" calcext:value-type="string">
            <text:p>Kuala Lumpur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formula="of:=[.C19]+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/>
          <table:table-cell table:formula="of:=[.F13]+1" office:value-type="float" office:value="3" calcext:value-type="float">
            <text:p>3</text:p>
          </table:table-cell>
          <table:table-cell/>
          <table:table-cell table:formula="of:=CONCATENATE(&quot;('&quot;; [.A22];&quot;',  &quot;;[.B22];&quot;, &quot;;[.C22];&quot;, &quot;;[.F22];&quot;),&quot;)" office:value-type="string" office:string-value="('2034/01/01',  10500, 7, 3)," calcext:value-type="string">
            <text:p>('2034/01/01', <text:s/>10500, 7, 3),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120" office:value-type="string" calcext:value-type="string">
            <text:p>Malaca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formula="of:=[.C20]+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/>
          <table:table-cell table:formula="of:=[.F14]+1" office:value-type="float" office:value="3" calcext:value-type="float">
            <text:p>3</text:p>
          </table:table-cell>
          <table:table-cell/>
          <table:table-cell table:formula="of:=CONCATENATE(&quot;('&quot;; [.A23];&quot;',  &quot;;[.B23];&quot;, &quot;;[.C23];&quot;, &quot;;[.F23];&quot;),&quot;)" office:value-type="string" office:string-value="('2035/01/01',  11000, 7, 3)," calcext:value-type="string">
            <text:p>('2035/01/01', <text:s/>11000, 7, 3),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120" office:value-type="string" calcext:value-type="string">
            <text:p>Pulau Pinang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formula="of:=[.C21]+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/>
          <table:table-cell table:formula="of:=[.F15]+1" office:value-type="float" office:value="3" calcext:value-type="float">
            <text:p>3</text:p>
          </table:table-cell>
          <table:table-cell/>
          <table:table-cell table:formula="of:=CONCATENATE(&quot;('&quot;; [.A24];&quot;',  &quot;;[.B24];&quot;, &quot;;[.C24];&quot;, &quot;;[.F24];&quot;),&quot;)" office:value-type="string" office:string-value="('2036/01/01',  11500, 7, 3)," calcext:value-type="string">
            <text:p>('2036/01/01', <text:s/>11500, 7, 3),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style-name="ce120" office:value-type="string" calcext:value-type="string">
            <text:p>Kampal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formula="of:=[.C22]+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/>
          <table:table-cell table:formula="of:=[.F16]+1" office:value-type="float" office:value="3" calcext:value-type="float">
            <text:p>3</text:p>
          </table:table-cell>
          <table:table-cell/>
          <table:table-cell table:formula="of:=CONCATENATE(&quot;('&quot;; [.A25];&quot;',  &quot;;[.B25];&quot;, &quot;;[.C25];&quot;, &quot;;[.F25];&quot;),&quot;)" office:value-type="string" office:string-value="('2034/01/01',  10000, 8, 3)," calcext:value-type="string">
            <text:p>('2034/01/01', <text:s/>10000, 8, 3),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formula="of:=[.C23]+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/>
          <table:table-cell table:formula="of:=[.F17]+1" office:value-type="float" office:value="3" calcext:value-type="float">
            <text:p>3</text:p>
          </table:table-cell>
          <table:table-cell/>
          <table:table-cell table:formula="of:=CONCATENATE(&quot;('&quot;; [.A26];&quot;',  &quot;;[.B26];&quot;, &quot;;[.C26];&quot;, &quot;;[.F26];&quot;),&quot;)" office:value-type="string" office:string-value="('2035/01/01',  10500, 8, 3)," calcext:value-type="string">
            <text:p>('2035/01/01', <text:s/>10500, 8, 3),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style-name="ce120" office:value-type="string" calcext:value-type="string">
            <text:p>Kasese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formula="of:=[.C24]+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/>
          <table:table-cell table:formula="of:=[.F18]+1" office:value-type="float" office:value="3" calcext:value-type="float">
            <text:p>3</text:p>
          </table:table-cell>
          <table:table-cell/>
          <table:table-cell table:formula="of:=CONCATENATE(&quot;('&quot;; [.A27];&quot;',  &quot;;[.B27];&quot;, &quot;;[.C27];&quot;, &quot;;[.F27];&quot;),&quot;)" office:value-type="string" office:string-value="('2036/01/01',  11000, 8, 3)," calcext:value-type="string">
            <text:p>('2036/01/01', <text:s/>11000, 8, 3),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style-name="ce120" office:value-type="string" calcext:value-type="string">
            <text:p>Hara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formula="of:=[.C25]+1" office:value-type="float" office:value="9" calcext:value-type="float">
            <text:p>9</text:p>
          </table:table-cell>
          <table:table-cell office:value-type="string" calcext:value-type="string">
            <text:p>Sisimiut</text:p>
          </table:table-cell>
          <table:table-cell/>
          <table:table-cell table:formula="of:=[.F19]+1" office:value-type="float" office:value="3" calcext:value-type="float">
            <text:p>3</text:p>
          </table:table-cell>
          <table:table-cell/>
          <table:table-cell table:formula="of:=CONCATENATE(&quot;('&quot;; [.A28];&quot;',  &quot;;[.B28];&quot;, &quot;;[.C28];&quot;, &quot;;[.F28];&quot;),&quot;)" office:value-type="string" office:string-value="('2034/01/01',  10000, 9, 3)," calcext:value-type="string">
            <text:p>('2034/01/01', <text:s/>10000, 9, 3),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formula="of:=[.C26]+1" office:value-type="float" office:value="9" calcext:value-type="float">
            <text:p>9</text:p>
          </table:table-cell>
          <table:table-cell office:value-type="string" calcext:value-type="string">
            <text:p>Sisimiut</text:p>
          </table:table-cell>
          <table:table-cell/>
          <table:table-cell table:formula="of:=[.F20]+1" office:value-type="float" office:value="3" calcext:value-type="float">
            <text:p>3</text:p>
          </table:table-cell>
          <table:table-cell/>
          <table:table-cell table:formula="of:=CONCATENATE(&quot;('&quot;; [.A29];&quot;',  &quot;;[.B29];&quot;, &quot;;[.C29];&quot;, &quot;;[.F29];&quot;),&quot;)" office:value-type="string" office:string-value="('2035/01/01',  10500, 9, 3)," calcext:value-type="string">
            <text:p>('2035/01/01', <text:s/>10500, 9, 3),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formula="of:=[.C27]+1" office:value-type="float" office:value="9" calcext:value-type="float">
            <text:p>9</text:p>
          </table:table-cell>
          <table:table-cell office:value-type="string" calcext:value-type="string">
            <text:p>Sisimiut</text:p>
          </table:table-cell>
          <table:table-cell/>
          <table:table-cell table:formula="of:=[.F21]+1" office:value-type="float" office:value="3" calcext:value-type="float">
            <text:p>3</text:p>
          </table:table-cell>
          <table:table-cell/>
          <table:table-cell table:formula="of:=CONCATENATE(&quot;('&quot;; [.A30];&quot;',  &quot;;[.B30];&quot;, &quot;;[.C30];&quot;, &quot;;[.F30];&quot;),&quot;)" office:value-type="string" office:string-value="('2036/01/01',  11000, 9, 3)," calcext:value-type="string">
            <text:p>('2036/01/01', <text:s/>11000, 9, 3),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formula="of:=[.C28]+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/>
          <table:table-cell table:formula="of:=[.F22]+1" office:value-type="float" office:value="4" calcext:value-type="float">
            <text:p>4</text:p>
          </table:table-cell>
          <table:table-cell/>
          <table:table-cell table:formula="of:=CONCATENATE(&quot;('&quot;; [.A31];&quot;',  &quot;;[.B31];&quot;, &quot;;[.C31];&quot;, &quot;;[.F31];&quot;),&quot;)" office:value-type="string" office:string-value="('2034/01/01',  12000, 10, 4)," calcext:value-type="string">
            <text:p>('2034/01/01', <text:s/>12000, 10, 4),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formula="of:=[.C29]+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/>
          <table:table-cell table:formula="of:=[.F23]+1" office:value-type="float" office:value="4" calcext:value-type="float">
            <text:p>4</text:p>
          </table:table-cell>
          <table:table-cell/>
          <table:table-cell table:formula="of:=CONCATENATE(&quot;('&quot;; [.A32];&quot;',  &quot;;[.B32];&quot;, &quot;;[.C32];&quot;, &quot;;[.F32];&quot;),&quot;)" office:value-type="string" office:string-value="('2035/01/01',  13000, 10, 4)," calcext:value-type="string">
            <text:p>('2035/01/01', <text:s/>13000, 10, 4),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formula="of:=[.C30]+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/>
          <table:table-cell table:formula="of:=[.F24]+1" office:value-type="float" office:value="4" calcext:value-type="float">
            <text:p>4</text:p>
          </table:table-cell>
          <table:table-cell/>
          <table:table-cell table:formula="of:=CONCATENATE(&quot;('&quot;; [.A33];&quot;',  &quot;;[.B33];&quot;, &quot;;[.C33];&quot;, &quot;;[.F33];&quot;),&quot;)" office:value-type="string" office:string-value="('2036/01/01',  10000, 10, 4)," calcext:value-type="string">
            <text:p>('2036/01/01', <text:s/>10000, 10, 4)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formula="of:=[.C31]+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/>
          <table:table-cell table:formula="of:=[.F25]+1" office:value-type="float" office:value="4" calcext:value-type="float">
            <text:p>4</text:p>
          </table:table-cell>
          <table:table-cell/>
          <table:table-cell table:formula="of:=CONCATENATE(&quot;('&quot;; [.A34];&quot;',  &quot;;[.B34];&quot;, &quot;;[.C34];&quot;, &quot;;[.F34];&quot;),&quot;)" office:value-type="string" office:string-value="('2034/01/01',  10500, 11, 4)," calcext:value-type="string">
            <text:p>('2034/01/01', <text:s/>10500, 11, 4)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formula="of:=[.C32]+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/>
          <table:table-cell table:formula="of:=[.F26]+1" office:value-type="float" office:value="4" calcext:value-type="float">
            <text:p>4</text:p>
          </table:table-cell>
          <table:table-cell/>
          <table:table-cell table:formula="of:=CONCATENATE(&quot;('&quot;; [.A35];&quot;',  &quot;;[.B35];&quot;, &quot;;[.C35];&quot;, &quot;;[.F35];&quot;),&quot;)" office:value-type="string" office:string-value="('2035/01/01',  11000, 11, 4)," calcext:value-type="string">
            <text:p>('2035/01/01', <text:s/>11000, 11, 4)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formula="of:=[.C33]+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/>
          <table:table-cell table:formula="of:=[.F27]+1" office:value-type="float" office:value="4" calcext:value-type="float">
            <text:p>4</text:p>
          </table:table-cell>
          <table:table-cell/>
          <table:table-cell table:formula="of:=CONCATENATE(&quot;('&quot;; [.A36];&quot;',  &quot;;[.B36];&quot;, &quot;;[.C36];&quot;, &quot;;[.F36];&quot;),&quot;)" office:value-type="string" office:string-value="('2036/01/01',  11500, 11, 4)," calcext:value-type="string">
            <text:p>('2036/01/01', <text:s/>11500, 11, 4)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formula="of:=[.C34]+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/>
          <table:table-cell table:formula="of:=[.F28]+1" office:value-type="float" office:value="4" calcext:value-type="float">
            <text:p>4</text:p>
          </table:table-cell>
          <table:table-cell/>
          <table:table-cell table:formula="of:=CONCATENATE(&quot;('&quot;; [.A37];&quot;',  &quot;;[.B37];&quot;, &quot;;[.C37];&quot;, &quot;;[.F37];&quot;),&quot;)" office:value-type="string" office:string-value="('2034/01/01',  10000, 12, 4)," calcext:value-type="string">
            <text:p>('2034/01/01', <text:s/>10000, 12, 4)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formula="of:=[.C35]+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/>
          <table:table-cell table:formula="of:=[.F29]+1" office:value-type="float" office:value="4" calcext:value-type="float">
            <text:p>4</text:p>
          </table:table-cell>
          <table:table-cell/>
          <table:table-cell table:formula="of:=CONCATENATE(&quot;('&quot;; [.A38];&quot;',  &quot;;[.B38];&quot;, &quot;;[.C38];&quot;, &quot;;[.F38];&quot;),&quot;)" office:value-type="string" office:string-value="('2035/01/01',  10500, 12, 4)," calcext:value-type="string">
            <text:p>('2035/01/01', <text:s/>10500, 12, 4)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formula="of:=[.C36]+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/>
          <table:table-cell table:formula="of:=[.F30]+1" office:value-type="float" office:value="4" calcext:value-type="float">
            <text:p>4</text:p>
          </table:table-cell>
          <table:table-cell/>
          <table:table-cell table:formula="of:=CONCATENATE(&quot;('&quot;; [.A39];&quot;',  &quot;;[.B39];&quot;, &quot;;[.C39];&quot;, &quot;;[.F39];&quot;),&quot;)" office:value-type="string" office:string-value="('2036/01/01',  11000, 12, 4)," calcext:value-type="string">
            <text:p>('2036/01/01', <text:s/>11000, 12, 4)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formula="of:=[.C37]+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/>
          <table:table-cell table:formula="of:=[.F31]+1" office:value-type="float" office:value="5" calcext:value-type="float">
            <text:p>5</text:p>
          </table:table-cell>
          <table:table-cell/>
          <table:table-cell table:formula="of:=CONCATENATE(&quot;('&quot;; [.A40];&quot;',  &quot;;[.B40];&quot;, &quot;;[.C40];&quot;, &quot;;[.F40];&quot;),&quot;)" office:value-type="string" office:string-value="('2034/01/01',  10000, 13, 5)," calcext:value-type="string">
            <text:p>('2034/01/01', <text:s/>10000, 13, 5)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formula="of:=[.C38]+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/>
          <table:table-cell table:formula="of:=[.F32]+1" office:value-type="float" office:value="5" calcext:value-type="float">
            <text:p>5</text:p>
          </table:table-cell>
          <table:table-cell/>
          <table:table-cell table:formula="of:=CONCATENATE(&quot;('&quot;; [.A41];&quot;',  &quot;;[.B41];&quot;, &quot;;[.C41];&quot;, &quot;;[.F41];&quot;),&quot;)" office:value-type="string" office:string-value="('2035/01/01',  10500, 13, 5)," calcext:value-type="string">
            <text:p>('2035/01/01', <text:s/>10500, 13, 5)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formula="of:=[.C39]+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/>
          <table:table-cell table:formula="of:=[.F33]+1" office:value-type="float" office:value="5" calcext:value-type="float">
            <text:p>5</text:p>
          </table:table-cell>
          <table:table-cell/>
          <table:table-cell table:formula="of:=CONCATENATE(&quot;('&quot;; [.A42];&quot;',  &quot;;[.B42];&quot;, &quot;;[.C42];&quot;, &quot;;[.F42];&quot;),&quot;)" office:value-type="string" office:string-value="('2036/01/01',  11000, 13, 5)," calcext:value-type="string">
            <text:p>('2036/01/01', <text:s/>11000, 13, 5)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formula="of:=[.C40]+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/>
          <table:table-cell table:formula="of:=[.F34]+1" office:value-type="float" office:value="5" calcext:value-type="float">
            <text:p>5</text:p>
          </table:table-cell>
          <table:table-cell/>
          <table:table-cell table:formula="of:=CONCATENATE(&quot;('&quot;; [.A43];&quot;',  &quot;;[.B43];&quot;, &quot;;[.C43];&quot;, &quot;;[.F43];&quot;),&quot;)" office:value-type="string" office:string-value="('2034/01/01',  12000, 14, 5)," calcext:value-type="string">
            <text:p>('2034/01/01', <text:s/>12000, 14, 5)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formula="of:=[.C41]+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/>
          <table:table-cell table:formula="of:=[.F35]+1" office:value-type="float" office:value="5" calcext:value-type="float">
            <text:p>5</text:p>
          </table:table-cell>
          <table:table-cell/>
          <table:table-cell table:formula="of:=CONCATENATE(&quot;('&quot;; [.A44];&quot;',  &quot;;[.B44];&quot;, &quot;;[.C44];&quot;, &quot;;[.F44];&quot;),&quot;)" office:value-type="string" office:string-value="('2035/01/01',  13000, 14, 5)," calcext:value-type="string">
            <text:p>('2035/01/01', <text:s/>13000, 14, 5)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formula="of:=[.C42]+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/>
          <table:table-cell table:formula="of:=[.F36]+1" office:value-type="float" office:value="5" calcext:value-type="float">
            <text:p>5</text:p>
          </table:table-cell>
          <table:table-cell/>
          <table:table-cell table:formula="of:=CONCATENATE(&quot;('&quot;; [.A45];&quot;',  &quot;;[.B45];&quot;, &quot;;[.C45];&quot;, &quot;;[.F45];&quot;),&quot;)" office:value-type="string" office:string-value="('2036/01/01',  10000, 14, 5)," calcext:value-type="string">
            <text:p>('2036/01/01', <text:s/>10000, 14, 5),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formula="of:=[.C43]+1" office:value-type="float" office:value="15" calcext:value-type="float">
            <text:p>15</text:p>
          </table:table-cell>
          <table:table-cell table:style-name="ce120" office:value-type="string" calcext:value-type="string">
            <text:p>Kaohsiung</text:p>
          </table:table-cell>
          <table:table-cell/>
          <table:table-cell table:formula="of:=[.F37]+1" office:value-type="float" office:value="5" calcext:value-type="float">
            <text:p>5</text:p>
          </table:table-cell>
          <table:table-cell/>
          <table:table-cell table:formula="of:=CONCATENATE(&quot;('&quot;; [.A46];&quot;',  &quot;;[.B46];&quot;, &quot;;[.C46];&quot;, &quot;;[.F46];&quot;),&quot;)" office:value-type="string" office:string-value="('2034/01/01',  10500, 15, 5)," calcext:value-type="string">
            <text:p>('2034/01/01', <text:s/>10500, 15, 5),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formula="of:=[.C44]+1" office:value-type="float" office:value="15" calcext:value-type="float">
            <text:p>15</text:p>
          </table:table-cell>
          <table:table-cell table:style-name="ce120" office:value-type="string" calcext:value-type="string">
            <text:p>Kaohsiung</text:p>
          </table:table-cell>
          <table:table-cell/>
          <table:table-cell table:formula="of:=[.F38]+1" office:value-type="float" office:value="5" calcext:value-type="float">
            <text:p>5</text:p>
          </table:table-cell>
          <table:table-cell/>
          <table:table-cell table:formula="of:=CONCATENATE(&quot;('&quot;; [.A47];&quot;',  &quot;;[.B47];&quot;, &quot;;[.C47];&quot;, &quot;;[.F47];&quot;),&quot;)" office:value-type="string" office:string-value="('2035/01/01',  11000, 15, 5)," calcext:value-type="string">
            <text:p>('2035/01/01', <text:s/>11000, 15, 5),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formula="of:=[.C45]+1" office:value-type="float" office:value="15" calcext:value-type="float">
            <text:p>15</text:p>
          </table:table-cell>
          <table:table-cell table:style-name="ce120" office:value-type="string" calcext:value-type="string">
            <text:p>Kaohsiung</text:p>
          </table:table-cell>
          <table:table-cell/>
          <table:table-cell table:formula="of:=[.F39]+1" office:value-type="float" office:value="5" calcext:value-type="float">
            <text:p>5</text:p>
          </table:table-cell>
          <table:table-cell/>
          <table:table-cell table:formula="of:=CONCATENATE(&quot;('&quot;; [.A48];&quot;',  &quot;;[.B48];&quot;, &quot;;[.C48];&quot;, &quot;;[.F48];&quot;),&quot;)" office:value-type="string" office:string-value="('2036/01/01',  11500, 15, 5)," calcext:value-type="string">
            <text:p>('2036/01/01', <text:s/>11500, 15, 5),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formula="of:=[.C46]+1" office:value-type="float" office:value="16" calcext:value-type="float">
            <text:p>16</text:p>
          </table:table-cell>
          <table:table-cell table:style-name="ce120" office:value-type="string" calcext:value-type="string">
            <text:p>Kuala Lumpur</text:p>
          </table:table-cell>
          <table:table-cell/>
          <table:table-cell table:formula="of:=[.F40]+1" office:value-type="float" office:value="6" calcext:value-type="float">
            <text:p>6</text:p>
          </table:table-cell>
          <table:table-cell/>
          <table:table-cell table:formula="of:=CONCATENATE(&quot;('&quot;; [.A49];&quot;',  &quot;;[.B49];&quot;, &quot;;[.C49];&quot;, &quot;;[.F49];&quot;),&quot;)" office:value-type="string" office:string-value="('2034/01/01',  10000, 16, 6)," calcext:value-type="string">
            <text:p>('2034/01/01', <text:s/>10000, 16, 6),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formula="of:=[.C47]+1" office:value-type="float" office:value="16" calcext:value-type="float">
            <text:p>16</text:p>
          </table:table-cell>
          <table:table-cell table:style-name="ce120" office:value-type="string" calcext:value-type="string">
            <text:p>Kuala Lumpur</text:p>
          </table:table-cell>
          <table:table-cell/>
          <table:table-cell table:formula="of:=[.F41]+1" office:value-type="float" office:value="6" calcext:value-type="float">
            <text:p>6</text:p>
          </table:table-cell>
          <table:table-cell/>
          <table:table-cell table:formula="of:=CONCATENATE(&quot;('&quot;; [.A50];&quot;',  &quot;;[.B50];&quot;, &quot;;[.C50];&quot;, &quot;;[.F50];&quot;),&quot;)" office:value-type="string" office:string-value="('2035/01/01',  10500, 16, 6)," calcext:value-type="string">
            <text:p>('2035/01/01', <text:s/>10500, 16, 6),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formula="of:=[.C48]+1" office:value-type="float" office:value="16" calcext:value-type="float">
            <text:p>16</text:p>
          </table:table-cell>
          <table:table-cell table:style-name="ce120" office:value-type="string" calcext:value-type="string">
            <text:p>Kuala Lumpur</text:p>
          </table:table-cell>
          <table:table-cell/>
          <table:table-cell table:formula="of:=[.F42]+1" office:value-type="float" office:value="6" calcext:value-type="float">
            <text:p>6</text:p>
          </table:table-cell>
          <table:table-cell/>
          <table:table-cell table:formula="of:=CONCATENATE(&quot;('&quot;; [.A51];&quot;',  &quot;;[.B51];&quot;, &quot;;[.C51];&quot;, &quot;;[.F51];&quot;),&quot;)" office:value-type="string" office:string-value="('2036/01/01',  11000, 16, 6)," calcext:value-type="string">
            <text:p>('2036/01/01', <text:s/>11000, 16, 6),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formula="of:=[.C49]+1" office:value-type="float" office:value="17" calcext:value-type="float">
            <text:p>17</text:p>
          </table:table-cell>
          <table:table-cell table:style-name="ce120" office:value-type="string" calcext:value-type="string">
            <text:p>Malaca</text:p>
          </table:table-cell>
          <table:table-cell/>
          <table:table-cell table:formula="of:=[.F43]+1" office:value-type="float" office:value="6" calcext:value-type="float">
            <text:p>6</text:p>
          </table:table-cell>
          <table:table-cell/>
          <table:table-cell table:formula="of:=CONCATENATE(&quot;('&quot;; [.A52];&quot;',  &quot;;[.B52];&quot;, &quot;;[.C52];&quot;, &quot;;[.F52];&quot;),&quot;)" office:value-type="string" office:string-value="('2034/01/01',  10000, 17, 6)," calcext:value-type="string">
            <text:p>('2034/01/01', <text:s/>10000, 17, 6),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formula="of:=[.C50]+1" office:value-type="float" office:value="17" calcext:value-type="float">
            <text:p>17</text:p>
          </table:table-cell>
          <table:table-cell table:style-name="ce120" office:value-type="string" calcext:value-type="string">
            <text:p>Malaca</text:p>
          </table:table-cell>
          <table:table-cell/>
          <table:table-cell table:formula="of:=[.F44]+1" office:value-type="float" office:value="6" calcext:value-type="float">
            <text:p>6</text:p>
          </table:table-cell>
          <table:table-cell/>
          <table:table-cell table:formula="of:=CONCATENATE(&quot;('&quot;; [.A53];&quot;',  &quot;;[.B53];&quot;, &quot;;[.C53];&quot;, &quot;;[.F53];&quot;),&quot;)" office:value-type="string" office:string-value="('2035/01/01',  10500, 17, 6)," calcext:value-type="string">
            <text:p>('2035/01/01', <text:s/>10500, 17, 6),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formula="of:=[.C51]+1" office:value-type="float" office:value="17" calcext:value-type="float">
            <text:p>17</text:p>
          </table:table-cell>
          <table:table-cell table:style-name="ce120" office:value-type="string" calcext:value-type="string">
            <text:p>Malaca</text:p>
          </table:table-cell>
          <table:table-cell/>
          <table:table-cell table:formula="of:=[.F45]+1" office:value-type="float" office:value="6" calcext:value-type="float">
            <text:p>6</text:p>
          </table:table-cell>
          <table:table-cell/>
          <table:table-cell table:formula="of:=CONCATENATE(&quot;('&quot;; [.A54];&quot;',  &quot;;[.B54];&quot;, &quot;;[.C54];&quot;, &quot;;[.F54];&quot;),&quot;)" office:value-type="string" office:string-value="('2036/01/01',  11000, 17, 6)," calcext:value-type="string">
            <text:p>('2036/01/01', <text:s/>11000, 17, 6),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formula="of:=[.C52]+1" office:value-type="float" office:value="18" calcext:value-type="float">
            <text:p>18</text:p>
          </table:table-cell>
          <table:table-cell table:style-name="ce120" office:value-type="string" calcext:value-type="string">
            <text:p>Pulau Pinang</text:p>
          </table:table-cell>
          <table:table-cell/>
          <table:table-cell table:formula="of:=[.F46]+1" office:value-type="float" office:value="6" calcext:value-type="float">
            <text:p>6</text:p>
          </table:table-cell>
          <table:table-cell/>
          <table:table-cell table:formula="of:=CONCATENATE(&quot;('&quot;; [.A55];&quot;',  &quot;;[.B55];&quot;, &quot;;[.C55];&quot;, &quot;;[.F55];&quot;),&quot;)" office:value-type="string" office:string-value="('2034/01/01',  12000, 18, 6)," calcext:value-type="string">
            <text:p>('2034/01/01', <text:s/>12000, 18, 6),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formula="of:=[.C53]+1" office:value-type="float" office:value="18" calcext:value-type="float">
            <text:p>18</text:p>
          </table:table-cell>
          <table:table-cell table:style-name="ce120" office:value-type="string" calcext:value-type="string">
            <text:p>Pulau Pinang</text:p>
          </table:table-cell>
          <table:table-cell/>
          <table:table-cell table:formula="of:=[.F47]+1" office:value-type="float" office:value="6" calcext:value-type="float">
            <text:p>6</text:p>
          </table:table-cell>
          <table:table-cell/>
          <table:table-cell table:formula="of:=CONCATENATE(&quot;('&quot;; [.A56];&quot;',  &quot;;[.B56];&quot;, &quot;;[.C56];&quot;, &quot;;[.F56];&quot;),&quot;)" office:value-type="string" office:string-value="('2035/01/01',  13000, 18, 6)," calcext:value-type="string">
            <text:p>('2035/01/01', <text:s/>13000, 18, 6),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formula="of:=[.C54]+1" office:value-type="float" office:value="18" calcext:value-type="float">
            <text:p>18</text:p>
          </table:table-cell>
          <table:table-cell table:style-name="ce120" office:value-type="string" calcext:value-type="string">
            <text:p>Pulau Pinang</text:p>
          </table:table-cell>
          <table:table-cell/>
          <table:table-cell table:formula="of:=[.F48]+1" office:value-type="float" office:value="6" calcext:value-type="float">
            <text:p>6</text:p>
          </table:table-cell>
          <table:table-cell/>
          <table:table-cell table:formula="of:=CONCATENATE(&quot;('&quot;; [.A57];&quot;',  &quot;;[.B57];&quot;, &quot;;[.C57];&quot;, &quot;;[.F57];&quot;),&quot;)" office:value-type="string" office:string-value="('2036/01/01',  10000, 18, 6)," calcext:value-type="string">
            <text:p>('2036/01/01', <text:s/>10000, 18, 6),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formula="of:=[.C55]+1" office:value-type="float" office:value="19" calcext:value-type="float">
            <text:p>19</text:p>
          </table:table-cell>
          <table:table-cell table:style-name="ce120" office:value-type="string" calcext:value-type="string">
            <text:p>Kampala</text:p>
          </table:table-cell>
          <table:table-cell/>
          <table:table-cell table:formula="of:=[.F49]+1" office:value-type="float" office:value="7" calcext:value-type="float">
            <text:p>7</text:p>
          </table:table-cell>
          <table:table-cell/>
          <table:table-cell table:formula="of:=CONCATENATE(&quot;('&quot;; [.A58];&quot;',  &quot;;[.B58];&quot;, &quot;;[.C58];&quot;, &quot;;[.F58];&quot;),&quot;)" office:value-type="string" office:string-value="('2034/01/01',  10500, 19, 7)," calcext:value-type="string">
            <text:p>('2034/01/01', <text:s/>10500, 19, 7),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formula="of:=[.C56]+1" office:value-type="float" office:value="19" calcext:value-type="float">
            <text:p>19</text:p>
          </table:table-cell>
          <table:table-cell table:style-name="ce120" office:value-type="string" calcext:value-type="string">
            <text:p>Kampala</text:p>
          </table:table-cell>
          <table:table-cell/>
          <table:table-cell table:formula="of:=[.F50]+1" office:value-type="float" office:value="7" calcext:value-type="float">
            <text:p>7</text:p>
          </table:table-cell>
          <table:table-cell/>
          <table:table-cell table:formula="of:=CONCATENATE(&quot;('&quot;; [.A59];&quot;',  &quot;;[.B59];&quot;, &quot;;[.C59];&quot;, &quot;;[.F59];&quot;),&quot;)" office:value-type="string" office:string-value="('2035/01/01',  11000, 19, 7)," calcext:value-type="string">
            <text:p>('2035/01/01', <text:s/>11000, 19, 7),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formula="of:=[.C57]+1" office:value-type="float" office:value="19" calcext:value-type="float">
            <text:p>19</text:p>
          </table:table-cell>
          <table:table-cell table:style-name="ce120" office:value-type="string" calcext:value-type="string">
            <text:p>Kampala</text:p>
          </table:table-cell>
          <table:table-cell/>
          <table:table-cell table:formula="of:=[.F51]+1" office:value-type="float" office:value="7" calcext:value-type="float">
            <text:p>7</text:p>
          </table:table-cell>
          <table:table-cell/>
          <table:table-cell table:formula="of:=CONCATENATE(&quot;('&quot;; [.A60];&quot;',  &quot;;[.B60];&quot;, &quot;;[.C60];&quot;, &quot;;[.F60];&quot;),&quot;)" office:value-type="string" office:string-value="('2036/01/01',  11500, 19, 7)," calcext:value-type="string">
            <text:p>('2036/01/01', <text:s/>11500, 19, 7)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formula="of:=[.C58]+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/>
          <table:table-cell table:formula="of:=[.F52]+1" office:value-type="float" office:value="7" calcext:value-type="float">
            <text:p>7</text:p>
          </table:table-cell>
          <table:table-cell/>
          <table:table-cell table:formula="of:=CONCATENATE(&quot;('&quot;; [.A61];&quot;',  &quot;;[.B61];&quot;, &quot;;[.C61];&quot;, &quot;;[.F61];&quot;),&quot;)" office:value-type="string" office:string-value="('2034/01/01',  10000, 20, 7)," calcext:value-type="string">
            <text:p>('2034/01/01', <text:s/>10000, 20, 7)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formula="of:=[.C59]+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/>
          <table:table-cell table:formula="of:=[.F53]+1" office:value-type="float" office:value="7" calcext:value-type="float">
            <text:p>7</text:p>
          </table:table-cell>
          <table:table-cell/>
          <table:table-cell table:formula="of:=CONCATENATE(&quot;('&quot;; [.A62];&quot;',  &quot;;[.B62];&quot;, &quot;;[.C62];&quot;, &quot;;[.F62];&quot;),&quot;)" office:value-type="string" office:string-value="('2035/01/01',  10500, 20, 7)," calcext:value-type="string">
            <text:p>('2035/01/01', <text:s/>10500, 20, 7)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formula="of:=[.C60]+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/>
          <table:table-cell table:formula="of:=[.F54]+1" office:value-type="float" office:value="7" calcext:value-type="float">
            <text:p>7</text:p>
          </table:table-cell>
          <table:table-cell/>
          <table:table-cell table:formula="of:=CONCATENATE(&quot;('&quot;; [.A63];&quot;',  &quot;;[.B63];&quot;, &quot;;[.C63];&quot;, &quot;;[.F63];&quot;),&quot;)" office:value-type="string" office:string-value="('2036/01/01',  11000, 20, 7)," calcext:value-type="string">
            <text:p>('2036/01/01', <text:s/>11000, 20, 7),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formula="of:=[.C61]+1" office:value-type="float" office:value="21" calcext:value-type="float">
            <text:p>21</text:p>
          </table:table-cell>
          <table:table-cell table:style-name="ce120" office:value-type="string" calcext:value-type="string">
            <text:p>Kasese</text:p>
          </table:table-cell>
          <table:table-cell/>
          <table:table-cell table:formula="of:=[.F55]+1" office:value-type="float" office:value="7" calcext:value-type="float">
            <text:p>7</text:p>
          </table:table-cell>
          <table:table-cell/>
          <table:table-cell table:formula="of:=CONCATENATE(&quot;('&quot;; [.A64];&quot;',  &quot;;[.B64];&quot;, &quot;;[.C64];&quot;, &quot;;[.F64];&quot;),&quot;)" office:value-type="string" office:string-value="('2034/01/01',  10000, 21, 7)," calcext:value-type="string">
            <text:p>('2034/01/01', <text:s/>10000, 21, 7),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formula="of:=[.C62]+1" office:value-type="float" office:value="21" calcext:value-type="float">
            <text:p>21</text:p>
          </table:table-cell>
          <table:table-cell table:style-name="ce120" office:value-type="string" calcext:value-type="string">
            <text:p>Kasese</text:p>
          </table:table-cell>
          <table:table-cell/>
          <table:table-cell table:formula="of:=[.F56]+1" office:value-type="float" office:value="7" calcext:value-type="float">
            <text:p>7</text:p>
          </table:table-cell>
          <table:table-cell/>
          <table:table-cell table:formula="of:=CONCATENATE(&quot;('&quot;; [.A65];&quot;',  &quot;;[.B65];&quot;, &quot;;[.C65];&quot;, &quot;;[.F65];&quot;),&quot;)" office:value-type="string" office:string-value="('2035/01/01',  10500, 21, 7)," calcext:value-type="string">
            <text:p>('2035/01/01', <text:s/>10500, 21, 7),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formula="of:=[.C63]+1" office:value-type="float" office:value="21" calcext:value-type="float">
            <text:p>21</text:p>
          </table:table-cell>
          <table:table-cell table:style-name="ce120" office:value-type="string" calcext:value-type="string">
            <text:p>Kasese</text:p>
          </table:table-cell>
          <table:table-cell/>
          <table:table-cell table:formula="of:=[.F57]+1" office:value-type="float" office:value="7" calcext:value-type="float">
            <text:p>7</text:p>
          </table:table-cell>
          <table:table-cell/>
          <table:table-cell table:formula="of:=CONCATENATE(&quot;('&quot;; [.A66];&quot;',  &quot;;[.B66];&quot;, &quot;;[.C66];&quot;, &quot;;[.F66];&quot;),&quot;)" office:value-type="string" office:string-value="('2036/01/01',  11000, 21, 7)," calcext:value-type="string">
            <text:p>('2036/01/01', <text:s/>11000, 21, 7),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formula="of:=[.C64]+1" office:value-type="float" office:value="22" calcext:value-type="float">
            <text:p>22</text:p>
          </table:table-cell>
          <table:table-cell table:style-name="ce120" office:value-type="string" calcext:value-type="string">
            <text:p>Harare</text:p>
          </table:table-cell>
          <table:table-cell/>
          <table:table-cell table:formula="of:=[.F58]+1" office:value-type="float" office:value="8" calcext:value-type="float">
            <text:p>8</text:p>
          </table:table-cell>
          <table:table-cell/>
          <table:table-cell table:formula="of:=CONCATENATE(&quot;('&quot;; [.A67];&quot;',  &quot;;[.B67];&quot;, &quot;;[.C67];&quot;, &quot;;[.F67];&quot;),&quot;)" office:value-type="string" office:string-value="('2034/01/01',  12000, 22, 8)," calcext:value-type="string">
            <text:p>('2034/01/01', <text:s/>12000, 22, 8),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formula="of:=[.C65]+1" office:value-type="float" office:value="22" calcext:value-type="float">
            <text:p>22</text:p>
          </table:table-cell>
          <table:table-cell table:style-name="ce120" office:value-type="string" calcext:value-type="string">
            <text:p>Harare</text:p>
          </table:table-cell>
          <table:table-cell/>
          <table:table-cell table:formula="of:=[.F59]+1" office:value-type="float" office:value="8" calcext:value-type="float">
            <text:p>8</text:p>
          </table:table-cell>
          <table:table-cell/>
          <table:table-cell table:formula="of:=CONCATENATE(&quot;('&quot;; [.A68];&quot;',  &quot;;[.B68];&quot;, &quot;;[.C68];&quot;, &quot;;[.F68];&quot;),&quot;)" office:value-type="string" office:string-value="('2035/01/01',  13000, 22, 8)," calcext:value-type="string">
            <text:p>('2035/01/01', <text:s/>13000, 22, 8),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formula="of:=[.C66]+1" office:value-type="float" office:value="22" calcext:value-type="float">
            <text:p>22</text:p>
          </table:table-cell>
          <table:table-cell table:style-name="ce120" office:value-type="string" calcext:value-type="string">
            <text:p>Harare</text:p>
          </table:table-cell>
          <table:table-cell/>
          <table:table-cell table:formula="of:=[.F60]+1" office:value-type="float" office:value="8" calcext:value-type="float">
            <text:p>8</text:p>
          </table:table-cell>
          <table:table-cell/>
          <table:table-cell table:formula="of:=CONCATENATE(&quot;('&quot;; [.A69];&quot;',  &quot;;[.B69];&quot;, &quot;;[.C69];&quot;, &quot;;[.F69];&quot;),&quot;)" office:value-type="string" office:string-value="('2036/01/01',  10000, 22, 8)," calcext:value-type="string">
            <text:p>('2036/01/01', <text:s/>10000, 22, 8)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formula="of:=[.C67]+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/>
          <table:table-cell table:formula="of:=[.F61]+1" office:value-type="float" office:value="8" calcext:value-type="float">
            <text:p>8</text:p>
          </table:table-cell>
          <table:table-cell/>
          <table:table-cell table:formula="of:=CONCATENATE(&quot;('&quot;; [.A70];&quot;',  &quot;;[.B70];&quot;, &quot;;[.C70];&quot;, &quot;;[.F70];&quot;),&quot;)" office:value-type="string" office:string-value="('2034/01/01',  10500, 23, 8)," calcext:value-type="string">
            <text:p>('2034/01/01', <text:s/>10500, 23, 8)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formula="of:=[.C68]+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/>
          <table:table-cell table:formula="of:=[.F62]+1" office:value-type="float" office:value="8" calcext:value-type="float">
            <text:p>8</text:p>
          </table:table-cell>
          <table:table-cell/>
          <table:table-cell table:formula="of:=CONCATENATE(&quot;('&quot;; [.A71];&quot;',  &quot;;[.B71];&quot;, &quot;;[.C71];&quot;, &quot;;[.F71];&quot;),&quot;)" office:value-type="string" office:string-value="('2035/01/01',  11000, 23, 8)," calcext:value-type="string">
            <text:p>('2035/01/01', <text:s/>11000, 23, 8)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formula="of:=[.C69]+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/>
          <table:table-cell table:formula="of:=[.F63]+1" office:value-type="float" office:value="8" calcext:value-type="float">
            <text:p>8</text:p>
          </table:table-cell>
          <table:table-cell/>
          <table:table-cell table:formula="of:=CONCATENATE(&quot;('&quot;; [.A72];&quot;',  &quot;;[.B72];&quot;, &quot;;[.C72];&quot;, &quot;;[.F72];&quot;),&quot;)" office:value-type="string" office:string-value="('2036/01/01',  11500, 23, 8)," calcext:value-type="string">
            <text:p>('2036/01/01', <text:s/>11500, 23, 8)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formula="of:=[.C70]+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/>
          <table:table-cell table:formula="of:=[.F64]+1" office:value-type="float" office:value="8" calcext:value-type="float">
            <text:p>8</text:p>
          </table:table-cell>
          <table:table-cell/>
          <table:table-cell table:formula="of:=CONCATENATE(&quot;('&quot;; [.A73];&quot;',  &quot;;[.B73];&quot;, &quot;;[.C73];&quot;, &quot;;[.F73];&quot;),&quot;)" office:value-type="string" office:string-value="('2034/01/01',  10000, 24, 8)," calcext:value-type="string">
            <text:p>('2034/01/01', <text:s/>10000, 24, 8)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formula="of:=[.C71]+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/>
          <table:table-cell table:formula="of:=[.F65]+1" office:value-type="float" office:value="8" calcext:value-type="float">
            <text:p>8</text:p>
          </table:table-cell>
          <table:table-cell/>
          <table:table-cell table:formula="of:=CONCATENATE(&quot;('&quot;; [.A74];&quot;',  &quot;;[.B74];&quot;, &quot;;[.C74];&quot;, &quot;;[.F74];&quot;),&quot;)" office:value-type="string" office:string-value="('2035/01/01',  10500, 24, 8)," calcext:value-type="string">
            <text:p>('2035/01/01', <text:s/>10500, 24, 8)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formula="of:=[.C72]+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/>
          <table:table-cell table:formula="of:=[.F66]+1" office:value-type="float" office:value="8" calcext:value-type="float">
            <text:p>8</text:p>
          </table:table-cell>
          <table:table-cell/>
          <table:table-cell table:formula="of:=CONCATENATE(&quot;('&quot;; [.A75];&quot;',  &quot;;[.B75];&quot;, &quot;;[.C75];&quot;, &quot;;[.F75];&quot;),&quot;)" office:value-type="string" office:string-value="('2036/01/01',  11000, 24, 8)," calcext:value-type="string">
            <text:p>('2036/01/01', <text:s/>11000, 24, 8)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formula="of:=[.C73]+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/>
          <table:table-cell table:formula="of:=[.F67]+1" office:value-type="float" office:value="9" calcext:value-type="float">
            <text:p>9</text:p>
          </table:table-cell>
          <table:table-cell/>
          <table:table-cell table:formula="of:=CONCATENATE(&quot;('&quot;; [.A76];&quot;',  &quot;;[.B76];&quot;, &quot;;[.C76];&quot;, &quot;;[.F76];&quot;),&quot;)" office:value-type="string" office:string-value="('2034/01/01',  10000, 25, 9)," calcext:value-type="string">
            <text:p>('2034/01/01', <text:s/>10000, 25, 9)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formula="of:=[.C74]+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/>
          <table:table-cell table:formula="of:=[.F68]+1" office:value-type="float" office:value="9" calcext:value-type="float">
            <text:p>9</text:p>
          </table:table-cell>
          <table:table-cell/>
          <table:table-cell table:formula="of:=CONCATENATE(&quot;('&quot;; [.A77];&quot;',  &quot;;[.B77];&quot;, &quot;;[.C77];&quot;, &quot;;[.F77];&quot;),&quot;)" office:value-type="string" office:string-value="('2035/01/01',  10500, 25, 9)," calcext:value-type="string">
            <text:p>('2035/01/01', <text:s/>10500, 25, 9)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formula="of:=[.C75]+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/>
          <table:table-cell table:formula="of:=[.F69]+1" office:value-type="float" office:value="9" calcext:value-type="float">
            <text:p>9</text:p>
          </table:table-cell>
          <table:table-cell/>
          <table:table-cell table:formula="of:=CONCATENATE(&quot;('&quot;; [.A78];&quot;',  &quot;;[.B78];&quot;, &quot;;[.C78];&quot;, &quot;;[.F78];&quot;),&quot;)" office:value-type="string" office:string-value="('2036/01/01',  11000, 25, 9)," calcext:value-type="string">
            <text:p>('2036/01/01', <text:s/>11000, 25, 9)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formula="of:=[.C76]+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/>
          <table:table-cell table:formula="of:=[.F70]+1" office:value-type="float" office:value="9" calcext:value-type="float">
            <text:p>9</text:p>
          </table:table-cell>
          <table:table-cell/>
          <table:table-cell table:formula="of:=CONCATENATE(&quot;('&quot;; [.A79];&quot;',  &quot;;[.B79];&quot;, &quot;;[.C79];&quot;, &quot;;[.F79];&quot;),&quot;)" office:value-type="string" office:string-value="('2034/01/01',  12000, 26, 9)," calcext:value-type="string">
            <text:p>('2034/01/01', <text:s/>12000, 26, 9)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formula="of:=[.C77]+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/>
          <table:table-cell table:formula="of:=[.F71]+1" office:value-type="float" office:value="9" calcext:value-type="float">
            <text:p>9</text:p>
          </table:table-cell>
          <table:table-cell/>
          <table:table-cell table:formula="of:=CONCATENATE(&quot;('&quot;; [.A80];&quot;',  &quot;;[.B80];&quot;, &quot;;[.C80];&quot;, &quot;;[.F80];&quot;),&quot;)" office:value-type="string" office:string-value="('2035/01/01',  13000, 26, 9)," calcext:value-type="string">
            <text:p>('2035/01/01', <text:s/>13000, 26, 9)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formula="of:=[.C78]+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/>
          <table:table-cell table:formula="of:=[.F72]+1" office:value-type="float" office:value="9" calcext:value-type="float">
            <text:p>9</text:p>
          </table:table-cell>
          <table:table-cell/>
          <table:table-cell table:formula="of:=CONCATENATE(&quot;('&quot;; [.A81];&quot;',  &quot;;[.B81];&quot;, &quot;;[.C81];&quot;, &quot;;[.F81];&quot;),&quot;)" office:value-type="string" office:string-value="('2036/01/01',  10000, 26, 9)," calcext:value-type="string">
            <text:p>('2036/01/01', <text:s/>10000, 26, 9)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formula="of:=[.C79]+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/>
          <table:table-cell table:formula="of:=[.F73]+1" office:value-type="float" office:value="9" calcext:value-type="float">
            <text:p>9</text:p>
          </table:table-cell>
          <table:table-cell/>
          <table:table-cell table:formula="of:=CONCATENATE(&quot;('&quot;; [.A82];&quot;',  &quot;;[.B82];&quot;, &quot;;[.C82];&quot;, &quot;;[.F82];&quot;),&quot;)" office:value-type="string" office:string-value="('2034/01/01',  10500, 27, 9)," calcext:value-type="string">
            <text:p>('2034/01/01', <text:s/>10500, 27, 9)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formula="of:=[.C80]+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/>
          <table:table-cell table:formula="of:=[.F74]+1" office:value-type="float" office:value="9" calcext:value-type="float">
            <text:p>9</text:p>
          </table:table-cell>
          <table:table-cell/>
          <table:table-cell table:formula="of:=CONCATENATE(&quot;('&quot;; [.A83];&quot;',  &quot;;[.B83];&quot;, &quot;;[.C83];&quot;, &quot;;[.F83];&quot;),&quot;)" office:value-type="string" office:string-value="('2035/01/01',  11000, 27, 9)," calcext:value-type="string">
            <text:p>('2035/01/01', <text:s/>11000, 27, 9)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formula="of:=[.C81]+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/>
          <table:table-cell table:formula="of:=[.F75]+1" office:value-type="float" office:value="9" calcext:value-type="float">
            <text:p>9</text:p>
          </table:table-cell>
          <table:table-cell/>
          <table:table-cell table:formula="of:=CONCATENATE(&quot;('&quot;; [.A84];&quot;',  &quot;;[.B84];&quot;, &quot;;[.C84];&quot;, &quot;;[.F84];&quot;),&quot;)" office:value-type="string" office:string-value="('2036/01/01',  11500, 27, 9)," calcext:value-type="string">
            <text:p>('2036/01/01', <text:s/>11500, 27, 9),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&lt;--Termina</text:p>
          </table:table-cell>
          <table:table-cell/>
          <table:table-cell table:style-name="ce120"/>
          <table:table-cell table:number-columns-repeated="1020"/>
        </table:table-row>
        <table:table-row table:style-name="ro4" table:number-rows-repeated="7">
          <table:table-cell table:number-columns-repeated="3"/>
          <table:table-cell table:style-name="ce12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11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1">
          <table:table-cell table:style-name="ce11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1">
          <table:table-cell table:style-name="ce11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1">
          <table:table-cell table:style-name="ce11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1">
          <table:table-cell table:style-name="ce119"/>
          <table:table-cell table:number-columns-repeated="1023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IASES" table:style-name="ta3">
        <table:table-column table:style-name="co78" table:default-cell-style-name="ce92"/>
        <table:table-column table:style-name="co34" table:default-cell-style-name="ce95"/>
        <table:table-column table:style-name="co79" table:default-cell-style-name="ce97"/>
        <table:table-column table:style-name="co36" table:default-cell-style-name="ce86"/>
        <table:table-column table:style-name="co38" table:default-cell-style-name="ce86"/>
        <table:table-column table:style-name="co80" table:default-cell-style-name="ce86"/>
        <table:table-column table:style-name="co70" table:default-cell-style-name="ce86"/>
        <table:table-column table:style-name="co81" table:number-columns-repeated="2" table:default-cell-style-name="ce86"/>
        <table:table-column table:style-name="co82" table:default-cell-style-name="ce86"/>
        <table:table-column table:style-name="co83" table:default-cell-style-name="ce86"/>
        <table:table-column table:style-name="co34" table:default-cell-style-name="ce86"/>
        <table:table-column table:style-name="co82" table:default-cell-style-name="ce86"/>
        <table:table-column table:style-name="co50" table:default-cell-style-name="ce86"/>
        <table:table-column table:style-name="co84" table:default-cell-style-name="ce86"/>
        <table:table-column table:style-name="co85" table:default-cell-style-name="ce37"/>
        <table:table-column table:style-name="co86" table:default-cell-style-name="ce86"/>
        <table:table-column table:style-name="co70" table:default-cell-style-name="ce86"/>
        <table:table-column table:style-name="co81" table:number-columns-repeated="2" table:default-cell-style-name="ce86"/>
        <table:table-column table:style-name="co82" table:default-cell-style-name="ce86"/>
        <table:table-column table:style-name="co38" table:default-cell-style-name="ce86"/>
        <table:table-column table:style-name="co34" table:default-cell-style-name="ce86"/>
        <table:table-column table:style-name="co50" table:default-cell-style-name="ce86"/>
        <table:table-column table:style-name="co87" table:default-cell-style-name="ce86"/>
        <table:table-column table:style-name="co38" table:number-columns-repeated="39" table:default-cell-style-name="ce86"/>
        <table:table-column table:style-name="co7" table:number-columns-repeated="960" table:default-cell-style-name="ce86"/>
        <table:table-row table:style-name="ro8">
          <table:table-cell/>
          <table:table-cell table:style-name="ce92"/>
          <table:table-cell table:number-columns-repeated="1022"/>
        </table:table-row>
        <table:table-row table:style-name="ro8">
          <table:table-cell/>
          <table:table-cell table:style-name="ce92"/>
          <table:table-cell table:number-columns-repeated="12"/>
          <table:table-cell office:value-type="string" calcext:value-type="string">
            <text:p>UPDATE personal_inteligencia SET aliases = array_append(aliases,</text:p>
          </table:table-cell>
          <table:table-cell table:style-name="ce86" office:value-type="string" calcext:value-type="string">
            <text:p><text:s/>WHERE id =</text:p>
          </table:table-cell>
          <table:table-cell table:number-columns-repeated="1008"/>
        </table:table-row>
        <table:table-row table:style-name="ro8">
          <table:table-cell office:value-type="string" calcext:value-type="string">
            <text:p><text:s/></text:p>
          </table:table-cell>
          <table:table-cell table:style-name="ce92" office:value-type="string" calcext:value-type="string">
            <text:p><text:s/></text:p>
          </table:table-cell>
          <table:table-cell office:value-type="string" calcext:value-type="string">
            <text:p>id</text:p>
          </table:table-cell>
          <table:table-cell table:style-name="ce100"/>
          <table:table-cell/>
          <table:table-cell table:style-name="ce100" office:value-type="string" calcext:value-type="string">
            <text:p>aliases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style-name="ce86" office:value-type="string" calcext:value-type="string">
            <text:p><text:s/></text:p>
          </table:table-cell>
          <table:table-cell table:number-columns-repeated="1008"/>
        </table:table-row>
        <table:table-row table:style-name="ro8">
          <table:table-cell office:value-type="string" calcext:value-type="string">
            <text:p>Dublin</text:p>
          </table:table-cell>
          <table:table-cell office:value-type="string" calcext:value-type="string">
            <text:p>Irlanda</text:p>
          </table:table-cell>
          <table:table-cell table:style-name="ce121" office:value-type="float" office:value="2" calcext:value-type="float">
            <text:p>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trudis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93-09-21</text:p>
          </table:table-cell>
          <table:table-cell office:value-type="string" calcext:value-type="string">
            <text:p>Argentina</text:p>
          </table:table-cell>
          <table:table-cell table:style-name="ce89" table:formula="of:=RANDBETWEEN(10000000;100000000)" office:value-type="float" office:value="10382570" calcext:value-type="float">
            <text:p>10382570</text:p>
          </table:table-cell>
          <table:table-cell office:value-type="string" calcext:value-type="string">
            <text:p>marrón oscuro</text:p>
          </table:table-cell>
          <table:table-cell table:style-name="ce14" office:value-type="string" calcext:value-type="string">
            <text:p>Tucson, AZ 85718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4];&quot;,&quot;;[.G4];&quot;,&quot;;[.H4];&quot;,&quot;;[.I4];&quot;,&quot;;[.J4];&quot;,'&quot;;[.K4];&quot;','&quot;;[.L4];&quot;',&quot;;[.M4];&quot;,'&quot;;[.N4];&quot;','&quot;;[.O4];&quot;','&quot;;[.P4];&quot;' )::alias_ty)&quot;)" office:value-type="string" office:string-value="UPDATE personal_inteligencia SET aliases = array_append(aliases, ROW( 'Bertrudis','Viviana','Sanchez','Serna','personal_inteligencia_data/foto.png','1993-09-21','Argentina',10382570,'marrón oscuro','Tucson, AZ 85718','2035-04-09 07:00:00' )::alias_ty)" calcext:value-type="string">
            <text:p>UPDATE personal_inteligencia SET aliases = array_append(aliases, ROW( 'Bertrudis','Viviana','Sanchez','Serna','personal_inteligencia_data/foto.png','1993-09-21','Argentina',10382570,'marrón oscuro','Tucson, AZ 85718','2035-04-09 07:00:00' )::alias_ty)</text:p>
          </table:table-cell>
          <table:table-cell table:formula="of:=CONCATENATE([.$P$2];[.C4];&quot;;&quot;)" office:value-type="string" office:string-value=" WHERE id =2;" calcext:value-type="string">
            <text:p><text:s/>WHERE id =2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Dublin</text:p>
          </table:table-cell>
          <table:table-cell office:value-type="string" calcext:value-type="string">
            <text:p>Irlanda</text:p>
          </table:table-cell>
          <table:table-cell table:style-name="ce121" office:value-type="float" office:value="4" calcext:value-type="float">
            <text:p>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ienvenido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Sarmiento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2002-05-06</text:p>
          </table:table-cell>
          <table:table-cell office:value-type="string" calcext:value-type="string">
            <text:p>Taiwán</text:p>
          </table:table-cell>
          <table:table-cell table:style-name="ce89" table:formula="of:=RANDBETWEEN(10000000;100000000)" office:value-type="float" office:value="16732295" calcext:value-type="float">
            <text:p>16732295</text:p>
          </table:table-cell>
          <table:table-cell office:value-type="string" calcext:value-type="string">
            <text:p>azul oscuro</text:p>
          </table:table-cell>
          <table:table-cell table:style-name="ce14" office:value-type="string" calcext:value-type="string">
            <text:p>Kennesaw, GA 30144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5];&quot;,&quot;;[.G5];&quot;,&quot;;[.H5];&quot;,&quot;;[.I5];&quot;,&quot;;[.J5];&quot;,'&quot;;[.K5];&quot;','&quot;;[.L5];&quot;',&quot;;[.M5];&quot;,'&quot;;[.N5];&quot;','&quot;;[.O5];&quot;','&quot;;[.P5];&quot;' )::alias_ty)&quot;)" office:value-type="string" office:string-value="UPDATE personal_inteligencia SET aliases = array_append(aliases, ROW( 'Bienvenido','Vivaldo','Salmeron','Sarmiento','personal_inteligencia_data/foto.png','2002-05-06','Taiwán',16732295,'azul oscuro','Kennesaw, GA 30144','2035-04-09 07:00:00' )::alias_ty)" calcext:value-type="string">
            <text:p>UPDATE personal_inteligencia SET aliases = array_append(aliases, ROW( 'Bienvenido','Vivaldo','Salmeron','Sarmiento','personal_inteligencia_data/foto.png','2002-05-06','Taiwán',16732295,'azul oscuro','Kennesaw, GA 30144','2035-04-09 07:00:00' )::alias_ty)</text:p>
          </table:table-cell>
          <table:table-cell table:formula="of:=CONCATENATE([.$P$2];[.C5];&quot;;&quot;)" office:value-type="string" office:string-value=" WHERE id =4;" calcext:value-type="string">
            <text:p><text:s/>WHERE id =4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Cork</text:p>
          </table:table-cell>
          <table:table-cell office:value-type="string" calcext:value-type="string">
            <text:p>Irlanda</text:p>
          </table:table-cell>
          <table:table-cell table:style-name="ce121" office:value-type="float" office:value="6" calcext:value-type="float">
            <text:p>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n'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Zambrano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82-05-28</text:p>
          </table:table-cell>
          <table:table-cell office:value-type="string" calcext:value-type="string">
            <text:p>Argentina</text:p>
          </table:table-cell>
          <table:table-cell table:style-name="ce89" table:formula="of:=RANDBETWEEN(10000000;100000000)" office:value-type="float" office:value="99660993" calcext:value-type="float">
            <text:p>99660993</text:p>
          </table:table-cell>
          <table:table-cell office:value-type="string" calcext:value-type="string">
            <text:p>azul oscuro</text:p>
          </table:table-cell>
          <table:table-cell table:style-name="ce14" office:value-type="string" calcext:value-type="string">
            <text:p>93 Sunbeam Drive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6];&quot;,&quot;;[.G6];&quot;,&quot;;[.H6];&quot;,&quot;;[.I6];&quot;,&quot;;[.J6];&quot;,'&quot;;[.K6];&quot;','&quot;;[.L6];&quot;',&quot;;[.M6];&quot;,'&quot;;[.N6];&quot;','&quot;;[.O6];&quot;','&quot;;[.P6];&quot;' )::alias_ty)&quot;)" office:value-type="string" office:string-value="UPDATE personal_inteligencia SET aliases = array_append(aliases, ROW( 'Adrian','Vitalicio','Ward','Zambrano','personal_inteligencia_data/foto.png','1982-05-28','Argentina',99660993,'azul oscuro','93 Sunbeam Drive','2035-04-09 07:00:00' )::alias_ty)" calcext:value-type="string">
            <text:p>UPDATE personal_inteligencia SET aliases = array_append(aliases, ROW( 'Adrian','Vitalicio','Ward','Zambrano','personal_inteligencia_data/foto.png','1982-05-28','Argentina',99660993,'azul oscuro','93 Sunbeam Drive','2035-04-09 07:00:00' )::alias_ty)</text:p>
          </table:table-cell>
          <table:table-cell table:formula="of:=CONCATENATE([.$P$2];[.C6];&quot;;&quot;)" office:value-type="string" office:string-value=" WHERE id =6;" calcext:value-type="string">
            <text:p><text:s/>WHERE id =6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Cork</text:p>
          </table:table-cell>
          <table:table-cell office:value-type="string" calcext:value-type="string">
            <text:p>Irlanda</text:p>
          </table:table-cell>
          <table:table-cell table:style-name="ce121" office:value-type="float" office:value="8" calcext:value-type="float">
            <text:p>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astasia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Toro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2000-09-18</text:p>
          </table:table-cell>
          <table:table-cell office:value-type="string" calcext:value-type="string">
            <text:p>Malasia</text:p>
          </table:table-cell>
          <table:table-cell table:style-name="ce89" table:formula="of:=RANDBETWEEN(10000000;100000000)" office:value-type="float" office:value="60104997" calcext:value-type="float">
            <text:p>60104997</text:p>
          </table:table-cell>
          <table:table-cell office:value-type="string" calcext:value-type="string">
            <text:p>verde oscuro</text:p>
          </table:table-cell>
          <table:table-cell table:style-name="ce14" office:value-type="string" calcext:value-type="string">
            <text:p>Nashville, TN 37205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7];&quot;,&quot;;[.G7];&quot;,&quot;;[.H7];&quot;,&quot;;[.I7];&quot;,&quot;;[.J7];&quot;,'&quot;;[.K7];&quot;','&quot;;[.L7];&quot;',&quot;;[.M7];&quot;,'&quot;;[.N7];&quot;','&quot;;[.O7];&quot;','&quot;;[.P7];&quot;' )::alias_ty)&quot;)" office:value-type="string" office:string-value="UPDATE personal_inteligencia SET aliases = array_append(aliases, ROW( 'Anastasia','Victor','Toro','Valentin','personal_inteligencia_data/foto.png','2000-09-18','Malasia',60104997,'verde oscuro','Nashville, TN 37205','2035-04-09 07:00:00' )::alias_ty)" calcext:value-type="string">
            <text:p>UPDATE personal_inteligencia SET aliases = array_append(aliases, ROW( 'Anastasia','Victor','Toro','Valentin','personal_inteligencia_data/foto.png','2000-09-18','Malasia',60104997,'verde oscuro','Nashville, TN 37205','2035-04-09 07:00:00' )::alias_ty)</text:p>
          </table:table-cell>
          <table:table-cell table:formula="of:=CONCATENATE([.$P$2];[.C7];&quot;;&quot;)" office:value-type="string" office:string-value=" WHERE id =8;" calcext:value-type="string">
            <text:p><text:s/>WHERE id =8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Galway</text:p>
          </table:table-cell>
          <table:table-cell office:value-type="string" calcext:value-type="string">
            <text:p>Irlanda</text:p>
          </table:table-cell>
          <table:table-cell table:style-name="ce121" office:value-type="float" office:value="10" calcext:value-type="float">
            <text:p>1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randon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Salguero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2007-01-29</text:p>
          </table:table-cell>
          <table:table-cell office:value-type="string" calcext:value-type="string">
            <text:p>Malasia</text:p>
          </table:table-cell>
          <table:table-cell table:style-name="ce89" table:formula="of:=RANDBETWEEN(10000000;100000000)" office:value-type="float" office:value="30926555" calcext:value-type="float">
            <text:p>30926555</text:p>
          </table:table-cell>
          <table:table-cell office:value-type="string" calcext:value-type="string">
            <text:p>marrón claro</text:p>
          </table:table-cell>
          <table:table-cell table:style-name="ce14" office:value-type="string" calcext:value-type="string">
            <text:p>Germantown, MD 20874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8];&quot;,&quot;;[.G8];&quot;,&quot;;[.H8];&quot;,&quot;;[.I8];&quot;,&quot;;[.J8];&quot;,'&quot;;[.K8];&quot;','&quot;;[.L8];&quot;',&quot;;[.M8];&quot;,'&quot;;[.N8];&quot;','&quot;;[.O8];&quot;','&quot;;[.P8];&quot;' )::alias_ty)&quot;)" office:value-type="string" office:string-value="UPDATE personal_inteligencia SET aliases = array_append(aliases, ROW( 'Brandon','Vicente','Salguero','Santiago','personal_inteligencia_data/foto.png','2007-01-29','Malasia',30926555,'marrón claro','Germantown, MD 20874','2035-04-09 07:00:00' )::alias_ty)" calcext:value-type="string">
            <text:p>UPDATE personal_inteligencia SET aliases = array_append(aliases, ROW( 'Brandon','Vicente','Salguero','Santiago','personal_inteligencia_data/foto.png','2007-01-29','Malasia',30926555,'marrón claro','Germantown, MD 20874','2035-04-09 07:00:00' )::alias_ty)</text:p>
          </table:table-cell>
          <table:table-cell table:formula="of:=CONCATENATE([.$P$2];[.C8];&quot;;&quot;)" office:value-type="string" office:string-value=" WHERE id =10;" calcext:value-type="string">
            <text:p><text:s/>WHERE id =10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Galway</text:p>
          </table:table-cell>
          <table:table-cell office:value-type="string" calcext:value-type="string">
            <text:p>Irlanda</text:p>
          </table:table-cell>
          <table:table-cell table:style-name="ce121" office:value-type="float" office:value="12" calcext:value-type="float">
            <text:p>1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olfo'</text:p>
          </table:table-cell>
          <table:table-cell office:value-type="string" calcext:value-type="string">
            <text:p>'Vicente'</text:p>
          </table:table-cell>
          <table:table-cell table:number-columns-repeated="2" office:value-type="string" calcext:value-type="string">
            <text:p>'Zaragoza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73-02-07</text:p>
          </table:table-cell>
          <table:table-cell office:value-type="string" calcext:value-type="string">
            <text:p>Holanda</text:p>
          </table:table-cell>
          <table:table-cell table:style-name="ce89" table:formula="of:=RANDBETWEEN(10000000;100000000)" office:value-type="float" office:value="54999215" calcext:value-type="float">
            <text:p>54999215</text:p>
          </table:table-cell>
          <table:table-cell office:value-type="string" calcext:value-type="string">
            <text:p>azul claro</text:p>
          </table:table-cell>
          <table:table-cell table:style-name="ce14" office:value-type="string" calcext:value-type="string">
            <text:p>586 Bear Hill Court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9];&quot;,&quot;;[.G9];&quot;,&quot;;[.H9];&quot;,&quot;;[.I9];&quot;,&quot;;[.J9];&quot;,'&quot;;[.K9];&quot;','&quot;;[.L9];&quot;',&quot;;[.M9];&quot;,'&quot;;[.N9];&quot;','&quot;;[.O9];&quot;','&quot;;[.P9];&quot;' )::alias_ty)&quot;)" office:value-type="string" office:string-value="UPDATE personal_inteligencia SET aliases = array_append(aliases, ROW( 'Adolfo','Vicente','Zaragoza','Zaragoza','personal_inteligencia_data/foto.png','1973-02-07','Holanda',54999215,'azul claro','586 Bear Hill Court','2035-04-09 07:00:00' )::alias_ty)" calcext:value-type="string">
            <text:p>UPDATE personal_inteligencia SET aliases = array_append(aliases, ROW( 'Adolfo','Vicente','Zaragoza','Zaragoza','personal_inteligencia_data/foto.png','1973-02-07','Holanda',54999215,'azul claro','586 Bear Hill Court','2035-04-09 07:00:00' )::alias_ty)</text:p>
          </table:table-cell>
          <table:table-cell table:formula="of:=CONCATENATE([.$P$2];[.C9];&quot;;&quot;)" office:value-type="string" office:string-value=" WHERE id =12;" calcext:value-type="string">
            <text:p><text:s/>WHERE id =12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Amsterdam</text:p>
          </table:table-cell>
          <table:table-cell office:value-type="string" calcext:value-type="string">
            <text:p>Holanda</text:p>
          </table:table-cell>
          <table:table-cell table:style-name="ce121" office:value-type="float" office:value="14" calcext:value-type="float">
            <text:p>1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b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2006-08-18</text:p>
          </table:table-cell>
          <table:table-cell office:value-type="string" calcext:value-type="string">
            <text:p>Zimbabue</text:p>
          </table:table-cell>
          <table:table-cell table:style-name="ce89" table:formula="of:=RANDBETWEEN(10000000;100000000)" office:value-type="float" office:value="37357546" calcext:value-type="float">
            <text:p>37357546</text:p>
          </table:table-cell>
          <table:table-cell office:value-type="string" calcext:value-type="string">
            <text:p>verde claro</text:p>
          </table:table-cell>
          <table:table-cell table:style-name="ce14" office:value-type="string" calcext:value-type="string">
            <text:p>Stroudsburg, PA 18360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10];&quot;,&quot;;[.G10];&quot;,&quot;;[.H10];&quot;,&quot;;[.I10];&quot;,&quot;;[.J10];&quot;,'&quot;;[.K10];&quot;','&quot;;[.L10];&quot;',&quot;;[.M10];&quot;,'&quot;;[.N10];&quot;','&quot;;[.O10];&quot;','&quot;;[.P10];&quot;' )::alias_ty)&quot;)" office:value-type="string" office:string-value="UPDATE personal_inteligencia SET aliases = array_append(aliases, ROW( 'Alba','Veronica','Vidal','Villa','personal_inteligencia_data/foto.png','2006-08-18','Zimbabue',37357546,'verde claro','Stroudsburg, PA 18360','2035-04-09 07:00:00' )::alias_ty)" calcext:value-type="string">
            <text:p>UPDATE personal_inteligencia SET aliases = array_append(aliases, ROW( 'Alba','Veronica','Vidal','Villa','personal_inteligencia_data/foto.png','2006-08-18','Zimbabue',37357546,'verde claro','Stroudsburg, PA 18360','2035-04-09 07:00:00' )::alias_ty)</text:p>
          </table:table-cell>
          <table:table-cell table:formula="of:=CONCATENATE([.$P$2];[.C10];&quot;;&quot;)" office:value-type="string" office:string-value=" WHERE id =14;" calcext:value-type="string">
            <text:p><text:s/>WHERE id =14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Amsterdam</text:p>
          </table:table-cell>
          <table:table-cell office:value-type="string" calcext:value-type="string">
            <text:p>Holanda</text:p>
          </table:table-cell>
          <table:table-cell table:style-name="ce121" office:value-type="float" office:value="16" calcext:value-type="float">
            <text:p>1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ma'</text:p>
          </table:table-cell>
          <table:table-cell office:value-type="string" calcext:value-type="string">
            <text:p>'Vanesa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Velazquez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75-07-14</text:p>
          </table:table-cell>
          <table:table-cell office:value-type="string" calcext:value-type="string">
            <text:p>Holanda</text:p>
          </table:table-cell>
          <table:table-cell table:style-name="ce89" table:formula="of:=RANDBETWEEN(10000000;100000000)" office:value-type="float" office:value="75919751" calcext:value-type="float">
            <text:p>75919751</text:p>
          </table:table-cell>
          <table:table-cell office:value-type="string" calcext:value-type="string">
            <text:p>verde oscuro</text:p>
          </table:table-cell>
          <table:table-cell table:style-name="ce14" office:value-type="string" calcext:value-type="string">
            <text:p>West Bloomfield, MI 48322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11];&quot;,&quot;;[.G11];&quot;,&quot;;[.H11];&quot;,&quot;;[.I11];&quot;,&quot;;[.J11];&quot;,'&quot;;[.K11];&quot;','&quot;;[.L11];&quot;',&quot;;[.M11];&quot;,'&quot;;[.N11];&quot;','&quot;;[.O11];&quot;','&quot;;[.P11];&quot;' )::alias_ty)&quot;)" office:value-type="string" office:string-value="UPDATE personal_inteligencia SET aliases = array_append(aliases, ROW( 'Alma','Vanesa','Valles','Velazquez','personal_inteligencia_data/foto.png','1975-07-14','Holanda',75919751,'verde oscuro','West Bloomfield, MI 48322','2035-04-09 07:00:00' )::alias_ty)" calcext:value-type="string">
            <text:p>UPDATE personal_inteligencia SET aliases = array_append(aliases, ROW( 'Alma','Vanesa','Valles','Velazquez','personal_inteligencia_data/foto.png','1975-07-14','Holanda',75919751,'verde oscuro','West Bloomfield, MI 48322','2035-04-09 07:00:00' )::alias_ty)</text:p>
          </table:table-cell>
          <table:table-cell table:formula="of:=CONCATENATE([.$P$2];[.C11];&quot;;&quot;)" office:value-type="string" office:string-value=" WHERE id =16;" calcext:value-type="string">
            <text:p><text:s/>WHERE id =16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Roterdam</text:p>
          </table:table-cell>
          <table:table-cell office:value-type="string" calcext:value-type="string">
            <text:p>Holanda</text:p>
          </table:table-cell>
          <table:table-cell table:style-name="ce121" office:value-type="float" office:value="18" calcext:value-type="float">
            <text:p>1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edicto'</text:p>
          </table:table-cell>
          <table:table-cell office:value-type="string" calcext:value-type="string">
            <text:p>'Valentina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Stewart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65-06-03</text:p>
          </table:table-cell>
          <table:table-cell office:value-type="string" calcext:value-type="string">
            <text:p>Uganda</text:p>
          </table:table-cell>
          <table:table-cell table:style-name="ce89" table:formula="of:=RANDBETWEEN(10000000;100000000)" office:value-type="float" office:value="46543619" calcext:value-type="float">
            <text:p>46543619</text:p>
          </table:table-cell>
          <table:table-cell office:value-type="string" calcext:value-type="string">
            <text:p>azul claro</text:p>
          </table:table-cell>
          <table:table-cell table:style-name="ce14" office:value-type="string" calcext:value-type="string">
            <text:p>Madison Heights, MI 48071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12];&quot;,&quot;;[.G12];&quot;,&quot;;[.H12];&quot;,&quot;;[.I12];&quot;,&quot;;[.J12];&quot;,'&quot;;[.K12];&quot;','&quot;;[.L12];&quot;',&quot;;[.M12];&quot;,'&quot;;[.N12];&quot;','&quot;;[.O12];&quot;','&quot;;[.P12];&quot;' )::alias_ty)&quot;)" office:value-type="string" office:string-value="UPDATE personal_inteligencia SET aliases = array_append(aliases, ROW( 'Benedicto','Valentina','Serrano','Stewart','personal_inteligencia_data/foto.png','1965-06-03','Uganda',46543619,'azul claro','Madison Heights, MI 48071','2035-04-09 07:00:00' )::alias_ty)" calcext:value-type="string">
            <text:p>UPDATE personal_inteligencia SET aliases = array_append(aliases, ROW( 'Benedicto','Valentina','Serrano','Stewart','personal_inteligencia_data/foto.png','1965-06-03','Uganda',46543619,'azul claro','Madison Heights, MI 48071','2035-04-09 07:00:00' )::alias_ty)</text:p>
          </table:table-cell>
          <table:table-cell table:formula="of:=CONCATENATE([.$P$2];[.C12];&quot;;&quot;)" office:value-type="string" office:string-value=" WHERE id =18;" calcext:value-type="string">
            <text:p><text:s/>WHERE id =18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Roterdam</text:p>
          </table:table-cell>
          <table:table-cell office:value-type="string" calcext:value-type="string">
            <text:p>Holanda</text:p>
          </table:table-cell>
          <table:table-cell table:style-name="ce121" office:value-type="float" office:value="20" calcext:value-type="float">
            <text:p>2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idana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Villareal'</text:p>
          </table:table-cell>
          <table:table-cell office:value-type="string" calcext:value-type="string">
            <text:p>'Villatoro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95-05-19</text:p>
          </table:table-cell>
          <table:table-cell office:value-type="string" calcext:value-type="string">
            <text:p>Malasia</text:p>
          </table:table-cell>
          <table:table-cell table:style-name="ce89" table:formula="of:=RANDBETWEEN(10000000;100000000)" office:value-type="float" office:value="26768372" calcext:value-type="float">
            <text:p>26768372</text:p>
          </table:table-cell>
          <table:table-cell office:value-type="string" calcext:value-type="string">
            <text:p>verde oscuro</text:p>
          </table:table-cell>
          <table:table-cell table:style-name="ce14" office:value-type="string" calcext:value-type="string">
            <text:p>Richardson, TX 75080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13];&quot;,&quot;;[.G13];&quot;,&quot;;[.H13];&quot;,&quot;;[.I13];&quot;,&quot;;[.J13];&quot;,'&quot;;[.K13];&quot;','&quot;;[.L13];&quot;',&quot;;[.M13];&quot;,'&quot;;[.N13];&quot;','&quot;;[.O13];&quot;','&quot;;[.P13];&quot;' )::alias_ty)&quot;)" office:value-type="string" office:string-value="UPDATE personal_inteligencia SET aliases = array_append(aliases, ROW( 'Aidana','Tulio','Villareal','Villatoro','personal_inteligencia_data/foto.png','1995-05-19','Malasia',26768372,'verde oscuro','Richardson, TX 75080','2035-04-09 07:00:00' )::alias_ty)" calcext:value-type="string">
            <text:p>UPDATE personal_inteligencia SET aliases = array_append(aliases, ROW( 'Aidana','Tulio','Villareal','Villatoro','personal_inteligencia_data/foto.png','1995-05-19','Malasia',26768372,'verde oscuro','Richardson, TX 75080','2035-04-09 07:00:00' )::alias_ty)</text:p>
          </table:table-cell>
          <table:table-cell table:formula="of:=CONCATENATE([.$P$2];[.C13];&quot;;&quot;)" office:value-type="string" office:string-value=" WHERE id =20;" calcext:value-type="string">
            <text:p><text:s/>WHERE id =20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Haarlam</text:p>
          </table:table-cell>
          <table:table-cell office:value-type="string" calcext:value-type="string">
            <text:p>Holanda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dres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Terrazas'</text:p>
          </table:table-cell>
          <table:table-cell office:value-type="string" calcext:value-type="string">
            <text:p>'Valdivia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2004-03-15</text:p>
          </table:table-cell>
          <table:table-cell office:value-type="string" calcext:value-type="string">
            <text:p>Uganda</text:p>
          </table:table-cell>
          <table:table-cell table:style-name="ce89" table:formula="of:=RANDBETWEEN(10000000;100000000)" office:value-type="float" office:value="72979432" calcext:value-type="float">
            <text:p>72979432</text:p>
          </table:table-cell>
          <table:table-cell office:value-type="string" calcext:value-type="string">
            <text:p>azul claro</text:p>
          </table:table-cell>
          <table:table-cell table:style-name="ce14" office:value-type="string" calcext:value-type="string">
            <text:p>West Haven, CT 06516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14];&quot;,&quot;;[.G14];&quot;,&quot;;[.H14];&quot;,&quot;;[.I14];&quot;,&quot;;[.J14];&quot;,'&quot;;[.K14];&quot;','&quot;;[.L14];&quot;',&quot;;[.M14];&quot;,'&quot;;[.N14];&quot;','&quot;;[.O14];&quot;','&quot;;[.P14];&quot;' )::alias_ty)&quot;)" office:value-type="string" office:string-value="UPDATE personal_inteligencia SET aliases = array_append(aliases, ROW( 'Andres','Tulio','Terrazas','Valdivia','personal_inteligencia_data/foto.png','2004-03-15','Uganda',72979432,'azul claro','West Haven, CT 06516','2035-04-09 07:00:00' )::alias_ty)" calcext:value-type="string">
            <text:p>UPDATE personal_inteligencia SET aliases = array_append(aliases, ROW( 'Andres','Tulio','Terrazas','Valdivia','personal_inteligencia_data/foto.png','2004-03-15','Uganda',72979432,'azul claro','West Haven, CT 06516','2035-04-09 07:00:00' )::alias_ty)</text:p>
          </table:table-cell>
          <table:table-cell table:formula="of:=CONCATENATE([.$P$2];[.C14];&quot;;&quot;)" office:value-type="string" office:string-value=" WHERE id =22;" calcext:value-type="string">
            <text:p><text:s/>WHERE id =22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Haarlam</text:p>
          </table:table-cell>
          <table:table-cell office:value-type="string" calcext:value-type="string">
            <text:p>Holanda</text:p>
          </table:table-cell>
          <table:table-cell table:style-name="ce121" office:value-type="float" office:value="24" calcext:value-type="float">
            <text:p>2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belardo'</text:p>
          </table:table-cell>
          <table:table-cell office:value-type="string" calcext:value-type="string">
            <text:p>'Trinidad'</text:p>
          </table:table-cell>
          <table:table-cell table:number-columns-repeated="2" office:value-type="string" calcext:value-type="string">
            <text:p>'Zuniga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64-12-31</text:p>
          </table:table-cell>
          <table:table-cell office:value-type="string" calcext:value-type="string">
            <text:p>Irlanda</text:p>
          </table:table-cell>
          <table:table-cell table:style-name="ce89" table:formula="of:=RANDBETWEEN(10000000;100000000)" office:value-type="float" office:value="49922481" calcext:value-type="float">
            <text:p>49922481</text:p>
          </table:table-cell>
          <table:table-cell office:value-type="string" calcext:value-type="string">
            <text:p>marrón oscuro</text:p>
          </table:table-cell>
          <table:table-cell table:style-name="ce14" office:value-type="string" calcext:value-type="string">
            <text:p>9161 Court Street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15];&quot;,&quot;;[.G15];&quot;,&quot;;[.H15];&quot;,&quot;;[.I15];&quot;,&quot;;[.J15];&quot;,'&quot;;[.K15];&quot;','&quot;;[.L15];&quot;',&quot;;[.M15];&quot;,'&quot;;[.N15];&quot;','&quot;;[.O15];&quot;','&quot;;[.P15];&quot;' )::alias_ty)&quot;)" office:value-type="string" office:string-value="UPDATE personal_inteligencia SET aliases = array_append(aliases, ROW( 'Abelardo','Trinidad','Zuniga','Zuniga','personal_inteligencia_data/foto.png','1964-12-31','Irlanda',49922481,'marrón oscuro','9161 Court Street','2035-04-09 07:00:00' )::alias_ty)" calcext:value-type="string">
            <text:p>UPDATE personal_inteligencia SET aliases = array_append(aliases, ROW( 'Abelardo','Trinidad','Zuniga','Zuniga','personal_inteligencia_data/foto.png','1964-12-31','Irlanda',49922481,'marrón oscuro','9161 Court Street','2035-04-09 07:00:00' )::alias_ty)</text:p>
          </table:table-cell>
          <table:table-cell table:formula="of:=CONCATENATE([.$P$2];[.C15];&quot;;&quot;)" office:value-type="string" office:string-value=" WHERE id =24;" calcext:value-type="string">
            <text:p><text:s/>WHERE id =24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Nuuk</text:p>
          </table:table-cell>
          <table:table-cell office:value-type="string" calcext:value-type="string">
            <text:p>Groenlandia</text:p>
          </table:table-cell>
          <table:table-cell table:style-name="ce121" office:value-type="float" office:value="26" calcext:value-type="float">
            <text:p>2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lla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Serrato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2011-02-15</text:p>
          </table:table-cell>
          <table:table-cell office:value-type="string" calcext:value-type="string">
            <text:p>Uganda</text:p>
          </table:table-cell>
          <table:table-cell table:style-name="ce89" table:formula="of:=RANDBETWEEN(10000000;100000000)" office:value-type="float" office:value="27214696" calcext:value-type="float">
            <text:p>27214696</text:p>
          </table:table-cell>
          <table:table-cell office:value-type="string" calcext:value-type="string">
            <text:p>verde oscuro</text:p>
          </table:table-cell>
          <table:table-cell table:style-name="ce14" office:value-type="string" calcext:value-type="string">
            <text:p>Bedford, OH 44146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16];&quot;,&quot;;[.G16];&quot;,&quot;;[.H16];&quot;,&quot;;[.I16];&quot;,&quot;;[.J16];&quot;,'&quot;;[.K16];&quot;','&quot;;[.L16];&quot;',&quot;;[.M16];&quot;,'&quot;;[.N16];&quot;','&quot;;[.O16];&quot;','&quot;;[.P16];&quot;' )::alias_ty)&quot;)" office:value-type="string" office:string-value="UPDATE personal_inteligencia SET aliases = array_append(aliases, ROW( 'Bella','Tarsicio','Serrato','Sullivan','personal_inteligencia_data/foto.png','2011-02-15','Uganda',27214696,'verde oscuro','Bedford, OH 44146','2035-04-09 07:00:00' )::alias_ty)" calcext:value-type="string">
            <text:p>UPDATE personal_inteligencia SET aliases = array_append(aliases, ROW( 'Bella','Tarsicio','Serrato','Sullivan','personal_inteligencia_data/foto.png','2011-02-15','Uganda',27214696,'verde oscuro','Bedford, OH 44146','2035-04-09 07:00:00' )::alias_ty)</text:p>
          </table:table-cell>
          <table:table-cell table:formula="of:=CONCATENATE([.$P$2];[.C16];&quot;;&quot;)" office:value-type="string" office:string-value=" WHERE id =26;" calcext:value-type="string">
            <text:p><text:s/>WHERE id =26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Nuuk</text:p>
          </table:table-cell>
          <table:table-cell office:value-type="string" calcext:value-type="string">
            <text:p>Groenlandia</text:p>
          </table:table-cell>
          <table:table-cell table:style-name="ce121" office:value-type="float" office:value="28" calcext:value-type="float">
            <text:p>2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tenea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Stevens'</text:p>
          </table:table-cell>
          <table:table-cell office:value-type="string" calcext:value-type="string">
            <text:p>'Teran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85-08-22</text:p>
          </table:table-cell>
          <table:table-cell office:value-type="string" calcext:value-type="string">
            <text:p>Groenlandia</text:p>
          </table:table-cell>
          <table:table-cell table:style-name="ce89" table:formula="of:=RANDBETWEEN(10000000;100000000)" office:value-type="float" office:value="63870146" calcext:value-type="float">
            <text:p>63870146</text:p>
          </table:table-cell>
          <table:table-cell office:value-type="string" calcext:value-type="string">
            <text:p>marrón oscuro</text:p>
          </table:table-cell>
          <table:table-cell table:style-name="ce14" office:value-type="string" calcext:value-type="string">
            <text:p>Elkridge, MD 21075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17];&quot;,&quot;;[.G17];&quot;,&quot;;[.H17];&quot;,&quot;;[.I17];&quot;,&quot;;[.J17];&quot;,'&quot;;[.K17];&quot;','&quot;;[.L17];&quot;',&quot;;[.M17];&quot;,'&quot;;[.N17];&quot;','&quot;;[.O17];&quot;','&quot;;[.P17];&quot;' )::alias_ty)&quot;)" office:value-type="string" office:string-value="UPDATE personal_inteligencia SET aliases = array_append(aliases, ROW( 'Atenea','Tarsicio','Stevens','Teran','personal_inteligencia_data/foto.png','1985-08-22','Groenlandia',63870146,'marrón oscuro','Elkridge, MD 21075','2035-04-09 07:00:00' )::alias_ty)" calcext:value-type="string">
            <text:p>UPDATE personal_inteligencia SET aliases = array_append(aliases, ROW( 'Atenea','Tarsicio','Stevens','Teran','personal_inteligencia_data/foto.png','1985-08-22','Groenlandia',63870146,'marrón oscuro','Elkridge, MD 21075','2035-04-09 07:00:00' )::alias_ty)</text:p>
          </table:table-cell>
          <table:table-cell table:formula="of:=CONCATENATE([.$P$2];[.C17];&quot;;&quot;)" office:value-type="string" office:string-value=" WHERE id =28;" calcext:value-type="string">
            <text:p><text:s/>WHERE id =28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Qaqortoq</text:p>
          </table:table-cell>
          <table:table-cell office:value-type="string" calcext:value-type="string">
            <text:p>Groenlandia</text:p>
          </table:table-cell>
          <table:table-cell table:style-name="ce121" office:value-type="float" office:value="30" calcext:value-type="float">
            <text:p>3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ta'</text:p>
          </table:table-cell>
          <table:table-cell office:value-type="string" calcext:value-type="string">
            <text:p>'Soledad'</text:p>
          </table:table-cell>
          <table:table-cell office:value-type="string" calcext:value-type="string">
            <text:p>'Sandoval'</text:p>
          </table:table-cell>
          <table:table-cell office:value-type="string" calcext:value-type="string">
            <text:p>'Serrato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90-12-04</text:p>
          </table:table-cell>
          <table:table-cell office:value-type="string" calcext:value-type="string">
            <text:p>Groenlandia</text:p>
          </table:table-cell>
          <table:table-cell table:style-name="ce89" table:formula="of:=RANDBETWEEN(10000000;100000000)" office:value-type="float" office:value="34590201" calcext:value-type="float">
            <text:p>34590201</text:p>
          </table:table-cell>
          <table:table-cell office:value-type="string" calcext:value-type="string">
            <text:p>azul claro</text:p>
          </table:table-cell>
          <table:table-cell table:style-name="ce14" office:value-type="string" calcext:value-type="string">
            <text:p>Longview, TX 75604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18];&quot;,&quot;;[.G18];&quot;,&quot;;[.H18];&quot;,&quot;;[.I18];&quot;,&quot;;[.J18];&quot;,'&quot;;[.K18];&quot;','&quot;;[.L18];&quot;',&quot;;[.M18];&quot;,'&quot;;[.N18];&quot;','&quot;;[.O18];&quot;','&quot;;[.P18];&quot;' )::alias_ty)&quot;)" office:value-type="string" office:string-value="UPDATE personal_inteligencia SET aliases = array_append(aliases, ROW( 'Berta','Soledad','Sandoval','Serrato','personal_inteligencia_data/foto.png','1990-12-04','Groenlandia',34590201,'azul claro','Longview, TX 75604','2035-04-09 07:00:00' )::alias_ty)" calcext:value-type="string">
            <text:p>UPDATE personal_inteligencia SET aliases = array_append(aliases, ROW( 'Berta','Soledad','Sandoval','Serrato','personal_inteligencia_data/foto.png','1990-12-04','Groenlandia',34590201,'azul claro','Longview, TX 75604','2035-04-09 07:00:00' )::alias_ty)</text:p>
          </table:table-cell>
          <table:table-cell table:formula="of:=CONCATENATE([.$P$2];[.C18];&quot;;&quot;)" office:value-type="string" office:string-value=" WHERE id =30;" calcext:value-type="string">
            <text:p><text:s/>WHERE id =30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Qaqortoq</text:p>
          </table:table-cell>
          <table:table-cell office:value-type="string" calcext:value-type="string">
            <text:p>Groenlandia</text:p>
          </table:table-cell>
          <table:table-cell table:style-name="ce121" office:value-type="float" office:value="32" calcext:value-type="float">
            <text:p>3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ana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lobos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2000-06-05</text:p>
          </table:table-cell>
          <table:table-cell office:value-type="string" calcext:value-type="string">
            <text:p>Uganda</text:p>
          </table:table-cell>
          <table:table-cell table:style-name="ce89" table:formula="of:=RANDBETWEEN(10000000;100000000)" office:value-type="float" office:value="64391358" calcext:value-type="float">
            <text:p>64391358</text:p>
          </table:table-cell>
          <table:table-cell office:value-type="string" calcext:value-type="string">
            <text:p>marrón oscuro</text:p>
          </table:table-cell>
          <table:table-cell table:style-name="ce14" office:value-type="string" calcext:value-type="string">
            <text:p>Milledgeville, GA 31061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19];&quot;,&quot;;[.G19];&quot;,&quot;;[.H19];&quot;,&quot;;[.I19];&quot;,&quot;;[.J19];&quot;,'&quot;;[.K19];&quot;','&quot;;[.L19];&quot;',&quot;;[.M19];&quot;,'&quot;;[.N19];&quot;','&quot;;[.O19];&quot;','&quot;;[.P19];&quot;' )::alias_ty)&quot;)" office:value-type="string" office:string-value="UPDATE personal_inteligencia SET aliases = array_append(aliases, ROW( 'Alana','Santiago','Vidal','Villalobos','personal_inteligencia_data/foto.png','2000-06-05','Uganda',64391358,'marrón oscuro','Milledgeville, GA 31061','2035-04-09 07:00:00' )::alias_ty)" calcext:value-type="string">
            <text:p>UPDATE personal_inteligencia SET aliases = array_append(aliases, ROW( 'Alana','Santiago','Vidal','Villalobos','personal_inteligencia_data/foto.png','2000-06-05','Uganda',64391358,'marrón oscuro','Milledgeville, GA 31061','2035-04-09 07:00:00' )::alias_ty)</text:p>
          </table:table-cell>
          <table:table-cell table:formula="of:=CONCATENATE([.$P$2];[.C19];&quot;;&quot;)" office:value-type="string" office:string-value=" WHERE id =32;" calcext:value-type="string">
            <text:p><text:s/>WHERE id =32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Sisimiut</text:p>
          </table:table-cell>
          <table:table-cell office:value-type="string" calcext:value-type="string">
            <text:p>Groenlandia</text:p>
          </table:table-cell>
          <table:table-cell table:style-name="ce121" office:value-type="float" office:value="34" calcext:value-type="float">
            <text:p>3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urelio'</text:p>
          </table:table-cell>
          <table:table-cell office:value-type="string" calcext:value-type="string">
            <text:p>'Saida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Tejeda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96-08-09</text:p>
          </table:table-cell>
          <table:table-cell office:value-type="string" calcext:value-type="string">
            <text:p>Taiwán</text:p>
          </table:table-cell>
          <table:table-cell table:style-name="ce89" table:formula="of:=RANDBETWEEN(10000000;100000000)" office:value-type="float" office:value="92991489" calcext:value-type="float">
            <text:p>92991489</text:p>
          </table:table-cell>
          <table:table-cell office:value-type="string" calcext:value-type="string">
            <text:p>azul oscuro</text:p>
          </table:table-cell>
          <table:table-cell table:style-name="ce14" office:value-type="string" calcext:value-type="string">
            <text:p>Casselberry, FL 32707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20];&quot;,&quot;;[.G20];&quot;,&quot;;[.H20];&quot;,&quot;;[.I20];&quot;,&quot;;[.J20];&quot;,'&quot;;[.K20];&quot;','&quot;;[.L20];&quot;',&quot;;[.M20];&quot;,'&quot;;[.N20];&quot;','&quot;;[.O20];&quot;','&quot;;[.P20];&quot;' )::alias_ty)&quot;)" office:value-type="string" office:string-value="UPDATE personal_inteligencia SET aliases = array_append(aliases, ROW( 'Aurelio','Saida','Soliz','Tejeda','personal_inteligencia_data/foto.png','1996-08-09','Taiwán',92991489,'azul oscuro','Casselberry, FL 32707','2035-04-09 07:00:00' )::alias_ty)" calcext:value-type="string">
            <text:p>UPDATE personal_inteligencia SET aliases = array_append(aliases, ROW( 'Aurelio','Saida','Soliz','Tejeda','personal_inteligencia_data/foto.png','1996-08-09','Taiwán',92991489,'azul oscuro','Casselberry, FL 32707','2035-04-09 07:00:00' )::alias_ty)</text:p>
          </table:table-cell>
          <table:table-cell table:formula="of:=CONCATENATE([.$P$2];[.C20];&quot;;&quot;)" office:value-type="string" office:string-value=" WHERE id =34;" calcext:value-type="string">
            <text:p><text:s/>WHERE id =34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Sisimiut</text:p>
          </table:table-cell>
          <table:table-cell office:value-type="string" calcext:value-type="string">
            <text:p>Groenlandia</text:p>
          </table:table-cell>
          <table:table-cell table:style-name="ce121" office:value-type="float" office:value="36" calcext:value-type="float">
            <text:p>3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enice'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Sifuentes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82-09-23</text:p>
          </table:table-cell>
          <table:table-cell office:value-type="string" calcext:value-type="string">
            <text:p>Holanda</text:p>
          </table:table-cell>
          <table:table-cell table:style-name="ce89" table:formula="of:=RANDBETWEEN(10000000;100000000)" office:value-type="float" office:value="53782438" calcext:value-type="float">
            <text:p>53782438</text:p>
          </table:table-cell>
          <table:table-cell office:value-type="string" calcext:value-type="string">
            <text:p>marrón oscuro</text:p>
          </table:table-cell>
          <table:table-cell table:style-name="ce14" office:value-type="string" calcext:value-type="string">
            <text:p>Thibodaux, LA 70301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21];&quot;,&quot;;[.G21];&quot;,&quot;;[.H21];&quot;,&quot;;[.I21];&quot;,&quot;;[.J21];&quot;,'&quot;;[.K21];&quot;','&quot;;[.L21];&quot;',&quot;;[.M21];&quot;,'&quot;;[.N21];&quot;','&quot;;[.O21];&quot;','&quot;;[.P21];&quot;' )::alias_ty)&quot;)" office:value-type="string" office:string-value="UPDATE personal_inteligencia SET aliases = array_append(aliases, ROW( 'Berenice','Rosaura','Santiago','Sifuentes','personal_inteligencia_data/foto.png','1982-09-23','Holanda',53782438,'marrón oscuro','Thibodaux, LA 70301','2035-04-09 07:00:00' )::alias_ty)" calcext:value-type="string">
            <text:p>UPDATE personal_inteligencia SET aliases = array_append(aliases, ROW( 'Berenice','Rosaura','Santiago','Sifuentes','personal_inteligencia_data/foto.png','1982-09-23','Holanda',53782438,'marrón oscuro','Thibodaux, LA 70301','2035-04-09 07:00:00' )::alias_ty)</text:p>
          </table:table-cell>
          <table:table-cell table:formula="of:=CONCATENATE([.$P$2];[.C21];&quot;;&quot;)" office:value-type="string" office:string-value=" WHERE id =36;" calcext:value-type="string">
            <text:p><text:s/>WHERE id =36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Buenos Aires</text:p>
          </table:table-cell>
          <table:table-cell office:value-type="string" calcext:value-type="string">
            <text:p>Argentina</text:p>
          </table:table-cell>
          <table:table-cell table:style-name="ce121" office:value-type="float" office:value="38" calcext:value-type="float">
            <text:p>3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an'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Villa'</text:p>
          </table:table-cell>
          <table:table-cell office:value-type="string" calcext:value-type="string">
            <text:p>'Villarreal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99-03-19</text:p>
          </table:table-cell>
          <table:table-cell office:value-type="string" calcext:value-type="string">
            <text:p>Uganda</text:p>
          </table:table-cell>
          <table:table-cell table:style-name="ce89" table:formula="of:=RANDBETWEEN(10000000;100000000)" office:value-type="float" office:value="43940283" calcext:value-type="float">
            <text:p>43940283</text:p>
          </table:table-cell>
          <table:table-cell office:value-type="string" calcext:value-type="string">
            <text:p>azul claro</text:p>
          </table:table-cell>
          <table:table-cell table:style-name="ce14" office:value-type="string" calcext:value-type="string">
            <text:p>Maplewood, NJ 07040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22];&quot;,&quot;;[.G22];&quot;,&quot;;[.H22];&quot;,&quot;;[.I22];&quot;,&quot;;[.J22];&quot;,'&quot;;[.K22];&quot;','&quot;;[.L22];&quot;',&quot;;[.M22];&quot;,'&quot;;[.N22];&quot;','&quot;;[.O22];&quot;','&quot;;[.P22];&quot;' )::alias_ty)&quot;)" office:value-type="string" office:string-value="UPDATE personal_inteligencia SET aliases = array_append(aliases, ROW( 'Alan','Renato','Villa','Villarreal','personal_inteligencia_data/foto.png','1999-03-19','Uganda',43940283,'azul claro','Maplewood, NJ 07040','2035-04-09 07:00:00' )::alias_ty)" calcext:value-type="string">
            <text:p>UPDATE personal_inteligencia SET aliases = array_append(aliases, ROW( 'Alan','Renato','Villa','Villarreal','personal_inteligencia_data/foto.png','1999-03-19','Uganda',43940283,'azul claro','Maplewood, NJ 07040','2035-04-09 07:00:00' )::alias_ty)</text:p>
          </table:table-cell>
          <table:table-cell table:formula="of:=CONCATENATE([.$P$2];[.C22];&quot;;&quot;)" office:value-type="string" office:string-value=" WHERE id =38;" calcext:value-type="string">
            <text:p><text:s/>WHERE id =38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Buenos Aires</text:p>
          </table:table-cell>
          <table:table-cell office:value-type="string" calcext:value-type="string">
            <text:p>Argentina</text:p>
          </table:table-cell>
          <table:table-cell table:style-name="ce121" office:value-type="float" office:value="40" calcext:value-type="float">
            <text:p>4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edicto'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Solorzano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71-12-24</text:p>
          </table:table-cell>
          <table:table-cell office:value-type="string" calcext:value-type="string">
            <text:p>Australia</text:p>
          </table:table-cell>
          <table:table-cell table:style-name="ce89" table:formula="of:=RANDBETWEEN(10000000;100000000)" office:value-type="float" office:value="27681187" calcext:value-type="float">
            <text:p>27681187</text:p>
          </table:table-cell>
          <table:table-cell office:value-type="string" calcext:value-type="string">
            <text:p>verde claro</text:p>
          </table:table-cell>
          <table:table-cell table:style-name="ce14" office:value-type="string" calcext:value-type="string">
            <text:p>Tupelo, MS 38801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23];&quot;,&quot;;[.G23];&quot;,&quot;;[.H23];&quot;,&quot;;[.I23];&quot;,&quot;;[.J23];&quot;,'&quot;;[.K23];&quot;','&quot;;[.L23];&quot;',&quot;;[.M23];&quot;,'&quot;;[.N23];&quot;','&quot;;[.O23];&quot;','&quot;;[.P23];&quot;' )::alias_ty)&quot;)" office:value-type="string" office:string-value="UPDATE personal_inteligencia SET aliases = array_append(aliases, ROW( 'Benedicto','Ramona','Segura','Solorzano','personal_inteligencia_data/foto.png','1971-12-24','Australia',27681187,'verde claro','Tupelo, MS 38801','2035-04-09 07:00:00' )::alias_ty)" calcext:value-type="string">
            <text:p>UPDATE personal_inteligencia SET aliases = array_append(aliases, ROW( 'Benedicto','Ramona','Segura','Solorzano','personal_inteligencia_data/foto.png','1971-12-24','Australia',27681187,'verde claro','Tupelo, MS 38801','2035-04-09 07:00:00' )::alias_ty)</text:p>
          </table:table-cell>
          <table:table-cell table:formula="of:=CONCATENATE([.$P$2];[.C23];&quot;;&quot;)" office:value-type="string" office:string-value=" WHERE id =40;" calcext:value-type="string">
            <text:p><text:s/>WHERE id =40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Ciudad de Cordoba</text:p>
          </table:table-cell>
          <table:table-cell office:value-type="string" calcext:value-type="string">
            <text:p>Argentina</text:p>
          </table:table-cell>
          <table:table-cell table:style-name="ce121" office:value-type="float" office:value="42" calcext:value-type="float">
            <text:p>4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reno'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Saldana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2011-09-15</text:p>
          </table:table-cell>
          <table:table-cell office:value-type="string" calcext:value-type="string">
            <text:p>Malasia</text:p>
          </table:table-cell>
          <table:table-cell table:style-name="ce89" table:formula="of:=RANDBETWEEN(10000000;100000000)" office:value-type="float" office:value="16603917" calcext:value-type="float">
            <text:p>16603917</text:p>
          </table:table-cell>
          <table:table-cell office:value-type="string" calcext:value-type="string">
            <text:p>marrón oscuro</text:p>
          </table:table-cell>
          <table:table-cell table:style-name="ce14" office:value-type="string" calcext:value-type="string">
            <text:p>Glen Allen, VA 23059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24];&quot;,&quot;;[.G24];&quot;,&quot;;[.H24];&quot;,&quot;;[.I24];&quot;,&quot;;[.J24];&quot;,'&quot;;[.K24];&quot;','&quot;;[.L24];&quot;',&quot;;[.M24];&quot;,'&quot;;[.N24];&quot;','&quot;;[.O24];&quot;','&quot;;[.P24];&quot;' )::alias_ty)&quot;)" office:value-type="string" office:string-value="UPDATE personal_inteligencia SET aliases = array_append(aliases, ROW( 'Breno','Pilar','Saldana','Santiago','personal_inteligencia_data/foto.png','2011-09-15','Malasia',16603917,'marrón oscuro','Glen Allen, VA 23059','2035-04-09 07:00:00' )::alias_ty)" calcext:value-type="string">
            <text:p>UPDATE personal_inteligencia SET aliases = array_append(aliases, ROW( 'Breno','Pilar','Saldana','Santiago','personal_inteligencia_data/foto.png','2011-09-15','Malasia',16603917,'marrón oscuro','Glen Allen, VA 23059','2035-04-09 07:00:00' )::alias_ty)</text:p>
          </table:table-cell>
          <table:table-cell table:formula="of:=CONCATENATE([.$P$2];[.C24];&quot;;&quot;)" office:value-type="string" office:string-value=" WHERE id =42;" calcext:value-type="string">
            <text:p><text:s/>WHERE id =42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Ciudad de Cordoba</text:p>
          </table:table-cell>
          <table:table-cell office:value-type="string" calcext:value-type="string">
            <text:p>Argentina</text:p>
          </table:table-cell>
          <table:table-cell table:style-name="ce121" office:value-type="float" office:value="44" calcext:value-type="float">
            <text:p>4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astasia'</text:p>
          </table:table-cell>
          <table:table-cell office:value-type="string" calcext:value-type="string">
            <text:p>'Petronila'</text:p>
          </table:table-cell>
          <table:table-cell office:value-type="string" calcext:value-type="string">
            <text:p>'Torrez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99-02-16</text:p>
          </table:table-cell>
          <table:table-cell office:value-type="string" calcext:value-type="string">
            <text:p>Malasia</text:p>
          </table:table-cell>
          <table:table-cell table:style-name="ce89" table:formula="of:=RANDBETWEEN(10000000;100000000)" office:value-type="float" office:value="82198934" calcext:value-type="float">
            <text:p>82198934</text:p>
          </table:table-cell>
          <table:table-cell office:value-type="string" calcext:value-type="string">
            <text:p>marrón oscuro</text:p>
          </table:table-cell>
          <table:table-cell table:style-name="ce14" office:value-type="string" calcext:value-type="string">
            <text:p>Meadville, PA 16335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25];&quot;,&quot;;[.G25];&quot;,&quot;;[.H25];&quot;,&quot;;[.I25];&quot;,&quot;;[.J25];&quot;,'&quot;;[.K25];&quot;','&quot;;[.L25];&quot;',&quot;;[.M25];&quot;,'&quot;;[.N25];&quot;','&quot;;[.O25];&quot;','&quot;;[.P25];&quot;' )::alias_ty)&quot;)" office:value-type="string" office:string-value="UPDATE personal_inteligencia SET aliases = array_append(aliases, ROW( 'Anastasia','Petronila','Torrez','Valerio','personal_inteligencia_data/foto.png','1999-02-16','Malasia',82198934,'marrón oscuro','Meadville, PA 16335','2035-04-09 07:00:00' )::alias_ty)" calcext:value-type="string">
            <text:p>UPDATE personal_inteligencia SET aliases = array_append(aliases, ROW( 'Anastasia','Petronila','Torrez','Valerio','personal_inteligencia_data/foto.png','1999-02-16','Malasia',82198934,'marrón oscuro','Meadville, PA 16335','2035-04-09 07:00:00' )::alias_ty)</text:p>
          </table:table-cell>
          <table:table-cell table:formula="of:=CONCATENATE([.$P$2];[.C25];&quot;;&quot;)" office:value-type="string" office:string-value=" WHERE id =44;" calcext:value-type="string">
            <text:p><text:s/>WHERE id =44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Rosario</text:p>
          </table:table-cell>
          <table:table-cell office:value-type="string" calcext:value-type="string">
            <text:p>Argentina</text:p>
          </table:table-cell>
          <table:table-cell table:style-name="ce121" office:value-type="float" office:value="46" calcext:value-type="float">
            <text:p>4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ejandro'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Verdug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2011-08-18</text:p>
          </table:table-cell>
          <table:table-cell office:value-type="string" calcext:value-type="string">
            <text:p>Australia</text:p>
          </table:table-cell>
          <table:table-cell table:style-name="ce89" table:formula="of:=RANDBETWEEN(10000000;100000000)" office:value-type="float" office:value="12930230" calcext:value-type="float">
            <text:p>12930230</text:p>
          </table:table-cell>
          <table:table-cell office:value-type="string" calcext:value-type="string">
            <text:p>azul oscuro</text:p>
          </table:table-cell>
          <table:table-cell table:style-name="ce14" office:value-type="string" calcext:value-type="string">
            <text:p>Round Lake, IL 60073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26];&quot;,&quot;;[.G26];&quot;,&quot;;[.H26];&quot;,&quot;;[.I26];&quot;,&quot;;[.J26];&quot;,'&quot;;[.K26];&quot;','&quot;;[.L26];&quot;',&quot;;[.M26];&quot;,'&quot;;[.N26];&quot;','&quot;;[.O26];&quot;','&quot;;[.P26];&quot;' )::alias_ty)&quot;)" office:value-type="string" office:string-value="UPDATE personal_inteligencia SET aliases = array_append(aliases, ROW( 'Alejandro','Paulo','Verdugo','Vicente','personal_inteligencia_data/foto.png','2011-08-18','Australia',12930230,'azul oscuro','Round Lake, IL 60073','2035-04-09 07:00:00' )::alias_ty)" calcext:value-type="string">
            <text:p>UPDATE personal_inteligencia SET aliases = array_append(aliases, ROW( 'Alejandro','Paulo','Verdugo','Vicente','personal_inteligencia_data/foto.png','2011-08-18','Australia',12930230,'azul oscuro','Round Lake, IL 60073','2035-04-09 07:00:00' )::alias_ty)</text:p>
          </table:table-cell>
          <table:table-cell table:formula="of:=CONCATENATE([.$P$2];[.C26];&quot;;&quot;)" office:value-type="string" office:string-value=" WHERE id =46;" calcext:value-type="string">
            <text:p><text:s/>WHERE id =46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Rosario</text:p>
          </table:table-cell>
          <table:table-cell office:value-type="string" calcext:value-type="string">
            <text:p>Argentina</text:p>
          </table:table-cell>
          <table:table-cell table:style-name="ce121" office:value-type="float" office:value="48" calcext:value-type="float">
            <text:p>4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fredo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Vargas'</text:p>
          </table:table-cell>
          <table:table-cell office:value-type="string" calcext:value-type="string">
            <text:p>'Vera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73-12-12</text:p>
          </table:table-cell>
          <table:table-cell office:value-type="string" calcext:value-type="string">
            <text:p>Irlanda</text:p>
          </table:table-cell>
          <table:table-cell table:style-name="ce89" table:formula="of:=RANDBETWEEN(10000000;100000000)" office:value-type="float" office:value="67204784" calcext:value-type="float">
            <text:p>67204784</text:p>
          </table:table-cell>
          <table:table-cell office:value-type="string" calcext:value-type="string">
            <text:p>marrón oscuro</text:p>
          </table:table-cell>
          <table:table-cell table:style-name="ce14" office:value-type="string" calcext:value-type="string">
            <text:p>Shakopee, MN 55379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27];&quot;,&quot;;[.G27];&quot;,&quot;;[.H27];&quot;,&quot;;[.I27];&quot;,&quot;;[.J27];&quot;,'&quot;;[.K27];&quot;','&quot;;[.L27];&quot;',&quot;;[.M27];&quot;,'&quot;;[.N27];&quot;','&quot;;[.O27];&quot;','&quot;;[.P27];&quot;' )::alias_ty)&quot;)" office:value-type="string" office:string-value="UPDATE personal_inteligencia SET aliases = array_append(aliases, ROW( 'Alfredo','Orosio','Vargas','Vera','personal_inteligencia_data/foto.png','1973-12-12','Irlanda',67204784,'marrón oscuro','Shakopee, MN 55379','2035-04-09 07:00:00' )::alias_ty)" calcext:value-type="string">
            <text:p>UPDATE personal_inteligencia SET aliases = array_append(aliases, ROW( 'Alfredo','Orosio','Vargas','Vera','personal_inteligencia_data/foto.png','1973-12-12','Irlanda',67204784,'marrón oscuro','Shakopee, MN 55379','2035-04-09 07:00:00' )::alias_ty)</text:p>
          </table:table-cell>
          <table:table-cell table:formula="of:=CONCATENATE([.$P$2];[.C27];&quot;;&quot;)" office:value-type="string" office:string-value=" WHERE id =48;" calcext:value-type="string">
            <text:p><text:s/>WHERE id =48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Taipei</text:p>
          </table:table-cell>
          <table:table-cell office:value-type="string" calcext:value-type="string">
            <text:p>Taiwán</text:p>
          </table:table-cell>
          <table:table-cell table:style-name="ce121" office:value-type="float" office:value="50" calcext:value-type="float">
            <text:p>5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gel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Tello'</text:p>
          </table:table-cell>
          <table:table-cell office:value-type="string" calcext:value-type="string">
            <text:p>'Valadez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2005-05-04</text:p>
          </table:table-cell>
          <table:table-cell office:value-type="string" calcext:value-type="string">
            <text:p>Zimbabue</text:p>
          </table:table-cell>
          <table:table-cell table:style-name="ce89" table:formula="of:=RANDBETWEEN(10000000;100000000)" office:value-type="float" office:value="44784922" calcext:value-type="float">
            <text:p>44784922</text:p>
          </table:table-cell>
          <table:table-cell office:value-type="string" calcext:value-type="string">
            <text:p>marrón oscuro</text:p>
          </table:table-cell>
          <table:table-cell table:style-name="ce14" office:value-type="string" calcext:value-type="string">
            <text:p>East Brunswick, NJ 08816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28];&quot;,&quot;;[.G28];&quot;,&quot;;[.H28];&quot;,&quot;;[.I28];&quot;,&quot;;[.J28];&quot;,'&quot;;[.K28];&quot;','&quot;;[.L28];&quot;',&quot;;[.M28];&quot;,'&quot;;[.N28];&quot;','&quot;;[.O28];&quot;','&quot;;[.P28];&quot;' )::alias_ty)&quot;)" office:value-type="string" office:string-value="UPDATE personal_inteligencia SET aliases = array_append(aliases, ROW( 'Angel','Orosio','Tello','Valadez','personal_inteligencia_data/foto.png','2005-05-04','Zimbabue',44784922,'marrón oscuro','East Brunswick, NJ 08816','2035-04-09 07:00:00' )::alias_ty)" calcext:value-type="string">
            <text:p>UPDATE personal_inteligencia SET aliases = array_append(aliases, ROW( 'Angel','Orosio','Tello','Valadez','personal_inteligencia_data/foto.png','2005-05-04','Zimbabue',44784922,'marrón oscuro','East Brunswick, NJ 08816','2035-04-09 07:00:00' )::alias_ty)</text:p>
          </table:table-cell>
          <table:table-cell table:formula="of:=CONCATENATE([.$P$2];[.C28];&quot;;&quot;)" office:value-type="string" office:string-value=" WHERE id =50;" calcext:value-type="string">
            <text:p><text:s/>WHERE id =50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Taipei</text:p>
          </table:table-cell>
          <table:table-cell office:value-type="string" calcext:value-type="string">
            <text:p>Taiwán</text:p>
          </table:table-cell>
          <table:table-cell table:style-name="ce121" office:value-type="float" office:value="52" calcext:value-type="float">
            <text:p>5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yala'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2007-03-05</text:p>
          </table:table-cell>
          <table:table-cell office:value-type="string" calcext:value-type="string">
            <text:p>Malasia</text:p>
          </table:table-cell>
          <table:table-cell table:style-name="ce89" table:formula="of:=RANDBETWEEN(10000000;100000000)" office:value-type="float" office:value="87172736" calcext:value-type="float">
            <text:p>87172736</text:p>
          </table:table-cell>
          <table:table-cell office:value-type="string" calcext:value-type="string">
            <text:p>marrón oscuro</text:p>
          </table:table-cell>
          <table:table-cell table:style-name="ce14" office:value-type="string" calcext:value-type="string">
            <text:p>Miami Gardens, FL 33056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29];&quot;,&quot;;[.G29];&quot;,&quot;;[.H29];&quot;,&quot;;[.I29];&quot;,&quot;;[.J29];&quot;,'&quot;;[.K29];&quot;','&quot;;[.L29];&quot;',&quot;;[.M29];&quot;,'&quot;;[.N29];&quot;','&quot;;[.O29];&quot;','&quot;;[.P29];&quot;' )::alias_ty)&quot;)" office:value-type="string" office:string-value="UPDATE personal_inteligencia SET aliases = array_append(aliases, ROW( 'Ayala','Ophelia','Solis','Tamez','personal_inteligencia_data/foto.png','2007-03-05','Malasia',87172736,'marrón oscuro','Miami Gardens, FL 33056','2035-04-09 07:00:00' )::alias_ty)" calcext:value-type="string">
            <text:p>UPDATE personal_inteligencia SET aliases = array_append(aliases, ROW( 'Ayala','Ophelia','Solis','Tamez','personal_inteligencia_data/foto.png','2007-03-05','Malasia',87172736,'marrón oscuro','Miami Gardens, FL 33056','2035-04-09 07:00:00' )::alias_ty)</text:p>
          </table:table-cell>
          <table:table-cell table:formula="of:=CONCATENATE([.$P$2];[.C29];&quot;;&quot;)" office:value-type="string" office:string-value=" WHERE id =52;" calcext:value-type="string">
            <text:p><text:s/>WHERE id =52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Tainan</text:p>
          </table:table-cell>
          <table:table-cell office:value-type="string" calcext:value-type="string">
            <text:p>Taiwán</text:p>
          </table:table-cell>
          <table:table-cell table:style-name="ce121" office:value-type="float" office:value="54" calcext:value-type="float">
            <text:p>5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tonio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Tavarez'</text:p>
          </table:table-cell>
          <table:table-cell office:value-type="string" calcext:value-type="string">
            <text:p>'Urena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68-01-12</text:p>
          </table:table-cell>
          <table:table-cell office:value-type="string" calcext:value-type="string">
            <text:p>Australia</text:p>
          </table:table-cell>
          <table:table-cell table:style-name="ce89" table:formula="of:=RANDBETWEEN(10000000;100000000)" office:value-type="float" office:value="91871880" calcext:value-type="float">
            <text:p>91871880</text:p>
          </table:table-cell>
          <table:table-cell office:value-type="string" calcext:value-type="string">
            <text:p>azul oscuro</text:p>
          </table:table-cell>
          <table:table-cell table:style-name="ce14" office:value-type="string" calcext:value-type="string">
            <text:p>Orchard Park, NY 14127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30];&quot;,&quot;;[.G30];&quot;,&quot;;[.H30];&quot;,&quot;;[.I30];&quot;,&quot;;[.J30];&quot;,'&quot;;[.K30];&quot;','&quot;;[.L30];&quot;',&quot;;[.M30];&quot;,'&quot;;[.N30];&quot;','&quot;;[.O30];&quot;','&quot;;[.P30];&quot;' )::alias_ty)&quot;)" office:value-type="string" office:string-value="UPDATE personal_inteligencia SET aliases = array_append(aliases, ROW( 'Antonio','Nathaly','Tavarez','Urena','personal_inteligencia_data/foto.png','1968-01-12','Australia',91871880,'azul oscuro','Orchard Park, NY 14127','2035-04-09 07:00:00' )::alias_ty)" calcext:value-type="string">
            <text:p>UPDATE personal_inteligencia SET aliases = array_append(aliases, ROW( 'Antonio','Nathaly','Tavarez','Urena','personal_inteligencia_data/foto.png','1968-01-12','Australia',91871880,'azul oscuro','Orchard Park, NY 14127','2035-04-09 07:00:00' )::alias_ty)</text:p>
          </table:table-cell>
          <table:table-cell table:formula="of:=CONCATENATE([.$P$2];[.C30];&quot;;&quot;)" office:value-type="string" office:string-value=" WHERE id =54;" calcext:value-type="string">
            <text:p><text:s/>WHERE id =54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Tainan</text:p>
          </table:table-cell>
          <table:table-cell office:value-type="string" calcext:value-type="string">
            <text:p>Taiwán</text:p>
          </table:table-cell>
          <table:table-cell table:style-name="ce121" office:value-type="float" office:value="56" calcext:value-type="float">
            <text:p>5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rturo'</text:p>
          </table:table-cell>
          <table:table-cell office:value-type="string" calcext:value-type="string">
            <text:p>'Myriam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olentino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75-07-31</text:p>
          </table:table-cell>
          <table:table-cell office:value-type="string" calcext:value-type="string">
            <text:p>Holanda</text:p>
          </table:table-cell>
          <table:table-cell table:style-name="ce89" table:formula="of:=RANDBETWEEN(10000000;100000000)" office:value-type="float" office:value="67598633" calcext:value-type="float">
            <text:p>67598633</text:p>
          </table:table-cell>
          <table:table-cell office:value-type="string" calcext:value-type="string">
            <text:p>verde oscuro</text:p>
          </table:table-cell>
          <table:table-cell table:style-name="ce14" office:value-type="string" calcext:value-type="string">
            <text:p>Lorton, VA 22079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31];&quot;,&quot;;[.G31];&quot;,&quot;;[.H31];&quot;,&quot;;[.I31];&quot;,&quot;;[.J31];&quot;,'&quot;;[.K31];&quot;','&quot;;[.L31];&quot;',&quot;;[.M31];&quot;,'&quot;;[.N31];&quot;','&quot;;[.O31];&quot;','&quot;;[.P31];&quot;' )::alias_ty)&quot;)" office:value-type="string" office:string-value="UPDATE personal_inteligencia SET aliases = array_append(aliases, ROW( 'Arturo','Myriam','Sullivan','Tolentino','personal_inteligencia_data/foto.png','1975-07-31','Holanda',67598633,'verde oscuro','Lorton, VA 22079','2035-04-09 07:00:00' )::alias_ty)" calcext:value-type="string">
            <text:p>UPDATE personal_inteligencia SET aliases = array_append(aliases, ROW( 'Arturo','Myriam','Sullivan','Tolentino','personal_inteligencia_data/foto.png','1975-07-31','Holanda',67598633,'verde oscuro','Lorton, VA 22079','2035-04-09 07:00:00' )::alias_ty)</text:p>
          </table:table-cell>
          <table:table-cell table:formula="of:=CONCATENATE([.$P$2];[.C31];&quot;;&quot;)" office:value-type="string" office:string-value=" WHERE id =56;" calcext:value-type="string">
            <text:p><text:s/>WHERE id =56;</text:p>
          </table:table-cell>
          <table:table-cell table:number-columns-repeated="1006"/>
        </table:table-row>
        <table:table-row table:style-name="ro8">
          <table:table-cell table:style-name="ce93" office:value-type="string" calcext:value-type="string">
            <text:p>Kaohsiung</text:p>
          </table:table-cell>
          <table:table-cell office:value-type="string" calcext:value-type="string">
            <text:p>Taiwán</text:p>
          </table:table-cell>
          <table:table-cell table:style-name="ce121" office:value-type="float" office:value="58" calcext:value-type="float">
            <text:p>5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a'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Ulloa'</text:p>
          </table:table-cell>
          <table:table-cell office:value-type="string" calcext:value-type="string">
            <text:p>'Valle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96-09-25</text:p>
          </table:table-cell>
          <table:table-cell office:value-type="string" calcext:value-type="string">
            <text:p>Taiwán</text:p>
          </table:table-cell>
          <table:table-cell table:style-name="ce89" table:formula="of:=RANDBETWEEN(10000000;100000000)" office:value-type="float" office:value="26495653" calcext:value-type="float">
            <text:p>26495653</text:p>
          </table:table-cell>
          <table:table-cell office:value-type="string" calcext:value-type="string">
            <text:p>marrón claro</text:p>
          </table:table-cell>
          <table:table-cell table:style-name="ce14" office:value-type="string" calcext:value-type="string">
            <text:p>Woodbridge, VA 22191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32];&quot;,&quot;;[.G32];&quot;,&quot;;[.H32];&quot;,&quot;;[.I32];&quot;,&quot;;[.J32];&quot;,'&quot;;[.K32];&quot;','&quot;;[.L32];&quot;',&quot;;[.M32];&quot;,'&quot;;[.N32];&quot;','&quot;;[.O32];&quot;','&quot;;[.P32];&quot;' )::alias_ty)&quot;)" office:value-type="string" office:string-value="UPDATE personal_inteligencia SET aliases = array_append(aliases, ROW( 'Ana','Michael','Ulloa','Valle','personal_inteligencia_data/foto.png','1996-09-25','Taiwán',26495653,'marrón claro','Woodbridge, VA 22191','2035-04-09 07:00:00' )::alias_ty)" calcext:value-type="string">
            <text:p>UPDATE personal_inteligencia SET aliases = array_append(aliases, ROW( 'Ana','Michael','Ulloa','Valle','personal_inteligencia_data/foto.png','1996-09-25','Taiwán',26495653,'marrón claro','Woodbridge, VA 22191','2035-04-09 07:00:00' )::alias_ty)</text:p>
          </table:table-cell>
          <table:table-cell table:formula="of:=CONCATENATE([.$P$2];[.C32];&quot;;&quot;)" office:value-type="string" office:string-value=" WHERE id =58;" calcext:value-type="string">
            <text:p><text:s/>WHERE id =58;</text:p>
          </table:table-cell>
          <table:table-cell table:number-columns-repeated="1006"/>
        </table:table-row>
        <table:table-row table:style-name="ro8">
          <table:table-cell table:style-name="ce93" office:value-type="string" calcext:value-type="string">
            <text:p>Kaohsiung</text:p>
          </table:table-cell>
          <table:table-cell office:value-type="string" calcext:value-type="string">
            <text:p>Taiwán</text:p>
          </table:table-cell>
          <table:table-cell table:style-name="ce121" office:value-type="float" office:value="60" calcext:value-type="float">
            <text:p>6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ibiana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Samaniego'</text:p>
          </table:table-cell>
          <table:table-cell office:value-type="string" calcext:value-type="string">
            <text:p>'Scott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96-01-26</text:p>
          </table:table-cell>
          <table:table-cell office:value-type="string" calcext:value-type="string">
            <text:p>Argentina</text:p>
          </table:table-cell>
          <table:table-cell table:style-name="ce89" table:formula="of:=RANDBETWEEN(10000000;100000000)" office:value-type="float" office:value="47376866" calcext:value-type="float">
            <text:p>47376866</text:p>
          </table:table-cell>
          <table:table-cell office:value-type="string" calcext:value-type="string">
            <text:p>verde claro</text:p>
          </table:table-cell>
          <table:table-cell table:style-name="ce14" office:value-type="string" calcext:value-type="string">
            <text:p>Lake Mary, FL 32746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33];&quot;,&quot;;[.G33];&quot;,&quot;;[.H33];&quot;,&quot;;[.I33];&quot;,&quot;;[.J33];&quot;,'&quot;;[.K33];&quot;','&quot;;[.L33];&quot;',&quot;;[.M33];&quot;,'&quot;;[.N33];&quot;','&quot;;[.O33];&quot;','&quot;;[.P33];&quot;' )::alias_ty)&quot;)" office:value-type="string" office:string-value="UPDATE personal_inteligencia SET aliases = array_append(aliases, ROW( 'Bibiana','Melina','Samaniego','Scott','personal_inteligencia_data/foto.png','1996-01-26','Argentina',47376866,'verde claro','Lake Mary, FL 32746','2035-04-09 07:00:00' )::alias_ty)" calcext:value-type="string">
            <text:p>UPDATE personal_inteligencia SET aliases = array_append(aliases, ROW( 'Bibiana','Melina','Samaniego','Scott','personal_inteligencia_data/foto.png','1996-01-26','Argentina',47376866,'verde claro','Lake Mary, FL 32746','2035-04-09 07:00:00' )::alias_ty)</text:p>
          </table:table-cell>
          <table:table-cell table:formula="of:=CONCATENATE([.$P$2];[.C33];&quot;;&quot;)" office:value-type="string" office:string-value=" WHERE id =60;" calcext:value-type="string">
            <text:p><text:s/>WHERE id =60;</text:p>
          </table:table-cell>
          <table:table-cell table:number-columns-repeated="1006"/>
        </table:table-row>
        <table:table-row table:style-name="ro8">
          <table:table-cell table:style-name="ce93" office:value-type="string" calcext:value-type="string">
            <text:p>Kuala Lumpur</text:p>
          </table:table-cell>
          <table:table-cell office:value-type="string" calcext:value-type="string">
            <text:p>Malasia</text:p>
          </table:table-cell>
          <table:table-cell table:style-name="ce121" office:value-type="float" office:value="62" calcext:value-type="float">
            <text:p>6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Caligula'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Saavedra'</text:p>
          </table:table-cell>
          <table:table-cell office:value-type="string" calcext:value-type="string">
            <text:p>'Santacruz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69-09-17</text:p>
          </table:table-cell>
          <table:table-cell office:value-type="string" calcext:value-type="string">
            <text:p>Uganda</text:p>
          </table:table-cell>
          <table:table-cell table:style-name="ce89" table:formula="of:=RANDBETWEEN(10000000;100000000)" office:value-type="float" office:value="56854973" calcext:value-type="float">
            <text:p>56854973</text:p>
          </table:table-cell>
          <table:table-cell office:value-type="string" calcext:value-type="string">
            <text:p>verde oscuro</text:p>
          </table:table-cell>
          <table:table-cell table:style-name="ce14" office:value-type="string" calcext:value-type="string">
            <text:p>Arlington, MA 02474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34];&quot;,&quot;;[.G34];&quot;,&quot;;[.H34];&quot;,&quot;;[.I34];&quot;,&quot;;[.J34];&quot;,'&quot;;[.K34];&quot;','&quot;;[.L34];&quot;',&quot;;[.M34];&quot;,'&quot;;[.N34];&quot;','&quot;;[.O34];&quot;','&quot;;[.P34];&quot;' )::alias_ty)&quot;)" office:value-type="string" office:string-value="UPDATE personal_inteligencia SET aliases = array_append(aliases, ROW( 'Caligula','Melchor','Saavedra','Santacruz','personal_inteligencia_data/foto.png','1969-09-17','Uganda',56854973,'verde oscuro','Arlington, MA 02474','2035-04-09 07:00:00' )::alias_ty)" calcext:value-type="string">
            <text:p>UPDATE personal_inteligencia SET aliases = array_append(aliases, ROW( 'Caligula','Melchor','Saavedra','Santacruz','personal_inteligencia_data/foto.png','1969-09-17','Uganda',56854973,'verde oscuro','Arlington, MA 02474','2035-04-09 07:00:00' )::alias_ty)</text:p>
          </table:table-cell>
          <table:table-cell table:formula="of:=CONCATENATE([.$P$2];[.C34];&quot;;&quot;)" office:value-type="string" office:string-value=" WHERE id =62;" calcext:value-type="string">
            <text:p><text:s/>WHERE id =62;</text:p>
          </table:table-cell>
          <table:table-cell table:number-columns-repeated="1006"/>
        </table:table-row>
        <table:table-row table:style-name="ro8">
          <table:table-cell table:style-name="ce93" office:value-type="string" calcext:value-type="string">
            <text:p>Kuala Lumpur</text:p>
          </table:table-cell>
          <table:table-cell office:value-type="string" calcext:value-type="string">
            <text:p>Malasia</text:p>
          </table:table-cell>
          <table:table-cell table:style-name="ce121" office:value-type="float" office:value="64" calcext:value-type="float">
            <text:p>6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bigail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Zelaya'</text:p>
          </table:table-cell>
          <table:table-cell office:value-type="string" calcext:value-type="string">
            <text:p>'Zayas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70-03-20</text:p>
          </table:table-cell>
          <table:table-cell office:value-type="string" calcext:value-type="string">
            <text:p>Irlanda</text:p>
          </table:table-cell>
          <table:table-cell table:style-name="ce89" table:formula="of:=RANDBETWEEN(10000000;100000000)" office:value-type="float" office:value="58277346" calcext:value-type="float">
            <text:p>58277346</text:p>
          </table:table-cell>
          <table:table-cell office:value-type="string" calcext:value-type="string">
            <text:p>verde oscuro</text:p>
          </table:table-cell>
          <table:table-cell table:style-name="ce14" office:value-type="string" calcext:value-type="string">
            <text:p>7399 Brickyard St.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35];&quot;,&quot;;[.G35];&quot;,&quot;;[.H35];&quot;,&quot;;[.I35];&quot;,&quot;;[.J35];&quot;,'&quot;;[.K35];&quot;','&quot;;[.L35];&quot;',&quot;;[.M35];&quot;,'&quot;;[.N35];&quot;','&quot;;[.O35];&quot;','&quot;;[.P35];&quot;' )::alias_ty)&quot;)" office:value-type="string" office:string-value="UPDATE personal_inteligencia SET aliases = array_append(aliases, ROW( 'Abigail','Maximo','Zelaya','Zayas','personal_inteligencia_data/foto.png','1970-03-20','Irlanda',58277346,'verde oscuro','7399 Brickyard St.','2035-04-09 07:00:00' )::alias_ty)" calcext:value-type="string">
            <text:p>UPDATE personal_inteligencia SET aliases = array_append(aliases, ROW( 'Abigail','Maximo','Zelaya','Zayas','personal_inteligencia_data/foto.png','1970-03-20','Irlanda',58277346,'verde oscuro','7399 Brickyard St.','2035-04-09 07:00:00' )::alias_ty)</text:p>
          </table:table-cell>
          <table:table-cell table:formula="of:=CONCATENATE([.$P$2];[.C35];&quot;;&quot;)" office:value-type="string" office:string-value=" WHERE id =64;" calcext:value-type="string">
            <text:p><text:s/>WHERE id =64;</text:p>
          </table:table-cell>
          <table:table-cell table:number-columns-repeated="1006"/>
        </table:table-row>
        <table:table-row table:style-name="ro8">
          <table:table-cell table:style-name="ce93" office:value-type="string" calcext:value-type="string">
            <text:p>Malaca</text:p>
          </table:table-cell>
          <table:table-cell office:value-type="string" calcext:value-type="string">
            <text:p>Malasia</text:p>
          </table:table-cell>
          <table:table-cell table:style-name="ce121" office:value-type="float" office:value="66" calcext:value-type="float">
            <text:p>6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narda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Sierra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86-10-17</text:p>
          </table:table-cell>
          <table:table-cell office:value-type="string" calcext:value-type="string">
            <text:p>Holanda</text:p>
          </table:table-cell>
          <table:table-cell table:style-name="ce89" table:formula="of:=RANDBETWEEN(10000000;100000000)" office:value-type="float" office:value="38878614" calcext:value-type="float">
            <text:p>38878614</text:p>
          </table:table-cell>
          <table:table-cell office:value-type="string" calcext:value-type="string">
            <text:p>verde oscuro</text:p>
          </table:table-cell>
          <table:table-cell table:style-name="ce14" office:value-type="string" calcext:value-type="string">
            <text:p>Mason, OH 45040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36];&quot;,&quot;;[.G36];&quot;,&quot;;[.H36];&quot;,&quot;;[.I36];&quot;,&quot;;[.J36];&quot;,'&quot;;[.K36];&quot;','&quot;;[.L36];&quot;',&quot;;[.M36];&quot;,'&quot;;[.N36];&quot;','&quot;;[.O36];&quot;','&quot;;[.P36];&quot;' )::alias_ty)&quot;)" office:value-type="string" office:string-value="UPDATE personal_inteligencia SET aliases = array_append(aliases, ROW( 'Bernarda','Maximo','Santana','Sierra','personal_inteligencia_data/foto.png','1986-10-17','Holanda',38878614,'verde oscuro','Mason, OH 45040','2035-04-09 07:00:00' )::alias_ty)" calcext:value-type="string">
            <text:p>UPDATE personal_inteligencia SET aliases = array_append(aliases, ROW( 'Bernarda','Maximo','Santana','Sierra','personal_inteligencia_data/foto.png','1986-10-17','Holanda',38878614,'verde oscuro','Mason, OH 45040','2035-04-09 07:00:00' )::alias_ty)</text:p>
          </table:table-cell>
          <table:table-cell table:formula="of:=CONCATENATE([.$P$2];[.C36];&quot;;&quot;)" office:value-type="string" office:string-value=" WHERE id =66;" calcext:value-type="string">
            <text:p><text:s/>WHERE id =66;</text:p>
          </table:table-cell>
          <table:table-cell table:number-columns-repeated="1006"/>
        </table:table-row>
        <table:table-row table:style-name="ro8">
          <table:table-cell table:style-name="ce93" office:value-type="string" calcext:value-type="string">
            <text:p>Malaca</text:p>
          </table:table-cell>
          <table:table-cell office:value-type="string" calcext:value-type="string">
            <text:p>Malasia</text:p>
          </table:table-cell>
          <table:table-cell table:style-name="ce121" office:value-type="float" office:value="68" calcext:value-type="float">
            <text:p>6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melia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Valdivia'</text:p>
          </table:table-cell>
          <table:table-cell office:value-type="string" calcext:value-type="string">
            <text:p>'Valverde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90-05-03</text:p>
          </table:table-cell>
          <table:table-cell office:value-type="string" calcext:value-type="string">
            <text:p>Argentina</text:p>
          </table:table-cell>
          <table:table-cell table:style-name="ce89" table:formula="of:=RANDBETWEEN(10000000;100000000)" office:value-type="float" office:value="75867251" calcext:value-type="float">
            <text:p>75867251</text:p>
          </table:table-cell>
          <table:table-cell office:value-type="string" calcext:value-type="string">
            <text:p>verde claro</text:p>
          </table:table-cell>
          <table:table-cell table:style-name="ce14" office:value-type="string" calcext:value-type="string">
            <text:p>Venice, FL 34293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37];&quot;,&quot;;[.G37];&quot;,&quot;;[.H37];&quot;,&quot;;[.I37];&quot;,&quot;;[.J37];&quot;,'&quot;;[.K37];&quot;','&quot;;[.L37];&quot;',&quot;;[.M37];&quot;,'&quot;;[.N37];&quot;','&quot;;[.O37];&quot;','&quot;;[.P37];&quot;' )::alias_ty)&quot;)" office:value-type="string" office:string-value="UPDATE personal_inteligencia SET aliases = array_append(aliases, ROW( 'Amelia','Maximo','Valdivia','Valverde','personal_inteligencia_data/foto.png','1990-05-03','Argentina',75867251,'verde claro','Venice, FL 34293','2035-04-09 07:00:00' )::alias_ty)" calcext:value-type="string">
            <text:p>UPDATE personal_inteligencia SET aliases = array_append(aliases, ROW( 'Amelia','Maximo','Valdivia','Valverde','personal_inteligencia_data/foto.png','1990-05-03','Argentina',75867251,'verde claro','Venice, FL 34293','2035-04-09 07:00:00' )::alias_ty)</text:p>
          </table:table-cell>
          <table:table-cell table:formula="of:=CONCATENATE([.$P$2];[.C37];&quot;;&quot;)" office:value-type="string" office:string-value=" WHERE id =68;" calcext:value-type="string">
            <text:p><text:s/>WHERE id =68;</text:p>
          </table:table-cell>
          <table:table-cell table:number-columns-repeated="1006"/>
        </table:table-row>
        <table:table-row table:style-name="ro8">
          <table:table-cell table:style-name="ce93" office:value-type="string" calcext:value-type="string">
            <text:p>Pulau Pinang</text:p>
          </table:table-cell>
          <table:table-cell office:value-type="string" calcext:value-type="string">
            <text:p>Malasia</text:p>
          </table:table-cell>
          <table:table-cell table:style-name="ce121" office:value-type="float" office:value="70" calcext:value-type="float">
            <text:p>7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eyda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Verdugo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67-02-15</text:p>
          </table:table-cell>
          <table:table-cell office:value-type="string" calcext:value-type="string">
            <text:p>Australia</text:p>
          </table:table-cell>
          <table:table-cell table:style-name="ce89" table:formula="of:=RANDBETWEEN(10000000;100000000)" office:value-type="float" office:value="36495606" calcext:value-type="float">
            <text:p>36495606</text:p>
          </table:table-cell>
          <table:table-cell office:value-type="string" calcext:value-type="string">
            <text:p>marrón claro</text:p>
          </table:table-cell>
          <table:table-cell table:style-name="ce14" office:value-type="string" calcext:value-type="string">
            <text:p>West Springfield, MA 01089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38];&quot;,&quot;;[.G38];&quot;,&quot;;[.H38];&quot;,&quot;;[.I38];&quot;,&quot;;[.J38];&quot;,'&quot;;[.K38];&quot;','&quot;;[.L38];&quot;',&quot;;[.M38];&quot;,'&quot;;[.N38];&quot;','&quot;;[.O38];&quot;','&quot;;[.P38];&quot;' )::alias_ty)&quot;)" office:value-type="string" office:string-value="UPDATE personal_inteligencia SET aliases = array_append(aliases, ROW( 'Aleyda','Maximiliano','Velasco','Verdugo','personal_inteligencia_data/foto.png','1967-02-15','Australia',36495606,'marrón claro','West Springfield, MA 01089','2035-04-09 07:00:00' )::alias_ty)" calcext:value-type="string">
            <text:p>UPDATE personal_inteligencia SET aliases = array_append(aliases, ROW( 'Aleyda','Maximiliano','Velasco','Verdugo','personal_inteligencia_data/foto.png','1967-02-15','Australia',36495606,'marrón claro','West Springfield, MA 01089','2035-04-09 07:00:00' )::alias_ty)</text:p>
          </table:table-cell>
          <table:table-cell table:formula="of:=CONCATENATE([.$P$2];[.C38];&quot;;&quot;)" office:value-type="string" office:string-value=" WHERE id =70;" calcext:value-type="string">
            <text:p><text:s/>WHERE id =70;</text:p>
          </table:table-cell>
          <table:table-cell table:number-columns-repeated="1006"/>
        </table:table-row>
        <table:table-row table:style-name="ro8">
          <table:table-cell table:style-name="ce93" office:value-type="string" calcext:value-type="string">
            <text:p>Pulau Pinang</text:p>
          </table:table-cell>
          <table:table-cell office:value-type="string" calcext:value-type="string">
            <text:p>Malasia</text:p>
          </table:table-cell>
          <table:table-cell table:style-name="ce121" office:value-type="float" office:value="72" calcext:value-type="float">
            <text:p>7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manda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Velarde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83-06-07</text:p>
          </table:table-cell>
          <table:table-cell office:value-type="string" calcext:value-type="string">
            <text:p>Groenlandia</text:p>
          </table:table-cell>
          <table:table-cell table:style-name="ce89" table:formula="of:=RANDBETWEEN(10000000;100000000)" office:value-type="float" office:value="12268364" calcext:value-type="float">
            <text:p>12268364</text:p>
          </table:table-cell>
          <table:table-cell office:value-type="string" calcext:value-type="string">
            <text:p>marrón oscuro</text:p>
          </table:table-cell>
          <table:table-cell table:style-name="ce14" office:value-type="string" calcext:value-type="string">
            <text:p>Zionsville, IN 46077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39];&quot;,&quot;;[.G39];&quot;,&quot;;[.H39];&quot;,&quot;;[.I39];&quot;,&quot;;[.J39];&quot;,'&quot;;[.K39];&quot;','&quot;;[.L39];&quot;',&quot;;[.M39];&quot;,'&quot;;[.N39];&quot;','&quot;;[.O39];&quot;','&quot;;[.P39];&quot;' )::alias_ty)&quot;)" office:value-type="string" office:string-value="UPDATE personal_inteligencia SET aliases = array_append(aliases, ROW( 'Amanda','Mariluz','Valerio','Velarde','personal_inteligencia_data/foto.png','1983-06-07','Groenlandia',12268364,'marrón oscuro','Zionsville, IN 46077','2035-04-09 07:00:00' )::alias_ty)" calcext:value-type="string">
            <text:p>UPDATE personal_inteligencia SET aliases = array_append(aliases, ROW( 'Amanda','Mariluz','Valerio','Velarde','personal_inteligencia_data/foto.png','1983-06-07','Groenlandia',12268364,'marrón oscuro','Zionsville, IN 46077','2035-04-09 07:00:00' )::alias_ty)</text:p>
          </table:table-cell>
          <table:table-cell table:formula="of:=CONCATENATE([.$P$2];[.C39];&quot;;&quot;)" office:value-type="string" office:string-value=" WHERE id =72;" calcext:value-type="string">
            <text:p><text:s/>WHERE id =72;</text:p>
          </table:table-cell>
          <table:table-cell table:number-columns-repeated="1006"/>
        </table:table-row>
        <table:table-row table:style-name="ro8">
          <table:table-cell table:style-name="ce93" office:value-type="string" calcext:value-type="string">
            <text:p>Kampala</text:p>
          </table:table-cell>
          <table:table-cell office:value-type="string" calcext:value-type="string">
            <text:p>Uganda</text:p>
          </table:table-cell>
          <table:table-cell table:style-name="ce121" office:value-type="float" office:value="74" calcext:value-type="float">
            <text:p>7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gnes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Walker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89-03-16</text:p>
          </table:table-cell>
          <table:table-cell office:value-type="string" calcext:value-type="string">
            <text:p>Taiwán</text:p>
          </table:table-cell>
          <table:table-cell table:style-name="ce89" table:formula="of:=RANDBETWEEN(10000000;100000000)" office:value-type="float" office:value="57997465" calcext:value-type="float">
            <text:p>57997465</text:p>
          </table:table-cell>
          <table:table-cell office:value-type="string" calcext:value-type="string">
            <text:p>marrón oscuro</text:p>
          </table:table-cell>
          <table:table-cell table:style-name="ce14" office:value-type="string" calcext:value-type="string">
            <text:p>Chillicothe, OH 45601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40];&quot;,&quot;;[.G40];&quot;,&quot;;[.H40];&quot;,&quot;;[.I40];&quot;,&quot;;[.J40];&quot;,'&quot;;[.K40];&quot;','&quot;;[.L40];&quot;',&quot;;[.M40];&quot;,'&quot;;[.N40];&quot;','&quot;;[.O40];&quot;','&quot;;[.P40];&quot;' )::alias_ty)&quot;)" office:value-type="string" office:string-value="UPDATE personal_inteligencia SET aliases = array_append(aliases, ROW( 'Agnes','Mariana','Villeda','Walker','personal_inteligencia_data/foto.png','1989-03-16','Taiwán',57997465,'marrón oscuro','Chillicothe, OH 45601','2035-04-09 07:00:00' )::alias_ty)" calcext:value-type="string">
            <text:p>UPDATE personal_inteligencia SET aliases = array_append(aliases, ROW( 'Agnes','Mariana','Villeda','Walker','personal_inteligencia_data/foto.png','1989-03-16','Taiwán',57997465,'marrón oscuro','Chillicothe, OH 45601','2035-04-09 07:00:00' )::alias_ty)</text:p>
          </table:table-cell>
          <table:table-cell table:formula="of:=CONCATENATE([.$P$2];[.C40];&quot;;&quot;)" office:value-type="string" office:string-value=" WHERE id =74;" calcext:value-type="string">
            <text:p><text:s/>WHERE id =74;</text:p>
          </table:table-cell>
          <table:table-cell table:number-columns-repeated="1006"/>
        </table:table-row>
        <table:table-row table:style-name="ro8">
          <table:table-cell table:style-name="ce93" office:value-type="string" calcext:value-type="string">
            <text:p>Kampala</text:p>
          </table:table-cell>
          <table:table-cell office:value-type="string" calcext:value-type="string">
            <text:p>Uganda</text:p>
          </table:table-cell>
          <table:table-cell table:style-name="ce121" office:value-type="float" office:value="76" calcext:value-type="float">
            <text:p>7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igno'</text:p>
          </table:table-cell>
          <table:table-cell office:value-type="string" calcext:value-type="string">
            <text:p>'Mariam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Simon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75-06-12</text:p>
          </table:table-cell>
          <table:table-cell office:value-type="string" calcext:value-type="string">
            <text:p>Australia</text:p>
          </table:table-cell>
          <table:table-cell table:style-name="ce89" table:formula="of:=RANDBETWEEN(10000000;100000000)" office:value-type="float" office:value="52663421" calcext:value-type="float">
            <text:p>52663421</text:p>
          </table:table-cell>
          <table:table-cell office:value-type="string" calcext:value-type="string">
            <text:p>azul oscuro</text:p>
          </table:table-cell>
          <table:table-cell table:style-name="ce14" office:value-type="string" calcext:value-type="string">
            <text:p>Palm Harbor, FL 34683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41];&quot;,&quot;;[.G41];&quot;,&quot;;[.H41];&quot;,&quot;;[.I41];&quot;,&quot;;[.J41];&quot;,'&quot;;[.K41];&quot;','&quot;;[.L41];&quot;',&quot;;[.M41];&quot;,'&quot;;[.N41];&quot;','&quot;;[.O41];&quot;','&quot;;[.P41];&quot;' )::alias_ty)&quot;)" office:value-type="string" office:string-value="UPDATE personal_inteligencia SET aliases = array_append(aliases, ROW( 'Benigno','Mariam','Sauceda','Simon','personal_inteligencia_data/foto.png','1975-06-12','Australia',52663421,'azul oscuro','Palm Harbor, FL 34683','2035-04-09 07:00:00' )::alias_ty)" calcext:value-type="string">
            <text:p>UPDATE personal_inteligencia SET aliases = array_append(aliases, ROW( 'Benigno','Mariam','Sauceda','Simon','personal_inteligencia_data/foto.png','1975-06-12','Australia',52663421,'azul oscuro','Palm Harbor, FL 34683','2035-04-09 07:00:00' )::alias_ty)</text:p>
          </table:table-cell>
          <table:table-cell table:formula="of:=CONCATENATE([.$P$2];[.C41];&quot;;&quot;)" office:value-type="string" office:string-value=" WHERE id =76;" calcext:value-type="string">
            <text:p><text:s/>WHERE id =76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Entebbe</text:p>
          </table:table-cell>
          <table:table-cell office:value-type="string" calcext:value-type="string">
            <text:p>Uganda</text:p>
          </table:table-cell>
          <table:table-cell table:style-name="ce121" office:value-type="float" office:value="78" calcext:value-type="float">
            <text:p>7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tonio'</text:p>
          </table:table-cell>
          <table:table-cell office:value-type="string" calcext:value-type="string">
            <text:p>'Margarita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Trejo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71-06-15</text:p>
          </table:table-cell>
          <table:table-cell office:value-type="string" calcext:value-type="string">
            <text:p>Irlanda</text:p>
          </table:table-cell>
          <table:table-cell table:style-name="ce89" table:formula="of:=RANDBETWEEN(10000000;100000000)" office:value-type="float" office:value="71630924" calcext:value-type="float">
            <text:p>71630924</text:p>
          </table:table-cell>
          <table:table-cell office:value-type="string" calcext:value-type="string">
            <text:p>marrón claro</text:p>
          </table:table-cell>
          <table:table-cell table:style-name="ce14" office:value-type="string" calcext:value-type="string">
            <text:p>Cheshire, CT 06410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42];&quot;,&quot;;[.G42];&quot;,&quot;;[.H42];&quot;,&quot;;[.I42];&quot;,&quot;;[.J42];&quot;,'&quot;;[.K42];&quot;','&quot;;[.L42];&quot;',&quot;;[.M42];&quot;,'&quot;;[.N42];&quot;','&quot;;[.O42];&quot;','&quot;;[.P42];&quot;' )::alias_ty)&quot;)" office:value-type="string" office:string-value="UPDATE personal_inteligencia SET aliases = array_append(aliases, ROW( 'Antonio','Margarita','Tamez','Trejo','personal_inteligencia_data/foto.png','1971-06-15','Irlanda',71630924,'marrón claro','Cheshire, CT 06410','2035-04-09 07:00:00' )::alias_ty)" calcext:value-type="string">
            <text:p>UPDATE personal_inteligencia SET aliases = array_append(aliases, ROW( 'Antonio','Margarita','Tamez','Trejo','personal_inteligencia_data/foto.png','1971-06-15','Irlanda',71630924,'marrón claro','Cheshire, CT 06410','2035-04-09 07:00:00' )::alias_ty)</text:p>
          </table:table-cell>
          <table:table-cell table:formula="of:=CONCATENATE([.$P$2];[.C42];&quot;;&quot;)" office:value-type="string" office:string-value=" WHERE id =78;" calcext:value-type="string">
            <text:p><text:s/>WHERE id =78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Entebbe</text:p>
          </table:table-cell>
          <table:table-cell office:value-type="string" calcext:value-type="string">
            <text:p>Uganda</text:p>
          </table:table-cell>
          <table:table-cell table:style-name="ce121" office:value-type="float" office:value="80" calcext:value-type="float">
            <text:p>8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raceli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rrez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72-08-11</text:p>
          </table:table-cell>
          <table:table-cell office:value-type="string" calcext:value-type="string">
            <text:p>Irlanda</text:p>
          </table:table-cell>
          <table:table-cell table:style-name="ce89" table:formula="of:=RANDBETWEEN(10000000;100000000)" office:value-type="float" office:value="88829031" calcext:value-type="float">
            <text:p>88829031</text:p>
          </table:table-cell>
          <table:table-cell office:value-type="string" calcext:value-type="string">
            <text:p>marrón oscuro</text:p>
          </table:table-cell>
          <table:table-cell table:style-name="ce14" office:value-type="string" calcext:value-type="string">
            <text:p>Georgetown, SC 29440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43];&quot;,&quot;;[.G43];&quot;,&quot;;[.H43];&quot;,&quot;;[.I43];&quot;,&quot;;[.J43];&quot;,'&quot;;[.K43];&quot;','&quot;;[.L43];&quot;',&quot;;[.M43];&quot;,'&quot;;[.N43];&quot;','&quot;;[.O43];&quot;','&quot;;[.P43];&quot;' )::alias_ty)&quot;)" office:value-type="string" office:string-value="UPDATE personal_inteligencia SET aliases = array_append(aliases, ROW( 'Araceli','Marcial','Tafoya','Torrez','personal_inteligencia_data/foto.png','1972-08-11','Irlanda',88829031,'marrón oscuro','Georgetown, SC 29440','2035-04-09 07:00:00' )::alias_ty)" calcext:value-type="string">
            <text:p>UPDATE personal_inteligencia SET aliases = array_append(aliases, ROW( 'Araceli','Marcial','Tafoya','Torrez','personal_inteligencia_data/foto.png','1972-08-11','Irlanda',88829031,'marrón oscuro','Georgetown, SC 29440','2035-04-09 07:00:00' )::alias_ty)</text:p>
          </table:table-cell>
          <table:table-cell table:formula="of:=CONCATENATE([.$P$2];[.C43];&quot;;&quot;)" office:value-type="string" office:string-value=" WHERE id =80;" calcext:value-type="string">
            <text:p><text:s/>WHERE id =80;</text:p>
          </table:table-cell>
          <table:table-cell table:number-columns-repeated="1006"/>
        </table:table-row>
        <table:table-row table:style-name="ro8">
          <table:table-cell table:style-name="ce93" office:value-type="string" calcext:value-type="string">
            <text:p>Kasese</text:p>
          </table:table-cell>
          <table:table-cell office:value-type="string" calcext:value-type="string">
            <text:p>Uganda</text:p>
          </table:table-cell>
          <table:table-cell table:style-name="ce121" office:value-type="float" office:value="82" calcext:value-type="float">
            <text:p>8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jamin'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'Santillan'</text:p>
          </table:table-cell>
          <table:table-cell office:value-type="string" calcext:value-type="string">
            <text:p>'Silva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79-03-29</text:p>
          </table:table-cell>
          <table:table-cell office:value-type="string" calcext:value-type="string">
            <text:p>Irlanda</text:p>
          </table:table-cell>
          <table:table-cell table:style-name="ce89" table:formula="of:=RANDBETWEEN(10000000;100000000)" office:value-type="float" office:value="87425653" calcext:value-type="float">
            <text:p>87425653</text:p>
          </table:table-cell>
          <table:table-cell office:value-type="string" calcext:value-type="string">
            <text:p>marrón claro</text:p>
          </table:table-cell>
          <table:table-cell table:style-name="ce14" office:value-type="string" calcext:value-type="string">
            <text:p>Maumee, OH 43537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44];&quot;,&quot;;[.G44];&quot;,&quot;;[.H44];&quot;,&quot;;[.I44];&quot;,&quot;;[.J44];&quot;,'&quot;;[.K44];&quot;','&quot;;[.L44];&quot;',&quot;;[.M44];&quot;,'&quot;;[.N44];&quot;','&quot;;[.O44];&quot;','&quot;;[.P44];&quot;' )::alias_ty)&quot;)" office:value-type="string" office:string-value="UPDATE personal_inteligencia SET aliases = array_append(aliases, ROW( 'Benjamin','Marcela','Santillan','Silva','personal_inteligencia_data/foto.png','1979-03-29','Irlanda',87425653,'marrón claro','Maumee, OH 43537','2035-04-09 07:00:00' )::alias_ty)" calcext:value-type="string">
            <text:p>UPDATE personal_inteligencia SET aliases = array_append(aliases, ROW( 'Benjamin','Marcela','Santillan','Silva','personal_inteligencia_data/foto.png','1979-03-29','Irlanda',87425653,'marrón claro','Maumee, OH 43537','2035-04-09 07:00:00' )::alias_ty)</text:p>
          </table:table-cell>
          <table:table-cell table:formula="of:=CONCATENATE([.$P$2];[.C44];&quot;;&quot;)" office:value-type="string" office:string-value=" WHERE id =82;" calcext:value-type="string">
            <text:p><text:s/>WHERE id =82;</text:p>
          </table:table-cell>
          <table:table-cell table:number-columns-repeated="1006"/>
        </table:table-row>
        <table:table-row table:style-name="ro8">
          <table:table-cell table:style-name="ce93" office:value-type="string" calcext:value-type="string">
            <text:p>Kasese</text:p>
          </table:table-cell>
          <table:table-cell office:value-type="string" calcext:value-type="string">
            <text:p>Uganda</text:p>
          </table:table-cell>
          <table:table-cell table:style-name="ce121" office:value-type="float" office:value="84" calcext:value-type="float">
            <text:p>8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olfo'</text:p>
          </table:table-cell>
          <table:table-cell office:value-type="string" calcext:value-type="string">
            <text:p>'Mabel'</text:p>
          </table:table-cell>
          <table:table-cell office:value-type="string" calcext:value-type="string">
            <text:p>'Yepez'</text:p>
          </table:table-cell>
          <table:table-cell office:value-type="string" calcext:value-type="string">
            <text:p>'Zapata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74-12-30</text:p>
          </table:table-cell>
          <table:table-cell office:value-type="string" calcext:value-type="string">
            <text:p>Groenlandia</text:p>
          </table:table-cell>
          <table:table-cell table:style-name="ce89" table:formula="of:=RANDBETWEEN(10000000;100000000)" office:value-type="float" office:value="43761769" calcext:value-type="float">
            <text:p>43761769</text:p>
          </table:table-cell>
          <table:table-cell office:value-type="string" calcext:value-type="string">
            <text:p>marrón oscuro</text:p>
          </table:table-cell>
          <table:table-cell table:style-name="ce14" office:value-type="string" calcext:value-type="string">
            <text:p>29 Golf St.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45];&quot;,&quot;;[.G45];&quot;,&quot;;[.H45];&quot;,&quot;;[.I45];&quot;,&quot;;[.J45];&quot;,'&quot;;[.K45];&quot;','&quot;;[.L45];&quot;',&quot;;[.M45];&quot;,'&quot;;[.N45];&quot;','&quot;;[.O45];&quot;','&quot;;[.P45];&quot;' )::alias_ty)&quot;)" office:value-type="string" office:string-value="UPDATE personal_inteligencia SET aliases = array_append(aliases, ROW( 'Adolfo','Mabel','Yepez','Zapata','personal_inteligencia_data/foto.png','1974-12-30','Groenlandia',43761769,'marrón oscuro','29 Golf St.','2035-04-09 07:00:00' )::alias_ty)" calcext:value-type="string">
            <text:p>UPDATE personal_inteligencia SET aliases = array_append(aliases, ROW( 'Adolfo','Mabel','Yepez','Zapata','personal_inteligencia_data/foto.png','1974-12-30','Groenlandia',43761769,'marrón oscuro','29 Golf St.','2035-04-09 07:00:00' )::alias_ty)</text:p>
          </table:table-cell>
          <table:table-cell table:formula="of:=CONCATENATE([.$P$2];[.C45];&quot;;&quot;)" office:value-type="string" office:string-value=" WHERE id =84;" calcext:value-type="string">
            <text:p><text:s/>WHERE id =84;</text:p>
          </table:table-cell>
          <table:table-cell table:number-columns-repeated="1006"/>
        </table:table-row>
        <table:table-row table:style-name="ro8">
          <table:table-cell table:style-name="ce93" office:value-type="string" calcext:value-type="string">
            <text:p>Harare</text:p>
          </table:table-cell>
          <table:table-cell office:value-type="string" calcext:value-type="string">
            <text:p>Zimbabue</text:p>
          </table:table-cell>
          <table:table-cell table:style-name="ce121" office:value-type="float" office:value="86" calcext:value-type="float">
            <text:p>8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edicto'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oria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68-08-05</text:p>
          </table:table-cell>
          <table:table-cell office:value-type="string" calcext:value-type="string">
            <text:p>Zimbabue</text:p>
          </table:table-cell>
          <table:table-cell table:style-name="ce89" table:formula="of:=RANDBETWEEN(10000000;100000000)" office:value-type="float" office:value="80905481" calcext:value-type="float">
            <text:p>80905481</text:p>
          </table:table-cell>
          <table:table-cell office:value-type="string" calcext:value-type="string">
            <text:p>marrón oscuro</text:p>
          </table:table-cell>
          <table:table-cell table:style-name="ce14" office:value-type="string" calcext:value-type="string">
            <text:p>Winston Salem, NC 27103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46];&quot;,&quot;;[.G46];&quot;,&quot;;[.H46];&quot;,&quot;;[.I46];&quot;,&quot;;[.J46];&quot;,'&quot;;[.K46];&quot;','&quot;;[.L46];&quot;',&quot;;[.M46];&quot;,'&quot;;[.N46];&quot;','&quot;;[.O46];&quot;','&quot;;[.P46];&quot;' )::alias_ty)&quot;)" office:value-type="string" office:string-value="UPDATE personal_inteligencia SET aliases = array_append(aliases, ROW( 'Benedicto','Lucrecia','Serna','Soria','personal_inteligencia_data/foto.png','1968-08-05','Zimbabue',80905481,'marrón oscuro','Winston Salem, NC 27103','2035-04-09 07:00:00' )::alias_ty)" calcext:value-type="string">
            <text:p>UPDATE personal_inteligencia SET aliases = array_append(aliases, ROW( 'Benedicto','Lucrecia','Serna','Soria','personal_inteligencia_data/foto.png','1968-08-05','Zimbabue',80905481,'marrón oscuro','Winston Salem, NC 27103','2035-04-09 07:00:00' )::alias_ty)</text:p>
          </table:table-cell>
          <table:table-cell table:formula="of:=CONCATENATE([.$P$2];[.C46];&quot;;&quot;)" office:value-type="string" office:string-value=" WHERE id =86;" calcext:value-type="string">
            <text:p><text:s/>WHERE id =86;</text:p>
          </table:table-cell>
          <table:table-cell table:number-columns-repeated="1006"/>
        </table:table-row>
        <table:table-row table:style-name="ro8">
          <table:table-cell table:style-name="ce93" office:value-type="string" calcext:value-type="string">
            <text:p>Harare</text:p>
          </table:table-cell>
          <table:table-cell office:value-type="string" calcext:value-type="string">
            <text:p>Zimbabue</text:p>
          </table:table-cell>
          <table:table-cell table:style-name="ce121" office:value-type="float" office:value="88" calcext:value-type="float">
            <text:p>8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urelio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Soriano'</text:p>
          </table:table-cell>
          <table:table-cell office:value-type="string" calcext:value-type="string">
            <text:p>'Tejeda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94-08-02</text:p>
          </table:table-cell>
          <table:table-cell office:value-type="string" calcext:value-type="string">
            <text:p>Argentina</text:p>
          </table:table-cell>
          <table:table-cell table:style-name="ce89" table:formula="of:=RANDBETWEEN(10000000;100000000)" office:value-type="float" office:value="71198211" calcext:value-type="float">
            <text:p>71198211</text:p>
          </table:table-cell>
          <table:table-cell office:value-type="string" calcext:value-type="string">
            <text:p>verde claro</text:p>
          </table:table-cell>
          <table:table-cell table:style-name="ce14" office:value-type="string" calcext:value-type="string">
            <text:p>New York, NY 10002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47];&quot;,&quot;;[.G47];&quot;,&quot;;[.H47];&quot;,&quot;;[.I47];&quot;,&quot;;[.J47];&quot;,'&quot;;[.K47];&quot;','&quot;;[.L47];&quot;',&quot;;[.M47];&quot;,'&quot;;[.N47];&quot;','&quot;;[.O47];&quot;','&quot;;[.P47];&quot;' )::alias_ty)&quot;)" office:value-type="string" office:string-value="UPDATE personal_inteligencia SET aliases = array_append(aliases, ROW( 'Aurelio','Lorena','Soriano','Tejeda','personal_inteligencia_data/foto.png','1994-08-02','Argentina',71198211,'verde claro','New York, NY 10002','2035-04-09 07:00:00' )::alias_ty)" calcext:value-type="string">
            <text:p>UPDATE personal_inteligencia SET aliases = array_append(aliases, ROW( 'Aurelio','Lorena','Soriano','Tejeda','personal_inteligencia_data/foto.png','1994-08-02','Argentina',71198211,'verde claro','New York, NY 10002','2035-04-09 07:00:00' )::alias_ty)</text:p>
          </table:table-cell>
          <table:table-cell table:formula="of:=CONCATENATE([.$P$2];[.C47];&quot;;&quot;)" office:value-type="string" office:string-value=" WHERE id =88;" calcext:value-type="string">
            <text:p><text:s/>WHERE id =88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Bulawayo</text:p>
          </table:table-cell>
          <table:table-cell office:value-type="string" calcext:value-type="string">
            <text:p>Zimbabue</text:p>
          </table:table-cell>
          <table:table-cell table:style-name="ce121" office:value-type="float" office:value="90" calcext:value-type="float">
            <text:p>9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na'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Viramontes'</text:p>
          </table:table-cell>
          <table:table-cell office:value-type="string" calcext:value-type="string">
            <text:p>'Watson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87-06-01</text:p>
          </table:table-cell>
          <table:table-cell office:value-type="string" calcext:value-type="string">
            <text:p>Taiwán</text:p>
          </table:table-cell>
          <table:table-cell table:style-name="ce89" table:formula="of:=RANDBETWEEN(10000000;100000000)" office:value-type="float" office:value="35487754" calcext:value-type="float">
            <text:p>35487754</text:p>
          </table:table-cell>
          <table:table-cell office:value-type="string" calcext:value-type="string">
            <text:p>marrón claro</text:p>
          </table:table-cell>
          <table:table-cell table:style-name="ce14" office:value-type="string" calcext:value-type="string">
            <text:p>8417 South Brandywine Rd.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48];&quot;,&quot;;[.G48];&quot;,&quot;;[.H48];&quot;,&quot;;[.I48];&quot;,&quot;;[.J48];&quot;,'&quot;;[.K48];&quot;','&quot;;[.L48];&quot;',&quot;;[.M48];&quot;,'&quot;;[.N48];&quot;','&quot;;[.O48];&quot;','&quot;;[.P48];&quot;' )::alias_ty)&quot;)" office:value-type="string" office:string-value="UPDATE personal_inteligencia SET aliases = array_append(aliases, ROW( 'Adriana','Lincoln','Viramontes','Watson','personal_inteligencia_data/foto.png','1987-06-01','Taiwán',35487754,'marrón claro','8417 South Brandywine Rd.','2035-04-09 07:00:00' )::alias_ty)" calcext:value-type="string">
            <text:p>UPDATE personal_inteligencia SET aliases = array_append(aliases, ROW( 'Adriana','Lincoln','Viramontes','Watson','personal_inteligencia_data/foto.png','1987-06-01','Taiwán',35487754,'marrón claro','8417 South Brandywine Rd.','2035-04-09 07:00:00' )::alias_ty)</text:p>
          </table:table-cell>
          <table:table-cell table:formula="of:=CONCATENATE([.$P$2];[.C48];&quot;;&quot;)" office:value-type="string" office:string-value=" WHERE id =90;" calcext:value-type="string">
            <text:p><text:s/>WHERE id =90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Chitungwiza</text:p>
          </table:table-cell>
          <table:table-cell office:value-type="string" calcext:value-type="string">
            <text:p>Zimbabue</text:p>
          </table:table-cell>
          <table:table-cell table:style-name="ce121" office:value-type="float" office:value="92" calcext:value-type="float">
            <text:p>9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mparo'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Valadez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94-03-07</text:p>
          </table:table-cell>
          <table:table-cell office:value-type="string" calcext:value-type="string">
            <text:p>Argentina</text:p>
          </table:table-cell>
          <table:table-cell table:style-name="ce89" table:formula="of:=RANDBETWEEN(10000000;100000000)" office:value-type="float" office:value="36016149" calcext:value-type="float">
            <text:p>36016149</text:p>
          </table:table-cell>
          <table:table-cell office:value-type="string" calcext:value-type="string">
            <text:p>azul oscuro</text:p>
          </table:table-cell>
          <table:table-cell table:style-name="ce14" office:value-type="string" calcext:value-type="string">
            <text:p>Nottingham, MD 21236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49];&quot;,&quot;;[.G49];&quot;,&quot;;[.H49];&quot;,&quot;;[.I49];&quot;,&quot;;[.J49];&quot;,'&quot;;[.K49];&quot;','&quot;;[.L49];&quot;',&quot;;[.M49];&quot;,'&quot;;[.N49];&quot;','&quot;;[.O49];&quot;','&quot;;[.P49];&quot;' )::alias_ty)&quot;)" office:value-type="string" office:string-value="UPDATE personal_inteligencia SET aliases = array_append(aliases, ROW( 'Amparo','Liliana','Valadez','Vallejo','personal_inteligencia_data/foto.png','1994-03-07','Argentina',36016149,'azul oscuro','Nottingham, MD 21236','2035-04-09 07:00:00' )::alias_ty)" calcext:value-type="string">
            <text:p>UPDATE personal_inteligencia SET aliases = array_append(aliases, ROW( 'Amparo','Liliana','Valadez','Vallejo','personal_inteligencia_data/foto.png','1994-03-07','Argentina',36016149,'azul oscuro','Nottingham, MD 21236','2035-04-09 07:00:00' )::alias_ty)</text:p>
          </table:table-cell>
          <table:table-cell table:formula="of:=CONCATENATE([.$P$2];[.C49];&quot;;&quot;)" office:value-type="string" office:string-value=" WHERE id =92;" calcext:value-type="string">
            <text:p><text:s/>WHERE id =92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Chitungwiza</text:p>
          </table:table-cell>
          <table:table-cell office:value-type="string" calcext:value-type="string">
            <text:p>Zimbabue</text:p>
          </table:table-cell>
          <table:table-cell table:style-name="ce121" office:value-type="float" office:value="94" calcext:value-type="float">
            <text:p>9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shley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Thompson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80-06-12</text:p>
          </table:table-cell>
          <table:table-cell office:value-type="string" calcext:value-type="string">
            <text:p>Groenlandia</text:p>
          </table:table-cell>
          <table:table-cell table:style-name="ce89" table:formula="of:=RANDBETWEEN(10000000;100000000)" office:value-type="float" office:value="74603646" calcext:value-type="float">
            <text:p>74603646</text:p>
          </table:table-cell>
          <table:table-cell office:value-type="string" calcext:value-type="string">
            <text:p>azul claro</text:p>
          </table:table-cell>
          <table:table-cell table:style-name="ce14" office:value-type="string" calcext:value-type="string">
            <text:p>Lake Villa, IL 60046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50];&quot;,&quot;;[.G50];&quot;,&quot;;[.H50];&quot;,&quot;;[.I50];&quot;,&quot;;[.J50];&quot;,'&quot;;[.K50];&quot;','&quot;;[.L50];&quot;',&quot;;[.M50];&quot;,'&quot;;[.N50];&quot;','&quot;;[.O50];&quot;','&quot;;[.P50];&quot;' )::alias_ty)&quot;)" office:value-type="string" office:string-value="UPDATE personal_inteligencia SET aliases = array_append(aliases, ROW( 'Ashley','Leopoldo','Suarez','Thompson','personal_inteligencia_data/foto.png','1980-06-12','Groenlandia',74603646,'azul claro','Lake Villa, IL 60046','2035-04-09 07:00:00' )::alias_ty)" calcext:value-type="string">
            <text:p>UPDATE personal_inteligencia SET aliases = array_append(aliases, ROW( 'Ashley','Leopoldo','Suarez','Thompson','personal_inteligencia_data/foto.png','1980-06-12','Groenlandia',74603646,'azul claro','Lake Villa, IL 60046','2035-04-09 07:00:00' )::alias_ty)</text:p>
          </table:table-cell>
          <table:table-cell table:formula="of:=CONCATENATE([.$P$2];[.C50];&quot;;&quot;)" office:value-type="string" office:string-value=" WHERE id =94;" calcext:value-type="string">
            <text:p><text:s/>WHERE id =94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Sidney</text:p>
          </table:table-cell>
          <table:table-cell office:value-type="string" calcext:value-type="string">
            <text:p>Australia</text:p>
          </table:table-cell>
          <table:table-cell table:style-name="ce121" office:value-type="float" office:value="96" calcext:value-type="float">
            <text:p>9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Wilson'</text:p>
          </table:table-cell>
          <table:table-cell office:value-type="string" calcext:value-type="string">
            <text:p>'Zamora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80-03-31</text:p>
          </table:table-cell>
          <table:table-cell office:value-type="string" calcext:value-type="string">
            <text:p>Groenlandia</text:p>
          </table:table-cell>
          <table:table-cell table:style-name="ce89" table:formula="of:=RANDBETWEEN(10000000;100000000)" office:value-type="float" office:value="14251755" calcext:value-type="float">
            <text:p>14251755</text:p>
          </table:table-cell>
          <table:table-cell office:value-type="string" calcext:value-type="string">
            <text:p>verde claro</text:p>
          </table:table-cell>
          <table:table-cell table:style-name="ce14" office:value-type="string" calcext:value-type="string">
            <text:p>9638 Greenrose Road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51];&quot;,&quot;;[.G51];&quot;,&quot;;[.H51];&quot;,&quot;;[.I51];&quot;,&quot;;[.J51];&quot;,'&quot;;[.K51];&quot;','&quot;;[.L51];&quot;',&quot;;[.M51];&quot;,'&quot;;[.N51];&quot;','&quot;;[.O51];&quot;','&quot;;[.P51];&quot;' )::alias_ty)&quot;)" office:value-type="string" office:string-value="UPDATE personal_inteligencia SET aliases = array_append(aliases, ROW( 'Adria','Leopoldo','Wilson','Zamora','personal_inteligencia_data/foto.png','1980-03-31','Groenlandia',14251755,'verde claro','9638 Greenrose Road','2035-04-09 07:00:00' )::alias_ty)" calcext:value-type="string">
            <text:p>UPDATE personal_inteligencia SET aliases = array_append(aliases, ROW( 'Adria','Leopoldo','Wilson','Zamora','personal_inteligencia_data/foto.png','1980-03-31','Groenlandia',14251755,'verde claro','9638 Greenrose Road','2035-04-09 07:00:00' )::alias_ty)</text:p>
          </table:table-cell>
          <table:table-cell table:formula="of:=CONCATENATE([.$P$2];[.C51];&quot;;&quot;)" office:value-type="string" office:string-value=" WHERE id =96;" calcext:value-type="string">
            <text:p><text:s/>WHERE id =96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Perth</text:p>
          </table:table-cell>
          <table:table-cell office:value-type="string" calcext:value-type="string">
            <text:p>Australia</text:p>
          </table:table-cell>
          <table:table-cell table:style-name="ce121" office:value-type="float" office:value="98" calcext:value-type="float">
            <text:p>9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va'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varez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2004-05-20</text:p>
          </table:table-cell>
          <table:table-cell office:value-type="string" calcext:value-type="string">
            <text:p>Taiwán</text:p>
          </table:table-cell>
          <table:table-cell table:style-name="ce89" table:formula="of:=RANDBETWEEN(10000000;100000000)" office:value-type="float" office:value="68994373" calcext:value-type="float">
            <text:p>68994373</text:p>
          </table:table-cell>
          <table:table-cell office:value-type="string" calcext:value-type="string">
            <text:p>marrón claro</text:p>
          </table:table-cell>
          <table:table-cell table:style-name="ce14" office:value-type="string" calcext:value-type="string">
            <text:p>Lawrenceville, GA 30043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52];&quot;,&quot;;[.G52];&quot;,&quot;;[.H52];&quot;,&quot;;[.I52];&quot;,&quot;;[.J52];&quot;,'&quot;;[.K52];&quot;','&quot;;[.L52];&quot;',&quot;;[.M52];&quot;,'&quot;;[.N52];&quot;','&quot;;[.O52];&quot;','&quot;;[.P52];&quot;' )::alias_ty)&quot;)" office:value-type="string" office:string-value="UPDATE personal_inteligencia SET aliases = array_append(aliases, ROW( 'Ava','Leonardo','Solis','Tavarez','personal_inteligencia_data/foto.png','2004-05-20','Taiwán',68994373,'marrón claro','Lawrenceville, GA 30043','2035-04-09 07:00:00' )::alias_ty)" calcext:value-type="string">
            <text:p>UPDATE personal_inteligencia SET aliases = array_append(aliases, ROW( 'Ava','Leonardo','Solis','Tavarez','personal_inteligencia_data/foto.png','2004-05-20','Taiwán',68994373,'marrón claro','Lawrenceville, GA 30043','2035-04-09 07:00:00' )::alias_ty)</text:p>
          </table:table-cell>
          <table:table-cell table:formula="of:=CONCATENATE([.$P$2];[.C52];&quot;;&quot;)" office:value-type="string" office:string-value=" WHERE id =98;" calcext:value-type="string">
            <text:p><text:s/>WHERE id =98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Perth</text:p>
          </table:table-cell>
          <table:table-cell office:value-type="string" calcext:value-type="string">
            <text:p>Australia</text:p>
          </table:table-cell>
          <table:table-cell table:style-name="ce121" office:value-type="float" office:value="100" calcext:value-type="float">
            <text:p>10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mada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Velasquez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75-12-30</text:p>
          </table:table-cell>
          <table:table-cell office:value-type="string" calcext:value-type="string">
            <text:p>Holanda</text:p>
          </table:table-cell>
          <table:table-cell table:style-name="ce89" table:formula="of:=RANDBETWEEN(10000000;100000000)" office:value-type="float" office:value="43013275" calcext:value-type="float">
            <text:p>43013275</text:p>
          </table:table-cell>
          <table:table-cell office:value-type="string" calcext:value-type="string">
            <text:p>azul claro</text:p>
          </table:table-cell>
          <table:table-cell table:style-name="ce14" office:value-type="string" calcext:value-type="string">
            <text:p>Adrian, MI 49221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53];&quot;,&quot;;[.G53];&quot;,&quot;;[.H53];&quot;,&quot;;[.I53];&quot;,&quot;;[.J53];&quot;,'&quot;;[.K53];&quot;','&quot;;[.L53];&quot;',&quot;;[.M53];&quot;,'&quot;;[.N53];&quot;','&quot;;[.O53];&quot;','&quot;;[.P53];&quot;' )::alias_ty)&quot;)" office:value-type="string" office:string-value="UPDATE personal_inteligencia SET aliases = array_append(aliases, ROW( 'Amada','Leon','Vallejo','Velasquez','personal_inteligencia_data/foto.png','1975-12-30','Holanda',43013275,'azul claro','Adrian, MI 49221','2035-04-09 07:00:00' )::alias_ty)" calcext:value-type="string">
            <text:p>UPDATE personal_inteligencia SET aliases = array_append(aliases, ROW( 'Amada','Leon','Vallejo','Velasquez','personal_inteligencia_data/foto.png','1975-12-30','Holanda',43013275,'azul claro','Adrian, MI 49221','2035-04-09 07:00:00' )::alias_ty)</text:p>
          </table:table-cell>
          <table:table-cell table:formula="of:=CONCATENATE([.$P$2];[.C53];&quot;;&quot;)" office:value-type="string" office:string-value=" WHERE id =100;" calcext:value-type="string">
            <text:p><text:s/>WHERE id =100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Gold Coast</text:p>
          </table:table-cell>
          <table:table-cell office:value-type="string" calcext:value-type="string">
            <text:p>Australia</text:p>
          </table:table-cell>
          <table:table-cell table:style-name="ce40" office:value-type="float" office:value="102" calcext:value-type="float">
            <text:p>10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thony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Uribe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66-06-15</text:p>
          </table:table-cell>
          <table:table-cell office:value-type="string" calcext:value-type="string">
            <text:p>Zimbabue</text:p>
          </table:table-cell>
          <table:table-cell table:style-name="ce89" table:formula="of:=RANDBETWEEN(10000000;100000000)" office:value-type="float" office:value="45286157" calcext:value-type="float">
            <text:p>45286157</text:p>
          </table:table-cell>
          <table:table-cell office:value-type="string" calcext:value-type="string">
            <text:p>verde claro</text:p>
          </table:table-cell>
          <table:table-cell table:style-name="ce14" office:value-type="string" calcext:value-type="string">
            <text:p>New Berlin, WI 53151</text:p>
          </table:table-cell>
          <table:table-cell table:style-name="ce124" office:value-type="string" calcext:value-type="string">
            <text:p>2035-04-09 07:00:00</text:p>
          </table:table-cell>
          <table:table-cell table:formula="of:=CONCATENATE([.$O$2]; &quot; ROW( &quot;;[.F54];&quot;,&quot;;[.G54];&quot;,&quot;;[.H54];&quot;,&quot;;[.I54];&quot;,&quot;;[.J54];&quot;,'&quot;;[.K54];&quot;','&quot;;[.L54];&quot;',&quot;;[.M54];&quot;,'&quot;;[.N54];&quot;','&quot;;[.O54];&quot;','&quot;;[.P54];&quot;' )::alias_ty)&quot;)" office:value-type="string" office:string-value="UPDATE personal_inteligencia SET aliases = array_append(aliases, ROW( 'Anthony','Klement','Tellez','Uribe','personal_inteligencia_data/foto.png','1966-06-15','Zimbabue',45286157,'verde claro','New Berlin, WI 53151','2035-04-09 07:00:00' )::alias_ty)" calcext:value-type="string">
            <text:p>UPDATE personal_inteligencia SET aliases = array_append(aliases, ROW( 'Anthony','Klement','Tellez','Uribe','personal_inteligencia_data/foto.png','1966-06-15','Zimbabue',45286157,'verde claro','New Berlin, WI 53151','2035-04-09 07:00:00' )::alias_ty)</text:p>
          </table:table-cell>
          <table:table-cell table:formula="of:=CONCATENATE([.$P$2];[.C54];&quot;;&quot;)" office:value-type="string" office:string-value=" WHERE id =102;" calcext:value-type="string">
            <text:p><text:s/>WHERE id =102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Dublin</text:p>
          </table:table-cell>
          <table:table-cell office:value-type="string" calcext:value-type="string">
            <text:p>Irlanda</text:p>
          </table:table-cell>
          <table:table-cell table:style-name="ce121" office:value-type="float" office:value="2" calcext:value-type="float">
            <text:p>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rturo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obar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80-04-16</text:p>
          </table:table-cell>
          <table:table-cell office:value-type="string" calcext:value-type="string">
            <text:p>Holanda</text:p>
          </table:table-cell>
          <table:table-cell table:style-name="ce89" table:formula="of:=RANDBETWEEN(10000000;100000000)" office:value-type="float" office:value="27623010" calcext:value-type="float">
            <text:p>27623010</text:p>
          </table:table-cell>
          <table:table-cell office:value-type="string" calcext:value-type="string">
            <text:p>azul oscuro</text:p>
          </table:table-cell>
          <table:table-cell table:style-name="ce14" office:value-type="string" calcext:value-type="string">
            <text:p>1 Baker Court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55];&quot;,&quot;;[.G55];&quot;,&quot;;[.H55];&quot;,&quot;;[.I55];&quot;,&quot;;[.J55];&quot;,'&quot;;[.K55];&quot;','&quot;;[.L55];&quot;',&quot;;[.M55];&quot;,'&quot;;[.N55];&quot;','&quot;;[.O55];&quot;','&quot;;[.P55];&quot;' )::alias_ty)&quot;)" office:value-type="string" office:string-value="UPDATE personal_inteligencia SET aliases = array_append(aliases, ROW( 'Arturo','Guadalupe','Sullivan','Tobar','personal_inteligencia_data/foto.png','1980-04-16','Holanda',27623010,'azul oscuro','1 Baker Court','2035-05-09 07:00:00' )::alias_ty)" calcext:value-type="string">
            <text:p>UPDATE personal_inteligencia SET aliases = array_append(aliases, ROW( 'Arturo','Guadalupe','Sullivan','Tobar','personal_inteligencia_data/foto.png','1980-04-16','Holanda',27623010,'azul oscuro','1 Baker Court','2035-05-09 07:00:00' )::alias_ty)</text:p>
          </table:table-cell>
          <table:table-cell table:formula="of:=CONCATENATE([.$P$2];[.C55];&quot;;&quot;)" office:value-type="string" office:string-value=" WHERE id =2;" calcext:value-type="string">
            <text:p><text:s/>WHERE id =2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Dublin</text:p>
          </table:table-cell>
          <table:table-cell office:value-type="string" calcext:value-type="string">
            <text:p>Irlanda</text:p>
          </table:table-cell>
          <table:table-cell table:style-name="ce121" office:value-type="float" office:value="4" calcext:value-type="float">
            <text:p>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tsabe'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Sanabria'</text:p>
          </table:table-cell>
          <table:table-cell office:value-type="string" calcext:value-type="string">
            <text:p>'Segovia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95-05-17</text:p>
          </table:table-cell>
          <table:table-cell office:value-type="string" calcext:value-type="string">
            <text:p>Argentina</text:p>
          </table:table-cell>
          <table:table-cell table:style-name="ce89" table:formula="of:=RANDBETWEEN(10000000;100000000)" office:value-type="float" office:value="46869753" calcext:value-type="float">
            <text:p>46869753</text:p>
          </table:table-cell>
          <table:table-cell office:value-type="string" calcext:value-type="string">
            <text:p>marrón oscuro</text:p>
          </table:table-cell>
          <table:table-cell table:style-name="ce14" office:value-type="string" calcext:value-type="string">
            <text:p>1 Shirley Drive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56];&quot;,&quot;;[.G56];&quot;,&quot;;[.H56];&quot;,&quot;;[.I56];&quot;,&quot;;[.J56];&quot;,'&quot;;[.K56];&quot;','&quot;;[.L56];&quot;',&quot;;[.M56];&quot;,'&quot;;[.N56];&quot;','&quot;;[.O56];&quot;','&quot;;[.P56];&quot;' )::alias_ty)&quot;)" office:value-type="string" office:string-value="UPDATE personal_inteligencia SET aliases = array_append(aliases, ROW( 'Betsabe','Liliana','Sanabria','Segovia','personal_inteligencia_data/foto.png','1995-05-17','Argentina',46869753,'marrón oscuro','1 Shirley Drive','2035-05-09 07:00:00' )::alias_ty)" calcext:value-type="string">
            <text:p>UPDATE personal_inteligencia SET aliases = array_append(aliases, ROW( 'Betsabe','Liliana','Sanabria','Segovia','personal_inteligencia_data/foto.png','1995-05-17','Argentina',46869753,'marrón oscuro','1 Shirley Drive','2035-05-09 07:00:00' )::alias_ty)</text:p>
          </table:table-cell>
          <table:table-cell table:formula="of:=CONCATENATE([.$P$2];[.C56];&quot;;&quot;)" office:value-type="string" office:string-value=" WHERE id =4;" calcext:value-type="string">
            <text:p><text:s/>WHERE id =4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Cork</text:p>
          </table:table-cell>
          <table:table-cell office:value-type="string" calcext:value-type="string">
            <text:p>Irlanda</text:p>
          </table:table-cell>
          <table:table-cell table:style-name="ce121" office:value-type="float" office:value="6" calcext:value-type="float">
            <text:p>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an'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Vigil'</text:p>
          </table:table-cell>
          <table:table-cell office:value-type="string" calcext:value-type="string">
            <text:p>'Villalpando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2000-01-03</text:p>
          </table:table-cell>
          <table:table-cell office:value-type="string" calcext:value-type="string">
            <text:p>Uganda</text:p>
          </table:table-cell>
          <table:table-cell table:style-name="ce89" table:formula="of:=RANDBETWEEN(10000000;100000000)" office:value-type="float" office:value="62247894" calcext:value-type="float">
            <text:p>62247894</text:p>
          </table:table-cell>
          <table:table-cell office:value-type="string" calcext:value-type="string">
            <text:p>marrón claro</text:p>
          </table:table-cell>
          <table:table-cell table:style-name="ce14" office:value-type="string" calcext:value-type="string">
            <text:p>121 Lincoln Lane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57];&quot;,&quot;;[.G57];&quot;,&quot;;[.H57];&quot;,&quot;;[.I57];&quot;,&quot;;[.J57];&quot;,'&quot;;[.K57];&quot;','&quot;;[.L57];&quot;',&quot;;[.M57];&quot;,'&quot;;[.N57];&quot;','&quot;;[.O57];&quot;','&quot;;[.P57];&quot;' )::alias_ty)&quot;)" office:value-type="string" office:string-value="UPDATE personal_inteligencia SET aliases = array_append(aliases, ROW( 'Alan','Adan','Vigil','Villalpando','personal_inteligencia_data/foto.png','2000-01-03','Uganda',62247894,'marrón claro','121 Lincoln Lane','2035-05-09 07:00:00' )::alias_ty)" calcext:value-type="string">
            <text:p>UPDATE personal_inteligencia SET aliases = array_append(aliases, ROW( 'Alan','Adan','Vigil','Villalpando','personal_inteligencia_data/foto.png','2000-01-03','Uganda',62247894,'marrón claro','121 Lincoln Lane','2035-05-09 07:00:00' )::alias_ty)</text:p>
          </table:table-cell>
          <table:table-cell table:formula="of:=CONCATENATE([.$P$2];[.C57];&quot;;&quot;)" office:value-type="string" office:string-value=" WHERE id =6;" calcext:value-type="string">
            <text:p><text:s/>WHERE id =6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Cork</text:p>
          </table:table-cell>
          <table:table-cell office:value-type="string" calcext:value-type="string">
            <text:p>Irlanda</text:p>
          </table:table-cell>
          <table:table-cell table:style-name="ce121" office:value-type="float" office:value="8" calcext:value-type="float">
            <text:p>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tonell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Tejeda'</text:p>
          </table:table-cell>
          <table:table-cell office:value-type="string" calcext:value-type="string">
            <text:p>'Urias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66-08-26</text:p>
          </table:table-cell>
          <table:table-cell office:value-type="string" calcext:value-type="string">
            <text:p>Australia</text:p>
          </table:table-cell>
          <table:table-cell table:style-name="ce89" table:formula="of:=RANDBETWEEN(10000000;100000000)" office:value-type="float" office:value="92916700" calcext:value-type="float">
            <text:p>92916700</text:p>
          </table:table-cell>
          <table:table-cell office:value-type="string" calcext:value-type="string">
            <text:p>verde oscuro</text:p>
          </table:table-cell>
          <table:table-cell table:style-name="ce14" office:value-type="string" calcext:value-type="string">
            <text:p>14 N. Southampton Dr.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58];&quot;,&quot;;[.G58];&quot;,&quot;;[.H58];&quot;,&quot;;[.I58];&quot;,&quot;;[.J58];&quot;,'&quot;;[.K58];&quot;','&quot;;[.L58];&quot;',&quot;;[.M58];&quot;,'&quot;;[.N58];&quot;','&quot;;[.O58];&quot;','&quot;;[.P58];&quot;' )::alias_ty)&quot;)" office:value-type="string" office:string-value="UPDATE personal_inteligencia SET aliases = array_append(aliases, ROW( 'Antonella','Consuelo','Tejeda','Urias','personal_inteligencia_data/foto.png','1966-08-26','Australia',92916700,'verde oscuro','14 N. Southampton Dr.','2035-05-09 07:00:00' )::alias_ty)" calcext:value-type="string">
            <text:p>UPDATE personal_inteligencia SET aliases = array_append(aliases, ROW( 'Antonella','Consuelo','Tejeda','Urias','personal_inteligencia_data/foto.png','1966-08-26','Australia',92916700,'verde oscuro','14 N. Southampton Dr.','2035-05-09 07:00:00' )::alias_ty)</text:p>
          </table:table-cell>
          <table:table-cell table:formula="of:=CONCATENATE([.$P$2];[.C58];&quot;;&quot;)" office:value-type="string" office:string-value=" WHERE id =8;" calcext:value-type="string">
            <text:p><text:s/>WHERE id =8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Galway</text:p>
          </table:table-cell>
          <table:table-cell office:value-type="string" calcext:value-type="string">
            <text:p>Irlanda</text:p>
          </table:table-cell>
          <table:table-cell table:style-name="ce121" office:value-type="float" office:value="10" calcext:value-type="float">
            <text:p>1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yala'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pia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2005-10-25</text:p>
          </table:table-cell>
          <table:table-cell office:value-type="string" calcext:value-type="string">
            <text:p>Malasia</text:p>
          </table:table-cell>
          <table:table-cell table:style-name="ce89" table:formula="of:=RANDBETWEEN(10000000;100000000)" office:value-type="float" office:value="10718090" calcext:value-type="float">
            <text:p>10718090</text:p>
          </table:table-cell>
          <table:table-cell office:value-type="string" calcext:value-type="string">
            <text:p>marrón oscuro</text:p>
          </table:table-cell>
          <table:table-cell table:style-name="ce14" office:value-type="string" calcext:value-type="string">
            <text:p>15 SW. Gates Street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59];&quot;,&quot;;[.G59];&quot;,&quot;;[.H59];&quot;,&quot;;[.I59];&quot;,&quot;;[.J59];&quot;,'&quot;;[.K59];&quot;','&quot;;[.L59];&quot;',&quot;;[.M59];&quot;,'&quot;;[.N59];&quot;','&quot;;[.O59];&quot;','&quot;;[.P59];&quot;' )::alias_ty)&quot;)" office:value-type="string" office:string-value="UPDATE personal_inteligencia SET aliases = array_append(aliases, ROW( 'Ayala','Gloria','Solis','Tapia','personal_inteligencia_data/foto.png','2005-10-25','Malasia',10718090,'marrón oscuro','15 SW. Gates Street','2035-05-09 07:00:00' )::alias_ty)" calcext:value-type="string">
            <text:p>UPDATE personal_inteligencia SET aliases = array_append(aliases, ROW( 'Ayala','Gloria','Solis','Tapia','personal_inteligencia_data/foto.png','2005-10-25','Malasia',10718090,'marrón oscuro','15 SW. Gates Street','2035-05-09 07:00:00' )::alias_ty)</text:p>
          </table:table-cell>
          <table:table-cell table:formula="of:=CONCATENATE([.$P$2];[.C59];&quot;;&quot;)" office:value-type="string" office:string-value=" WHERE id =10;" calcext:value-type="string">
            <text:p><text:s/>WHERE id =10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Galway</text:p>
          </table:table-cell>
          <table:table-cell office:value-type="string" calcext:value-type="string">
            <text:p>Irlanda</text:p>
          </table:table-cell>
          <table:table-cell table:style-name="ce121" office:value-type="float" office:value="12" calcext:value-type="float">
            <text:p>1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ibiana'</text:p>
          </table:table-cell>
          <table:table-cell office:value-type="string" calcext:value-type="string">
            <text:p>'Celia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Sarmiento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99-12-14</text:p>
          </table:table-cell>
          <table:table-cell office:value-type="string" calcext:value-type="string">
            <text:p>Taiwán</text:p>
          </table:table-cell>
          <table:table-cell table:style-name="ce89" table:formula="of:=RANDBETWEEN(10000000;100000000)" office:value-type="float" office:value="95557779" calcext:value-type="float">
            <text:p>95557779</text:p>
          </table:table-cell>
          <table:table-cell office:value-type="string" calcext:value-type="string">
            <text:p>verde oscuro</text:p>
          </table:table-cell>
          <table:table-cell table:style-name="ce14" office:value-type="string" calcext:value-type="string">
            <text:p>235 Orchard Dr.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60];&quot;,&quot;;[.G60];&quot;,&quot;;[.H60];&quot;,&quot;;[.I60];&quot;,&quot;;[.J60];&quot;,'&quot;;[.K60];&quot;','&quot;;[.L60];&quot;',&quot;;[.M60];&quot;,'&quot;;[.N60];&quot;','&quot;;[.O60];&quot;','&quot;;[.P60];&quot;' )::alias_ty)&quot;)" office:value-type="string" office:string-value="UPDATE personal_inteligencia SET aliases = array_append(aliases, ROW( 'Bibiana','Celia','Salmeron','Sarmiento','personal_inteligencia_data/foto.png','1999-12-14','Taiwán',95557779,'verde oscuro','235 Orchard Dr.','2035-05-09 07:00:00' )::alias_ty)" calcext:value-type="string">
            <text:p>UPDATE personal_inteligencia SET aliases = array_append(aliases, ROW( 'Bibiana','Celia','Salmeron','Sarmiento','personal_inteligencia_data/foto.png','1999-12-14','Taiwán',95557779,'verde oscuro','235 Orchard Dr.','2035-05-09 07:00:00' )::alias_ty)</text:p>
          </table:table-cell>
          <table:table-cell table:formula="of:=CONCATENATE([.$P$2];[.C60];&quot;;&quot;)" office:value-type="string" office:string-value=" WHERE id =12;" calcext:value-type="string">
            <text:p><text:s/>WHERE id =12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Amsterdam</text:p>
          </table:table-cell>
          <table:table-cell office:value-type="string" calcext:value-type="string">
            <text:p>Holanda</text:p>
          </table:table-cell>
          <table:table-cell table:style-name="ce121" office:value-type="float" office:value="14" calcext:value-type="float">
            <text:p>1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yala'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Smith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2011-01-03</text:p>
          </table:table-cell>
          <table:table-cell office:value-type="string" calcext:value-type="string">
            <text:p>Malasia</text:p>
          </table:table-cell>
          <table:table-cell table:style-name="ce89" table:formula="of:=RANDBETWEEN(10000000;100000000)" office:value-type="float" office:value="98491002" calcext:value-type="float">
            <text:p>98491002</text:p>
          </table:table-cell>
          <table:table-cell office:value-type="string" calcext:value-type="string">
            <text:p>verde claro</text:p>
          </table:table-cell>
          <table:table-cell table:style-name="ce14" office:value-type="string" calcext:value-type="string">
            <text:p>3 Cedarwood Street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61];&quot;,&quot;;[.G61];&quot;,&quot;;[.H61];&quot;,&quot;;[.I61];&quot;,&quot;;[.J61];&quot;,'&quot;;[.K61];&quot;','&quot;;[.L61];&quot;',&quot;;[.M61];&quot;,'&quot;;[.N61];&quot;','&quot;;[.O61];&quot;','&quot;;[.P61];&quot;' )::alias_ty)&quot;)" office:value-type="string" office:string-value="UPDATE personal_inteligencia SET aliases = array_append(aliases, ROW( 'Ayala','Eleazar','Smith','Tafoya','personal_inteligencia_data/foto.png','2011-01-03','Malasia',98491002,'verde claro','3 Cedarwood Street','2035-05-09 07:00:00' )::alias_ty)" calcext:value-type="string">
            <text:p>UPDATE personal_inteligencia SET aliases = array_append(aliases, ROW( 'Ayala','Eleazar','Smith','Tafoya','personal_inteligencia_data/foto.png','2011-01-03','Malasia',98491002,'verde claro','3 Cedarwood Street','2035-05-09 07:00:00' )::alias_ty)</text:p>
          </table:table-cell>
          <table:table-cell table:formula="of:=CONCATENATE([.$P$2];[.C61];&quot;;&quot;)" office:value-type="string" office:string-value=" WHERE id =14;" calcext:value-type="string">
            <text:p><text:s/>WHERE id =14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Amsterdam</text:p>
          </table:table-cell>
          <table:table-cell office:value-type="string" calcext:value-type="string">
            <text:p>Holanda</text:p>
          </table:table-cell>
          <table:table-cell table:style-name="ce121" office:value-type="float" office:value="16" calcext:value-type="float">
            <text:p>1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tonio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Umana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70-09-16</text:p>
          </table:table-cell>
          <table:table-cell office:value-type="string" calcext:value-type="string">
            <text:p>Australia</text:p>
          </table:table-cell>
          <table:table-cell table:style-name="ce89" table:formula="of:=RANDBETWEEN(10000000;100000000)" office:value-type="float" office:value="89999407" calcext:value-type="float">
            <text:p>89999407</text:p>
          </table:table-cell>
          <table:table-cell office:value-type="string" calcext:value-type="string">
            <text:p>azul claro</text:p>
          </table:table-cell>
          <table:table-cell table:style-name="ce14" office:value-type="string" calcext:value-type="string">
            <text:p>34 Cross St.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62];&quot;,&quot;;[.G62];&quot;,&quot;;[.H62];&quot;,&quot;;[.I62];&quot;,&quot;;[.J62];&quot;,'&quot;;[.K62];&quot;','&quot;;[.L62];&quot;',&quot;;[.M62];&quot;,'&quot;;[.N62];&quot;','&quot;;[.O62];&quot;','&quot;;[.P62];&quot;' )::alias_ty)&quot;)" office:value-type="string" office:string-value="UPDATE personal_inteligencia SET aliases = array_append(aliases, ROW( 'Antonio','Vivaldo','Tamez','Umana','personal_inteligencia_data/foto.png','1970-09-16','Australia',89999407,'azul claro','34 Cross St.','2035-05-09 07:00:00' )::alias_ty)" calcext:value-type="string">
            <text:p>UPDATE personal_inteligencia SET aliases = array_append(aliases, ROW( 'Antonio','Vivaldo','Tamez','Umana','personal_inteligencia_data/foto.png','1970-09-16','Australia',89999407,'azul claro','34 Cross St.','2035-05-09 07:00:00' )::alias_ty)</text:p>
          </table:table-cell>
          <table:table-cell table:formula="of:=CONCATENATE([.$P$2];[.C62];&quot;;&quot;)" office:value-type="string" office:string-value=" WHERE id =16;" calcext:value-type="string">
            <text:p><text:s/>WHERE id =16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Roterdam</text:p>
          </table:table-cell>
          <table:table-cell office:value-type="string" calcext:value-type="string">
            <text:p>Holanda</text:p>
          </table:table-cell>
          <table:table-cell table:style-name="ce121" office:value-type="float" office:value="18" calcext:value-type="float">
            <text:p>1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va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Taveras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2003-08-08</text:p>
          </table:table-cell>
          <table:table-cell office:value-type="string" calcext:value-type="string">
            <text:p>Taiwán</text:p>
          </table:table-cell>
          <table:table-cell table:style-name="ce89" table:formula="of:=RANDBETWEEN(10000000;100000000)" office:value-type="float" office:value="23287870" calcext:value-type="float">
            <text:p>23287870</text:p>
          </table:table-cell>
          <table:table-cell office:value-type="string" calcext:value-type="string">
            <text:p>azul claro</text:p>
          </table:table-cell>
          <table:table-cell table:style-name="ce14" office:value-type="string" calcext:value-type="string">
            <text:p>367 West Cedarwood Street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63];&quot;,&quot;;[.G63];&quot;,&quot;;[.H63];&quot;,&quot;;[.I63];&quot;,&quot;;[.J63];&quot;,'&quot;;[.K63];&quot;','&quot;;[.L63];&quot;',&quot;;[.M63];&quot;,'&quot;;[.N63];&quot;','&quot;;[.O63];&quot;','&quot;;[.P63];&quot;' )::alias_ty)&quot;)" office:value-type="string" office:string-value="UPDATE personal_inteligencia SET aliases = array_append(aliases, ROW( 'Ava','Maximiliano','Soliz','Taveras','personal_inteligencia_data/foto.png','2003-08-08','Taiwán',23287870,'azul claro','367 West Cedarwood Street','2035-05-09 07:00:00' )::alias_ty)" calcext:value-type="string">
            <text:p>UPDATE personal_inteligencia SET aliases = array_append(aliases, ROW( 'Ava','Maximiliano','Soliz','Taveras','personal_inteligencia_data/foto.png','2003-08-08','Taiwán',23287870,'azul claro','367 West Cedarwood Street','2035-05-09 07:00:00' )::alias_ty)</text:p>
          </table:table-cell>
          <table:table-cell table:formula="of:=CONCATENATE([.$P$2];[.C63];&quot;;&quot;)" office:value-type="string" office:string-value=" WHERE id =18;" calcext:value-type="string">
            <text:p><text:s/>WHERE id =18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Roterdam</text:p>
          </table:table-cell>
          <table:table-cell office:value-type="string" calcext:value-type="string">
            <text:p>Holanda</text:p>
          </table:table-cell>
          <table:table-cell table:style-name="ce121" office:value-type="float" office:value="20" calcext:value-type="float">
            <text:p>2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Caligul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Saavedra'</text:p>
          </table:table-cell>
          <table:table-cell office:value-type="string" calcext:value-type="string">
            <text:p>'Santacruz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70-10-02</text:p>
          </table:table-cell>
          <table:table-cell office:value-type="string" calcext:value-type="string">
            <text:p>Uganda</text:p>
          </table:table-cell>
          <table:table-cell table:style-name="ce89" table:formula="of:=RANDBETWEEN(10000000;100000000)" office:value-type="float" office:value="24810991" calcext:value-type="float">
            <text:p>24810991</text:p>
          </table:table-cell>
          <table:table-cell office:value-type="string" calcext:value-type="string">
            <text:p>azul oscuro</text:p>
          </table:table-cell>
          <table:table-cell table:style-name="ce14" office:value-type="string" calcext:value-type="string">
            <text:p>4 Division Circle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64];&quot;,&quot;;[.G64];&quot;,&quot;;[.H64];&quot;,&quot;;[.I64];&quot;,&quot;;[.J64];&quot;,'&quot;;[.K64];&quot;','&quot;;[.L64];&quot;',&quot;;[.M64];&quot;,'&quot;;[.N64];&quot;','&quot;;[.O64];&quot;','&quot;;[.P64];&quot;' )::alias_ty)&quot;)" office:value-type="string" office:string-value="UPDATE personal_inteligencia SET aliases = array_append(aliases, ROW( 'Caligula','Mariana','Saavedra','Santacruz','personal_inteligencia_data/foto.png','1970-10-02','Uganda',24810991,'azul oscuro','4 Division Circle','2035-05-09 07:00:00' )::alias_ty)" calcext:value-type="string">
            <text:p>UPDATE personal_inteligencia SET aliases = array_append(aliases, ROW( 'Caligula','Mariana','Saavedra','Santacruz','personal_inteligencia_data/foto.png','1970-10-02','Uganda',24810991,'azul oscuro','4 Division Circle','2035-05-09 07:00:00' )::alias_ty)</text:p>
          </table:table-cell>
          <table:table-cell table:formula="of:=CONCATENATE([.$P$2];[.C64];&quot;;&quot;)" office:value-type="string" office:string-value=" WHERE id =20;" calcext:value-type="string">
            <text:p><text:s/>WHERE id =20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Haarlam</text:p>
          </table:table-cell>
          <table:table-cell office:value-type="string" calcext:value-type="string">
            <text:p>Holanda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astasia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Trejo'</text:p>
          </table:table-cell>
          <table:table-cell office:value-type="string" calcext:value-type="string">
            <text:p>'Valladares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98-02-18</text:p>
          </table:table-cell>
          <table:table-cell office:value-type="string" calcext:value-type="string">
            <text:p>Taiwán</text:p>
          </table:table-cell>
          <table:table-cell table:style-name="ce89" table:formula="of:=RANDBETWEEN(10000000;100000000)" office:value-type="float" office:value="43458648" calcext:value-type="float">
            <text:p>43458648</text:p>
          </table:table-cell>
          <table:table-cell office:value-type="string" calcext:value-type="string">
            <text:p>marrón oscuro</text:p>
          </table:table-cell>
          <table:table-cell table:style-name="ce14" office:value-type="string" calcext:value-type="string">
            <text:p>417 North Cedar St.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65];&quot;,&quot;;[.G65];&quot;,&quot;;[.H65];&quot;,&quot;;[.I65];&quot;,&quot;;[.J65];&quot;,'&quot;;[.K65];&quot;','&quot;;[.L65];&quot;',&quot;;[.M65];&quot;,'&quot;;[.N65];&quot;','&quot;;[.O65];&quot;','&quot;;[.P65];&quot;' )::alias_ty)&quot;)" office:value-type="string" office:string-value="UPDATE personal_inteligencia SET aliases = array_append(aliases, ROW( 'Anastasia','Dante','Trejo','Valladares','personal_inteligencia_data/foto.png','1998-02-18','Taiwán',43458648,'marrón oscuro','417 North Cedar St.','2035-05-09 07:00:00' )::alias_ty)" calcext:value-type="string">
            <text:p>UPDATE personal_inteligencia SET aliases = array_append(aliases, ROW( 'Anastasia','Dante','Trejo','Valladares','personal_inteligencia_data/foto.png','1998-02-18','Taiwán',43458648,'marrón oscuro','417 North Cedar St.','2035-05-09 07:00:00' )::alias_ty)</text:p>
          </table:table-cell>
          <table:table-cell table:formula="of:=CONCATENATE([.$P$2];[.C65];&quot;;&quot;)" office:value-type="string" office:string-value=" WHERE id =22;" calcext:value-type="string">
            <text:p><text:s/>WHERE id =22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Haarlam</text:p>
          </table:table-cell>
          <table:table-cell office:value-type="string" calcext:value-type="string">
            <text:p>Holanda</text:p>
          </table:table-cell>
          <table:table-cell table:style-name="ce121" office:value-type="float" office:value="24" calcext:value-type="float">
            <text:p>2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gela'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Uribe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65-05-26</text:p>
          </table:table-cell>
          <table:table-cell office:value-type="string" calcext:value-type="string">
            <text:p>Zimbabue</text:p>
          </table:table-cell>
          <table:table-cell table:style-name="ce89" table:formula="of:=RANDBETWEEN(10000000;100000000)" office:value-type="float" office:value="44948815" calcext:value-type="float">
            <text:p>44948815</text:p>
          </table:table-cell>
          <table:table-cell office:value-type="string" calcext:value-type="string">
            <text:p>marrón oscuro</text:p>
          </table:table-cell>
          <table:table-cell table:style-name="ce14" office:value-type="string" calcext:value-type="string">
            <text:p>474 Primrose Rd.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66];&quot;,&quot;;[.G66];&quot;,&quot;;[.H66];&quot;,&quot;;[.I66];&quot;,&quot;;[.J66];&quot;,'&quot;;[.K66];&quot;','&quot;;[.L66];&quot;',&quot;;[.M66];&quot;,'&quot;;[.N66];&quot;','&quot;;[.O66];&quot;','&quot;;[.P66];&quot;' )::alias_ty)&quot;)" office:value-type="string" office:string-value="UPDATE personal_inteligencia SET aliases = array_append(aliases, ROW( 'Angela','Esperanza','Tellez','Uribe','personal_inteligencia_data/foto.png','1965-05-26','Zimbabue',44948815,'marrón oscuro','474 Primrose Rd.','2035-05-09 07:00:00' )::alias_ty)" calcext:value-type="string">
            <text:p>UPDATE personal_inteligencia SET aliases = array_append(aliases, ROW( 'Angela','Esperanza','Tellez','Uribe','personal_inteligencia_data/foto.png','1965-05-26','Zimbabue',44948815,'marrón oscuro','474 Primrose Rd.','2035-05-09 07:00:00' )::alias_ty)</text:p>
          </table:table-cell>
          <table:table-cell table:formula="of:=CONCATENATE([.$P$2];[.C66];&quot;;&quot;)" office:value-type="string" office:string-value=" WHERE id =24;" calcext:value-type="string">
            <text:p><text:s/>WHERE id =24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Nuuk</text:p>
          </table:table-cell>
          <table:table-cell office:value-type="string" calcext:value-type="string">
            <text:p>Groenlandia</text:p>
          </table:table-cell>
          <table:table-cell table:style-name="ce121" office:value-type="float" office:value="26" calcext:value-type="float">
            <text:p>2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dres'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Tenorio'</text:p>
          </table:table-cell>
          <table:table-cell office:value-type="string" calcext:value-type="string">
            <text:p>'Valdes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2004-07-13</text:p>
          </table:table-cell>
          <table:table-cell office:value-type="string" calcext:value-type="string">
            <text:p>Uganda</text:p>
          </table:table-cell>
          <table:table-cell table:style-name="ce89" table:formula="of:=RANDBETWEEN(10000000;100000000)" office:value-type="float" office:value="90043263" calcext:value-type="float">
            <text:p>90043263</text:p>
          </table:table-cell>
          <table:table-cell office:value-type="string" calcext:value-type="string">
            <text:p>marrón claro</text:p>
          </table:table-cell>
          <table:table-cell table:style-name="ce14" office:value-type="string" calcext:value-type="string">
            <text:p>567 Brickyard St.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67];&quot;,&quot;;[.G67];&quot;,&quot;;[.H67];&quot;,&quot;;[.I67];&quot;,&quot;;[.J67];&quot;,'&quot;;[.K67];&quot;','&quot;;[.L67];&quot;',&quot;;[.M67];&quot;,'&quot;;[.N67];&quot;','&quot;;[.O67];&quot;','&quot;;[.P67];&quot;' )::alias_ty)&quot;)" office:value-type="string" office:string-value="UPDATE personal_inteligencia SET aliases = array_append(aliases, ROW( 'Andres','Aidana','Tenorio','Valdes','personal_inteligencia_data/foto.png','2004-07-13','Uganda',90043263,'marrón claro','567 Brickyard St.','2035-05-09 07:00:00' )::alias_ty)" calcext:value-type="string">
            <text:p>UPDATE personal_inteligencia SET aliases = array_append(aliases, ROW( 'Andres','Aidana','Tenorio','Valdes','personal_inteligencia_data/foto.png','2004-07-13','Uganda',90043263,'marrón claro','567 Brickyard St.','2035-05-09 07:00:00' )::alias_ty)</text:p>
          </table:table-cell>
          <table:table-cell table:formula="of:=CONCATENATE([.$P$2];[.C67];&quot;;&quot;)" office:value-type="string" office:string-value=" WHERE id =26;" calcext:value-type="string">
            <text:p><text:s/>WHERE id =26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Nuuk</text:p>
          </table:table-cell>
          <table:table-cell office:value-type="string" calcext:value-type="string">
            <text:p>Groenlandia</text:p>
          </table:table-cell>
          <table:table-cell table:style-name="ce121" office:value-type="float" office:value="28" calcext:value-type="float">
            <text:p>2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ita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Santoyo'</text:p>
          </table:table-cell>
          <table:table-cell office:value-type="string" calcext:value-type="string">
            <text:p>'Silva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77-02-23</text:p>
          </table:table-cell>
          <table:table-cell office:value-type="string" calcext:value-type="string">
            <text:p>Irlanda</text:p>
          </table:table-cell>
          <table:table-cell table:style-name="ce89" table:formula="of:=RANDBETWEEN(10000000;100000000)" office:value-type="float" office:value="54126528" calcext:value-type="float">
            <text:p>54126528</text:p>
          </table:table-cell>
          <table:table-cell office:value-type="string" calcext:value-type="string">
            <text:p>azul claro</text:p>
          </table:table-cell>
          <table:table-cell table:style-name="ce14" office:value-type="string" calcext:value-type="string">
            <text:p>60 Leatherwood Ave.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68];&quot;,&quot;;[.G68];&quot;,&quot;;[.H68];&quot;,&quot;;[.I68];&quot;,&quot;;[.J68];&quot;,'&quot;;[.K68];&quot;','&quot;;[.L68];&quot;',&quot;;[.M68];&quot;,'&quot;;[.N68];&quot;','&quot;;[.O68];&quot;','&quot;;[.P68];&quot;' )::alias_ty)&quot;)" office:value-type="string" office:string-value="UPDATE personal_inteligencia SET aliases = array_append(aliases, ROW( 'Benita','Mariluz','Santoyo','Silva','personal_inteligencia_data/foto.png','1977-02-23','Irlanda',54126528,'azul claro','60 Leatherwood Ave.','2035-05-09 07:00:00' )::alias_ty)" calcext:value-type="string">
            <text:p>UPDATE personal_inteligencia SET aliases = array_append(aliases, ROW( 'Benita','Mariluz','Santoyo','Silva','personal_inteligencia_data/foto.png','1977-02-23','Irlanda',54126528,'azul claro','60 Leatherwood Ave.','2035-05-09 07:00:00' )::alias_ty)</text:p>
          </table:table-cell>
          <table:table-cell table:formula="of:=CONCATENATE([.$P$2];[.C68];&quot;;&quot;)" office:value-type="string" office:string-value=" WHERE id =28;" calcext:value-type="string">
            <text:p><text:s/>WHERE id =28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Qaqortoq</text:p>
          </table:table-cell>
          <table:table-cell office:value-type="string" calcext:value-type="string">
            <text:p>Groenlandia</text:p>
          </table:table-cell>
          <table:table-cell table:style-name="ce121" office:value-type="float" office:value="30" calcext:value-type="float">
            <text:p>3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run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Salcedo'</text:p>
          </table:table-cell>
          <table:table-cell office:value-type="string" calcext:value-type="string">
            <text:p>'Santamaria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68-01-03</text:p>
          </table:table-cell>
          <table:table-cell office:value-type="string" calcext:value-type="string">
            <text:p>Uganda</text:p>
          </table:table-cell>
          <table:table-cell table:style-name="ce89" table:formula="of:=RANDBETWEEN(10000000;100000000)" office:value-type="float" office:value="57774029" calcext:value-type="float">
            <text:p>57774029</text:p>
          </table:table-cell>
          <table:table-cell office:value-type="string" calcext:value-type="string">
            <text:p>verde claro</text:p>
          </table:table-cell>
          <table:table-cell table:style-name="ce14" office:value-type="string" calcext:value-type="string">
            <text:p>637 Elizabeth Dr.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69];&quot;,&quot;;[.G69];&quot;,&quot;;[.H69];&quot;,&quot;;[.I69];&quot;,&quot;;[.J69];&quot;,'&quot;;[.K69];&quot;','&quot;;[.L69];&quot;',&quot;;[.M69];&quot;,'&quot;;[.N69];&quot;','&quot;;[.O69];&quot;','&quot;;[.P69];&quot;' )::alias_ty)&quot;)" office:value-type="string" office:string-value="UPDATE personal_inteligencia SET aliases = array_append(aliases, ROW( 'Bruno','Vicente','Salcedo','Santamaria','personal_inteligencia_data/foto.png','1968-01-03','Uganda',57774029,'verde claro','637 Elizabeth Dr.','2035-05-09 07:00:00' )::alias_ty)" calcext:value-type="string">
            <text:p>UPDATE personal_inteligencia SET aliases = array_append(aliases, ROW( 'Bruno','Vicente','Salcedo','Santamaria','personal_inteligencia_data/foto.png','1968-01-03','Uganda',57774029,'verde claro','637 Elizabeth Dr.','2035-05-09 07:00:00' )::alias_ty)</text:p>
          </table:table-cell>
          <table:table-cell table:formula="of:=CONCATENATE([.$P$2];[.C69];&quot;;&quot;)" office:value-type="string" office:string-value=" WHERE id =30;" calcext:value-type="string">
            <text:p><text:s/>WHERE id =30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Qaqortoq</text:p>
          </table:table-cell>
          <table:table-cell office:value-type="string" calcext:value-type="string">
            <text:p>Groenlandia</text:p>
          </table:table-cell>
          <table:table-cell table:style-name="ce121" office:value-type="float" office:value="32" calcext:value-type="float">
            <text:p>3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an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Villanueva'</text:p>
          </table:table-cell>
          <table:table-cell office:value-type="string" calcext:value-type="string">
            <text:p>'Villarreal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95-07-06</text:p>
          </table:table-cell>
          <table:table-cell office:value-type="string" calcext:value-type="string">
            <text:p>Malasia</text:p>
          </table:table-cell>
          <table:table-cell table:style-name="ce89" table:formula="of:=RANDBETWEEN(10000000;100000000)" office:value-type="float" office:value="68311400" calcext:value-type="float">
            <text:p>68311400</text:p>
          </table:table-cell>
          <table:table-cell office:value-type="string" calcext:value-type="string">
            <text:p>azul oscuro</text:p>
          </table:table-cell>
          <table:table-cell table:style-name="ce14" office:value-type="string" calcext:value-type="string">
            <text:p>65 Johnson Drive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70];&quot;,&quot;;[.G70];&quot;,&quot;;[.H70];&quot;,&quot;;[.I70];&quot;,&quot;;[.J70];&quot;,'&quot;;[.K70];&quot;','&quot;;[.L70];&quot;',&quot;;[.M70];&quot;,'&quot;;[.N70];&quot;','&quot;;[.O70];&quot;','&quot;;[.P70];&quot;' )::alias_ty)&quot;)" office:value-type="string" office:string-value="UPDATE personal_inteligencia SET aliases = array_append(aliases, ROW( 'Alan','Nathaly','Villanueva','Villarreal','personal_inteligencia_data/foto.png','1995-07-06','Malasia',68311400,'azul oscuro','65 Johnson Drive','2035-05-09 07:00:00' )::alias_ty)" calcext:value-type="string">
            <text:p>UPDATE personal_inteligencia SET aliases = array_append(aliases, ROW( 'Alan','Nathaly','Villanueva','Villarreal','personal_inteligencia_data/foto.png','1995-07-06','Malasia',68311400,'azul oscuro','65 Johnson Drive','2035-05-09 07:00:00' )::alias_ty)</text:p>
          </table:table-cell>
          <table:table-cell table:formula="of:=CONCATENATE([.$P$2];[.C70];&quot;;&quot;)" office:value-type="string" office:string-value=" WHERE id =32;" calcext:value-type="string">
            <text:p><text:s/>WHERE id =32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Sisimiut</text:p>
          </table:table-cell>
          <table:table-cell office:value-type="string" calcext:value-type="string">
            <text:p>Groenlandia</text:p>
          </table:table-cell>
          <table:table-cell table:style-name="ce121" office:value-type="float" office:value="34" calcext:value-type="float">
            <text:p>3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ba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2002-04-12</text:p>
          </table:table-cell>
          <table:table-cell office:value-type="string" calcext:value-type="string">
            <text:p>Zimbabue</text:p>
          </table:table-cell>
          <table:table-cell table:style-name="ce89" table:formula="of:=RANDBETWEEN(10000000;100000000)" office:value-type="float" office:value="71095716" calcext:value-type="float">
            <text:p>71095716</text:p>
          </table:table-cell>
          <table:table-cell office:value-type="string" calcext:value-type="string">
            <text:p>marrón oscuro</text:p>
          </table:table-cell>
          <table:table-cell table:style-name="ce14" office:value-type="string" calcext:value-type="string">
            <text:p>666 Princeton Ave.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71];&quot;,&quot;;[.G71];&quot;,&quot;;[.H71];&quot;,&quot;;[.I71];&quot;,&quot;;[.J71];&quot;,'&quot;;[.K71];&quot;','&quot;;[.L71];&quot;',&quot;;[.M71];&quot;,'&quot;;[.N71];&quot;','&quot;;[.O71];&quot;','&quot;;[.P71];&quot;' )::alias_ty)&quot;)" office:value-type="string" office:string-value="UPDATE personal_inteligencia SET aliases = array_append(aliases, ROW( 'Alba','Klement','Vidal','Villa','personal_inteligencia_data/foto.png','2002-04-12','Zimbabue',71095716,'marrón oscuro','666 Princeton Ave.','2035-05-09 07:00:00' )::alias_ty)" calcext:value-type="string">
            <text:p>UPDATE personal_inteligencia SET aliases = array_append(aliases, ROW( 'Alba','Klement','Vidal','Villa','personal_inteligencia_data/foto.png','2002-04-12','Zimbabue',71095716,'marrón oscuro','666 Princeton Ave.','2035-05-09 07:00:00' )::alias_ty)</text:p>
          </table:table-cell>
          <table:table-cell table:formula="of:=CONCATENATE([.$P$2];[.C71];&quot;;&quot;)" office:value-type="string" office:string-value=" WHERE id =34;" calcext:value-type="string">
            <text:p><text:s/>WHERE id =34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Sisimiut</text:p>
          </table:table-cell>
          <table:table-cell office:value-type="string" calcext:value-type="string">
            <text:p>Groenlandia</text:p>
          </table:table-cell>
          <table:table-cell table:style-name="ce121" office:value-type="float" office:value="36" calcext:value-type="float">
            <text:p>3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randon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Salinas'</text:p>
          </table:table-cell>
          <table:table-cell office:value-type="string" calcext:value-type="string">
            <text:p>'Sarabia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2005-04-04</text:p>
          </table:table-cell>
          <table:table-cell office:value-type="string" calcext:value-type="string">
            <text:p>Taiwán</text:p>
          </table:table-cell>
          <table:table-cell table:style-name="ce89" table:formula="of:=RANDBETWEEN(10000000;100000000)" office:value-type="float" office:value="19414145" calcext:value-type="float">
            <text:p>19414145</text:p>
          </table:table-cell>
          <table:table-cell office:value-type="string" calcext:value-type="string">
            <text:p>azul claro</text:p>
          </table:table-cell>
          <table:table-cell table:style-name="ce14" office:value-type="string" calcext:value-type="string">
            <text:p>67 Vermont Street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72];&quot;,&quot;;[.G72];&quot;,&quot;;[.H72];&quot;,&quot;;[.I72];&quot;,&quot;;[.J72];&quot;,'&quot;;[.K72];&quot;','&quot;;[.L72];&quot;',&quot;;[.M72];&quot;,'&quot;;[.N72];&quot;','&quot;;[.O72];&quot;','&quot;;[.P72];&quot;' )::alias_ty)&quot;)" office:value-type="string" office:string-value="UPDATE personal_inteligencia SET aliases = array_append(aliases, ROW( 'Brandon','Angel','Salinas','Sarabia','personal_inteligencia_data/foto.png','2005-04-04','Taiwán',19414145,'azul claro','67 Vermont Street','2035-05-09 07:00:00' )::alias_ty)" calcext:value-type="string">
            <text:p>UPDATE personal_inteligencia SET aliases = array_append(aliases, ROW( 'Brandon','Angel','Salinas','Sarabia','personal_inteligencia_data/foto.png','2005-04-04','Taiwán',19414145,'azul claro','67 Vermont Street','2035-05-09 07:00:00' )::alias_ty)</text:p>
          </table:table-cell>
          <table:table-cell table:formula="of:=CONCATENATE([.$P$2];[.C72];&quot;;&quot;)" office:value-type="string" office:string-value=" WHERE id =36;" calcext:value-type="string">
            <text:p><text:s/>WHERE id =36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Buenos Aires</text:p>
          </table:table-cell>
          <table:table-cell office:value-type="string" calcext:value-type="string">
            <text:p>Argentina</text:p>
          </table:table-cell>
          <table:table-cell table:style-name="ce121" office:value-type="float" office:value="38" calcext:value-type="float">
            <text:p>3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eyda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Vera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67-11-20</text:p>
          </table:table-cell>
          <table:table-cell office:value-type="string" calcext:value-type="string">
            <text:p>Irlanda</text:p>
          </table:table-cell>
          <table:table-cell table:style-name="ce89" table:formula="of:=RANDBETWEEN(10000000;100000000)" office:value-type="float" office:value="17409413" calcext:value-type="float">
            <text:p>17409413</text:p>
          </table:table-cell>
          <table:table-cell office:value-type="string" calcext:value-type="string">
            <text:p>marrón oscuro</text:p>
          </table:table-cell>
          <table:table-cell table:style-name="ce14" office:value-type="string" calcext:value-type="string">
            <text:p>7049 Bradford Court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73];&quot;,&quot;;[.G73];&quot;,&quot;;[.H73];&quot;,&quot;;[.I73];&quot;,&quot;;[.J73];&quot;,'&quot;;[.K73];&quot;','&quot;;[.L73];&quot;',&quot;;[.M73];&quot;,'&quot;;[.N73];&quot;','&quot;;[.O73];&quot;','&quot;;[.P73];&quot;' )::alias_ty)&quot;)" office:value-type="string" office:string-value="UPDATE personal_inteligencia SET aliases = array_append(aliases, ROW( 'Aleyda','Gracia','Velasco','Vera','personal_inteligencia_data/foto.png','1967-11-20','Irlanda',17409413,'marrón oscuro','7049 Bradford Court','2035-05-09 07:00:00' )::alias_ty)" calcext:value-type="string">
            <text:p>UPDATE personal_inteligencia SET aliases = array_append(aliases, ROW( 'Aleyda','Gracia','Velasco','Vera','personal_inteligencia_data/foto.png','1967-11-20','Irlanda',17409413,'marrón oscuro','7049 Bradford Court','2035-05-09 07:00:00' )::alias_ty)</text:p>
          </table:table-cell>
          <table:table-cell table:formula="of:=CONCATENATE([.$P$2];[.C73];&quot;;&quot;)" office:value-type="string" office:string-value=" WHERE id =38;" calcext:value-type="string">
            <text:p><text:s/>WHERE id =38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Buenos Aires</text:p>
          </table:table-cell>
          <table:table-cell office:value-type="string" calcext:value-type="string">
            <text:p>Argentina</text:p>
          </table:table-cell>
          <table:table-cell table:style-name="ce121" office:value-type="float" office:value="40" calcext:value-type="float">
            <text:p>4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icio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Solorio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74-08-30</text:p>
          </table:table-cell>
          <table:table-cell office:value-type="string" calcext:value-type="string">
            <text:p>Australia</text:p>
          </table:table-cell>
          <table:table-cell table:style-name="ce89" table:formula="of:=RANDBETWEEN(10000000;100000000)" office:value-type="float" office:value="77645616" calcext:value-type="float">
            <text:p>77645616</text:p>
          </table:table-cell>
          <table:table-cell office:value-type="string" calcext:value-type="string">
            <text:p>verde oscuro</text:p>
          </table:table-cell>
          <table:table-cell table:style-name="ce14" office:value-type="string" calcext:value-type="string">
            <text:p>7497 Pheasant Street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74];&quot;,&quot;;[.G74];&quot;,&quot;;[.H74];&quot;,&quot;;[.I74];&quot;,&quot;;[.J74];&quot;,'&quot;;[.K74];&quot;','&quot;;[.L74];&quot;',&quot;;[.M74];&quot;,'&quot;;[.N74];&quot;','&quot;;[.O74];&quot;','&quot;;[.P74];&quot;' )::alias_ty)&quot;)" office:value-type="string" office:string-value="UPDATE personal_inteligencia SET aliases = array_append(aliases, ROW( 'Benicio','Lorena','Sauceda','Solorio','personal_inteligencia_data/foto.png','1974-08-30','Australia',77645616,'verde oscuro','7497 Pheasant Street','2035-05-09 07:00:00' )::alias_ty)" calcext:value-type="string">
            <text:p>UPDATE personal_inteligencia SET aliases = array_append(aliases, ROW( 'Benicio','Lorena','Sauceda','Solorio','personal_inteligencia_data/foto.png','1974-08-30','Australia',77645616,'verde oscuro','7497 Pheasant Street','2035-05-09 07:00:00' )::alias_ty)</text:p>
          </table:table-cell>
          <table:table-cell table:formula="of:=CONCATENATE([.$P$2];[.C74];&quot;;&quot;)" office:value-type="string" office:string-value=" WHERE id =40;" calcext:value-type="string">
            <text:p><text:s/>WHERE id =40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Ciudad de Cordoba</text:p>
          </table:table-cell>
          <table:table-cell office:value-type="string" calcext:value-type="string">
            <text:p>Argentina</text:p>
          </table:table-cell>
          <table:table-cell table:style-name="ce121" office:value-type="float" office:value="42" calcext:value-type="float">
            <text:p>4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unciacion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scano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72-06-09</text:p>
          </table:table-cell>
          <table:table-cell office:value-type="string" calcext:value-type="string">
            <text:p>Irlanda</text:p>
          </table:table-cell>
          <table:table-cell table:style-name="ce89" table:formula="of:=RANDBETWEEN(10000000;100000000)" office:value-type="float" office:value="93830308" calcext:value-type="float">
            <text:p>93830308</text:p>
          </table:table-cell>
          <table:table-cell office:value-type="string" calcext:value-type="string">
            <text:p>marrón oscuro</text:p>
          </table:table-cell>
          <table:table-cell table:style-name="ce14" office:value-type="string" calcext:value-type="string">
            <text:p>7810 Marshall Ave.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75];&quot;,&quot;;[.G75];&quot;,&quot;;[.H75];&quot;,&quot;;[.I75];&quot;,&quot;;[.J75];&quot;,'&quot;;[.K75];&quot;','&quot;;[.L75];&quot;',&quot;;[.M75];&quot;,'&quot;;[.N75];&quot;','&quot;;[.O75];&quot;','&quot;;[.P75];&quot;' )::alias_ty)&quot;)" office:value-type="string" office:string-value="UPDATE personal_inteligencia SET aliases = array_append(aliases, ROW( 'Anunciacion','Caridad','Tafoya','Toscano','personal_inteligencia_data/foto.png','1972-06-09','Irlanda',93830308,'marrón oscuro','7810 Marshall Ave.','2035-05-09 07:00:00' )::alias_ty)" calcext:value-type="string">
            <text:p>UPDATE personal_inteligencia SET aliases = array_append(aliases, ROW( 'Anunciacion','Caridad','Tafoya','Toscano','personal_inteligencia_data/foto.png','1972-06-09','Irlanda',93830308,'marrón oscuro','7810 Marshall Ave.','2035-05-09 07:00:00' )::alias_ty)</text:p>
          </table:table-cell>
          <table:table-cell table:formula="of:=CONCATENATE([.$P$2];[.C75];&quot;;&quot;)" office:value-type="string" office:string-value=" WHERE id =42;" calcext:value-type="string">
            <text:p><text:s/>WHERE id =42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Ciudad de Cordoba</text:p>
          </table:table-cell>
          <table:table-cell office:value-type="string" calcext:value-type="string">
            <text:p>Argentina</text:p>
          </table:table-cell>
          <table:table-cell table:style-name="ce121" office:value-type="float" office:value="44" calcext:value-type="float">
            <text:p>4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eyda'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Ventura'</text:p>
          </table:table-cell>
          <table:table-cell office:value-type="string" calcext:value-type="string">
            <text:p>'Verduzco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65-04-16</text:p>
          </table:table-cell>
          <table:table-cell office:value-type="string" calcext:value-type="string">
            <text:p>Australia</text:p>
          </table:table-cell>
          <table:table-cell table:style-name="ce89" table:formula="of:=RANDBETWEEN(10000000;100000000)" office:value-type="float" office:value="42195239" calcext:value-type="float">
            <text:p>42195239</text:p>
          </table:table-cell>
          <table:table-cell office:value-type="string" calcext:value-type="string">
            <text:p>azul claro</text:p>
          </table:table-cell>
          <table:table-cell table:style-name="ce14" office:value-type="string" calcext:value-type="string">
            <text:p>7965 Academy Street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76];&quot;,&quot;;[.G76];&quot;,&quot;;[.H76];&quot;,&quot;;[.I76];&quot;,&quot;;[.J76];&quot;,'&quot;;[.K76];&quot;','&quot;;[.L76];&quot;',&quot;;[.M76];&quot;,'&quot;;[.N76];&quot;','&quot;;[.O76];&quot;','&quot;;[.P76];&quot;' )::alias_ty)&quot;)" office:value-type="string" office:string-value="UPDATE personal_inteligencia SET aliases = array_append(aliases, ROW( 'Aleyda','Vitalicio','Ventura','Verduzco','personal_inteligencia_data/foto.png','1965-04-16','Australia',42195239,'azul claro','7965 Academy Street','2035-05-09 07:00:00' )::alias_ty)" calcext:value-type="string">
            <text:p>UPDATE personal_inteligencia SET aliases = array_append(aliases, ROW( 'Aleyda','Vitalicio','Ventura','Verduzco','personal_inteligencia_data/foto.png','1965-04-16','Australia',42195239,'azul claro','7965 Academy Street','2035-05-09 07:00:00' )::alias_ty)</text:p>
          </table:table-cell>
          <table:table-cell table:formula="of:=CONCATENATE([.$P$2];[.C76];&quot;;&quot;)" office:value-type="string" office:string-value=" WHERE id =44;" calcext:value-type="string">
            <text:p><text:s/>WHERE id =44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Rosario</text:p>
          </table:table-cell>
          <table:table-cell office:value-type="string" calcext:value-type="string">
            <text:p>Argentina</text:p>
          </table:table-cell>
          <table:table-cell table:style-name="ce121" office:value-type="float" office:value="46" calcext:value-type="float">
            <text:p>4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gustin'</text:p>
          </table:table-cell>
          <table:table-cell office:value-type="string" calcext:value-type="string">
            <text:p>'Juan'</text:p>
          </table:table-cell>
          <table:table-cell table:number-columns-repeated="2" office:value-type="string" calcext:value-type="string">
            <text:p>'Villeda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93-04-14</text:p>
          </table:table-cell>
          <table:table-cell office:value-type="string" calcext:value-type="string">
            <text:p>Malasia</text:p>
          </table:table-cell>
          <table:table-cell table:style-name="ce89" table:formula="of:=RANDBETWEEN(10000000;100000000)" office:value-type="float" office:value="48268850" calcext:value-type="float">
            <text:p>48268850</text:p>
          </table:table-cell>
          <table:table-cell office:value-type="string" calcext:value-type="string">
            <text:p>verde claro</text:p>
          </table:table-cell>
          <table:table-cell table:style-name="ce14" office:value-type="string" calcext:value-type="string">
            <text:p>8011 Kirkland Road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77];&quot;,&quot;;[.G77];&quot;,&quot;;[.H77];&quot;,&quot;;[.I77];&quot;,&quot;;[.J77];&quot;,'&quot;;[.K77];&quot;','&quot;;[.L77];&quot;',&quot;;[.M77];&quot;,'&quot;;[.N77];&quot;','&quot;;[.O77];&quot;','&quot;;[.P77];&quot;' )::alias_ty)&quot;)" office:value-type="string" office:string-value="UPDATE personal_inteligencia SET aliases = array_append(aliases, ROW( 'Agustin','Juan','Villeda','Villeda','personal_inteligencia_data/foto.png','1993-04-14','Malasia',48268850,'verde claro','8011 Kirkland Road','2035-05-09 07:00:00' )::alias_ty)" calcext:value-type="string">
            <text:p>UPDATE personal_inteligencia SET aliases = array_append(aliases, ROW( 'Agustin','Juan','Villeda','Villeda','personal_inteligencia_data/foto.png','1993-04-14','Malasia',48268850,'verde claro','8011 Kirkland Road','2035-05-09 07:00:00' )::alias_ty)</text:p>
          </table:table-cell>
          <table:table-cell table:formula="of:=CONCATENATE([.$P$2];[.C77];&quot;;&quot;)" office:value-type="string" office:string-value=" WHERE id =46;" calcext:value-type="string">
            <text:p><text:s/>WHERE id =46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Rosario</text:p>
          </table:table-cell>
          <table:table-cell office:value-type="string" calcext:value-type="string">
            <text:p>Argentina</text:p>
          </table:table-cell>
          <table:table-cell table:style-name="ce121" office:value-type="float" office:value="48" calcext:value-type="float">
            <text:p>4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narda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Sifuentes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83-04-26</text:p>
          </table:table-cell>
          <table:table-cell office:value-type="string" calcext:value-type="string">
            <text:p>Holanda</text:p>
          </table:table-cell>
          <table:table-cell table:style-name="ce89" table:formula="of:=RANDBETWEEN(10000000;100000000)" office:value-type="float" office:value="47887269" calcext:value-type="float">
            <text:p>47887269</text:p>
          </table:table-cell>
          <table:table-cell office:value-type="string" calcext:value-type="string">
            <text:p>verde claro</text:p>
          </table:table-cell>
          <table:table-cell table:style-name="ce14" office:value-type="string" calcext:value-type="string">
            <text:p>8201 Old Arrowhead Street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78];&quot;,&quot;;[.G78];&quot;,&quot;;[.H78];&quot;,&quot;;[.I78];&quot;,&quot;;[.J78];&quot;,'&quot;;[.K78];&quot;','&quot;;[.L78];&quot;',&quot;;[.M78];&quot;,'&quot;;[.N78];&quot;','&quot;;[.O78];&quot;','&quot;;[.P78];&quot;' )::alias_ty)&quot;)" office:value-type="string" office:string-value="UPDATE personal_inteligencia SET aliases = array_append(aliases, ROW( 'Bernarda','Guadalupe','Santana','Sifuentes','personal_inteligencia_data/foto.png','1983-04-26','Holanda',47887269,'verde claro','8201 Old Arrowhead Street','2035-05-09 07:00:00' )::alias_ty)" calcext:value-type="string">
            <text:p>UPDATE personal_inteligencia SET aliases = array_append(aliases, ROW( 'Bernarda','Guadalupe','Santana','Sifuentes','personal_inteligencia_data/foto.png','1983-04-26','Holanda',47887269,'verde claro','8201 Old Arrowhead Street','2035-05-09 07:00:00' )::alias_ty)</text:p>
          </table:table-cell>
          <table:table-cell table:formula="of:=CONCATENATE([.$P$2];[.C78];&quot;;&quot;)" office:value-type="string" office:string-value=" WHERE id =48;" calcext:value-type="string">
            <text:p><text:s/>WHERE id =48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Taipei</text:p>
          </table:table-cell>
          <table:table-cell office:value-type="string" calcext:value-type="string">
            <text:p>Taiwán</text:p>
          </table:table-cell>
          <table:table-cell table:style-name="ce121" office:value-type="float" office:value="50" calcext:value-type="float">
            <text:p>5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edicto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Solorzano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69-07-22</text:p>
          </table:table-cell>
          <table:table-cell office:value-type="string" calcext:value-type="string">
            <text:p>Zimbabue</text:p>
          </table:table-cell>
          <table:table-cell table:style-name="ce89" table:formula="of:=RANDBETWEEN(10000000;100000000)" office:value-type="float" office:value="85291421" calcext:value-type="float">
            <text:p>85291421</text:p>
          </table:table-cell>
          <table:table-cell office:value-type="string" calcext:value-type="string">
            <text:p>marrón oscuro</text:p>
          </table:table-cell>
          <table:table-cell table:style-name="ce14" office:value-type="string" calcext:value-type="string">
            <text:p>8351 E. Young St.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79];&quot;,&quot;;[.G79];&quot;,&quot;;[.H79];&quot;,&quot;;[.I79];&quot;,&quot;;[.J79];&quot;,'&quot;;[.K79];&quot;','&quot;;[.L79];&quot;',&quot;;[.M79];&quot;,'&quot;;[.N79];&quot;','&quot;;[.O79];&quot;','&quot;;[.P79];&quot;' )::alias_ty)&quot;)" office:value-type="string" office:string-value="UPDATE personal_inteligencia SET aliases = array_append(aliases, ROW( 'Benedicto','Maximo','Segura','Solorzano','personal_inteligencia_data/foto.png','1969-07-22','Zimbabue',85291421,'marrón oscuro','8351 E. Young St.','2035-05-09 07:00:00' )::alias_ty)" calcext:value-type="string">
            <text:p>UPDATE personal_inteligencia SET aliases = array_append(aliases, ROW( 'Benedicto','Maximo','Segura','Solorzano','personal_inteligencia_data/foto.png','1969-07-22','Zimbabue',85291421,'marrón oscuro','8351 E. Young St.','2035-05-09 07:00:00' )::alias_ty)</text:p>
          </table:table-cell>
          <table:table-cell table:formula="of:=CONCATENATE([.$P$2];[.C79];&quot;;&quot;)" office:value-type="string" office:string-value=" WHERE id =50;" calcext:value-type="string">
            <text:p><text:s/>WHERE id =50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Taipei</text:p>
          </table:table-cell>
          <table:table-cell office:value-type="string" calcext:value-type="string">
            <text:p>Taiwán</text:p>
          </table:table-cell>
          <table:table-cell table:style-name="ce121" office:value-type="float" office:value="52" calcext:value-type="float">
            <text:p>5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rturo'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lentino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75-01-17</text:p>
          </table:table-cell>
          <table:table-cell office:value-type="string" calcext:value-type="string">
            <text:p>Holanda</text:p>
          </table:table-cell>
          <table:table-cell table:style-name="ce89" table:formula="of:=RANDBETWEEN(10000000;100000000)" office:value-type="float" office:value="64391953" calcext:value-type="float">
            <text:p>64391953</text:p>
          </table:table-cell>
          <table:table-cell office:value-type="string" calcext:value-type="string">
            <text:p>verde claro</text:p>
          </table:table-cell>
          <table:table-cell table:style-name="ce14" office:value-type="string" calcext:value-type="string">
            <text:p>8466 Lakeview Street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80];&quot;,&quot;;[.G80];&quot;,&quot;;[.H80];&quot;,&quot;;[.I80];&quot;,&quot;;[.J80];&quot;,'&quot;;[.K80];&quot;','&quot;;[.L80];&quot;',&quot;;[.M80];&quot;,'&quot;;[.N80];&quot;','&quot;;[.O80];&quot;','&quot;;[.P80];&quot;' )::alias_ty)&quot;)" office:value-type="string" office:string-value="UPDATE personal_inteligencia SET aliases = array_append(aliases, ROW( 'Arturo','Hercules','Tafoya','Tolentino','personal_inteligencia_data/foto.png','1975-01-17','Holanda',64391953,'verde claro','8466 Lakeview Street','2035-05-09 07:00:00' )::alias_ty)" calcext:value-type="string">
            <text:p>UPDATE personal_inteligencia SET aliases = array_append(aliases, ROW( 'Arturo','Hercules','Tafoya','Tolentino','personal_inteligencia_data/foto.png','1975-01-17','Holanda',64391953,'verde claro','8466 Lakeview Street','2035-05-09 07:00:00' )::alias_ty)</text:p>
          </table:table-cell>
          <table:table-cell table:formula="of:=CONCATENATE([.$P$2];[.C80];&quot;;&quot;)" office:value-type="string" office:string-value=" WHERE id =52;" calcext:value-type="string">
            <text:p><text:s/>WHERE id =52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Tainan</text:p>
          </table:table-cell>
          <table:table-cell office:value-type="string" calcext:value-type="string">
            <text:p>Taiwán</text:p>
          </table:table-cell>
          <table:table-cell table:style-name="ce121" office:value-type="float" office:value="54" calcext:value-type="float">
            <text:p>5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renda'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Salgado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2010-09-23</text:p>
          </table:table-cell>
          <table:table-cell office:value-type="string" calcext:value-type="string">
            <text:p>Malasia</text:p>
          </table:table-cell>
          <table:table-cell table:style-name="ce89" table:formula="of:=RANDBETWEEN(10000000;100000000)" office:value-type="float" office:value="73645607" calcext:value-type="float">
            <text:p>73645607</text:p>
          </table:table-cell>
          <table:table-cell office:value-type="string" calcext:value-type="string">
            <text:p>marrón oscuro</text:p>
          </table:table-cell>
          <table:table-cell table:style-name="ce14" office:value-type="string" calcext:value-type="string">
            <text:p>8487 W. Foxrun Street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81];&quot;,&quot;;[.G81];&quot;,&quot;;[.H81];&quot;,&quot;;[.I81];&quot;,&quot;;[.J81];&quot;,'&quot;;[.K81];&quot;','&quot;;[.L81];&quot;',&quot;;[.M81];&quot;,'&quot;;[.N81];&quot;','&quot;;[.O81];&quot;','&quot;;[.P81];&quot;' )::alias_ty)&quot;)" office:value-type="string" office:string-value="UPDATE personal_inteligencia SET aliases = array_append(aliases, ROW( 'Brenda','Isabella','Salgado','Santiago','personal_inteligencia_data/foto.png','2010-09-23','Malasia',73645607,'marrón oscuro','8487 W. Foxrun Street','2035-05-09 07:00:00' )::alias_ty)" calcext:value-type="string">
            <text:p>UPDATE personal_inteligencia SET aliases = array_append(aliases, ROW( 'Brenda','Isabella','Salgado','Santiago','personal_inteligencia_data/foto.png','2010-09-23','Malasia',73645607,'marrón oscuro','8487 W. Foxrun Street','2035-05-09 07:00:00' )::alias_ty)</text:p>
          </table:table-cell>
          <table:table-cell table:formula="of:=CONCATENATE([.$P$2];[.C81];&quot;;&quot;)" office:value-type="string" office:string-value=" WHERE id =54;" calcext:value-type="string">
            <text:p><text:s/>WHERE id =54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Tainan</text:p>
          </table:table-cell>
          <table:table-cell office:value-type="string" calcext:value-type="string">
            <text:p>Taiwán</text:p>
          </table:table-cell>
          <table:table-cell table:style-name="ce121" office:value-type="float" office:value="56" calcext:value-type="float">
            <text:p>5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ureli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Sorto'</text:p>
          </table:table-cell>
          <table:table-cell office:value-type="string" calcext:value-type="string">
            <text:p>'Tello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85-11-11</text:p>
          </table:table-cell>
          <table:table-cell office:value-type="string" calcext:value-type="string">
            <text:p>Argentina</text:p>
          </table:table-cell>
          <table:table-cell table:style-name="ce89" table:formula="of:=RANDBETWEEN(10000000;100000000)" office:value-type="float" office:value="23161137" calcext:value-type="float">
            <text:p>23161137</text:p>
          </table:table-cell>
          <table:table-cell office:value-type="string" calcext:value-type="string">
            <text:p>marrón oscuro</text:p>
          </table:table-cell>
          <table:table-cell table:style-name="ce14" office:value-type="string" calcext:value-type="string">
            <text:p>858 Franklin Drive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82];&quot;,&quot;;[.G82];&quot;,&quot;;[.H82];&quot;,&quot;;[.I82];&quot;,&quot;;[.J82];&quot;,'&quot;;[.K82];&quot;','&quot;;[.L82];&quot;',&quot;;[.M82];&quot;,'&quot;;[.N82];&quot;','&quot;;[.O82];&quot;','&quot;;[.P82];&quot;' )::alias_ty)&quot;)" office:value-type="string" office:string-value="UPDATE personal_inteligencia SET aliases = array_append(aliases, ROW( 'Aurelia','Calixtrato','Sorto','Tello','personal_inteligencia_data/foto.png','1985-11-11','Argentina',23161137,'marrón oscuro','858 Franklin Drive','2035-05-09 07:00:00' )::alias_ty)" calcext:value-type="string">
            <text:p>UPDATE personal_inteligencia SET aliases = array_append(aliases, ROW( 'Aurelia','Calixtrato','Sorto','Tello','personal_inteligencia_data/foto.png','1985-11-11','Argentina',23161137,'marrón oscuro','858 Franklin Drive','2035-05-09 07:00:00' )::alias_ty)</text:p>
          </table:table-cell>
          <table:table-cell table:formula="of:=CONCATENATE([.$P$2];[.C82];&quot;;&quot;)" office:value-type="string" office:string-value=" WHERE id =56;" calcext:value-type="string">
            <text:p><text:s/>WHERE id =56;</text:p>
          </table:table-cell>
          <table:table-cell table:number-columns-repeated="1006"/>
        </table:table-row>
        <table:table-row table:style-name="ro8">
          <table:table-cell table:style-name="ce93" office:value-type="string" calcext:value-type="string">
            <text:p>Kaohsiung</text:p>
          </table:table-cell>
          <table:table-cell office:value-type="string" calcext:value-type="string">
            <text:p>Taiwán</text:p>
          </table:table-cell>
          <table:table-cell table:style-name="ce121" office:value-type="float" office:value="58" calcext:value-type="float">
            <text:p>5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astasia'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Torres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2000-04-03</text:p>
          </table:table-cell>
          <table:table-cell office:value-type="string" calcext:value-type="string">
            <text:p>Malasia</text:p>
          </table:table-cell>
          <table:table-cell table:style-name="ce89" table:formula="of:=RANDBETWEEN(10000000;100000000)" office:value-type="float" office:value="44437429" calcext:value-type="float">
            <text:p>44437429</text:p>
          </table:table-cell>
          <table:table-cell office:value-type="string" calcext:value-type="string">
            <text:p>verde claro</text:p>
          </table:table-cell>
          <table:table-cell table:style-name="ce14" office:value-type="string" calcext:value-type="string">
            <text:p>8794 Old Cobblestone Ave.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83];&quot;,&quot;;[.G83];&quot;,&quot;;[.H83];&quot;,&quot;;[.I83];&quot;,&quot;;[.J83];&quot;,'&quot;;[.K83];&quot;','&quot;;[.L83];&quot;',&quot;;[.M83];&quot;,'&quot;;[.N83];&quot;','&quot;;[.O83];&quot;','&quot;;[.P83];&quot;' )::alias_ty)&quot;)" office:value-type="string" office:string-value="UPDATE personal_inteligencia SET aliases = array_append(aliases, ROW( 'Anastasia','Eneida','Torres','Valerio','personal_inteligencia_data/foto.png','2000-04-03','Malasia',44437429,'verde claro','8794 Old Cobblestone Ave.','2035-05-09 07:00:00' )::alias_ty)" calcext:value-type="string">
            <text:p>UPDATE personal_inteligencia SET aliases = array_append(aliases, ROW( 'Anastasia','Eneida','Torres','Valerio','personal_inteligencia_data/foto.png','2000-04-03','Malasia',44437429,'verde claro','8794 Old Cobblestone Ave.','2035-05-09 07:00:00' )::alias_ty)</text:p>
          </table:table-cell>
          <table:table-cell table:formula="of:=CONCATENATE([.$P$2];[.C83];&quot;;&quot;)" office:value-type="string" office:string-value=" WHERE id =58;" calcext:value-type="string">
            <text:p><text:s/>WHERE id =58;</text:p>
          </table:table-cell>
          <table:table-cell table:number-columns-repeated="1006"/>
        </table:table-row>
        <table:table-row table:style-name="ro8">
          <table:table-cell table:style-name="ce93" office:value-type="string" calcext:value-type="string">
            <text:p>Kaohsiung</text:p>
          </table:table-cell>
          <table:table-cell office:value-type="string" calcext:value-type="string">
            <text:p>Taiwán</text:p>
          </table:table-cell>
          <table:table-cell table:style-name="ce121" office:value-type="float" office:value="60" calcext:value-type="float">
            <text:p>6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urelio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Solorio'</text:p>
          </table:table-cell>
          <table:table-cell office:value-type="string" calcext:value-type="string">
            <text:p>'Tejeda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96-01-05</text:p>
          </table:table-cell>
          <table:table-cell office:value-type="string" calcext:value-type="string">
            <text:p>Argentina</text:p>
          </table:table-cell>
          <table:table-cell table:style-name="ce89" table:formula="of:=RANDBETWEEN(10000000;100000000)" office:value-type="float" office:value="77958929" calcext:value-type="float">
            <text:p>77958929</text:p>
          </table:table-cell>
          <table:table-cell office:value-type="string" calcext:value-type="string">
            <text:p>verde oscuro</text:p>
          </table:table-cell>
          <table:table-cell table:style-name="ce14" office:value-type="string" calcext:value-type="string">
            <text:p>884 Glenridge Ave.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84];&quot;,&quot;;[.G84];&quot;,&quot;;[.H84];&quot;,&quot;;[.I84];&quot;,&quot;;[.J84];&quot;,'&quot;;[.K84];&quot;','&quot;;[.L84];&quot;',&quot;;[.M84];&quot;,'&quot;;[.N84];&quot;','&quot;;[.O84];&quot;','&quot;;[.P84];&quot;' )::alias_ty)&quot;)" office:value-type="string" office:string-value="UPDATE personal_inteligencia SET aliases = array_append(aliases, ROW( 'Aurelio','Corania','Solorio','Tejeda','personal_inteligencia_data/foto.png','1996-01-05','Argentina',77958929,'verde oscuro','884 Glenridge Ave.','2035-05-09 07:00:00' )::alias_ty)" calcext:value-type="string">
            <text:p>UPDATE personal_inteligencia SET aliases = array_append(aliases, ROW( 'Aurelio','Corania','Solorio','Tejeda','personal_inteligencia_data/foto.png','1996-01-05','Argentina',77958929,'verde oscuro','884 Glenridge Ave.','2035-05-09 07:00:00' )::alias_ty)</text:p>
          </table:table-cell>
          <table:table-cell table:formula="of:=CONCATENATE([.$P$2];[.C84];&quot;;&quot;)" office:value-type="string" office:string-value=" WHERE id =60;" calcext:value-type="string">
            <text:p><text:s/>WHERE id =60;</text:p>
          </table:table-cell>
          <table:table-cell table:number-columns-repeated="1006"/>
        </table:table-row>
        <table:table-row table:style-name="ro8">
          <table:table-cell table:style-name="ce93" office:value-type="string" calcext:value-type="string">
            <text:p>Kuala Lumpur</text:p>
          </table:table-cell>
          <table:table-cell office:value-type="string" calcext:value-type="string">
            <text:p>Malasia</text:p>
          </table:table-cell>
          <table:table-cell table:style-name="ce121" office:value-type="float" office:value="62" calcext:value-type="float">
            <text:p>6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merica'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Valdez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90-07-24</text:p>
          </table:table-cell>
          <table:table-cell office:value-type="string" calcext:value-type="string">
            <text:p>Argentina</text:p>
          </table:table-cell>
          <table:table-cell table:style-name="ce89" table:formula="of:=RANDBETWEEN(10000000;100000000)" office:value-type="float" office:value="14131856" calcext:value-type="float">
            <text:p>14131856</text:p>
          </table:table-cell>
          <table:table-cell office:value-type="string" calcext:value-type="string">
            <text:p>verde oscuro</text:p>
          </table:table-cell>
          <table:table-cell table:style-name="ce14" office:value-type="string" calcext:value-type="string">
            <text:p>893 South Stonybrook Dr.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85];&quot;,&quot;;[.G85];&quot;,&quot;;[.H85];&quot;,&quot;;[.I85];&quot;,&quot;;[.J85];&quot;,'&quot;;[.K85];&quot;','&quot;;[.L85];&quot;',&quot;;[.M85];&quot;,'&quot;;[.N85];&quot;','&quot;;[.O85];&quot;','&quot;;[.P85];&quot;' )::alias_ty)&quot;)" office:value-type="string" office:string-value="UPDATE personal_inteligencia SET aliases = array_append(aliases, ROW( 'America','Rosaura','Valdez','Valles','personal_inteligencia_data/foto.png','1990-07-24','Argentina',14131856,'verde oscuro','893 South Stonybrook Dr.','2035-05-09 07:00:00' )::alias_ty)" calcext:value-type="string">
            <text:p>UPDATE personal_inteligencia SET aliases = array_append(aliases, ROW( 'America','Rosaura','Valdez','Valles','personal_inteligencia_data/foto.png','1990-07-24','Argentina',14131856,'verde oscuro','893 South Stonybrook Dr.','2035-05-09 07:00:00' )::alias_ty)</text:p>
          </table:table-cell>
          <table:table-cell table:formula="of:=CONCATENATE([.$P$2];[.C85];&quot;;&quot;)" office:value-type="string" office:string-value=" WHERE id =62;" calcext:value-type="string">
            <text:p><text:s/>WHERE id =62;</text:p>
          </table:table-cell>
          <table:table-cell table:number-columns-repeated="1006"/>
        </table:table-row>
        <table:table-row table:style-name="ro8">
          <table:table-cell table:style-name="ce93" office:value-type="string" calcext:value-type="string">
            <text:p>Kuala Lumpur</text:p>
          </table:table-cell>
          <table:table-cell office:value-type="string" calcext:value-type="string">
            <text:p>Malasia</text:p>
          </table:table-cell>
          <table:table-cell table:style-name="ce121" office:value-type="float" office:value="64" calcext:value-type="float">
            <text:p>6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Umana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94-09-06</text:p>
          </table:table-cell>
          <table:table-cell office:value-type="string" calcext:value-type="string">
            <text:p>Taiwán</text:p>
          </table:table-cell>
          <table:table-cell table:style-name="ce89" table:formula="of:=RANDBETWEEN(10000000;100000000)" office:value-type="float" office:value="90839775" calcext:value-type="float">
            <text:p>90839775</text:p>
          </table:table-cell>
          <table:table-cell office:value-type="string" calcext:value-type="string">
            <text:p>azul claro</text:p>
          </table:table-cell>
          <table:table-cell table:style-name="ce14" office:value-type="string" calcext:value-type="string">
            <text:p>8966 High Drive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86];&quot;,&quot;;[.G86];&quot;,&quot;;[.H86];&quot;,&quot;;[.I86];&quot;,&quot;;[.J86];&quot;,'&quot;;[.K86];&quot;','&quot;;[.L86];&quot;',&quot;;[.M86];&quot;,'&quot;;[.N86];&quot;','&quot;;[.O86];&quot;','&quot;;[.P86];&quot;' )::alias_ty)&quot;)" office:value-type="string" office:string-value="UPDATE personal_inteligencia SET aliases = array_append(aliases, ROW( 'Ana','Veronica','Umana','Vallejo','personal_inteligencia_data/foto.png','1994-09-06','Taiwán',90839775,'azul claro','8966 High Drive','2035-05-09 07:00:00' )::alias_ty)" calcext:value-type="string">
            <text:p>UPDATE personal_inteligencia SET aliases = array_append(aliases, ROW( 'Ana','Veronica','Umana','Vallejo','personal_inteligencia_data/foto.png','1994-09-06','Taiwán',90839775,'azul claro','8966 High Drive','2035-05-09 07:00:00' )::alias_ty)</text:p>
          </table:table-cell>
          <table:table-cell table:formula="of:=CONCATENATE([.$P$2];[.C86];&quot;;&quot;)" office:value-type="string" office:string-value=" WHERE id =64;" calcext:value-type="string">
            <text:p><text:s/>WHERE id =64;</text:p>
          </table:table-cell>
          <table:table-cell table:number-columns-repeated="1006"/>
        </table:table-row>
        <table:table-row table:style-name="ro8">
          <table:table-cell table:style-name="ce93" office:value-type="string" calcext:value-type="string">
            <text:p>Malaca</text:p>
          </table:table-cell>
          <table:table-cell office:value-type="string" calcext:value-type="string">
            <text:p>Malasia</text:p>
          </table:table-cell>
          <table:table-cell table:style-name="ce121" office:value-type="float" office:value="66" calcext:value-type="float">
            <text:p>6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manda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Velasquez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82-03-05</text:p>
          </table:table-cell>
          <table:table-cell office:value-type="string" calcext:value-type="string">
            <text:p>Groenlandia</text:p>
          </table:table-cell>
          <table:table-cell table:style-name="ce89" table:formula="of:=RANDBETWEEN(10000000;100000000)" office:value-type="float" office:value="17344303" calcext:value-type="float">
            <text:p>17344303</text:p>
          </table:table-cell>
          <table:table-cell office:value-type="string" calcext:value-type="string">
            <text:p>marrón claro</text:p>
          </table:table-cell>
          <table:table-cell table:style-name="ce14" office:value-type="string" calcext:value-type="string">
            <text:p>9036 Harvey Street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87];&quot;,&quot;;[.G87];&quot;,&quot;;[.H87];&quot;,&quot;;[.I87];&quot;,&quot;;[.J87];&quot;,'&quot;;[.K87];&quot;','&quot;;[.L87];&quot;',&quot;;[.M87];&quot;,'&quot;;[.N87];&quot;','&quot;;[.O87];&quot;','&quot;;[.P87];&quot;' )::alias_ty)&quot;)" office:value-type="string" office:string-value="UPDATE personal_inteligencia SET aliases = array_append(aliases, ROW( 'Amanda','Tulio','Vallejo','Velasquez','personal_inteligencia_data/foto.png','1982-03-05','Groenlandia',17344303,'marrón claro','9036 Harvey Street','2035-05-09 07:00:00' )::alias_ty)" calcext:value-type="string">
            <text:p>UPDATE personal_inteligencia SET aliases = array_append(aliases, ROW( 'Amanda','Tulio','Vallejo','Velasquez','personal_inteligencia_data/foto.png','1982-03-05','Groenlandia',17344303,'marrón claro','9036 Harvey Street','2035-05-09 07:00:00' )::alias_ty)</text:p>
          </table:table-cell>
          <table:table-cell table:formula="of:=CONCATENATE([.$P$2];[.C87];&quot;;&quot;)" office:value-type="string" office:string-value=" WHERE id =66;" calcext:value-type="string">
            <text:p><text:s/>WHERE id =66;</text:p>
          </table:table-cell>
          <table:table-cell table:number-columns-repeated="1006"/>
        </table:table-row>
        <table:table-row table:style-name="ro8">
          <table:table-cell table:style-name="ce93" office:value-type="string" calcext:value-type="string">
            <text:p>Malaca</text:p>
          </table:table-cell>
          <table:table-cell office:value-type="string" calcext:value-type="string">
            <text:p>Malasia</text:p>
          </table:table-cell>
          <table:table-cell table:style-name="ce121" office:value-type="float" office:value="68" calcext:value-type="float">
            <text:p>6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narda'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Santamaria'</text:p>
          </table:table-cell>
          <table:table-cell office:value-type="string" calcext:value-type="string">
            <text:p>'Servin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90-01-26</text:p>
          </table:table-cell>
          <table:table-cell office:value-type="string" calcext:value-type="string">
            <text:p>Groenlandia</text:p>
          </table:table-cell>
          <table:table-cell table:style-name="ce89" table:formula="of:=RANDBETWEEN(10000000;100000000)" office:value-type="float" office:value="84532089" calcext:value-type="float">
            <text:p>84532089</text:p>
          </table:table-cell>
          <table:table-cell office:value-type="string" calcext:value-type="string">
            <text:p>azul oscuro</text:p>
          </table:table-cell>
          <table:table-cell table:style-name="ce14" office:value-type="string" calcext:value-type="string">
            <text:p>917 Ketch Harbour St.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88];&quot;,&quot;;[.G88];&quot;,&quot;;[.H88];&quot;,&quot;;[.I88];&quot;,&quot;;[.J88];&quot;,'&quot;;[.K88];&quot;','&quot;;[.L88];&quot;',&quot;;[.M88];&quot;,'&quot;;[.N88];&quot;','&quot;;[.O88];&quot;','&quot;;[.P88];&quot;' )::alias_ty)&quot;)" office:value-type="string" office:string-value="UPDATE personal_inteligencia SET aliases = array_append(aliases, ROW( 'Bernarda','Michael','Santamaria','Servin','personal_inteligencia_data/foto.png','1990-01-26','Groenlandia',84532089,'azul oscuro','917 Ketch Harbour St.','2035-05-09 07:00:00' )::alias_ty)" calcext:value-type="string">
            <text:p>UPDATE personal_inteligencia SET aliases = array_append(aliases, ROW( 'Bernarda','Michael','Santamaria','Servin','personal_inteligencia_data/foto.png','1990-01-26','Groenlandia',84532089,'azul oscuro','917 Ketch Harbour St.','2035-05-09 07:00:00' )::alias_ty)</text:p>
          </table:table-cell>
          <table:table-cell table:formula="of:=CONCATENATE([.$P$2];[.C88];&quot;;&quot;)" office:value-type="string" office:string-value=" WHERE id =68;" calcext:value-type="string">
            <text:p><text:s/>WHERE id =68;</text:p>
          </table:table-cell>
          <table:table-cell table:number-columns-repeated="1006"/>
        </table:table-row>
        <table:table-row table:style-name="ro8">
          <table:table-cell table:style-name="ce93" office:value-type="string" calcext:value-type="string">
            <text:p>Pulau Pinang</text:p>
          </table:table-cell>
          <table:table-cell office:value-type="string" calcext:value-type="string">
            <text:p>Malasia</text:p>
          </table:table-cell>
          <table:table-cell table:style-name="ce121" office:value-type="float" office:value="70" calcext:value-type="float">
            <text:p>7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trudis'</text:p>
          </table:table-cell>
          <table:table-cell office:value-type="string" calcext:value-type="string">
            <text:p>'Saida'</text:p>
          </table:table-cell>
          <table:table-cell office:value-type="string" calcext:value-type="string">
            <text:p>'Sandoval'</text:p>
          </table:table-cell>
          <table:table-cell office:value-type="string" calcext:value-type="string">
            <text:p>'Serrato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91-08-22</text:p>
          </table:table-cell>
          <table:table-cell office:value-type="string" calcext:value-type="string">
            <text:p>Groenlandia</text:p>
          </table:table-cell>
          <table:table-cell table:style-name="ce89" table:formula="of:=RANDBETWEEN(10000000;100000000)" office:value-type="float" office:value="43217513" calcext:value-type="float">
            <text:p>43217513</text:p>
          </table:table-cell>
          <table:table-cell office:value-type="string" calcext:value-type="string">
            <text:p>marrón claro</text:p>
          </table:table-cell>
          <table:table-cell table:style-name="ce14" office:value-type="string" calcext:value-type="string">
            <text:p>9205 Carson Street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89];&quot;,&quot;;[.G89];&quot;,&quot;;[.H89];&quot;,&quot;;[.I89];&quot;,&quot;;[.J89];&quot;,'&quot;;[.K89];&quot;','&quot;;[.L89];&quot;',&quot;;[.M89];&quot;,'&quot;;[.N89];&quot;','&quot;;[.O89];&quot;','&quot;;[.P89];&quot;' )::alias_ty)&quot;)" office:value-type="string" office:string-value="UPDATE personal_inteligencia SET aliases = array_append(aliases, ROW( 'Bertrudis','Saida','Sandoval','Serrato','personal_inteligencia_data/foto.png','1991-08-22','Groenlandia',43217513,'marrón claro','9205 Carson Street','2035-05-09 07:00:00' )::alias_ty)" calcext:value-type="string">
            <text:p>UPDATE personal_inteligencia SET aliases = array_append(aliases, ROW( 'Bertrudis','Saida','Sandoval','Serrato','personal_inteligencia_data/foto.png','1991-08-22','Groenlandia',43217513,'marrón claro','9205 Carson Street','2035-05-09 07:00:00' )::alias_ty)</text:p>
          </table:table-cell>
          <table:table-cell table:formula="of:=CONCATENATE([.$P$2];[.C89];&quot;;&quot;)" office:value-type="string" office:string-value=" WHERE id =70;" calcext:value-type="string">
            <text:p><text:s/>WHERE id =70;</text:p>
          </table:table-cell>
          <table:table-cell table:number-columns-repeated="1006"/>
        </table:table-row>
        <table:table-row table:style-name="ro8">
          <table:table-cell table:style-name="ce93" office:value-type="string" calcext:value-type="string">
            <text:p>Pulau Pinang</text:p>
          </table:table-cell>
          <table:table-cell office:value-type="string" calcext:value-type="string">
            <text:p>Malasia</text:p>
          </table:table-cell>
          <table:table-cell table:style-name="ce121" office:value-type="float" office:value="72" calcext:value-type="float">
            <text:p>7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edicto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osa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65-09-20</text:p>
          </table:table-cell>
          <table:table-cell office:value-type="string" calcext:value-type="string">
            <text:p>Zimbabue</text:p>
          </table:table-cell>
          <table:table-cell table:style-name="ce89" table:formula="of:=RANDBETWEEN(10000000;100000000)" office:value-type="float" office:value="69977065" calcext:value-type="float">
            <text:p>69977065</text:p>
          </table:table-cell>
          <table:table-cell office:value-type="string" calcext:value-type="string">
            <text:p>marrón claro</text:p>
          </table:table-cell>
          <table:table-cell table:style-name="ce14" office:value-type="string" calcext:value-type="string">
            <text:p>922 North Brown Street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90];&quot;,&quot;;[.G90];&quot;,&quot;;[.H90];&quot;,&quot;;[.I90];&quot;,&quot;;[.J90];&quot;,'&quot;;[.K90];&quot;','&quot;;[.L90];&quot;',&quot;;[.M90];&quot;,'&quot;;[.N90];&quot;','&quot;;[.O90];&quot;','&quot;;[.P90];&quot;' )::alias_ty)&quot;)" office:value-type="string" office:string-value="UPDATE personal_inteligencia SET aliases = array_append(aliases, ROW( 'Benedicto','Klement','Serna','Sosa','personal_inteligencia_data/foto.png','1965-09-20','Zimbabue',69977065,'marrón claro','922 North Brown Street','2035-05-09 07:00:00' )::alias_ty)" calcext:value-type="string">
            <text:p>UPDATE personal_inteligencia SET aliases = array_append(aliases, ROW( 'Benedicto','Klement','Serna','Sosa','personal_inteligencia_data/foto.png','1965-09-20','Zimbabue',69977065,'marrón claro','922 North Brown Street','2035-05-09 07:00:00' )::alias_ty)</text:p>
          </table:table-cell>
          <table:table-cell table:formula="of:=CONCATENATE([.$P$2];[.C90];&quot;;&quot;)" office:value-type="string" office:string-value=" WHERE id =72;" calcext:value-type="string">
            <text:p><text:s/>WHERE id =72;</text:p>
          </table:table-cell>
          <table:table-cell table:number-columns-repeated="1006"/>
        </table:table-row>
        <table:table-row table:style-name="ro8">
          <table:table-cell table:style-name="ce93" office:value-type="string" calcext:value-type="string">
            <text:p>Kampala</text:p>
          </table:table-cell>
          <table:table-cell office:value-type="string" calcext:value-type="string">
            <text:p>Uganda</text:p>
          </table:table-cell>
          <table:table-cell table:style-name="ce121" office:value-type="float" office:value="74" calcext:value-type="float">
            <text:p>7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icia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Valverde'</text:p>
          </table:table-cell>
          <table:table-cell office:value-type="string" calcext:value-type="string">
            <text:p>'Veliz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75-06-03</text:p>
          </table:table-cell>
          <table:table-cell office:value-type="string" calcext:value-type="string">
            <text:p>Irlanda</text:p>
          </table:table-cell>
          <table:table-cell table:style-name="ce89" table:formula="of:=RANDBETWEEN(10000000;100000000)" office:value-type="float" office:value="42660742" calcext:value-type="float">
            <text:p>42660742</text:p>
          </table:table-cell>
          <table:table-cell office:value-type="string" calcext:value-type="string">
            <text:p>verde claro</text:p>
          </table:table-cell>
          <table:table-cell table:style-name="ce14" office:value-type="string" calcext:value-type="string">
            <text:p>9414 Fawn St.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91];&quot;,&quot;;[.G91];&quot;,&quot;;[.H91];&quot;,&quot;;[.I91];&quot;,&quot;;[.J91];&quot;,'&quot;;[.K91];&quot;','&quot;;[.L91];&quot;',&quot;;[.M91];&quot;,'&quot;;[.N91];&quot;','&quot;;[.O91];&quot;','&quot;;[.P91];&quot;' )::alias_ty)&quot;)" office:value-type="string" office:string-value="UPDATE personal_inteligencia SET aliases = array_append(aliases, ROW( 'Alicia','Jaime','Valverde','Veliz','personal_inteligencia_data/foto.png','1975-06-03','Irlanda',42660742,'verde claro','9414 Fawn St.','2035-05-09 07:00:00' )::alias_ty)" calcext:value-type="string">
            <text:p>UPDATE personal_inteligencia SET aliases = array_append(aliases, ROW( 'Alicia','Jaime','Valverde','Veliz','personal_inteligencia_data/foto.png','1975-06-03','Irlanda',42660742,'verde claro','9414 Fawn St.','2035-05-09 07:00:00' )::alias_ty)</text:p>
          </table:table-cell>
          <table:table-cell table:formula="of:=CONCATENATE([.$P$2];[.C91];&quot;;&quot;)" office:value-type="string" office:string-value=" WHERE id =74;" calcext:value-type="string">
            <text:p><text:s/>WHERE id =74;</text:p>
          </table:table-cell>
          <table:table-cell table:number-columns-repeated="1006"/>
        </table:table-row>
        <table:table-row table:style-name="ro8">
          <table:table-cell table:style-name="ce93" office:value-type="string" calcext:value-type="string">
            <text:p>Kampala</text:p>
          </table:table-cell>
          <table:table-cell office:value-type="string" calcext:value-type="string">
            <text:p>Uganda</text:p>
          </table:table-cell>
          <table:table-cell table:style-name="ce121" office:value-type="float" office:value="76" calcext:value-type="float">
            <text:p>7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tagracia'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Velazquez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75-10-27</text:p>
          </table:table-cell>
          <table:table-cell office:value-type="string" calcext:value-type="string">
            <text:p>Holanda</text:p>
          </table:table-cell>
          <table:table-cell table:style-name="ce89" table:formula="of:=RANDBETWEEN(10000000;100000000)" office:value-type="float" office:value="42427653" calcext:value-type="float">
            <text:p>42427653</text:p>
          </table:table-cell>
          <table:table-cell office:value-type="string" calcext:value-type="string">
            <text:p>azul oscuro</text:p>
          </table:table-cell>
          <table:table-cell table:style-name="ce14" office:value-type="string" calcext:value-type="string">
            <text:p>944 Shadow Brook Ave.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92];&quot;,&quot;;[.G92];&quot;,&quot;;[.H92];&quot;,&quot;;[.I92];&quot;,&quot;;[.J92];&quot;,'&quot;;[.K92];&quot;','&quot;;[.L92];&quot;',&quot;;[.M92];&quot;,'&quot;;[.N92];&quot;','&quot;;[.O92];&quot;','&quot;;[.P92];&quot;' )::alias_ty)&quot;)" office:value-type="string" office:string-value="UPDATE personal_inteligencia SET aliases = array_append(aliases, ROW( 'Altagracia','Paulo','Valles','Velazquez','personal_inteligencia_data/foto.png','1975-10-27','Holanda',42427653,'azul oscuro','944 Shadow Brook Ave.','2035-05-09 07:00:00' )::alias_ty)" calcext:value-type="string">
            <text:p>UPDATE personal_inteligencia SET aliases = array_append(aliases, ROW( 'Altagracia','Paulo','Valles','Velazquez','personal_inteligencia_data/foto.png','1975-10-27','Holanda',42427653,'azul oscuro','944 Shadow Brook Ave.','2035-05-09 07:00:00' )::alias_ty)</text:p>
          </table:table-cell>
          <table:table-cell table:formula="of:=CONCATENATE([.$P$2];[.C92];&quot;;&quot;)" office:value-type="string" office:string-value=" WHERE id =76;" calcext:value-type="string">
            <text:p><text:s/>WHERE id =76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Entebbe</text:p>
          </table:table-cell>
          <table:table-cell office:value-type="string" calcext:value-type="string">
            <text:p>Uganda</text:p>
          </table:table-cell>
          <table:table-cell table:style-name="ce121" office:value-type="float" office:value="78" calcext:value-type="float">
            <text:p>7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jamin'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Santillan'</text:p>
          </table:table-cell>
          <table:table-cell office:value-type="string" calcext:value-type="string">
            <text:p>'Sifuentes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81-11-20</text:p>
          </table:table-cell>
          <table:table-cell office:value-type="string" calcext:value-type="string">
            <text:p>Irlanda</text:p>
          </table:table-cell>
          <table:table-cell table:style-name="ce89" table:formula="of:=RANDBETWEEN(10000000;100000000)" office:value-type="float" office:value="71111444" calcext:value-type="float">
            <text:p>71111444</text:p>
          </table:table-cell>
          <table:table-cell office:value-type="string" calcext:value-type="string">
            <text:p>marrón oscuro</text:p>
          </table:table-cell>
          <table:table-cell table:style-name="ce14" office:value-type="string" calcext:value-type="string">
            <text:p>954 Lyme Road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93];&quot;,&quot;;[.G93];&quot;,&quot;;[.H93];&quot;,&quot;;[.I93];&quot;,&quot;;[.J93];&quot;,'&quot;;[.K93];&quot;','&quot;;[.L93];&quot;',&quot;;[.M93];&quot;,'&quot;;[.N93];&quot;','&quot;;[.O93];&quot;','&quot;;[.P93];&quot;' )::alias_ty)&quot;)" office:value-type="string" office:string-value="UPDATE personal_inteligencia SET aliases = array_append(aliases, ROW( 'Benjamin','Felix','Santillan','Sifuentes','personal_inteligencia_data/foto.png','1981-11-20','Irlanda',71111444,'marrón oscuro','954 Lyme Road','2035-05-09 07:00:00' )::alias_ty)" calcext:value-type="string">
            <text:p>UPDATE personal_inteligencia SET aliases = array_append(aliases, ROW( 'Benjamin','Felix','Santillan','Sifuentes','personal_inteligencia_data/foto.png','1981-11-20','Irlanda',71111444,'marrón oscuro','954 Lyme Road','2035-05-09 07:00:00' )::alias_ty)</text:p>
          </table:table-cell>
          <table:table-cell table:formula="of:=CONCATENATE([.$P$2];[.C93];&quot;;&quot;)" office:value-type="string" office:string-value=" WHERE id =78;" calcext:value-type="string">
            <text:p><text:s/>WHERE id =78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Entebbe</text:p>
          </table:table-cell>
          <table:table-cell office:value-type="string" calcext:value-type="string">
            <text:p>Uganda</text:p>
          </table:table-cell>
          <table:table-cell table:style-name="ce121" office:value-type="float" office:value="80" calcext:value-type="float">
            <text:p>8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dres'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Toledo'</text:p>
          </table:table-cell>
          <table:table-cell office:value-type="string" calcext:value-type="string">
            <text:p>'Valdivia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2002-05-07</text:p>
          </table:table-cell>
          <table:table-cell office:value-type="string" calcext:value-type="string">
            <text:p>Uganda</text:p>
          </table:table-cell>
          <table:table-cell table:style-name="ce89" table:formula="of:=RANDBETWEEN(10000000;100000000)" office:value-type="float" office:value="30821644" calcext:value-type="float">
            <text:p>30821644</text:p>
          </table:table-cell>
          <table:table-cell office:value-type="string" calcext:value-type="string">
            <text:p>azul oscuro</text:p>
          </table:table-cell>
          <table:table-cell table:style-name="ce14" office:value-type="string" calcext:value-type="string">
            <text:p>9552 Beach Ave.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94];&quot;,&quot;;[.G94];&quot;,&quot;;[.H94];&quot;,&quot;;[.I94];&quot;,&quot;;[.J94];&quot;,'&quot;;[.K94];&quot;','&quot;;[.L94];&quot;',&quot;;[.M94];&quot;,'&quot;;[.N94];&quot;','&quot;;[.O94];&quot;','&quot;;[.P94];&quot;' )::alias_ty)&quot;)" office:value-type="string" office:string-value="UPDATE personal_inteligencia SET aliases = array_append(aliases, ROW( 'Andres','Lincoln','Toledo','Valdivia','personal_inteligencia_data/foto.png','2002-05-07','Uganda',30821644,'azul oscuro','9552 Beach Ave.','2035-05-09 07:00:00' )::alias_ty)" calcext:value-type="string">
            <text:p>UPDATE personal_inteligencia SET aliases = array_append(aliases, ROW( 'Andres','Lincoln','Toledo','Valdivia','personal_inteligencia_data/foto.png','2002-05-07','Uganda',30821644,'azul oscuro','9552 Beach Ave.','2035-05-09 07:00:00' )::alias_ty)</text:p>
          </table:table-cell>
          <table:table-cell table:formula="of:=CONCATENATE([.$P$2];[.C94];&quot;;&quot;)" office:value-type="string" office:string-value=" WHERE id =80;" calcext:value-type="string">
            <text:p><text:s/>WHERE id =80;</text:p>
          </table:table-cell>
          <table:table-cell table:number-columns-repeated="1006"/>
        </table:table-row>
        <table:table-row table:style-name="ro8">
          <table:table-cell table:style-name="ce93" office:value-type="string" calcext:value-type="string">
            <text:p>Kasese</text:p>
          </table:table-cell>
          <table:table-cell office:value-type="string" calcext:value-type="string">
            <text:p>Uganda</text:p>
          </table:table-cell>
          <table:table-cell table:style-name="ce121" office:value-type="float" office:value="82" calcext:value-type="float">
            <text:p>8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ba'</text:p>
          </table:table-cell>
          <table:table-cell office:value-type="string" calcext:value-type="string">
            <text:p>'Mabel'</text:p>
          </table:table-cell>
          <table:table-cell office:value-type="string" calcext:value-type="string">
            <text:p>'Verduzco'</text:p>
          </table:table-cell>
          <table:table-cell office:value-type="string" calcext:value-type="string">
            <text:p>'Viera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2010-11-25</text:p>
          </table:table-cell>
          <table:table-cell office:value-type="string" calcext:value-type="string">
            <text:p>Zimbabue</text:p>
          </table:table-cell>
          <table:table-cell table:style-name="ce89" table:formula="of:=RANDBETWEEN(10000000;100000000)" office:value-type="float" office:value="54094140" calcext:value-type="float">
            <text:p>54094140</text:p>
          </table:table-cell>
          <table:table-cell office:value-type="string" calcext:value-type="string">
            <text:p>verde oscuro</text:p>
          </table:table-cell>
          <table:table-cell table:style-name="ce14" office:value-type="string" calcext:value-type="string">
            <text:p>9619 Jennings Rd.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95];&quot;,&quot;;[.G95];&quot;,&quot;;[.H95];&quot;,&quot;;[.I95];&quot;,&quot;;[.J95];&quot;,'&quot;;[.K95];&quot;','&quot;;[.L95];&quot;',&quot;;[.M95];&quot;,'&quot;;[.N95];&quot;','&quot;;[.O95];&quot;','&quot;;[.P95];&quot;' )::alias_ty)&quot;)" office:value-type="string" office:string-value="UPDATE personal_inteligencia SET aliases = array_append(aliases, ROW( 'Alba','Mabel','Verduzco','Viera','personal_inteligencia_data/foto.png','2010-11-25','Zimbabue',54094140,'verde oscuro','9619 Jennings Rd.','2035-05-09 07:00:00' )::alias_ty)" calcext:value-type="string">
            <text:p>UPDATE personal_inteligencia SET aliases = array_append(aliases, ROW( 'Alba','Mabel','Verduzco','Viera','personal_inteligencia_data/foto.png','2010-11-25','Zimbabue',54094140,'verde oscuro','9619 Jennings Rd.','2035-05-09 07:00:00' )::alias_ty)</text:p>
          </table:table-cell>
          <table:table-cell table:formula="of:=CONCATENATE([.$P$2];[.C95];&quot;;&quot;)" office:value-type="string" office:string-value=" WHERE id =82;" calcext:value-type="string">
            <text:p><text:s/>WHERE id =82;</text:p>
          </table:table-cell>
          <table:table-cell table:number-columns-repeated="1006"/>
        </table:table-row>
        <table:table-row table:style-name="ro8">
          <table:table-cell table:style-name="ce93" office:value-type="string" calcext:value-type="string">
            <text:p>Kasese</text:p>
          </table:table-cell>
          <table:table-cell office:value-type="string" calcext:value-type="string">
            <text:p>Uganda</text:p>
          </table:table-cell>
          <table:table-cell table:style-name="ce121" office:value-type="float" office:value="84" calcext:value-type="float">
            <text:p>8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mara'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Velarde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89-03-23</text:p>
          </table:table-cell>
          <table:table-cell office:value-type="string" calcext:value-type="string">
            <text:p>Groenlandia</text:p>
          </table:table-cell>
          <table:table-cell table:style-name="ce89" table:formula="of:=RANDBETWEEN(10000000;100000000)" office:value-type="float" office:value="29673373" calcext:value-type="float">
            <text:p>29673373</text:p>
          </table:table-cell>
          <table:table-cell office:value-type="string" calcext:value-type="string">
            <text:p>marrón oscuro</text:p>
          </table:table-cell>
          <table:table-cell table:style-name="ce14" office:value-type="string" calcext:value-type="string">
            <text:p>962 St Paul St.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96];&quot;,&quot;;[.G96];&quot;,&quot;;[.H96];&quot;,&quot;;[.I96];&quot;,&quot;;[.J96];&quot;,'&quot;;[.K96];&quot;','&quot;;[.L96];&quot;',&quot;;[.M96];&quot;,'&quot;;[.N96];&quot;','&quot;;[.O96];&quot;','&quot;;[.P96];&quot;' )::alias_ty)&quot;)" office:value-type="string" office:string-value="UPDATE personal_inteligencia SET aliases = array_append(aliases, ROW( 'Amara','Alan','Valerio','Velarde','personal_inteligencia_data/foto.png','1989-03-23','Groenlandia',29673373,'marrón oscuro','962 St Paul St.','2035-05-09 07:00:00' )::alias_ty)" calcext:value-type="string">
            <text:p>UPDATE personal_inteligencia SET aliases = array_append(aliases, ROW( 'Amara','Alan','Valerio','Velarde','personal_inteligencia_data/foto.png','1989-03-23','Groenlandia',29673373,'marrón oscuro','962 St Paul St.','2035-05-09 07:00:00' )::alias_ty)</text:p>
          </table:table-cell>
          <table:table-cell table:formula="of:=CONCATENATE([.$P$2];[.C96];&quot;;&quot;)" office:value-type="string" office:string-value=" WHERE id =84;" calcext:value-type="string">
            <text:p><text:s/>WHERE id =84;</text:p>
          </table:table-cell>
          <table:table-cell table:number-columns-repeated="1006"/>
        </table:table-row>
        <table:table-row table:style-name="ro8">
          <table:table-cell table:style-name="ce93" office:value-type="string" calcext:value-type="string">
            <text:p>Harare</text:p>
          </table:table-cell>
          <table:table-cell office:value-type="string" calcext:value-type="string">
            <text:p>Zimbabue</text:p>
          </table:table-cell>
          <table:table-cell table:style-name="ce121" office:value-type="float" office:value="86" calcext:value-type="float">
            <text:p>8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lla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2011-05-23</text:p>
          </table:table-cell>
          <table:table-cell office:value-type="string" calcext:value-type="string">
            <text:p>Uganda</text:p>
          </table:table-cell>
          <table:table-cell table:style-name="ce89" table:formula="of:=RANDBETWEEN(10000000;100000000)" office:value-type="float" office:value="52306199" calcext:value-type="float">
            <text:p>52306199</text:p>
          </table:table-cell>
          <table:table-cell office:value-type="string" calcext:value-type="string">
            <text:p>azul oscuro</text:p>
          </table:table-cell>
          <table:table-cell table:style-name="ce14" office:value-type="string" calcext:value-type="string">
            <text:p>9822 High Noon Street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97];&quot;,&quot;;[.G97];&quot;,&quot;;[.H97];&quot;,&quot;;[.I97];&quot;,&quot;;[.J97];&quot;,'&quot;;[.K97];&quot;','&quot;;[.L97];&quot;',&quot;;[.M97];&quot;,'&quot;;[.N97];&quot;','&quot;;[.O97];&quot;','&quot;;[.P97];&quot;' )::alias_ty)&quot;)" office:value-type="string" office:string-value="UPDATE personal_inteligencia SET aliases = array_append(aliases, ROW( 'Bella','Orosio','Serrano','Suarez','personal_inteligencia_data/foto.png','2011-05-23','Uganda',52306199,'azul oscuro','9822 High Noon Street','2035-05-09 07:00:00' )::alias_ty)" calcext:value-type="string">
            <text:p>UPDATE personal_inteligencia SET aliases = array_append(aliases, ROW( 'Bella','Orosio','Serrano','Suarez','personal_inteligencia_data/foto.png','2011-05-23','Uganda',52306199,'azul oscuro','9822 High Noon Street','2035-05-09 07:00:00' )::alias_ty)</text:p>
          </table:table-cell>
          <table:table-cell table:formula="of:=CONCATENATE([.$P$2];[.C97];&quot;;&quot;)" office:value-type="string" office:string-value=" WHERE id =86;" calcext:value-type="string">
            <text:p><text:s/>WHERE id =86;</text:p>
          </table:table-cell>
          <table:table-cell table:number-columns-repeated="1006"/>
        </table:table-row>
        <table:table-row table:style-name="ro8">
          <table:table-cell table:style-name="ce93" office:value-type="string" calcext:value-type="string">
            <text:p>Harare</text:p>
          </table:table-cell>
          <table:table-cell office:value-type="string" calcext:value-type="string">
            <text:p>Zimbabue</text:p>
          </table:table-cell>
          <table:table-cell table:style-name="ce121" office:value-type="float" office:value="88" calcext:value-type="float">
            <text:p>8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tenea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Thomas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84-04-26</text:p>
          </table:table-cell>
          <table:table-cell office:value-type="string" calcext:value-type="string">
            <text:p>Groenlandia</text:p>
          </table:table-cell>
          <table:table-cell table:style-name="ce89" table:formula="of:=RANDBETWEEN(10000000;100000000)" office:value-type="float" office:value="11814926" calcext:value-type="float">
            <text:p>11814926</text:p>
          </table:table-cell>
          <table:table-cell office:value-type="string" calcext:value-type="string">
            <text:p>marrón claro</text:p>
          </table:table-cell>
          <table:table-cell table:style-name="ce14" office:value-type="string" calcext:value-type="string">
            <text:p>9951 Lyme Road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98];&quot;,&quot;;[.G98];&quot;,&quot;;[.H98];&quot;,&quot;;[.I98];&quot;,&quot;;[.J98];&quot;,'&quot;;[.K98];&quot;','&quot;;[.L98];&quot;',&quot;;[.M98];&quot;,'&quot;;[.N98];&quot;','&quot;;[.O98];&quot;','&quot;;[.P98];&quot;' )::alias_ty)&quot;)" office:value-type="string" office:string-value="UPDATE personal_inteligencia SET aliases = array_append(aliases, ROW( 'Atenea','Cesar','Suarez','Thomas','personal_inteligencia_data/foto.png','1984-04-26','Groenlandia',11814926,'marrón claro','9951 Lyme Road','2035-05-09 07:00:00' )::alias_ty)" calcext:value-type="string">
            <text:p>UPDATE personal_inteligencia SET aliases = array_append(aliases, ROW( 'Atenea','Cesar','Suarez','Thomas','personal_inteligencia_data/foto.png','1984-04-26','Groenlandia',11814926,'marrón claro','9951 Lyme Road','2035-05-09 07:00:00' )::alias_ty)</text:p>
          </table:table-cell>
          <table:table-cell table:formula="of:=CONCATENATE([.$P$2];[.C98];&quot;;&quot;)" office:value-type="string" office:string-value=" WHERE id =88;" calcext:value-type="string">
            <text:p><text:s/>WHERE id =88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Bulawayo</text:p>
          </table:table-cell>
          <table:table-cell office:value-type="string" calcext:value-type="string">
            <text:p>Zimbabue</text:p>
          </table:table-cell>
          <table:table-cell table:style-name="ce121" office:value-type="float" office:value="90" calcext:value-type="float">
            <text:p>9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'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Wright'</text:p>
          </table:table-cell>
          <table:table-cell office:value-type="string" calcext:value-type="string">
            <text:p>'Zamora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77-10-31</text:p>
          </table:table-cell>
          <table:table-cell office:value-type="string" calcext:value-type="string">
            <text:p>Groenlandia</text:p>
          </table:table-cell>
          <table:table-cell table:style-name="ce89" table:formula="of:=RANDBETWEEN(10000000;100000000)" office:value-type="float" office:value="96650796" calcext:value-type="float">
            <text:p>96650796</text:p>
          </table:table-cell>
          <table:table-cell office:value-type="string" calcext:value-type="string">
            <text:p>marrón oscuro</text:p>
          </table:table-cell>
          <table:table-cell table:style-name="ce14" office:value-type="string" calcext:value-type="string">
            <text:p>Atlantic City, NJ 08401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99];&quot;,&quot;;[.G99];&quot;,&quot;;[.H99];&quot;,&quot;;[.I99];&quot;,&quot;;[.J99];&quot;,'&quot;;[.K99];&quot;','&quot;;[.L99];&quot;',&quot;;[.M99];&quot;,'&quot;;[.N99];&quot;','&quot;;[.O99];&quot;','&quot;;[.P99];&quot;' )::alias_ty)&quot;)" office:value-type="string" office:string-value="UPDATE personal_inteligencia SET aliases = array_append(aliases, ROW( 'Adria','Zamira','Wright','Zamora','personal_inteligencia_data/foto.png','1977-10-31','Groenlandia',96650796,'marrón oscuro','Atlantic City, NJ 08401','2035-05-09 07:00:00' )::alias_ty)" calcext:value-type="string">
            <text:p>UPDATE personal_inteligencia SET aliases = array_append(aliases, ROW( 'Adria','Zamira','Wright','Zamora','personal_inteligencia_data/foto.png','1977-10-31','Groenlandia',96650796,'marrón oscuro','Atlantic City, NJ 08401','2035-05-09 07:00:00' )::alias_ty)</text:p>
          </table:table-cell>
          <table:table-cell table:formula="of:=CONCATENATE([.$P$2];[.C99];&quot;;&quot;)" office:value-type="string" office:string-value=" WHERE id =90;" calcext:value-type="string">
            <text:p><text:s/>WHERE id =90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Chitungwiza</text:p>
          </table:table-cell>
          <table:table-cell office:value-type="string" calcext:value-type="string">
            <text:p>Zimbabue</text:p>
          </table:table-cell>
          <table:table-cell table:style-name="ce121" office:value-type="float" office:value="92" calcext:value-type="float">
            <text:p>9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an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Zavala'</text:p>
          </table:table-cell>
          <table:table-cell office:value-type="string" calcext:value-type="string">
            <text:p>'Zarate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71-04-19</text:p>
          </table:table-cell>
          <table:table-cell office:value-type="string" calcext:value-type="string">
            <text:p>Holanda</text:p>
          </table:table-cell>
          <table:table-cell table:style-name="ce89" table:formula="of:=RANDBETWEEN(10000000;100000000)" office:value-type="float" office:value="41137815" calcext:value-type="float">
            <text:p>41137815</text:p>
          </table:table-cell>
          <table:table-cell office:value-type="string" calcext:value-type="string">
            <text:p>azul oscuro</text:p>
          </table:table-cell>
          <table:table-cell table:style-name="ce14" office:value-type="string" calcext:value-type="string">
            <text:p>Chattanooga, TN 37421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100];&quot;,&quot;;[.G100];&quot;,&quot;;[.H100];&quot;,&quot;;[.I100];&quot;,&quot;;[.J100];&quot;,'&quot;;[.K100];&quot;','&quot;;[.L100];&quot;',&quot;;[.M100];&quot;,'&quot;;[.N100];&quot;','&quot;;[.O100];&quot;','&quot;;[.P100];&quot;' )::alias_ty)&quot;)" office:value-type="string" office:string-value="UPDATE personal_inteligencia SET aliases = array_append(aliases, ROW( 'Adan','Tarsicio','Zavala','Zarate','personal_inteligencia_data/foto.png','1971-04-19','Holanda',41137815,'azul oscuro','Chattanooga, TN 37421','2035-05-09 07:00:00' )::alias_ty)" calcext:value-type="string">
            <text:p>UPDATE personal_inteligencia SET aliases = array_append(aliases, ROW( 'Adan','Tarsicio','Zavala','Zarate','personal_inteligencia_data/foto.png','1971-04-19','Holanda',41137815,'azul oscuro','Chattanooga, TN 37421','2035-05-09 07:00:00' )::alias_ty)</text:p>
          </table:table-cell>
          <table:table-cell table:formula="of:=CONCATENATE([.$P$2];[.C100];&quot;;&quot;)" office:value-type="string" office:string-value=" WHERE id =92;" calcext:value-type="string">
            <text:p><text:s/>WHERE id =92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Chitungwiza</text:p>
          </table:table-cell>
          <table:table-cell office:value-type="string" calcext:value-type="string">
            <text:p>Zimbabue</text:p>
          </table:table-cell>
          <table:table-cell table:style-name="ce121" office:value-type="float" office:value="94" calcext:value-type="float">
            <text:p>9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bigail'</text:p>
          </table:table-cell>
          <table:table-cell office:value-type="string" calcext:value-type="string">
            <text:p>'Soledad'</text:p>
          </table:table-cell>
          <table:table-cell table:number-columns-repeated="2" office:value-type="string" calcext:value-type="string">
            <text:p>'Zepeda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66-05-13</text:p>
          </table:table-cell>
          <table:table-cell office:value-type="string" calcext:value-type="string">
            <text:p>Irlanda</text:p>
          </table:table-cell>
          <table:table-cell table:style-name="ce89" table:formula="of:=RANDBETWEEN(10000000;100000000)" office:value-type="float" office:value="28289125" calcext:value-type="float">
            <text:p>28289125</text:p>
          </table:table-cell>
          <table:table-cell office:value-type="string" calcext:value-type="string">
            <text:p>verde claro</text:p>
          </table:table-cell>
          <table:table-cell table:style-name="ce14" office:value-type="string" calcext:value-type="string">
            <text:p>Leland, NC 28451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101];&quot;,&quot;;[.G101];&quot;,&quot;;[.H101];&quot;,&quot;;[.I101];&quot;,&quot;;[.J101];&quot;,'&quot;;[.K101];&quot;','&quot;;[.L101];&quot;',&quot;;[.M101];&quot;,'&quot;;[.N101];&quot;','&quot;;[.O101];&quot;','&quot;;[.P101];&quot;' )::alias_ty)&quot;)" office:value-type="string" office:string-value="UPDATE personal_inteligencia SET aliases = array_append(aliases, ROW( 'Abigail','Soledad','Zepeda','Zepeda','personal_inteligencia_data/foto.png','1966-05-13','Irlanda',28289125,'verde claro','Leland, NC 28451','2035-05-09 07:00:00' )::alias_ty)" calcext:value-type="string">
            <text:p>UPDATE personal_inteligencia SET aliases = array_append(aliases, ROW( 'Abigail','Soledad','Zepeda','Zepeda','personal_inteligencia_data/foto.png','1966-05-13','Irlanda',28289125,'verde claro','Leland, NC 28451','2035-05-09 07:00:00' )::alias_ty)</text:p>
          </table:table-cell>
          <table:table-cell table:formula="of:=CONCATENATE([.$P$2];[.C101];&quot;;&quot;)" office:value-type="string" office:string-value=" WHERE id =94;" calcext:value-type="string">
            <text:p><text:s/>WHERE id =94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Sidney</text:p>
          </table:table-cell>
          <table:table-cell office:value-type="string" calcext:value-type="string">
            <text:p>Australia</text:p>
          </table:table-cell>
          <table:table-cell table:style-name="ce121" office:value-type="float" office:value="96" calcext:value-type="float">
            <text:p>9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Zambrano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80-05-19</text:p>
          </table:table-cell>
          <table:table-cell office:value-type="string" calcext:value-type="string">
            <text:p>Argentina</text:p>
          </table:table-cell>
          <table:table-cell table:style-name="ce89" table:formula="of:=RANDBETWEEN(10000000;100000000)" office:value-type="float" office:value="68963184" calcext:value-type="float">
            <text:p>68963184</text:p>
          </table:table-cell>
          <table:table-cell office:value-type="string" calcext:value-type="string">
            <text:p>verde oscuro</text:p>
          </table:table-cell>
          <table:table-cell table:style-name="ce14" office:value-type="string" calcext:value-type="string">
            <text:p>Mc Lean, VA 22101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102];&quot;,&quot;;[.G102];&quot;,&quot;;[.H102];&quot;,&quot;;[.I102];&quot;,&quot;;[.J102];&quot;,'&quot;;[.K102];&quot;','&quot;;[.L102];&quot;',&quot;;[.M102];&quot;,'&quot;;[.N102];&quot;','&quot;;[.O102];&quot;','&quot;;[.P102];&quot;' )::alias_ty)&quot;)" office:value-type="string" office:string-value="UPDATE personal_inteligencia SET aliases = array_append(aliases, ROW( 'Adria','Eduviges','Ward','Zambrano','personal_inteligencia_data/foto.png','1980-05-19','Argentina',68963184,'verde oscuro','Mc Lean, VA 22101','2035-05-09 07:00:00' )::alias_ty)" calcext:value-type="string">
            <text:p>UPDATE personal_inteligencia SET aliases = array_append(aliases, ROW( 'Adria','Eduviges','Ward','Zambrano','personal_inteligencia_data/foto.png','1980-05-19','Argentina',68963184,'verde oscuro','Mc Lean, VA 22101','2035-05-09 07:00:00' )::alias_ty)</text:p>
          </table:table-cell>
          <table:table-cell table:formula="of:=CONCATENATE([.$P$2];[.C102];&quot;;&quot;)" office:value-type="string" office:string-value=" WHERE id =96;" calcext:value-type="string">
            <text:p><text:s/>WHERE id =96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Perth</text:p>
          </table:table-cell>
          <table:table-cell office:value-type="string" calcext:value-type="string">
            <text:p>Australia</text:p>
          </table:table-cell>
          <table:table-cell table:style-name="ce121" office:value-type="float" office:value="98" calcext:value-type="float">
            <text:p>9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n'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Walker'</text:p>
          </table:table-cell>
          <table:table-cell office:value-type="string" calcext:value-type="string">
            <text:p>'White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82-10-08</text:p>
          </table:table-cell>
          <table:table-cell office:value-type="string" calcext:value-type="string">
            <text:p>Argentina</text:p>
          </table:table-cell>
          <table:table-cell table:style-name="ce89" table:formula="of:=RANDBETWEEN(10000000;100000000)" office:value-type="float" office:value="79357700" calcext:value-type="float">
            <text:p>79357700</text:p>
          </table:table-cell>
          <table:table-cell office:value-type="string" calcext:value-type="string">
            <text:p>azul claro</text:p>
          </table:table-cell>
          <table:table-cell table:style-name="ce14" office:value-type="string" calcext:value-type="string">
            <text:p>Patchogue, NY 11772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103];&quot;,&quot;;[.G103];&quot;,&quot;;[.H103];&quot;,&quot;;[.I103];&quot;,&quot;;[.J103];&quot;,'&quot;;[.K103];&quot;','&quot;;[.L103];&quot;',&quot;;[.M103];&quot;,'&quot;;[.N103];&quot;','&quot;;[.O103];&quot;','&quot;;[.P103];&quot;' )::alias_ty)&quot;)" office:value-type="string" office:string-value="UPDATE personal_inteligencia SET aliases = array_append(aliases, ROW( 'Adrian','Constantino','Walker','White','personal_inteligencia_data/foto.png','1982-10-08','Argentina',79357700,'azul claro','Patchogue, NY 11772','2035-05-09 07:00:00' )::alias_ty)" calcext:value-type="string">
            <text:p>UPDATE personal_inteligencia SET aliases = array_append(aliases, ROW( 'Adrian','Constantino','Walker','White','personal_inteligencia_data/foto.png','1982-10-08','Argentina',79357700,'azul claro','Patchogue, NY 11772','2035-05-09 07:00:00' )::alias_ty)</text:p>
          </table:table-cell>
          <table:table-cell table:formula="of:=CONCATENATE([.$P$2];[.C103];&quot;;&quot;)" office:value-type="string" office:string-value=" WHERE id =98;" calcext:value-type="string">
            <text:p><text:s/>WHERE id =98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Perth</text:p>
          </table:table-cell>
          <table:table-cell office:value-type="string" calcext:value-type="string">
            <text:p>Australia</text:p>
          </table:table-cell>
          <table:table-cell table:style-name="ce121" office:value-type="float" office:value="100" calcext:value-type="float">
            <text:p>10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olfo'</text:p>
          </table:table-cell>
          <table:table-cell office:value-type="string" calcext:value-type="string">
            <text:p>'Berenice'</text:p>
          </table:table-cell>
          <table:table-cell office:value-type="string" calcext:value-type="string">
            <text:p>'Zacarias'</text:p>
          </table:table-cell>
          <table:table-cell office:value-type="string" calcext:value-type="string">
            <text:p>'Zaragoza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74-10-04</text:p>
          </table:table-cell>
          <table:table-cell office:value-type="string" calcext:value-type="string">
            <text:p>Holanda</text:p>
          </table:table-cell>
          <table:table-cell table:style-name="ce89" table:formula="of:=RANDBETWEEN(10000000;100000000)" office:value-type="float" office:value="88195471" calcext:value-type="float">
            <text:p>88195471</text:p>
          </table:table-cell>
          <table:table-cell office:value-type="string" calcext:value-type="string">
            <text:p>marrón claro</text:p>
          </table:table-cell>
          <table:table-cell table:style-name="ce14" office:value-type="string" calcext:value-type="string">
            <text:p>Peachtree City, GA 30269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104];&quot;,&quot;;[.G104];&quot;,&quot;;[.H104];&quot;,&quot;;[.I104];&quot;,&quot;;[.J104];&quot;,'&quot;;[.K104];&quot;','&quot;;[.L104];&quot;',&quot;;[.M104];&quot;,'&quot;;[.N104];&quot;','&quot;;[.O104];&quot;','&quot;;[.P104];&quot;' )::alias_ty)&quot;)" office:value-type="string" office:string-value="UPDATE personal_inteligencia SET aliases = array_append(aliases, ROW( 'Adolfo','Berenice','Zacarias','Zaragoza','personal_inteligencia_data/foto.png','1974-10-04','Holanda',88195471,'marrón claro','Peachtree City, GA 30269','2035-05-09 07:00:00' )::alias_ty)" calcext:value-type="string">
            <text:p>UPDATE personal_inteligencia SET aliases = array_append(aliases, ROW( 'Adolfo','Berenice','Zacarias','Zaragoza','personal_inteligencia_data/foto.png','1974-10-04','Holanda',88195471,'marrón claro','Peachtree City, GA 30269','2035-05-09 07:00:00' )::alias_ty)</text:p>
          </table:table-cell>
          <table:table-cell table:formula="of:=CONCATENATE([.$P$2];[.C104];&quot;;&quot;)" office:value-type="string" office:string-value=" WHERE id =100;" calcext:value-type="string">
            <text:p><text:s/>WHERE id =100;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Gold Coast</text:p>
          </table:table-cell>
          <table:table-cell office:value-type="string" calcext:value-type="string">
            <text:p>Australia</text:p>
          </table:table-cell>
          <table:table-cell table:style-name="ce40" office:value-type="float" office:value="102" calcext:value-type="float">
            <text:p>10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na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personal_inteligencia_data/foto.png'</text:p>
          </table:table-cell>
          <table:table-cell table:style-name="ce103" office:value-type="string" calcext:value-type="string">
            <text:p>1987-10-13</text:p>
          </table:table-cell>
          <table:table-cell office:value-type="string" calcext:value-type="string">
            <text:p>Taiwán</text:p>
          </table:table-cell>
          <table:table-cell table:style-name="ce89" table:formula="of:=RANDBETWEEN(10000000;100000000)" office:value-type="float" office:value="20342508" calcext:value-type="float">
            <text:p>20342508</text:p>
          </table:table-cell>
          <table:table-cell office:value-type="string" calcext:value-type="string">
            <text:p>marrón oscuro</text:p>
          </table:table-cell>
          <table:table-cell table:style-name="ce14" office:value-type="string" calcext:value-type="string">
            <text:p>Unit 7</text:p>
          </table:table-cell>
          <table:table-cell table:style-name="ce124" office:value-type="string" calcext:value-type="string">
            <text:p>2035-05-09 07:00:00</text:p>
          </table:table-cell>
          <table:table-cell table:formula="of:=CONCATENATE([.$O$2]; &quot; ROW( &quot;;[.F105];&quot;,&quot;;[.G105];&quot;,&quot;;[.H105];&quot;,&quot;;[.I105];&quot;,&quot;;[.J105];&quot;,'&quot;;[.K105];&quot;','&quot;;[.L105];&quot;',&quot;;[.M105];&quot;,'&quot;;[.N105];&quot;','&quot;;[.O105];&quot;','&quot;;[.P105];&quot;' )::alias_ty)&quot;)" office:value-type="string" office:string-value="UPDATE personal_inteligencia SET aliases = array_append(aliases, ROW( 'Adriana','Eliana','Villeda','Ward','personal_inteligencia_data/foto.png','1987-10-13','Taiwán',20342508,'marrón oscuro','Unit 7','2035-05-09 07:00:00' )::alias_ty)" calcext:value-type="string">
            <text:p>UPDATE personal_inteligencia SET aliases = array_append(aliases, ROW( 'Adriana','Eliana','Villeda','Ward','personal_inteligencia_data/foto.png','1987-10-13','Taiwán',20342508,'marrón oscuro','Unit 7','2035-05-09 07:00:00' )::alias_ty)</text:p>
          </table:table-cell>
          <table:table-cell table:formula="of:=CONCATENATE([.$P$2];[.C105];&quot;;&quot;)" office:value-type="string" office:string-value=" WHERE id =102;" calcext:value-type="string">
            <text:p><text:s/>WHERE id =102;</text:p>
          </table:table-cell>
          <table:table-cell table:number-columns-repeated="1006"/>
        </table:table-row>
        <table:table-row table:style-name="ro8" table:number-rows-repeated="2">
          <table:table-cell table:number-columns-repeated="10"/>
          <table:table-cell table:style-name="ce103"/>
          <table:table-cell/>
          <table:table-cell table:style-name="ce89"/>
          <table:table-cell/>
          <table:table-cell table:style-name="ce14"/>
          <table:table-cell table:style-name="ce41"/>
          <table:table-cell table:number-columns-repeated="1008"/>
        </table:table-row>
        <table:table-row table:style-name="ro8" table:number-rows-repeated="3">
          <table:table-cell/>
          <table:table-cell table:style-name="ce92"/>
          <table:table-cell table:number-columns-repeated="8"/>
          <table:table-cell table:style-name="ce103"/>
          <table:table-cell/>
          <table:table-cell table:style-name="ce89"/>
          <table:table-cell/>
          <table:table-cell table:style-name="ce14"/>
          <table:table-cell table:style-name="ce41"/>
          <table:table-cell table:number-columns-repeated="1008"/>
        </table:table-row>
        <table:table-row table:style-name="ro8" table:number-rows-repeated="25">
          <table:table-cell table:number-columns-repeated="10"/>
          <table:table-cell table:style-name="ce103"/>
          <table:table-cell/>
          <table:table-cell table:style-name="ce89"/>
          <table:table-cell/>
          <table:table-cell table:style-name="ce14"/>
          <table:table-cell table:style-name="ce41"/>
          <table:table-cell table:number-columns-repeated="1008"/>
        </table:table-row>
        <table:table-row table:style-name="ro8" table:number-rows-repeated="15">
          <table:table-cell table:number-columns-repeated="10"/>
          <table:table-cell table:style-name="ce103"/>
          <table:table-cell table:number-columns-repeated="3"/>
          <table:table-cell table:style-name="ce14"/>
          <table:table-cell table:style-name="ce41"/>
          <table:table-cell table:number-columns-repeated="1008"/>
        </table:table-row>
        <table:table-row table:style-name="ro8" table:number-rows-repeated="2">
          <table:table-cell table:number-columns-repeated="14"/>
          <table:table-cell table:style-name="ce14"/>
          <table:table-cell table:style-name="ce41"/>
          <table:table-cell table:number-columns-repeated="1008"/>
        </table:table-row>
        <table:table-row table:style-name="ro8" table:number-rows-repeated="64">
          <table:table-cell table:number-columns-repeated="14"/>
          <table:table-cell table:style-name="ce14"/>
          <table:table-cell table:number-columns-repeated="1009"/>
        </table:table-row>
        <table:table-row table:style-name="ro8" table:number-rows-repeated="1048357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IST_CARGO" table:style-name="ta3">
        <table:table-column table:style-name="co55" table:default-cell-style-name="ce88"/>
        <table:table-column table:style-name="co56" table:default-cell-style-name="ce88"/>
        <table:table-column table:style-name="co57" table:default-cell-style-name="ce88"/>
        <table:table-column table:style-name="co56" table:default-cell-style-name="ce88"/>
        <table:table-column table:style-name="co58" table:default-cell-style-name="ce86"/>
        <table:table-column table:style-name="co57" table:default-cell-style-name="ce86"/>
        <table:table-column table:style-name="co59" table:default-cell-style-name="ce86"/>
        <table:table-column table:style-name="co32" table:default-cell-style-name="ce88"/>
        <table:table-column table:style-name="co60" table:default-cell-style-name="ce130"/>
        <table:table-column table:style-name="co61" table:default-cell-style-name="ce86"/>
        <table:table-column table:style-name="co62" table:default-cell-style-name="ce86"/>
        <table:table-column table:style-name="co59" table:default-cell-style-name="ce130"/>
        <table:table-column table:style-name="co63" table:default-cell-style-name="ce130"/>
        <table:table-column table:style-name="co64" table:default-cell-style-name="ce92"/>
        <table:table-column table:style-name="co37" table:default-cell-style-name="ce86"/>
        <table:table-column table:style-name="co16" table:default-cell-style-name="ce86"/>
        <table:table-column table:style-name="co65" table:default-cell-style-name="ce86"/>
        <table:table-column table:style-name="co66" table:number-columns-repeated="1006" table:default-cell-style-name="ce86"/>
        <table:table-column table:style-name="co7" table:default-cell-style-name="ce86"/>
        <table:table-row table:style-name="ro7">
          <table:table-cell table:number-columns-repeated="1024"/>
        </table:table-row>
        <table:table-row table:style-name="ro7">
          <table:table-cell table:style-name="ce126" office:value-type="string" calcext:value-type="string">
            <text:p>primer_nombre</text:p>
          </table:table-cell>
          <table:table-cell table:style-name="ce126" office:value-type="string" calcext:value-type="string">
            <text:p>primer_apellido</text:p>
          </table:table-cell>
          <table:table-cell table:style-name="ce126" office:value-type="string" calcext:value-type="string">
            <text:p>fecha_nacimiento</text:p>
          </table:table-cell>
          <table:table-cell table:style-name="ce126" office:value-type="string" calcext:value-type="string">
            <text:p>class_seguridad</text:p>
          </table:table-cell>
          <table:table-cell table:style-name="ce87" office:value-type="string" calcext:value-type="string">
            <text:p>fk_lugar</text:p>
          </table:table-cell>
          <table:table-cell table:style-name="ce92" office:value-type="string" calcext:value-type="string">
            <text:p>Columna1</text:p>
          </table:table-cell>
          <table:table-cell table:style-name="ce92" office:value-type="string" calcext:value-type="string">
            <text:p>Columna2</text:p>
          </table:table-cell>
          <table:table-cell table:style-name="ce126" office:value-type="string" calcext:value-type="string">
            <text:p>Columna3</text:p>
          </table:table-cell>
          <table:table-cell table:style-name="ce131" office:value-type="string" calcext:value-type="string">
            <text:p>n</text:p>
          </table:table-cell>
          <table:table-cell table:style-name="ce97" office:value-type="string" calcext:value-type="string">
            <text:p>fk_personal_inteligencia</text:p>
          </table:table-cell>
          <table:table-cell table:style-name="ce100" office:value-type="string" calcext:value-type="string">
            <text:p>cargo</text:p>
          </table:table-cell>
          <table:table-cell table:style-name="ce131" office:value-type="string" calcext:value-type="string">
            <text:p>fk_estacion</text:p>
          </table:table-cell>
          <table:table-cell table:style-name="ce131" office:value-type="string" calcext:value-type="string">
            <text:p>fk_oficina_principal</text:p>
          </table:table-cell>
          <table:table-cell table:style-name="ce134" office:value-type="string" calcext:value-type="string">
            <text:p>fk_empleado_jefe</text:p>
          </table:table-cell>
          <table:table-cell table:style-name="ce121" office:value-type="string" calcext:value-type="string">
            <text:p>fecha_inicio</text:p>
          </table:table-cell>
          <table:table-cell table:style-name="ce121" office:value-type="string" calcext:value-type="string">
            <text:p>fecha_fin</text:p>
          </table:table-cell>
          <table:table-cell table:style-name="ce121" office:value-type="string" calcext:value-type="string">
            <text:p>INSERT INTO HIST_CARGO (fecha_inicio, fecha_fin, cargo, <text:s/>fk_personal_inteligencia, fk_estacion, fk_oficina_principal) VALUES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Florentina'</text:p>
          </table:table-cell>
          <table:table-cell office:value-type="string" calcext:value-type="string">
            <text:p>'Landa'</text:p>
          </table:table-cell>
          <table:table-cell table:style-name="ce124" office:value-type="string" calcext:value-type="string">
            <text:p>1993-03-05</text:p>
          </table:table-cell>
          <table:table-cell office:value-type="string" calcext:value-type="string">
            <text:p>top_secret</text:p>
          </table:table-cell>
          <table:table-cell table:style-name="ce88" office:value-type="float" office:value="10" calcext:value-type="float">
            <text:p>10</text:p>
          </table:table-cell>
          <table:table-cell table:style-name="ce92" office:value-type="string" calcext:value-type="string">
            <text:p>Dublin</text:p>
          </table:table-cell>
          <table:table-cell table:style-name="ce95" office:value-type="string" calcext:value-type="string">
            <text:p>Irlanda</text:p>
          </table:table-cell>
          <table:table-cell/>
          <table:table-cell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office:value-type="string" calcext:value-type="string">
            <text:p>ag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3];&quot;','&quot;;[.P3];&quot;','&quot;;[.K3];&quot;',&quot;;[.J3];&quot;,&quot;;[.L3];&quot;,&quot;;[.M3];&quot;),&quot;)" office:value-type="string" office:string-value="('2034-01-05 01:00:00','2035-03-09 07:00:00','agente',1,1,1)," calcext:value-type="string">
            <text:p>('2034-01-05 01:00:00','2035-03-09 07:00:00','agente',1,1,1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Libertad'</text:p>
          </table:table-cell>
          <table:table-cell office:value-type="string" calcext:value-type="string">
            <text:p>'Casas'</text:p>
          </table:table-cell>
          <table:table-cell table:style-name="ce124" office:value-type="string" calcext:value-type="string">
            <text:p>1998-11-21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10" calcext:value-type="float">
            <text:p>10</text:p>
          </table:table-cell>
          <table:table-cell table:style-name="ce92" office:value-type="string" calcext:value-type="string">
            <text:p>Dublin</text:p>
          </table:table-cell>
          <table:table-cell table:style-name="ce95" office:value-type="string" calcext:value-type="string">
            <text:p>Irlanda</text:p>
          </table:table-cell>
          <table:table-cell/>
          <table:table-cell office:value-type="float" office:value="3" calcext:value-type="float">
            <text:p>3</text:p>
          </table:table-cell>
          <table:table-cell table:style-name="ce97" office:value-type="float" office:value="3" calcext:value-type="float">
            <text:p>3</text:p>
          </table:table-cell>
          <table:table-cell office:value-type="string" calcext:value-type="string">
            <text:p>ag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4];&quot;','&quot;;[.P4];&quot;','&quot;;[.K4];&quot;',&quot;;[.J4];&quot;,&quot;;[.L4];&quot;,&quot;;[.M4];&quot;),&quot;)" office:value-type="string" office:string-value="('2034-01-06 01:00:00','2035-03-12 07:00:00','agente',3,1,1)," calcext:value-type="string">
            <text:p>('2034-01-06 01:00:00','2035-03-12 07:00:00','agente',3,1,1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Valentin'</text:p>
          </table:table-cell>
          <table:table-cell office:value-type="string" calcext:value-type="string">
            <text:p>'Machuca'</text:p>
          </table:table-cell>
          <table:table-cell table:style-name="ce124" office:value-type="string" calcext:value-type="string">
            <text:p>1993-08-25</text:p>
          </table:table-cell>
          <table:table-cell office:value-type="string" calcext:value-type="string">
            <text:p>top_secret</text:p>
          </table:table-cell>
          <table:table-cell table:style-name="ce88" office:value-type="float" office:value="11" calcext:value-type="float">
            <text:p>11</text:p>
          </table:table-cell>
          <table:table-cell table:style-name="ce92" office:value-type="string" calcext:value-type="string">
            <text:p>Cork</text:p>
          </table:table-cell>
          <table:table-cell table:style-name="ce95" office:value-type="string" calcext:value-type="string">
            <text:p>Irlanda</text:p>
          </table:table-cell>
          <table:table-cell/>
          <table:table-cell office:value-type="float" office:value="5" calcext:value-type="float">
            <text:p>5</text:p>
          </table:table-cell>
          <table:table-cell table:style-name="ce97" office:value-type="float" office:value="5" calcext:value-type="float">
            <text:p>5</text:p>
          </table:table-cell>
          <table:table-cell office:value-type="string" calcext:value-type="string">
            <text:p>agen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5];&quot;','&quot;;[.P5];&quot;','&quot;;[.K5];&quot;',&quot;;[.J5];&quot;,&quot;;[.L5];&quot;,&quot;;[.M5];&quot;),&quot;)" office:value-type="string" office:string-value="('2034-01-05 01:00:00','2035-03-09 07:00:00','agente',5,2,1)," calcext:value-type="string">
            <text:p>('2034-01-05 01:00:00','2035-03-09 07:00:00','agente',5,2,1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Bruno'</text:p>
          </table:table-cell>
          <table:table-cell office:value-type="string" calcext:value-type="string">
            <text:p>'Quiroga'</text:p>
          </table:table-cell>
          <table:table-cell table:style-name="ce124" office:value-type="string" calcext:value-type="string">
            <text:p>1998-12-03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11" calcext:value-type="float">
            <text:p>11</text:p>
          </table:table-cell>
          <table:table-cell table:style-name="ce92" office:value-type="string" calcext:value-type="string">
            <text:p>Cork</text:p>
          </table:table-cell>
          <table:table-cell table:style-name="ce95" office:value-type="string" calcext:value-type="string">
            <text:p>Irlanda</text:p>
          </table:table-cell>
          <table:table-cell/>
          <table:table-cell office:value-type="float" office:value="7" calcext:value-type="float">
            <text:p>7</text:p>
          </table:table-cell>
          <table:table-cell table:style-name="ce97" office:value-type="float" office:value="7" calcext:value-type="float">
            <text:p>7</text:p>
          </table:table-cell>
          <table:table-cell office:value-type="string" calcext:value-type="string">
            <text:p>agen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6];&quot;','&quot;;[.P6];&quot;','&quot;;[.K6];&quot;',&quot;;[.J6];&quot;,&quot;;[.L6];&quot;,&quot;;[.M6];&quot;),&quot;)" office:value-type="string" office:string-value="('2034-01-06 01:00:00','2035-03-12 07:00:00','agente',7,2,1)," calcext:value-type="string">
            <text:p>('2034-01-06 01:00:00','2035-03-12 07:00:00','agente',7,2,1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Bienvenido'</text:p>
          </table:table-cell>
          <table:table-cell office:value-type="string" calcext:value-type="string">
            <text:p>'Martines'</text:p>
          </table:table-cell>
          <table:table-cell table:style-name="ce124" office:value-type="string" calcext:value-type="string">
            <text:p>1994-05-26</text:p>
          </table:table-cell>
          <table:table-cell office:value-type="string" calcext:value-type="string">
            <text:p>top_secret</text:p>
          </table:table-cell>
          <table:table-cell table:style-name="ce88" office:value-type="float" office:value="12" calcext:value-type="float">
            <text:p>12</text:p>
          </table:table-cell>
          <table:table-cell table:style-name="ce92" office:value-type="string" calcext:value-type="string">
            <text:p>Galway</text:p>
          </table:table-cell>
          <table:table-cell table:style-name="ce95" office:value-type="string" calcext:value-type="string">
            <text:p>Irlanda</text:p>
          </table:table-cell>
          <table:table-cell/>
          <table:table-cell office:value-type="float" office:value="9" calcext:value-type="float">
            <text:p>9</text:p>
          </table:table-cell>
          <table:table-cell table:style-name="ce97" office:value-type="float" office:value="9" calcext:value-type="float">
            <text:p>9</text:p>
          </table:table-cell>
          <table:table-cell office:value-type="string" calcext:value-type="string">
            <text:p>agen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7];&quot;','&quot;;[.P7];&quot;','&quot;;[.K7];&quot;',&quot;;[.J7];&quot;,&quot;;[.L7];&quot;,&quot;;[.M7];&quot;),&quot;)" office:value-type="string" office:string-value="('2034-01-05 01:00:00','2035-03-09 07:00:00','agente',9,3,1)," calcext:value-type="string">
            <text:p>('2034-01-05 01:00:00','2035-03-09 07:00:00','agente',9,3,1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Margarito'</text:p>
          </table:table-cell>
          <table:table-cell office:value-type="string" calcext:value-type="string">
            <text:p>'Nevarez'</text:p>
          </table:table-cell>
          <table:table-cell table:style-name="ce124" office:value-type="string" calcext:value-type="string">
            <text:p>2000-03-09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12" calcext:value-type="float">
            <text:p>12</text:p>
          </table:table-cell>
          <table:table-cell table:style-name="ce92" office:value-type="string" calcext:value-type="string">
            <text:p>Galway</text:p>
          </table:table-cell>
          <table:table-cell table:style-name="ce95" office:value-type="string" calcext:value-type="string">
            <text:p>Irlanda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97" office:value-type="float" office:value="11" calcext:value-type="float">
            <text:p>11</text:p>
          </table:table-cell>
          <table:table-cell office:value-type="string" calcext:value-type="string">
            <text:p>agen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8];&quot;','&quot;;[.P8];&quot;','&quot;;[.K8];&quot;',&quot;;[.J8];&quot;,&quot;;[.L8];&quot;,&quot;;[.M8];&quot;),&quot;)" office:value-type="string" office:string-value="('2034-01-06 01:00:00','2035-03-12 07:00:00','agente',11,3,1)," calcext:value-type="string">
            <text:p>('2034-01-06 01:00:00','2035-03-12 07:00:00','agente',11,3,1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Santiago'</text:p>
          </table:table-cell>
          <table:table-cell office:value-type="string" calcext:value-type="string">
            <text:p>'Izaguirre'</text:p>
          </table:table-cell>
          <table:table-cell table:style-name="ce124" office:value-type="string" calcext:value-type="string">
            <text:p>1992-05-02</text:p>
          </table:table-cell>
          <table:table-cell office:value-type="string" calcext:value-type="string">
            <text:p>top_secret</text:p>
          </table:table-cell>
          <table:table-cell table:style-name="ce88" office:value-type="float" office:value="13" calcext:value-type="float">
            <text:p>13</text:p>
          </table:table-cell>
          <table:table-cell table:style-name="ce92" office:value-type="string" calcext:value-type="string">
            <text:p>Amsterdam</text:p>
          </table:table-cell>
          <table:table-cell table:style-name="ce95" office:value-type="string" calcext:value-type="string">
            <text:p>Holanda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97" office:value-type="float" office:value="13" calcext:value-type="float">
            <text:p>13</text:p>
          </table:table-cell>
          <table:table-cell office:value-type="string" calcext:value-type="string">
            <text:p>agen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9];&quot;','&quot;;[.P9];&quot;','&quot;;[.K9];&quot;',&quot;;[.J9];&quot;,&quot;;[.L9];&quot;,&quot;;[.M9];&quot;),&quot;)" office:value-type="string" office:string-value="('2034-01-05 01:00:00','2035-03-09 07:00:00','agente',13,4,2)," calcext:value-type="string">
            <text:p>('2034-01-05 01:00:00','2035-03-09 07:00:00','agente',13,4,2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Regulo'</text:p>
          </table:table-cell>
          <table:table-cell office:value-type="string" calcext:value-type="string">
            <text:p>'Coria'</text:p>
          </table:table-cell>
          <table:table-cell table:style-name="ce124" office:value-type="string" calcext:value-type="string">
            <text:p>1996-11-15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13" calcext:value-type="float">
            <text:p>13</text:p>
          </table:table-cell>
          <table:table-cell table:style-name="ce92" office:value-type="string" calcext:value-type="string">
            <text:p>Amsterdam</text:p>
          </table:table-cell>
          <table:table-cell table:style-name="ce95" office:value-type="string" calcext:value-type="string">
            <text:p>Holanda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97" office:value-type="float" office:value="15" calcext:value-type="float">
            <text:p>15</text:p>
          </table:table-cell>
          <table:table-cell office:value-type="string" calcext:value-type="string">
            <text:p>agen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10];&quot;','&quot;;[.P10];&quot;','&quot;;[.K10];&quot;',&quot;;[.J10];&quot;,&quot;;[.L10];&quot;,&quot;;[.M10];&quot;),&quot;)" office:value-type="string" office:string-value="('2034-01-06 01:00:00','2035-03-12 07:00:00','agente',15,4,2)," calcext:value-type="string">
            <text:p>('2034-01-06 01:00:00','2035-03-12 07:00:00','agente',15,4,2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Silvio'</text:p>
          </table:table-cell>
          <table:table-cell office:value-type="string" calcext:value-type="string">
            <text:p>'Avelar'</text:p>
          </table:table-cell>
          <table:table-cell table:style-name="ce124" office:value-type="string" calcext:value-type="string">
            <text:p>1992-05-29</text:p>
          </table:table-cell>
          <table:table-cell office:value-type="string" calcext:value-type="string">
            <text:p>top_secret</text:p>
          </table:table-cell>
          <table:table-cell table:style-name="ce88" office:value-type="float" office:value="14" calcext:value-type="float">
            <text:p>14</text:p>
          </table:table-cell>
          <table:table-cell table:style-name="ce92" office:value-type="string" calcext:value-type="string">
            <text:p>Roterdam</text:p>
          </table:table-cell>
          <table:table-cell table:style-name="ce95" office:value-type="string" calcext:value-type="string">
            <text:p>Holanda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97" office:value-type="float" office:value="17" calcext:value-type="float">
            <text:p>17</text:p>
          </table:table-cell>
          <table:table-cell office:value-type="string" calcext:value-type="string">
            <text:p>agen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11];&quot;','&quot;;[.P11];&quot;','&quot;;[.K11];&quot;',&quot;;[.J11];&quot;,&quot;;[.L11];&quot;,&quot;;[.M11];&quot;),&quot;)" office:value-type="string" office:string-value="('2034-01-05 01:00:00','2035-03-09 07:00:00','agente',17,5,2)," calcext:value-type="string">
            <text:p>('2034-01-05 01:00:00','2035-03-09 07:00:00','agente',17,5,2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Ives'</text:p>
          </table:table-cell>
          <table:table-cell office:value-type="string" calcext:value-type="string">
            <text:p>'Valerio'</text:p>
          </table:table-cell>
          <table:table-cell table:style-name="ce124" office:value-type="string" calcext:value-type="string">
            <text:p>1997-08-10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14" calcext:value-type="float">
            <text:p>14</text:p>
          </table:table-cell>
          <table:table-cell table:style-name="ce92" office:value-type="string" calcext:value-type="string">
            <text:p>Roterdam</text:p>
          </table:table-cell>
          <table:table-cell table:style-name="ce95" office:value-type="string" calcext:value-type="string">
            <text:p>Holanda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97" office:value-type="float" office:value="19" calcext:value-type="float">
            <text:p>19</text:p>
          </table:table-cell>
          <table:table-cell office:value-type="string" calcext:value-type="string">
            <text:p>agen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12];&quot;','&quot;;[.P12];&quot;','&quot;;[.K12];&quot;',&quot;;[.J12];&quot;,&quot;;[.L12];&quot;,&quot;;[.M12];&quot;),&quot;)" office:value-type="string" office:string-value="('2034-01-06 01:00:00','2035-03-12 07:00:00','agente',19,5,2)," calcext:value-type="string">
            <text:p>('2034-01-06 01:00:00','2035-03-12 07:00:00','agente',19,5,2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Breno'</text:p>
          </table:table-cell>
          <table:table-cell office:value-type="string" calcext:value-type="string">
            <text:p>'Acuna'</text:p>
          </table:table-cell>
          <table:table-cell table:style-name="ce124" office:value-type="string" calcext:value-type="string">
            <text:p>1993-05-13</text:p>
          </table:table-cell>
          <table:table-cell office:value-type="string" calcext:value-type="string">
            <text:p>top_secret</text:p>
          </table:table-cell>
          <table:table-cell table:style-name="ce88" office:value-type="float" office:value="15" calcext:value-type="float">
            <text:p>15</text:p>
          </table:table-cell>
          <table:table-cell table:style-name="ce92" office:value-type="string" calcext:value-type="string">
            <text:p>Haarlam</text:p>
          </table:table-cell>
          <table:table-cell table:style-name="ce95" office:value-type="string" calcext:value-type="string">
            <text:p>Holanda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97" office:value-type="float" office:value="21" calcext:value-type="float">
            <text:p>21</text:p>
          </table:table-cell>
          <table:table-cell office:value-type="string" calcext:value-type="string">
            <text:p>agent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13];&quot;','&quot;;[.P13];&quot;','&quot;;[.K13];&quot;',&quot;;[.J13];&quot;,&quot;;[.L13];&quot;,&quot;;[.M13];&quot;),&quot;)" office:value-type="string" office:string-value="('2034-01-05 01:00:00','2035-03-09 07:00:00','agente',21,6,2)," calcext:value-type="string">
            <text:p>('2034-01-05 01:00:00','2035-03-09 07:00:00','agente',21,6,2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Jayden'</text:p>
          </table:table-cell>
          <table:table-cell office:value-type="string" calcext:value-type="string">
            <text:p>'Amezcua'</text:p>
          </table:table-cell>
          <table:table-cell table:style-name="ce124" office:value-type="string" calcext:value-type="string">
            <text:p>1997-10-10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15" calcext:value-type="float">
            <text:p>15</text:p>
          </table:table-cell>
          <table:table-cell table:style-name="ce92" office:value-type="string" calcext:value-type="string">
            <text:p>Haarlam</text:p>
          </table:table-cell>
          <table:table-cell table:style-name="ce95" office:value-type="string" calcext:value-type="string">
            <text:p>Holanda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97" office:value-type="float" office:value="23" calcext:value-type="float">
            <text:p>23</text:p>
          </table:table-cell>
          <table:table-cell office:value-type="string" calcext:value-type="string">
            <text:p>agent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14];&quot;','&quot;;[.P14];&quot;','&quot;;[.K14];&quot;',&quot;;[.J14];&quot;,&quot;;[.L14];&quot;,&quot;;[.M14];&quot;),&quot;)" office:value-type="string" office:string-value="('2034-01-06 01:00:00','2035-03-12 07:00:00','agente',23,6,2)," calcext:value-type="string">
            <text:p>('2034-01-06 01:00:00','2035-03-12 07:00:00','agente',23,6,2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Kevin'</text:p>
          </table:table-cell>
          <table:table-cell office:value-type="string" calcext:value-type="string">
            <text:p>'Edwards'</text:p>
          </table:table-cell>
          <table:table-cell table:style-name="ce124" office:value-type="string" calcext:value-type="string">
            <text:p>1984-12-23</text:p>
          </table:table-cell>
          <table:table-cell office:value-type="string" calcext:value-type="string">
            <text:p>top_secret</text:p>
          </table:table-cell>
          <table:table-cell table:style-name="ce88" office:value-type="float" office:value="16" calcext:value-type="float">
            <text:p>16</text:p>
          </table:table-cell>
          <table:table-cell table:style-name="ce92" office:value-type="string" calcext:value-type="string">
            <text:p>Nuuk</text:p>
          </table:table-cell>
          <table:table-cell table:style-name="ce95" office:value-type="string" calcext:value-type="string">
            <text:p>Groenlandia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97" office:value-type="float" office:value="25" calcext:value-type="float">
            <text:p>25</text:p>
          </table:table-cell>
          <table:table-cell office:value-type="string" calcext:value-type="string">
            <text:p>agent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15];&quot;','&quot;;[.P15];&quot;','&quot;;[.K15];&quot;',&quot;;[.J15];&quot;,&quot;;[.L15];&quot;,&quot;;[.M15];&quot;),&quot;)" office:value-type="string" office:string-value="('2034-01-05 01:00:00','2035-03-09 07:00:00','agente',25,7,3)," calcext:value-type="string">
            <text:p>('2034-01-05 01:00:00','2035-03-09 07:00:00','agente',25,7,3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Eladio'</text:p>
          </table:table-cell>
          <table:table-cell office:value-type="string" calcext:value-type="string">
            <text:p>'Arteaga'</text:p>
          </table:table-cell>
          <table:table-cell table:style-name="ce124" office:value-type="string" calcext:value-type="string">
            <text:p>1998-03-19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16" calcext:value-type="float">
            <text:p>16</text:p>
          </table:table-cell>
          <table:table-cell table:style-name="ce92" office:value-type="string" calcext:value-type="string">
            <text:p>Nuuk</text:p>
          </table:table-cell>
          <table:table-cell table:style-name="ce95" office:value-type="string" calcext:value-type="string">
            <text:p>Groenlandia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97" office:value-type="float" office:value="27" calcext:value-type="float">
            <text:p>27</text:p>
          </table:table-cell>
          <table:table-cell office:value-type="string" calcext:value-type="string">
            <text:p>agent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16];&quot;','&quot;;[.P16];&quot;','&quot;;[.K16];&quot;',&quot;;[.J16];&quot;,&quot;;[.L16];&quot;,&quot;;[.M16];&quot;),&quot;)" office:value-type="string" office:string-value="('2034-01-06 01:00:00','2035-03-12 07:00:00','agente',27,7,3)," calcext:value-type="string">
            <text:p>('2034-01-06 01:00:00','2035-03-12 07:00:00','agente',27,7,3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Soledad'</text:p>
          </table:table-cell>
          <table:table-cell office:value-type="string" calcext:value-type="string">
            <text:p>'Moreno'</text:p>
          </table:table-cell>
          <table:table-cell table:style-name="ce124" office:value-type="string" calcext:value-type="string">
            <text:p>1986-05-03</text:p>
          </table:table-cell>
          <table:table-cell office:value-type="string" calcext:value-type="string">
            <text:p>top_secret</text:p>
          </table:table-cell>
          <table:table-cell table:style-name="ce88" office:value-type="float" office:value="17" calcext:value-type="float">
            <text:p>17</text:p>
          </table:table-cell>
          <table:table-cell table:style-name="ce92" office:value-type="string" calcext:value-type="string">
            <text:p>Qaqortoq</text:p>
          </table:table-cell>
          <table:table-cell table:style-name="ce95" office:value-type="string" calcext:value-type="string">
            <text:p>Groenlandia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97" office:value-type="float" office:value="29" calcext:value-type="float">
            <text:p>29</text:p>
          </table:table-cell>
          <table:table-cell office:value-type="string" calcext:value-type="string">
            <text:p>agent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17];&quot;','&quot;;[.P17];&quot;','&quot;;[.K17];&quot;',&quot;;[.J17];&quot;,&quot;;[.L17];&quot;,&quot;;[.M17];&quot;),&quot;)" office:value-type="string" office:string-value="('2034-01-05 01:00:00','2035-03-09 07:00:00','agente',29,8,3)," calcext:value-type="string">
            <text:p>('2034-01-05 01:00:00','2035-03-09 07:00:00','agente',29,8,3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Mariam'</text:p>
          </table:table-cell>
          <table:table-cell office:value-type="string" calcext:value-type="string">
            <text:p>'Orellana'</text:p>
          </table:table-cell>
          <table:table-cell table:style-name="ce124" office:value-type="string" calcext:value-type="string">
            <text:p>1998-04-22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17" calcext:value-type="float">
            <text:p>17</text:p>
          </table:table-cell>
          <table:table-cell table:style-name="ce92" office:value-type="string" calcext:value-type="string">
            <text:p>Qaqortoq</text:p>
          </table:table-cell>
          <table:table-cell table:style-name="ce95" office:value-type="string" calcext:value-type="string">
            <text:p>Groenlandia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97" office:value-type="float" office:value="31" calcext:value-type="float">
            <text:p>31</text:p>
          </table:table-cell>
          <table:table-cell office:value-type="string" calcext:value-type="string">
            <text:p>agent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18];&quot;','&quot;;[.P18];&quot;','&quot;;[.K18];&quot;',&quot;;[.J18];&quot;,&quot;;[.L18];&quot;,&quot;;[.M18];&quot;),&quot;)" office:value-type="string" office:string-value="('2034-01-06 01:00:00','2035-03-12 07:00:00','agente',31,8,3)," calcext:value-type="string">
            <text:p>('2034-01-06 01:00:00','2035-03-12 07:00:00','agente',31,8,3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Fiona'</text:p>
          </table:table-cell>
          <table:table-cell office:value-type="string" calcext:value-type="string">
            <text:p>'Soriano'</text:p>
          </table:table-cell>
          <table:table-cell table:style-name="ce124" office:value-type="string" calcext:value-type="string">
            <text:p>1988-12-02</text:p>
          </table:table-cell>
          <table:table-cell office:value-type="string" calcext:value-type="string">
            <text:p>top_secret</text:p>
          </table:table-cell>
          <table:table-cell table:style-name="ce88" office:value-type="float" office:value="18" calcext:value-type="float">
            <text:p>18</text:p>
          </table:table-cell>
          <table:table-cell table:style-name="ce92" office:value-type="string" calcext:value-type="string">
            <text:p>Sisimiut</text:p>
          </table:table-cell>
          <table:table-cell table:style-name="ce95" office:value-type="string" calcext:value-type="string">
            <text:p>Groenlandia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97" office:value-type="float" office:value="33" calcext:value-type="float">
            <text:p>33</text:p>
          </table:table-cell>
          <table:table-cell office:value-type="string" calcext:value-type="string">
            <text:p>agent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19];&quot;','&quot;;[.P19];&quot;','&quot;;[.K19];&quot;',&quot;;[.J19];&quot;,&quot;;[.L19];&quot;,&quot;;[.M19];&quot;),&quot;)" office:value-type="string" office:string-value="('2034-01-05 01:00:00','2035-03-09 07:00:00','agente',33,9,3)," calcext:value-type="string">
            <text:p>('2034-01-05 01:00:00','2035-03-09 07:00:00','agente',33,9,3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Thais'</text:p>
          </table:table-cell>
          <table:table-cell office:value-type="string" calcext:value-type="string">
            <text:p>'Kelly'</text:p>
          </table:table-cell>
          <table:table-cell table:style-name="ce124" office:value-type="string" calcext:value-type="string">
            <text:p>1998-06-26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18" calcext:value-type="float">
            <text:p>18</text:p>
          </table:table-cell>
          <table:table-cell table:style-name="ce92" office:value-type="string" calcext:value-type="string">
            <text:p>Sisimiut</text:p>
          </table:table-cell>
          <table:table-cell table:style-name="ce95" office:value-type="string" calcext:value-type="string">
            <text:p>Groenlandia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97" office:value-type="float" office:value="35" calcext:value-type="float">
            <text:p>35</text:p>
          </table:table-cell>
          <table:table-cell office:value-type="string" calcext:value-type="string">
            <text:p>agent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20];&quot;','&quot;;[.P20];&quot;','&quot;;[.K20];&quot;',&quot;;[.J20];&quot;,&quot;;[.L20];&quot;,&quot;;[.M20];&quot;),&quot;)" office:value-type="string" office:string-value="('2034-01-06 01:00:00','2035-03-12 07:00:00','agente',35,9,3)," calcext:value-type="string">
            <text:p>('2034-01-06 01:00:00','2035-03-12 07:00:00','agente',35,9,3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Bernarda'</text:p>
          </table:table-cell>
          <table:table-cell office:value-type="string" calcext:value-type="string">
            <text:p>'Preciado'</text:p>
          </table:table-cell>
          <table:table-cell table:style-name="ce124" office:value-type="string" calcext:value-type="string">
            <text:p>2000-05-20</text:p>
          </table:table-cell>
          <table:table-cell office:value-type="string" calcext:value-type="string">
            <text:p>top_secret</text:p>
          </table:table-cell>
          <table:table-cell table:style-name="ce88" office:value-type="float" office:value="19" calcext:value-type="float">
            <text:p>19</text:p>
          </table:table-cell>
          <table:table-cell table:style-name="ce92" office:value-type="string" calcext:value-type="string">
            <text:p>Buenos Aires</text:p>
          </table:table-cell>
          <table:table-cell table:style-name="ce95" office:value-type="string" calcext:value-type="string">
            <text:p>Argentina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97" office:value-type="float" office:value="37" calcext:value-type="float">
            <text:p>37</text:p>
          </table:table-cell>
          <table:table-cell office:value-type="string" calcext:value-type="string">
            <text:p>agent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21];&quot;','&quot;;[.P21];&quot;','&quot;;[.K21];&quot;',&quot;;[.J21];&quot;,&quot;;[.L21];&quot;,&quot;;[.M21];&quot;),&quot;)" office:value-type="string" office:string-value="('2034-01-05 01:00:00','2035-03-09 07:00:00','agente',37,10,4)," calcext:value-type="string">
            <text:p>('2034-01-05 01:00:00','2035-03-09 07:00:00','agente',37,10,4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Melina'</text:p>
          </table:table-cell>
          <table:table-cell office:value-type="string" calcext:value-type="string">
            <text:p>'Cardenas'</text:p>
          </table:table-cell>
          <table:table-cell table:style-name="ce124" office:value-type="string" calcext:value-type="string">
            <text:p>1990-08-29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19" calcext:value-type="float">
            <text:p>19</text:p>
          </table:table-cell>
          <table:table-cell table:style-name="ce92" office:value-type="string" calcext:value-type="string">
            <text:p>Buenos Aires</text:p>
          </table:table-cell>
          <table:table-cell table:style-name="ce95" office:value-type="string" calcext:value-type="string">
            <text:p>Argentina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97" office:value-type="float" office:value="39" calcext:value-type="float">
            <text:p>39</text:p>
          </table:table-cell>
          <table:table-cell office:value-type="string" calcext:value-type="string">
            <text:p>agent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22];&quot;','&quot;;[.P22];&quot;','&quot;;[.K22];&quot;',&quot;;[.J22];&quot;,&quot;;[.L22];&quot;,&quot;;[.M22];&quot;),&quot;)" office:value-type="string" office:string-value="('2034-01-06 01:00:00','2035-03-12 07:00:00','agente',39,10,4)," calcext:value-type="string">
            <text:p>('2034-01-06 01:00:00','2035-03-12 07:00:00','agente',39,10,4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Emperatriz'</text:p>
          </table:table-cell>
          <table:table-cell office:value-type="string" calcext:value-type="string">
            <text:p>'Farias'</text:p>
          </table:table-cell>
          <table:table-cell table:style-name="ce124" office:value-type="string" calcext:value-type="string">
            <text:p>2000-08-11</text:p>
          </table:table-cell>
          <table:table-cell office:value-type="string" calcext:value-type="string">
            <text:p>top_secret</text:p>
          </table:table-cell>
          <table:table-cell table:style-name="ce88" office:value-type="float" office:value="20" calcext:value-type="float">
            <text:p>20</text:p>
          </table:table-cell>
          <table:table-cell table:style-name="ce92" office:value-type="string" calcext:value-type="string">
            <text:p>Ciudad de Cordoba</text:p>
          </table:table-cell>
          <table:table-cell table:style-name="ce95" office:value-type="string" calcext:value-type="string">
            <text:p>Argentina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97" office:value-type="float" office:value="41" calcext:value-type="float">
            <text:p>41</text:p>
          </table:table-cell>
          <table:table-cell office:value-type="string" calcext:value-type="string">
            <text:p>agent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23];&quot;','&quot;;[.P23];&quot;','&quot;;[.K23];&quot;',&quot;;[.J23];&quot;,&quot;;[.L23];&quot;,&quot;;[.M23];&quot;),&quot;)" office:value-type="string" office:string-value="('2034-01-05 01:00:00','2035-03-09 07:00:00','agente',41,11,4)," calcext:value-type="string">
            <text:p>('2034-01-05 01:00:00','2035-03-09 07:00:00','agente',41,11,4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Facunda'</text:p>
          </table:table-cell>
          <table:table-cell office:value-type="string" calcext:value-type="string">
            <text:p>'Prado'</text:p>
          </table:table-cell>
          <table:table-cell table:style-name="ce124" office:value-type="string" calcext:value-type="string">
            <text:p>1991-01-29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20" calcext:value-type="float">
            <text:p>20</text:p>
          </table:table-cell>
          <table:table-cell table:style-name="ce92" office:value-type="string" calcext:value-type="string">
            <text:p>Ciudad de Cordoba</text:p>
          </table:table-cell>
          <table:table-cell table:style-name="ce95" office:value-type="string" calcext:value-type="string">
            <text:p>Argentina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97" office:value-type="float" office:value="43" calcext:value-type="float">
            <text:p>43</text:p>
          </table:table-cell>
          <table:table-cell office:value-type="string" calcext:value-type="string">
            <text:p>agent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24];&quot;','&quot;;[.P24];&quot;','&quot;;[.K24];&quot;',&quot;;[.J24];&quot;,&quot;;[.L24];&quot;,&quot;;[.M24];&quot;),&quot;)" office:value-type="string" office:string-value="('2034-01-06 01:00:00','2035-03-12 07:00:00','agente',43,11,4)," calcext:value-type="string">
            <text:p>('2034-01-06 01:00:00','2035-03-12 07:00:00','agente',43,11,4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Michael'</text:p>
          </table:table-cell>
          <table:table-cell office:value-type="string" calcext:value-type="string">
            <text:p>'Moreno'</text:p>
          </table:table-cell>
          <table:table-cell table:style-name="ce124" office:value-type="string" calcext:value-type="string">
            <text:p>2000-10-19</text:p>
          </table:table-cell>
          <table:table-cell office:value-type="string" calcext:value-type="string">
            <text:p>top_secret</text:p>
          </table:table-cell>
          <table:table-cell table:style-name="ce88" office:value-type="float" office:value="21" calcext:value-type="float">
            <text:p>21</text:p>
          </table:table-cell>
          <table:table-cell table:style-name="ce92" office:value-type="string" calcext:value-type="string">
            <text:p>Rosario</text:p>
          </table:table-cell>
          <table:table-cell table:style-name="ce95" office:value-type="string" calcext:value-type="string">
            <text:p>Argentina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97" office:value-type="float" office:value="45" calcext:value-type="float">
            <text:p>45</text:p>
          </table:table-cell>
          <table:table-cell office:value-type="string" calcext:value-type="string">
            <text:p>agent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25];&quot;','&quot;;[.P25];&quot;','&quot;;[.K25];&quot;',&quot;;[.J25];&quot;,&quot;;[.L25];&quot;,&quot;;[.M25];&quot;),&quot;)" office:value-type="string" office:string-value="('2034-01-05 01:00:00','2035-03-09 07:00:00','agente',45,12,4)," calcext:value-type="string">
            <text:p>('2034-01-05 01:00:00','2035-03-09 07:00:00','agente',45,12,4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Matias'</text:p>
          </table:table-cell>
          <table:table-cell office:value-type="string" calcext:value-type="string">
            <text:p>'Segura'</text:p>
          </table:table-cell>
          <table:table-cell table:style-name="ce124" office:value-type="string" calcext:value-type="string">
            <text:p>1991-05-26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21" calcext:value-type="float">
            <text:p>21</text:p>
          </table:table-cell>
          <table:table-cell table:style-name="ce92" office:value-type="string" calcext:value-type="string">
            <text:p>Rosario</text:p>
          </table:table-cell>
          <table:table-cell table:style-name="ce95" office:value-type="string" calcext:value-type="string">
            <text:p>Argentina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97" office:value-type="float" office:value="47" calcext:value-type="float">
            <text:p>47</text:p>
          </table:table-cell>
          <table:table-cell office:value-type="string" calcext:value-type="string">
            <text:p>agent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26];&quot;','&quot;;[.P26];&quot;','&quot;;[.K26];&quot;',&quot;;[.J26];&quot;,&quot;;[.L26];&quot;,&quot;;[.M26];&quot;),&quot;)" office:value-type="string" office:string-value="('2034-01-06 01:00:00','2035-03-12 07:00:00','agente',47,12,4)," calcext:value-type="string">
            <text:p>('2034-01-06 01:00:00','2035-03-12 07:00:00','agente',47,12,4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Nikita'</text:p>
          </table:table-cell>
          <table:table-cell office:value-type="string" calcext:value-type="string">
            <text:p>'Sanabria'</text:p>
          </table:table-cell>
          <table:table-cell table:style-name="ce124" office:value-type="string" calcext:value-type="string">
            <text:p>2000-10-29</text:p>
          </table:table-cell>
          <table:table-cell office:value-type="string" calcext:value-type="string">
            <text:p>top_secret</text:p>
          </table:table-cell>
          <table:table-cell table:style-name="ce88" office:value-type="float" office:value="22" calcext:value-type="float">
            <text:p>22</text:p>
          </table:table-cell>
          <table:table-cell table:style-name="ce92" office:value-type="string" calcext:value-type="string">
            <text:p>Taipei</text:p>
          </table:table-cell>
          <table:table-cell table:style-name="ce95" office:value-type="string" calcext:value-type="string">
            <text:p>Taiwán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97" office:value-type="float" office:value="49" calcext:value-type="float">
            <text:p>49</text:p>
          </table:table-cell>
          <table:table-cell office:value-type="string" calcext:value-type="string">
            <text:p>agente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27];&quot;','&quot;;[.P27];&quot;','&quot;;[.K27];&quot;',&quot;;[.J27];&quot;,&quot;;[.L27];&quot;,&quot;;[.M27];&quot;),&quot;)" office:value-type="string" office:string-value="('2034-01-05 01:00:00','2035-03-09 07:00:00','agente',49,13,5)," calcext:value-type="string">
            <text:p>('2034-01-05 01:00:00','2035-03-09 07:00:00','agente',49,13,5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Jonathan'</text:p>
          </table:table-cell>
          <table:table-cell office:value-type="string" calcext:value-type="string">
            <text:p>'Caballero'</text:p>
          </table:table-cell>
          <table:table-cell table:style-name="ce124" office:value-type="string" calcext:value-type="string">
            <text:p>1986-05-04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22" calcext:value-type="float">
            <text:p>22</text:p>
          </table:table-cell>
          <table:table-cell table:style-name="ce92" office:value-type="string" calcext:value-type="string">
            <text:p>Taipei</text:p>
          </table:table-cell>
          <table:table-cell table:style-name="ce95" office:value-type="string" calcext:value-type="string">
            <text:p>Taiwán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97" office:value-type="float" office:value="51" calcext:value-type="float">
            <text:p>51</text:p>
          </table:table-cell>
          <table:table-cell office:value-type="string" calcext:value-type="string">
            <text:p>agente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28];&quot;','&quot;;[.P28];&quot;','&quot;;[.K28];&quot;',&quot;;[.J28];&quot;,&quot;;[.L28];&quot;,&quot;;[.M28];&quot;),&quot;)" office:value-type="string" office:string-value="('2034-01-06 01:00:00','2035-03-12 07:00:00','agente',51,13,5)," calcext:value-type="string">
            <text:p>('2034-01-06 01:00:00','2035-03-12 07:00:00','agente',51,13,5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Yves'</text:p>
          </table:table-cell>
          <table:table-cell office:value-type="string" calcext:value-type="string">
            <text:p>'Avina'</text:p>
          </table:table-cell>
          <table:table-cell table:style-name="ce124" office:value-type="string" calcext:value-type="string">
            <text:p>1983-09-14</text:p>
          </table:table-cell>
          <table:table-cell office:value-type="string" calcext:value-type="string">
            <text:p>top_secret</text:p>
          </table:table-cell>
          <table:table-cell table:style-name="ce88" office:value-type="float" office:value="23" calcext:value-type="float">
            <text:p>23</text:p>
          </table:table-cell>
          <table:table-cell table:style-name="ce92" office:value-type="string" calcext:value-type="string">
            <text:p>Tainan</text:p>
          </table:table-cell>
          <table:table-cell table:style-name="ce95" office:value-type="string" calcext:value-type="string">
            <text:p>Taiwán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97" office:value-type="float" office:value="53" calcext:value-type="float">
            <text:p>53</text:p>
          </table:table-cell>
          <table:table-cell office:value-type="string" calcext:value-type="string">
            <text:p>agent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29];&quot;','&quot;;[.P29];&quot;','&quot;;[.K29];&quot;',&quot;;[.J29];&quot;,&quot;;[.L29];&quot;,&quot;;[.M29];&quot;),&quot;)" office:value-type="string" office:string-value="('2034-01-05 01:00:00','2035-03-09 07:00:00','agente',53,14,5)," calcext:value-type="string">
            <text:p>('2034-01-05 01:00:00','2035-03-09 07:00:00','agente',53,14,5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Adria'</text:p>
          </table:table-cell>
          <table:table-cell office:value-type="string" calcext:value-type="string">
            <text:p>'Hermosillo'</text:p>
          </table:table-cell>
          <table:table-cell table:style-name="ce124" office:value-type="string" calcext:value-type="string">
            <text:p>1988-12-03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23" calcext:value-type="float">
            <text:p>23</text:p>
          </table:table-cell>
          <table:table-cell table:style-name="ce92" office:value-type="string" calcext:value-type="string">
            <text:p>Tainan</text:p>
          </table:table-cell>
          <table:table-cell table:style-name="ce95" office:value-type="string" calcext:value-type="string">
            <text:p>Taiwán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97" office:value-type="float" office:value="55" calcext:value-type="float">
            <text:p>55</text:p>
          </table:table-cell>
          <table:table-cell office:value-type="string" calcext:value-type="string">
            <text:p>agent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30];&quot;','&quot;;[.P30];&quot;','&quot;;[.K30];&quot;',&quot;;[.J30];&quot;,&quot;;[.L30];&quot;,&quot;;[.M30];&quot;),&quot;)" office:value-type="string" office:string-value="('2034-01-06 01:00:00','2035-03-12 07:00:00','agente',55,14,5)," calcext:value-type="string">
            <text:p>('2034-01-06 01:00:00','2035-03-12 07:00:00','agente',55,14,5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Adria'</text:p>
          </table:table-cell>
          <table:table-cell office:value-type="string" calcext:value-type="string">
            <text:p>'Armijo'</text:p>
          </table:table-cell>
          <table:table-cell table:style-name="ce124" office:value-type="string" calcext:value-type="string">
            <text:p>1984-05-21</text:p>
          </table:table-cell>
          <table:table-cell office:value-type="string" calcext:value-type="string">
            <text:p>top_secret</text:p>
          </table:table-cell>
          <table:table-cell table:style-name="ce88" office:value-type="float" office:value="24" calcext:value-type="float">
            <text:p>24</text:p>
          </table:table-cell>
          <table:table-cell table:style-name="ce93" office:value-type="string" calcext:value-type="string">
            <text:p>Kaohsiung</text:p>
          </table:table-cell>
          <table:table-cell table:style-name="ce95" office:value-type="string" calcext:value-type="string">
            <text:p>Taiwán</text:p>
          </table:table-cell>
          <table:table-cell/>
          <table:table-cell office:value-type="float" office:value="57" calcext:value-type="float">
            <text:p>57</text:p>
          </table:table-cell>
          <table:table-cell table:style-name="ce97" office:value-type="float" office:value="57" calcext:value-type="float">
            <text:p>57</text:p>
          </table:table-cell>
          <table:table-cell office:value-type="string" calcext:value-type="string">
            <text:p>agent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31];&quot;','&quot;;[.P31];&quot;','&quot;;[.K31];&quot;',&quot;;[.J31];&quot;,&quot;;[.L31];&quot;,&quot;;[.M31];&quot;),&quot;)" office:value-type="string" office:string-value="('2034-01-05 01:00:00','2035-03-09 07:00:00','agente',57,15,5)," calcext:value-type="string">
            <text:p>('2034-01-05 01:00:00','2035-03-09 07:00:00','agente',57,15,5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Alfredo'</text:p>
          </table:table-cell>
          <table:table-cell office:value-type="string" calcext:value-type="string">
            <text:p>'Flores'</text:p>
          </table:table-cell>
          <table:table-cell table:style-name="ce124" office:value-type="string" calcext:value-type="string">
            <text:p>1989-01-05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24" calcext:value-type="float">
            <text:p>24</text:p>
          </table:table-cell>
          <table:table-cell table:style-name="ce93" office:value-type="string" calcext:value-type="string">
            <text:p>Kaohsiung</text:p>
          </table:table-cell>
          <table:table-cell table:style-name="ce95" office:value-type="string" calcext:value-type="string">
            <text:p>Taiwán</text:p>
          </table:table-cell>
          <table:table-cell/>
          <table:table-cell office:value-type="float" office:value="59" calcext:value-type="float">
            <text:p>59</text:p>
          </table:table-cell>
          <table:table-cell table:style-name="ce97" office:value-type="float" office:value="59" calcext:value-type="float">
            <text:p>59</text:p>
          </table:table-cell>
          <table:table-cell office:value-type="string" calcext:value-type="string">
            <text:p>agent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32];&quot;','&quot;;[.P32];&quot;','&quot;;[.K32];&quot;',&quot;;[.J32];&quot;,&quot;;[.L32];&quot;,&quot;;[.M32];&quot;),&quot;)" office:value-type="string" office:string-value="('2034-01-06 01:00:00','2035-03-12 07:00:00','agente',59,15,5)," calcext:value-type="string">
            <text:p>('2034-01-06 01:00:00','2035-03-12 07:00:00','agente',59,15,5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Sylvia'</text:p>
          </table:table-cell>
          <table:table-cell office:value-type="string" calcext:value-type="string">
            <text:p>'Caraballo'</text:p>
          </table:table-cell>
          <table:table-cell table:style-name="ce124" office:value-type="string" calcext:value-type="string">
            <text:p>1996-11-16</text:p>
          </table:table-cell>
          <table:table-cell office:value-type="string" calcext:value-type="string">
            <text:p>top_secret</text:p>
          </table:table-cell>
          <table:table-cell table:style-name="ce88" office:value-type="float" office:value="25" calcext:value-type="float">
            <text:p>25</text:p>
          </table:table-cell>
          <table:table-cell table:style-name="ce93" office:value-type="string" calcext:value-type="string">
            <text:p>Kuala Lumpur</text:p>
          </table:table-cell>
          <table:table-cell table:style-name="ce95" office:value-type="string" calcext:value-type="string">
            <text:p>Malasia</text:p>
          </table:table-cell>
          <table:table-cell/>
          <table:table-cell office:value-type="float" office:value="61" calcext:value-type="float">
            <text:p>61</text:p>
          </table:table-cell>
          <table:table-cell table:style-name="ce97" office:value-type="float" office:value="61" calcext:value-type="float">
            <text:p>61</text:p>
          </table:table-cell>
          <table:table-cell office:value-type="string" calcext:value-type="string">
            <text:p>agent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33];&quot;','&quot;;[.P33];&quot;','&quot;;[.K33];&quot;',&quot;;[.J33];&quot;,&quot;;[.L33];&quot;,&quot;;[.M33];&quot;),&quot;)" office:value-type="string" office:string-value="('2034-01-05 01:00:00','2035-03-09 07:00:00','agente',61,16,6)," calcext:value-type="string">
            <text:p>('2034-01-05 01:00:00','2035-03-09 07:00:00','agente',61,16,6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Donatila'</text:p>
          </table:table-cell>
          <table:table-cell office:value-type="string" calcext:value-type="string">
            <text:p>'Michel'</text:p>
          </table:table-cell>
          <table:table-cell table:style-name="ce124" office:value-type="string" calcext:value-type="string">
            <text:p>1994-06-22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25" calcext:value-type="float">
            <text:p>25</text:p>
          </table:table-cell>
          <table:table-cell table:style-name="ce93" office:value-type="string" calcext:value-type="string">
            <text:p>Kuala Lumpur</text:p>
          </table:table-cell>
          <table:table-cell table:style-name="ce95" office:value-type="string" calcext:value-type="string">
            <text:p>Malasia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97" office:value-type="float" office:value="63" calcext:value-type="float">
            <text:p>63</text:p>
          </table:table-cell>
          <table:table-cell office:value-type="string" calcext:value-type="string">
            <text:p>agent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34];&quot;','&quot;;[.P34];&quot;','&quot;;[.K34];&quot;',&quot;;[.J34];&quot;,&quot;;[.L34];&quot;,&quot;;[.M34];&quot;),&quot;)" office:value-type="string" office:string-value="('2034-01-06 01:00:00','2035-03-12 07:00:00','agente',63,16,6)," calcext:value-type="string">
            <text:p>('2034-01-06 01:00:00','2035-03-12 07:00:00','agente',63,16,6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Maximo'</text:p>
          </table:table-cell>
          <table:table-cell office:value-type="string" calcext:value-type="string">
            <text:p>'Moncada'</text:p>
          </table:table-cell>
          <table:table-cell table:style-name="ce124" office:value-type="string" calcext:value-type="string">
            <text:p>1997-08-11</text:p>
          </table:table-cell>
          <table:table-cell office:value-type="string" calcext:value-type="string">
            <text:p>top_secret</text:p>
          </table:table-cell>
          <table:table-cell table:style-name="ce88" office:value-type="float" office:value="26" calcext:value-type="float">
            <text:p>26</text:p>
          </table:table-cell>
          <table:table-cell table:style-name="ce93" office:value-type="string" calcext:value-type="string">
            <text:p>Malaca</text:p>
          </table:table-cell>
          <table:table-cell table:style-name="ce95" office:value-type="string" calcext:value-type="string">
            <text:p>Malasia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97" office:value-type="float" office:value="65" calcext:value-type="float">
            <text:p>65</text:p>
          </table:table-cell>
          <table:table-cell office:value-type="string" calcext:value-type="string">
            <text:p>agent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35];&quot;','&quot;;[.P35];&quot;','&quot;;[.K35];&quot;',&quot;;[.J35];&quot;,&quot;;[.L35];&quot;,&quot;;[.M35];&quot;),&quot;)" office:value-type="string" office:string-value="('2034-01-05 01:00:00','2035-03-09 07:00:00','agente',65,17,6)," calcext:value-type="string">
            <text:p>('2034-01-05 01:00:00','2035-03-09 07:00:00','agente',65,17,6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Haydee'</text:p>
          </table:table-cell>
          <table:table-cell office:value-type="string" calcext:value-type="string">
            <text:p>'Caldera'</text:p>
          </table:table-cell>
          <table:table-cell table:style-name="ce124" office:value-type="string" calcext:value-type="string">
            <text:p>1995-07-22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26" calcext:value-type="float">
            <text:p>26</text:p>
          </table:table-cell>
          <table:table-cell table:style-name="ce93" office:value-type="string" calcext:value-type="string">
            <text:p>Malaca</text:p>
          </table:table-cell>
          <table:table-cell table:style-name="ce95" office:value-type="string" calcext:value-type="string">
            <text:p>Malasia</text:p>
          </table:table-cell>
          <table:table-cell/>
          <table:table-cell office:value-type="float" office:value="67" calcext:value-type="float">
            <text:p>67</text:p>
          </table:table-cell>
          <table:table-cell table:style-name="ce97" office:value-type="float" office:value="67" calcext:value-type="float">
            <text:p>67</text:p>
          </table:table-cell>
          <table:table-cell office:value-type="string" calcext:value-type="string">
            <text:p>agent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36];&quot;','&quot;;[.P36];&quot;','&quot;;[.K36];&quot;',&quot;;[.J36];&quot;,&quot;;[.L36];&quot;,&quot;;[.M36];&quot;),&quot;)" office:value-type="string" office:string-value="('2034-01-06 01:00:00','2035-03-12 07:00:00','agente',67,17,6)," calcext:value-type="string">
            <text:p>('2034-01-06 01:00:00','2035-03-12 07:00:00','agente',67,17,6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Adolfo'</text:p>
          </table:table-cell>
          <table:table-cell office:value-type="string" calcext:value-type="string">
            <text:p>'Quinonez'</text:p>
          </table:table-cell>
          <table:table-cell table:style-name="ce124" office:value-type="string" calcext:value-type="string">
            <text:p>1997-10-11</text:p>
          </table:table-cell>
          <table:table-cell office:value-type="string" calcext:value-type="string">
            <text:p>top_secret</text:p>
          </table:table-cell>
          <table:table-cell table:style-name="ce88" office:value-type="float" office:value="27" calcext:value-type="float">
            <text:p>27</text:p>
          </table:table-cell>
          <table:table-cell table:style-name="ce93" office:value-type="string" calcext:value-type="string">
            <text:p>Pulau Pinang</text:p>
          </table:table-cell>
          <table:table-cell table:style-name="ce95" office:value-type="string" calcext:value-type="string">
            <text:p>Malasia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97" office:value-type="float" office:value="69" calcext:value-type="float">
            <text:p>69</text:p>
          </table:table-cell>
          <table:table-cell office:value-type="string" calcext:value-type="string">
            <text:p>agente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37];&quot;','&quot;;[.P37];&quot;','&quot;;[.K37];&quot;',&quot;;[.J37];&quot;,&quot;;[.L37];&quot;,&quot;;[.M37];&quot;),&quot;)" office:value-type="string" office:string-value="('2034-01-05 01:00:00','2035-03-09 07:00:00','agente',69,18,6)," calcext:value-type="string">
            <text:p>('2034-01-05 01:00:00','2035-03-09 07:00:00','agente',69,18,6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Elizabeth'</text:p>
          </table:table-cell>
          <table:table-cell office:value-type="string" calcext:value-type="string">
            <text:p>'Henriquez'</text:p>
          </table:table-cell>
          <table:table-cell table:style-name="ce124" office:value-type="string" calcext:value-type="string">
            <text:p>1996-09-20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27" calcext:value-type="float">
            <text:p>27</text:p>
          </table:table-cell>
          <table:table-cell table:style-name="ce93" office:value-type="string" calcext:value-type="string">
            <text:p>Pulau Pinang</text:p>
          </table:table-cell>
          <table:table-cell table:style-name="ce95" office:value-type="string" calcext:value-type="string">
            <text:p>Malasia</text:p>
          </table:table-cell>
          <table:table-cell/>
          <table:table-cell office:value-type="float" office:value="71" calcext:value-type="float">
            <text:p>71</text:p>
          </table:table-cell>
          <table:table-cell table:style-name="ce97" office:value-type="float" office:value="71" calcext:value-type="float">
            <text:p>71</text:p>
          </table:table-cell>
          <table:table-cell office:value-type="string" calcext:value-type="string">
            <text:p>agente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38];&quot;','&quot;;[.P38];&quot;','&quot;;[.K38];&quot;',&quot;;[.J38];&quot;,&quot;;[.L38];&quot;,&quot;;[.M38];&quot;),&quot;)" office:value-type="string" office:string-value="('2034-01-06 01:00:00','2035-03-12 07:00:00','agente',71,18,6)," calcext:value-type="string">
            <text:p>('2034-01-06 01:00:00','2035-03-12 07:00:00','agente',71,18,6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Klement'</text:p>
          </table:table-cell>
          <table:table-cell office:value-type="string" calcext:value-type="string">
            <text:p>'Alonzo'</text:p>
          </table:table-cell>
          <table:table-cell table:style-name="ce124" office:value-type="string" calcext:value-type="string">
            <text:p>1998-03-20</text:p>
          </table:table-cell>
          <table:table-cell office:value-type="string" calcext:value-type="string">
            <text:p>top_secret</text:p>
          </table:table-cell>
          <table:table-cell table:style-name="ce88" office:value-type="float" office:value="28" calcext:value-type="float">
            <text:p>28</text:p>
          </table:table-cell>
          <table:table-cell table:style-name="ce93" office:value-type="string" calcext:value-type="string">
            <text:p>Kampala</text:p>
          </table:table-cell>
          <table:table-cell table:style-name="ce95" office:value-type="string" calcext:value-type="string">
            <text:p>Uganda</text:p>
          </table:table-cell>
          <table:table-cell/>
          <table:table-cell office:value-type="float" office:value="73" calcext:value-type="float">
            <text:p>73</text:p>
          </table:table-cell>
          <table:table-cell table:style-name="ce97" office:value-type="float" office:value="73" calcext:value-type="float">
            <text:p>73</text:p>
          </table:table-cell>
          <table:table-cell office:value-type="string" calcext:value-type="string">
            <text:p>agente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39];&quot;','&quot;;[.P39];&quot;','&quot;;[.K39];&quot;',&quot;;[.J39];&quot;,&quot;;[.L39];&quot;,&quot;;[.M39];&quot;),&quot;)" office:value-type="string" office:string-value="('2034-01-05 01:00:00','2035-03-09 07:00:00','agente',73,19,7)," calcext:value-type="string">
            <text:p>('2034-01-05 01:00:00','2035-03-09 07:00:00','agente',73,19,7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Rosaura'</text:p>
          </table:table-cell>
          <table:table-cell office:value-type="string" calcext:value-type="string">
            <text:p>'Zelaya'</text:p>
          </table:table-cell>
          <table:table-cell table:style-name="ce124" office:value-type="string" calcext:value-type="string">
            <text:p>1993-10-08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28" calcext:value-type="float">
            <text:p>28</text:p>
          </table:table-cell>
          <table:table-cell table:style-name="ce93" office:value-type="string" calcext:value-type="string">
            <text:p>Kampala</text:p>
          </table:table-cell>
          <table:table-cell table:style-name="ce95" office:value-type="string" calcext:value-type="string">
            <text:p>Uganda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97" office:value-type="float" office:value="75" calcext:value-type="float">
            <text:p>75</text:p>
          </table:table-cell>
          <table:table-cell office:value-type="string" calcext:value-type="string">
            <text:p>agente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40];&quot;','&quot;;[.P40];&quot;','&quot;;[.K40];&quot;',&quot;;[.J40];&quot;,&quot;;[.L40];&quot;,&quot;;[.M40];&quot;),&quot;)" office:value-type="string" office:string-value="('2034-01-06 01:00:00','2035-03-12 07:00:00','agente',75,19,7)," calcext:value-type="string">
            <text:p>('2034-01-06 01:00:00','2035-03-12 07:00:00','agente',75,19,7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Ludmila'</text:p>
          </table:table-cell>
          <table:table-cell office:value-type="string" calcext:value-type="string">
            <text:p>'Almonte'</text:p>
          </table:table-cell>
          <table:table-cell table:style-name="ce124" office:value-type="string" calcext:value-type="string">
            <text:p>1998-04-23</text:p>
          </table:table-cell>
          <table:table-cell office:value-type="string" calcext:value-type="string">
            <text:p>top_secret</text:p>
          </table:table-cell>
          <table:table-cell table:style-name="ce88" office:value-type="float" office:value="29" calcext:value-type="float">
            <text:p>29</text:p>
          </table:table-cell>
          <table:table-cell table:style-name="ce92" office:value-type="string" calcext:value-type="string">
            <text:p>Entebbe</text:p>
          </table:table-cell>
          <table:table-cell table:style-name="ce95" office:value-type="string" calcext:value-type="string">
            <text:p>Uganda</text:p>
          </table:table-cell>
          <table:table-cell/>
          <table:table-cell office:value-type="float" office:value="77" calcext:value-type="float">
            <text:p>77</text:p>
          </table:table-cell>
          <table:table-cell table:style-name="ce97" office:value-type="float" office:value="77" calcext:value-type="float">
            <text:p>77</text:p>
          </table:table-cell>
          <table:table-cell office:value-type="string" calcext:value-type="string">
            <text:p>agente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41];&quot;','&quot;;[.P41];&quot;','&quot;;[.K41];&quot;',&quot;;[.J41];&quot;,&quot;;[.L41];&quot;,&quot;;[.M41];&quot;),&quot;)" office:value-type="string" office:string-value="('2034-01-05 01:00:00','2035-03-09 07:00:00','agente',77,20,7)," calcext:value-type="string">
            <text:p>('2034-01-05 01:00:00','2035-03-09 07:00:00','agente',77,20,7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Eneida'</text:p>
          </table:table-cell>
          <table:table-cell office:value-type="string" calcext:value-type="string">
            <text:p>'Guerrero'</text:p>
          </table:table-cell>
          <table:table-cell table:style-name="ce124" office:value-type="string" calcext:value-type="string">
            <text:p>1995-01-08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29" calcext:value-type="float">
            <text:p>29</text:p>
          </table:table-cell>
          <table:table-cell table:style-name="ce92" office:value-type="string" calcext:value-type="string">
            <text:p>Entebbe</text:p>
          </table:table-cell>
          <table:table-cell table:style-name="ce95" office:value-type="string" calcext:value-type="string">
            <text:p>Uganda</text:p>
          </table:table-cell>
          <table:table-cell/>
          <table:table-cell office:value-type="float" office:value="79" calcext:value-type="float">
            <text:p>79</text:p>
          </table:table-cell>
          <table:table-cell table:style-name="ce97" office:value-type="float" office:value="79" calcext:value-type="float">
            <text:p>79</text:p>
          </table:table-cell>
          <table:table-cell office:value-type="string" calcext:value-type="string">
            <text:p>agente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42];&quot;','&quot;;[.P42];&quot;','&quot;;[.K42];&quot;',&quot;;[.J42];&quot;,&quot;;[.L42];&quot;,&quot;;[.M42];&quot;),&quot;)" office:value-type="string" office:string-value="('2034-01-06 01:00:00','2035-03-12 07:00:00','agente',79,20,7)," calcext:value-type="string">
            <text:p>('2034-01-06 01:00:00','2035-03-12 07:00:00','agente',79,20,7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Imelda'</text:p>
          </table:table-cell>
          <table:table-cell office:value-type="string" calcext:value-type="string">
            <text:p>'Salmeron'</text:p>
          </table:table-cell>
          <table:table-cell table:style-name="ce124" office:value-type="string" calcext:value-type="string">
            <text:p>1998-06-27</text:p>
          </table:table-cell>
          <table:table-cell office:value-type="string" calcext:value-type="string">
            <text:p>top_secret</text:p>
          </table:table-cell>
          <table:table-cell table:style-name="ce88" office:value-type="float" office:value="30" calcext:value-type="float">
            <text:p>30</text:p>
          </table:table-cell>
          <table:table-cell table:style-name="ce93" office:value-type="string" calcext:value-type="string">
            <text:p>Kasese</text:p>
          </table:table-cell>
          <table:table-cell table:style-name="ce95" office:value-type="string" calcext:value-type="string">
            <text:p>Uganda</text:p>
          </table:table-cell>
          <table:table-cell/>
          <table:table-cell office:value-type="float" office:value="81" calcext:value-type="float">
            <text:p>81</text:p>
          </table:table-cell>
          <table:table-cell table:style-name="ce97" office:value-type="float" office:value="81" calcext:value-type="float">
            <text:p>81</text:p>
          </table:table-cell>
          <table:table-cell office:value-type="string" calcext:value-type="string">
            <text:p>agente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43];&quot;','&quot;;[.P43];&quot;','&quot;;[.K43];&quot;',&quot;;[.J43];&quot;,&quot;;[.L43];&quot;,&quot;;[.M43];&quot;),&quot;)" office:value-type="string" office:string-value="('2034-01-05 01:00:00','2035-03-09 07:00:00','agente',81,21,7)," calcext:value-type="string">
            <text:p>('2034-01-05 01:00:00','2035-03-09 07:00:00','agente',81,21,7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Tarsicio'</text:p>
          </table:table-cell>
          <table:table-cell office:value-type="string" calcext:value-type="string">
            <text:p>'Garza'</text:p>
          </table:table-cell>
          <table:table-cell table:style-name="ce124" office:value-type="string" calcext:value-type="string">
            <text:p>1995-07-24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30" calcext:value-type="float">
            <text:p>30</text:p>
          </table:table-cell>
          <table:table-cell table:style-name="ce93" office:value-type="string" calcext:value-type="string">
            <text:p>Kasese</text:p>
          </table:table-cell>
          <table:table-cell table:style-name="ce95" office:value-type="string" calcext:value-type="string">
            <text:p>Uganda</text:p>
          </table:table-cell>
          <table:table-cell/>
          <table:table-cell office:value-type="float" office:value="83" calcext:value-type="float">
            <text:p>83</text:p>
          </table:table-cell>
          <table:table-cell table:style-name="ce97" office:value-type="float" office:value="83" calcext:value-type="float">
            <text:p>83</text:p>
          </table:table-cell>
          <table:table-cell office:value-type="string" calcext:value-type="string">
            <text:p>agente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44];&quot;','&quot;;[.P44];&quot;','&quot;;[.K44];&quot;',&quot;;[.J44];&quot;,&quot;;[.L44];&quot;,&quot;;[.M44];&quot;),&quot;)" office:value-type="string" office:string-value="('2034-01-06 01:00:00','2035-03-12 07:00:00','agente',83,21,7)," calcext:value-type="string">
            <text:p>('2034-01-06 01:00:00','2035-03-12 07:00:00','agente',83,21,7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Diego'</text:p>
          </table:table-cell>
          <table:table-cell office:value-type="string" calcext:value-type="string">
            <text:p>'Bueno'</text:p>
          </table:table-cell>
          <table:table-cell table:style-name="ce124" office:value-type="string" calcext:value-type="string">
            <text:p>1989-02-08</text:p>
          </table:table-cell>
          <table:table-cell office:value-type="string" calcext:value-type="string">
            <text:p>top_secret</text:p>
          </table:table-cell>
          <table:table-cell table:style-name="ce88" office:value-type="float" office:value="31" calcext:value-type="float">
            <text:p>31</text:p>
          </table:table-cell>
          <table:table-cell table:style-name="ce93" office:value-type="string" calcext:value-type="string">
            <text:p>Harare</text:p>
          </table:table-cell>
          <table:table-cell table:style-name="ce95" office:value-type="string" calcext:value-type="string">
            <text:p>Zimbabue</text:p>
          </table:table-cell>
          <table:table-cell/>
          <table:table-cell office:value-type="float" office:value="85" calcext:value-type="float">
            <text:p>85</text:p>
          </table:table-cell>
          <table:table-cell table:style-name="ce97" office:value-type="float" office:value="85" calcext:value-type="float">
            <text:p>85</text:p>
          </table:table-cell>
          <table:table-cell office:value-type="string" calcext:value-type="string">
            <text:p>agent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45];&quot;','&quot;;[.P45];&quot;','&quot;;[.K45];&quot;',&quot;;[.J45];&quot;,&quot;;[.L45];&quot;,&quot;;[.M45];&quot;),&quot;)" office:value-type="string" office:string-value="('2034-01-05 01:00:00','2035-03-09 07:00:00','agente',85,22,8)," calcext:value-type="string">
            <text:p>('2034-01-05 01:00:00','2035-03-09 07:00:00','agente',85,22,8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Facundo'</text:p>
          </table:table-cell>
          <table:table-cell office:value-type="string" calcext:value-type="string">
            <text:p>'Ventura'</text:p>
          </table:table-cell>
          <table:table-cell table:style-name="ce124" office:value-type="string" calcext:value-type="string">
            <text:p>1989-01-04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31" calcext:value-type="float">
            <text:p>31</text:p>
          </table:table-cell>
          <table:table-cell table:style-name="ce93" office:value-type="string" calcext:value-type="string">
            <text:p>Harare</text:p>
          </table:table-cell>
          <table:table-cell table:style-name="ce95" office:value-type="string" calcext:value-type="string">
            <text:p>Zimbabue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97" office:value-type="float" office:value="87" calcext:value-type="float">
            <text:p>87</text:p>
          </table:table-cell>
          <table:table-cell office:value-type="string" calcext:value-type="string">
            <text:p>agent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46];&quot;','&quot;;[.P46];&quot;','&quot;;[.K46];&quot;',&quot;;[.J46];&quot;,&quot;;[.L46];&quot;,&quot;;[.M46];&quot;),&quot;)" office:value-type="string" office:string-value="('2034-01-06 01:00:00','2035-03-12 07:00:00','agente',87,22,8)," calcext:value-type="string">
            <text:p>('2034-01-06 01:00:00','2035-03-12 07:00:00','agente',87,22,8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Eleazar'</text:p>
          </table:table-cell>
          <table:table-cell office:value-type="string" calcext:value-type="string">
            <text:p>'Abreu'</text:p>
          </table:table-cell>
          <table:table-cell table:style-name="ce124" office:value-type="string" calcext:value-type="string">
            <text:p>1986-05-02</text:p>
          </table:table-cell>
          <table:table-cell office:value-type="string" calcext:value-type="string">
            <text:p>top_secret</text:p>
          </table:table-cell>
          <table:table-cell table:style-name="ce88" office:value-type="float" office:value="32" calcext:value-type="float">
            <text:p>32</text:p>
          </table:table-cell>
          <table:table-cell table:style-name="ce92" office:value-type="string" calcext:value-type="string">
            <text:p>Bulawayo</text:p>
          </table:table-cell>
          <table:table-cell table:style-name="ce95" office:value-type="string" calcext:value-type="string">
            <text:p>Zimbabue</text:p>
          </table:table-cell>
          <table:table-cell/>
          <table:table-cell office:value-type="float" office:value="89" calcext:value-type="float">
            <text:p>89</text:p>
          </table:table-cell>
          <table:table-cell table:style-name="ce97" office:value-type="float" office:value="89" calcext:value-type="float">
            <text:p>89</text:p>
          </table:table-cell>
          <table:table-cell office:value-type="string" calcext:value-type="string">
            <text:p>agente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47];&quot;','&quot;;[.P47];&quot;','&quot;;[.K47];&quot;',&quot;;[.J47];&quot;,&quot;;[.L47];&quot;,&quot;;[.M47];&quot;),&quot;)" office:value-type="string" office:string-value="('2034-01-05 01:00:00','2035-03-09 07:00:00','agente',89,23,8)," calcext:value-type="string">
            <text:p>('2034-01-05 01:00:00','2035-03-09 07:00:00','agente',89,23,8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Camilo'</text:p>
          </table:table-cell>
          <table:table-cell office:value-type="string" calcext:value-type="string">
            <text:p>'Melgoza'</text:p>
          </table:table-cell>
          <table:table-cell table:style-name="ce124" office:value-type="string" calcext:value-type="string">
            <text:p>1990-09-14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33" calcext:value-type="float">
            <text:p>33</text:p>
          </table:table-cell>
          <table:table-cell table:style-name="ce92" office:value-type="string" calcext:value-type="string">
            <text:p>Chitungwiza</text:p>
          </table:table-cell>
          <table:table-cell table:style-name="ce95" office:value-type="string" calcext:value-type="string">
            <text:p>Zimbabue</text:p>
          </table:table-cell>
          <table:table-cell/>
          <table:table-cell office:value-type="float" office:value="91" calcext:value-type="float">
            <text:p>91</text:p>
          </table:table-cell>
          <table:table-cell table:style-name="ce97" office:value-type="float" office:value="91" calcext:value-type="float">
            <text:p>91</text:p>
          </table:table-cell>
          <table:table-cell office:value-type="string" calcext:value-type="string">
            <text:p>agente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48];&quot;','&quot;;[.P48];&quot;','&quot;;[.K48];&quot;',&quot;;[.J48];&quot;,&quot;;[.L48];&quot;,&quot;;[.M48];&quot;),&quot;)" office:value-type="string" office:string-value="('2034-01-06 01:00:00','2035-03-12 07:00:00','agente',91,24,8)," calcext:value-type="string">
            <text:p>('2034-01-06 01:00:00','2035-03-12 07:00:00','agente',91,24,8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Paula'</text:p>
          </table:table-cell>
          <table:table-cell office:value-type="string" calcext:value-type="string">
            <text:p>'Serna'</text:p>
          </table:table-cell>
          <table:table-cell table:style-name="ce124" office:value-type="string" calcext:value-type="string">
            <text:p>1990-02-06</text:p>
          </table:table-cell>
          <table:table-cell office:value-type="string" calcext:value-type="string">
            <text:p>top_secret</text:p>
          </table:table-cell>
          <table:table-cell table:style-name="ce88" office:value-type="float" office:value="33" calcext:value-type="float">
            <text:p>33</text:p>
          </table:table-cell>
          <table:table-cell table:style-name="ce92" office:value-type="string" calcext:value-type="string">
            <text:p>Chitungwiza</text:p>
          </table:table-cell>
          <table:table-cell table:style-name="ce95" office:value-type="string" calcext:value-type="string">
            <text:p>Zimbabue</text:p>
          </table:table-cell>
          <table:table-cell/>
          <table:table-cell office:value-type="float" office:value="93" calcext:value-type="float">
            <text:p>93</text:p>
          </table:table-cell>
          <table:table-cell table:style-name="ce97" office:value-type="float" office:value="93" calcext:value-type="float">
            <text:p>93</text:p>
          </table:table-cell>
          <table:table-cell office:value-type="string" calcext:value-type="string">
            <text:p>agente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49];&quot;','&quot;;[.P49];&quot;','&quot;;[.K49];&quot;',&quot;;[.J49];&quot;,&quot;;[.L49];&quot;,&quot;;[.M49];&quot;),&quot;)" office:value-type="string" office:string-value="('2034-01-05 01:00:00','2035-03-09 07:00:00','agente',93,24,8)," calcext:value-type="string">
            <text:p>('2034-01-05 01:00:00','2035-03-09 07:00:00','agente',93,24,8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Sebastian'</text:p>
          </table:table-cell>
          <table:table-cell office:value-type="string" calcext:value-type="string">
            <text:p>'Mitchell'</text:p>
          </table:table-cell>
          <table:table-cell table:style-name="ce124" office:value-type="string" calcext:value-type="string">
            <text:p>1997-12-16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34" calcext:value-type="float">
            <text:p>34</text:p>
          </table:table-cell>
          <table:table-cell table:style-name="ce92" office:value-type="string" calcext:value-type="string">
            <text:p>Sidney</text:p>
          </table:table-cell>
          <table:table-cell table:style-name="ce95" office:value-type="string" calcext:value-type="string">
            <text:p>Australia</text:p>
          </table:table-cell>
          <table:table-cell/>
          <table:table-cell office:value-type="float" office:value="95" calcext:value-type="float">
            <text:p>95</text:p>
          </table:table-cell>
          <table:table-cell table:style-name="ce97" office:value-type="float" office:value="95" calcext:value-type="float">
            <text:p>95</text:p>
          </table:table-cell>
          <table:table-cell office:value-type="string" calcext:value-type="string">
            <text:p>agente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50];&quot;','&quot;;[.P50];&quot;','&quot;;[.K50];&quot;',&quot;;[.J50];&quot;,&quot;;[.L50];&quot;,&quot;;[.M50];&quot;),&quot;)" office:value-type="string" office:string-value="('2034-01-06 01:00:00','2035-03-12 07:00:00','agente',95,25,9)," calcext:value-type="string">
            <text:p>('2034-01-06 01:00:00','2035-03-12 07:00:00','agente',95,25,9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Ema'</text:p>
          </table:table-cell>
          <table:table-cell office:value-type="string" calcext:value-type="string">
            <text:p>'Ramirez'</text:p>
          </table:table-cell>
          <table:table-cell table:style-name="ce124" office:value-type="string" calcext:value-type="string">
            <text:p>1991-01-31</text:p>
          </table:table-cell>
          <table:table-cell office:value-type="string" calcext:value-type="string">
            <text:p>top_secret</text:p>
          </table:table-cell>
          <table:table-cell table:style-name="ce88" office:value-type="float" office:value="35" calcext:value-type="float">
            <text:p>35</text:p>
          </table:table-cell>
          <table:table-cell table:style-name="ce92" office:value-type="string" calcext:value-type="string">
            <text:p>Perth</text:p>
          </table:table-cell>
          <table:table-cell table:style-name="ce95" office:value-type="string" calcext:value-type="string">
            <text:p>Australia</text:p>
          </table:table-cell>
          <table:table-cell/>
          <table:table-cell office:value-type="float" office:value="97" calcext:value-type="float">
            <text:p>97</text:p>
          </table:table-cell>
          <table:table-cell table:style-name="ce97" office:value-type="float" office:value="97" calcext:value-type="float">
            <text:p>97</text:p>
          </table:table-cell>
          <table:table-cell office:value-type="string" calcext:value-type="string">
            <text:p>agente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51];&quot;','&quot;;[.P51];&quot;','&quot;;[.K51];&quot;',&quot;;[.J51];&quot;,&quot;;[.L51];&quot;,&quot;;[.M51];&quot;),&quot;)" office:value-type="string" office:string-value="('2034-01-05 01:00:00','2035-03-09 07:00:00','agente',97,26,9)," calcext:value-type="string">
            <text:p>('2034-01-05 01:00:00','2035-03-09 07:00:00','agente',97,26,9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Benedicto'</text:p>
          </table:table-cell>
          <table:table-cell office:value-type="string" calcext:value-type="string">
            <text:p>'Melgar'</text:p>
          </table:table-cell>
          <table:table-cell table:style-name="ce124" office:value-type="string" calcext:value-type="string">
            <text:p>1984-05-23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35" calcext:value-type="float">
            <text:p>35</text:p>
          </table:table-cell>
          <table:table-cell table:style-name="ce92" office:value-type="string" calcext:value-type="string">
            <text:p>Perth</text:p>
          </table:table-cell>
          <table:table-cell table:style-name="ce95" office:value-type="string" calcext:value-type="string">
            <text:p>Australia</text:p>
          </table:table-cell>
          <table:table-cell/>
          <table:table-cell office:value-type="float" office:value="99" calcext:value-type="float">
            <text:p>99</text:p>
          </table:table-cell>
          <table:table-cell table:style-name="ce97" office:value-type="float" office:value="99" calcext:value-type="float">
            <text:p>99</text:p>
          </table:table-cell>
          <table:table-cell office:value-type="string" calcext:value-type="string">
            <text:p>agente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52];&quot;','&quot;;[.P52];&quot;','&quot;;[.K52];&quot;',&quot;;[.J52];&quot;,&quot;;[.L52];&quot;,&quot;;[.M52];&quot;),&quot;)" office:value-type="string" office:string-value="('2034-01-06 01:00:00','2035-03-12 07:00:00','agente',99,26,9)," calcext:value-type="string">
            <text:p>('2034-01-06 01:00:00','2035-03-12 07:00:00','agente',99,26,9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Faustino'</text:p>
          </table:table-cell>
          <table:table-cell office:value-type="string" calcext:value-type="string">
            <text:p>'Camarillo'</text:p>
          </table:table-cell>
          <table:table-cell table:style-name="ce124" office:value-type="string" calcext:value-type="string">
            <text:p>1999-09-21</text:p>
          </table:table-cell>
          <table:table-cell office:value-type="string" calcext:value-type="string">
            <text:p>top_secret</text:p>
          </table:table-cell>
          <table:table-cell table:style-name="ce88" office:value-type="float" office:value="36" calcext:value-type="float">
            <text:p>36</text:p>
          </table:table-cell>
          <table:table-cell table:style-name="ce92" office:value-type="string" calcext:value-type="string">
            <text:p>Gold Coast</text:p>
          </table:table-cell>
          <table:table-cell table:style-name="ce95" office:value-type="string" calcext:value-type="string">
            <text:p>Australia</text:p>
          </table:table-cell>
          <table:table-cell/>
          <table:table-cell office:value-type="float" office:value="101" calcext:value-type="float">
            <text:p>101</text:p>
          </table:table-cell>
          <table:table-cell table:style-name="ce97" office:value-type="float" office:value="101" calcext:value-type="float">
            <text:p>101</text:p>
          </table:table-cell>
          <table:table-cell office:value-type="string" calcext:value-type="string">
            <text:p>agente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53];&quot;','&quot;;[.P53];&quot;','&quot;;[.K53];&quot;',&quot;;[.J53];&quot;,&quot;;[.L53];&quot;,&quot;;[.M53];&quot;),&quot;)" office:value-type="string" office:string-value="('2034-01-05 01:00:00','2035-03-09 07:00:00','agente',101,27,9)," calcext:value-type="string">
            <text:p>('2034-01-05 01:00:00','2035-03-09 07:00:00','agente',101,27,9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54];&quot;','&quot;;[.P54];&quot;','&quot;;[.K54];&quot;',&quot;;[.J54];&quot;,&quot;;[.L54];&quot;,&quot;;[.M54];&quot;),&quot;)" office:value-type="string" office:string-value="('2035-03-09 07:00:00','null','agente',2,1,1)," calcext:value-type="string">
            <text:p>('2035-03-09 07:00:00','null','agente',2,1,1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55];&quot;','&quot;;[.P55];&quot;','&quot;;[.K55];&quot;',&quot;;[.J55];&quot;,&quot;;[.L55];&quot;,&quot;;[.M55];&quot;),&quot;)" office:value-type="string" office:string-value="('2035-03-12 07:00:00','null','agente',4,1,1)," calcext:value-type="string">
            <text:p>('2035-03-12 07:00:00','null','agente',4,1,1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gen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56];&quot;','&quot;;[.P56];&quot;','&quot;;[.K56];&quot;',&quot;;[.J56];&quot;,&quot;;[.L56];&quot;,&quot;;[.M56];&quot;),&quot;)" office:value-type="string" office:string-value="('2035-03-09 07:00:00','null','agente',6,2,1)," calcext:value-type="string">
            <text:p>('2035-03-09 07:00:00','null','agente',6,2,1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gen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57];&quot;','&quot;;[.P57];&quot;','&quot;;[.K57];&quot;',&quot;;[.J57];&quot;,&quot;;[.L57];&quot;,&quot;;[.M57];&quot;),&quot;)" office:value-type="string" office:string-value="('2035-03-12 07:00:00','null','agente',8,2,1)," calcext:value-type="string">
            <text:p>('2035-03-12 07:00:00','null','agente',8,2,1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gen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58];&quot;','&quot;;[.P58];&quot;','&quot;;[.K58];&quot;',&quot;;[.J58];&quot;,&quot;;[.L58];&quot;,&quot;;[.M58];&quot;),&quot;)" office:value-type="string" office:string-value="('2035-03-09 07:00:00','null','agente',10,3,1)," calcext:value-type="string">
            <text:p>('2035-03-09 07:00:00','null','agente',10,3,1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gen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59];&quot;','&quot;;[.P59];&quot;','&quot;;[.K59];&quot;',&quot;;[.J59];&quot;,&quot;;[.L59];&quot;,&quot;;[.M59];&quot;),&quot;)" office:value-type="string" office:string-value="('2035-03-12 07:00:00','null','agente',12,3,1)," calcext:value-type="string">
            <text:p>('2035-03-12 07:00:00','null','agente',12,3,1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gen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60];&quot;','&quot;;[.P60];&quot;','&quot;;[.K60];&quot;',&quot;;[.J60];&quot;,&quot;;[.L60];&quot;,&quot;;[.M60];&quot;),&quot;)" office:value-type="string" office:string-value="('2035-03-09 07:00:00','null','agente',14,4,2)," calcext:value-type="string">
            <text:p>('2035-03-09 07:00:00','null','agente',14,4,2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gen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61];&quot;','&quot;;[.P61];&quot;','&quot;;[.K61];&quot;',&quot;;[.J61];&quot;,&quot;;[.L61];&quot;,&quot;;[.M61];&quot;),&quot;)" office:value-type="string" office:string-value="('2035-03-12 07:00:00','null','agente',16,4,2)," calcext:value-type="string">
            <text:p>('2035-03-12 07:00:00','null','agente',16,4,2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gen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62];&quot;','&quot;;[.P62];&quot;','&quot;;[.K62];&quot;',&quot;;[.J62];&quot;,&quot;;[.L62];&quot;,&quot;;[.M62];&quot;),&quot;)" office:value-type="string" office:string-value="('2035-03-09 07:00:00','null','agente',18,5,2)," calcext:value-type="string">
            <text:p>('2035-03-09 07:00:00','null','agente',18,5,2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gen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63];&quot;','&quot;;[.P63];&quot;','&quot;;[.K63];&quot;',&quot;;[.J63];&quot;,&quot;;[.L63];&quot;,&quot;;[.M63];&quot;),&quot;)" office:value-type="string" office:string-value="('2035-03-12 07:00:00','null','agente',20,5,2)," calcext:value-type="string">
            <text:p>('2035-03-12 07:00:00','null','agente',20,5,2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gent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64];&quot;','&quot;;[.P64];&quot;','&quot;;[.K64];&quot;',&quot;;[.J64];&quot;,&quot;;[.L64];&quot;,&quot;;[.M64];&quot;),&quot;)" office:value-type="string" office:string-value="('2035-03-09 07:00:00','null','agente',22,6,2)," calcext:value-type="string">
            <text:p>('2035-03-09 07:00:00','null','agente',22,6,2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gent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65];&quot;','&quot;;[.P65];&quot;','&quot;;[.K65];&quot;',&quot;;[.J65];&quot;,&quot;;[.L65];&quot;,&quot;;[.M65];&quot;),&quot;)" office:value-type="string" office:string-value="('2035-03-12 07:00:00','null','agente',24,6,2)," calcext:value-type="string">
            <text:p>('2035-03-12 07:00:00','null','agente',24,6,2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gent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66];&quot;','&quot;;[.P66];&quot;','&quot;;[.K66];&quot;',&quot;;[.J66];&quot;,&quot;;[.L66];&quot;,&quot;;[.M66];&quot;),&quot;)" office:value-type="string" office:string-value="('2035-03-09 07:00:00','null','agente',26,7,3)," calcext:value-type="string">
            <text:p>('2035-03-09 07:00:00','null','agente',26,7,3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gent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67];&quot;','&quot;;[.P67];&quot;','&quot;;[.K67];&quot;',&quot;;[.J67];&quot;,&quot;;[.L67];&quot;,&quot;;[.M67];&quot;),&quot;)" office:value-type="string" office:string-value="('2035-03-12 07:00:00','null','agente',28,7,3)," calcext:value-type="string">
            <text:p>('2035-03-12 07:00:00','null','agente',28,7,3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gent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68];&quot;','&quot;;[.P68];&quot;','&quot;;[.K68];&quot;',&quot;;[.J68];&quot;,&quot;;[.L68];&quot;,&quot;;[.M68];&quot;),&quot;)" office:value-type="string" office:string-value="('2035-03-09 07:00:00','null','agente',30,8,3)," calcext:value-type="string">
            <text:p>('2035-03-09 07:00:00','null','agente',30,8,3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34" calcext:value-type="float">
            <text:p>1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gent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69];&quot;','&quot;;[.P69];&quot;','&quot;;[.K69];&quot;',&quot;;[.J69];&quot;,&quot;;[.L69];&quot;,&quot;;[.M69];&quot;),&quot;)" office:value-type="string" office:string-value="('2035-03-12 07:00:00','null','agente',32,8,3)," calcext:value-type="string">
            <text:p>('2035-03-12 07:00:00','null','agente',32,8,3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36" calcext:value-type="float">
            <text:p>1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gent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70];&quot;','&quot;;[.P70];&quot;','&quot;;[.K70];&quot;',&quot;;[.J70];&quot;,&quot;;[.L70];&quot;,&quot;;[.M70];&quot;),&quot;)" office:value-type="string" office:string-value="('2035-03-09 07:00:00','null','agente',34,9,3)," calcext:value-type="string">
            <text:p>('2035-03-09 07:00:00','null','agente',34,9,3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gent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71];&quot;','&quot;;[.P71];&quot;','&quot;;[.K71];&quot;',&quot;;[.J71];&quot;,&quot;;[.L71];&quot;,&quot;;[.M71];&quot;),&quot;)" office:value-type="string" office:string-value="('2035-03-12 07:00:00','null','agente',36,9,3)," calcext:value-type="string">
            <text:p>('2035-03-12 07:00:00','null','agente',36,9,3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gent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72];&quot;','&quot;;[.P72];&quot;','&quot;;[.K72];&quot;',&quot;;[.J72];&quot;,&quot;;[.L72];&quot;,&quot;;[.M72];&quot;),&quot;)" office:value-type="string" office:string-value="('2035-03-09 07:00:00','null','agente',38,10,4)," calcext:value-type="string">
            <text:p>('2035-03-09 07:00:00','null','agente',38,10,4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42" calcext:value-type="float">
            <text:p>14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gent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73];&quot;','&quot;;[.P73];&quot;','&quot;;[.K73];&quot;',&quot;;[.J73];&quot;,&quot;;[.L73];&quot;,&quot;;[.M73];&quot;),&quot;)" office:value-type="string" office:string-value="('2035-03-12 07:00:00','null','agente',40,10,4)," calcext:value-type="string">
            <text:p>('2035-03-12 07:00:00','null','agente',40,10,4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44" calcext:value-type="float">
            <text:p>1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gent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74];&quot;','&quot;;[.P74];&quot;','&quot;;[.K74];&quot;',&quot;;[.J74];&quot;,&quot;;[.L74];&quot;,&quot;;[.M74];&quot;),&quot;)" office:value-type="string" office:string-value="('2035-03-09 07:00:00','null','agente',42,11,4)," calcext:value-type="string">
            <text:p>('2035-03-09 07:00:00','null','agente',42,11,4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46" calcext:value-type="float">
            <text:p>14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gent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75];&quot;','&quot;;[.P75];&quot;','&quot;;[.K75];&quot;',&quot;;[.J75];&quot;,&quot;;[.L75];&quot;,&quot;;[.M75];&quot;),&quot;)" office:value-type="string" office:string-value="('2035-03-12 07:00:00','null','agente',44,11,4)," calcext:value-type="string">
            <text:p>('2035-03-12 07:00:00','null','agente',44,11,4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48" calcext:value-type="float">
            <text:p>1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gent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76];&quot;','&quot;;[.P76];&quot;','&quot;;[.K76];&quot;',&quot;;[.J76];&quot;,&quot;;[.L76];&quot;,&quot;;[.M76];&quot;),&quot;)" office:value-type="string" office:string-value="('2035-03-09 07:00:00','null','agente',46,12,4)," calcext:value-type="string">
            <text:p>('2035-03-09 07:00:00','null','agente',46,12,4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gent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77];&quot;','&quot;;[.P77];&quot;','&quot;;[.K77];&quot;',&quot;;[.J77];&quot;,&quot;;[.L77];&quot;,&quot;;[.M77];&quot;),&quot;)" office:value-type="string" office:string-value="('2035-03-12 07:00:00','null','agente',48,12,4)," calcext:value-type="string">
            <text:p>('2035-03-12 07:00:00','null','agente',48,12,4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52" calcext:value-type="float">
            <text:p>1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ente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78];&quot;','&quot;;[.P78];&quot;','&quot;;[.K78];&quot;',&quot;;[.J78];&quot;,&quot;;[.L78];&quot;,&quot;;[.M78];&quot;),&quot;)" office:value-type="string" office:string-value="('2035-03-09 07:00:00','null','agente',50,13,5)," calcext:value-type="string">
            <text:p>('2035-03-09 07:00:00','null','agente',50,13,5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54" calcext:value-type="float">
            <text:p>15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gente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79];&quot;','&quot;;[.P79];&quot;','&quot;;[.K79];&quot;',&quot;;[.J79];&quot;,&quot;;[.L79];&quot;,&quot;;[.M79];&quot;),&quot;)" office:value-type="string" office:string-value="('2035-03-12 07:00:00','null','agente',52,13,5)," calcext:value-type="string">
            <text:p>('2035-03-12 07:00:00','null','agente',52,13,5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56" calcext:value-type="float">
            <text:p>15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gent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80];&quot;','&quot;;[.P80];&quot;','&quot;;[.K80];&quot;',&quot;;[.J80];&quot;,&quot;;[.L80];&quot;,&quot;;[.M80];&quot;),&quot;)" office:value-type="string" office:string-value="('2035-03-09 07:00:00','null','agente',54,14,5)," calcext:value-type="string">
            <text:p>('2035-03-09 07:00:00','null','agente',54,14,5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58" calcext:value-type="float">
            <text:p>15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gent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81];&quot;','&quot;;[.P81];&quot;','&quot;;[.K81];&quot;',&quot;;[.J81];&quot;,&quot;;[.L81];&quot;,&quot;;[.M81];&quot;),&quot;)" office:value-type="string" office:string-value="('2035-03-12 07:00:00','null','agente',56,14,5)," calcext:value-type="string">
            <text:p>('2035-03-12 07:00:00','null','agente',56,14,5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60" calcext:value-type="float">
            <text:p>16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gent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82];&quot;','&quot;;[.P82];&quot;','&quot;;[.K82];&quot;',&quot;;[.J82];&quot;,&quot;;[.L82];&quot;,&quot;;[.M82];&quot;),&quot;)" office:value-type="string" office:string-value="('2035-03-09 07:00:00','null','agente',58,15,5)," calcext:value-type="string">
            <text:p>('2035-03-09 07:00:00','null','agente',58,15,5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gent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83];&quot;','&quot;;[.P83];&quot;','&quot;;[.K83];&quot;',&quot;;[.J83];&quot;,&quot;;[.L83];&quot;,&quot;;[.M83];&quot;),&quot;)" office:value-type="string" office:string-value="('2035-03-12 07:00:00','null','agente',60,15,5)," calcext:value-type="string">
            <text:p>('2035-03-12 07:00:00','null','agente',60,15,5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64" calcext:value-type="float">
            <text:p>16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gent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84];&quot;','&quot;;[.P84];&quot;','&quot;;[.K84];&quot;',&quot;;[.J84];&quot;,&quot;;[.L84];&quot;,&quot;;[.M84];&quot;),&quot;)" office:value-type="string" office:string-value="('2035-03-09 07:00:00','null','agente',62,16,6)," calcext:value-type="string">
            <text:p>('2035-03-09 07:00:00','null','agente',62,16,6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66" calcext:value-type="float">
            <text:p>16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gent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85];&quot;','&quot;;[.P85];&quot;','&quot;;[.K85];&quot;',&quot;;[.J85];&quot;,&quot;;[.L85];&quot;,&quot;;[.M85];&quot;),&quot;)" office:value-type="string" office:string-value="('2035-03-12 07:00:00','null','agente',64,16,6)," calcext:value-type="string">
            <text:p>('2035-03-12 07:00:00','null','agente',64,16,6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gent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86];&quot;','&quot;;[.P86];&quot;','&quot;;[.K86];&quot;',&quot;;[.J86];&quot;,&quot;;[.L86];&quot;,&quot;;[.M86];&quot;),&quot;)" office:value-type="string" office:string-value="('2035-03-09 07:00:00','null','agente',66,17,6)," calcext:value-type="string">
            <text:p>('2035-03-09 07:00:00','null','agente',66,17,6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70" calcext:value-type="float">
            <text:p>1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gent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87];&quot;','&quot;;[.P87];&quot;','&quot;;[.K87];&quot;',&quot;;[.J87];&quot;,&quot;;[.L87];&quot;,&quot;;[.M87];&quot;),&quot;)" office:value-type="string" office:string-value="('2035-03-12 07:00:00','null','agente',68,17,6)," calcext:value-type="string">
            <text:p>('2035-03-12 07:00:00','null','agente',68,17,6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gente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88];&quot;','&quot;;[.P88];&quot;','&quot;;[.K88];&quot;',&quot;;[.J88];&quot;,&quot;;[.L88];&quot;,&quot;;[.M88];&quot;),&quot;)" office:value-type="string" office:string-value="('2035-03-09 07:00:00','null','agente',70,18,6)," calcext:value-type="string">
            <text:p>('2035-03-09 07:00:00','null','agente',70,18,6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74" calcext:value-type="float">
            <text:p>17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gente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89];&quot;','&quot;;[.P89];&quot;','&quot;;[.K89];&quot;',&quot;;[.J89];&quot;,&quot;;[.L89];&quot;,&quot;;[.M89];&quot;),&quot;)" office:value-type="string" office:string-value="('2035-03-12 07:00:00','null','agente',72,18,6)," calcext:value-type="string">
            <text:p>('2035-03-12 07:00:00','null','agente',72,18,6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76" calcext:value-type="float">
            <text:p>17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gente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90];&quot;','&quot;;[.P90];&quot;','&quot;;[.K90];&quot;',&quot;;[.J90];&quot;,&quot;;[.L90];&quot;,&quot;;[.M90];&quot;),&quot;)" office:value-type="string" office:string-value="('2035-03-09 07:00:00','null','agente',74,19,7)," calcext:value-type="string">
            <text:p>('2035-03-09 07:00:00','null','agente',74,19,7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78" calcext:value-type="float">
            <text:p>17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gente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91];&quot;','&quot;;[.P91];&quot;','&quot;;[.K91];&quot;',&quot;;[.J91];&quot;,&quot;;[.L91];&quot;,&quot;;[.M91];&quot;),&quot;)" office:value-type="string" office:string-value="('2035-03-12 07:00:00','null','agente',76,19,7)," calcext:value-type="string">
            <text:p>('2035-03-12 07:00:00','null','agente',76,19,7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gente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92];&quot;','&quot;;[.P92];&quot;','&quot;;[.K92];&quot;',&quot;;[.J92];&quot;,&quot;;[.L92];&quot;,&quot;;[.M92];&quot;),&quot;)" office:value-type="string" office:string-value="('2035-03-09 07:00:00','null','agente',78,20,7)," calcext:value-type="string">
            <text:p>('2035-03-09 07:00:00','null','agente',78,20,7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82" calcext:value-type="float">
            <text:p>18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gente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93];&quot;','&quot;;[.P93];&quot;','&quot;;[.K93];&quot;',&quot;;[.J93];&quot;,&quot;;[.L93];&quot;,&quot;;[.M93];&quot;),&quot;)" office:value-type="string" office:string-value="('2035-03-12 07:00:00','null','agente',80,20,7)," calcext:value-type="string">
            <text:p>('2035-03-12 07:00:00','null','agente',80,20,7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84" calcext:value-type="float">
            <text:p>18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gente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94];&quot;','&quot;;[.P94];&quot;','&quot;;[.K94];&quot;',&quot;;[.J94];&quot;,&quot;;[.L94];&quot;,&quot;;[.M94];&quot;),&quot;)" office:value-type="string" office:string-value="('2035-03-09 07:00:00','null','agente',82,21,7)," calcext:value-type="string">
            <text:p>('2035-03-09 07:00:00','null','agente',82,21,7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86" calcext:value-type="float">
            <text:p>18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gente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95];&quot;','&quot;;[.P95];&quot;','&quot;;[.K95];&quot;',&quot;;[.J95];&quot;,&quot;;[.L95];&quot;,&quot;;[.M95];&quot;),&quot;)" office:value-type="string" office:string-value="('2035-03-12 07:00:00','null','agente',84,21,7)," calcext:value-type="string">
            <text:p>('2035-03-12 07:00:00','null','agente',84,21,7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88" calcext:value-type="float">
            <text:p>18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gent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96];&quot;','&quot;;[.P96];&quot;','&quot;;[.K96];&quot;',&quot;;[.J96];&quot;,&quot;;[.L96];&quot;,&quot;;[.M96];&quot;),&quot;)" office:value-type="string" office:string-value="('2035-03-09 07:00:00','null','agente',86,22,8)," calcext:value-type="string">
            <text:p>('2035-03-09 07:00:00','null','agente',86,22,8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90" calcext:value-type="float">
            <text:p>19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gente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97];&quot;','&quot;;[.P97];&quot;','&quot;;[.K97];&quot;',&quot;;[.J97];&quot;,&quot;;[.L97];&quot;,&quot;;[.M97];&quot;),&quot;)" office:value-type="string" office:string-value="('2035-03-12 07:00:00','null','agente',88,23,8)," calcext:value-type="string">
            <text:p>('2035-03-12 07:00:00','null','agente',88,23,8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92" calcext:value-type="float">
            <text:p>19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gente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98];&quot;','&quot;;[.P98];&quot;','&quot;;[.K98];&quot;',&quot;;[.J98];&quot;,&quot;;[.L98];&quot;,&quot;;[.M98];&quot;),&quot;)" office:value-type="string" office:string-value="('2035-03-09 07:00:00','null','agente',90,23,8)," calcext:value-type="string">
            <text:p>('2035-03-09 07:00:00','null','agente',90,23,8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94" calcext:value-type="float">
            <text:p>19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gente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99];&quot;','&quot;;[.P99];&quot;','&quot;;[.K99];&quot;',&quot;;[.J99];&quot;,&quot;;[.L99];&quot;,&quot;;[.M99];&quot;),&quot;)" office:value-type="string" office:string-value="('2035-03-12 07:00:00','null','agente',92,24,8)," calcext:value-type="string">
            <text:p>('2035-03-12 07:00:00','null','agente',92,24,8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96" calcext:value-type="float">
            <text:p>19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gente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00];&quot;','&quot;;[.P100];&quot;','&quot;;[.K100];&quot;',&quot;;[.J100];&quot;,&quot;;[.L100];&quot;,&quot;;[.M100];&quot;),&quot;)" office:value-type="string" office:string-value="('2035-03-09 07:00:00','null','agente',94,25,9)," calcext:value-type="string">
            <text:p>('2035-03-09 07:00:00','null','agente',94,25,9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98" calcext:value-type="float">
            <text:p>19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gente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01];&quot;','&quot;;[.P101];&quot;','&quot;;[.K101];&quot;',&quot;;[.J101];&quot;,&quot;;[.L101];&quot;,&quot;;[.M101];&quot;),&quot;)" office:value-type="string" office:string-value="('2035-03-12 07:00:00','null','agente',96,25,9)," calcext:value-type="string">
            <text:p>('2035-03-12 07:00:00','null','agente',96,25,9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gente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02];&quot;','&quot;;[.P102];&quot;','&quot;;[.K102];&quot;',&quot;;[.J102];&quot;,&quot;;[.L102];&quot;,&quot;;[.M102];&quot;),&quot;)" office:value-type="string" office:string-value="('2035-03-09 07:00:00','null','agente',98,26,9)," calcext:value-type="string">
            <text:p>('2035-03-09 07:00:00','null','agente',98,26,9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gente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03];&quot;','&quot;;[.P103];&quot;','&quot;;[.K103];&quot;',&quot;;[.J103];&quot;,&quot;;[.L103];&quot;,&quot;;[.M103];&quot;),&quot;)" office:value-type="string" office:string-value="('2035-03-12 07:00:00','null','agente',100,27,9)," calcext:value-type="string">
            <text:p>('2035-03-12 07:00:00','null','agente',100,27,9),</text:p>
          </table:table-cell>
          <table:table-cell table:number-columns-repeated="1007"/>
        </table:table-row>
        <table:table-row table:style-name="ro7">
          <table:table-cell table:style-name="ce127" table:number-columns-repeated="4"/>
          <table:table-cell table:style-name="ce101" table:number-columns-repeated="3"/>
          <table:table-cell table:style-name="ce127"/>
          <table:table-cell table:style-name="ce132" office:value-type="float" office:value="204" calcext:value-type="float">
            <text:p>204</text:p>
          </table:table-cell>
          <table:table-cell table:style-name="ce101" office:value-type="float" office:value="102" calcext:value-type="float">
            <text:p>102</text:p>
          </table:table-cell>
          <table:table-cell office:value-type="string" calcext:value-type="string">
            <text:p>agente</text:p>
          </table:table-cell>
          <table:table-cell office:value-type="float" office:value="27" calcext:value-type="float">
            <text:p>27</text:p>
          </table:table-cell>
          <table:table-cell table:style-name="ce132" office:value-type="float" office:value="9" calcext:value-type="float">
            <text:p>9</text:p>
          </table:table-cell>
          <table:table-cell table:style-name="ce94" office:value-type="float" office:value="37" calcext:value-type="float">
            <text:p>37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04];&quot;','&quot;;[.P104];&quot;','&quot;;[.K104];&quot;',&quot;;[.J104];&quot;,&quot;;[.L104];&quot;,&quot;;[.M104];&quot;),&quot;)" office:value-type="string" office:string-value="('2035-03-09 07:00:00','null','agente',102,27,9)," calcext:value-type="string">
            <text:p>('2035-03-09 07:00:00','null','agente',102,27,9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Constancia'</text:p>
          </table:table-cell>
          <table:table-cell office:value-type="string" calcext:value-type="string">
            <text:p>'Oviedo'</text:p>
          </table:table-cell>
          <table:table-cell table:style-name="ce124" office:value-type="string" calcext:value-type="string">
            <text:p>2000-10-30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10" calcext:value-type="float">
            <text:p>10</text:p>
          </table:table-cell>
          <table:table-cell table:style-name="ce92" office:value-type="string" calcext:value-type="string">
            <text:p>Dublin</text:p>
          </table:table-cell>
          <table:table-cell table:style-name="ce95" office:value-type="string" calcext:value-type="string">
            <text:p>Irlanda</text:p>
          </table:table-cell>
          <table:table-cell/>
          <table:table-cell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analis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105];&quot;','&quot;;[.P105];&quot;','&quot;;[.K105];&quot;',&quot;;[.J105];&quot;,&quot;;[.L105];&quot;,&quot;;[.M105];&quot;),&quot;)" office:value-type="string" office:string-value="('2034-01-05 01:00:00','2035-03-09 07:00:00','analista',2,1,1)," calcext:value-type="string">
            <text:p>('2034-01-05 01:00:00','2035-03-09 07:00:00','analista',2,1,1),</text:p>
          </table:table-cell>
          <table:table-cell table:style-name="ce102" table:number-columns-repeated="1007"/>
        </table:table-row>
        <table:table-row table:style-name="ro7">
          <table:table-cell office:value-type="string" calcext:value-type="string">
            <text:p>'Teodora'</text:p>
          </table:table-cell>
          <table:table-cell office:value-type="string" calcext:value-type="string">
            <text:p>'Nolasco'</text:p>
          </table:table-cell>
          <table:table-cell table:style-name="ce124" office:value-type="string" calcext:value-type="string">
            <text:p>1997-12-15</text:p>
          </table:table-cell>
          <table:table-cell office:value-type="string" calcext:value-type="string">
            <text:p>confidencial</text:p>
          </table:table-cell>
          <table:table-cell table:style-name="ce88" office:value-type="float" office:value="10" calcext:value-type="float">
            <text:p>10</text:p>
          </table:table-cell>
          <table:table-cell table:style-name="ce92" office:value-type="string" calcext:value-type="string">
            <text:p>Dublin</text:p>
          </table:table-cell>
          <table:table-cell table:style-name="ce95" office:value-type="string" calcext:value-type="string">
            <text:p>Irlanda</text:p>
          </table:table-cell>
          <table:table-cell/>
          <table:table-cell office:value-type="float" office:value="4" calcext:value-type="float">
            <text:p>4</text:p>
          </table:table-cell>
          <table:table-cell table:style-name="ce97" office:value-type="float" office:value="4" calcext:value-type="float">
            <text:p>4</text:p>
          </table:table-cell>
          <table:table-cell office:value-type="string" calcext:value-type="string">
            <text:p>analis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106];&quot;','&quot;;[.P106];&quot;','&quot;;[.K106];&quot;',&quot;;[.J106];&quot;,&quot;;[.L106];&quot;,&quot;;[.M106];&quot;),&quot;)" office:value-type="string" office:string-value="('2034-01-06 01:00:00','2035-03-12 07:00:00','analista',4,1,1)," calcext:value-type="string">
            <text:p>('2034-01-06 01:00:00','2035-03-12 07:00:00','analista',4,1,1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Cesarino'</text:p>
          </table:table-cell>
          <table:table-cell office:value-type="string" calcext:value-type="string">
            <text:p>'Zuniga'</text:p>
          </table:table-cell>
          <table:table-cell table:style-name="ce124" office:value-type="string" calcext:value-type="string">
            <text:p>1983-09-15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11" calcext:value-type="float">
            <text:p>11</text:p>
          </table:table-cell>
          <table:table-cell table:style-name="ce92" office:value-type="string" calcext:value-type="string">
            <text:p>Cork</text:p>
          </table:table-cell>
          <table:table-cell table:style-name="ce95" office:value-type="string" calcext:value-type="string">
            <text:p>Irlanda</text:p>
          </table:table-cell>
          <table:table-cell/>
          <table:table-cell office:value-type="float" office:value="6" calcext:value-type="float">
            <text:p>6</text:p>
          </table:table-cell>
          <table:table-cell table:style-name="ce97" office:value-type="float" office:value="6" calcext:value-type="float">
            <text:p>6</text:p>
          </table:table-cell>
          <table:table-cell office:value-type="string" calcext:value-type="string">
            <text:p>anali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107];&quot;','&quot;;[.P107];&quot;','&quot;;[.K107];&quot;',&quot;;[.J107];&quot;,&quot;;[.L107];&quot;,&quot;;[.M107];&quot;),&quot;)" office:value-type="string" office:string-value="('2034-01-05 01:00:00','2035-03-09 07:00:00','analista',6,2,1)," calcext:value-type="string">
            <text:p>('2034-01-05 01:00:00','2035-03-09 07:00:00','analista',6,2,1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Jane'</text:p>
          </table:table-cell>
          <table:table-cell office:value-type="string" calcext:value-type="string">
            <text:p>'Tenorio'</text:p>
          </table:table-cell>
          <table:table-cell table:style-name="ce124" office:value-type="string" calcext:value-type="string">
            <text:p>1999-09-14</text:p>
          </table:table-cell>
          <table:table-cell office:value-type="string" calcext:value-type="string">
            <text:p>confidencial</text:p>
          </table:table-cell>
          <table:table-cell table:style-name="ce88" office:value-type="float" office:value="11" calcext:value-type="float">
            <text:p>11</text:p>
          </table:table-cell>
          <table:table-cell table:style-name="ce92" office:value-type="string" calcext:value-type="string">
            <text:p>Cork</text:p>
          </table:table-cell>
          <table:table-cell table:style-name="ce95" office:value-type="string" calcext:value-type="string">
            <text:p>Irlanda</text:p>
          </table:table-cell>
          <table:table-cell/>
          <table:table-cell office:value-type="float" office:value="8" calcext:value-type="float">
            <text:p>8</text:p>
          </table:table-cell>
          <table:table-cell table:style-name="ce97" office:value-type="float" office:value="8" calcext:value-type="float">
            <text:p>8</text:p>
          </table:table-cell>
          <table:table-cell office:value-type="string" calcext:value-type="string">
            <text:p>anali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108];&quot;','&quot;;[.P108];&quot;','&quot;;[.K108];&quot;',&quot;;[.J108];&quot;,&quot;;[.L108];&quot;,&quot;;[.M108];&quot;),&quot;)" office:value-type="string" office:string-value="('2034-01-06 01:00:00','2035-03-12 07:00:00','analista',8,2,1)," calcext:value-type="string">
            <text:p>('2034-01-06 01:00:00','2035-03-12 07:00:00','analista',8,2,1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Valerio'</text:p>
          </table:table-cell>
          <table:table-cell office:value-type="string" calcext:value-type="string">
            <text:p>'Bahena'</text:p>
          </table:table-cell>
          <table:table-cell table:style-name="ce124" office:value-type="string" calcext:value-type="string">
            <text:p>1984-05-22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12" calcext:value-type="float">
            <text:p>12</text:p>
          </table:table-cell>
          <table:table-cell table:style-name="ce92" office:value-type="string" calcext:value-type="string">
            <text:p>Galway</text:p>
          </table:table-cell>
          <table:table-cell table:style-name="ce95" office:value-type="string" calcext:value-type="string">
            <text:p>Irlanda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7" office:value-type="float" office:value="10" calcext:value-type="float">
            <text:p>10</text:p>
          </table:table-cell>
          <table:table-cell office:value-type="string" calcext:value-type="string">
            <text:p>analis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109];&quot;','&quot;;[.P109];&quot;','&quot;;[.K109];&quot;',&quot;;[.J109];&quot;,&quot;;[.L109];&quot;,&quot;;[.M109];&quot;),&quot;)" office:value-type="string" office:string-value="('2034-01-05 01:00:00','2035-03-09 07:00:00','analista',10,3,1)," calcext:value-type="string">
            <text:p>('2034-01-05 01:00:00','2035-03-09 07:00:00','analista',10,3,1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Feliciano'</text:p>
          </table:table-cell>
          <table:table-cell office:value-type="string" calcext:value-type="string">
            <text:p>'Guzman'</text:p>
          </table:table-cell>
          <table:table-cell table:style-name="ce124" office:value-type="string" calcext:value-type="string">
            <text:p>1999-09-20</text:p>
          </table:table-cell>
          <table:table-cell office:value-type="string" calcext:value-type="string">
            <text:p>confidencial</text:p>
          </table:table-cell>
          <table:table-cell table:style-name="ce88" office:value-type="float" office:value="12" calcext:value-type="float">
            <text:p>12</text:p>
          </table:table-cell>
          <table:table-cell table:style-name="ce92" office:value-type="string" calcext:value-type="string">
            <text:p>Galway</text:p>
          </table:table-cell>
          <table:table-cell table:style-name="ce95" office:value-type="string" calcext:value-type="string">
            <text:p>Irlanda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97" office:value-type="float" office:value="12" calcext:value-type="float">
            <text:p>12</text:p>
          </table:table-cell>
          <table:table-cell office:value-type="string" calcext:value-type="string">
            <text:p>analis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110];&quot;','&quot;;[.P110];&quot;','&quot;;[.K110];&quot;',&quot;;[.J110];&quot;,&quot;;[.L110];&quot;,&quot;;[.M110];&quot;),&quot;)" office:value-type="string" office:string-value="('2034-01-06 01:00:00','2035-03-12 07:00:00','analista',12,3,1)," calcext:value-type="string">
            <text:p>('2034-01-06 01:00:00','2035-03-12 07:00:00','analista',12,3,1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Elidio'</text:p>
          </table:table-cell>
          <table:table-cell office:value-type="string" calcext:value-type="string">
            <text:p>'Carreno'</text:p>
          </table:table-cell>
          <table:table-cell table:style-name="ce124" office:value-type="string" calcext:value-type="string">
            <text:p>1996-11-17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13" calcext:value-type="float">
            <text:p>13</text:p>
          </table:table-cell>
          <table:table-cell table:style-name="ce92" office:value-type="string" calcext:value-type="string">
            <text:p>Amsterdam</text:p>
          </table:table-cell>
          <table:table-cell table:style-name="ce95" office:value-type="string" calcext:value-type="string">
            <text:p>Holanda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97" office:value-type="float" office:value="14" calcext:value-type="float">
            <text:p>14</text:p>
          </table:table-cell>
          <table:table-cell office:value-type="string" calcext:value-type="string">
            <text:p>analis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111];&quot;','&quot;;[.P111];&quot;','&quot;;[.K111];&quot;',&quot;;[.J111];&quot;,&quot;;[.L111];&quot;,&quot;;[.M111];&quot;),&quot;)" office:value-type="string" office:string-value="('2034-01-05 01:00:00','2035-03-09 07:00:00','analista',14,4,2)," calcext:value-type="string">
            <text:p>('2034-01-05 01:00:00','2035-03-09 07:00:00','analista',14,4,2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Atenea'</text:p>
          </table:table-cell>
          <table:table-cell office:value-type="string" calcext:value-type="string">
            <text:p>'Escalante'</text:p>
          </table:table-cell>
          <table:table-cell table:style-name="ce124" office:value-type="string" calcext:value-type="string">
            <text:p>1998-11-20</text:p>
          </table:table-cell>
          <table:table-cell office:value-type="string" calcext:value-type="string">
            <text:p>confidencial</text:p>
          </table:table-cell>
          <table:table-cell table:style-name="ce88" office:value-type="float" office:value="13" calcext:value-type="float">
            <text:p>13</text:p>
          </table:table-cell>
          <table:table-cell table:style-name="ce92" office:value-type="string" calcext:value-type="string">
            <text:p>Amsterdam</text:p>
          </table:table-cell>
          <table:table-cell table:style-name="ce95" office:value-type="string" calcext:value-type="string">
            <text:p>Holanda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97" office:value-type="float" office:value="16" calcext:value-type="float">
            <text:p>16</text:p>
          </table:table-cell>
          <table:table-cell office:value-type="string" calcext:value-type="string">
            <text:p>analis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112];&quot;','&quot;;[.P112];&quot;','&quot;;[.K112];&quot;',&quot;;[.J112];&quot;,&quot;;[.L112];&quot;,&quot;;[.M112];&quot;),&quot;)" office:value-type="string" office:string-value="('2034-01-06 01:00:00','2035-03-12 07:00:00','analista',16,4,2)," calcext:value-type="string">
            <text:p>('2034-01-06 01:00:00','2035-03-12 07:00:00','analista',16,4,2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Cristian'</text:p>
          </table:table-cell>
          <table:table-cell office:value-type="string" calcext:value-type="string">
            <text:p>'Montero'</text:p>
          </table:table-cell>
          <table:table-cell table:style-name="ce124" office:value-type="string" calcext:value-type="string">
            <text:p>1999-09-22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14" calcext:value-type="float">
            <text:p>14</text:p>
          </table:table-cell>
          <table:table-cell table:style-name="ce92" office:value-type="string" calcext:value-type="string">
            <text:p>Roterdam</text:p>
          </table:table-cell>
          <table:table-cell table:style-name="ce95" office:value-type="string" calcext:value-type="string">
            <text:p>Holanda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97" office:value-type="float" office:value="18" calcext:value-type="float">
            <text:p>18</text:p>
          </table:table-cell>
          <table:table-cell office:value-type="string" calcext:value-type="string">
            <text:p>analis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113];&quot;','&quot;;[.P113];&quot;','&quot;;[.K113];&quot;',&quot;;[.J113];&quot;,&quot;;[.L113];&quot;,&quot;;[.M113];&quot;),&quot;)" office:value-type="string" office:string-value="('2034-01-05 01:00:00','2035-03-09 07:00:00','analista',18,5,2)," calcext:value-type="string">
            <text:p>('2034-01-05 01:00:00','2035-03-09 07:00:00','analista',18,5,2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Poncio'</text:p>
          </table:table-cell>
          <table:table-cell office:value-type="string" calcext:value-type="string">
            <text:p>'Parker'</text:p>
          </table:table-cell>
          <table:table-cell table:style-name="ce124" office:value-type="string" calcext:value-type="string">
            <text:p>1998-12-02</text:p>
          </table:table-cell>
          <table:table-cell office:value-type="string" calcext:value-type="string">
            <text:p>confidencial</text:p>
          </table:table-cell>
          <table:table-cell table:style-name="ce88" office:value-type="float" office:value="14" calcext:value-type="float">
            <text:p>14</text:p>
          </table:table-cell>
          <table:table-cell table:style-name="ce92" office:value-type="string" calcext:value-type="string">
            <text:p>Roterdam</text:p>
          </table:table-cell>
          <table:table-cell table:style-name="ce95" office:value-type="string" calcext:value-type="string">
            <text:p>Holanda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97" office:value-type="float" office:value="20" calcext:value-type="float">
            <text:p>20</text:p>
          </table:table-cell>
          <table:table-cell office:value-type="string" calcext:value-type="string">
            <text:p>analis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114];&quot;','&quot;;[.P114];&quot;','&quot;;[.K114];&quot;',&quot;;[.J114];&quot;,&quot;;[.L114];&quot;,&quot;;[.M114];&quot;),&quot;)" office:value-type="string" office:string-value="('2034-01-06 01:00:00','2035-03-12 07:00:00','analista',20,5,2)," calcext:value-type="string">
            <text:p>('2034-01-06 01:00:00','2035-03-12 07:00:00','analista',20,5,2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Eneida'</text:p>
          </table:table-cell>
          <table:table-cell office:value-type="string" calcext:value-type="string">
            <text:p>'Velasco'</text:p>
          </table:table-cell>
          <table:table-cell table:style-name="ce124" office:value-type="string" calcext:value-type="string">
            <text:p>2000-04-20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15" calcext:value-type="float">
            <text:p>15</text:p>
          </table:table-cell>
          <table:table-cell table:style-name="ce92" office:value-type="string" calcext:value-type="string">
            <text:p>Haarlam</text:p>
          </table:table-cell>
          <table:table-cell table:style-name="ce95" office:value-type="string" calcext:value-type="string">
            <text:p>Holanda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97" office:value-type="float" office:value="22" calcext:value-type="float">
            <text:p>22</text:p>
          </table:table-cell>
          <table:table-cell office:value-type="string" calcext:value-type="string">
            <text:p>analis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115];&quot;','&quot;;[.P115];&quot;','&quot;;[.K115];&quot;',&quot;;[.J115];&quot;,&quot;;[.L115];&quot;,&quot;;[.M115];&quot;),&quot;)" office:value-type="string" office:string-value="('2034-01-05 01:00:00','2035-03-09 07:00:00','analista',22,6,2)," calcext:value-type="string">
            <text:p>('2034-01-05 01:00:00','2035-03-09 07:00:00','analista',22,6,2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Alba'</text:p>
          </table:table-cell>
          <table:table-cell office:value-type="string" calcext:value-type="string">
            <text:p>'Cortez'</text:p>
          </table:table-cell>
          <table:table-cell table:style-name="ce124" office:value-type="string" calcext:value-type="string">
            <text:p>2000-03-08</text:p>
          </table:table-cell>
          <table:table-cell office:value-type="string" calcext:value-type="string">
            <text:p>confidencial</text:p>
          </table:table-cell>
          <table:table-cell table:style-name="ce88" office:value-type="float" office:value="15" calcext:value-type="float">
            <text:p>15</text:p>
          </table:table-cell>
          <table:table-cell table:style-name="ce92" office:value-type="string" calcext:value-type="string">
            <text:p>Haarlam</text:p>
          </table:table-cell>
          <table:table-cell table:style-name="ce95" office:value-type="string" calcext:value-type="string">
            <text:p>Holanda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97" office:value-type="float" office:value="24" calcext:value-type="float">
            <text:p>24</text:p>
          </table:table-cell>
          <table:table-cell office:value-type="string" calcext:value-type="string">
            <text:p>analis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116];&quot;','&quot;;[.P116];&quot;','&quot;;[.K116];&quot;',&quot;;[.J116];&quot;,&quot;;[.L116];&quot;,&quot;;[.M116];&quot;),&quot;)" office:value-type="string" office:string-value="('2034-01-06 01:00:00','2035-03-12 07:00:00','analista',24,6,2)," calcext:value-type="string">
            <text:p>('2034-01-06 01:00:00','2035-03-12 07:00:00','analista',24,6,2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Alana'</text:p>
          </table:table-cell>
          <table:table-cell office:value-type="string" calcext:value-type="string">
            <text:p>'Nevarez'</text:p>
          </table:table-cell>
          <table:table-cell table:style-name="ce124" office:value-type="string" calcext:value-type="string">
            <text:p>1988-02-06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16" calcext:value-type="float">
            <text:p>16</text:p>
          </table:table-cell>
          <table:table-cell table:style-name="ce92" office:value-type="string" calcext:value-type="string">
            <text:p>Nuuk</text:p>
          </table:table-cell>
          <table:table-cell table:style-name="ce95" office:value-type="string" calcext:value-type="string">
            <text:p>Groenlandia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97" office:value-type="float" office:value="26" calcext:value-type="float">
            <text:p>26</text:p>
          </table:table-cell>
          <table:table-cell office:value-type="string" calcext:value-type="string">
            <text:p>analist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117];&quot;','&quot;;[.P117];&quot;','&quot;;[.K117];&quot;',&quot;;[.J117];&quot;,&quot;;[.L117];&quot;,&quot;;[.M117];&quot;),&quot;)" office:value-type="string" office:string-value="('2034-01-05 01:00:00','2035-03-09 07:00:00','analista',26,7,3)," calcext:value-type="string">
            <text:p>('2034-01-05 01:00:00','2035-03-09 07:00:00','analista',26,7,3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Sabina'</text:p>
          </table:table-cell>
          <table:table-cell office:value-type="string" calcext:value-type="string">
            <text:p>'Johnson'</text:p>
          </table:table-cell>
          <table:table-cell table:style-name="ce124" office:value-type="string" calcext:value-type="string">
            <text:p>1992-05-03</text:p>
          </table:table-cell>
          <table:table-cell office:value-type="string" calcext:value-type="string">
            <text:p>confidencial</text:p>
          </table:table-cell>
          <table:table-cell table:style-name="ce88" office:value-type="float" office:value="16" calcext:value-type="float">
            <text:p>16</text:p>
          </table:table-cell>
          <table:table-cell table:style-name="ce92" office:value-type="string" calcext:value-type="string">
            <text:p>Nuuk</text:p>
          </table:table-cell>
          <table:table-cell table:style-name="ce95" office:value-type="string" calcext:value-type="string">
            <text:p>Groenlandia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97" office:value-type="float" office:value="28" calcext:value-type="float">
            <text:p>28</text:p>
          </table:table-cell>
          <table:table-cell office:value-type="string" calcext:value-type="string">
            <text:p>analist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118];&quot;','&quot;;[.P118];&quot;','&quot;;[.K118];&quot;',&quot;;[.J118];&quot;,&quot;;[.L118];&quot;,&quot;;[.M118];&quot;),&quot;)" office:value-type="string" office:string-value="('2034-01-06 01:00:00','2035-03-12 07:00:00','analista',28,7,3)," calcext:value-type="string">
            <text:p>('2034-01-06 01:00:00','2035-03-12 07:00:00','analista',28,7,3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Judas'</text:p>
          </table:table-cell>
          <table:table-cell office:value-type="string" calcext:value-type="string">
            <text:p>'Cerda'</text:p>
          </table:table-cell>
          <table:table-cell table:style-name="ce124" office:value-type="string" calcext:value-type="string">
            <text:p>1988-05-07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17" calcext:value-type="float">
            <text:p>17</text:p>
          </table:table-cell>
          <table:table-cell table:style-name="ce92" office:value-type="string" calcext:value-type="string">
            <text:p>Qaqortoq</text:p>
          </table:table-cell>
          <table:table-cell table:style-name="ce95" office:value-type="string" calcext:value-type="string">
            <text:p>Groenlandia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97" office:value-type="float" office:value="30" calcext:value-type="float">
            <text:p>30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119];&quot;','&quot;;[.P119];&quot;','&quot;;[.K119];&quot;',&quot;;[.J119];&quot;,&quot;;[.L119];&quot;,&quot;;[.M119];&quot;),&quot;)" office:value-type="string" office:string-value="('2034-01-05 01:00:00','2035-03-09 07:00:00','analista',30,8,3)," calcext:value-type="string">
            <text:p>('2034-01-05 01:00:00','2035-03-09 07:00:00','analista',30,8,3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Jorge'</text:p>
          </table:table-cell>
          <table:table-cell office:value-type="string" calcext:value-type="string">
            <text:p>'Ocampo'</text:p>
          </table:table-cell>
          <table:table-cell table:style-name="ce124" office:value-type="string" calcext:value-type="string">
            <text:p>1992-05-30</text:p>
          </table:table-cell>
          <table:table-cell office:value-type="string" calcext:value-type="string">
            <text:p>confidencial</text:p>
          </table:table-cell>
          <table:table-cell table:style-name="ce88" office:value-type="float" office:value="17" calcext:value-type="float">
            <text:p>17</text:p>
          </table:table-cell>
          <table:table-cell table:style-name="ce92" office:value-type="string" calcext:value-type="string">
            <text:p>Qaqortoq</text:p>
          </table:table-cell>
          <table:table-cell table:style-name="ce95" office:value-type="string" calcext:value-type="string">
            <text:p>Groenlandia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97" office:value-type="float" office:value="32" calcext:value-type="float">
            <text:p>32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120];&quot;','&quot;;[.P120];&quot;','&quot;;[.K120];&quot;',&quot;;[.J120];&quot;,&quot;;[.L120];&quot;,&quot;;[.M120];&quot;),&quot;)" office:value-type="string" office:string-value="('2034-01-06 01:00:00','2035-03-12 07:00:00','analista',32,8,3)," calcext:value-type="string">
            <text:p>('2034-01-06 01:00:00','2035-03-12 07:00:00','analista',32,8,3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Inocencia'</text:p>
          </table:table-cell>
          <table:table-cell office:value-type="string" calcext:value-type="string">
            <text:p>'Maldonado'</text:p>
          </table:table-cell>
          <table:table-cell table:style-name="ce124" office:value-type="string" calcext:value-type="string">
            <text:p>1988-06-13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18" calcext:value-type="float">
            <text:p>18</text:p>
          </table:table-cell>
          <table:table-cell table:style-name="ce92" office:value-type="string" calcext:value-type="string">
            <text:p>Sisimiut</text:p>
          </table:table-cell>
          <table:table-cell table:style-name="ce95" office:value-type="string" calcext:value-type="string">
            <text:p>Groenlandia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97" office:value-type="float" office:value="34" calcext:value-type="float">
            <text:p>34</text:p>
          </table:table-cell>
          <table:table-cell office:value-type="string" calcext:value-type="string">
            <text:p>analist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121];&quot;','&quot;;[.P121];&quot;','&quot;;[.K121];&quot;',&quot;;[.J121];&quot;,&quot;;[.L121];&quot;,&quot;;[.M121];&quot;),&quot;)" office:value-type="string" office:string-value="('2034-01-05 01:00:00','2035-03-09 07:00:00','analista',34,9,3)," calcext:value-type="string">
            <text:p>('2034-01-05 01:00:00','2035-03-09 07:00:00','analista',34,9,3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William'</text:p>
          </table:table-cell>
          <table:table-cell office:value-type="string" calcext:value-type="string">
            <text:p>'Miranda'</text:p>
          </table:table-cell>
          <table:table-cell table:style-name="ce124" office:value-type="string" calcext:value-type="string">
            <text:p>1993-05-14</text:p>
          </table:table-cell>
          <table:table-cell office:value-type="string" calcext:value-type="string">
            <text:p>confidencial</text:p>
          </table:table-cell>
          <table:table-cell table:style-name="ce88" office:value-type="float" office:value="18" calcext:value-type="float">
            <text:p>18</text:p>
          </table:table-cell>
          <table:table-cell table:style-name="ce92" office:value-type="string" calcext:value-type="string">
            <text:p>Sisimiut</text:p>
          </table:table-cell>
          <table:table-cell table:style-name="ce95" office:value-type="string" calcext:value-type="string">
            <text:p>Groenlandia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97" office:value-type="float" office:value="36" calcext:value-type="float">
            <text:p>36</text:p>
          </table:table-cell>
          <table:table-cell office:value-type="string" calcext:value-type="string">
            <text:p>analist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122];&quot;','&quot;;[.P122];&quot;','&quot;;[.K122];&quot;',&quot;;[.J122];&quot;,&quot;;[.L122];&quot;,&quot;;[.M122];&quot;),&quot;)" office:value-type="string" office:string-value="('2034-01-06 01:00:00','2035-03-12 07:00:00','analista',36,9,3)," calcext:value-type="string">
            <text:p>('2034-01-06 01:00:00','2035-03-12 07:00:00','analista',36,9,3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Bertrudis'</text:p>
          </table:table-cell>
          <table:table-cell office:value-type="string" calcext:value-type="string">
            <text:p>'Mandujano'</text:p>
          </table:table-cell>
          <table:table-cell table:style-name="ce124" office:value-type="string" calcext:value-type="string">
            <text:p>1989-01-03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19" calcext:value-type="float">
            <text:p>19</text:p>
          </table:table-cell>
          <table:table-cell table:style-name="ce92" office:value-type="string" calcext:value-type="string">
            <text:p>Buenos Aires</text:p>
          </table:table-cell>
          <table:table-cell table:style-name="ce95" office:value-type="string" calcext:value-type="string">
            <text:p>Argentina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97" office:value-type="float" office:value="38" calcext:value-type="float">
            <text:p>38</text:p>
          </table:table-cell>
          <table:table-cell office:value-type="string" calcext:value-type="string">
            <text:p>analist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123];&quot;','&quot;;[.P123];&quot;','&quot;;[.K123];&quot;',&quot;;[.J123];&quot;,&quot;;[.L123];&quot;,&quot;;[.M123];&quot;),&quot;)" office:value-type="string" office:string-value="('2034-01-05 01:00:00','2035-03-09 07:00:00','analista',38,10,4)," calcext:value-type="string">
            <text:p>('2034-01-05 01:00:00','2035-03-09 07:00:00','analista',38,10,4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Tito'</text:p>
          </table:table-cell>
          <table:table-cell office:value-type="string" calcext:value-type="string">
            <text:p>'Serna'</text:p>
          </table:table-cell>
          <table:table-cell table:style-name="ce124" office:value-type="string" calcext:value-type="string">
            <text:p>1989-12-18</text:p>
          </table:table-cell>
          <table:table-cell office:value-type="string" calcext:value-type="string">
            <text:p>confidencial</text:p>
          </table:table-cell>
          <table:table-cell table:style-name="ce88" office:value-type="float" office:value="19" calcext:value-type="float">
            <text:p>19</text:p>
          </table:table-cell>
          <table:table-cell table:style-name="ce92" office:value-type="string" calcext:value-type="string">
            <text:p>Buenos Aires</text:p>
          </table:table-cell>
          <table:table-cell table:style-name="ce95" office:value-type="string" calcext:value-type="string">
            <text:p>Argentina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97" office:value-type="float" office:value="40" calcext:value-type="float">
            <text:p>40</text:p>
          </table:table-cell>
          <table:table-cell office:value-type="string" calcext:value-type="string">
            <text:p>analist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124];&quot;','&quot;;[.P124];&quot;','&quot;;[.K124];&quot;',&quot;;[.J124];&quot;,&quot;;[.L124];&quot;,&quot;;[.M124];&quot;),&quot;)" office:value-type="string" office:string-value="('2034-01-06 01:00:00','2035-03-12 07:00:00','analista',40,10,4)," calcext:value-type="string">
            <text:p>('2034-01-06 01:00:00','2035-03-12 07:00:00','analista',40,10,4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Faustino'</text:p>
          </table:table-cell>
          <table:table-cell office:value-type="string" calcext:value-type="string">
            <text:p>'Quinones'</text:p>
          </table:table-cell>
          <table:table-cell table:style-name="ce124" office:value-type="string" calcext:value-type="string">
            <text:p>1989-12-16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20" calcext:value-type="float">
            <text:p>20</text:p>
          </table:table-cell>
          <table:table-cell table:style-name="ce92" office:value-type="string" calcext:value-type="string">
            <text:p>Ciudad de Cordoba</text:p>
          </table:table-cell>
          <table:table-cell table:style-name="ce95" office:value-type="string" calcext:value-type="string">
            <text:p>Argentina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97" office:value-type="float" office:value="42" calcext:value-type="float">
            <text:p>42</text:p>
          </table:table-cell>
          <table:table-cell office:value-type="string" calcext:value-type="string">
            <text:p>analist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125];&quot;','&quot;;[.P125];&quot;','&quot;;[.K125];&quot;',&quot;;[.J125];&quot;,&quot;;[.L125];&quot;,&quot;;[.M125];&quot;),&quot;)" office:value-type="string" office:string-value="('2034-01-05 01:00:00','2035-03-09 07:00:00','analista',42,11,4)," calcext:value-type="string">
            <text:p>('2034-01-05 01:00:00','2035-03-09 07:00:00','analista',42,11,4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Dulcinea'</text:p>
          </table:table-cell>
          <table:table-cell office:value-type="string" calcext:value-type="string">
            <text:p>'Angeles'</text:p>
          </table:table-cell>
          <table:table-cell table:style-name="ce124" office:value-type="string" calcext:value-type="string">
            <text:p>1990-02-07</text:p>
          </table:table-cell>
          <table:table-cell office:value-type="string" calcext:value-type="string">
            <text:p>confidencial</text:p>
          </table:table-cell>
          <table:table-cell table:style-name="ce88" office:value-type="float" office:value="20" calcext:value-type="float">
            <text:p>20</text:p>
          </table:table-cell>
          <table:table-cell table:style-name="ce92" office:value-type="string" calcext:value-type="string">
            <text:p>Ciudad de Cordoba</text:p>
          </table:table-cell>
          <table:table-cell table:style-name="ce95" office:value-type="string" calcext:value-type="string">
            <text:p>Argentina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97" office:value-type="float" office:value="44" calcext:value-type="float">
            <text:p>44</text:p>
          </table:table-cell>
          <table:table-cell office:value-type="string" calcext:value-type="string">
            <text:p>analist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126];&quot;','&quot;;[.P126];&quot;','&quot;;[.K126];&quot;',&quot;;[.J126];&quot;,&quot;;[.L126];&quot;,&quot;;[.M126];&quot;),&quot;)" office:value-type="string" office:string-value="('2034-01-06 01:00:00','2035-03-12 07:00:00','analista',44,11,4)," calcext:value-type="string">
            <text:p>('2034-01-06 01:00:00','2035-03-12 07:00:00','analista',44,11,4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Marcos'</text:p>
          </table:table-cell>
          <table:table-cell office:value-type="string" calcext:value-type="string">
            <text:p>'Solorio'</text:p>
          </table:table-cell>
          <table:table-cell table:style-name="ce124" office:value-type="string" calcext:value-type="string">
            <text:p>1990-02-05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21" calcext:value-type="float">
            <text:p>21</text:p>
          </table:table-cell>
          <table:table-cell table:style-name="ce92" office:value-type="string" calcext:value-type="string">
            <text:p>Rosario</text:p>
          </table:table-cell>
          <table:table-cell table:style-name="ce95" office:value-type="string" calcext:value-type="string">
            <text:p>Argentina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97" office:value-type="float" office:value="46" calcext:value-type="float">
            <text:p>46</text:p>
          </table:table-cell>
          <table:table-cell office:value-type="string" calcext:value-type="string">
            <text:p>analista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127];&quot;','&quot;;[.P127];&quot;','&quot;;[.K127];&quot;',&quot;;[.J127];&quot;,&quot;;[.L127];&quot;,&quot;;[.M127];&quot;),&quot;)" office:value-type="string" office:string-value="('2034-01-05 01:00:00','2035-03-09 07:00:00','analista',46,12,4)," calcext:value-type="string">
            <text:p>('2034-01-05 01:00:00','2035-03-09 07:00:00','analista',46,12,4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Amara'</text:p>
          </table:table-cell>
          <table:table-cell office:value-type="string" calcext:value-type="string">
            <text:p>'Saldana'</text:p>
          </table:table-cell>
          <table:table-cell table:style-name="ce124" office:value-type="string" calcext:value-type="string">
            <text:p>1990-08-30</text:p>
          </table:table-cell>
          <table:table-cell office:value-type="string" calcext:value-type="string">
            <text:p>confidencial</text:p>
          </table:table-cell>
          <table:table-cell table:style-name="ce88" office:value-type="float" office:value="21" calcext:value-type="float">
            <text:p>21</text:p>
          </table:table-cell>
          <table:table-cell table:style-name="ce92" office:value-type="string" calcext:value-type="string">
            <text:p>Rosario</text:p>
          </table:table-cell>
          <table:table-cell table:style-name="ce95" office:value-type="string" calcext:value-type="string">
            <text:p>Argentina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97" office:value-type="float" office:value="48" calcext:value-type="float">
            <text:p>48</text:p>
          </table:table-cell>
          <table:table-cell office:value-type="string" calcext:value-type="string">
            <text:p>analista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128];&quot;','&quot;;[.P128];&quot;','&quot;;[.K128];&quot;',&quot;;[.J128];&quot;,&quot;;[.L128];&quot;,&quot;;[.M128];&quot;),&quot;)" office:value-type="string" office:string-value="('2034-01-06 01:00:00','2035-03-12 07:00:00','analista',48,12,4)," calcext:value-type="string">
            <text:p>('2034-01-06 01:00:00','2035-03-12 07:00:00','analista',48,12,4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Benigno'</text:p>
          </table:table-cell>
          <table:table-cell office:value-type="string" calcext:value-type="string">
            <text:p>'Lozano'</text:p>
          </table:table-cell>
          <table:table-cell table:style-name="ce124" office:value-type="string" calcext:value-type="string">
            <text:p>2000-04-30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22" calcext:value-type="float">
            <text:p>22</text:p>
          </table:table-cell>
          <table:table-cell table:style-name="ce92" office:value-type="string" calcext:value-type="string">
            <text:p>Taipei</text:p>
          </table:table-cell>
          <table:table-cell table:style-name="ce95" office:value-type="string" calcext:value-type="string">
            <text:p>Taiwán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97" office:value-type="float" office:value="50" calcext:value-type="float">
            <text:p>50</text:p>
          </table:table-cell>
          <table:table-cell office:value-type="string" calcext:value-type="string">
            <text:p>analista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129];&quot;','&quot;;[.P129];&quot;','&quot;;[.K129];&quot;',&quot;;[.J129];&quot;,&quot;;[.L129];&quot;,&quot;;[.M129];&quot;),&quot;)" office:value-type="string" office:string-value="('2034-01-05 01:00:00','2035-03-09 07:00:00','analista',50,13,5)," calcext:value-type="string">
            <text:p>('2034-01-05 01:00:00','2035-03-09 07:00:00','analista',50,13,5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Jiovani'</text:p>
          </table:table-cell>
          <table:table-cell office:value-type="string" calcext:value-type="string">
            <text:p>'Villeda'</text:p>
          </table:table-cell>
          <table:table-cell table:style-name="ce124" office:value-type="string" calcext:value-type="string">
            <text:p>2000-04-29</text:p>
          </table:table-cell>
          <table:table-cell office:value-type="string" calcext:value-type="string">
            <text:p>confidencial</text:p>
          </table:table-cell>
          <table:table-cell table:style-name="ce88" office:value-type="float" office:value="22" calcext:value-type="float">
            <text:p>22</text:p>
          </table:table-cell>
          <table:table-cell table:style-name="ce92" office:value-type="string" calcext:value-type="string">
            <text:p>Taipei</text:p>
          </table:table-cell>
          <table:table-cell table:style-name="ce95" office:value-type="string" calcext:value-type="string">
            <text:p>Taiwán</text:p>
          </table:table-cell>
          <table:table-cell/>
          <table:table-cell office:value-type="float" office:value="52" calcext:value-type="float">
            <text:p>52</text:p>
          </table:table-cell>
          <table:table-cell table:style-name="ce97" office:value-type="float" office:value="52" calcext:value-type="float">
            <text:p>52</text:p>
          </table:table-cell>
          <table:table-cell office:value-type="string" calcext:value-type="string">
            <text:p>analista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130];&quot;','&quot;;[.P130];&quot;','&quot;;[.K130];&quot;',&quot;;[.J130];&quot;,&quot;;[.L130];&quot;,&quot;;[.M130];&quot;),&quot;)" office:value-type="string" office:string-value="('2034-01-06 01:00:00','2035-03-12 07:00:00','analista',52,13,5)," calcext:value-type="string">
            <text:p>('2034-01-06 01:00:00','2035-03-12 07:00:00','analista',52,13,5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Isabel'</text:p>
          </table:table-cell>
          <table:table-cell office:value-type="string" calcext:value-type="string">
            <text:p>'Rueda'</text:p>
          </table:table-cell>
          <table:table-cell table:style-name="ce124" office:value-type="string" calcext:value-type="string">
            <text:p>2000-05-30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23" calcext:value-type="float">
            <text:p>23</text:p>
          </table:table-cell>
          <table:table-cell table:style-name="ce92" office:value-type="string" calcext:value-type="string">
            <text:p>Tainan</text:p>
          </table:table-cell>
          <table:table-cell table:style-name="ce95" office:value-type="string" calcext:value-type="string">
            <text:p>Taiwán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97" office:value-type="float" office:value="54" calcext:value-type="float">
            <text:p>54</text:p>
          </table:table-cell>
          <table:table-cell office:value-type="string" calcext:value-type="string">
            <text:p>analista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131];&quot;','&quot;;[.P131];&quot;','&quot;;[.K131];&quot;',&quot;;[.J131];&quot;,&quot;;[.L131];&quot;,&quot;;[.M131];&quot;),&quot;)" office:value-type="string" office:string-value="('2034-01-05 01:00:00','2035-03-09 07:00:00','analista',54,14,5)," calcext:value-type="string">
            <text:p>('2034-01-05 01:00:00','2035-03-09 07:00:00','analista',54,14,5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Brenda'</text:p>
          </table:table-cell>
          <table:table-cell office:value-type="string" calcext:value-type="string">
            <text:p>'Baltazar'</text:p>
          </table:table-cell>
          <table:table-cell table:style-name="ce124" office:value-type="string" calcext:value-type="string">
            <text:p>2000-05-31</text:p>
          </table:table-cell>
          <table:table-cell office:value-type="string" calcext:value-type="string">
            <text:p>confidencial</text:p>
          </table:table-cell>
          <table:table-cell table:style-name="ce88" office:value-type="float" office:value="23" calcext:value-type="float">
            <text:p>23</text:p>
          </table:table-cell>
          <table:table-cell table:style-name="ce92" office:value-type="string" calcext:value-type="string">
            <text:p>Tainan</text:p>
          </table:table-cell>
          <table:table-cell table:style-name="ce95" office:value-type="string" calcext:value-type="string">
            <text:p>Taiwán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97" office:value-type="float" office:value="56" calcext:value-type="float">
            <text:p>56</text:p>
          </table:table-cell>
          <table:table-cell office:value-type="string" calcext:value-type="string">
            <text:p>analista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132];&quot;','&quot;;[.P132];&quot;','&quot;;[.K132];&quot;',&quot;;[.J132];&quot;,&quot;;[.L132];&quot;,&quot;;[.M132];&quot;),&quot;)" office:value-type="string" office:string-value="('2034-01-06 01:00:00','2035-03-12 07:00:00','analista',56,14,5)," calcext:value-type="string">
            <text:p>('2034-01-06 01:00:00','2035-03-12 07:00:00','analista',56,14,5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Sharon'</text:p>
          </table:table-cell>
          <table:table-cell office:value-type="string" calcext:value-type="string">
            <text:p>'Beltran'</text:p>
          </table:table-cell>
          <table:table-cell table:style-name="ce124" office:value-type="string" calcext:value-type="string">
            <text:p>2000-08-10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24" calcext:value-type="float">
            <text:p>24</text:p>
          </table:table-cell>
          <table:table-cell table:style-name="ce93" office:value-type="string" calcext:value-type="string">
            <text:p>Kaohsiung</text:p>
          </table:table-cell>
          <table:table-cell table:style-name="ce95" office:value-type="string" calcext:value-type="string">
            <text:p>Taiwán</text:p>
          </table:table-cell>
          <table:table-cell/>
          <table:table-cell office:value-type="float" office:value="58" calcext:value-type="float">
            <text:p>58</text:p>
          </table:table-cell>
          <table:table-cell table:style-name="ce97" office:value-type="float" office:value="58" calcext:value-type="float">
            <text:p>58</text:p>
          </table:table-cell>
          <table:table-cell office:value-type="string" calcext:value-type="string">
            <text:p>analista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133];&quot;','&quot;;[.P133];&quot;','&quot;;[.K133];&quot;',&quot;;[.J133];&quot;,&quot;;[.L133];&quot;,&quot;;[.M133];&quot;),&quot;)" office:value-type="string" office:string-value="('2034-01-05 01:00:00','2035-03-09 07:00:00','analista',58,15,5)," calcext:value-type="string">
            <text:p>('2034-01-05 01:00:00','2035-03-09 07:00:00','analista',58,15,5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Emperatriz'</text:p>
          </table:table-cell>
          <table:table-cell office:value-type="string" calcext:value-type="string">
            <text:p>'Castanon'</text:p>
          </table:table-cell>
          <table:table-cell table:style-name="ce124" office:value-type="string" calcext:value-type="string">
            <text:p>2000-08-09</text:p>
          </table:table-cell>
          <table:table-cell office:value-type="string" calcext:value-type="string">
            <text:p>confidencial</text:p>
          </table:table-cell>
          <table:table-cell table:style-name="ce88" office:value-type="float" office:value="24" calcext:value-type="float">
            <text:p>24</text:p>
          </table:table-cell>
          <table:table-cell table:style-name="ce93" office:value-type="string" calcext:value-type="string">
            <text:p>Kaohsiung</text:p>
          </table:table-cell>
          <table:table-cell table:style-name="ce95" office:value-type="string" calcext:value-type="string">
            <text:p>Taiwán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97" office:value-type="float" office:value="60" calcext:value-type="float">
            <text:p>60</text:p>
          </table:table-cell>
          <table:table-cell office:value-type="string" calcext:value-type="string">
            <text:p>analista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134];&quot;','&quot;;[.P134];&quot;','&quot;;[.K134];&quot;',&quot;;[.J134];&quot;,&quot;;[.L134];&quot;,&quot;;[.M134];&quot;),&quot;)" office:value-type="string" office:string-value="('2034-01-06 01:00:00','2035-03-12 07:00:00','analista',60,15,5)," calcext:value-type="string">
            <text:p>('2034-01-06 01:00:00','2035-03-12 07:00:00','analista',60,15,5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Clarence'</text:p>
          </table:table-cell>
          <table:table-cell office:value-type="string" calcext:value-type="string">
            <text:p>'Angel'</text:p>
          </table:table-cell>
          <table:table-cell table:style-name="ce124" office:value-type="string" calcext:value-type="string">
            <text:p>2000-07-23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25" calcext:value-type="float">
            <text:p>25</text:p>
          </table:table-cell>
          <table:table-cell table:style-name="ce93" office:value-type="string" calcext:value-type="string">
            <text:p>Kuala Lumpur</text:p>
          </table:table-cell>
          <table:table-cell table:style-name="ce95" office:value-type="string" calcext:value-type="string">
            <text:p>Malasia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97" office:value-type="float" office:value="62" calcext:value-type="float">
            <text:p>62</text:p>
          </table:table-cell>
          <table:table-cell office:value-type="string" calcext:value-type="string">
            <text:p>analista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135];&quot;','&quot;;[.P135];&quot;','&quot;;[.K135];&quot;',&quot;;[.J135];&quot;,&quot;;[.L135];&quot;,&quot;;[.M135];&quot;),&quot;)" office:value-type="string" office:string-value="('2034-01-05 01:00:00','2035-03-09 07:00:00','analista',62,16,6)," calcext:value-type="string">
            <text:p>('2034-01-05 01:00:00','2035-03-09 07:00:00','analista',62,16,6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Erika'</text:p>
          </table:table-cell>
          <table:table-cell office:value-type="string" calcext:value-type="string">
            <text:p>'Ordaz'</text:p>
          </table:table-cell>
          <table:table-cell table:style-name="ce124" office:value-type="string" calcext:value-type="string">
            <text:p>2000-07-22</text:p>
          </table:table-cell>
          <table:table-cell office:value-type="string" calcext:value-type="string">
            <text:p>confidencial</text:p>
          </table:table-cell>
          <table:table-cell table:style-name="ce88" office:value-type="float" office:value="25" calcext:value-type="float">
            <text:p>25</text:p>
          </table:table-cell>
          <table:table-cell table:style-name="ce93" office:value-type="string" calcext:value-type="string">
            <text:p>Kuala Lumpur</text:p>
          </table:table-cell>
          <table:table-cell table:style-name="ce95" office:value-type="string" calcext:value-type="string">
            <text:p>Malasia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97" office:value-type="float" office:value="64" calcext:value-type="float">
            <text:p>64</text:p>
          </table:table-cell>
          <table:table-cell office:value-type="string" calcext:value-type="string">
            <text:p>analista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136];&quot;','&quot;;[.P136];&quot;','&quot;;[.K136];&quot;',&quot;;[.J136];&quot;,&quot;;[.L136];&quot;,&quot;;[.M136];&quot;),&quot;)" office:value-type="string" office:string-value="('2034-01-06 01:00:00','2035-03-12 07:00:00','analista',64,16,6)," calcext:value-type="string">
            <text:p>('2034-01-06 01:00:00','2035-03-12 07:00:00','analista',64,16,6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Juliana'</text:p>
          </table:table-cell>
          <table:table-cell office:value-type="string" calcext:value-type="string">
            <text:p>'Archuleta'</text:p>
          </table:table-cell>
          <table:table-cell table:style-name="ce124" office:value-type="string" calcext:value-type="string">
            <text:p>2000-08-28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26" calcext:value-type="float">
            <text:p>26</text:p>
          </table:table-cell>
          <table:table-cell table:style-name="ce93" office:value-type="string" calcext:value-type="string">
            <text:p>Malaca</text:p>
          </table:table-cell>
          <table:table-cell table:style-name="ce95" office:value-type="string" calcext:value-type="string">
            <text:p>Malasia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97" office:value-type="float" office:value="66" calcext:value-type="float">
            <text:p>66</text:p>
          </table:table-cell>
          <table:table-cell office:value-type="string" calcext:value-type="string">
            <text:p>analista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137];&quot;','&quot;;[.P137];&quot;','&quot;;[.K137];&quot;',&quot;;[.J137];&quot;,&quot;;[.L137];&quot;,&quot;;[.M137];&quot;),&quot;)" office:value-type="string" office:string-value="('2034-01-05 01:00:00','2035-03-09 07:00:00','analista',66,17,6)," calcext:value-type="string">
            <text:p>('2034-01-05 01:00:00','2035-03-09 07:00:00','analista',66,17,6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Carla'</text:p>
          </table:table-cell>
          <table:table-cell office:value-type="string" calcext:value-type="string">
            <text:p>'Mojica'</text:p>
          </table:table-cell>
          <table:table-cell table:style-name="ce124" office:value-type="string" calcext:value-type="string">
            <text:p>2000-08-27</text:p>
          </table:table-cell>
          <table:table-cell office:value-type="string" calcext:value-type="string">
            <text:p>confidencial</text:p>
          </table:table-cell>
          <table:table-cell table:style-name="ce88" office:value-type="float" office:value="26" calcext:value-type="float">
            <text:p>26</text:p>
          </table:table-cell>
          <table:table-cell table:style-name="ce93" office:value-type="string" calcext:value-type="string">
            <text:p>Malaca</text:p>
          </table:table-cell>
          <table:table-cell table:style-name="ce95" office:value-type="string" calcext:value-type="string">
            <text:p>Malasia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97" office:value-type="float" office:value="68" calcext:value-type="float">
            <text:p>68</text:p>
          </table:table-cell>
          <table:table-cell office:value-type="string" calcext:value-type="string">
            <text:p>analista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138];&quot;','&quot;;[.P138];&quot;','&quot;;[.K138];&quot;',&quot;;[.J138];&quot;,&quot;;[.L138];&quot;,&quot;;[.M138];&quot;),&quot;)" office:value-type="string" office:string-value="('2034-01-06 01:00:00','2035-03-12 07:00:00','analista',68,17,6)," calcext:value-type="string">
            <text:p>('2034-01-06 01:00:00','2035-03-12 07:00:00','analista',68,17,6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Ramona'</text:p>
          </table:table-cell>
          <table:table-cell office:value-type="string" calcext:value-type="string">
            <text:p>'Viramontes'</text:p>
          </table:table-cell>
          <table:table-cell table:style-name="ce124" office:value-type="string" calcext:value-type="string">
            <text:p>1996-09-22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27" calcext:value-type="float">
            <text:p>27</text:p>
          </table:table-cell>
          <table:table-cell table:style-name="ce93" office:value-type="string" calcext:value-type="string">
            <text:p>Pulau Pinang</text:p>
          </table:table-cell>
          <table:table-cell table:style-name="ce95" office:value-type="string" calcext:value-type="string">
            <text:p>Malasia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97" office:value-type="float" office:value="70" calcext:value-type="float">
            <text:p>70</text:p>
          </table:table-cell>
          <table:table-cell office:value-type="string" calcext:value-type="string">
            <text:p>analista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139];&quot;','&quot;;[.P139];&quot;','&quot;;[.K139];&quot;',&quot;;[.J139];&quot;,&quot;;[.L139];&quot;,&quot;;[.M139];&quot;),&quot;)" office:value-type="string" office:string-value="('2034-01-05 01:00:00','2035-03-09 07:00:00','analista',70,18,6)," calcext:value-type="string">
            <text:p>('2034-01-05 01:00:00','2035-03-09 07:00:00','analista',70,18,6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Carmona'</text:p>
          </table:table-cell>
          <table:table-cell office:value-type="string" calcext:value-type="string">
            <text:p>'Martinez'</text:p>
          </table:table-cell>
          <table:table-cell table:style-name="ce124" office:value-type="string" calcext:value-type="string">
            <text:p>1996-09-21</text:p>
          </table:table-cell>
          <table:table-cell office:value-type="string" calcext:value-type="string">
            <text:p>confidencial</text:p>
          </table:table-cell>
          <table:table-cell table:style-name="ce88" office:value-type="float" office:value="27" calcext:value-type="float">
            <text:p>27</text:p>
          </table:table-cell>
          <table:table-cell table:style-name="ce93" office:value-type="string" calcext:value-type="string">
            <text:p>Pulau Pinang</text:p>
          </table:table-cell>
          <table:table-cell table:style-name="ce95" office:value-type="string" calcext:value-type="string">
            <text:p>Malasia</text:p>
          </table:table-cell>
          <table:table-cell/>
          <table:table-cell office:value-type="float" office:value="72" calcext:value-type="float">
            <text:p>72</text:p>
          </table:table-cell>
          <table:table-cell table:style-name="ce97" office:value-type="float" office:value="72" calcext:value-type="float">
            <text:p>72</text:p>
          </table:table-cell>
          <table:table-cell office:value-type="string" calcext:value-type="string">
            <text:p>analista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140];&quot;','&quot;;[.P140];&quot;','&quot;;[.K140];&quot;',&quot;;[.J140];&quot;,&quot;;[.L140];&quot;,&quot;;[.M140];&quot;),&quot;)" office:value-type="string" office:string-value="('2034-01-06 01:00:00','2035-03-12 07:00:00','analista',72,18,6)," calcext:value-type="string">
            <text:p>('2034-01-06 01:00:00','2035-03-12 07:00:00','analista',72,18,6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Emilio'</text:p>
          </table:table-cell>
          <table:table-cell office:value-type="string" calcext:value-type="string">
            <text:p>'Quiles'</text:p>
          </table:table-cell>
          <table:table-cell table:style-name="ce124" office:value-type="string" calcext:value-type="string">
            <text:p>1983-03-26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28" calcext:value-type="float">
            <text:p>28</text:p>
          </table:table-cell>
          <table:table-cell table:style-name="ce93" office:value-type="string" calcext:value-type="string">
            <text:p>Kampala</text:p>
          </table:table-cell>
          <table:table-cell table:style-name="ce95" office:value-type="string" calcext:value-type="string">
            <text:p>Uganda</text:p>
          </table:table-cell>
          <table:table-cell/>
          <table:table-cell office:value-type="float" office:value="74" calcext:value-type="float">
            <text:p>74</text:p>
          </table:table-cell>
          <table:table-cell table:style-name="ce97" office:value-type="float" office:value="74" calcext:value-type="float">
            <text:p>74</text:p>
          </table:table-cell>
          <table:table-cell office:value-type="string" calcext:value-type="string">
            <text:p>analista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141];&quot;','&quot;;[.P141];&quot;','&quot;;[.K141];&quot;',&quot;;[.J141];&quot;,&quot;;[.L141];&quot;,&quot;;[.M141];&quot;),&quot;)" office:value-type="string" office:string-value="('2034-01-05 01:00:00','2035-03-09 07:00:00','analista',74,19,7)," calcext:value-type="string">
            <text:p>('2034-01-05 01:00:00','2035-03-09 07:00:00','analista',74,19,7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Luis'</text:p>
          </table:table-cell>
          <table:table-cell office:value-type="string" calcext:value-type="string">
            <text:p>'Wilson'</text:p>
          </table:table-cell>
          <table:table-cell table:style-name="ce124" office:value-type="string" calcext:value-type="string">
            <text:p>1993-10-09</text:p>
          </table:table-cell>
          <table:table-cell office:value-type="string" calcext:value-type="string">
            <text:p>confidencial</text:p>
          </table:table-cell>
          <table:table-cell table:style-name="ce88" office:value-type="float" office:value="28" calcext:value-type="float">
            <text:p>28</text:p>
          </table:table-cell>
          <table:table-cell table:style-name="ce93" office:value-type="string" calcext:value-type="string">
            <text:p>Kampala</text:p>
          </table:table-cell>
          <table:table-cell table:style-name="ce95" office:value-type="string" calcext:value-type="string">
            <text:p>Uganda</text:p>
          </table:table-cell>
          <table:table-cell/>
          <table:table-cell office:value-type="float" office:value="76" calcext:value-type="float">
            <text:p>76</text:p>
          </table:table-cell>
          <table:table-cell table:style-name="ce97" office:value-type="float" office:value="76" calcext:value-type="float">
            <text:p>76</text:p>
          </table:table-cell>
          <table:table-cell office:value-type="string" calcext:value-type="string">
            <text:p>analista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142];&quot;','&quot;;[.P142];&quot;','&quot;;[.K142];&quot;',&quot;;[.J142];&quot;,&quot;;[.L142];&quot;,&quot;;[.M142];&quot;),&quot;)" office:value-type="string" office:string-value="('2034-01-06 01:00:00','2035-03-12 07:00:00','analista',76,19,7)," calcext:value-type="string">
            <text:p>('2034-01-06 01:00:00','2035-03-12 07:00:00','analista',76,19,7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Delfina'</text:p>
          </table:table-cell>
          <table:table-cell office:value-type="string" calcext:value-type="string">
            <text:p>'Carpio'</text:p>
          </table:table-cell>
          <table:table-cell table:style-name="ce124" office:value-type="string" calcext:value-type="string">
            <text:p>1984-01-23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29" calcext:value-type="float">
            <text:p>29</text:p>
          </table:table-cell>
          <table:table-cell table:style-name="ce92" office:value-type="string" calcext:value-type="string">
            <text:p>Entebbe</text:p>
          </table:table-cell>
          <table:table-cell table:style-name="ce95" office:value-type="string" calcext:value-type="string">
            <text:p>Uganda</text:p>
          </table:table-cell>
          <table:table-cell/>
          <table:table-cell office:value-type="float" office:value="78" calcext:value-type="float">
            <text:p>78</text:p>
          </table:table-cell>
          <table:table-cell table:style-name="ce97" office:value-type="float" office:value="78" calcext:value-type="float">
            <text:p>78</text:p>
          </table:table-cell>
          <table:table-cell office:value-type="string" calcext:value-type="string">
            <text:p>analista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143];&quot;','&quot;;[.P143];&quot;','&quot;;[.K143];&quot;',&quot;;[.J143];&quot;,&quot;;[.L143];&quot;,&quot;;[.M143];&quot;),&quot;)" office:value-type="string" office:string-value="('2034-01-05 01:00:00','2035-03-09 07:00:00','analista',78,20,7)," calcext:value-type="string">
            <text:p>('2034-01-05 01:00:00','2035-03-09 07:00:00','analista',78,20,7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Constancia'</text:p>
          </table:table-cell>
          <table:table-cell office:value-type="string" calcext:value-type="string">
            <text:p>'Payan'</text:p>
          </table:table-cell>
          <table:table-cell table:style-name="ce124" office:value-type="string" calcext:value-type="string">
            <text:p>1995-01-09</text:p>
          </table:table-cell>
          <table:table-cell office:value-type="string" calcext:value-type="string">
            <text:p>confidencial</text:p>
          </table:table-cell>
          <table:table-cell table:style-name="ce88" office:value-type="float" office:value="29" calcext:value-type="float">
            <text:p>29</text:p>
          </table:table-cell>
          <table:table-cell table:style-name="ce92" office:value-type="string" calcext:value-type="string">
            <text:p>Entebbe</text:p>
          </table:table-cell>
          <table:table-cell table:style-name="ce95" office:value-type="string" calcext:value-type="string">
            <text:p>Uganda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97" office:value-type="float" office:value="80" calcext:value-type="float">
            <text:p>80</text:p>
          </table:table-cell>
          <table:table-cell office:value-type="string" calcext:value-type="string">
            <text:p>analista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144];&quot;','&quot;;[.P144];&quot;','&quot;;[.K144];&quot;',&quot;;[.J144];&quot;,&quot;;[.L144];&quot;,&quot;;[.M144];&quot;),&quot;)" office:value-type="string" office:string-value="('2034-01-06 01:00:00','2035-03-12 07:00:00','analista',80,20,7)," calcext:value-type="string">
            <text:p>('2034-01-06 01:00:00','2035-03-12 07:00:00','analista',80,20,7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Felicia'</text:p>
          </table:table-cell>
          <table:table-cell office:value-type="string" calcext:value-type="string">
            <text:p>'Pacheco'</text:p>
          </table:table-cell>
          <table:table-cell table:style-name="ce124" office:value-type="string" calcext:value-type="string">
            <text:p>1986-03-28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30" calcext:value-type="float">
            <text:p>30</text:p>
          </table:table-cell>
          <table:table-cell table:style-name="ce93" office:value-type="string" calcext:value-type="string">
            <text:p>Kasese</text:p>
          </table:table-cell>
          <table:table-cell table:style-name="ce95" office:value-type="string" calcext:value-type="string">
            <text:p>Uganda</text:p>
          </table:table-cell>
          <table:table-cell/>
          <table:table-cell office:value-type="float" office:value="82" calcext:value-type="float">
            <text:p>82</text:p>
          </table:table-cell>
          <table:table-cell table:style-name="ce97" office:value-type="float" office:value="82" calcext:value-type="float">
            <text:p>82</text:p>
          </table:table-cell>
          <table:table-cell office:value-type="string" calcext:value-type="string">
            <text:p>analista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145];&quot;','&quot;;[.P145];&quot;','&quot;;[.K145];&quot;',&quot;;[.J145];&quot;,&quot;;[.L145];&quot;,&quot;;[.M145];&quot;),&quot;)" office:value-type="string" office:string-value="('2034-01-05 01:00:00','2035-03-09 07:00:00','analista',82,21,7)," calcext:value-type="string">
            <text:p>('2034-01-05 01:00:00','2035-03-09 07:00:00','analista',82,21,7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Jacobo'</text:p>
          </table:table-cell>
          <table:table-cell office:value-type="string" calcext:value-type="string">
            <text:p>'Person'</text:p>
          </table:table-cell>
          <table:table-cell table:style-name="ce124" office:value-type="string" calcext:value-type="string">
            <text:p>1995-07-25</text:p>
          </table:table-cell>
          <table:table-cell office:value-type="string" calcext:value-type="string">
            <text:p>confidencial</text:p>
          </table:table-cell>
          <table:table-cell table:style-name="ce88" office:value-type="float" office:value="30" calcext:value-type="float">
            <text:p>30</text:p>
          </table:table-cell>
          <table:table-cell table:style-name="ce93" office:value-type="string" calcext:value-type="string">
            <text:p>Kasese</text:p>
          </table:table-cell>
          <table:table-cell table:style-name="ce95" office:value-type="string" calcext:value-type="string">
            <text:p>Uganda</text:p>
          </table:table-cell>
          <table:table-cell/>
          <table:table-cell office:value-type="float" office:value="84" calcext:value-type="float">
            <text:p>84</text:p>
          </table:table-cell>
          <table:table-cell table:style-name="ce97" office:value-type="float" office:value="84" calcext:value-type="float">
            <text:p>84</text:p>
          </table:table-cell>
          <table:table-cell office:value-type="string" calcext:value-type="string">
            <text:p>analista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146];&quot;','&quot;;[.P146];&quot;','&quot;;[.K146];&quot;',&quot;;[.J146];&quot;,&quot;;[.L146];&quot;,&quot;;[.M146];&quot;),&quot;)" office:value-type="string" office:string-value="('2034-01-06 01:00:00','2035-03-12 07:00:00','analista',84,21,7)," calcext:value-type="string">
            <text:p>('2034-01-06 01:00:00','2035-03-12 07:00:00','analista',84,21,7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Eleazar'</text:p>
          </table:table-cell>
          <table:table-cell office:value-type="string" calcext:value-type="string">
            <text:p>'Calderon'</text:p>
          </table:table-cell>
          <table:table-cell table:style-name="ce124" office:value-type="string" calcext:value-type="string">
            <text:p>1984-12-22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31" calcext:value-type="float">
            <text:p>31</text:p>
          </table:table-cell>
          <table:table-cell table:style-name="ce93" office:value-type="string" calcext:value-type="string">
            <text:p>Harare</text:p>
          </table:table-cell>
          <table:table-cell table:style-name="ce95" office:value-type="string" calcext:value-type="string">
            <text:p>Zimbabue</text:p>
          </table:table-cell>
          <table:table-cell/>
          <table:table-cell office:value-type="float" office:value="86" calcext:value-type="float">
            <text:p>86</text:p>
          </table:table-cell>
          <table:table-cell table:style-name="ce97" office:value-type="float" office:value="86" calcext:value-type="float">
            <text:p>86</text:p>
          </table:table-cell>
          <table:table-cell office:value-type="string" calcext:value-type="string">
            <text:p>analista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147];&quot;','&quot;;[.P147];&quot;','&quot;;[.K147];&quot;',&quot;;[.J147];&quot;,&quot;;[.L147];&quot;,&quot;;[.M147];&quot;),&quot;)" office:value-type="string" office:string-value="('2034-01-05 01:00:00','2035-03-09 07:00:00','analista',86,22,8)," calcext:value-type="string">
            <text:p>('2034-01-05 01:00:00','2035-03-09 07:00:00','analista',86,22,8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Venancio'</text:p>
          </table:table-cell>
          <table:table-cell office:value-type="string" calcext:value-type="string">
            <text:p>'Miramontes'</text:p>
          </table:table-cell>
          <table:table-cell table:style-name="ce124" office:value-type="string" calcext:value-type="string">
            <text:p>1989-04-24</text:p>
          </table:table-cell>
          <table:table-cell office:value-type="string" calcext:value-type="string">
            <text:p>confidencial</text:p>
          </table:table-cell>
          <table:table-cell table:style-name="ce88" office:value-type="float" office:value="32" calcext:value-type="float">
            <text:p>32</text:p>
          </table:table-cell>
          <table:table-cell table:style-name="ce92" office:value-type="string" calcext:value-type="string">
            <text:p>Bulawayo</text:p>
          </table:table-cell>
          <table:table-cell table:style-name="ce95" office:value-type="string" calcext:value-type="string">
            <text:p>Zimbabue</text:p>
          </table:table-cell>
          <table:table-cell/>
          <table:table-cell office:value-type="float" office:value="88" calcext:value-type="float">
            <text:p>88</text:p>
          </table:table-cell>
          <table:table-cell table:style-name="ce97" office:value-type="float" office:value="88" calcext:value-type="float">
            <text:p>88</text:p>
          </table:table-cell>
          <table:table-cell office:value-type="string" calcext:value-type="string">
            <text:p>analista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148];&quot;','&quot;;[.P148];&quot;','&quot;;[.K148];&quot;',&quot;;[.J148];&quot;,&quot;;[.L148];&quot;,&quot;;[.M148];&quot;),&quot;)" office:value-type="string" office:string-value="('2034-01-06 01:00:00','2035-03-12 07:00:00','analista',88,23,8)," calcext:value-type="string">
            <text:p>('2034-01-06 01:00:00','2035-03-12 07:00:00','analista',88,23,8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Vitalicio'</text:p>
          </table:table-cell>
          <table:table-cell office:value-type="string" calcext:value-type="string">
            <text:p>'Bennett'</text:p>
          </table:table-cell>
          <table:table-cell table:style-name="ce124" office:value-type="string" calcext:value-type="string">
            <text:p>1989-12-17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32" calcext:value-type="float">
            <text:p>32</text:p>
          </table:table-cell>
          <table:table-cell table:style-name="ce92" office:value-type="string" calcext:value-type="string">
            <text:p>Bulawayo</text:p>
          </table:table-cell>
          <table:table-cell table:style-name="ce95" office:value-type="string" calcext:value-type="string">
            <text:p>Zimbabue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97" office:value-type="float" office:value="90" calcext:value-type="float">
            <text:p>90</text:p>
          </table:table-cell>
          <table:table-cell office:value-type="string" calcext:value-type="string">
            <text:p>analista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149];&quot;','&quot;;[.P149];&quot;','&quot;;[.K149];&quot;',&quot;;[.J149];&quot;,&quot;;[.L149];&quot;,&quot;;[.M149];&quot;),&quot;)" office:value-type="string" office:string-value="('2034-01-05 01:00:00','2035-03-09 07:00:00','analista',90,23,8)," calcext:value-type="string">
            <text:p>('2034-01-05 01:00:00','2035-03-09 07:00:00','analista',90,23,8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Ulises'</text:p>
          </table:table-cell>
          <table:table-cell office:value-type="string" calcext:value-type="string">
            <text:p>'Delgadillo'</text:p>
          </table:table-cell>
          <table:table-cell table:style-name="ce124" office:value-type="string" calcext:value-type="string">
            <text:p>1988-12-01</text:p>
          </table:table-cell>
          <table:table-cell office:value-type="string" calcext:value-type="string">
            <text:p>confidencial</text:p>
          </table:table-cell>
          <table:table-cell table:style-name="ce88" office:value-type="float" office:value="33" calcext:value-type="float">
            <text:p>33</text:p>
          </table:table-cell>
          <table:table-cell table:style-name="ce92" office:value-type="string" calcext:value-type="string">
            <text:p>Chitungwiza</text:p>
          </table:table-cell>
          <table:table-cell table:style-name="ce95" office:value-type="string" calcext:value-type="string">
            <text:p>Zimbabue</text:p>
          </table:table-cell>
          <table:table-cell/>
          <table:table-cell office:value-type="float" office:value="92" calcext:value-type="float">
            <text:p>92</text:p>
          </table:table-cell>
          <table:table-cell table:style-name="ce97" office:value-type="float" office:value="92" calcext:value-type="float">
            <text:p>92</text:p>
          </table:table-cell>
          <table:table-cell office:value-type="string" calcext:value-type="string">
            <text:p>analista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150];&quot;','&quot;;[.P150];&quot;','&quot;;[.K150];&quot;',&quot;;[.J150];&quot;,&quot;;[.L150];&quot;,&quot;;[.M150];&quot;),&quot;)" office:value-type="string" office:string-value="('2034-01-06 01:00:00','2035-03-12 07:00:00','analista',92,24,8)," calcext:value-type="string">
            <text:p>('2034-01-06 01:00:00','2035-03-12 07:00:00','analista',92,24,8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Constancia'</text:p>
          </table:table-cell>
          <table:table-cell office:value-type="string" calcext:value-type="string">
            <text:p>'Olivo'</text:p>
          </table:table-cell>
          <table:table-cell table:style-name="ce124" office:value-type="string" calcext:value-type="string">
            <text:p>1990-08-28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34" calcext:value-type="float">
            <text:p>34</text:p>
          </table:table-cell>
          <table:table-cell table:style-name="ce92" office:value-type="string" calcext:value-type="string">
            <text:p>Sidney</text:p>
          </table:table-cell>
          <table:table-cell table:style-name="ce95" office:value-type="string" calcext:value-type="string">
            <text:p>Australia</text:p>
          </table:table-cell>
          <table:table-cell/>
          <table:table-cell office:value-type="float" office:value="94" calcext:value-type="float">
            <text:p>94</text:p>
          </table:table-cell>
          <table:table-cell table:style-name="ce97" office:value-type="float" office:value="94" calcext:value-type="float">
            <text:p>94</text:p>
          </table:table-cell>
          <table:table-cell office:value-type="string" calcext:value-type="string">
            <text:p>analista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151];&quot;','&quot;;[.P151];&quot;','&quot;;[.K151];&quot;',&quot;;[.J151];&quot;,&quot;;[.L151];&quot;,&quot;;[.M151];&quot;),&quot;)" office:value-type="string" office:string-value="('2034-01-05 01:00:00','2035-03-09 07:00:00','analista',94,25,9)," calcext:value-type="string">
            <text:p>('2034-01-05 01:00:00','2035-03-09 07:00:00','analista',94,25,9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Gabriela'</text:p>
          </table:table-cell>
          <table:table-cell office:value-type="string" calcext:value-type="string">
            <text:p>'Vallejo'</text:p>
          </table:table-cell>
          <table:table-cell table:style-name="ce124" office:value-type="string" calcext:value-type="string">
            <text:p>1983-09-16</text:p>
          </table:table-cell>
          <table:table-cell office:value-type="string" calcext:value-type="string">
            <text:p>confidencial</text:p>
          </table:table-cell>
          <table:table-cell table:style-name="ce88" office:value-type="float" office:value="34" calcext:value-type="float">
            <text:p>34</text:p>
          </table:table-cell>
          <table:table-cell table:style-name="ce92" office:value-type="string" calcext:value-type="string">
            <text:p>Sidney</text:p>
          </table:table-cell>
          <table:table-cell table:style-name="ce95" office:value-type="string" calcext:value-type="string">
            <text:p>Australia</text:p>
          </table:table-cell>
          <table:table-cell/>
          <table:table-cell office:value-type="float" office:value="96" calcext:value-type="float">
            <text:p>96</text:p>
          </table:table-cell>
          <table:table-cell table:style-name="ce97" office:value-type="float" office:value="96" calcext:value-type="float">
            <text:p>96</text:p>
          </table:table-cell>
          <table:table-cell office:value-type="string" calcext:value-type="string">
            <text:p>analista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152];&quot;','&quot;;[.P152];&quot;','&quot;;[.K152];&quot;',&quot;;[.J152];&quot;,&quot;;[.L152];&quot;,&quot;;[.M152];&quot;),&quot;)" office:value-type="string" office:string-value="('2034-01-06 01:00:00','2035-03-12 07:00:00','analista',96,25,9)," calcext:value-type="string">
            <text:p>('2034-01-06 01:00:00','2035-03-12 07:00:00','analista',96,25,9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Heidi'</text:p>
          </table:table-cell>
          <table:table-cell office:value-type="string" calcext:value-type="string">
            <text:p>'Luciano'</text:p>
          </table:table-cell>
          <table:table-cell table:style-name="ce124" office:value-type="string" calcext:value-type="string">
            <text:p>1999-09-15</text:p>
          </table:table-cell>
          <table:table-cell office:value-type="string" calcext:value-type="string">
            <text:p>no_clasificado</text:p>
          </table:table-cell>
          <table:table-cell table:style-name="ce88" office:value-type="float" office:value="35" calcext:value-type="float">
            <text:p>35</text:p>
          </table:table-cell>
          <table:table-cell table:style-name="ce92" office:value-type="string" calcext:value-type="string">
            <text:p>Perth</text:p>
          </table:table-cell>
          <table:table-cell table:style-name="ce95" office:value-type="string" calcext:value-type="string">
            <text:p>Australia</text:p>
          </table:table-cell>
          <table:table-cell/>
          <table:table-cell office:value-type="float" office:value="98" calcext:value-type="float">
            <text:p>98</text:p>
          </table:table-cell>
          <table:table-cell table:style-name="ce97" office:value-type="float" office:value="98" calcext:value-type="float">
            <text:p>98</text:p>
          </table:table-cell>
          <table:table-cell office:value-type="string" calcext:value-type="string">
            <text:p>analista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153];&quot;','&quot;;[.P153];&quot;','&quot;;[.K153];&quot;',&quot;;[.J153];&quot;,&quot;;[.L153];&quot;,&quot;;[.M153];&quot;),&quot;)" office:value-type="string" office:string-value="('2034-01-05 01:00:00','2035-03-09 07:00:00','analista',98,26,9)," calcext:value-type="string">
            <text:p>('2034-01-05 01:00:00','2035-03-09 07:00:00','analista',98,26,9),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'Waldetrudis'</text:p>
          </table:table-cell>
          <table:table-cell office:value-type="string" calcext:value-type="string">
            <text:p>'Angulo'</text:p>
          </table:table-cell>
          <table:table-cell table:style-name="ce124" office:value-type="string" calcext:value-type="string">
            <text:p>1991-05-25</text:p>
          </table:table-cell>
          <table:table-cell office:value-type="string" calcext:value-type="string">
            <text:p>confidencial</text:p>
          </table:table-cell>
          <table:table-cell table:style-name="ce88" office:value-type="float" office:value="36" calcext:value-type="float">
            <text:p>36</text:p>
          </table:table-cell>
          <table:table-cell table:style-name="ce92" office:value-type="string" calcext:value-type="string">
            <text:p>Gold Coast</text:p>
          </table:table-cell>
          <table:table-cell table:style-name="ce95" office:value-type="string" calcext:value-type="string">
            <text:p>Australia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97" office:value-type="float" office:value="100" calcext:value-type="float">
            <text:p>100</text:p>
          </table:table-cell>
          <table:table-cell office:value-type="string" calcext:value-type="string">
            <text:p>analista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style-name="ce124" office:value-type="string" calcext:value-type="string">
            <text:p>2034-01-06 01:00:00</text:p>
          </table:table-cell>
          <table:table-cell table:style-name="ce124" office:value-type="string" calcext:value-type="string">
            <text:p>2035-03-12 07:00:00</text:p>
          </table:table-cell>
          <table:table-cell table:formula="of:=CONCATENATE(&quot;('&quot;;[.O154];&quot;','&quot;;[.P154];&quot;','&quot;;[.K154];&quot;',&quot;;[.J154];&quot;,&quot;;[.L154];&quot;,&quot;;[.M154];&quot;),&quot;)" office:value-type="string" office:string-value="('2034-01-06 01:00:00','2035-03-12 07:00:00','analista',100,27,9)," calcext:value-type="string">
            <text:p>('2034-01-06 01:00:00','2035-03-12 07:00:00','analista',100,27,9),</text:p>
          </table:table-cell>
          <table:table-cell table:number-columns-repeated="1007"/>
        </table:table-row>
        <table:table-row table:style-name="ro7">
          <table:table-cell table:style-name="ce127" office:value-type="string" calcext:value-type="string">
            <text:p>'Marcelo'</text:p>
          </table:table-cell>
          <table:table-cell table:style-name="ce127" office:value-type="string" calcext:value-type="string">
            <text:p>'Parada'</text:p>
          </table:table-cell>
          <table:table-cell table:style-name="ce129" office:value-type="string" calcext:value-type="string">
            <text:p>1984-12-24</text:p>
          </table:table-cell>
          <table:table-cell table:style-name="ce127" office:value-type="string" calcext:value-type="string">
            <text:p>no_clasificado</text:p>
          </table:table-cell>
          <table:table-cell table:style-name="ce88" office:value-type="float" office:value="36" calcext:value-type="float">
            <text:p>36</text:p>
          </table:table-cell>
          <table:table-cell table:style-name="ce94" office:value-type="string" calcext:value-type="string">
            <text:p>Gold Coast</text:p>
          </table:table-cell>
          <table:table-cell table:style-name="ce96" office:value-type="string" calcext:value-type="string">
            <text:p>Australia</text:p>
          </table:table-cell>
          <table:table-cell table:style-name="ce127"/>
          <table:table-cell office:value-type="float" office:value="102" calcext:value-type="float">
            <text:p>102</text:p>
          </table:table-cell>
          <table:table-cell table:style-name="ce98" office:value-type="float" office:value="102" calcext:value-type="float">
            <text:p>102</text:p>
          </table:table-cell>
          <table:table-cell table:style-name="ce101" office:value-type="string" calcext:value-type="string">
            <text:p>analista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style-name="ce124" office:value-type="string" calcext:value-type="string">
            <text:p>2034-01-05 01:00:00</text:p>
          </table:table-cell>
          <table:table-cell table:style-name="ce124" office:value-type="string" calcext:value-type="string">
            <text:p>2035-03-09 07:00:00</text:p>
          </table:table-cell>
          <table:table-cell table:formula="of:=CONCATENATE(&quot;('&quot;;[.O155];&quot;','&quot;;[.P155];&quot;','&quot;;[.K155];&quot;',&quot;;[.J155];&quot;,&quot;;[.L155];&quot;,&quot;;[.M155];&quot;),&quot;)" office:value-type="string" office:string-value="('2034-01-05 01:00:00','2035-03-09 07:00:00','analista',102,27,9)," calcext:value-type="string">
            <text:p>('2034-01-05 01:00:00','2035-03-09 07:00:00','analista',102,27,9),</text:p>
          </table:table-cell>
          <table:table-cell table:number-columns-repeated="1007"/>
        </table:table-row>
        <table:table-row table:style-name="ro7">
          <table:table-cell table:style-name="ce128" table:number-columns-repeated="4"/>
          <table:table-cell table:style-name="ce102" table:number-columns-repeated="3"/>
          <table:table-cell table:style-name="ce128"/>
          <table:table-cell table:style-name="ce133" office:value-type="float" office:value="103" calcext:value-type="float">
            <text:p>103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string" calcext:value-type="string">
            <text:p>analista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56];&quot;','&quot;;[.P156];&quot;','&quot;;[.K156];&quot;',&quot;;[.J156];&quot;,&quot;;[.L156];&quot;,&quot;;[.M156];&quot;),&quot;)" office:value-type="string" office:string-value="('2035-03-09 07:00:00','null','analista',1,1,1)," calcext:value-type="string">
            <text:p>('2035-03-09 07:00:00','null','analista',1,1,1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lis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57];&quot;','&quot;;[.P157];&quot;','&quot;;[.K157];&quot;',&quot;;[.J157];&quot;,&quot;;[.L157];&quot;,&quot;;[.M157];&quot;),&quot;)" office:value-type="string" office:string-value="('2035-03-12 07:00:00','null','analista',3,1,1)," calcext:value-type="string">
            <text:p>('2035-03-12 07:00:00','null','analista',3,1,1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ali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58];&quot;','&quot;;[.P158];&quot;','&quot;;[.K158];&quot;',&quot;;[.J158];&quot;,&quot;;[.L158];&quot;,&quot;;[.M158];&quot;),&quot;)" office:value-type="string" office:string-value="('2035-03-09 07:00:00','null','analista',5,2,1)," calcext:value-type="string">
            <text:p>('2035-03-09 07:00:00','null','analista',5,2,1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ali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59];&quot;','&quot;;[.P159];&quot;','&quot;;[.K159];&quot;',&quot;;[.J159];&quot;,&quot;;[.L159];&quot;,&quot;;[.M159];&quot;),&quot;)" office:value-type="string" office:string-value="('2035-03-12 07:00:00','null','analista',7,2,1)," calcext:value-type="string">
            <text:p>('2035-03-12 07:00:00','null','analista',7,2,1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alis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60];&quot;','&quot;;[.P160];&quot;','&quot;;[.K160];&quot;',&quot;;[.J160];&quot;,&quot;;[.L160];&quot;,&quot;;[.M160];&quot;),&quot;)" office:value-type="string" office:string-value="('2035-03-09 07:00:00','null','analista',9,3,1)," calcext:value-type="string">
            <text:p>('2035-03-09 07:00:00','null','analista',9,3,1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alis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61];&quot;','&quot;;[.P161];&quot;','&quot;;[.K161];&quot;',&quot;;[.J161];&quot;,&quot;;[.L161];&quot;,&quot;;[.M161];&quot;),&quot;)" office:value-type="string" office:string-value="('2035-03-12 07:00:00','null','analista',11,3,1)," calcext:value-type="string">
            <text:p>('2035-03-12 07:00:00','null','analista',11,3,1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alis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62];&quot;','&quot;;[.P162];&quot;','&quot;;[.K162];&quot;',&quot;;[.J162];&quot;,&quot;;[.L162];&quot;,&quot;;[.M162];&quot;),&quot;)" office:value-type="string" office:string-value="('2035-03-09 07:00:00','null','analista',13,4,2)," calcext:value-type="string">
            <text:p>('2035-03-09 07:00:00','null','analista',13,4,2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alis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63];&quot;','&quot;;[.P163];&quot;','&quot;;[.K163];&quot;',&quot;;[.J163];&quot;,&quot;;[.L163];&quot;,&quot;;[.M163];&quot;),&quot;)" office:value-type="string" office:string-value="('2035-03-12 07:00:00','null','analista',15,4,2)," calcext:value-type="string">
            <text:p>('2035-03-12 07:00:00','null','analista',15,4,2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alis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64];&quot;','&quot;;[.P164];&quot;','&quot;;[.K164];&quot;',&quot;;[.J164];&quot;,&quot;;[.L164];&quot;,&quot;;[.M164];&quot;),&quot;)" office:value-type="string" office:string-value="('2035-03-09 07:00:00','null','analista',17,5,2)," calcext:value-type="string">
            <text:p>('2035-03-09 07:00:00','null','analista',17,5,2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21" calcext:value-type="float">
            <text:p>1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alis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65];&quot;','&quot;;[.P165];&quot;','&quot;;[.K165];&quot;',&quot;;[.J165];&quot;,&quot;;[.L165];&quot;,&quot;;[.M165];&quot;),&quot;)" office:value-type="string" office:string-value="('2035-03-12 07:00:00','null','analista',19,5,2)," calcext:value-type="string">
            <text:p>('2035-03-12 07:00:00','null','analista',19,5,2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alis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66];&quot;','&quot;;[.P166];&quot;','&quot;;[.K166];&quot;',&quot;;[.J166];&quot;,&quot;;[.L166];&quot;,&quot;;[.M166];&quot;),&quot;)" office:value-type="string" office:string-value="('2035-03-09 07:00:00','null','analista',21,6,2)," calcext:value-type="string">
            <text:p>('2035-03-09 07:00:00','null','analista',21,6,2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25" calcext:value-type="float">
            <text:p>1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alis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67];&quot;','&quot;;[.P167];&quot;','&quot;;[.K167];&quot;',&quot;;[.J167];&quot;,&quot;;[.L167];&quot;,&quot;;[.M167];&quot;),&quot;)" office:value-type="string" office:string-value="('2035-03-12 07:00:00','null','analista',23,6,2)," calcext:value-type="string">
            <text:p>('2035-03-12 07:00:00','null','analista',23,6,2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alist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68];&quot;','&quot;;[.P168];&quot;','&quot;;[.K168];&quot;',&quot;;[.J168];&quot;,&quot;;[.L168];&quot;,&quot;;[.M168];&quot;),&quot;)" office:value-type="string" office:string-value="('2035-03-09 07:00:00','null','analista',25,7,3)," calcext:value-type="string">
            <text:p>('2035-03-09 07:00:00','null','analista',25,7,3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29" calcext:value-type="float">
            <text:p>1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alist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69];&quot;','&quot;;[.P169];&quot;','&quot;;[.K169];&quot;',&quot;;[.J169];&quot;,&quot;;[.L169];&quot;,&quot;;[.M169];&quot;),&quot;)" office:value-type="string" office:string-value="('2035-03-12 07:00:00','null','analista',27,7,3)," calcext:value-type="string">
            <text:p>('2035-03-12 07:00:00','null','analista',27,7,3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70];&quot;','&quot;;[.P170];&quot;','&quot;;[.K170];&quot;',&quot;;[.J170];&quot;,&quot;;[.L170];&quot;,&quot;;[.M170];&quot;),&quot;)" office:value-type="string" office:string-value="('2035-03-09 07:00:00','null','analista',29,8,3)," calcext:value-type="string">
            <text:p>('2035-03-09 07:00:00','null','analista',29,8,3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71];&quot;','&quot;;[.P171];&quot;','&quot;;[.K171];&quot;',&quot;;[.J171];&quot;,&quot;;[.L171];&quot;,&quot;;[.M171];&quot;),&quot;)" office:value-type="string" office:string-value="('2035-03-12 07:00:00','null','analista',31,8,3)," calcext:value-type="string">
            <text:p>('2035-03-12 07:00:00','null','analista',31,8,3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alist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72];&quot;','&quot;;[.P172];&quot;','&quot;;[.K172];&quot;',&quot;;[.J172];&quot;,&quot;;[.L172];&quot;,&quot;;[.M172];&quot;),&quot;)" office:value-type="string" office:string-value="('2035-03-09 07:00:00','null','analista',33,9,3)," calcext:value-type="string">
            <text:p>('2035-03-09 07:00:00','null','analista',33,9,3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alist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73];&quot;','&quot;;[.P173];&quot;','&quot;;[.K173];&quot;',&quot;;[.J173];&quot;,&quot;;[.L173];&quot;,&quot;;[.M173];&quot;),&quot;)" office:value-type="string" office:string-value="('2035-03-12 07:00:00','null','analista',35,9,3)," calcext:value-type="string">
            <text:p>('2035-03-12 07:00:00','null','analista',35,9,3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39" calcext:value-type="float">
            <text:p>13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alist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74];&quot;','&quot;;[.P174];&quot;','&quot;;[.K174];&quot;',&quot;;[.J174];&quot;,&quot;;[.L174];&quot;,&quot;;[.M174];&quot;),&quot;)" office:value-type="string" office:string-value="('2035-03-09 07:00:00','null','analista',37,10,4)," calcext:value-type="string">
            <text:p>('2035-03-09 07:00:00','null','analista',37,10,4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41" calcext:value-type="float">
            <text:p>14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alist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75];&quot;','&quot;;[.P175];&quot;','&quot;;[.K175];&quot;',&quot;;[.J175];&quot;,&quot;;[.L175];&quot;,&quot;;[.M175];&quot;),&quot;)" office:value-type="string" office:string-value="('2035-03-12 07:00:00','null','analista',39,10,4)," calcext:value-type="string">
            <text:p>('2035-03-12 07:00:00','null','analista',39,10,4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43" calcext:value-type="float">
            <text:p>14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alist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76];&quot;','&quot;;[.P176];&quot;','&quot;;[.K176];&quot;',&quot;;[.J176];&quot;,&quot;;[.L176];&quot;,&quot;;[.M176];&quot;),&quot;)" office:value-type="string" office:string-value="('2035-03-09 07:00:00','null','analista',41,11,4)," calcext:value-type="string">
            <text:p>('2035-03-09 07:00:00','null','analista',41,11,4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45" calcext:value-type="float">
            <text:p>14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alist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77];&quot;','&quot;;[.P177];&quot;','&quot;;[.K177];&quot;',&quot;;[.J177];&quot;,&quot;;[.L177];&quot;,&quot;;[.M177];&quot;),&quot;)" office:value-type="string" office:string-value="('2035-03-12 07:00:00','null','analista',43,11,4)," calcext:value-type="string">
            <text:p>('2035-03-12 07:00:00','null','analista',43,11,4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47" calcext:value-type="float">
            <text:p>1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alista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78];&quot;','&quot;;[.P178];&quot;','&quot;;[.K178];&quot;',&quot;;[.J178];&quot;,&quot;;[.L178];&quot;,&quot;;[.M178];&quot;),&quot;)" office:value-type="string" office:string-value="('2035-03-09 07:00:00','null','analista',45,12,4)," calcext:value-type="string">
            <text:p>('2035-03-09 07:00:00','null','analista',45,12,4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49" calcext:value-type="float">
            <text:p>1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alista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79];&quot;','&quot;;[.P179];&quot;','&quot;;[.K179];&quot;',&quot;;[.J179];&quot;,&quot;;[.L179];&quot;,&quot;;[.M179];&quot;),&quot;)" office:value-type="string" office:string-value="('2035-03-12 07:00:00','null','analista',47,12,4)," calcext:value-type="string">
            <text:p>('2035-03-12 07:00:00','null','analista',47,12,4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51" calcext:value-type="float">
            <text:p>15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alista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80];&quot;','&quot;;[.P180];&quot;','&quot;;[.K180];&quot;',&quot;;[.J180];&quot;,&quot;;[.L180];&quot;,&quot;;[.M180];&quot;),&quot;)" office:value-type="string" office:string-value="('2035-03-09 07:00:00','null','analista',49,13,5)," calcext:value-type="string">
            <text:p>('2035-03-09 07:00:00','null','analista',49,13,5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53" calcext:value-type="float">
            <text:p>15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alista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81];&quot;','&quot;;[.P181];&quot;','&quot;;[.K181];&quot;',&quot;;[.J181];&quot;,&quot;;[.L181];&quot;,&quot;;[.M181];&quot;),&quot;)" office:value-type="string" office:string-value="('2035-03-12 07:00:00','null','analista',51,13,5)," calcext:value-type="string">
            <text:p>('2035-03-12 07:00:00','null','analista',51,13,5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55" calcext:value-type="float">
            <text:p>15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alista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82];&quot;','&quot;;[.P182];&quot;','&quot;;[.K182];&quot;',&quot;;[.J182];&quot;,&quot;;[.L182];&quot;,&quot;;[.M182];&quot;),&quot;)" office:value-type="string" office:string-value="('2035-03-09 07:00:00','null','analista',53,14,5)," calcext:value-type="string">
            <text:p>('2035-03-09 07:00:00','null','analista',53,14,5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alista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83];&quot;','&quot;;[.P183];&quot;','&quot;;[.K183];&quot;',&quot;;[.J183];&quot;,&quot;;[.L183];&quot;,&quot;;[.M183];&quot;),&quot;)" office:value-type="string" office:string-value="('2035-03-12 07:00:00','null','analista',55,14,5)," calcext:value-type="string">
            <text:p>('2035-03-12 07:00:00','null','analista',55,14,5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59" calcext:value-type="float">
            <text:p>15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alista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84];&quot;','&quot;;[.P184];&quot;','&quot;;[.K184];&quot;',&quot;;[.J184];&quot;,&quot;;[.L184];&quot;,&quot;;[.M184];&quot;),&quot;)" office:value-type="string" office:string-value="('2035-03-09 07:00:00','null','analista',57,15,5)," calcext:value-type="string">
            <text:p>('2035-03-09 07:00:00','null','analista',57,15,5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61" calcext:value-type="float">
            <text:p>16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alista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85];&quot;','&quot;;[.P185];&quot;','&quot;;[.K185];&quot;',&quot;;[.J185];&quot;,&quot;;[.L185];&quot;,&quot;;[.M185];&quot;),&quot;)" office:value-type="string" office:string-value="('2035-03-12 07:00:00','null','analista',59,15,5)," calcext:value-type="string">
            <text:p>('2035-03-12 07:00:00','null','analista',59,15,5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63" calcext:value-type="float">
            <text:p>16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alista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86];&quot;','&quot;;[.P186];&quot;','&quot;;[.K186];&quot;',&quot;;[.J186];&quot;,&quot;;[.L186];&quot;,&quot;;[.M186];&quot;),&quot;)" office:value-type="string" office:string-value="('2035-03-09 07:00:00','null','analista',61,16,6)," calcext:value-type="string">
            <text:p>('2035-03-09 07:00:00','null','analista',61,16,6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65" calcext:value-type="float">
            <text:p>16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alista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87];&quot;','&quot;;[.P187];&quot;','&quot;;[.K187];&quot;',&quot;;[.J187];&quot;,&quot;;[.L187];&quot;,&quot;;[.M187];&quot;),&quot;)" office:value-type="string" office:string-value="('2035-03-12 07:00:00','null','analista',63,16,6)," calcext:value-type="string">
            <text:p>('2035-03-12 07:00:00','null','analista',63,16,6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67" calcext:value-type="float">
            <text:p>16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alista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88];&quot;','&quot;;[.P188];&quot;','&quot;;[.K188];&quot;',&quot;;[.J188];&quot;,&quot;;[.L188];&quot;,&quot;;[.M188];&quot;),&quot;)" office:value-type="string" office:string-value="('2035-03-09 07:00:00','null','analista',65,17,6)," calcext:value-type="string">
            <text:p>('2035-03-09 07:00:00','null','analista',65,17,6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69" calcext:value-type="float">
            <text:p>16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alista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89];&quot;','&quot;;[.P189];&quot;','&quot;;[.K189];&quot;',&quot;;[.J189];&quot;,&quot;;[.L189];&quot;,&quot;;[.M189];&quot;),&quot;)" office:value-type="string" office:string-value="('2035-03-12 07:00:00','null','analista',67,17,6)," calcext:value-type="string">
            <text:p>('2035-03-12 07:00:00','null','analista',67,17,6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71" calcext:value-type="float">
            <text:p>17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alista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90];&quot;','&quot;;[.P190];&quot;','&quot;;[.K190];&quot;',&quot;;[.J190];&quot;,&quot;;[.L190];&quot;,&quot;;[.M190];&quot;),&quot;)" office:value-type="string" office:string-value="('2035-03-09 07:00:00','null','analista',69,18,6)," calcext:value-type="string">
            <text:p>('2035-03-09 07:00:00','null','analista',69,18,6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73" calcext:value-type="float">
            <text:p>17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alista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91];&quot;','&quot;;[.P191];&quot;','&quot;;[.K191];&quot;',&quot;;[.J191];&quot;,&quot;;[.L191];&quot;,&quot;;[.M191];&quot;),&quot;)" office:value-type="string" office:string-value="('2035-03-12 07:00:00','null','analista',71,18,6)," calcext:value-type="string">
            <text:p>('2035-03-12 07:00:00','null','analista',71,18,6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75" calcext:value-type="float">
            <text:p>17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alista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92];&quot;','&quot;;[.P192];&quot;','&quot;;[.K192];&quot;',&quot;;[.J192];&quot;,&quot;;[.L192];&quot;,&quot;;[.M192];&quot;),&quot;)" office:value-type="string" office:string-value="('2035-03-09 07:00:00','null','analista',73,19,7)," calcext:value-type="string">
            <text:p>('2035-03-09 07:00:00','null','analista',73,19,7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77" calcext:value-type="float">
            <text:p>17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alista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93];&quot;','&quot;;[.P193];&quot;','&quot;;[.K193];&quot;',&quot;;[.J193];&quot;,&quot;;[.L193];&quot;,&quot;;[.M193];&quot;),&quot;)" office:value-type="string" office:string-value="('2035-03-12 07:00:00','null','analista',75,19,7)," calcext:value-type="string">
            <text:p>('2035-03-12 07:00:00','null','analista',75,19,7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79" calcext:value-type="float">
            <text:p>17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alista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94];&quot;','&quot;;[.P194];&quot;','&quot;;[.K194];&quot;',&quot;;[.J194];&quot;,&quot;;[.L194];&quot;,&quot;;[.M194];&quot;),&quot;)" office:value-type="string" office:string-value="('2035-03-09 07:00:00','null','analista',77,20,7)," calcext:value-type="string">
            <text:p>('2035-03-09 07:00:00','null','analista',77,20,7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alista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95];&quot;','&quot;;[.P195];&quot;','&quot;;[.K195];&quot;',&quot;;[.J195];&quot;,&quot;;[.L195];&quot;,&quot;;[.M195];&quot;),&quot;)" office:value-type="string" office:string-value="('2035-03-12 07:00:00','null','analista',79,20,7)," calcext:value-type="string">
            <text:p>('2035-03-12 07:00:00','null','analista',79,20,7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83" calcext:value-type="float">
            <text:p>18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alista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96];&quot;','&quot;;[.P196];&quot;','&quot;;[.K196];&quot;',&quot;;[.J196];&quot;,&quot;;[.L196];&quot;,&quot;;[.M196];&quot;),&quot;)" office:value-type="string" office:string-value="('2035-03-09 07:00:00','null','analista',81,21,7)," calcext:value-type="string">
            <text:p>('2035-03-09 07:00:00','null','analista',81,21,7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85" calcext:value-type="float">
            <text:p>18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alista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97];&quot;','&quot;;[.P197];&quot;','&quot;;[.K197];&quot;',&quot;;[.J197];&quot;,&quot;;[.L197];&quot;,&quot;;[.M197];&quot;),&quot;)" office:value-type="string" office:string-value="('2035-03-12 07:00:00','null','analista',83,21,7)," calcext:value-type="string">
            <text:p>('2035-03-12 07:00:00','null','analista',83,21,7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87" calcext:value-type="float">
            <text:p>18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alista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98];&quot;','&quot;;[.P198];&quot;','&quot;;[.K198];&quot;',&quot;;[.J198];&quot;,&quot;;[.L198];&quot;,&quot;;[.M198];&quot;),&quot;)" office:value-type="string" office:string-value="('2035-03-09 07:00:00','null','analista',85,22,8)," calcext:value-type="string">
            <text:p>('2035-03-09 07:00:00','null','analista',85,22,8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89" calcext:value-type="float">
            <text:p>18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alista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199];&quot;','&quot;;[.P199];&quot;','&quot;;[.K199];&quot;',&quot;;[.J199];&quot;,&quot;;[.L199];&quot;,&quot;;[.M199];&quot;),&quot;)" office:value-type="string" office:string-value="('2035-03-12 07:00:00','null','analista',87,22,8)," calcext:value-type="string">
            <text:p>('2035-03-12 07:00:00','null','analista',87,22,8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91" calcext:value-type="float">
            <text:p>19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nalista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200];&quot;','&quot;;[.P200];&quot;','&quot;;[.K200];&quot;',&quot;;[.J200];&quot;,&quot;;[.L200];&quot;,&quot;;[.M200];&quot;),&quot;)" office:value-type="string" office:string-value="('2035-03-09 07:00:00','null','analista',89,23,8)," calcext:value-type="string">
            <text:p>('2035-03-09 07:00:00','null','analista',89,23,8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93" calcext:value-type="float">
            <text:p>19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nalista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201];&quot;','&quot;;[.P201];&quot;','&quot;;[.K201];&quot;',&quot;;[.J201];&quot;,&quot;;[.L201];&quot;,&quot;;[.M201];&quot;),&quot;)" office:value-type="string" office:string-value="('2035-03-12 07:00:00','null','analista',91,24,8)," calcext:value-type="string">
            <text:p>('2035-03-12 07:00:00','null','analista',91,24,8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95" calcext:value-type="float">
            <text:p>19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alista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202];&quot;','&quot;;[.P202];&quot;','&quot;;[.K202];&quot;',&quot;;[.J202];&quot;,&quot;;[.L202];&quot;,&quot;;[.M202];&quot;),&quot;)" office:value-type="string" office:string-value="('2035-03-09 07:00:00','null','analista',93,24,8)," calcext:value-type="string">
            <text:p>('2035-03-09 07:00:00','null','analista',93,24,8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97" calcext:value-type="float">
            <text:p>19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alista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203];&quot;','&quot;;[.P203];&quot;','&quot;;[.K203];&quot;',&quot;;[.J203];&quot;,&quot;;[.L203];&quot;,&quot;;[.M203];&quot;),&quot;)" office:value-type="string" office:string-value="('2035-03-12 07:00:00','null','analista',95,25,9)," calcext:value-type="string">
            <text:p>('2035-03-12 07:00:00','null','analista',95,25,9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199" calcext:value-type="float">
            <text:p>19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nalista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204];&quot;','&quot;;[.P204];&quot;','&quot;;[.K204];&quot;',&quot;;[.J204];&quot;,&quot;;[.L204];&quot;,&quot;;[.M204];&quot;),&quot;)" office:value-type="string" office:string-value="('2035-03-09 07:00:00','null','analista',97,26,9)," calcext:value-type="string">
            <text:p>('2035-03-09 07:00:00','null','analista',97,26,9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201" calcext:value-type="float">
            <text:p>20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alista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124" office:value-type="string" calcext:value-type="string">
            <text:p>2035-03-12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205];&quot;','&quot;;[.P205];&quot;','&quot;;[.K205];&quot;',&quot;;[.J205];&quot;,&quot;;[.L205];&quot;,&quot;;[.M205];&quot;),&quot;)" office:value-type="string" office:string-value="('2035-03-12 07:00:00','null','analista',99,26,9)," calcext:value-type="string">
            <text:p>('2035-03-12 07:00:00','null','analista',99,26,9),</text:p>
          </table:table-cell>
          <table:table-cell table:number-columns-repeated="1007"/>
        </table:table-row>
        <table:table-row table:style-name="ro7">
          <table:table-cell table:number-columns-repeated="8"/>
          <table:table-cell office:value-type="float" office:value="203" calcext:value-type="float">
            <text:p>20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nalista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style-name="ce124" office:value-type="string" calcext:value-type="string">
            <text:p>2035-03-09 07:00:00</text:p>
          </table:table-cell>
          <table:table-cell table:style-name="ce136" office:value-type="string" calcext:value-type="string">
            <text:p>null</text:p>
          </table:table-cell>
          <table:table-cell table:formula="of:=CONCATENATE(&quot;('&quot;;[.O206];&quot;','&quot;;[.P206];&quot;','&quot;;[.K206];&quot;',&quot;;[.J206];&quot;,&quot;;[.L206];&quot;,&quot;;[.M206];&quot;),&quot;)" office:value-type="string" office:string-value="('2035-03-09 07:00:00','null','analista',101,27,9)," calcext:value-type="string">
            <text:p>('2035-03-09 07:00:00','null','analista',101,27,9),</text:p>
          </table:table-cell>
          <table:table-cell table:style-name="ce101" table:number-columns-repeated="1007"/>
        </table:table-row>
        <table:table-row table:style-name="ro7">
          <table:table-cell table:number-columns-repeated="11"/>
          <table:table-cell table:style-name="ce132"/>
          <table:table-cell table:number-columns-repeated="1012"/>
        </table:table-row>
        <table:table-row table:style-name="ro7" table:number-rows-repeated="10483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ja1" table:style-name="ta4">
        <table:table-column table:style-name="co7" table:number-columns-repeated="3" table:default-cell-style-name="ce86"/>
        <table:table-column table:style-name="co50" table:default-cell-style-name="ce86"/>
        <table:table-column table:style-name="co2" table:default-cell-style-name="ce86"/>
        <table:table-column table:style-name="co7" table:number-columns-repeated="6" table:default-cell-style-name="ce86"/>
        <table:table-column table:style-name="co2" table:default-cell-style-name="ce86"/>
        <table:table-column table:style-name="co7" table:number-columns-repeated="2" table:default-cell-style-name="ce86"/>
        <table:table-column table:style-name="co67" table:default-cell-style-name="ce86"/>
        <table:table-column table:style-name="co7" table:number-columns-repeated="1009" table:default-cell-style-name="ce86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<text:s/>fecha_obtencion</text:p>
          </table:table-cell>
          <table:table-cell office:value-type="string" calcext:value-type="string">
            <text:p><text:s/>cant_analistas_verifican</text:p>
          </table:table-cell>
          <table:table-cell/>
          <table:table-cell office:value-type="string" calcext:value-type="string">
            <text:p><text:s/>nivel_confiabilidad_inicial</text:p>
          </table:table-cell>
          <table:table-cell table:number-columns-repeated="3"/>
          <table:table-cell office:value-type="string" calcext:value-type="string">
            <text:p>fecha_hora</text:p>
          </table:table-cell>
          <table:table-cell office:value-type="string" calcext:value-type="string">
            <text:p>nivel_confiabilidad</text:p>
          </table:table-cell>
          <table:table-cell office:value-type="string" calcext:value-type="string">
            <text:p>fk_crudo</text:p>
          </table:table-cell>
          <table:table-cell office:value-type="string" calcext:value-type="string">
            <text:p>fk_fecha_inicio_analista</text:p>
          </table:table-cell>
          <table:table-cell office:value-type="string" calcext:value-type="string">
            <text:p>fk_personal_inteligencia_analista</text:p>
          </table:table-cell>
          <table:table-cell office:value-type="string" calcext:value-type="string">
            <text:p>fk_estacion_analista</text:p>
          </table:table-cell>
          <table:table-cell office:value-type="string" calcext:value-type="string">
            <text:p>fk_oficina_principal_analista</text:p>
          </table:table-cell>
          <table:table-cell table:number-columns-repeated="1006"/>
        </table:table-row>
        <table:table-row table:style-name="ro10">
          <table:table-cell table:number-columns-repeated="3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2034-01-08 01:00: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  <table:table-cell table:style-name="ce103" office:value-type="string" calcext:value-type="string">
            <text:p>2034-01-05 01:00:0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2034-01-05 01:00:00</text:p>
          </table:table-cell>
          <table:table-cell office:value-type="float" office:value="2" calcext:value-type="float">
            <text:p>2</text:p>
          </table:table-cell>
          <table:table-cell table:style-name="ce8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0">
          <table:table-cell table:number-columns-repeated="3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2034-01-09 01:00: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138" office:value-type="string" calcext:value-type="string">
            <text:p>2034-01-06 01:00:0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2034-01-06 01:00:00</text:p>
          </table:table-cell>
          <table:table-cell office:value-type="float" office:value="4" calcext:value-type="float">
            <text:p>4</text:p>
          </table:table-cell>
          <table:table-cell table:style-name="ce8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0">
          <table:table-cell table:number-columns-repeated="3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2034-01-08 01:00: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  <table:table-cell table:style-name="ce103" office:value-type="string" calcext:value-type="string">
            <text:p>2034-01-05 01:00:0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2034-01-05 01:00:00</text:p>
          </table:table-cell>
          <table:table-cell office:value-type="float" office:value="2" calcext:value-type="float">
            <text:p>2</text:p>
          </table:table-cell>
          <table:table-cell table:style-name="ce8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0">
          <table:table-cell table:number-columns-repeated="3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2034-01-09 01:00: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table:style-name="ce138" office:value-type="string" calcext:value-type="string">
            <text:p>2034-01-05 01:00:0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2034-01-05 01:00:00</text:p>
          </table:table-cell>
          <table:table-cell office:value-type="float" office:value="6" calcext:value-type="float">
            <text:p>6</text:p>
          </table:table-cell>
          <table:table-cell table:style-name="ce8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0">
          <table:table-cell table:number-columns-repeated="3"/>
          <table:table-cell table:formula="of:=---5" office:value-type="float" office:value="-5" calcext:value-type="float">
            <text:p>-5</text:p>
          </table:table-cell>
          <table:table-cell table:style-name="ce103" office:value-type="string" calcext:value-type="string">
            <text:p>2034-01-10 01:00: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table:style-name="ce103" office:value-type="string" calcext:value-type="string">
            <text:p>2034-01-06 01:00:0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2034-01-06 01:00:00</text:p>
          </table:table-cell>
          <table:table-cell office:value-type="float" office:value="8" calcext:value-type="float">
            <text:p>8</text:p>
          </table:table-cell>
          <table:table-cell table:style-name="ce8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0">
          <table:table-cell table:number-columns-repeated="3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2034-01-09 01:00: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  <table:table-cell table:style-name="ce138" office:value-type="string" calcext:value-type="string">
            <text:p>2034-01-05 01:00: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2034-01-05 01:00:00</text:p>
          </table:table-cell>
          <table:table-cell office:value-type="float" office:value="18" calcext:value-type="float">
            <text:p>18</text:p>
          </table:table-cell>
          <table:table-cell table:style-name="ce89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0">
          <table:table-cell table:number-columns-repeated="3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2034-01-11 01:00: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/>
          <table:table-cell table:style-name="ce103" office:value-type="string" calcext:value-type="string">
            <text:p>2034-01-05 01:00:0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2034-01-05 01:00:00</text:p>
          </table:table-cell>
          <table:table-cell office:value-type="float" office:value="10" calcext:value-type="float">
            <text:p>10</text:p>
          </table:table-cell>
          <table:table-cell table:style-name="ce8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0">
          <table:table-cell table:number-columns-repeated="3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2034-02-10 01:00: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  <table:table-cell table:style-name="ce138" office:value-type="string" calcext:value-type="string">
            <text:p>2034-01-06 01:00:0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2034-01-06 01:00:00</text:p>
          </table:table-cell>
          <table:table-cell office:value-type="float" office:value="12" calcext:value-type="float">
            <text:p>12</text:p>
          </table:table-cell>
          <table:table-cell table:style-name="ce8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0">
          <table:table-cell table:number-columns-repeated="3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2034-03-05 01:00: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/>
          <table:table-cell table:style-name="ce103" office:value-type="string" calcext:value-type="string">
            <text:p>2034-01-05 01:00:0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2034-01-05 01:00:00</text:p>
          </table:table-cell>
          <table:table-cell office:value-type="float" office:value="14" calcext:value-type="float">
            <text:p>14</text:p>
          </table:table-cell>
          <table:table-cell table:style-name="ce8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0">
          <table:table-cell table:number-columns-repeated="3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2034-05-06 01:00: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/>
          <table:table-cell table:style-name="ce138" office:value-type="string" calcext:value-type="string">
            <text:p>2034-01-05 01:00:0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2034-01-05 01:00:00</text:p>
          </table:table-cell>
          <table:table-cell office:value-type="float" office:value="2" calcext:value-type="float">
            <text:p>2</text:p>
          </table:table-cell>
          <table:table-cell table:style-name="ce8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0">
          <table:table-cell table:number-columns-repeated="3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2034-06-05 01:00: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table:style-name="ce103" office:value-type="string" calcext:value-type="string">
            <text:p>2034-01-06 01:00:0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2034-01-06 01:00:00</text:p>
          </table:table-cell>
          <table:table-cell office:value-type="float" office:value="16" calcext:value-type="float">
            <text:p>16</text:p>
          </table:table-cell>
          <table:table-cell table:style-name="ce8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0">
          <table:table-cell table:number-columns-repeated="3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2034-01-06 01:00: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  <table:table-cell table:style-name="ce138" office:value-type="string" calcext:value-type="string">
            <text:p>2034-01-05 01:00:0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2034-01-05 01:00:00</text:p>
          </table:table-cell>
          <table:table-cell office:value-type="float" office:value="18" calcext:value-type="float">
            <text:p>18</text:p>
          </table:table-cell>
          <table:table-cell table:style-name="ce89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0">
          <table:table-cell table:number-columns-repeated="3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2034-01-09 01:00: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/>
          <table:table-cell table:style-name="ce103" office:value-type="string" calcext:value-type="string">
            <text:p>2034-01-06 01:00:0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2034-01-06 01:00:00</text:p>
          </table:table-cell>
          <table:table-cell office:value-type="float" office:value="20" calcext:value-type="float">
            <text:p>20</text:p>
          </table:table-cell>
          <table:table-cell table:style-name="ce89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0">
          <table:table-cell table:number-columns-repeated="3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2034-01-20 01:00: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  <table:table-cell table:style-name="ce103" office:value-type="string" calcext:value-type="string">
            <text:p>2034-01-06 01:00:0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2034-01-06 01:00:00</text:p>
          </table:table-cell>
          <table:table-cell office:value-type="float" office:value="12" calcext:value-type="float">
            <text:p>12</text:p>
          </table:table-cell>
          <table:table-cell table:style-name="ce8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0">
          <table:table-cell table:number-columns-repeated="3"/>
          <table:table-cell office:value-type="float" office:value="-15" calcext:value-type="float">
            <text:p>-15</text:p>
          </table:table-cell>
          <table:table-cell table:style-name="ce103" office:value-type="string" calcext:value-type="string">
            <text:p>2034-02-14 01:00: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table:style-name="ce103" office:value-type="string" calcext:value-type="string">
            <text:p>2034-01-05 01:00:0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2034-01-05 01:00:00</text:p>
          </table:table-cell>
          <table:table-cell office:value-type="float" office:value="102" calcext:value-type="float">
            <text:p>102</text:p>
          </table:table-cell>
          <table:table-cell table:style-name="ce89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1006"/>
        </table:table-row>
        <table:table-row table:style-name="ro10">
          <table:table-cell table:number-columns-repeated="3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2034-03-19 01:00: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table:style-name="ce103" office:value-type="string" calcext:value-type="string">
            <text:p>2034-01-05 01:00:0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2034-01-05 01:00:00</text:p>
          </table:table-cell>
          <table:table-cell office:value-type="float" office:value="10" calcext:value-type="float">
            <text:p>10</text:p>
          </table:table-cell>
          <table:table-cell table:style-name="ce8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0">
          <table:table-cell table:number-columns-repeated="3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2034-03-12 01:00: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/>
          <table:table-cell table:style-name="ce138" office:value-type="string" calcext:value-type="string">
            <text:p>2034-01-05 01:00:0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2034-01-05 01:00:00</text:p>
          </table:table-cell>
          <table:table-cell office:value-type="float" office:value="6" calcext:value-type="float">
            <text:p>6</text:p>
          </table:table-cell>
          <table:table-cell table:style-name="ce8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0">
          <table:table-cell table:number-columns-repeated="3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2035-01-06 01:00: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103" office:value-type="string" calcext:value-type="string">
            <text:p>2034-01-05 01:00:0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2034-01-05 01:00:00</text:p>
          </table:table-cell>
          <table:table-cell office:value-type="float" office:value="2" calcext:value-type="float">
            <text:p>2</text:p>
          </table:table-cell>
          <table:table-cell table:style-name="ce8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0">
          <table:table-cell table:number-columns-repeated="3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2035-02-14 01:00: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table:style-name="ce138" office:value-type="string" calcext:value-type="string">
            <text:p>2034-01-05 01:00:0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2034-01-05 01:00:00</text:p>
          </table:table-cell>
          <table:table-cell office:value-type="float" office:value="6" calcext:value-type="float">
            <text:p>6</text:p>
          </table:table-cell>
          <table:table-cell table:style-name="ce8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0">
          <table:table-cell table:number-columns-repeated="3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2034-03-05 01:00: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table:style-name="ce103" office:value-type="string" calcext:value-type="string">
            <text:p>2034-01-06 01:00: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2034-01-06 01:00:00</text:p>
          </table:table-cell>
          <table:table-cell office:value-type="float" office:value="20" calcext:value-type="float">
            <text:p>20</text:p>
          </table:table-cell>
          <table:table-cell table:style-name="ce89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0">
          <table:table-cell table:number-columns-repeated="3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2035-01-05 01:00: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3"/>
          <table:table-cell table:style-name="ce138" office:value-type="string" calcext:value-type="string">
            <text:p>2034-01-05 01:00:0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2034-01-05 01:00:00</text:p>
          </table:table-cell>
          <table:table-cell office:value-type="float" office:value="22" calcext:value-type="float">
            <text:p>22</text:p>
          </table:table-cell>
          <table:table-cell table:style-name="ce89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0">
          <table:table-cell table:number-columns-repeated="3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2034-12-24 01:00: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3"/>
          <table:table-cell table:style-name="ce103" office:value-type="string" calcext:value-type="string">
            <text:p>2034-01-05 01:00: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2034-01-05 01:00:00</text:p>
          </table:table-cell>
          <table:table-cell office:value-type="float" office:value="26" calcext:value-type="float">
            <text:p>26</text:p>
          </table:table-cell>
          <table:table-cell table:style-name="ce8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0">
          <table:table-cell table:number-columns-repeated="3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2034-11-11 01:00: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/>
          <table:table-cell table:style-name="ce138" office:value-type="string" calcext:value-type="string">
            <text:p>2034-01-06 01:00: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2034-01-06 01:00:00</text:p>
          </table:table-cell>
          <table:table-cell office:value-type="float" office:value="28" calcext:value-type="float">
            <text:p>28</text:p>
          </table:table-cell>
          <table:table-cell table:style-name="ce8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0">
          <table:table-cell table:number-columns-repeated="3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2035-01-30 01:00: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  <table:table-cell table:style-name="ce103" office:value-type="string" calcext:value-type="string">
            <text:p>2034-01-05 01:00:00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2034-01-05 01:00:00</text:p>
          </table:table-cell>
          <table:table-cell office:value-type="float" office:value="30" calcext:value-type="float">
            <text:p>30</text:p>
          </table:table-cell>
          <table:table-cell table:style-name="ce89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0">
          <table:table-cell table:number-columns-repeated="11"/>
          <table:table-cell table:style-name="ce138" office:value-type="string" calcext:value-type="string">
            <text:p>2034-01-06 01:00:00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2034-01-06 01:00:00</text:p>
          </table:table-cell>
          <table:table-cell office:value-type="float" office:value="32" calcext:value-type="float">
            <text:p>32</text:p>
          </table:table-cell>
          <table:table-cell table:style-name="ce89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0">
          <table:table-cell table:number-columns-repeated="11"/>
          <table:table-cell table:style-name="ce103" office:value-type="string" calcext:value-type="string">
            <text:p>2034-01-06 01:00: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2034-01-06 01:00:00</text:p>
          </table:table-cell>
          <table:table-cell office:value-type="float" office:value="40" calcext:value-type="float">
            <text:p>40</text:p>
          </table:table-cell>
          <table:table-cell table:style-name="ce89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0">
          <table:table-cell table:number-columns-repeated="11"/>
          <table:table-cell table:style-name="ce138" office:value-type="string" calcext:value-type="string">
            <text:p>2034-01-05 01:00:00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2034-01-05 01:00:00</text:p>
          </table:table-cell>
          <table:table-cell office:value-type="float" office:value="42" calcext:value-type="float">
            <text:p>42</text:p>
          </table:table-cell>
          <table:table-cell table:style-name="ce89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0">
          <table:table-cell table:style-name="ce137" office:value-type="string" calcext:value-type="string" table:number-columns-spanned="2" table:number-rows-spanned="1">
            <text:p>CRUDOS</text:p>
          </table:table-cell>
          <table:covered-table-cell/>
          <table:table-cell table:number-columns-repeated="9"/>
          <table:table-cell table:style-name="ce103" office:value-type="string" calcext:value-type="string">
            <text:p>2034-01-06 01:00:0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2034-01-06 01:00:00</text:p>
          </table:table-cell>
          <table:table-cell office:value-type="float" office:value="44" calcext:value-type="float">
            <text:p>44</text:p>
          </table:table-cell>
          <table:table-cell table:style-name="ce89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0">
          <table:table-cell table:number-columns-repeated="11"/>
          <table:table-cell table:style-name="ce138" office:value-type="string" calcext:value-type="string">
            <text:p>2034-01-05 01:00:00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2034-01-05 01:00:00</text:p>
          </table:table-cell>
          <table:table-cell office:value-type="float" office:value="46" calcext:value-type="float">
            <text:p>46</text:p>
          </table:table-cell>
          <table:table-cell table:style-name="ce89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0">
          <table:table-cell table:number-columns-repeated="2"/>
          <table:table-cell office:value-type="string" calcext:value-type="string">
            <text:p>ID CRUDO</text:p>
          </table:table-cell>
          <table:table-cell office:value-type="string" calcext:value-type="string">
            <text:p><text:s/>fk_estacion_pertenece</text:p>
          </table:table-cell>
          <table:table-cell office:value-type="string" calcext:value-type="string">
            <text:p><text:s/>fk_oficina_principal_pertenece</text:p>
          </table:table-cell>
          <table:table-cell table:number-columns-repeated="6"/>
          <table:table-cell table:style-name="ce103" office:value-type="string" calcext:value-type="string">
            <text:p>2034-01-06 01:00:0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2034-01-06 01:00:00</text:p>
          </table:table-cell>
          <table:table-cell office:value-type="float" office:value="48" calcext:value-type="float">
            <text:p>48</text:p>
          </table:table-cell>
          <table:table-cell table:style-name="ce89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0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style-name="ce103" office:value-type="string" calcext:value-type="string">
            <text:p>2034-01-05 01:00:0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2034-01-05 01:00:00</text:p>
          </table:table-cell>
          <table:table-cell office:value-type="float" office:value="50" calcext:value-type="float">
            <text:p>50</text:p>
          </table:table-cell>
          <table:table-cell table:style-name="ce89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0">
          <table:table-cell table:number-columns-repeated="2"/>
          <table:table-cell table:formula="of:=[.C34]+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138" office:value-type="string" calcext:value-type="string">
            <text:p>2034-01-06 01:00:0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2034-01-06 01:00:00</text:p>
          </table:table-cell>
          <table:table-cell office:value-type="float" office:value="52" calcext:value-type="float">
            <text:p>52</text:p>
          </table:table-cell>
          <table:table-cell table:style-name="ce89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0">
          <table:table-cell table:number-columns-repeated="2"/>
          <table:table-cell table:formula="of:=[.C35]+1" office:value-type="float" office:value="3" calcext:value-type="float">
            <text:p>3</text:p>
          </table:table-cell>
          <table:table-cell table:formula="of:=[.D35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03" office:value-type="string" calcext:value-type="string">
            <text:p>2034-01-06 01:00:00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2034-01-06 01:00: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0">
          <table:table-cell table:number-columns-repeated="2"/>
          <table:table-cell table:formula="of:=[.C36]+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38" office:value-type="string" calcext:value-type="string">
            <text:p>2034-01-06 01:00:0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2034-01-06 01:00: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0">
          <table:table-cell table:number-columns-repeated="2"/>
          <table:table-cell table:formula="of:=[.C37]+1" office:value-type="float" office:value="5" calcext:value-type="float">
            <text:p>5</text:p>
          </table:table-cell>
          <table:table-cell table:formula="of:=[.D37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03" office:value-type="string" calcext:value-type="string">
            <text:p>2034-01-05 01:00: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2034-01-05 01:0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6"/>
        </table:table-row>
        <table:table-row table:style-name="ro10">
          <table:table-cell table:number-columns-repeated="2"/>
          <table:table-cell table:formula="of:=[.C38]+1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38" office:value-type="string" calcext:value-type="string">
            <text:p>2034-01-06 01:00:0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2034-01-06 01:00: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6"/>
        </table:table-row>
        <table:table-row table:style-name="ro10">
          <table:table-cell table:number-columns-repeated="2"/>
          <table:table-cell table:formula="of:=[.C39]+1" office:value-type="float" office:value="7" calcext:value-type="float">
            <text:p>7</text:p>
          </table:table-cell>
          <table:table-cell table:formula="of:=[.D39]+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03" office:value-type="string" calcext:value-type="string">
            <text:p>2034-01-05 01:00:0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2034-01-05 01:00:0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0">
          <table:table-cell table:number-columns-repeated="2"/>
          <table:table-cell table:formula="of:=[.C40]+1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38" office:value-type="string" calcext:value-type="string">
            <text:p>2034-01-06 01:00:0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2034-01-06 01:00: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0">
          <table:table-cell table:number-columns-repeated="2"/>
          <table:table-cell table:formula="of:=[.C41]+1" office:value-type="float" office:value="9" calcext:value-type="float">
            <text:p>9</text:p>
          </table:table-cell>
          <table:table-cell table:formula="of:=[.D41]+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03" office:value-type="string" calcext:value-type="string">
            <text:p>2034-01-05 01:00:0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2034-01-05 01:00: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0">
          <table:table-cell table:number-columns-repeated="2"/>
          <table:table-cell table:formula="of:=[.C42]+1" office:value-type="float" office:value="10" calcext:value-type="float">
            <text:p>10</text:p>
          </table:table-cell>
          <table:table-cell table:formula="of:=[.D42]+1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38" office:value-type="string" calcext:value-type="string">
            <text:p>2034-01-06 01:00:0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2034-01-06 01:00: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0">
          <table:table-cell table:number-columns-repeated="2"/>
          <table:table-cell table:formula="of:=[.C43]+1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03" office:value-type="string" calcext:value-type="string">
            <text:p>2034-01-05 01:00:0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2034-01-05 01:00: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0">
          <table:table-cell table:number-columns-repeated="2"/>
          <table:table-cell table:formula="of:=[.C44]+1" office:value-type="float" office:value="12" calcext:value-type="float">
            <text:p>12</text:p>
          </table:table-cell>
          <table:table-cell table:formula="of:=[.D44]+1" office:value-type="float" office:value="7" calcext:value-type="float">
            <text:p>7</text:p>
          </table:table-cell>
          <table:table-cell table:formula="of:=[.E42]+1" office:value-type="float" office:value="3" calcext:value-type="float">
            <text:p>3</text:p>
          </table:table-cell>
          <table:table-cell table:number-columns-repeated="6"/>
          <table:table-cell table:style-name="ce138" office:value-type="string" calcext:value-type="string">
            <text:p>2034-01-06 01:00:0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2034-01-06 01:00:0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0">
          <table:table-cell table:number-columns-repeated="2"/>
          <table:table-cell table:formula="of:=[.C45]+1" office:value-type="float" office:value="13" calcext:value-type="float">
            <text:p>13</text:p>
          </table:table-cell>
          <table:table-cell table:formula="of:=[.D45]+1" office:value-type="float" office:value="8" calcext:value-type="float">
            <text:p>8</text:p>
          </table:table-cell>
          <table:table-cell table:formula="of:=[.E43]+1" office:value-type="float" office:value="3" calcext:value-type="float">
            <text:p>3</text:p>
          </table:table-cell>
          <table:table-cell table:number-columns-repeated="6"/>
          <table:table-cell table:style-name="ce103" office:value-type="string" calcext:value-type="string">
            <text:p>2034-01-06 01:00:00</text:p>
          </table:table-cell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2034-01-06 01:00: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0">
          <table:table-cell table:number-columns-repeated="2"/>
          <table:table-cell table:formula="of:=[.C46]+1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38" office:value-type="string" calcext:value-type="string">
            <text:p>2034-01-06 01:00:00</text:p>
          </table:table-cell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2034-01-06 01:00: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0">
          <table:table-cell table:number-columns-repeated="2"/>
          <table:table-cell table:formula="of:=[.C47]+1" office:value-type="float" office:value="15" calcext:value-type="float">
            <text:p>15</text:p>
          </table:table-cell>
          <table:table-cell table:formula="of:=[.D47]+1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03" office:value-type="string" calcext:value-type="string">
            <text:p>2034-01-05 01:00:00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2034-01-05 01:0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6"/>
        </table:table-row>
        <table:table-row table:style-name="ro10">
          <table:table-cell table:number-columns-repeated="2"/>
          <table:table-cell table:formula="of:=[.C48]+1" office:value-type="float" office:value="16" calcext:value-type="float">
            <text:p>16</text:p>
          </table:table-cell>
          <table:table-cell table:formula="of:=[.D48]+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103" office:value-type="string" calcext:value-type="string">
            <text:p>2034-01-06 01:00:00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2034-01-06 01:00: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6"/>
        </table:table-row>
        <table:table-row table:style-name="ro10">
          <table:table-cell table:number-columns-repeated="2"/>
          <table:table-cell table:formula="of:=[.C49]+1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38" office:value-type="string" calcext:value-type="string">
            <text:p>2034-01-05 01:00:00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2034-01-05 01:00: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0">
          <table:table-cell table:number-columns-repeated="2"/>
          <table:table-cell table:formula="of:=[.C50]+1" office:value-type="float" office:value="18" calcext:value-type="float">
            <text:p>18</text:p>
          </table:table-cell>
          <table:table-cell table:formula="of:=[.D50]+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103" office:value-type="string" calcext:value-type="string">
            <text:p>2034-01-05 01:00:00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2034-01-05 01:00:0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formula="of:=[.C51]+1" office:value-type="float" office:value="19" calcext:value-type="float">
            <text:p>19</text:p>
          </table:table-cell>
          <table:table-cell table:formula="of:=[.D51]+1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52]+1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53]+1" office:value-type="float" office:value="21" calcext:value-type="float">
            <text:p>21</text:p>
          </table:table-cell>
          <table:table-cell table:formula="of:=[.D53]+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54]+1" office:value-type="float" office:value="22" calcext:value-type="float">
            <text:p>22</text:p>
          </table:table-cell>
          <table:table-cell table:formula="of:=[.D54]+1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55]+1" office:value-type="float" office:value="23" calcext:value-type="float">
            <text:p>23</text:p>
          </table:table-cell>
          <table:table-cell table:formula="of:=[.D55]+1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56]+1" office:value-type="float" office:value="24" calcext:value-type="float">
            <text:p>24</text:p>
          </table:table-cell>
          <table:table-cell table:formula="of:=[.D56]+1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57]+1" office:value-type="float" office:value="25" calcext:value-type="float">
            <text:p>25</text:p>
          </table:table-cell>
          <table:table-cell table:formula="of:=[.D57]+1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58]+1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59]+1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60]+1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61]+1"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ALIASES.G1:ALIASES.G1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HIST_CARGO.A2:HIST_CARGO.Q206" table:display-filter-buttons="tru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8.1$Linux_X86_64 LibreOffice_project/10$Build-1</meta:generator>
    <meta:initial-creator>Gabriel</meta:initial-creator>
    <dc:creator>Gabriel</dc:creator>
    <meta:creation-date>2021-12-18T17:38:47Z</meta:creation-date>
    <dc:date>2022-01-18T20:13:23Z</dc:date>
    <meta:editing-cycles>16</meta:editing-cycles>
    <meta:editing-duration>PT7969S</meta:editing-duration>
    <meta:document-statistic meta:table-count="6" meta:cell-count="17939" meta:object-count="0"/>
    <meta:user-defined meta:name="AppVersion">15.0000</meta:user-defined>
  </office:meta>
</office:document-meta>
</file>